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rasno Pershe, Novomolinsk, Dvorichny, West, Cat ...</text:span>
</text:h>
      <text:p text:style-name="P4">
Authors: liveuamap (Language: en)</text:p>
      <text:p text:style-name="P4">
Time: 2023-04-22T-45:24:00</text:p>
      <text:p text:style-name="P4">
Location: Svatove (Latitude:49.54292 Longtitude:37.88893)</text:p>
      <text:p text:style-name="P4">
Videos: []</text:p>
      <text:p text:style-name="P4">
Images: []</text:p>
      <text:p text:style-name="P4">
Tags: ["Russia"]</text:p>
      <text:p text:style-name="P4">
Id: 22557901</text:p>
      <!--METADATA-->
      <text:p text:style-name="P4">
At Kupiansk direction Russian army shelled Krasne Pershe, Novomlynsk,Dvorichna, Zapadne, Kotlyarivka and Berestove of Kharkiv region, - GeneralStaff of Armed Forces of Ukraine says in the morning report</text:p>
      <text:p text:style-name="P4">
News Collection Link: <text:a xlink:type="simple" xlink:href="https://liveuamap.com/en/2023/22-april-at-kupiansk-direction-russian-army-shelled-krasne" text:style-name="Internet_20_link" text:visited-style-name="Visited_20_Internet_20_Link">
https://liveuamap.com/en/2023/22-april-at-kupiansk-direction-russian-army-shelled-krasne</text:a>
</text:p>
      <text:p text:style-name="P4">
News Source: <text:a xlink:type="simple" xlink:href="https://t.me/lumsrc/4559" text:style-name="Internet_20_link" text:visited-style-name="Visited_20_Internet_20_Link">
https://t.me/lumsrc/4559</text:a>
</text:p>
      <!--NEWS-->
      <text:h text:style-name="P10" text:outline-level="1">
<text:span text:style-name="T4">
AT LIMAN DIRETIIN RUSSIAN Army Shelled Stelmakhivka, Makeevka, Nezeke, Dibrova And Bilohri ...</text:span>
</text:h>
      <text:p text:style-name="P4">
Authors: liveuamap (Language: en)</text:p>
      <text:p text:style-name="P4">
Time: 2023-04-22T-47:24:00</text:p>
      <text:p text:style-name="P4">
Location: Donetsk (Latitude:48.8089 Longtitude:38.07604)</text:p>
      <text:p text:style-name="P4">
Videos: []</text:p>
      <text:p text:style-name="P4">
Images: []</text:p>
      <text:p text:style-name="P4">
Tags: ["Russia"]</text:p>
      <text:p text:style-name="P4">
Id: 22557895</text:p>
      <!--METADATA-->
      <text:p text:style-name="P4">
At Lyman direction Russian army shelled Stelmakhivka, Makiyivka, Nevske,Dibrova and Bilohorivka of Luhansk region and Ivanivka, Verkhnokamyanske,Spirne and Zvanivka of Donetsk region, - General Staff of Armed Forces ofUkraine says in the morning report</text:p>
      <text:p text:style-name="P4">
News Collection Link: <text:a xlink:type="simple" xlink:href="https://liveuamap.com/en/2023/22-april-at-lyman-direction-russian-army-shelled-stelmakhivka" text:style-name="Internet_20_link" text:visited-style-name="Visited_20_Internet_20_Link">
https://liveuamap.com/en/2023/22-april-at-lyman-direction-russian-army-shelled-stelmakhivka</text:a>
</text:p>
      <text:p text:style-name="P4">
News Source: <text:a xlink:type="simple" xlink:href="https://t.me/lumsrc/4560" text:style-name="Internet_20_link" text:visited-style-name="Visited_20_Internet_20_Link">
https://t.me/lumsrc/4560</text:a>
</text:p>
      <!--NEWS-->
      <text:h text:style-name="P10" text:outline-level="1">
<text:span text:style-name="T4">
Bakhmut Directio Rusian Army Shelled Rozdolivka, Vasukivka, Orikhovo-Vasylivka, Novomark ...</text:span>
</text:h>
      <text:p text:style-name="P4">
Authors: liveuamap (Language: en)</text:p>
      <text:p text:style-name="P4">
Time: 2023-04-22T-49:24:00</text:p>
      <text:p text:style-name="P4">
Location: Novhorods'ke, Donetsk Oblast (Latitude:48.33411 Longtitude:37.84653)</text:p>
      <text:p text:style-name="P4">
Videos: []</text:p>
      <text:p text:style-name="P4">
Images: []</text:p>
      <text:p text:style-name="P4">
Tags: ["Russia"]</text:p>
      <text:p text:style-name="P4">
Id: 22557892</text:p>
      <!--METADATA-->
      <text:p text:style-name="P4">
At Bakhmut Direction Russian Army Shelled Rozdolivka, Vasukivka, Orikhovo-Vasylivka, Novomarkove, Hryhorivka, Bakhmut, Ivaniv, Chaske, Chaske, Chaske, Chaske. Ne, Pivdenne andnew York of Donetsk Region, - General Staff of Armed Forces of Ukraine Says inthe morning report</text:p>
      <text:p text:style-name="P4">
News Collection Link:(https://liveuamap.com/en/2023/22-april-at-bakhmut-direction-russian-army-shelled-rozdolivka)</text:p>
      <text:p text:style-name="P4">
News Source: <text:a xlink:type="simple" xlink:href="https://t.me/lumsrc/4561" text:style-name="Internet_20_link" text:visited-style-name="Visited_20_Internet_20_Link">
https://t.me/lumsrc/4561</text:a>
</text:p>
      <!--NEWS-->
      <text:h text:style-name="P10" text:outline-level="1">
<text:span text:style-name="T4">
JSC Avdiivka Directiones Rusian Army Shelled Novokalin, Steppe, Avdiivka, Tonyne, First ...</text:span>
</text:h>
      <text:p text:style-name="P4">
Authors: liveuamap (Language: en)</text:p>
      <text:p text:style-name="P4">
Time: 2023-04-22T-51:24:00</text:p>
      <text:p text:style-name="P4">
Location: Avdiyivka (Latitude:48.2488 Longtitude:37.6898)</text:p>
      <text:p text:style-name="P4">
Videos: []</text:p>
      <text:p text:style-name="P4">
Images: []</text:p>
      <text:p text:style-name="P4">
Tags: ["Russia"]</text:p>
      <text:p text:style-name="P4">
Id: 22557883</text:p>
      <!--METADATA-->
      <text:p text:style-name="P4">
At Avdiyivka directions Russian army shelled Novokalynove, Stepove, Avdiyivka,Tonenke, Pervomayske, Nevelske of Donetsk region, - General Staff of ArmedForces of Ukraine says in the morning report</text:p>
      <text:p text:style-name="P4">
News Collection Link: <text:a xlink:type="simple" xlink:href="https://liveuamap.com/en/2023/22-april-at-avdiyivka-directions-russian-army-shelled-novokalynove" text:style-name="Internet_20_link" text:visited-style-name="Visited_20_Internet_20_Link">
https://liveuamap.com/en/2023/22-april-at-avdiyivka-directions-russian-army-shelled-novokalynove</text:a>
</text:p>
      <text:p text:style-name="P4">
News Source: <text:a xlink:type="simple" xlink:href="https://t.me/lumsrc/4562" text:style-name="Internet_20_link" text:visited-style-name="Visited_20_Internet_20_Link">
https://t.me/lumsrc/4562</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2T-53:24:00</text:p>
      <text:p text:style-name="P4">
Location: Donetsk (Latitude:47.84911 Longtitude:37.49067)</text:p>
      <text:p text:style-name="P4">
Videos: []</text:p>
      <text:p text:style-name="P4">
Images: []</text:p>
      <text:p text:style-name="P4">
Tags: ["Russia"]</text:p>
      <text:p text:style-name="P4">
Id: 22557881</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News Source: <text:a xlink:type="simple" xlink:href="https://t.me/lumsrc/4563" text:style-name="Internet_20_link" text:visited-style-name="Visited_20_Internet_20_Link">
https://t.me/lumsrc/4563</text:a>
</text:p>
      <!--NEWS-->
      <text:h text:style-name="P10" text:outline-level="1">
<text:span text:style-name="T4">
JSC Shaktarske Directio Rusian of the Army Shelled Picistivka, Novoukrainka, Golden Niva, Great ...</text:span>
</text:h>
      <text:p text:style-name="P4">
Authors: liveuamap (Language: en)</text:p>
      <text:p text:style-name="P4">
Time: 2023-04-22T-55:24:00</text:p>
      <text:p text:style-name="P4">
Location: Velyka Novosilka (Latitude:47.83298 Longtitude:36.83664)</text:p>
      <text:p text:style-name="P4">
Videos: []</text:p>
      <text:p text:style-name="P4">
Images: []</text:p>
      <text:p text:style-name="P4">
Tags: ["Russia"]</text:p>
      <text:p text:style-name="P4">
Id: 22557880</text:p>
      <!--METADATA-->
      <text:p text:style-name="P4">
At Shaktarske direction Russian army shelled Prechystivka, Novoukrayinka,Zolota Nyva, Velyka Novosilka, - General Staff of Armed Forces of Ukraine saysin the morning report</text:p>
      <text:p text:style-name="P4">
News Collection Link: <text:a xlink:type="simple" xlink:href="https://liveuamap.com/en/2023/22-april-at-shaktarske-direction-russian-army-shelled-prechystivka" text:style-name="Internet_20_link" text:visited-style-name="Visited_20_Internet_20_Link">
https://liveuamap.com/en/2023/22-april-at-shaktarske-direction-russian-army-shelled-prechystivka</text:a>
</text:p>
      <text:p text:style-name="P4">
News Source: <text:a xlink:type="simple" xlink:href="https://t.me/lumsrc/4564" text:style-name="Internet_20_link" text:visited-style-name="Visited_20_Internet_20_Link">
https://t.me/lumsrc/4564</text:a>
</text:p>
      <!--NEWS-->
      <text:h text:style-name="P10" text:outline-level="1">
<text:span text:style-name="T4">
At Zaporizhzhia and Kherson directions Russian army shelled Olhivske, Pavlivka, Malynivka, Hu...</text:span>
</text:h>
      <text:p text:style-name="P4">
Authors: liveuamap (Language: en)</text:p>
      <text:p text:style-name="P4">
Time: 2023-04-22T-57:24:00</text:p>
      <text:p text:style-name="P4">
Location: Kherson (Latitude:46.63317 Longtitude:32.61858)</text:p>
      <text:p text:style-name="P4">
Videos: []</text:p>
      <text:p text:style-name="P4">
Images: []</text:p>
      <text:p text:style-name="P4">
Tags: ["Russia"]</text:p>
      <text:p text:style-name="P4">
Id: 22557878</text:p>
      <!--METADATA-->
      <text:p text:style-name="P4">
At Zaporizhzhia and Kherson directions Russian army shelled Olhivske,Pavlivka, Malynivka, Huliaipole, Huliaipilske, Orikhiv, Novodanylivka andNovoandriyivka of Zaporizhzhia region, also Antonivka of Kherson region andKherson city, - General Staff of Armed Forces of Ukraine says in the morningreport</text:p>
      <text:p text:style-name="P4">
News Collection Link: <text:a xlink:type="simple" xlink:href="https://liveuamap.com/en/2023/22-april-at-zaporizhzhia-and-kherson-directions-russian-army" text:style-name="Internet_20_link" text:visited-style-name="Visited_20_Internet_20_Link">
https://liveuamap.com/en/2023/22-april-at-zaporizhzhia-and-kherson-directions-russian-army</text:a>
</text:p>
      <text:p text:style-name="P4">
News Source: <text:a xlink:type="simple" xlink:href="https://t.me/lumsrc/4565" text:style-name="Internet_20_link" text:visited-style-name="Visited_20_Internet_20_Link">
https://t.me/lumsrc/4565</text:a>
</text:p>
      <!--NEWS-->
      <text:h text:style-name="P10" text:outline-level="1">
<text:span text:style-name="T4">
Donetsk Oblast(12:07). Red Alert: aerial threat. Sirens sounding. Take cover now!</text:span>
</text:h>
      <text:p text:style-name="P4">
Authors: liveuamap (Language: en)</text:p>
      <text:p text:style-name="P4">
Time: 2023-04-22T06:08:00</text:p>
      <text:p text:style-name="P4">
Location: Donetsk Oblast (Latitude:48.72852 Longtitude:37.57876)</text:p>
      <text:p text:style-name="P4">
Videos: []</text:p>
      <text:p text:style-name="P4">
Images: []</text:p>
      <text:p text:style-name="P4">
Tags: ["Europe", "Central and Eastern Europe"]</text:p>
      <text:p text:style-name="P4">
Id: 22557915</text:p>
      <!--METADATA-->
      <text:p text:style-name="P4">
Donetsk Oblast(12:07). Red Alert: aerial threat. Sirens sounding. Take covernow!</text:p>
      <text:p text:style-name="P4">
News Collection Link: <text:a xlink:type="simple" xlink:href="https://liveuamap.com/en/2023/22-april-donetsk-oblast1207-red-alert-aerial-g" text:style-name="Internet_20_link" text:visited-style-name="Visited_20_Internet_20_Link">
https://liveuamap.com/en/2023/22-april-donetsk-oblast1207-red-alert-aerial-g</text:a>
</text:p>
      <text:p text:style-name="P4">
News Source: <text:a xlink:type="simple" xlink:href="https://t.me/air_alert_ua/43561" text:style-name="Internet_20_link" text:visited-style-name="Visited_20_Internet_20_Link">
https://t.me/air_alert_ua/43561</text:a>
</text:p>
      <!--NEWS-->
      <text:h text:style-name="P10" text:outline-level="1">
<text:span text:style-name="T4">
Nikolaev, Mykolaiv region, Kherson, Kherson region (12:12). Red Alrt: Aerial Tchretate. WITH...</text:span>
</text:h>
      <text:p text:style-name="P4">
Authors: liveuamap (Language: en)</text:p>
      <text:p text:style-name="P4">
Time: 2023-04-22T06:13:00</text:p>
      <text:p text:style-name="P4">
Location: Mykolaiv (Latitude:46.94805 Longtitude:32.00525)</text:p>
      <text:p text:style-name="P4">
Videos: []</text:p>
      <text:p text:style-name="P4">
Images: []</text:p>
      <text:p text:style-name="P4">
Tags: ["Europe", "Central and Eastern Europe"]</text:p>
      <text:p text:style-name="P4">
Id: 22557916</text:p>
      <!--METADATA-->
      <text:p text:style-name="P4">
Nikolaev, Mykolaiv region, Kherson, Kherson region(12:12). Red Alert:aerial threat. Sirens sounding. Take cover now!</text:p>
      <text:p text:style-name="P4">
News Collection Link: <text:a xlink:type="simple" xlink:href="https://liveuamap.com/en/2023/22-april-mykolaiv-mykolayivska-oblast-khersong" text:style-name="Internet_20_link" text:visited-style-name="Visited_20_Internet_20_Link">
https://liveuamap.com/en/2023/22-april-mykolaiv-mykolayivska-oblast-khersong</text:a>
</text:p>
      <text:p text:style-name="P4">
News Source: <text:a xlink:type="simple" xlink:href="https://t.me/air_alert_ua/43563" text:style-name="Internet_20_link" text:visited-style-name="Visited_20_Internet_20_Link">
https://t.me/air_alert_ua/43563</text:a>
</text:p>
      <!--NEWS-->
      <text:h text:style-name="P10" text:outline-level="1">
<text:span text:style-name="T4">
Zaporizka Oblast(12:49). Red Alert: aerial threat. Sirens sounding. Take cover now!</text:span>
</text:h>
      <text:p text:style-name="P4">
Authors: liveuamap (Language: en)</text:p>
      <text:p text:style-name="P4">
Time: 2023-04-22T06:50:00</text:p>
      <text:p text:style-name="P4">
Location: Zaporizka Oblast (Latitude:47.612021 Longtitude:35.765261)</text:p>
      <text:p text:style-name="P4">
Videos: []</text:p>
      <text:p text:style-name="P4">
Images: []</text:p>
      <text:p text:style-name="P4">
Tags: ["Europe", "Central and Eastern Europe"]</text:p>
      <text:p text:style-name="P4">
Id: 22557918</text:p>
      <!--METADATA-->
      <text:p text:style-name="P4">
Zaporizhzhia region(12:49). Red Alert: aerial threat. Sirens sounding. Take covernow!</text:p>
      <text:p text:style-name="P4">
News Collection Link: <text:a xlink:type="simple" xlink:href="https://liveuamap.com/en/2023/22-april-zaporizka-oblast1249-red-alert-aeriag" text:style-name="Internet_20_link" text:visited-style-name="Visited_20_Internet_20_Link">
https://liveuamap.com/en/2023/22-april-zaporizka-oblast1249-red-alert-aeriag</text:a>
</text:p>
      <text:p text:style-name="P4">
News Source: <text:a xlink:type="simple" xlink:href="https://t.me/air_alert_ua/43564" text:style-name="Internet_20_link" text:visited-style-name="Visited_20_Internet_20_Link">
https://t.me/air_alert_ua/43564</text:a>
</text:p>
      <!--NEWS-->
      <text:h text:style-name="P10" text:outline-level="1">
<text:span text:style-name="T4">
Donetsk Oblast(17:57). Red Alert: aerial threat. Sirens sounding. Take cover now!</text:span>
</text:h>
      <text:p text:style-name="P4">
Authors: liveuamap (Language: en)</text:p>
      <text:p text:style-name="P4">
Time: 2023-04-22T11:58:00</text:p>
      <text:p text:style-name="P4">
Location: Donetsk Oblast (Latitude:48.72744 Longtitude:37.5781)</text:p>
      <text:p text:style-name="P4">
Videos: []</text:p>
      <text:p text:style-name="P4">
Images: []</text:p>
      <text:p text:style-name="P4">
Tags: ["Europe", "Central and Eastern Europe"]</text:p>
      <text:p text:style-name="P4">
Id: 22557921</text:p>
      <!--METADATA-->
      <text:p text:style-name="P4">
Donetsk Oblast(17:57). Red Alert: aerial threat. Sirens sounding. Take covernow!</text:p>
      <text:p text:style-name="P4">
News Collection Link: <text:a xlink:type="simple" xlink:href="https://liveuamap.com/en/2023/22-april-donetsk-oblast1757-red-alert-aerial-g" text:style-name="Internet_20_link" text:visited-style-name="Visited_20_Internet_20_Link">
https://liveuamap.com/en/2023/22-april-donetsk-oblast1757-red-alert-aerial-g</text:a>
</text:p>
      <text:p text:style-name="P4">
News Source: <text:a xlink:type="simple" xlink:href="https://t.me/air_alert_ua/43569" text:style-name="Internet_20_link" text:visited-style-name="Visited_20_Internet_20_Link">
https://t.me/air_alert_ua/43569</text:a>
</text:p>
      <!--NEWS-->
      <text:h text:style-name="P10" text:outline-level="1">
<text:span text:style-name="T4">
Donetsk Oblast(19:38). Red Alert: aerial threat. Sirens sounding. Take cover now!</text:span>
</text:h>
      <text:p text:style-name="P4">
Authors: liveuamap (Language: en)</text:p>
      <text:p text:style-name="P4">
Time: 2023-04-22T13:39:00</text:p>
      <text:p text:style-name="P4">
Location: Donetsk Oblast (Latitude:48.7281 Longtitude:37.57845)</text:p>
      <text:p text:style-name="P4">
Videos: []</text:p>
      <text:p text:style-name="P4">
Images: []</text:p>
      <text:p text:style-name="P4">
Tags: ["Europe", "Central and Eastern Europe"]</text:p>
      <text:p text:style-name="P4">
Id: 22557924</text:p>
      <!--METADATA-->
      <text:p text:style-name="P4">
Donetsk Oblast(19:38). Red Alert: aerial threat. Sirens sounding. Take covernow!</text:p>
      <text:p text:style-name="P4">
News Collection Link: <text:a xlink:type="simple" xlink:href="https://liveuamap.com/en/2023/22-april-donetsk-oblast1938-red-alert-aerial-g" text:style-name="Internet_20_link" text:visited-style-name="Visited_20_Internet_20_Link">
https://liveuamap.com/en/2023/22-april-donetsk-oblast1938-red-alert-aerial-g</text:a>
</text:p>
      <text:p text:style-name="P4">
News Source: <text:a xlink:type="simple" xlink:href="https://t.me/air_alert_ua/43571" text:style-name="Internet_20_link" text:visited-style-name="Visited_20_Internet_20_Link">
https://t.me/air_alert_ua/43571</text:a>
</text:p>
      <!--NEWS-->
      <text:h text:style-name="P10" text:outline-level="1">
<text:span text:style-name="T4">
Kharkiv, Kharkivska Oblast(21:02). Red Alert: aerial threat. Sirens sounding. Take cover now!</text:span>
</text:h>
      <text:p text:style-name="P4">
Authors: liveuamap (Language: en)</text:p>
      <text:p text:style-name="P4">
Time: 2023-04-22T15:03:00</text:p>
      <text:p text:style-name="P4">
Location: Kharkiv (Latitude:49.98081000 Longtitude:36.25272000)</text:p>
      <text:p text:style-name="P4">
Videos: []</text:p>
      <text:p text:style-name="P4">
Images: []</text:p>
      <text:p text:style-name="P4">
Tags: ["Europe", "Central and Eastern Europe"]</text:p>
      <text:p text:style-name="P4">
Id: 22557925</text:p>
      <!--METADATA-->
      <text:p text:style-name="P4">
Kharkiv, Kharkiv region(21:02). Red Alert: aerial threat. Sirens sounding.Take cover now!</text:p>
      <text:p text:style-name="P4">
News Collection Link: <text:a xlink:type="simple" xlink:href="https://liveuamap.com/en/2023/22-april-kharkiv-kharkivska-oblast2102-red-alg" text:style-name="Internet_20_link" text:visited-style-name="Visited_20_Internet_20_Link">
https://liveuamap.com/en/2023/22-april-kharkiv-kharkivska-oblast2102-red-alg</text:a>
</text:p>
      <text:p text:style-name="P4">
News Source: <text:a xlink:type="simple" xlink:href="https://t.me/suspilnekharkiv/24117" text:style-name="Internet_20_link" text:visited-style-name="Visited_20_Internet_20_Link">
https://t.me/suspilnekharkiv/24117</text:a>
</text:p>
      <!--NEWS-->
      <text:h text:style-name="P10" text:outline-level="1">
<text:span text:style-name="T4">
Dnipro, Dnipropetrovsk region, Zaporizhzhya region (22:16). Red Alrt: Aerial Tchretate. Sirens Su ...</text:span>
</text:h>
      <text:p text:style-name="P4">
Authors: liveuamap (Language: en)</text:p>
      <text:p text:style-name="P4">
Time: 2023-04-22T16:17:00</text:p>
      <text:p text:style-name="P4">
Location: Dnipro (Latitude:48.45930000 Longtitude:35.03865000)</text:p>
      <text:p text:style-name="P4">
Videos: []</text:p>
      <text:p text:style-name="P4">
Images: []</text:p>
      <text:p text:style-name="P4">
Tags: ["Europe", "Central and Eastern Europe"]</text:p>
      <text:p text:style-name="P4">
Id: 22557926</text:p>
      <!--METADATA-->
      <text:p text:style-name="P4">
Dnipro, Dnipropetrovsk region, Zaporizhzhya region(22:16). Red Alert: aerialthreat. Sirens sounding. Take cover now!</text:p>
      <text:p text:style-name="P4">
News Collection Link: <text:a xlink:type="simple" xlink:href="https://liveuamap.com/en/2023/22-april-dnipro-dnipropetrovska-oblast-zaporig" text:style-name="Internet_20_link" text:visited-style-name="Visited_20_Internet_20_Link">
https://liveuamap.com/en/2023/22-april-dnipro-dnipropetrovska-oblast-zaporig</text:a>
</text:p>
      <text:p text:style-name="P4">
News Source: <text:a xlink:type="simple" xlink:href="https://t.me/air_alert_ua/43577" text:style-name="Internet_20_link" text:visited-style-name="Visited_20_Internet_20_Link">
https://t.me/air_alert_ua/43577</text:a>
</text:p>
      <!--NEWS-->
      <text:h text:style-name="P10" text:outline-level="1">
<text:span text:style-name="T4">
Donetsk Oblast(22:50). Red Alert: aerial threat. Sirens sounding. Take cover now!</text:span>
</text:h>
      <text:p text:style-name="P4">
Authors: liveuamap (Language: en)</text:p>
      <text:p text:style-name="P4">
Time: 2023-04-22T16:52:00</text:p>
      <text:p text:style-name="P4">
Location: Donetsk Oblast (Latitude:48.7277 Longtitude:37.57912)</text:p>
      <text:p text:style-name="P4">
Videos: []</text:p>
      <text:p text:style-name="P4">
Images: []</text:p>
      <text:p text:style-name="P4">
Tags: ["Europe", "Central and Eastern Europe"]</text:p>
      <text:p text:style-name="P4">
Id: 22557927</text:p>
      <!--METADATA-->
      <text:p text:style-name="P4">
Donetsk Oblast(22:50). Red Alert: aerial threat. Sirens sounding. Take covernow!</text:p>
      <text:p text:style-name="P4">
News Collection Link: <text:a xlink:type="simple" xlink:href="https://liveuamap.com/en/2023/22-april-donetsk-oblast2250-red-alert-aerial-g" text:style-name="Internet_20_link" text:visited-style-name="Visited_20_Internet_20_Link">
https://liveuamap.com/en/2023/22-april-donetsk-oblast2250-red-alert-aerial-g</text:a>
</text:p>
      <text:p text:style-name="P4">
News Source: <text:a xlink:type="simple" xlink:href="https://t.me/air_alert_ua/43578" text:style-name="Internet_20_link" text:visited-style-name="Visited_20_Internet_20_Link">
https://t.me/air_alert_ua/43578</text:a>
</text:p>
      <!--NEWS-->
      <text:h text:style-name="P10" text:outline-level="1">
<text:span text:style-name="T4">
Task-to remove any opportunities for Russia to bypass sanctions-President of Ukraine</text:span>
</text:h>
      <text:p text:style-name="P4">
Author: ['АРМІЯINFORM']</text:p>
      <text:p text:style-name="P4">
Time: 2023-04-22T96:00:00-04:00</text:p>
      <text:p text:style-name="P4">
Description: President of Ukraine Volodymyr Zelensky Floated by Zi Skhdennim to Ukraini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Tags: ['ВІДЕОЗВЕРНЕННЯ ПРЕЗИДЕНТА УКРАЇНИ', 'ВОЛОДИМИР ЗЕЛЕНСЬКИЙ']</text:p>
      <text:p text:style-name="P4">
Category: News</text:p>
      <!--METADATA-->
      <text:p text:style-name="P4">
<draw:frame draw:style-name="fr1" draw:name="Image2" text:anchor-type="as-char" svg:width="6.9236in" svg:height="3.888755in" draw:z-index="0">
<draw:image xlink:href="../Images/AРМІЯINFORM/2023-04-22T96-00-00-04-00/29c6c0f174ad7042e220823cf1002096_1682021633_extra_large.jpeg" xlink:type="simple" xlink:show="embed" xlink:actuate="onLoad" draw:mime-type="image/jpeg"/>
</draw:frame>
Volodymyr Zelenskyy</text:p>
      <text:p text:style-name="P4">
President of Ukraine Volodymyr Zelensky addressed the daily message of the D -Ukrainian people:</text:p>
      <ul>
        <li>
Today, three new sanction decisions have come into force on those who are hidden in Russian aggression and supports it, - <text:a xlink:type="simple" xlink:href="https://www.president.gov.ua/videos/zavdannya-pribrati-bud-yaki-mozhlivosti-rosiyi-obhoditi-sank-4573" text:style-name="Internet_20_link" text:visited-style-name="Visited_20_Internet_20_Link">
noted</text:a>
President. -First of all, it is a regular package of sanctions against the Russian MIC-enterprises that provide a terrorist army. This time, 322 companies were added to the sanctions lists: manufacturers of weapons, components and the like.</li>
      </ul>
      <text:p text:style-name="P4">
The other two sanctions lists are natural and legal persons that help sanctions against Russia, hold the property of military criminals and involve the reduction of freedom both in the territory of Russia itself and in our land.</text:p>
      <text:p text:style-name="P4">
Our sanction packages are elaborated in detail, and in particular - for synchronization from partners. This is one of our common tasks - absolutely everyone who will end the faster end of the war, faster than our victory. The task is to remove any opportunities for Russia to circumvent sanctions. Each Russian scheme that allows you to bypass sanctions, adds time to this war, adds opportunities to the aggressor.</text:p>
      <text:p text:style-name="P4">
Accordingly, the sanction regime against Russia, which is more restricted in front of the terrorist state and all related persons, against the whole Russian economic economy of war, will be more likely to complete aggression. And I thank everyone in the world who understands it.</text:p>
      <text:p text:style-name="P4">
Glory to all our soldiers!Glory to all our heroes of different times who fought for the independence!Ukraine will always be free!Glory to Ukraine!</text:p>
      <text:p text:style-name="P4">
News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Sudan was evacuated by the first group of the Dutch</text:span>
</text:h>
      <text:p text:style-name="P4">
Authors: Ukrinform (Person)</text:p>
      <text:p text:style-name="P4">
Publisher: Укринформ (Organization)</text:p>
      <text:p text:style-name="P4">
Published Time: 2023-04-23T-10:22:00+03:00</text:p>
      <text:p text:style-name="P4">
Modified Time: 2023-04-23T23:22:00+03:00</text:p>
      <text:p text:style-name="P4">
Description: The first group of the Dutch left Sudan on a French aircraft. - Ukrinform.</text:p>
      <text:p text:style-name="P4">
Images: ["<text:a xlink:type="simple" xlink:href="https://static.ukrinform.com/photos/2019_04/thumb_files/630_360_1555077319-488.jpg" text:style-name="Internet_20_link" text:visited-style-name="Visited_20_Internet_20_Link">
630_360_15550...</text:a>
"]</text:p>
      <text:p text:style-name="P4">
Tags: ['Евакуація', 'Судан', 'Війна']</text:p>
      <text:p text:style-name="P4">
Type: Article</text:p>
      <!--METADATA-->
      <text:p text:style-name="P4">
<draw:frame draw:style-name="fr1" draw:name="Image3" text:anchor-type="as-char" svg:width="6.9236in" svg:height="3.956343in" draw:z-index="0">
<draw:image xlink:href="../Images/yкринформ/2023-04-23T-10-22-00-03-00/630_360_1555077319-488.jpg" xlink:type="simple" xlink:show="embed" xlink:actuate="onLoad" draw:mime-type="image/jpeg"/>
</draw:frame>
The first group of the Netherlands left Sudan on a French aircraft.</text:p>
      <text:p text:style-name="P4">
About it reports Ukrinform with reference to <text:a xlink:type="simple" xlink:href="https://nos.nl/collectie/13927/artikel/2472555-eerste-nederlanders-vanuit-sudan-geevacueerd" text:style-name="Internet_20_link" text:visited-style-name="Visited_20_Internet_20_Link">
</text:a>
.</text:p>
      <text:p text:style-name="P4">
“The first Dutch was evacuated from Sudan by the French plane. The Minister of Foreign Affairs of the Netherlands Vopke Gucstra is reported, ”the statement reads.</text:p>
      <text:p text:style-name="P4">
It is noted that he said, it is a group of people. It is not inaccessible to the exact figure.</text:p>
      <text:p text:style-name="P4">
Another group of the Netherlands left Hartu with the UN Automobile Column.</text:p>
      <text:p text:style-name="P4">
<text:span text:style-name="T4">
 Read also: </text:span>
 <text:span text:style-name="T4">
 <text:a xlink:type="simple" xlink:href="https://www.ukrinform.ua/rubric-world/3699620-britanskih-diplomativ-evakuuvali-iz-sudanu.html" text:style-name="Internet_20_link" text:visited-style-name="Visited_20_Internet_20_Link">
</text:a>
</text:span>
</text:p>
      <text:p text:style-name="P4">
In the rescue operation, the Netherlands combined efforts with France and Germany.</text:p>
      <text:p text:style-name="P4">
As reported by Ukrinform, on April 15, after several days of tension between the army <text:span text:style-name="T4">
 <text:a xlink:type="simple" xlink:href="https://www.ukrinform.ua/tag-sudan" text:style-name="Internet_20_link" text:visited-style-name="Visited_20_Internet_20_Link">
</text:a>
</text:span>
 and forces of rapid response(RSF)In the Chartum there were explosions and shooting. The dispute is concentrated by the country's transition to civil rule.</text:p>
      <text:p text:style-name="P4">
<text:span text:style-name="T4">
 Read also: </text:span>
 <text:span text:style-name="T4">
 <text:a xlink:type="simple" xlink:href="https://www.ukrinform.ua/rubric-world/3699486-ssa-evakuuvali-personal-posolstva-u-sudani.html" text:style-name="Internet_20_link" text:visited-style-name="Visited_20_Internet_20_Link">
</text:a>
</text:span>
</text:p>
      <text:p text:style-name="P4">
At least 97 people were killed and hundreds were injured during the collision of all Sudan.</text:p>
      <text:p text:style-name="P4">
News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In Russia, the second one for the day of the State Duma from the ruling party died</text:span>
</text:h>
      <text:p text:style-name="P4">
Authors: Ukrinform (Person)</text:p>
      <text:p text:style-name="P4">
Publisher: Укринформ (Organization)</text:p>
      <text:p text:style-name="P4">
Published Time: 2023-04-23T-12:08:00+03:00</text:p>
      <text:p text:style-name="P4">
Modified Time: 2023-04-23T23:08:00+03:00</text:p>
      <text:p text:style-name="P4">
Description: In Russia, the State Duma deputy from the Unified Russia faction died Jasharbek Uzdenov. - Ukrinform.</text:p>
      <text:p text:style-name="P4">
Images: ["<text:a xlink:type="simple" xlink:href="https://static.ukrinform.com/photos/2023_04/thumb_files/630_360_1682271792-181.jpg" text:style-name="Internet_20_link" text:visited-style-name="Visited_20_Internet_20_Link">
630_360_16822...</text:a>
"]</text:p>
      <text:p text:style-name="P4">
Tags: ['Депутат', 'Смерть', 'Держдума РФ']</text:p>
      <text:p text:style-name="P4">
Type: Article</text:p>
      <!--METADATA-->
      <text:p text:style-name="P4">
<draw:frame draw:style-name="fr1" draw:name="Image4" text:anchor-type="as-char" svg:width="6.9236in" svg:height="3.956343in" draw:z-index="0">
<draw:image xlink:href="../Images/yкринформ/2023-04-23T-12-08-00-03-00/630_360_1682271792-181.jpg" xlink:type="simple" xlink:show="embed" xlink:actuate="onLoad" draw:mime-type="image/jpeg"/>
</draw:frame>
In Russia, the deputy of the State Duma from the faction "Unified Russia" of Jasharbek Uzdenov.</text:p>
      <text:p text:style-name="P4">
As Ukrinform reports, it reports <text:a xlink:type="simple" xlink:href="https://www.kommersant.ru/doc/5952357" text:style-name="Internet_20_link" text:visited-style-name="Visited_20_Internet_20_Link">
</text:a>
He was 56 years old.</text:p>
      <text:p text:style-name="P4">
The party's message indicates that Uzdenov died "after a difficult and long -termized man."</text:p>
      <text:p text:style-name="P4">
The politician was a member of the Committee on Ecology, Natural Resources and the Protection of the Educational Environment <text:a xlink:type="simple" xlink:href="https://www.ukrinform.ua/tag-derzduma-rf" text:style-name="Internet_20_link" text:visited-style-name="Visited_20_Internet_20_Link">
</text:a>
The Insider notes that Uzdenov missed many meetings in 2022, and did not vote for Russia's recognition of the so -called "DNR" and "LNR" as independent, sovereign and independent states.</text:p>
      <text:p text:style-name="P4">
<text:span text:style-name="T4">
 Read also: </text:span>
 <text:a xlink:type="simple" xlink:href="https://www.ukrinform.ua/rubric-ato/3695950-sbu-ogolosila-pidozru-rosijskomu-deputatu-akij-komanduvav-obstrilom-pozicij-zsu.html" text:style-name="Internet_20_link" text:visited-style-name="Visited_20_Internet_20_Link">
</text:a>
As reported by Ukrinform, <text:a xlink:type="simple" xlink:href="https://www.ukrinform.ua/rubric-world/3699675-pomer-odin-iz-najbagatsih-deputativ-derzdumi-rf-akogo-zasudili-v-ukraini.html" text:style-name="Internet_20_link" text:visited-style-name="Visited_20_Internet_20_Link">
</text:a>
which last year was sentenced to encroachment on the territorial content and inviolability of Ukraine. He supported the resolution to the President of the Russian Federation to consider the recognition of the Pseudo -republics of DNR and LNR as independent, sovereign and independent states.</text:p>
      <text:p text:style-name="P4">
News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In Zaporozhye, the enemy continues to erect fortifications and change territories - military</text:span>
</text:h>
      <text:p text:style-name="P4">
Authors: Ukrinform (Person)</text:p>
      <text:p text:style-name="P4">
Publisher: Укринформ (Organization)</text:p>
      <text:p text:style-name="P4">
Published Time: 2023-04-23T-142:38:00+03:00</text:p>
      <text:p text:style-name="P4">
Modified Time: 2023-04-23T10:38:00+03:00</text:p>
      <text:p text:style-name="P4">
Description: In the Zaporozhye direction, the enemy in anticipation of a counter -offensive continues to erect fortification structures, install anti -tank means and change territories. - Ukrinform.</text:p>
      <text:p text:style-name="P4">
Images: ["<text:a xlink:type="simple" xlink:href="https://static.ukrinform.com/photos/2023_04/thumb_files/630_360_1682236314-344.jpg" text:style-name="Internet_20_link" text:visited-style-name="Visited_20_Internet_20_Link">
630_360_16822...</text:a>
"]</text:p>
      <text:p text:style-name="P4">
Tags: ['Обстріл', 'Запоріжжя', 'Війна з росією', 'Контрнаступ', 'Єдині новини']</text:p>
      <text:p text:style-name="P4">
Type: Article</text:p>
      <!--METADATA-->
      <text:p text:style-name="P4">
<draw:frame draw:style-name="fr1" draw:name="Image5" text:anchor-type="as-char" svg:width="6.9236in" svg:height="3.956343in" draw:z-index="0">
<draw:image xlink:href="../Images/yкринформ/2023-04-23T-142-38-00-03-00/630_360_1682236314-344.jpg" xlink:type="simple" xlink:show="embed" xlink:actuate="onLoad" draw:mime-type="image/jpeg"/>
</draw:frame>
Nazaposhuzhsky direction, the enemy in anticipation of a counter -offensive continues to erect formations, to install anti -tank agents and to change territories.</text:p>
      <text:p text:style-name="P4">
As Ukrinform reports, about it in <text:a xlink:type="simple" xlink:href="https://www.youtube.com/watch" text:style-name="Internet_20_link" text:visited-style-name="Visited_20_Internet_20_Link">
</text:a>
The only news was reported by the Head of the Joint Press Center of Defense forces of Tavriya Dmitryashkivsky.</text:p>
      <text:p text:style-name="P4">
“In the Zaporozhye direction the nature of the enemy's actions unchanged. Enemy in anticipation <text:a xlink:type="simple" xlink:href="https://www.ukrinform.ua/tag-kontrnastup" text:style-name="Internet_20_link" text:visited-style-name="Visited_20_Internet_20_Link">
</text:a>
And it continues to erect formations, to install anti -tank agents and change territories, ”Dmitrashkivsky said.</text:p>
      <text:p text:style-name="P4">
In addition, he noted that the Russians continue the offensive actions of the Taudyevsky direction, are actively defense in the Novopavlovsky Taurich directions.</text:p>
      <text:p text:style-name="P4">
<text:span text:style-name="T4">
 Read also: </text:span>
 <text:a xlink:type="simple" xlink:href="https://www.ukrinform.ua/rubric-regions/3699190-v-ocikuvanni-kontrnastupu-zagarbniki-posilili-perevirki-ukrainciv-v-energodari.html" text:style-name="Internet_20_link" text:visited-style-name="Visited_20_Internet_20_Link">
<text:span text:style-name="T4">
 counter -offensive </text:span>
</text:a>
In the Donetsk direction, the main efforts focused on the Avdiivsky Napryamka.</text:p>
      <text:p text:style-name="P4">
Dmitryashkivsky also reported that the enemy was assault with the task of manning the strongholds of the first echelon. It happened in Raffinovokalin, Pervomaisk, Marinka.</text:p>
      <text:p text:style-name="P4">
<text:span text:style-name="T4">
 Read also: </text:span>
 <text:a xlink:type="simple" xlink:href="https://www.ukrinform.ua/rubric-ato/3699216-do-marinki-zagarbniki-perekinuli-zamist-desantnikiv-sturmovi-pidrozdili-z.html" text:style-name="Internet_20_link" text:visited-style-name="Visited_20_Internet_20_Link">
</text:a>
“The enemy performed 28 assault actions, but had no success in these areas.(about 200 people killed and wounded)and 10 pieces of equipment, ”he stressed.</text:p>
      <text:p text:style-name="P4">
The spokesman also noted that in the coal direction of active fighting was not available, and it is likely that in the near future the invaders will renew the assault actions of the urban area. "Having lost a lot of personnel in the Avdiivsky Tamarin directions, I think the enemy will focus on the coledic facility," he said.</text:p>
      <text:p text:style-name="P4">
In addition, the enemy 186 times fired at the positions of Ukrainian defenders 186 times, among them Zaporozhye - 30, Donetsk direction - 156.</text:p>
      <text:p text:style-name="P4">
As reported by Ukrinform, the Defense Forces of Ukraine from February 24, 2022 to 23, 2023 <text:a xlink:type="simple" xlink:href="https://www.ukrinform.ua/rubric-ato/3699470-sili-oboroni-znisili-vze-186-420-rosijskih-zagarbnikiv.html" text:style-name="Internet_20_link" text:visited-style-name="Visited_20_Internet_20_Link">
</text:a>
, and last day - 690 individuals.</text:p>
      <text:p text:style-name="P4">
Photo: Getty Images</text:p>
      <text:p text:style-name="P4">
News Source: <text:a xlink:type="simple" xlink:href="https://www.ukrinform.ua/rubric-ato/3699513-na-zaporizzi-vorog-prodovzue-zvoditi-fortifikacijni-sporudi-ta-minuvati-teritorii-vijskovi.html" text:style-name="Internet_20_link" text:visited-style-name="Visited_20_Internet_20_Link">
https://www.ukrinform.ua/rubric-ato/3699513-na-zaporizzi-vorog-prodovzue-zvoditi-fortifikacijni-sporudi-ta-minuvati-teritorii-vijskovi.html</text:a>
</text:p>
      <!--NEWS-->
      <text:h text:style-name="P10" text:outline-level="1">
<text:span text:style-name="T4">
Ukrainian Paravoleibolists have become vicewiches at the International Tournament in Germany</text:span>
</text:h>
      <text:p text:style-name="P4">
Authors: Ukrinform (Person)</text:p>
      <text:p text:style-name="P4">
Publisher: Укринформ (Organization)</text:p>
      <text:p text:style-name="P4">
Published Time: 2023-04-23T-15:52:22+03:00</text:p>
      <text:p text:style-name="P4">
Modified Time: 2023-04-23T22:52:22+03:00</text:p>
      <text:p text:style-name="P4">
Description: Ukrainian paravoleibolists became the Vice -Tales of the International Volleyball Tournament sitting among men's teams. - Ukrinform.</text:p>
      <text:p text:style-name="P4">
Images: ["<text:a xlink:type="simple" xlink:href="https://static.ukrinform.com/photos/2023_04/thumb_files/630_360_1682278951-576.jpg" text:style-name="Internet_20_link" text:visited-style-name="Visited_20_Internet_20_Link">
630_360_16822...</text:a>
"]</text:p>
      <text:p text:style-name="P4">
Tags: ['Німеччина', 'Збірна України', 'Паралімпійці']</text:p>
      <text:p text:style-name="P4">
Type: Article</text:p>
      <!--METADATA-->
      <text:p text:style-name="P4">
<draw:frame draw:style-name="fr1" draw:name="Image6" text:anchor-type="as-char" svg:width="6.9236in" svg:height="3.956343in" draw:z-index="0">
<draw:image xlink:href="../Images/yкринформ/2023-04-23T-15-52-22-03-00/630_360_1682278951-576.jpg" xlink:type="simple" xlink:show="embed" xlink:actuate="onLoad" draw:mime-type="image/jpeg"/>
</draw:frame>
Ukrainian paravoleibolists became the Vice -Tumor of the International Remobol Tournament sitting among men's teams.</text:p>
      <text:p text:style-name="P4">
As Ukrinform reports, about this on his page in <text:a xlink:type="simple" xlink:href="https://www.facebook.com/NationalSportsCommitteeOfTheDisabledOfUkraine/posts/pfbid0iWtrfAQRqMMCAtYhaWfoh2HKWEvwgoB4jHNnzCD5AW8YuSGTaqCJBQvhYrh8oQsel" text:style-name="Internet_20_link" text:visited-style-name="Visited_20_Internet_20_Link">
</text:a>
The National Paralympic Committee of Ukraine reports.</text:p>
      <text:p text:style-name="P4">
For the highest title of the continent in European volleyball, 9 teams were competing.</text:p>
      <text:p text:style-name="P4">
Ukraine was represented by a paravoleball team consisting of 11 athletes with disabilities, who won the honorary second place, giving way to the team of Municipal and Herzegovina.</text:p>
      <text:p text:style-name="P4">
<text:span text:style-name="T4">
 Read also: </text:span>
 [<text:span text:style-name="T4">
 Women's </text:span>
 <text:span text:style-name="T4">
 </text:span>
 Paralympic <text:span text:style-name="T4">
 </text:span>
 national team <text:span text:style-name="T4">
 </text:span>
 Ukraine <text:span text:style-name="T4">
<text:span text:style-name="T5">
* Holbole </text:span>
* </text:span>
 <text:span text:style-name="T4">
 won </text:span>
 <text:span text:style-name="T4">
 </text:span>
 <text:span text:style-name="T4">
 tournament </text:span>
 <text:span text:style-name="T4">
 </text:span>
 Lithuania **(https://www.ukrinform.ua/rubric-sports/3692256-zinoca-paralimpijska-zbirna-ukraini-z-golbolu-vigrala-turnir-u-litvi.html)The Paralympic Committee of Ukraine also published the names of athletes:</text:p>
      <ul>
        <li>
Bitchenko Denis - Kyiv region, * Kovalchuk Yuri - Rivne region, * Prishchepa Roman - Kyiv region, * Sikalsky Andriy - Rivne region, * Kharlamov Alexey - Dnipropetrovsk region, * Drapak Alexander - Poltava region Andriy - Zhytomyr region, * Podik Ivan - Zhytomyr region, * Petrenchuk Maxim - Kharkiv region, * Prymakov Mark - Donetsk/Dnipropetrovsk region, * Prishchepa Andriy - Kyiv region.</li>
      </ul>
      <text:p text:style-name="P4">
As reported by Ukrinform, the National Paralympic team of Ukraine of Ukrainian -portable dances on carts <text:a xlink:type="simple" xlink:href="https://www.ukrinform.ua/rubric-sports/3694240-ukrainski-paralimpijci-vigrali-turnir-zi-sportivnih-tanciv-na-vizkah.html" text:style-name="Internet_20_link" text:visited-style-name="Visited_20_Internet_20_Link">
</text:a>
.</text:p>
      <text:p text:style-name="P4">
Photo: National Paralympic Committee of Ukraine, Facebook</text:p>
      <text:p text:style-name="P4">
News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At Lyman direction Russian army shelled Makiyivka, Nevske and Bilohorivka of Luhansk region a...</text:span>
</text:h>
      <text:p text:style-name="P4">
Authors: liveuamap (Language: en)</text:p>
      <text:p text:style-name="P4">
Time: 2023-04-23T-17:31:00</text:p>
      <text:p text:style-name="P4">
Location: Bakhmut (Latitude:48.80822 Longtitude:38.25645)</text:p>
      <text:p text:style-name="P4">
Videos: []</text:p>
      <text:p text:style-name="P4">
Images: []</text:p>
      <text:p text:style-name="P4">
Tags: ["Russia"]</text:p>
      <text:p text:style-name="P4">
Id: 22557946</text:p>
      <!--METADATA-->
      <text:p text:style-name="P4">
At Lyman direction Russian army shelled Makiyivka, Nevske and Bilohorivka ofLuhansk region and Dibrova, Verkhnokamyanske and Spirne of Donetsk region, -General Staff of Armed Forces of Ukraine says in the morning report</text:p>
      <text:p text:style-name="P4">
News Collection Link: <text:a xlink:type="simple" xlink:href="https://liveuamap.com/en/2023/23-april-at-lyman-direction-russian-army-shelled-makiyivka" text:style-name="Internet_20_link" text:visited-style-name="Visited_20_Internet_20_Link">
https://liveuamap.com/en/2023/23-april-at-lyman-direction-russian-army-shelled-makiyivka</text:a>
</text:p>
      <text:p text:style-name="P4">
News Source: <text:a xlink:type="simple" xlink:href="https://t.me/lumsrc/4569" text:style-name="Internet_20_link" text:visited-style-name="Visited_20_Internet_20_Link">
https://t.me/lumsrc/4569</text:a>
</text:p>
      <!--NEWS-->
      <text:h text:style-name="P10" text:outline-level="1">
<text:span text:style-name="T4">
States lowed their representation in the UN Council during the presidency of Russia - State Department</text:span>
</text:h>
      <text:p text:style-name="P4">
Authors: Ukrinform (Person)</text:p>
      <text:p text:style-name="P4">
Publisher: Укринформ (Organization)</text:p>
      <text:p text:style-name="P4">
Published Time: 2023-04-23T-17:38:00+03:00</text:p>
      <text:p text:style-name="P4">
Modified Time: 2023-04-23T22:38:00+03:00</text:p>
      <text:p text:style-name="P4">
Description: The US Security Council strategy during the presidency of Russia this month envisaged a change in its level of participation in meetings. - Ukrinform.</text:p>
      <text:p text:style-name="P4">
Images: ["<text:a xlink:type="simple" xlink:href="https://static.ukrinform.com/photos/2017_11/thumb_files/630_360_1511288470-1706.jpg" text:style-name="Internet_20_link" text:visited-style-name="Visited_20_Internet_20_Link">
630_360_15112...</text:a>
"]</text:p>
      <text:p text:style-name="P4">
Tags: ['ООН', 'Агресія РФ', 'Держдеп', 'росія', 'Радбез ООН']</text:p>
      <text:p text:style-name="P4">
Type: Article</text:p>
      <!--METADATA-->
      <text:p text:style-name="P4">
<draw:frame draw:style-name="fr1" draw:name="Image7" text:anchor-type="as-char" svg:width="6.9236in" svg:height="3.956343in" draw:z-index="0">
<draw:image xlink:href="../Images/yкринформ/2023-04-23T-17-38-00-03-00/630_360_1511288470-1706.jpg" xlink:type="simple" xlink:show="embed" xlink:actuate="onLoad" draw:mime-type="image/jpeg"/>
</draw:frame>
The US Security Council Strategy for the UN Security Council during Russia's presidency of this month envisaged a change in its level of participation in meetings.</text:p>
      <text:p text:style-name="P4">
As Ukrinform reports, it reports <text:a xlink:type="simple" xlink:href="https://www.politico.com/news/2023/04/23/un-security-council-russia-us-00093272" text:style-name="Internet_20_link" text:visited-style-name="Visited_20_Internet_20_Link">
</text:a>
With reference to the State Department official.</text:p>
      <text:p text:style-name="P4">
“This means referral to some lower-rank diplomats instead of Linda Thomas Grinfield. These diplomats then left the meetings on the time, ”the official explained on the conditions of anonymity.</text:p>
      <text:p text:style-name="P4">
Thomas-Grinfield also missed a traditional breakfast that the Russians made the opportunity to start their presidency on April 3.</text:p>
      <text:p text:style-name="P4">
<text:span text:style-name="T4">
 Read also: </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According to the official, all this testifies to the need for Washington's stated - changes in the structure of the United Nations.</text:p>
      <text:p text:style-name="P4">
"It is madness that Russia is a permanent member of the Security Council after Vonomaggrubo has violated the UN Charter," he said. "It is really one of the many manifestations that the Security Council and the UN as a whole need reform."</text:p>
      <text:p text:style-name="P4">
The UN is accustomed to the weirdos, absurdity and a certain part of hypocrisy, notes the publication, but in April, "it reached epic scale, as Russia has taken over the Chairman of the UN Security Council on a rotary basis and used it to make its war against Ukraine."</text:p>
      <text:p text:style-name="P4">
<text:span text:style-name="T4">
 Read also: </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On April 5, the Russian Federation met the members of the RB in the format of Arriya to justify children from the occupied territories of Ukraine.</text:p>
      <text:p text:style-name="P4">
On April 10, it organized open debate in the Radbeza to accuse Western countries of supplying weapons to Ukraine.</text:p>
      <text:p text:style-name="P4">
On Monday, April 24, Russian Foreign Minister Sergei Lavrov will be prescribed at a meeting of the RB on the protection of the principles of the UN Charter, including the prevention of wars.</text:p>
      <text:p text:style-name="P4">
"They try to troll us," said the American official. - They see topics that relate to their most flashy actions in this war, they are able to turn everything upside down. We will not fall on it. "</text:p>
      <text:p text:style-name="P4">
<text:span text:style-name="T4">
 Read also: </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As it was reported, in April, Russia is presiding on the UN Security Council. The presidency of this body changes every month between its members. In May, this role will be done by Switzerland, in June - the UAE.</text:p>
      <text:p text:style-name="P4">
The Council consists of five permanent members <text:span text:style-name="T4">
 <text:a xlink:type="simple" xlink:href="https://www.ukrinform.ua/tag-oon" text:style-name="Internet_20_link" text:visited-style-name="Visited_20_Internet_20_Link">
</text:a>
</text:span>
 - USA, UK, France, Chinese Russia(on the site of the Soviet Union), vetoed, as well as 10 member states on a rotary basis.</text:p>
      <text:p text:style-name="P4">
News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The German General called on the government to transfer to Ukraine more ammunition for air defense and F-16 fighters</text:span>
</text:h>
      <text:p text:style-name="P4">
Authors: Ukrinform (Person)</text:p>
      <text:p text:style-name="P4">
Publisher: Укринформ (Organization)</text:p>
      <text:p text:style-name="P4">
Published Time: 2023-04-23T-19:24:00+03:00</text:p>
      <text:p text:style-name="P4">
Modified Time: 2023-04-23T22:24:00+03:00</text:p>
      <text:p text:style-name="P4">
Description: Germany should be transferred to Ukraine by combat aviation, including F-16 fighters and ammunition for Air Defense. - Ukrinform.</text:p>
      <text:p text:style-name="P4">
Images: ["<text:a xlink:type="simple" xlink:href="https://static.ukrinform.com/photos/2023_04/thumb_files/630_360_1682278035-325.jpg" text:style-name="Internet_20_link" text:visited-style-name="Visited_20_Internet_20_Link">
630_360_16822...</text:a>
"]</text:p>
      <text:p text:style-name="P4">
Tags: ['Літак', 'Німеччина', 'Винищувач', 'ППО']</text:p>
      <text:p text:style-name="P4">
Type: Article</text:p>
      <!--METADATA-->
      <text:p text:style-name="P4">
<draw:frame draw:style-name="fr1" draw:name="Image8" text:anchor-type="as-char" svg:width="6.9236in" svg:height="3.956343in" draw:z-index="0">
<draw:image xlink:href="../Images/yкринформ/2023-04-23T-19-24-00-03-00/630_360_1682278035-325.jpg" xlink:type="simple" xlink:show="embed" xlink:actuate="onLoad" draw:mime-type="image/jpeg"/>
</draw:frame>
Germanyvarto to transfer combat aviation to Ukraine, including F-16 fighters and aircraft ammunition.</text:p>
      <text:p text:style-name="P4">
According to Ukrinform, this opinion was expressed by the retired General, the former Kfor Erhard Buler forces, reports <text:a xlink:type="simple" xlink:href="https://www.bild.de/politik/inland/politik-inland/ukraine-krieg-top-general-geht-auf-ampel-los-83658200.bild.html#fromWall" text:style-name="Internet_20_link" text:visited-style-name="Visited_20_Internet_20_Link">
</text:a>
.</text:p>
      <text:p text:style-name="P4">
The German government, according to General, is directly responsible for the poor settlement of the Ukrainian military. According to him, the country is very late to approve the supply of weapons, so Ukraine is still suffering from lack of modern equipment.</text:p>
      <text:p text:style-name="P4">
<text:span text:style-name="T4">
 Read also: </text:span>
 <text:a xlink:type="simple" xlink:href="https://www.ukrinform.ua/rubric-ato/3699667-patriot-moze-zbivati-raketi-s300-ale-racionalnise-nisiti-ci-zrk-na-zemli-ignat.html" text:style-name="Internet_20_link" text:visited-style-name="Visited_20_Internet_20_Link">
</text:a>
Buller also noted that German officials should answer the Ukrainian side as soon as possible and transmit not only ammunition for Air Defense, but Iboyov Aviation, as US F-16 fighter jets, which are "in large numbers of all over the world."</text:p>
      <text:p text:style-name="P4">
"Ukraine needs more ammunition for air defense, as well as about aircraft," he said, referring not to German planes, "Aman -F -16, which is a lot in the world," he said.</text:p>
      <text:p text:style-name="P4">
According to him, F16 is only one and examples.</text:p>
      <text:p text:style-name="P4">
"The point is to put Ukrainians in a position in which they themselves will be able to ensure the safety of their country in the long run," General said.</text:p>
      <text:p text:style-name="P4">
As reported by Ukrinform, the spokesman of the Armed Forces Command Yuri Ignatzawatui that <text:a xlink:type="simple" xlink:href="https://www.ukrinform.ua/rubric-ato/3699662-obicani-partnerami-sistemi-ppo-vze-u-dorozi-do-svoih-majbutnih-pozicij-povitrani-sili.html" text:style-name="Internet_20_link" text:visited-style-name="Visited_20_Internet_20_Link">
</text:a>
.</text:p>
      <text:p text:style-name="P4">
Photo: DDP</text:p>
      <text:p text:style-name="P4">
News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Bakhmut Directio Rusian Army Shelled Rozdolivka, Vasukivka, Orikhovo-Vasylivka, Novomark ...</text:span>
</text:h>
      <text:p text:style-name="P4">
Authors: liveuamap (Language: en)</text:p>
      <text:p text:style-name="P4">
Time: 2023-04-23T-19:31:00</text:p>
      <text:p text:style-name="P4">
Location: Novhorods'ke, Donetsk Oblast (Latitude:48.33023 Longtitude:37.8352)</text:p>
      <text:p text:style-name="P4">
Videos: []</text:p>
      <text:p text:style-name="P4">
Images: []</text:p>
      <text:p text:style-name="P4">
Tags: ["Russia"]</text:p>
      <text:p text:style-name="P4">
Id: 22557945</text:p>
      <!--METADATA-->
      <text:p text:style-name="P4">
AT BAKHMUT DIRECTION RUSSIAN ARMY SHELLED ROZDOLIVKA, VASUKIVKA, Orikhovo-Vasylivka, Novomarkove, Hryhorivka, BOHDANIVKA, BAKHMUT, IIVT, IIVKA, BOHDANIVKA Zne, Pivnichne, Pivdenneand New York of Donetsk Region, - General Staff of ARMED FORCES OF UKRAINESAYS IN THE MORNING REPORT</text:p>
      <text:p text:style-name="P4">
News Collection Link:(https://liveuamap.com/en/2023/23-april-at-bakhmut-direction-russian-army-shelled-rozdolivka)</text:p>
      <text:p text:style-name="P4">
News Source: <text:a xlink:type="simple" xlink:href="https://t.me/lumsrc/4570" text:style-name="Internet_20_link" text:visited-style-name="Visited_20_Internet_20_Link">
https://t.me/lumsrc/4570</text:a>
</text:p>
      <!--NEWS-->
      <text:h text:style-name="P10" text:outline-level="1">
<text:span text:style-name="T4">
The Russians during the day fired two communities in Sumy region - Ova</text:span>
</text:h>
      <text:p text:style-name="P4">
Authors: Ukrinform (Person)</text:p>
      <text:p text:style-name="P4">
Publisher: Укринформ (Organization)</text:p>
      <text:p text:style-name="P4">
Published Time: 2023-04-23T-21:11:00+03:00</text:p>
      <text:p text:style-name="P4">
Modified Time: 2023-04-23T22:11:00+03:00</text:p>
      <text:p text:style-name="P4">
Description: Russian troops on Sunday, April 23, fired at the Khotinsk and Belopilsk Sumy region. - Ukrinform.</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9" text:anchor-type="as-char" svg:width="6.9236in" svg:height="3.956343in" draw:z-index="0">
<draw:image xlink:href="../Images/yкринформ/2023-04-23T-21-11-00-03-00/630_360_1676709830-821.jpeg" xlink:type="simple" xlink:show="embed" xlink:actuate="onLoad" draw:mime-type="image/jpeg"/>
</draw:frame>
Russian troops on Sunday, April 23, fired at the Khotin Tabilopolska Sumy region.</text:p>
      <text:p text:style-name="P4">
According to Ukrinform, the Sumy Regional Military Administration reports in <text:a xlink:type="simple" xlink:href="https://t.me/operativnoZSU/92768" text:style-name="Internet_20_link" text:visited-style-name="Visited_20_Internet_20_Link">
</text:a>
.</text:p>
      <text:p text:style-name="P4">
“During the day, the Russians fired two border communities - Khotinskaya and Belopilsk. 11 mortars have been recorded, ”the Verification reports.</text:p>
      <text:p text:style-name="P4">
The territory of the Belopil community was fired at mortars, released by mines.</text:p>
      <text:p text:style-name="P4">
<text:span text:style-name="T4">
 Read also: </text:span>
 <text:span text:style-name="T4">
 <text:a xlink:type="simple" xlink:href="https://www.ukrinform.ua/rubric-ato/3699355-vijska-rf-trici-obstrilali-prikordonna-sumsini.html" text:style-name="Internet_20_link" text:visited-style-name="Visited_20_Internet_20_Link">
</text:a>
</text:span>
</text:p>
      <text:p text:style-name="P4">
The Russians fired at mortars and the Hotin community, releasing six mines.</text:p>
      <text:p text:style-name="P4">
Also in Sumy Ova was added that from 07:00 in the territory of the Belopil municon was mortar <text:span text:style-name="T4">
 <text:a xlink:type="simple" xlink:href="https://www.ukrinform.ua/tag-obstril" text:style-name="Internet_20_link" text:visited-style-name="Visited_20_Internet_20_Link">
</text:a>
</text:span>
 - five.</text:p>
      <text:p text:style-name="P4">
In all cases, it was without consequences.</text:p>
      <text:p text:style-name="P4">
<text:span text:style-name="T4">
 Read also: </text:span>
 <text:span text:style-name="T4">
 <text:a xlink:type="simple" xlink:href="https://www.ukrinform.ua/rubric-ato/3699652-unaslidok-obstriliv-hersonsini-poraneni-tri-ludini.html" text:style-name="Internet_20_link" text:visited-style-name="Visited_20_Internet_20_Link">
</text:a>
</text:span>
</text:p>
      <text:p text:style-name="P4">
As reported by Ukrinform, the troops of the Russian Federation were struck by five territorial communities of Sumy region on April 22, having carried out 64 -consuming.</text:p>
      <text:p text:style-name="P4">
News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JSC Avdiivka Directiones Rusian Army Shelled Novokalin, Steppe, Avdiivka, Tonyne, First ...</text:span>
</text:h>
      <text:p text:style-name="P4">
Authors: liveuamap (Language: en)</text:p>
      <text:p text:style-name="P4">
Time: 2023-04-23T-21:31:00</text:p>
      <text:p text:style-name="P4">
Location: Avdiyivka (Latitude:48.24891 Longtitude:37.69255)</text:p>
      <text:p text:style-name="P4">
Videos: []</text:p>
      <text:p text:style-name="P4">
Images: []</text:p>
      <text:p text:style-name="P4">
Tags: ["Russia"]</text:p>
      <text:p text:style-name="P4">
Id: 22557944</text:p>
      <!--METADATA-->
      <text:p text:style-name="P4">
At Avdiyivka directions Russian army shelled Novokalynove, Stepove, Avdiyivka,Tonenke, Pervomayske and Nevelske of Donetsk region, - General Staff of ArmedForces of Ukraine says in the morning report</text:p>
      <text:p text:style-name="P4">
News Collection Link: <text:a xlink:type="simple" xlink:href="https://liveuamap.com/en/2023/23-april-at-avdiyivka-directions-russian-army-shelled-novokalynove" text:style-name="Internet_20_link" text:visited-style-name="Visited_20_Internet_20_Link">
https://liveuamap.com/en/2023/23-april-at-avdiyivka-directions-russian-army-shelled-novokalynove</text:a>
</text:p>
      <text:p text:style-name="P4">
News Source: <text:a xlink:type="simple" xlink:href="https://t.me/lumsrc/4571" text:style-name="Internet_20_link" text:visited-style-name="Visited_20_Internet_20_Link">
https://t.me/lumsrc/4571</text:a>
</text:p>
      <!--NEWS-->
      <text:h text:style-name="P10" text:outline-level="1">
<text:span text:style-name="T4">
The reeds were burning in Kiev, the fire was eliminated</text:span>
</text:h>
      <text:p text:style-name="P4">
Authors: Ukrinform (Person)</text:p>
      <text:p text:style-name="P4">
Publisher: Укринформ (Organization)</text:p>
      <text:p text:style-name="P4">
Published Time: 2023-04-23T-23:07:38+03:00</text:p>
      <text:p text:style-name="P4">
Modified Time: 2023-04-23T22:07:38+03:00</text:p>
      <text:p text:style-name="P4">
Description: The fire in the open area in the Solomenskiy district of the capital was liquidated. - Ukrinform.</text:p>
      <text:p text:style-name="P4">
Images: ["<text:a xlink:type="simple" xlink:href="https://static.ukrinform.com/photos/2021_11/thumb_files/630_360_1636888675-773.jpg" text:style-name="Internet_20_link" text:visited-style-name="Visited_20_Internet_20_Link">
630_360_16368...</text:a>
"]</text:p>
      <text:p text:style-name="P4">
Tags: ['Пожежа', 'Віталій Кличко', 'Київ']</text:p>
      <text:p text:style-name="P4">
Type: Article</text:p>
      <!--METADATA-->
      <text:p text:style-name="P4">
<draw:frame draw:style-name="fr1" draw:name="Image10" text:anchor-type="as-char" svg:width="6.9236in" svg:height="3.956343in" draw:z-index="0">
<draw:image xlink:href="../Images/yкринформ/2023-04-23T-23-07-38-03-00/630_360_1636888675-773.jpg" xlink:type="simple" xlink:show="embed" xlink:actuate="onLoad" draw:mime-type="image/jpeg"/>
</draw:frame>
The fire was eliminated in the Solomenskyi district of the capital.</text:p>
      <text:p text:style-name="P4">
The mayor of Kiev Vitaliy Klitschko reported this in <text:a xlink:type="simple" xlink:href="https://t.me/vitaliy_klitschko/1908" text:style-name="Internet_20_link" text:visited-style-name="Visited_20_Internet_20_Link">
</text:a>
, reports Ukrinform.</text:p>
      <text:p text:style-name="P4">
“The fire in the open area in the Solomenskiy district of the capital was liquidated. At the conversion of Lobanovsky Ave. and str. The barking of the reeds on the area of 500 sq.m., ”Klitschko wrote.</text:p>
      <text:p text:style-name="P4">
<text:span text:style-name="T4">
 Read also: </text:span>
 <text:a xlink:type="simple" xlink:href="https://www.ukrinform.ua/rubric-regions/3698747-sbu-zatrimala-zradnikiv-aki-na-pocatku-vtorgnenna-rf-pidpalili-pozeznu-castinu-na-kiivsini.html" text:style-name="Internet_20_link" text:visited-style-name="Visited_20_Internet_20_Link">
<text:span text:style-name="T4">
 fires </text:span>
</text:a>
The mayor has not yet published detailed information.</text:p>
      <text:p text:style-name="P4">
As reported by Ukrinform, two people were killed, and ten more were injured as a result of a fire that <text:a xlink:type="simple" xlink:href="https://www.ukrinform.ua/rubric-world/3699296-u-madridi-stalasa-pozeza-v-restorani-dvoe-zagiblih-10-postrazdalih.html" text:style-name="Internet_20_link" text:visited-style-name="Visited_20_Internet_20_Link">
</text:a>
.</text:p>
      <text:p text:style-name="P4">
Photo illustrative</text:p>
      <text:p text:style-name="P4">
News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JSC Marinka Direcion Rusian of the Army Shelled Krasnogorivka, Georgiyevka and Novomikhailivka of ...</text:span>
</text:h>
      <text:p text:style-name="P4">
Authors: liveuamap (Language: en)</text:p>
      <text:p text:style-name="P4">
Time: 2023-04-23T-23:31:00</text:p>
      <text:p text:style-name="P4">
Location: Donetsk (Latitude:47.85245 Longtitude:37.47728)</text:p>
      <text:p text:style-name="P4">
Videos: []</text:p>
      <text:p text:style-name="P4">
Images: []</text:p>
      <text:p text:style-name="P4">
Tags: ["Russia"]</text:p>
      <text:p text:style-name="P4">
Id: 22557943</text:p>
      <!--METADATA-->
      <text:p text:style-name="P4">
At Maryinka direction Russian army shelled Krasnohorivka, Heorhiyivka andNovomykhaylivka of Donetsk region, - General Staff of Armed Forces of Ukrainesays in the morning report</text:p>
      <text:p text:style-name="P4">
News Collection Link: <text:a xlink:type="simple" xlink:href="https://liveuamap.com/en/2023/23-april-at-maryinka-direction-russian-army-shelled-krasnohorivka" text:style-name="Internet_20_link" text:visited-style-name="Visited_20_Internet_20_Link">
https://liveuamap.com/en/2023/23-april-at-maryinka-direction-russian-army-shelled-krasnohorivka</text:a>
</text:p>
      <text:p text:style-name="P4">
News Source: <text:a xlink:type="simple" xlink:href="https://t.me/lumsrc/4572" text:style-name="Internet_20_link" text:visited-style-name="Visited_20_Internet_20_Link">
https://t.me/lumsrc/4572</text:a>
</text:p>
      <!--NEWS-->
      <text:h text:style-name="P10" text:outline-level="1">
<text:span text:style-name="T4">
JSC Shaktarske Directio Rusian of the Army Shelled Kalledar, Wondering, Novoukrainka, Golden No ...</text:span>
</text:h>
      <text:p text:style-name="P4">
Authors: liveuamap (Language: en)</text:p>
      <text:p text:style-name="P4">
Time: 2023-04-23T-25:31:00</text:p>
      <text:p text:style-name="P4">
Location: Velyka Novosilka (Latitude:47.84657 Longtitude:36.83338)</text:p>
      <text:p text:style-name="P4">
Videos: []</text:p>
      <text:p text:style-name="P4">
Images: []</text:p>
      <text:p text:style-name="P4">
Tags: ["Russia"]</text:p>
      <text:p text:style-name="P4">
Id: 22557942</text:p>
      <!--METADATA-->
      <text:p text:style-name="P4">
At Shaktarske direction Russian army shelled Vuhledar, Prechystivka,Novoukrayinka, Zolota Nyva and Velyka Novosilka of Donetsk region, - GeneralStaff of Armed Forces of Ukraine says in the morning report</text:p>
      <text:p text:style-name="P4">
News Collection Link: <text:a xlink:type="simple" xlink:href="https://liveuamap.com/en/2023/23-april-at-shaktarske-direction-russian-army-shelled-vuhledar" text:style-name="Internet_20_link" text:visited-style-name="Visited_20_Internet_20_Link">
https://liveuamap.com/en/2023/23-april-at-shaktarske-direction-russian-army-shelled-vuhledar</text:a>
</text:p>
      <text:p text:style-name="P4">
News Source: <text:a xlink:type="simple" xlink:href="https://t.me/lumsrc/4573" text:style-name="Internet_20_link" text:visited-style-name="Visited_20_Internet_20_Link">
https://t.me/lumsrc/4573</text:a>
</text:p>
      <!--NEWS-->
      <text:h text:style-name="P10" text:outline-level="1">
<text:span text:style-name="T4">
Zelensky announced several important international events for Ukraine</text:span>
</text:h>
      <text:p text:style-name="P4">
Authors: Ukrinform (Person)</text:p>
      <text:p text:style-name="P4">
Publisher: Укринформ (Organization)</text:p>
      <text:p text:style-name="P4">
Published Time: 2023-04-23T-26:52:00+03:00</text:p>
      <text:p text:style-name="P4">
Modified Time: 2023-04-23T21:52:00+03:00</text:p>
      <text:p text:style-name="P4">
Description: The authorities continue to prepare several important international events that can give Ukraine more strength, and our soldiers - more weapons. - Ukrinform.</text:p>
      <text:p text:style-name="P4">
Images: ["<text:a xlink:type="simple" xlink:href="https://static.ukrinform.com/photos/2023_04/thumb_files/630_360_1682275359-951.jpeg" text:style-name="Internet_20_link" text:visited-style-name="Visited_20_Internet_20_Link">
630_360_16822...</text:a>
"]</text:p>
      <text:p text:style-name="P4">
Tags: ['Зброя', 'Зеленський', 'Війна з росією']</text:p>
      <text:p text:style-name="P4">
Type: Article</text:p>
      <!--METADATA-->
      <text:p text:style-name="P4">
<draw:frame draw:style-name="fr1" draw:name="Image11" text:anchor-type="as-char" svg:width="6.9236in" svg:height="3.956343in" draw:z-index="0">
<draw:image xlink:href="../Images/yкринформ/2023-04-23T-26-52-00-03-00/630_360_1682275359-951.jpeg" xlink:type="simple" xlink:show="embed" xlink:actuate="onLoad" draw:mime-type="image/jpeg"/>
</draw:frame>
Vladvid to prepare several important international events that can give Ukrainian strength, and our soldiers - more weapons.</text:p>
      <text:p text:style-name="P4">
President of Ukraine Volodymyr Zelenskyy said this in <text:a xlink:type="simple" xlink:href="https://t.me/OP_UA/9312" text:style-name="Internet_20_link" text:visited-style-name="Visited_20_Internet_20_Link">
</text:a>
, reports Ukrinform.</text:p>
      <text:p text:style-name="P4">
“We continue to prepare several important international events that can give more strength, and our soldiers - more weapons. Almost every day - relevant communication with partners, appropriate tasks for our diplomacy. Nardy, conversations, meetings, "Zelensky said.</text:p>
      <text:p text:style-name="P4">
<text:span text:style-name="T4">
 Read also: </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He thanked all those involved in such preparatory work. In most cases, it is an invisible job, but that's how it works. "The result is based on preparation. Thank you to everyone who is preparing to result for Ukraine!Office, the government, our diplomatic missions - thank you, who is involved," the Head of State said.</text:p>
      <text:p text:style-name="P4">
He is convinced that our victory in this war will be common - everyone who was approaching, all who fought and worked for the sake of victory.</text:p>
      <text:p text:style-name="P4">
<text:span text:style-name="T4">
 Read also: </text:span>
 <text:span text:style-name="T4">
 <text:a xlink:type="simple" xlink:href="https://www.ukrinform.ua/rubric-ato/3699698-zelenskij-podakuvav-silam-oboroni-aki-pokazali-rezultat-u-bou.html" text:style-name="Internet_20_link" text:visited-style-name="Visited_20_Internet_20_Link">
</text:a>
</text:span>
</text:p>
      <text:p text:style-name="P4">
As reported by Ukrinform, President of Ukraine Volodymyr Zelensky _ <text:span text:style-name="T4">
 <text:a xlink:type="simple" xlink:href="https://www.ukrinform.ua/rubric-polytics/3699043-zbroa-ta-pidtrimka-ekonomiki-zelenskij-proviv-naradu-pro-zaplanovani-miznarodni-zahodi.html" text:style-name="Internet_20_link" text:visited-style-name="Visited_20_Internet_20_Link">
</text:a>
</text:span>
 _ that have to assist our defense.</text:p>
      <text:p text:style-name="P4">
Photo: op</text:p>
      <text:p text:style-name="P4">
News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At Zaporizhzhia and Kherson directions Russian army shelled Vremivka, Zelene Pole of Donetsk ...</text:span>
</text:h>
      <text:p text:style-name="P4">
Authors: liveuamap (Language: en)</text:p>
      <text:p text:style-name="P4">
Time: 2023-04-23T-27:31:00</text:p>
      <text:p text:style-name="P4">
Location: Kherson (Latitude:46.64072 Longtitude:32.61961)</text:p>
      <text:p text:style-name="P4">
Videos: []</text:p>
      <text:p text:style-name="P4">
Images: []</text:p>
      <text:p text:style-name="P4">
Tags: ["Russia"]</text:p>
      <text:p text:style-name="P4">
Id: 22557941</text:p>
      <!--METADATA-->
      <text:p text:style-name="P4">
At zaporizhzhzhia and kherson directions Russian Army Shelled Vremivka, Zelenepole of Donetsk Region; Huliapole, Zaliznychne, Huliaipilske, Bilohirya, Malatokmachka, Novoandriyivka and Kamyanske of Zaporizhzhzhia Region; Sablukivka, Beryslav, Kozatske, Tokarivka, Inhulets, Inzhenerne, Antonivka, Bilozerka, Berehove, Kizomys of Kherson Region and Kherson City</text:p>
      <text:p text:style-name="P4">
News Collection Link:(https://liveuamap.com/en/2023/23-april-at-zaporizhzhia-and-kherson-directions-russian-army)</text:p>
      <text:p text:style-name="P4">
News Source: <text:a xlink:type="simple" xlink:href="https://t.me/lumsrc/4574" text:style-name="Internet_20_link" text:visited-style-name="Visited_20_Internet_20_Link">
https://t.me/lumsrc/4574</text:a>
</text:p>
      <!--NEWS-->
      <text:h text:style-name="P10" text:outline-level="1">
<text:span text:style-name="T4">
Manchester United went out to the Final of the Cup of England</text:span>
</text:h>
      <text:p text:style-name="P4">
Authors: Ukrinform (Person)</text:p>
      <text:p text:style-name="P4">
Publisher: Укринформ (Organization)</text:p>
      <text:p text:style-name="P4">
Published Time: 2023-04-23T-28:43:16+03:00</text:p>
      <text:p text:style-name="P4">
Modified Time: 2023-04-23T21:43:16+03:00</text:p>
      <text:p text:style-name="P4">
Description: The Mankunians won the post -match penalty series. - Ukrinform.</text:p>
      <text:p text:style-name="P4">
Images: ["<text:a xlink:type="simple" xlink:href="https://static.ukrinform.com/photos/2023_04/thumb_files/630_360_1682275273-133.jpg" text:style-name="Internet_20_link" text:visited-style-name="Visited_20_Internet_20_Link">
630_360_16822...</text:a>
"]</text:p>
      <text:p text:style-name="P4">
Tags: ['Футбол', 'Манчестер Юнайтед', 'АПЛ']</text:p>
      <text:p text:style-name="P4">
Type: Article</text:p>
      <!--METADATA-->
      <text:p text:style-name="P4">
<draw:frame draw:style-name="fr1" draw:name="Image12" text:anchor-type="as-char" svg:width="6.9236in" svg:height="3.956343in" draw:z-index="0">
<draw:image xlink:href="../Images/yкринформ/2023-04-23T-28-43-16-03-00/630_360_1682275273-133.jpg" xlink:type="simple" xlink:show="embed" xlink:actuate="onLoad" draw:mime-type="image/jpeg"/>
</draw:frame>
The Mankunians won the post -match penalty series.</text:p>
      <text:p text:style-name="P4">
Manchester United in another's field won Brighton 7: 6(0: 0 for the total motion time), reports Ukrinform.</text:p>
      <text:p text:style-name="P4">
In another semi -final match "Manchester City" won "Sheffield"(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Manchester United and Manchester City will meet in the Cup finals on June 3.</text:p>
      <text:p text:style-name="P4">
Photo: twitter.com/manutd</text:p>
      <text:p text:style-name="P4">
News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Humeniuk explained why the enemy strengthened the shelling of the Right Bank of Kherson region</text:span>
</text:h>
      <text:p text:style-name="P4">
Authors: Ukrinform (Person)</text:p>
      <text:p text:style-name="P4">
Publisher: Укринформ (Organization)</text:p>
      <text:p text:style-name="P4">
Published Time: 2023-04-23T-30:40:00+03:00</text:p>
      <text:p text:style-name="P4">
Modified Time: 2023-04-23T21:40:00+03:00</text:p>
      <text:p text:style-name="P4">
Description: Publication of information that the Ukrainian forces have taken positions on the left bank of the Dnieper in the Kherson region led to the intensification of the actions of the Russians, the strengthening of enemy shelling, which resulted in about 30 houses destroyed and the civilian population was injured. - Ukrinform.</text:p>
      <text:p text:style-name="P4">
Images: ["<text:a xlink:type="simple" xlink:href="https://static.ukrinform.com/photos/2022_07/thumb_files/630_360_1658745649-140.jpg" text:style-name="Internet_20_link" text:visited-style-name="Visited_20_Internet_20_Link">
630_360_16587...</text:a>
"]</text:p>
      <text:p text:style-name="P4">
Tags: ['Херсонщина', 'Обстріл', 'Війна з росією', 'Єдині новини', 'Наталія Гуменюк']</text:p>
      <text:p text:style-name="P4">
Type: Article</text:p>
      <!--METADATA-->
      <text:p text:style-name="P4">
<draw:frame draw:style-name="fr1" draw:name="Image13" text:anchor-type="as-char" svg:width="6.9236in" svg:height="3.956343in" draw:z-index="0">
<draw:image xlink:href="../Images/yкринформ/2023-04-23T-30-40-00-03-00/630_360_1658745649-140.jpg" xlink:type="simple" xlink:show="embed" xlink:actuate="onLoad" draw:mime-type="image/jpeg"/>
</draw:frame>
Publication of information that the Ukrainian forces have taken positions on the left -wing of the Dnieper in the Kherson region led to the intensification of the actions of the Russians, the strengthening of enemy shelling, which resulted in the destruction of about 30 buildings and the civilian population was injured.</text:p>
      <text:p text:style-name="P4">
According to Ukrinform, Natalia Humeniuk, Head of the Press Center "South" on the air of the Unified News, reported.</text:p>
      <text:p text:style-name="P4">
“We need to trust reliable sources and understand what analytical conclusions are what is a report on the combat work. The information, unfortunately, is not comfortable and not very pleasant. The enemy, responding to such informational hits, has greatly increased the attacks on the opposite shore. We have a very powerful fire of the Kherson district, Beryslav district, destroyed about 30 living houses, civilians were injured, and a school was destroyed in one dose. Inspired by such information, the enemy applied a very powerful attack, tightened artillery and tried to prove with all its forces that holds the position. It is these consequences that have an informational hunt in hybrid conditions, ”Humeniuk said.</text:p>
      <text:p text:style-name="P4">
<text:span text:style-name="T4">
 Read also: </text:span>
 <text:a xlink:type="simple" xlink:href="https://www.ukrinform.ua/rubric-ato/3699531-gumenuk-zaklikae-do-informacijnoi-tisi-sodo-visadki-zsu-na-livomu-berezi.html" text:style-name="Internet_20_link" text:visited-style-name="Visited_20_Internet_20_Link">
<text:span text:style-name="T4">
 Humeniuk </text:span>
</text:a>
Earlier, Humeniuk already emphasized that the conditions of military operations are information silence. The spokeswoman once again called on the information that was published from different sources and carefully perceived, openurnalists - to report data, based only on official sources.</text:p>
      <text:p text:style-name="P4">
"The information front is also a front, and there may be very painful there," she said.</text:p>
      <text:p text:style-name="P4">
<text:span text:style-name="T4">
 Read also: </text:span>
 <text:a xlink:type="simple" xlink:href="https://www.ukrinform.ua/rubric-ato/3699652-unaslidok-obstriliv-hersonsini-poraneni-tri-ludini.html" text:style-name="Internet_20_link" text:visited-style-name="Visited_20_Internet_20_Link">
<text:span text:style-name="T4">
 Kherson region </text:span>
</text:a>
As it was reported, the Institute of War Study reported that Ukrainian force was positions on the left bank of the Dnieper in the Kherson region.</text:p>
      <text:p text:style-name="P4">
News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Ukrainians won silver and bronze at the European Championships in Greco-Roman Wrestling</text:span>
</text:h>
      <text:p text:style-name="P4">
Authors: Ukrinform (Person)</text:p>
      <text:p text:style-name="P4">
Publisher: Укринформ (Organization)</text:p>
      <text:p text:style-name="P4">
Published Time: 2023-04-23T-32:35:00+03:00</text:p>
      <text:p text:style-name="P4">
Modified Time: 2023-04-23T21:35:00+03:00</text:p>
      <text:p text:style-name="P4">
Description: At the European Sports Fighting Championships in Zagreb (Croatia), the competition was completed by representatives of the Greco-Roman style. - Ukrinform.</text:p>
      <text:p text:style-name="P4">
Images: ["<text:a xlink:type="simple" xlink:href="https://static.ukrinform.com/photos/2023_04/thumb_files/630_360_1682273008-141.jpg" text:style-name="Internet_20_link" text:visited-style-name="Visited_20_Internet_20_Link">
630_360_16822...</text:a>
"]</text:p>
      <text:p text:style-name="P4">
Tags: ['Греко-римська боротьба']</text:p>
      <text:p text:style-name="P4">
Type: Article</text:p>
      <!--METADATA-->
      <text:p text:style-name="P4">
<draw:frame draw:style-name="fr1" draw:name="Image14" text:anchor-type="as-char" svg:width="6.9236in" svg:height="3.956343in" draw:z-index="0">
<draw:image xlink:href="../Images/yкринформ/2023-04-23T-32-35-00-03-00/630_360_1682273008-141.jpg" xlink:type="simple" xlink:show="embed" xlink:actuate="onLoad" draw:mime-type="image/jpeg"/>
</draw:frame>
The European Homeland Wrestling in Zagreb(Croatia)The competition was made by representatives of the Greco-Roman style.</text:p>
      <text:p text:style-name="P4">
On the last day of the continental championship, the Ukrainians won two medals, reports Ukrinform.</text:p>
      <text:p text:style-name="P4">
The silver award was won by Yaroslav Filchakov, who reached the finals in weightlifting up to 82 kg, where he gave way to the current Championship of Burhan Akbudak from Turkey by additional indicators.(Final account - 3: 3), reports Ukrinform.</text:p>
      <text:p text:style-name="P4">
<text:span text:style-name="T4">
 Read also: </text:span>
 <text:a xlink:type="simple" xlink:href="https://www.ukrinform.ua/rubric-sports/3699123-zinoca-zbirna-ukraini-z-borotbi-vigrala-komandnij-zalik-cempionatu-evropi.html" text:style-name="Internet_20_link" text:visited-style-name="Visited_20_Internet_20_Link">
<text:span text:style-name="T4">
 Fighting </text:span>
</text:a>
The bronze medalist in Zagreb was another representative of the Ukrainian commissioner Nasibov(67 kg), which in the fight for 3rd place took the mountain over Romanomyau a bubble(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Andriy Kulik(72 kg)took the 5th place, losing in the duel for the bronze Selkuk San from Turkey(1:5).</text:p>
      <text:p text:style-name="P4">
На фото: Ярослав Фільчаков (United World Wrestling).</text:p>
      <text:p text:style-name="P4">
News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President: Our victory in this war will be common - everyone who was approaching it</text:span>
</text:h>
      <text:p text:style-name="P4">
Authors: Ukrinform (Person)</text:p>
      <text:p text:style-name="P4">
Publisher: Укринформ (Organization)</text:p>
      <text:p text:style-name="P4">
Published Time: 2023-04-23T-34:31:00+03:00</text:p>
      <text:p text:style-name="P4">
Modified Time: 2023-04-23T21:31:00+03:00</text:p>
      <text:p text:style-name="P4">
Description: We continue to prepare several important international events that can give our country more strength, and our soldiers - more weapon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15" text:anchor-type="as-char" svg:width="6.9236in" svg:height="3.956343in" draw:z-index="0">
<draw:image xlink:href="../Images/yкринформ/2023-04-23T-34-31-00-03-00/630_360_1682063024-559.jpeg" xlink:type="simple" xlink:show="embed" xlink:actuate="onLoad" draw:mime-type="image/jpeg"/>
</draw:frame>
We continue to prepare several important international events that can give our country more strength, and our soldiers - more weapons.</text:p>
      <text:p text:style-name="P4">
About it in your <text:a xlink:type="simple" xlink:href="https://www.youtube.com/watch" text:style-name="Internet_20_link" text:visited-style-name="Visited_20_Internet_20_Link">
</text:a>
At the end of the 424th day of the war said President of Ukraine Volodymyr Zelenskyy, reports Ukrinform.</text:p>
      <text:p text:style-name="P4">
<text:span text:style-name="T5">
Viso: <text:a xlink:type="simple" xlink:href="https://www.youtube.com/watch" text:style-name="Internet_20_link" text:visited-style-name="Visited_20_Internet_20_Link">
</text:a>
</text:span>
</text:p>
      <text:p text:style-name="P4">
_ <text:span text:style-name="T4">
 I wish health, dear Ukrainians!</text:span>
 _</text:p>
      <text:p text:style-name="P4">
Today I want to focus on words of gratitude.</text:p>
      <text:p text:style-name="P4">
The first is soldiers. To all who are now in battle, in positions, at combat missions.</text:p>
      <text:p text:style-name="P4">
35th Separate Brigade of the Marine Corps named after the counter-Ragradsky, 55th separate artillery brigade "Zaporizhzhya Sich", paratroopers of our "Seventystyevyatka"-thank you, warriors!Conveniently brave and strong!</text:p>
      <text:p text:style-name="P4">
The 80th Brigade of the DShV-thank you for the exemplary destruction of the enemy under Bakhmut. Well done guys!</text:p>
      <text:p text:style-name="P4">
54th separate mechanized brigade named after Hetman Mazepa-thank you for the stability, for protecting positions, and therefore, for the protection of Ukraine!</text:p>
      <text:p text:style-name="P4">
It is important to understand in every city of our city, in every village, everywhere, where it is too quiet. Everywhere, where today was just a quiet spring sunny ... Every day of such silence in the rear regions is acquired by our warriors of the warfare on the front line. In daily battles!Please ask that. Always help our soldiers when needed, always support the state defense as possible.</text:p>
      <text:p text:style-name="P4">
The second is the thanks to the rescuers, all our SES employees, who are involved in the consequences of hostile blows. Thank you all the SES team!And this week, it is worth noting our rescue firefighters, the consider of Roman Svitlychny, Sergeant Petro Bondarenko, Senior Sergeantaolexy of Ingulsky, commander Vasily Melnik and Lresen Colonel Viktor Kuzmenko from the Main Directorate of the SES in the Poltava Region. Thank you!</text:p>
      <text:p text:style-name="P4">
Third - our psychologists. Today, in our country, the Professional Day of Psychologists, and I thank everyone and everyone who has chosen this profession and devotes their lives to their own time to health and rest of others. Whatever you work, even if the bulls worked, at least under what conditions it happened, the meaning of the work of psychologically noble - to help. Thank you to those who help our people!And I thank everyone who helps spread our book in the world. Who realizes such projects as, for example, "Books without borders". More than 280,000 books were published within this project. 20 countries have adopted. Or our other project is Ukrainian book shelves in almost 40 countries of the world. Thank you all who help!I thank all our Ukrainian publishers who continue their work. And, of course, thank you all who write Ukrainian and about Ukraine.</text:p>
      <text:p text:style-name="P4">
And finally, fifth. We continue to prepare several important international events that can give our country more strength, and our soldiers - more weapons. Also, every day - appropriate communication with partners, appropriate tasks for our diplomacy. Meetings, conversations, meetings.</text:p>
      <text:p text:style-name="P4">
And I thank everyone who is involved in such preparatory work. In absolute cases, it is an invisible work for the public. And so right. This is how it works. The result is based on preparation. Thank you to everyone who is preparing to result for Ukraine!Office, government, our diplomatic missions - thank you all, who are involved!</text:p>
      <text:p text:style-name="P4">
Our victory in this war will be common. Everyone who was approaching it. All who won and worked for the sake of victory. Glory to every Ukrainian hero!The glorious beautiful people!</text:p>
      <text:p text:style-name="P4">
_<text:span text:style-name="T4">
Glory to Ukraine!</text:span>
 _</text:p>
      <text:p text:style-name="P4">
News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Stefanchuk arrived in Prague to participate in the EU Parliament Speakers Conference</text:span>
</text:h>
      <text:p text:style-name="P4">
Authors: Ukrinform (Person)</text:p>
      <text:p text:style-name="P4">
Publisher: Укринформ (Organization)</text:p>
      <text:p text:style-name="P4">
Published Time: 2023-04-23T-36:24:00+03:00</text:p>
      <text:p text:style-name="P4">
Modified Time: 2023-04-23T21:24:00+03:00</text:p>
      <text:p text:style-name="P4">
Description: The Chairman of the Verkhovna Rada Ruslan Stefanchuk arrived in Prague to participate in the conference of speakers of the European Union parliaments. - Ukrinform.</text:p>
      <text:p text:style-name="P4">
Images: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Tags: ['Євросоюз', 'Прага', 'Стефанчук']</text:p>
      <text:p text:style-name="P4">
Type: Article</text:p>
      <!--METADATA-->
      <text:p text:style-name="P4">
<draw:frame draw:style-name="fr1" draw:name="Image16" text:anchor-type="as-char" svg:width="6.9236in" svg:height="3.956343in" draw:z-index="0">
<draw:image xlink:href="../Images/yкринформ/2023-04-23T-36-24-00-03-00/630_360_1682273806-233.jpg" xlink:type="simple" xlink:show="embed" xlink:actuate="onLoad" draw:mime-type="image/jpeg"/>
</draw:frame>
Ruslan Stefanchuk, Ruslan Stefanchuk, arrived in Prague to participate in the conferences of the Parliaments of the European Union.</text:p>
      <text:p text:style-name="P4">
According to Ukrinform, Stefanchuk wrote about it in <text:a xlink:type="simple" xlink:href="https://www.facebook.com/stefanchuk.official/posts/pfbid02cidqXvgBx9mrPYbbXiiUeQkVyyhinBdVsBwzqfRB7a26J8SzG3WJRooBEUQPHvgxl" text:style-name="Internet_20_link" text:visited-style-name="Visited_20_Internet_20_Link">
</text:a>
.</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Stefanchuk has already met with the chairman of the Senate of the Parliament of the Czech Republicylosh. The Verkhovna Rada Chairman, thanked the Czech Republic for consistent support for Ukraine's consistent and territorial integrity.</text:p>
      <text:p text:style-name="P4">
<draw:frame draw:style-name="fr1" draw:name="Image17" text:anchor-type="as-char" svg:width="6.9236in" svg:height="4.615733in" draw:z-index="0">
<draw:image xlink:href="../Images/yкринформ/2023-04-23T-36-24-00-03-00/1682273974-180.jpg" xlink:type="simple" xlink:show="embed" xlink:actuate="onLoad" draw:mime-type="image/jpeg"/>
</draw:frame>
<draw:frame draw:style-name="fr1" draw:name="Image18" text:anchor-type="as-char" svg:width="6.9236in" svg:height="4.615733in" draw:z-index="0">
<draw:image xlink:href="../Images/yкринформ/2023-04-23T-36-24-00-03-00/1682273974-890.jpg" xlink:type="simple" xlink:show="embed" xlink:actuate="onLoad" draw:mime-type="image/jpeg"/>
</draw:frame>
He recalled that the Decree of President of Ukraine Vladimir Zelensky, the head of the Senatuchya was awarded the Order of Prince Yaroslav the Wise of the second degree. "It is a honor for me to honor this award with a dear colleague and a true second -Ukrainian second," he emphasized.</text:p>
      <text:p text:style-name="P4">
As reported by Ukrinform, the Chairman of the Verkhovna Rada _ <text:span text:style-name="T4">
 <text:a xlink:type="simple" xlink:href="https://www.ukrinform.ua/rubric-polytics/3698946-stefancuk-vizme-ucast-u-samiti-goliv-parlamentiv-kraincleniv-ta-kandidativ-na-clenstvo-v-es.html" text:style-name="Internet_20_link" text:visited-style-name="Visited_20_Internet_20_Link">
</text:a>
</text:span>
 _ that will take place in Prague(Czech Republic).</text:p>
      <text:p text:style-name="P4">
<text:span text:style-name="T5">
Фото: Руслан Стефанчук, Фейсбук</text:span>
</text:p>
      <text:p text:style-name="P4">
News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In Ukraine, rains are expected, sometimes with thunderstorms, in the afternoon up to 19 ° heat</text:span>
</text:h>
      <text:p text:style-name="P4">
Authors: Ukrinform (Person)</text:p>
      <text:p text:style-name="P4">
Publisher: Укринформ (Organization)</text:p>
      <text:p text:style-name="P4">
Published Time: 2023-04-23T-38:15:00+03:00</text:p>
      <text:p text:style-name="P4">
Modified Time: 2023-04-23T21:15:00+03:00</text:p>
      <text:p text:style-name="P4">
Description: In Ukraine, on Monday, April 24, it will rain, in some places thunderstorms will be sore, the air will warm up to 19 ° in the daytime. - Ukrinform.</text:p>
      <text:p text:style-name="P4">
Images: ["<text:a xlink:type="simple" xlink:href="https://static.ukrinform.com/photos/2018_05/thumb_files/630_360_1525846985-5329.jpg" text:style-name="Internet_20_link" text:visited-style-name="Visited_20_Internet_20_Link">
630_360_15258...</text:a>
"]</text:p>
      <text:p text:style-name="P4">
Tags: ['Дощ', 'Гроза', 'Погода', 'Тепло', 'Прогноз', 'Весна']</text:p>
      <text:p text:style-name="P4">
Type: Article</text:p>
      <!--METADATA-->
      <text:p text:style-name="P4">
<draw:frame draw:style-name="fr1" draw:name="Image19" text:anchor-type="as-char" svg:width="6.9236in" svg:height="3.956343in" draw:z-index="0">
<draw:image xlink:href="../Images/yкринформ/2023-04-23T-38-15-00-03-00/630_360_1525846985-5329.jpg" xlink:type="simple" xlink:show="embed" xlink:actuate="onLoad" draw:mime-type="image/jpeg"/>
</draw:frame>
In Ukraine, on Monday, April 24, it will rain, in some places thunderstorms, the air will warm up to 19 ° as possible.</text:p>
      <text:p text:style-name="P4">
Ukrinform was reported at the Ukrainian Hydrometeorological Center.</text:p>
      <text:p text:style-name="P4">
"Cloudy with clearings. At night without precipitation, in the afternoon on the Left Bank, in the Crimea such a such 14-19 °; at the Carpathian highlands at night about 0 °, in the afternoon6-11 ° heat, "the forecasters informed.</text:p>
      <text:p text:style-name="P4">
According to their forecast, in Kyiv and Kyiv region it will be cloudy with clearings, in the afternoon there will be light rain. The temperature in the capital will be at night 6-8 ° heat, in the afternoon 16-18 °, in the region there will be +3-8 ° at night, 14-19 ° in the afternoon.</text:p>
      <text:p text:style-name="P4">
Cloudy weather will be kept in Ukraine in Ukraine and in the next two days. Natural, April 25, and in the eastern regions, on the day on April 26 on the Right Bank of Groz, in some places of thunderstorms, on April 25 in the Carpathian region, places of precipitation; in the rest of the territory without precipitation.</text:p>
      <text:p text:style-name="P4">
Temperature at night 4-9 ° heat; In the afternoon 15-20 °, in the west, April 25 and in the east 9-14 °, April 26 in Zhytomyr region, Kyiv, Vinnytsia, Cherkasy region and Odesa region 12-17 °.</text:p>
      <text:p text:style-name="P4">
<text:span text:style-name="T4">
 Read also: </text:span>
 <text:a xlink:type="simple" xlink:href="https://www.ukrinform.ua/rubric-regions/3699520-v-ukraini-zalisautsa-pidtoplenimi-ponad-1200-dvorogospodarstv.html" text:style-name="Internet_20_link" text:visited-style-name="Visited_20_Internet_20_Link">
<text:span text:style-name="T4">
 Ukraine </text:span>
 <text:span text:style-name="T4">
 </text:span>
 remain <text:span text:style-name="T4">
 </text:span>
 flooded <text:span text:style-name="T4">
 </text:span>
 <text:span text:style-name="T4">
 over </text:span>
<text:span text:style-name="T4">
 1200 </text:span>
 <text:span text:style-name="T4">
 </text:span>
 <text:span text:style-name="T4">
 </text:span>
 **</text:a>
Forecasters predict these days in the Carpathian highlands is moderate, in places considerable snow with wet snow; Temperature at night and day 1-6 ° heat.</text:p>
      <text:p text:style-name="P4">
In Kiev and the region will be without precipitation, only in the afternoon on April 26 will be short -lived, sometimes thunderstorms. In the capital at night, columns of thermometers will show 7-9 °; April 12-19 °, April 26, 13-15 °. The area will be 4-9 ° at night, 15-20 ° in the afternoon, April 26, 12-17 °.</text:p>
      <text:p text:style-name="P4">
According to April 27, in Ukraine, in addition to the western regions, on April 28, the coal and eastern parts of the country, in the day and in most Central, Chernihiv and Sumy regions, rains and thunderstorms will sometimes pass.</text:p>
      <text:p text:style-name="P4">
Temperature in the Eastern, Dnipropetrovsk, Zaporizhia and Kherson regions 6-12 °, in the afternoon 15-21 °; In the rest of the territory at night 3-9 °, in Western, Zhytomyr, Vinnytsia, April 28 and in Kyiv and Cherkasy regions 1-6 ° warm(In the western areas on the soil surface of the frost 0-3 °); in the afternoon 7-13 ° heat; On the highlands of the Carpathians at night 0-5 ° <text:a xlink:type="simple" xlink:href="https://www.ukrinform.ua/tag-moroz" text:style-name="Internet_20_link" text:visited-style-name="Visited_20_Internet_20_Link">
</text:a>
, in the afternoon 1-6 ° warm.</text:p>
      <text:p text:style-name="P4">
News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Zelensky thanked the forces of defense who showed the result in battle</text:span>
</text:h>
      <text:p text:style-name="P4">
Authors: Ukrinform (Person)</text:p>
      <text:p text:style-name="P4">
Publisher: Укринформ (Organization)</text:p>
      <text:p text:style-name="P4">
Published Time: 2023-04-23T-40:13:00+03:00</text:p>
      <text:p text:style-name="P4">
Modified Time: 2023-04-23T21:13:00+03:00</text:p>
      <text:p text:style-name="P4">
Description: President of Ukraine Volodymyr Zelensky thanked the forces of defense who showed the result in defending their homeland. - Ukrinform.</text:p>
      <text:p text:style-name="P4">
Images: ["<text:a xlink:type="simple" xlink:href="https://static.ukrinform.com/photos/2023_02/thumb_files/630_360_1677434079-719.jpeg" text:style-name="Internet_20_link" text:visited-style-name="Visited_20_Internet_20_Link">
630_360_16774...</text:a>
"]</text:p>
      <text:p text:style-name="P4">
Tags: ['ДСНС',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23T-40-13-00-03-00/630_360_1677434079-719.jpeg" xlink:type="simple" xlink:show="embed" xlink:actuate="onLoad" draw:mime-type="image/jpeg"/>
</draw:frame>
President of Ukraine Volodymyr Zelensky thanked the forces of defense, who in the fighting the result, defending his homeland.</text:p>
      <text:p text:style-name="P4">
He said in <text:a xlink:type="simple" xlink:href="https://www.youtube.com/watch" text:style-name="Internet_20_link" text:visited-style-name="Visited_20_Internet_20_Link">
</text:a>
, reports Ukrinform.</text:p>
      <text:p text:style-name="P4">
“Today I want to focus on words of gratitude. The first is soldiers. To all who in battle, in positions, in combat missions ... Avdiivka, Marinka, Bakhmut, Liman direction, Siversky… The 35th Separate Brigade of the Marine Corps named Ostrogradsky, the 55th Separate Artillery Brigade "Zaporozhia". Thank you, warriors!The brave is strong!80th Brigade of DShV-Thank you for the exemplary destruction of the enemy under Bakhmut. The 54th separate mechanized brigade named after Hetman Mazepa - I am for stability, for the protection of positions, and therefore, for the protection of Ukraine, ” - said Zelene.</text:p>
      <text:p text:style-name="P4">
The President also thanked the rescuers and all employees of the SES who involved the elimination of the consequences of hostile blows. He also mentioned psychologists, because in this country they celebrate their professional holiday in our country. “I thank everyone who has chosen this profession and devotes their life, their own time of health and rest of others. Wherever you work, if you do not work, for which it was not the conditions, the meaning of the psychologist's work is always noble: I am helping. I am seeking to those who help our people, ”he said.</text:p>
      <text:p text:style-name="P4">
<text:span text:style-name="T4">
 Read also: </text:span>
 <text:a xlink:type="simple" xlink:href="https://www.ukrinform.ua/rubric-economy/3699420-pocalas-globalna-robota-z-obmezenna-rosijskoi-atomnoi-galuzi-zelenskij.html" text:style-name="Internet_20_link" text:visited-style-name="Visited_20_Internet_20_Link">
<text:span text:style-name="T4">
 Zelensky </text:span>
</text:a>
The head of state also recalled that since the 1990s, it was on April 23, celebrated World Book and Copyright Day. Now, the hubs of our people are in different countries where Ukrainian children live in other linguistic and cultural environments, it is especially important that the Ukrainian book of the Ukrainian vision of the world units our people, and maintained a house with home, says Zelensky.</text:p>
      <text:p text:style-name="P4">
Photo: op</text:p>
      <text:p text:style-name="P4">
News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Twitter renewed a blue tick for famous accounts</text:span>
</text:h>
      <text:p text:style-name="P4">
Authors: Ukrinform (Person)</text:p>
      <text:p text:style-name="P4">
Publisher: Укринформ (Organization)</text:p>
      <text:p text:style-name="P4">
Published Time: 2023-04-23T-43:56:00+03:00</text:p>
      <text:p text:style-name="P4">
Modified Time: 2023-04-23T20:56:00+03:00</text:p>
      <text:p text:style-name="P4">
Description: Some Twitter accounts with more than a million Twitter subscribers have returned a blue tick without paying for subscription.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Технології', 'Twitter', 'Соцмережі']</text:p>
      <text:p text:style-name="P4">
Type: Article</text:p>
      <!--METADATA-->
      <text:p text:style-name="P4">
<draw:frame draw:style-name="fr1" draw:name="Image21" text:anchor-type="as-char" svg:width="6.9236in" svg:height="3.956343in" draw:z-index="0">
<draw:image xlink:href="../Images/yкринформ/2023-04-23T-43-56-00-03-00/630_360_1682252855-654.jpg" xlink:type="simple" xlink:show="embed" xlink:actuate="onLoad" draw:mime-type="image/jpeg"/>
</draw:frame>
Some of the Twitter accounts with more than a million Twitter subscribers have returned a bruise without payment for subscription.</text:p>
      <text:p text:style-name="P4">
As Ukrinform reports, it reports <text:a xlink:type="simple" xlink:href="https://www.bbc.co.uk/news/technology-65365366" text:style-name="Internet_20_link" text:visited-style-name="Visited_20_Internet_20_Link">
</text:a>
.</text:p>
      <text:p text:style-name="P4">
Among those who returned a blue tick, dozens of celebrities, some television presenters and media accounts. Some cases of recovery of the mark occur on a free basis.</text:p>
      <text:p text:style-name="P4">
Before the platform was bought by Ilon Musk, the blue tick was the verification icon that Twitter provided for free.</text:p>
      <text:p text:style-name="P4">
<text:span text:style-name="T4">
 Read also: </text:span>
 <text:a xlink:type="simple" xlink:href="https://www.ukrinform.ua/rubric-technology/3699365-king-zaproponuvav-masku-peredati-jogo-sinu-galocku-u-twitter-fondu-prituli.html" text:style-name="Internet_20_link" text:visited-style-name="Visited_20_Internet_20_Link">
<text:span text:style-name="T4">
 Twitter </text:span>
</text:a>
It was reported that removing the obsolete blue ticks had to be done manually, so it is possible that it is also a manual process that would last for the next day.</text:p>
      <text:p text:style-name="P4">
Initially, it was used as an authentication tool, which is intended to help stop fake accounts and disinfection.</text:p>
      <text:p text:style-name="P4">
It is now a symbol that the account has subscribed to a premium service called Twitter Blue - and when making a payment, the verification process takes place. There are different prices depending on where the subscription is made, but it is about $ 8 per month.</text:p>
      <text:p text:style-name="P4">
<text:span text:style-name="T4">
 Read also: </text:span>
 <text:a xlink:type="simple" xlink:href="https://www.ukrinform.ua/rubric-technology/3699574-mask-vidpoviv-kingu-so-zadonativ-100-miljoniv-dla-ukraini.html" text:style-name="Internet_20_link" text:visited-style-name="Visited_20_Internet_20_Link">
</text:a>
According to Ukrinform, many media accounts on Twitter have lost the marks that certify their affiliation or sources of funding.</text:p>
      <text:p text:style-name="P4">
Photo: Getty Images</text:p>
      <text:p text:style-name="P4">
News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Patriot can knock down the C -300 missiles but rationally destroy these SCRs on Earth - Ignati</text:span>
</text:h>
      <text:p text:style-name="P4">
Authors: Ukrinform (Person)</text:p>
      <text:p text:style-name="P4">
Publisher: Укринформ (Organization)</text:p>
      <text:p text:style-name="P4">
Published Time: 2023-04-23T-45:35:00+03:00</text:p>
      <text:p text:style-name="P4">
Modified Time: 2023-04-23T20:35:00+03:00</text:p>
      <text:p text:style-name="P4">
Description: Patriot's anti-aircraft missile systems transmitted by international partners can knock down the C-300 missiles produced by hostile anti-aircraft missile systems, but this will not be rational, so the installations are better to try to destroy on the ground. - Ukrinform.</text:p>
      <text:p text:style-name="P4">
Images: ["<text:a xlink:type="simple" xlink:href="https://static.ukrinform.com/photos/2023_04/thumb_files/630_360_1682265061-481.jpg" text:style-name="Internet_20_link" text:visited-style-name="Visited_20_Internet_20_Link">
630_360_16822...</text:a>
"]</text:p>
      <text:p text:style-name="P4">
Tags: ['Війна з росією', 'Patriot ', 'Єдині новини']</text:p>
      <text:p text:style-name="P4">
Type: Article</text:p>
      <!--METADATA-->
      <text:p text:style-name="P4">
<draw:frame draw:style-name="fr1" draw:name="Image22" text:anchor-type="as-char" svg:width="6.9236in" svg:height="3.952746in" draw:z-index="0">
<draw:image xlink:href="../Images/yкринформ/2023-04-23T-45-35-00-03-00/630_360_1682265061-481.jpg" xlink:type="simple" xlink:show="embed" xlink:actuate="onLoad" draw:mime-type="image/jpeg"/>
</draw:frame>
Patriot's anti-aircraft missile systems transmitted by the C-300 missile anti-aircraft missile systems can be mastered by the Patriot.</text:p>
      <text:p text:style-name="P4">
A spokesman for the Armed Forces of the Armed Forces Yuri Ignat said this on the air of the Telernorphone "One News", Ukrinform reports.</text:p>
      <text:p text:style-name="P4">
“There are many of them: 6-7 thousand C-300 missiles were a few months ago. Here more rational destroy them on the ground. And they fly at a speed of 3.5 thousand -to -one hours. They need a matter of minutes to arrive. But Patriot can be laid out such rockets, because the C-300 is launched in the ballistic trajectory. Maybe, but we need to understand how many rockets we will have for Patriot and how many do you have. It is clear that they will do the same as ShahED to run them, depleting our air defense, ”Ignat said.</text:p>
      <text:p text:style-name="P4">
<text:span text:style-name="T4">
 Read also: </text:span>
 <text:a xlink:type="simple" xlink:href="https://www.ukrinform.ua/rubric-ato/3699662-obicani-partnerami-sistemi-ppo-vze-u-dorozi-do-svoih-majbutnih-pozicij-povitrani-sili.html" text:style-name="Internet_20_link" text:visited-style-name="Visited_20_Internet_20_Link">
</text:a>
He noted that Iranian ShahED Russians try to find Ukrainian air defense, try to get into it and exhaust in general. “See how many we have rockets and various means on them. That is why this is called the war, because the enemy tries to exhaust us, we are him. But we also outline it. See how many enemy techniques are destroyed, his winged missiles, ”the spokesman added.</text:p>
      <text:p text:style-name="P4">
Patriot, transferred by Western partners, Patriot has been weeded for combat duty in Ukraine and protects our sky from hostility, including ballistic, and aviation, and others on the road.</text:p>
      <text:p text:style-name="P4">
<text:span text:style-name="T4">
 Read also: </text:span>
 <text:a xlink:type="simple" xlink:href="https://www.ukrinform.ua/rubric-ato/3699497-izrailska-sistema-rannogo-opovisenna-suttevo-dopomoze-ukraini-ignat.html" text:style-name="Internet_20_link" text:visited-style-name="Visited_20_Internet_20_Link">
<text:span text:style-name="T4">
 Ignati </text:span>
</text:a>
As it was reported, Yuri Ignata has previously emphasized that the patients received by the Patriot anti-aircraft missile complexes significantly exacerbate Ukraine's prototype defense and will allow Russian aircraft to be kept away from the border.</text:p>
      <text:p text:style-name="P4">
News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Ukrainian Oliynikov defeated Lithuanian Bubelite in the ITF 15 finals in Spain</text:span>
</text:h>
      <text:p text:style-name="P4">
Authors: Ukrinform (Person)</text:p>
      <text:p text:style-name="P4">
Publisher: Укринформ (Organization)</text:p>
      <text:p text:style-name="P4">
Published Time: 2023-04-23T-47:32:25+03:00</text:p>
      <text:p text:style-name="P4">
Modified Time: 2023-04-23T20:32:25+03:00</text:p>
      <text:p text:style-name="P4">
Description: Ukrainian tennis player Alexander Oliynikov (№711 WTA) won the ITF 15 tournament in Spanish Telde. - Ukrinform.</text:p>
      <text:p text:style-name="P4">
Images: ["<text:a xlink:type="simple" xlink:href="https://static.ukrinform.com/photos/2023_04/thumb_files/630_360_1682271103-644.jpg" text:style-name="Internet_20_link" text:visited-style-name="Visited_20_Internet_20_Link">
630_360_16822...</text:a>
"]</text:p>
      <text:p text:style-name="P4">
Tags: ['Теніс']</text:p>
      <text:p text:style-name="P4">
Type: Article</text:p>
      <!--METADATA-->
      <text:p text:style-name="P4">
<draw:frame draw:style-name="fr1" draw:name="Image23" text:anchor-type="as-char" svg:width="6.9236in" svg:height="3.956343in" draw:z-index="0">
<draw:image xlink:href="../Images/yкринформ/2023-04-23T-47-32-25-03-00/630_360_1682271103-644.jpg" xlink:type="simple" xlink:show="embed" xlink:actuate="onLoad" draw:mime-type="image/jpeg"/>
</draw:frame>
Ukrainian tennis player Alexander Oliynikov(№711 WTA)won the tournitf 15 in Spanish Telde.</text:p>
      <text:p text:style-name="P4">
In the final of the athlete won the Lithuanian Claudia Bubelite(№682 WTA)with a score 6: 3, 6: 1, transmits Ukrinform.</text:p>
      <text:p text:style-name="P4">
Oliynikov did not make any double mistake, never subjected and sold 4/6 bands.</text:p>
      <text:p text:style-name="P4">
<text:span text:style-name="T4">
 Read also: </text:span>
 <text:a xlink:type="simple" xlink:href="https://www.ukrinform.ua/rubric-sports/3699527-ukrainski-tenisisti-vigrali-turnir-itf-v-ispanii.html" text:style-name="Internet_20_link" text:visited-style-name="Visited_20_Internet_20_Link">
<text:span text:style-name="T4">
 tennis </text:span>
</text:a>
This is Oliynikova's fourth victory at the ITF tournament in his career and the first time.</text:p>
      <text:p text:style-name="P4">
Photo: ITF</text:p>
      <text:p text:style-name="P4">
News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One of the richest deputies of the State Duma of the Russian Federation died, who was sentenced in Ukraine</text:span>
</text:h>
      <text:p text:style-name="P4">
Authors: Ukrinform (Person)</text:p>
      <text:p text:style-name="P4">
Publisher: Укринформ (Organization)</text:p>
      <text:p text:style-name="P4">
Published Time: 2023-04-23T-49:17:00+03:00</text:p>
      <text:p text:style-name="P4">
Modified Time: 2023-04-23T20:17:00+03:00</text:p>
      <text:p text:style-name="P4">
Description: In Russia at the age of 77, the deputy of the State Duma of the Russian Federation Mykola Burtsov, who was sentenced last year for encroachment on the territorial integrity and inviolability of Ukraine. - Ukrinform.</text:p>
      <text:p text:style-name="P4">
Images: ["<text:a xlink:type="simple" xlink:href="https://static.ukrinform.com/photos/2023_04/thumb_files/630_360_1682266089-851.jpeg" text:style-name="Internet_20_link" text:visited-style-name="Visited_20_Internet_20_Link">
630_360_16822...</text:a>
"]</text:p>
      <text:p text:style-name="P4">
Tags: ['Депутат', 'Смерть', 'Держдума РФ', 'росія']</text:p>
      <text:p text:style-name="P4">
Type: Article</text:p>
      <!--METADATA-->
      <text:p text:style-name="P4">
<draw:frame draw:style-name="fr1" draw:name="Image24" text:anchor-type="as-char" svg:width="6.9236in" svg:height="3.956343in" draw:z-index="0">
<draw:image xlink:href="../Images/yкринформ/2023-04-23T-49-17-00-03-00/630_360_1682266089-851.jpeg" xlink:type="simple" xlink:show="embed" xlink:actuate="onLoad" draw:mime-type="image/jpeg"/>
</draw:frame>
In Russia at the age of 77, the deputy of the State Duma of the Russian Federation Mykola Burtsov died, who last year was for the encroachment on the territorial integrity and inviolability of Ukraine.</text:p>
      <text:p text:style-name="P4">
As Ukrinform reports, it reports <text:a xlink:type="simple" xlink:href="https://www.rbc.ru/politics/23/04/2023/6444f9ba9a7947704f5b19a6" text:style-name="Internet_20_link" text:visited-style-name="Visited_20_Internet_20_Link">
</text:a>
.</text:p>
      <text:p text:style-name="P4">
Governor of Lipetsk region Igor Artamonov reported the death of Burtsov. He did not specify the cause of death. Borzov is buried in Moscow.</text:p>
      <text:p text:style-name="P4">
It is noted that Burtsov, who was born on May 8, 1945, was a deputy state states of the Russian Federation since 2003, was a member of the Unified Russia faction.</text:p>
      <text:p text:style-name="P4">
For several years he was in the list of the richest parliamentarians, which declared the most revenues. In 2021, he ranked 194 in the list of wealthy Russians by converge <text:a xlink:type="simple" xlink:href="https://www.ukrinform.ua/tag-forbes" text:style-name="Internet_20_link" text:visited-style-name="Visited_20_Internet_20_Link">
</text:a>
, the journal estimated his wealth of $ 550 million.</text:p>
      <text:p text:style-name="P4">
<text:span text:style-name="T4">
 Read also: </text:span>
 <text:a xlink:type="simple" xlink:href="https://www.ukrinform.ua/rubric-world/3571340-u-rosii-pomer-golovred-ulublenoi-gazeti-putina.html" text:style-name="Internet_20_link" text:visited-style-name="Visited_20_Internet_20_Link">
<text:span text:style-name="T4">
 Russia </text:span>
 <text:span text:style-name="T4">
 died </text:span>
 <text:span text:style-name="T4">
 headed </text:span>
 <text:span text:style-name="T4">
 Favorite </text:span>
 <text:span text:style-name="T4">
 </text:span>
 newspapers <text:span text:style-name="T4">
** Putin </text:span>
</text:a>
As reported by Ukrinform, at the end of March last year, the office of the General Prosecutor stated that 20 deputies of the State Duma of Russian Federation were condemned for the territorial integrity of the inveotor of Ukraine. Each of them was sentenced to 15 years in prison with confiscation of the author.</text:p>
      <text:p text:style-name="P4">
Shortly before the full -scale invasion, on February 15, 2022, the Russian Rusiness supported the resolution on the appeal to the President of the Russian Federation to consider the issue of recognition of pseudo -republics of "DNR" and "LNR" as independent, sovereign and independent states.</text:p>
      <text:p text:style-name="P4">
The list of convicts lists Mykola Ivanovich Bortsov, 08.05.1945</text:p>
      <text:p text:style-name="P4">
News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The actions of the Russians in the Tavriysk direction became more intense - military</text:span>
</text:h>
      <text:p text:style-name="P4">
Authors: Ukrinform (Person)</text:p>
      <text:p text:style-name="P4">
Publisher: Укринформ (Organization)</text:p>
      <text:p text:style-name="P4">
Published Time: 2023-04-23T-51:04:00+03:00</text:p>
      <text:p text:style-name="P4">
Modified Time: 2023-04-23T20:04:00+03:00</text:p>
      <text:p text:style-name="P4">
Description: The tactics and nature of the actions of the Russians in the Taurian direction have changed and became more intense. - Ukrinform.</text:p>
      <text:p text:style-name="P4">
Images: ["<text:a xlink:type="simple" xlink:href="https://static.ukrinform.com/photos/2022_07/thumb_files/630_360_1658910361-742.jpg" text:style-name="Internet_20_link" text:visited-style-name="Visited_20_Internet_20_Link">
630_360_16589...</text:a>
"]</text:p>
      <text:p text:style-name="P4">
Tags: ['Російські військові', 'Війна з росією', 'Єдині новини']</text:p>
      <text:p text:style-name="P4">
Type: Article</text:p>
      <!--METADATA-->
      <text:p text:style-name="P4">
<draw:frame draw:style-name="fr1" draw:name="Image25" text:anchor-type="as-char" svg:width="6.9236in" svg:height="3.956343in" draw:z-index="0">
<draw:image xlink:href="../Images/yкринформ/2023-04-23T-51-04-00-03-00/630_360_1658910361-742.jpg" xlink:type="simple" xlink:show="embed" xlink:actuate="onLoad" draw:mime-type="image/jpeg"/>
</draw:frame>
The tactic nature of the actions of the Russians in the Tavriysk direction changed and became more intense.</text:p>
      <text:p text:style-name="P4">
According to Ukrinform, the reporter of the united Press Center of Defense forces of Tavriysky Alexeydmitrashkivskyi.</text:p>
      <text:p text:style-name="P4">
“The tactics and nature of the enemy's actions in our direction have changed somewhat intensity and effort in the Avdeevsky, Mariinsky Tawgledar directions. The purpose is to displace, capture and create such conditions that will allow them to enter the administrative borders of Donetsk region. A characteristic feature is a constant rotation, systematic regrouping, non -nonsense of units in order to morally influence our troops. Aviation ravines, trying to force our units to depart and take measures of the emeis, ”Dmitrashkivsky said.</text:p>
      <text:p text:style-name="P4">
<text:span text:style-name="T4">
 Read also: </text:span>
 <text:a xlink:type="simple" xlink:href="https://www.ukrinform.ua/rubric-ato/3696933-vijska-rf-vidveli-z-rajonu-marinki-dvi-desantni-castini-na-vidnovlenna.html" text:style-name="Internet_20_link" text:visited-style-name="Visited_20_Internet_20_Link">
</text:a>
According to him, the command of the Russian Federation was thrown to the fighting near Marinka Nadonechyna the so -called "assault units Z", which were imported instead of the local. The enemy's army began to fully adopt the experience of Wagner PEC to tanabati into their ranks of people with a criminal past. "There are certain instructions that have been drawn to us together with the captives, which clearly states that the soldiers of this unit during the fighting are not provided medical care on the polyb and the wounded is not evacuated until the position is taken or this team is not taken to retreat." , - he said.</text:p>
      <text:p text:style-name="P4">
Earlier, he suggested that having lost a lot of personnel of the Baby and Marinsky directions, <text:a xlink:type="simple" xlink:href="https://www.ukrinform.ua/tag-rosijski-vijskovi" text:style-name="Internet_20_link" text:visited-style-name="Visited_20_Internet_20_Link">
</text:a>
can focus on the coal direction. On the Saturday, the Russian Aenglain was performed by 6 aircraft, which resulted in the destruction of the civilian population. “What does it do? Now in Bakhmut is such an eating. They are called the house on the floor, so that other soldiers were not able to equip at least any position for reflection or for rest. Therefore, in my opinion, they are firing carbonaries trying to succeed. Perhaps this is the reason that they will try to storm in the coal in the near future, ”Dmytrashkivsky said.</text:p>
      <text:p text:style-name="P4">
News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President FSU Zubko: Coach Staff received one task from the federation - to win</text:span>
</text:h>
      <text:p text:style-name="P4">
Authors: Ukrinform (Person)</text:p>
      <text:p text:style-name="P4">
Publisher: Укринформ (Organization)</text:p>
      <text:p text:style-name="P4">
Published Time: 2023-04-23T-54:51:56+03:00</text:p>
      <text:p text:style-name="P4">
Modified Time: 2023-04-23T19:51:56+03:00</text:p>
      <text:p text:style-name="P4">
Description: The President of the Hockey Federation of Ukraine Georgy Zubko appreciated the performance of the national team of Ukraine in the first match of the World Cup in the Division of IPs against China (4: 5). - Ukrinform.</text:p>
      <text:p text:style-name="P4">
Images: ["<text:a xlink:type="simple" xlink:href="https://static.ukrinform.com/photos/2023_04/thumb_files/630_360_1682268658-974.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26" text:anchor-type="as-char" svg:width="6.9236in" svg:height="3.956343in" draw:z-index="0">
<draw:image xlink:href="../Images/yкринформ/2023-04-23T-54-51-56-03-00/630_360_1682268658-974.jpg" xlink:type="simple" xlink:show="embed" xlink:actuate="onLoad" draw:mime-type="image/jpeg"/>
</draw:frame>
Presidentialfeding of Hockey of Ukraine Georgy Zubko evaluated the performance of the national team of Ukraine in the first top of the World Cup in the Division of IPs against China(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As it was reported, the national team of Ukraine lost in Overtime China for the start of the World Hockey Championship in the Division(4:5).</text:p>
      <text:p text:style-name="P4">
Фото: пресслужба федерації</text:p>
      <text:p text:style-name="P4">
News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Kenya has exhumed bodies already 47 people who were starving to death</text:span>
</text:h>
      <text:p text:style-name="P4">
Authors: Ukrinform (Person)</text:p>
      <text:p text:style-name="P4">
Publisher: Укринформ (Organization)</text:p>
      <text:p text:style-name="P4">
Published Time: 2023-04-23T-56:45:00+03:00</text:p>
      <text:p text:style-name="P4">
Modified Time: 2023-04-23T19:45:00+03:00</text:p>
      <text:p text:style-name="P4">
Description: The Kenyan police exhumed the bodies of 47 people who were starving to death in order to get to heaven. - Ukrinform.</text:p>
      <text:p text:style-name="P4">
Images: ["<text:a xlink:type="simple" xlink:href="https://static.ukrinform.com/photos/2023_04/thumb_files/630_360_1682258392-827.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27" text:anchor-type="as-char" svg:width="6.9236in" svg:height="3.956343in" draw:z-index="0">
<draw:image xlink:href="../Images/yкринформ/2023-04-23T-56-45-00-03-00/630_360_1682258392-827.jpg" xlink:type="simple" xlink:show="embed" xlink:actuate="onLoad" draw:mime-type="image/jpeg"/>
</draw:frame>
The Kenyan Police exhumed the bodies of 47 people who were starving to death in order to get to heaven.</text:p>
      <text:p text:style-name="P4">
As Ukrinform reports, it reports <text:a xlink:type="simple" xlink:href="https://www.reuters.com/world/africa/kenyan-police-exhume-21-bodies-suspected-christian-cult-graves-2023-04-23/" text:style-name="Internet_20_link" text:visited-style-name="Visited_20_Internet_20_Link">
</text:a>
On Friday, police started exhumation of Shakahol forest bodies, near Malindi's Earbage City. People who were involved in the Christian cult believed that they would fall into heaven if they kill themselves with famine.</text:p>
      <text:p text:style-name="P4">
"In total, 47 people were killed in the Shakachola forest," Camuv's detective said Sunday Reuters Sunday.</text:p>
      <text:p text:style-name="P4">
<text:span text:style-name="T4">
 Read also: </text:span>
 <text:a xlink:type="simple" xlink:href="https://www.ukrinform.ua/rubric-world/3698940-u-sudani-z-pocatku-zbrojnogo-protistoanna-vze-ponad-400-zagiblih.html" text:style-name="Internet_20_link" text:visited-style-name="Visited_20_Internet_20_Link">
<text:span text:style-name="T4">
 Sudani </text:span>
</text:a>
According to Kamau, <text:a xlink:type="simple" xlink:href="https://www.ukrinform.ua/tag-eksgumacia" text:style-name="Internet_20_link" text:visited-style-name="Visited_20_Internet_20_Link">
</text:a>
is still ongoing.</text:p>
      <text:p text:style-name="P4">
As reported by Ukrinform, <text:a xlink:type="simple" xlink:href="https://www.ukrinform.ua/rubric-world/3699632-u-kenii-viavili-desatki-til-viran-aki-goloduvali-do-smerti.html" text:style-name="Internet_20_link" text:visited-style-name="Visited_20_Internet_20_Link">
</text:a>
In the framework of the investigation of the preacher, who called on his followers to star.</text:p>
      <text:p text:style-name="P4">
<text:span text:style-name="T5">
Foto: Wachira mwangi | Nation Media Group</text:span>
</text:p>
      <text:p text:style-name="P4">
News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In Russia, it was reacted to a non -giving visa to its journalists to work at the UN</text:span>
</text:h>
      <text:p text:style-name="P4">
Authors: Ukrinform (Person)</text:p>
      <text:p text:style-name="P4">
Publisher: Укринформ (Organization)</text:p>
      <text:p text:style-name="P4">
Published Time: 2023-04-23T-58:26:00+03:00</text:p>
      <text:p text:style-name="P4">
Modified Time: 2023-04-23T19:26:00+03:00</text:p>
      <text:p text:style-name="P4">
Description: The United States did not issue Russian media employees to cover the visit of the Ministry of Foreign Affairs of the Russian Federation Sergey Lavrov to the UN General Assembly. Lavrov and in general the Russian side threatens because of this American journalists working in Russia. - Ukrinform.</text:p>
      <text:p text:style-name="P4">
Images: ["<text:a xlink:type="simple" xlink:href="https://static.ukrinform.com/photos/2019_10/thumb_files/630_360_1570183193-551.jpeg" text:style-name="Internet_20_link" text:visited-style-name="Visited_20_Internet_20_Link">
630_360_15701...</text:a>
"]</text:p>
      <text:p text:style-name="P4">
Tags: ['США', 'Віза', 'Журналіст', 'росія']</text:p>
      <text:p text:style-name="P4">
Type: Article</text:p>
      <!--METADATA-->
      <text:p text:style-name="P4">
<draw:frame draw:style-name="fr1" draw:name="Image28" text:anchor-type="as-char" svg:width="6.9236in" svg:height="3.956343in" draw:z-index="0">
<draw:image xlink:href="../Images/yкринформ/2023-04-23T-58-26-00-03-00/630_360_1570183193-551.jpeg" xlink:type="simple" xlink:show="embed" xlink:actuate="onLoad" draw:mime-type="image/jpeg"/>
</draw:frame>
The United States did not issue Russian media workers to illuminate the Visit of the Ministry of Foreign Affairs of the Russian Federation Sergey Lavrov at the UN General Assembly. Lavrov in general the Russian side is threatened by American journalists who work in Russia.</text:p>
      <text:p text:style-name="P4">
As Ukrinform reports, it reports <text:a xlink:type="simple" xlink:href="https://t.me/rian_ru/200616" text:style-name="Internet_20_link" text:visited-style-name="Visited_20_Internet_20_Link">
</text:a>
російського держінформагентства.</text:p>
      <text:p text:style-name="P4">
«Ставлення до американських журналістів у росії буде таким самим, як у США доросійських після історії з невидачею віз для роботи в ООН», - заявилоросійське дипломатичне джерело.</text:p>
      <text:p text:style-name="P4">
За його словами, американські журналісти будуть відчувати на собі весьдискомфорт, незручність та аналогічне ставлення. Джерело додало, що «турбота»США про заарештованого в рф журналіста Гершковича уявна, інакше б вони,мовляв, «не дошкуляли російським журналістам».</text:p>
      <text:p text:style-name="P4">
<text:span text:style-name="T4">
Читайте також:</text:span>
 <text:a xlink:type="simple" xlink:href="https://www.ukrinform.ua/rubric-world/3699100-derzdep-vidmovivsa-komentuvati-comu-ne-vsij-delegacii-rf-vidali-vizi-dla-vidvidanna-oon.html" text:style-name="Internet_20_link" text:visited-style-name="Visited_20_Internet_20_Link">
 <text:span text:style-name="T4">
візи</text:span>
 </text:a>
This statement is a more specific presentation of the position stated by the Foreign Ministry of the Ministry of Foreign Affairs <text:a xlink:type="simple" xlink:href="https://t.me/rian_ru/200615" text:style-name="Internet_20_link" text:visited-style-name="Visited_20_Internet_20_Link">
</text:a>
: "Let's not forget, let's not forgive."</text:p>
      <text:p text:style-name="P4">
As it was reported, Russian media players went to New York to light the measures within the Russian presidency in the UN Security Council. However, they were shaded <text:a xlink:type="simple" xlink:href="https://www.ukrinform.ua/tag-viza" text:style-name="Internet_20_link" text:visited-style-name="Visited_20_Internet_20_Link">
</text:a>
Only laurels and diplomats that accompany him.</text:p>
      <text:p text:style-name="P4">
News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La Liga: Barcelona won "Athletico" minimally</text:span>
</text:h>
      <text:p text:style-name="P4">
Authors: Ukrinform (Person)</text:p>
      <text:p text:style-name="P4">
Publisher: Укринформ (Organization)</text:p>
      <text:p text:style-name="P4">
Published Time: 2023-04-23T-60:10:21+03:00</text:p>
      <text:p text:style-name="P4">
Modified Time: 2023-04-23T19:10:21+03:00</text:p>
      <text:p text:style-name="P4">
Description: Catalans continue to head the Spanish Championship. - Ukrinform.</text:p>
      <text:p text:style-name="P4">
Images: ["<text:a xlink:type="simple" xlink:href="https://static.ukrinform.com/photos/2023_04/thumb_files/630_360_1682266047-553.jpg" text:style-name="Internet_20_link" text:visited-style-name="Visited_20_Internet_20_Link">
630_360_16822...</text:a>
"]</text:p>
      <text:p text:style-name="P4">
Tags: ['Барселона', 'Футбол']</text:p>
      <text:p text:style-name="P4">
Type: Article</text:p>
      <!--METADATA-->
      <text:p text:style-name="P4">
<draw:frame draw:style-name="fr1" draw:name="Image29" text:anchor-type="as-char" svg:width="6.9236in" svg:height="3.956343in" draw:z-index="0">
<draw:image xlink:href="../Images/yкринформ/2023-04-23T-60-10-21-03-00/630_360_1682266047-553.jpg" xlink:type="simple" xlink:show="embed" xlink:actuate="onLoad" draw:mime-type="image/jpeg"/>
</draw:frame>
Catalans continue to head the Spanish Championship.</text:p>
      <text:p text:style-name="P4">
Barcelona defeated Atletico on her field 1-0 in the 30th round of Spanish Pirs, Ukrinform reports.</text:p>
      <text:p text:style-name="P4">
The only goal recorded Torres on his account in the 44th minute.</text:p>
      <text:p text:style-name="P4">
Barcelona continues to head La Liga, having 76 points after 30 mats.</text:p>
      <text:p text:style-name="P4">
<text:span text:style-name="T4">
 Read also: </text:span>
 <text:a xlink:type="simple" xlink:href="https://www.ukrinform.ua/rubric-sports/3699396-mancester-siti-rozgromiv-seffld-unajted-i-zigrae-u-finali-kubka-anglii.html" text:style-name="Internet_20_link" text:visited-style-name="Visited_20_Internet_20_Link">
</text:a>
As it was reported, the current winner of Primers "Real" goes on the second step, falling behind the leader by 11 points.</text:p>
      <text:p text:style-name="P4">
Photo: fcbarcelona.com</text:p>
      <text:p text:style-name="P4">
News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Aviation of Defense Forces has struck 11 blows on Russian invaders</text:span>
</text:h>
      <text:p text:style-name="P4">
Authors: Ukrinform (Person)</text:p>
      <text:p text:style-name="P4">
Publisher: Укринформ (Organization)</text:p>
      <text:p text:style-name="P4">
Published Time: 2023-04-23T-62:08:42+03:00</text:p>
      <text:p text:style-name="P4">
Modified Time: 2023-04-23T19:08:42+03:00</text:p>
      <text:p text:style-name="P4">
Description: The aviation of the Defense Forces of Ukraine per day made 11 beats on Russian invaders. - Ukrinform.</text:p>
      <text:p text:style-name="P4">
Images: ["<text:a xlink:type="simple" xlink:href="https://static.ukrinform.com/photos/2023_04/thumb_files/630_360_1681751256-398.jpg" text:style-name="Internet_20_link" text:visited-style-name="Visited_20_Internet_20_Link">
630_360_16817...</text:a>
"]</text:p>
      <text:p text:style-name="P4">
Tags: ['Генштаб', 'ЗСУ', 'Російська авіація', 'Війна з росією']</text:p>
      <text:p text:style-name="P4">
Type: Article</text:p>
      <!--METADATA-->
      <text:p text:style-name="P4">
<draw:frame draw:style-name="fr1" draw:name="Image30" text:anchor-type="as-char" svg:width="6.9236in" svg:height="3.956343in" draw:z-index="0">
<draw:image xlink:href="../Images/yкринформ/2023-04-23T-62-08-42-03-00/630_360_1681751256-398.jpg" xlink:type="simple" xlink:show="embed" xlink:actuate="onLoad" draw:mime-type="image/jpeg"/>
</draw:frame>
Aviation for Defense of Ukraine per day made 11 beats on Russian invaders.</text:p>
      <text:p text:style-name="P4">
According to Ukrinform, the General Staff of the Armed Forces of Ukraine reported in <text:a xlink:type="simple" xlink:href="https://www.facebook.com/GeneralStaff.ua/posts/pfbid0NvLxNmEnT5P5eNBssoobkH2EBdLwrEd2sbq5JyDBAn9c8TuAsRbSTFBaL6szr9Qnl" text:style-name="Internet_20_link" text:visited-style-name="Visited_20_Internet_20_Link">
</text:a>
Having published the prompt information as of 18:00 on April 23.</text:p>
      <text:p text:style-name="P4">
“Aviation of defense forces per day made 11 beats in the areas of concentration of personal staff and military equipment of the invaders. There were also two entertaining UAVs of the Merlin and one eagle -10 UAVs, - the message reads.</text:p>
      <text:p text:style-name="P4">
The General Staff notes that the Russian Federation does not give up its plans to capture the territory of Ukraine. Continues to ignore international humanitarian law, strikes, shells not only on the positions of Ukrainian troops, but also on the civil infrastructure of settlements, terrorizing civilians.</text:p>
      <text:p text:style-name="P4">
<text:span text:style-name="T4">
 Read also: </text:span>
 <text:a xlink:type="simple" xlink:href="https://www.ukrinform.ua/rubric-ato/3699586-na-pivdni-zenitniki-znisili-cotiri-rosijski-dronikamikadze-lancet.html" text:style-name="Internet_20_link" text:visited-style-name="Visited_20_Internet_20_Link">
</text:a>
During the day, the enemy struck 28 aircraft strikes and made about 10 units from the jet fire systems on the positions of Ukrainian military military. There are wounded among civilians, private dwellings and other civilian infrastructure are destroyed.</text:p>
      <text:p text:style-name="P4">
The likelihood of rocket and aviation strikes throughout Ukraine is high.</text:p>
      <text:p text:style-name="P4">
“The main efforts of the enemy focuses on conducting the offensive actions of the Nabakhmut, Avdeev and Mariin directions. More than 45 enemy attacks were reflected during the day by the units of the Defense Ukraine forces during the day. The most fierce battles continue for Bakhmut and Marinka, ”the General Staff was informed.</text:p>
      <text:p text:style-name="P4">
<text:span text:style-name="T4">
 Read also: </text:span>
 <text:a xlink:type="simple" xlink:href="https://www.ukrinform.ua/rubric-ato/3699565-na-mikolaivsini-zenitniki-zbili-rosijskij-rozviduvalnij-bezpilotnik.html" text:style-name="Internet_20_link" text:visited-style-name="Visited_20_Internet_20_Link">
</text:a>
<text:span text:style-name="T5">
 <text:span text:style-name="T4">
 In Volyn and Polissya directions </text:span>
 _ the operational situation is stipulated by constant. No signs of formation of offensive groups were identified. Determined units of the Armed Forces of the Republic of Belarus continue to execute the operation in border areas with Ukraine. Some units of the territorial troops of the Armed Forces of the Russian Federation continue to interpret on the territory of Belarus.</text:span>
 <text:span text:style-name="T4">
 In the Kupyansk direction </text:span>
 _ artillery shellings were inhabited by two -year -olds, Mrynyakivka, Masyutivka, Lyman first, Kislivka, Berestovetokharkiv region.</text:p>
      <text:p text:style-name="P4">
<text:span text:style-name="T4">
 Read also: </text:span>
 <text:a xlink:type="simple" xlink:href="https://www.ukrinform.ua/rubric-ato/3699470-sili-oboroni-znisili-vze-186-420-rosijskih-zagarbnikiv.html" text:style-name="Internet_20_link" text:visited-style-name="Visited_20_Internet_20_Link">
<text:span text:style-name="T4">
 destroy </text:span>
</text:a>
_ <text:span text:style-name="T4">
 In the Liman direction </text:span>
 _ this day the invaders did not conduct offensive. Artillery shellings were inhabited by settlements, which, along with the line of the collision, namely: Makiivka, Nevskoye, Bigorivka of Lugansk region Dibrova, Verkhnamyanskoye, controversial Donetsk region.</text:p>
      <text:p text:style-name="P4">
<text:span text:style-name="T4">
 _ in the Bakhmut direction_ </text:span>
 The enemy continues to take offensive actions. Driving heavy battles outside the city of Bakhmut. Also during the day the enemy conducted unsuccessful successive actions on the outskirts of the settlements of Grigorivka and Bogdanivka. Vasyukivka, Orikhovo-Vasylivka, Markovo, Grigorivka, Bakhmut, Ivanovsk, Yar, Novodmitrovka, Konstantinovka and New York of Donetsk region were injured.</text:p>
      <text:p text:style-name="P4">
_ <text:span text:style-name="T4">
 In the Avdeevsky direction </text:span>
 _ Russian troops conducted offensive actions by the novokalin and Pervomaisky Donetsk region, had no success, suffered great losses. They made firing of settlements that are located in the case of a line of collision, in particular: Novokalinovo, Avdiivka, Lastokne, Pervomaisko, Karlovka and Nevelskoye Donetsk region.</text:p>
      <text:p text:style-name="P4">
<text:span text:style-name="T4">
 Read also: </text:span>
 <text:a xlink:type="simple" xlink:href="https://www.ukrinform.ua/rubric-ato/3699659-zagarbniki-skinuli-snaradi-na-nikopol-troe-poranenih.html" text:style-name="Internet_20_link" text:visited-style-name="Visited_20_Internet_20_Link">
</text:a>
<text:span text:style-name="T5">
 <text:span text:style-name="T4">
 In the Mariinsky direction </text:span>
 </text:span>
, during the day, Ukrainian defenders reflect the number of enemy attacks in the northern and central parts of the settlement of Putthmarinka, as well as in the Novomikhailivka district of Donetsk region. At the same time, the hostilities were suffered by settlements of Krasnogorivka, St. George, Marinka, Novomikhailivka and Paraskovka of Donetsk region.</text:p>
      <text:p text:style-name="P4">
_ <text:span text:style-name="T4">
 In the mineral direction </text:span>
 _ during the current day the enemy was active. He fired at the settlements of Bogoyavlenko, Novoukrainka, coal, Golden Niva, Veliky Novosilka of Donetsk region.</text:p>
      <text:p text:style-name="P4">
_ <text:span text:style-name="T4">
 In Zaporizhzhya and Kherson directions </text:span>
 _ invaders continue the Varioron actions. At the same time, more than 35 inhabited pads were fired during the day. Among them - Vremivka of Donetsk region; Malynivka, Gulyaipole, Railway, Gulyaypil, Belogorye, Mala Tokmachka, Novodanilovka, Novoandriivka and Kamianske Zaporizhzhya region; Golden Balka, Berislav, Vesele, Ivanivka, Engineering, Antonivka, Dniprovske, Giant, Kizomysherson region and the city of Kherson.“Not having significant achievements on the battlefield, the military personnel of the Armed Forces of the Russian Federation Tappods of PEC" Wagner "are increasingly trying to find the perpetrators. Recently, a fight between the military personnel of the Armed Forces of the Russian Federation and the mercenaries of the Wagner PEC, which grew into a firefight, took place in the village of Lugansk Lugansk. The conflict is dead from both, ”the message said.</text:p>
      <text:p text:style-name="P4">
The General Staff reports that Russian troops continue to suffer heavy losses on the battlefield. All medical facilities in the temporarily captured territory are crowded with wounded invaders. The enemy is forced to use the educational institutions of temporarily captured territories for its own purposes.</text:p>
      <text:p text:style-name="P4">
“Yes, in the settlement of the bridge of the Luhansk region, the invaders arranged a local school for a military hospital. There is a large number of wounded Russians. In addition, there are a large deficit medical and dressing materials in all the occupiers, ”the message reads.</text:p>
      <text:p text:style-name="P4">
As reported by Ukrinform, from February 24, 2022 to 23, 2023, about 186 thousand 420 Russian aggressors were liquidated from February 24, 2023.</text:p>
      <text:p text:style-name="P4">
Photo: Facebook Ministry of Defense</text:p>
      <text:p text:style-name="P4">
News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Hockey: The national team of Ukraine gave way to China in Overtime on the World Cup</text:span>
</text:h>
      <text:p text:style-name="P4">
Authors: Ukrinform (Person)</text:p>
      <text:p text:style-name="P4">
Publisher: Укринформ (Organization)</text:p>
      <text:p text:style-name="P4">
Published Time: 2023-04-23T-69:51:00+03:00</text:p>
      <text:p text:style-name="P4">
Modified Time: 2023-04-23T18:51:00+03:00</text:p>
      <text:p text:style-name="P4">
Description: The national team of Ukraine lost in Overtime China at the start of the World Hockey Championship in the Division. - Ukrinform.</text:p>
      <text:p text:style-name="P4">
Images: ["<text:a xlink:type="simple" xlink:href="https://static.ukrinform.com/photos/2023_04/thumb_files/630_360_1682265009-246.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31" text:anchor-type="as-char" svg:width="6.9236in" svg:height="3.956343in" draw:z-index="0">
<draw:image xlink:href="../Images/yкринформ/2023-04-23T-69-51-00-03-00/630_360_1682265009-246.jpg" xlink:type="simple" xlink:show="embed" xlink:actuate="onLoad" draw:mime-type="image/jpeg"/>
</draw:frame>
The national team lost in Overtime China at the start of the World Hockey Championship.</text:p>
      <text:p text:style-name="P4">
Today, on April 23, the World Hockey Championship of the Division of IPs started in Estonian Tallinn, Ukrinform reports.</text:p>
      <text:p text:style-name="P4">
The men's national team lost in Overtime China - 4: 5.</text:p>
      <text:p text:style-name="P4">
In the "blue and yellow", a net, a hat-trick on the Raven account.</text:p>
      <text:p text:style-name="P4">
You can view the game <text:a xlink:type="simple" xlink:href="https://www.youtube.com/live/I5u3WScJ1is" text:style-name="Internet_20_link" text:visited-style-name="Visited_20_Internet_20_Link">
</text:a>
.</text:p>
      <text:p text:style-name="P4">
On April 24, Ukrainians will play with Serbia national team.</text:p>
      <text:p text:style-name="P4">
<text:span text:style-name="T4">
 Read also: </text:span>
 <text:a xlink:type="simple" xlink:href="https://www.ukrinform.ua/rubric-sports/3699499-nhl-vegas-po-bulitah-obigrav-vinnipeg-u-matci-serii-plejoff-kubka-stenli.html" text:style-name="Internet_20_link" text:visited-style-name="Visited_20_Internet_20_Link">
</text:a>
</text:p>
      <text:p text:style-name="P4">
Як повідомлялося, переможець турніру підвищиться у класі й наступного сезонугратиме в Дивізіоні ІА.</text:p>
      <text:p text:style-name="P4">
Фото: ФХУ</text:p>
      <text:p text:style-name="P4">
News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Promised by Air Defense Partners already on the way to their future positions - Air Force</text:span>
</text:h>
      <text:p text:style-name="P4">
Authors: Ukrinform (Person)</text:p>
      <text:p text:style-name="P4">
Publisher: Укринформ (Organization)</text:p>
      <text:p text:style-name="P4">
Published Time: 2023-04-23T-71:42:00+03:00</text:p>
      <text:p text:style-name="P4">
Modified Time: 2023-04-23T18:42:00+03:00</text:p>
      <text:p text:style-name="P4">
Description: The Patriot air defense system transferred to Western partners has already replaced combat duty in Ukraine and protects our sky from hostile missiles, including ballistic and aviation, and other air defense systems are still on the road. - Ukrinform.</text:p>
      <text:p text:style-name="P4">
Images: ["<text:a xlink:type="simple" xlink:href="https://static.ukrinform.com/photos/2022_06/thumb_files/630_360_1655213739-313.jpg" text:style-name="Internet_20_link" text:visited-style-name="Visited_20_Internet_20_Link">
630_360_16552...</text:a>
"]</text:p>
      <text:p text:style-name="P4">
Tags: ['Повітряні сили ЗСУ', 'Patriot ', 'ППО', 'Єдині новини']</text:p>
      <text:p text:style-name="P4">
Type: Article</text:p>
      <!--METADATA-->
      <text:p text:style-name="P4">
<draw:frame draw:style-name="fr1" draw:name="Image32" text:anchor-type="as-char" svg:width="6.9236in" svg:height="3.956343in" draw:z-index="0">
<draw:image xlink:href="../Images/yкринформ/2023-04-23T-71-42-00-03-00/630_360_1655213739-313.jpg" xlink:type="simple" xlink:show="embed" xlink:actuate="onLoad" draw:mime-type="image/jpeg"/>
</draw:frame>
Patriot has already been prevented by the Patriot system has already replaced the duty in Ukraine and protects our sky from hostile missiles, including ballistic and aviation, and other air defense systems are still on the road.</text:p>
      <text:p text:style-name="P4">
This was reported on the nationwide TEMACHPON "Single News" on the air of the Armed Forces of the Armed Forces Yuriy Ignat, Ukrinform reports.</text:p>
      <text:p text:style-name="P4">
“One of the Divisions has already stood a few days ago, works… the other those(Systems of Air Force.)What we were promised, already on the way to our future positions. We will already have any results and against Rashist aircraft, ”Ignat said</text:p>
      <text:p text:style-name="P4">
He recalled that the Commander of the Air Forces of the Armed Forces of Ukraine Mykolaoleshchuk had already checked the battle positions of Patriot in one of the directions tweak to anti -aircraft who completed the training much earlier than the planned termins.</text:p>
      <text:p text:style-name="P4">
<text:span text:style-name="T4">
 Read also: </text:span>
 <text:a xlink:type="simple" xlink:href="https://www.ukrinform.ua/rubric-ato/3699295-sistemi-patriot-dozvolat-trimati-rosijski-litaki-podali-vid-kordonu-ukraini-ignat.html" text:style-name="Internet_20_link" text:visited-style-name="Visited_20_Internet_20_Link">
<text:span text:style-name="T4">
 patriot </text:span>
</text:a>
Ignati also once again noted that Russia uses for attacks on Ukraine up to 40 puppies, Belarusian and Crimean airports. “The war is in the main eastern direction and south, it is about Zaporizhzhya, Kherson, Mykolaiv regions, and the strikes in the Chernihiv and Sumy regions were also recently recorded. After all, this happens constantly. About 20 aircraft of these airports are in the airspace in the light of the day, ”the Odrechnik.</text:p>
      <text:p text:style-name="P4">
As it was reported, a spokesman for the Air Force Command <text:a xlink:type="simple" xlink:href="https://www.ukrinform.ua/tag-zsu" text:style-name="Internet_20_link" text:visited-style-name="Visited_20_Internet_20_Link">
</text:a>
Yuri Ignat's earlier emphasized that the Patrioot anti-aircraft missile systems that have been received from international partners will significantly develop the air defense of Ukraine and will keep Russian aircraft from the border.</text:p>
      <text:p text:style-name="P4">
News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The invaders dumped the shells on Nikopol, three wounded</text:span>
</text:h>
      <text:p text:style-name="P4">
Authors: Ukrinform (Person)</text:p>
      <text:p text:style-name="P4">
Publisher: Укринформ (Organization)</text:p>
      <text:p text:style-name="P4">
Published Time: 2023-04-23T-73:29:00+03:00</text:p>
      <text:p text:style-name="P4">
Modified Time: 2023-04-23T18:29:00+03:00</text:p>
      <text:p text:style-name="P4">
Description: Russian troops dumped dangerous shells on Nikopol, resulting in three people injured. - Ukrinform.</text:p>
      <text:p text:style-name="P4">
Images: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Tags: ['Нікополь', 'Обстріл', 'Поранені', 'Війна з росією']</text:p>
      <text:p text:style-name="P4">
Type: Article</text:p>
      <!--METADATA-->
      <text:p text:style-name="P4">
<draw:frame draw:style-name="fr1" draw:name="Image33" text:anchor-type="as-char" svg:width="6.9236in" svg:height="3.956343in" draw:z-index="0">
<draw:image xlink:href="../Images/yкринформ/2023-04-23T-73-29-00-03-00/630_360_1682263490-975.jpg" xlink:type="simple" xlink:show="embed" xlink:actuate="onLoad" draw:mime-type="image/jpeg"/>
</draw:frame>
Ruskivska dropped dangerous shells on Nikopol, resulting in three people holding wounds.</text:p>
      <text:p text:style-name="P4">
About it in <text:a xlink:type="simple" xlink:href="https://t.me/dnipropetrovskaODA/4232" text:style-name="Internet_20_link" text:visited-style-name="Visited_20_Internet_20_Link">
</text:a>
Sergey Lisak reported Chief Properepetrovsk Ova, Ukrinform reports.</text:p>
      <text:p text:style-name="P4">
"There are three victims among the locals in Nikopol!This is another proof that there is a sort of terrorists. They attacked a city from drones again. Damage -free shells. At least four were heard <text:a xlink:type="simple" xlink:href="https://www.ukrinform.ua/tag-vibuh" text:style-name="Internet_20_link" text:visited-style-name="Visited_20_Internet_20_Link">
</text:a>
", - the post says.</text:p>
      <text:p text:style-name="P4">
<draw:frame draw:style-name="fr1" draw:name="Image34" text:anchor-type="as-char" svg:width="6.9236in" svg:height="6.9236in" draw:z-index="0">
<draw:image xlink:href="../Images/yкринформ/2023-04-23T-73-29-00-03-00/1682263490-975.jpg" xlink:type="simple" xlink:show="embed" xlink:actuate="onLoad" draw:mime-type="image/jpeg"/>
</draw:frame>
<draw:frame draw:style-name="fr1" draw:name="Image35" text:anchor-type="as-char" svg:width="6.9236in" svg:height="6.9236in" draw:z-index="0">
<draw:image xlink:href="../Images/yкринформ/2023-04-23T-73-29-00-03-00/1682263469-198.jpg" xlink:type="simple" xlink:show="embed" xlink:actuate="onLoad" draw:mime-type="image/jpeg"/>
</draw:frame>
One man of 33 years suffered shrapnel wounds. Two more-with mine-explosive injuries and injuries.</text:p>
      <text:p text:style-name="P4">
<text:span text:style-name="T4">
 Read also: </text:span>
 <text:a xlink:type="simple" xlink:href="https://www.ukrinform.ua/rubric-ato/3699621-rosijski-vijska-obstrilali-selo-na-hersonsini-dvoe-poranenih.html" text:style-name="Internet_20_link" text:visited-style-name="Visited_20_Internet_20_Link">
<text:span text:style-name="T4">
 massive </text:span>
</text:a>
As subsequently reported in <text:a xlink:type="simple" xlink:href="https://t.me/mykola_lukashuk/4212" text:style-name="Internet_20_link" text:visited-style-name="Visited_20_Internet_20_Link">
</text:a>
Mykola Lukashuk, the Chief Properepetrovsk Regional Council, 5 attacks were recorded in Nikopol in the day, injured and destroyed.</text:p>
      <text:p text:style-name="P4">
<draw:frame draw:style-name="fr1" draw:name="Image36" text:anchor-type="as-char" svg:width="6.9236in" svg:height="6.9236in" draw:z-index="0">
<draw:image xlink:href="../Images/yкринформ/2023-04-23T-73-29-00-03-00/1682270350-932.jpg" xlink:type="simple" xlink:show="embed" xlink:actuate="onLoad" draw:mime-type="image/jpeg"/>
</draw:frame>
"Three people were injured as a result of the shelling, two 1990 and one in 1992 they received the necessary medical care. One of the wounded was hosted, the other undergoing outpatient treatment. Damaged municipal facilities, two dwellings, two outbuildings, a car and a car and a line electric transmission ", - the post says.</text:p>
      <text:p text:style-name="P4">
Earlier it was reported that late in the evening the enemy dropped an explosive school from the drone into the territory of the Marganets community of Dnipropetrovsk region.</text:p>
      <text:p text:style-name="P4">
<text:span text:style-name="T5">
Foto: Telegram Sergey Lisak / Dnipropetrovsk Regional State Administration(This)</text:span>
</text:p>
      <text:p text:style-name="P4">
News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UPL: "Chernomorets" torn out a victory in Kryvbas in an effective match</text:span>
</text:h>
      <text:p text:style-name="P4">
Authors: Ukrinform (Person)</text:p>
      <text:p text:style-name="P4">
Publisher: Укринформ (Organization)</text:p>
      <text:p text:style-name="P4">
Published Time: 2023-04-23T-81:35:00+03:00</text:p>
      <text:p text:style-name="P4">
Modified Time: 2023-04-23T17:35:00+03:00</text:p>
      <text:p text:style-name="P4">
Description: The "sailors" made Cambek, playing from the account 2: 1. - Ukrinform.</text:p>
      <text:p text:style-name="P4">
Images: ["<text:a xlink:type="simple" xlink:href="https://static.ukrinform.com/photos/2023_04/thumb_files/630_360_1682260438-379.jpg" text:style-name="Internet_20_link" text:visited-style-name="Visited_20_Internet_20_Link">
630_360_16822...</text:a>
"]</text:p>
      <text:p text:style-name="P4">
Tags: ['Футбол', "Прем'єр-ліга", 'Чорноморець']</text:p>
      <text:p text:style-name="P4">
Type: Article</text:p>
      <!--METADATA-->
      <text:p text:style-name="P4">
<draw:frame draw:style-name="fr1" draw:name="Image37" text:anchor-type="as-char" svg:width="6.9236in" svg:height="3.956343in" draw:z-index="0">
<draw:image xlink:href="../Images/yкринформ/2023-04-23T-81-35-00-03-00/630_360_1682260438-379.jpg" xlink:type="simple" xlink:show="embed" xlink:actuate="onLoad" draw:mime-type="image/jpeg"/>
</draw:frame>
The "sailors" made Cambek, playing from the account 2: 1.</text:p>
      <text:p text:style-name="P4">
Chernomorets in a foreign field won Kryvbas 3: 2 in the 22nd round of the Ukrainian premiere-League, Ukrinform reports.</text:p>
      <text:p text:style-name="P4">
In the Kryvorizhkov, Lunov, a car on the account of Bragaru. The Odessa was played by the efforts of the cousick, a double on the account of Alefirenko.</text:p>
      <text:p text:style-name="P4">
The victory allowed Chernomorets to rise to the 11th UPL stage - 22 points after 23 matches.</text:p>
      <text:p text:style-name="P4">
<text:span text:style-name="T4">
 Read also: </text:span>
 <text:a xlink:type="simple" xlink:href="https://www.ukrinform.ua/rubric-sports/3699595-upl-lviv-prograv-metalistu-1925.html" text:style-name="Internet_20_link" text:visited-style-name="Visited_20_Internet_20_Link">
</text:a>
Shakhtar was reportedly headed by the Ukrainian Football Championship, having 53 points after 22 matches.</text:p>
      <text:p text:style-name="P4">
Photo: fckryvbas.com</text:p>
      <text:p text:style-name="P4">
News Source: <text:a xlink:type="simple" xlink:href="https://www.ukrinform.ua/rubric-sports/3699643-upl-cornomorec-virvav-peremogu-u-krivbasa-v-rezultativnomu-matci.html" text:style-name="Internet_20_link" text:visited-style-name="Visited_20_Internet_20_Link">
https://www.ukrinform.ua/rubric-sports/3699643-upl-cornomorec-virvav-peremogu-u-krivbasa-v-rezultativnomu-matci.html</text:a>
</text:p>
      <!--NEWS-->
      <text:h text:style-name="P10" text:outline-level="1">
<text:span text:style-name="T4">
Borrel called the "unacceptable" statement the Ambassador of China on the sovereignty of the former Soviet republics</text:span>
</text:h>
      <text:p text:style-name="P4">
Authors: Ukrinform (Person)</text:p>
      <text:p text:style-name="P4">
Publisher: Укринформ (Organization)</text:p>
      <text:p text:style-name="P4">
Published Time: 2023-04-23T-8:39:00+03:00</text:p>
      <text:p text:style-name="P4">
Modified Time: 2023-04-23T23:39:00+03:00</text:p>
      <text:p text:style-name="P4">
Description: The high representative of the EU Josep Borrel called the Chinese ambassador in France, Lu sets, who questioned the sovereignty of the states that emerged on the site of the former Soviet Union. - Ukrinform.</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Китай', 'Посол', 'СРСР', 'Боррель']</text:p>
      <text:p text:style-name="P4">
Type: Article</text:p>
      <!--METADATA-->
      <text:p text:style-name="P4">
<draw:frame draw:style-name="fr1" draw:name="Image38" text:anchor-type="as-char" svg:width="6.9236in" svg:height="3.956343in" draw:z-index="0">
<draw:image xlink:href="../Images/yкринформ/2023-04-23T-8-39-00-03-00/630_360_1613983608-121.jpg" xlink:type="simple" xlink:show="embed" xlink:actuate="onLoad" draw:mime-type="image/jpeg"/>
</draw:frame>
The high representative of the EU Josep Borrel called unacceptable statements in France, Lu sets in France, who questioned the sovereignty of the states that had set up on the site of the former Soviet Union.</text:p>
      <text:p text:style-name="P4">
As Ukrinform reports, he wrote about it in <text:a xlink:type="simple" xlink:href="https://twitter.com/JosepBorrellF/status/1650148235166531586" text:style-name="Internet_20_link" text:visited-style-name="Visited_20_Internet_20_Link">
</text:a>
.</text:p>
      <text:p text:style-name="P4">
“The unacceptable statements of China's ambassador to France, who have questioned in doubtality of countries that became independent after the collapse of the Soviet Union in 1991. The EU can only assume that these statements are not the official policy of China, ”he said.</text:p>
      <text:p text:style-name="Quotations">

<text:p text:style-name="P4">
Unacceptable Remarks of the Chinese Ambassador to France Questioning the&gt;
 Soloverignty of the Countries WHICH BCEME INDEPENDENT WITH THE END SCOPECECES Josep Borrell Fontelles(@Josepborrellf) <text:a xlink:type="simple" xlink:href="https://twitter.com/JosepBorrellF/status/1650148235166531586" text:style-name="Internet_20_link" text:visited-style-name="Visited_20_Internet_20_Link">
&gt;
 </text:a>
<text:span text:style-name="T4">
 Read also: </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p text:style-name="P4">
As reported by Ukrinform, the Chinese ambassador to France stated that the countries that were the republics in the USSR "do not have the effective status of international law," since the relevant international agreement that would ratify their status, in his opinion, is absent.</text:p>
      <text:p text:style-name="P4">
Official Representative <text:span text:style-name="T4">
 <text:a xlink:type="simple" xlink:href="https://www.ukrinform.ua/tag-kitaj" text:style-name="Internet_20_link" text:visited-style-name="Visited_20_Internet_20_Link">
</text:a>
</text:span>
 also remembered the Crimea occupied by Russia, noting that in this case, everything depends on the "from which point of view to perceive the problem" and that "everything is not so simple", Apivostra "was first Russian".</text:p>
      <text:p text:style-name="P4">
The Ambassador of Ukraine to France, Vadim Omelchenko, in response suggested that Lu sets out with geography and recalled that such statements contradict the official position of Kakitai.</text:p>
      <text:p text:style-name="P4">
<text:span text:style-name="T4">
 Read also: </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France and the Baltic countries were criticized by the Chinese diplomat's statements.</text:p>
      <text:p text:style-name="P4">
Presidential Advisor Mikhail Podolyak urged China not to retell the propaganda of Russian outsiders if he wants to be a "great political player".</text:p>
      <text:p text:style-name="P4">
News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Shmigal: Ukraine starts one of ten priority reforms - complex changes in energy</text:span>
</text:h>
      <text:p text:style-name="P4">
Authors: Ukrinform (Person)</text:p>
      <text:p text:style-name="P4">
Publisher: Укринформ (Organization)</text:p>
      <text:p text:style-name="P4">
Published Time: 2023-04-23T-98:41:00+03:00</text:p>
      <text:p text:style-name="P4">
Modified Time: 2023-04-23T15:41:00+03:00</text:p>
      <text:p text:style-name="P4">
Description: Ukraine begins a complex of changes in energy, including the restoration of the power system, integration with the European Union, the development of pure green generation. - Ukrinform.</text:p>
      <text:p text:style-name="P4">
Images: ["<text:a xlink:type="simple" xlink:href="https://static.ukrinform.com/photos/2023_03/thumb_files/630_360_1677851425-181.jpg" text:style-name="Internet_20_link" text:visited-style-name="Visited_20_Internet_20_Link">
630_360_16778...</text:a>
"]</text:p>
      <text:p text:style-name="P4">
Tags: ['Енергетика', 'Реформа', 'Україна', 'Шмигаль']</text:p>
      <text:p text:style-name="P4">
Type: Article</text:p>
      <!--METADATA-->
      <text:p text:style-name="P4">
<draw:frame draw:style-name="fr1" draw:name="Image39" text:anchor-type="as-char" svg:width="6.9236in" svg:height="3.956343in" draw:z-index="0">
<draw:image xlink:href="../Images/yкринформ/2023-04-23T-98-41-00-03-00/630_360_1677851425-181.jpg" xlink:type="simple" xlink:show="embed" xlink:actuate="onLoad" draw:mime-type="image/jpeg"/>
</draw:frame>
Ukraine states a complex of changes in energy, including the restoration of the power system, integration with the European Union, the development of pure green generation.</text:p>
      <text:p text:style-name="P4">
According to Ukrinform, Prime Minister Denis Schmigal said this <text:a xlink:type="simple" xlink:href="https://www.facebook.com/dshmyhal/posts/pfbid0iTHobErmMkDQcwueAsDyBxyxWmbosNo5Hre1FLAU2nKn2CxVFXSLXAesc1Am6mXpl" text:style-name="Internet_20_link" text:visited-style-name="Visited_20_Internet_20_Link">
</text:a>
Summing up the week.</text:p>
      <text:p text:style-name="P4">
“Comprehensive changes in energy. We begin one of the ten priority reforms. Our goal is to restore the power system, its decentralization, integration with the EU, the development of pure green generation, an increase in Ukrainian gas production, energy efficiency and oil production, ”he wrote.</text:p>
      <text:p text:style-name="P4">
He added that Ukrainian communities interact with partners. The International Summit of Cities and Regions was in Kiev and the concept of the Regional Office of International Cooperation was presented. Also at the summit signed the development of 30 countries, the Council of Europe, <text:a xlink:type="simple" xlink:href="https://www.ukrinform.ua/tag-evrosouz" text:style-name="Internet_20_link" text:visited-style-name="Visited_20_Internet_20_Link">
</text:a>
and the European Committee of Regions on the readiness for patronage by the surprise regions. According to him, at the summit concluded 11 agreements with Ukrainian regions, cities, communities and foreign partners.</text:p>
      <text:p text:style-name="P4">
Schmigal stressed that the reform of the military-medical commissions continues. Previously, the decision was made that freelance VLCs will be created on the basis of civilian medical establishments, with the simultaneous implementation of a new package of the Program of Medical Guarantees. He added that this week they simplified the departure of wounded fighters abroad. They will receive the referral in their hospital without queues of the Tabmucracy.</text:p>
      <text:p text:style-name="P4">
<text:span text:style-name="T4">
 Read also: </text:span>
 <text:a xlink:type="simple" xlink:href="https://www.ukrinform.ua/rubric-economy/3697872-u-radi-zareestruvali-zakonoproekt-pro-rozvitok-zelenoi-generacii.html" text:style-name="Internet_20_link" text:visited-style-name="Visited_20_Internet_20_Link">
</text:a>
Also this week, the government approved a resolution that allows you to start testing the Equation Program. The program will be started with the help of assisting the damaged housing. This program will work in "Action" from May 10. The amount of payment for repair will be determined by a special commission, the funds can be spent on purchasing materials or on payment of the services of the contractor.</text:p>
      <text:p text:style-name="P4">
As reported by Ukrinform, the energy agencies of Ukraine and the United States together with Net Zero World, they prepare a development program for development <text:a xlink:type="simple" xlink:href="https://www.ukrinform.ua/rubric-economy/3693348-ukraina-ta-ssa-pracuut-nad-spilnou-programou-u-sferi-energetiki.html" text:style-name="Internet_20_link" text:visited-style-name="Visited_20_Internet_20_Link">
</text:a>
</text:p>
      <text:p text:style-name="P4">
News Source: <text:a xlink:type="simple" xlink:href="https://www.ukrinform.ua/rubric-economy/3699612-smigal-ukraina-pocinae-odnu-z-desati-prioritetnih-reform-kompleksni-zmini-v-energetici.html" text:style-name="Internet_20_link" text:visited-style-name="Visited_20_Internet_20_Link">
https://www.ukrinform.ua/rubric-economy/3699612-smigal-ukraina-pocinae-odnu-z-desati-prioritetnih-reform-kompleksni-zmini-v-energetici.html</text:a>
</text:p>
      <!--NEWS-->
      <text:h text:style-name="P10" text:outline-level="1">
<text:span text:style-name="T4">
Drone dropped explosive device in Marhanets yesterday, no casualties</text:span>
</text:h>
      <text:p text:style-name="P4">
Authors: liveuamap (Language: en)</text:p>
      <text:p text:style-name="P4">
Time: 2023-04-23T01:43:10</text:p>
      <text:p text:style-name="P4">
Location: Marhanets (Latitude:47.64504 Longtitude:34.64127)</text:p>
      <text:p text:style-name="P4">
Videos: []</text:p>
      <text:p text:style-name="P4">
Images: []</text:p>
      <text:p text:style-name="P4">
Tags: ["Europe", "Central and Eastern Europe"]</text:p>
      <text:p text:style-name="P4">
Id: 22557936</text:p>
      <!--METADATA-->
      <text:p text:style-name="P4">
Drone dropped explosive device in Marhanets yesterday, no casualties</text:p>
      <text:p text:style-name="P4">
News Collection Link: <text:a xlink:type="simple" xlink:href="https://liveuamap.com/en/2023/23-april-drone-dropped-explosive-device-in-marhanets-yesterday" text:style-name="Internet_20_link" text:visited-style-name="Visited_20_Internet_20_Link">
https://liveuamap.com/en/2023/23-april-drone-dropped-explosive-device-in-marhanets-yesterday</text:a>
</text:p>
      <text:p text:style-name="P4">
News Source: <text:a xlink:type="simple" xlink:href="https://t.me/dnepr_operativ/40315" text:style-name="Internet_20_link" text:visited-style-name="Visited_20_Internet_20_Link">
https://t.me/dnepr_operativ/40315</text:a>
</text:p>
      <!--NEWS-->
      <text:h text:style-name="P10" text:outline-level="1">
<text:span text:style-name="T4">
Russian army launched missiles at several settlements of Kharkiv region and Kharkiv city last...</text:span>
</text:h>
      <text:p text:style-name="P4">
Authors: liveuamap (Language: en)</text:p>
      <text:p text:style-name="P4">
Time: 2023-04-23T02:37:00</text:p>
      <text:p text:style-name="P4">
Location: Kharkiv, Kharkiv Oblast (Latitude:49.91121 Longtitude:36.29737)</text:p>
      <text:p text:style-name="P4">
Videos: []</text:p>
      <text:p text:style-name="P4">
Images: ["<text:a xlink:type="simple" xlink:href="https://liveuamap.com/pics/2023/04/23/22557939_0.jpg" text:style-name="Internet_20_link" text:visited-style-name="Visited_20_Internet_20_Link">
22557939_0.jpg</text:a>
"]</text:p>
      <text:p text:style-name="P4">
Tags: []</text:p>
      <text:p text:style-name="P4">
Id: 22557939</text:p>
      <!--METADATA-->
      <text:p text:style-name="P4">
Russian army launched missiles at several settlements of Kharkiv region andKharkiv city last night</text:p>
      <text:p text:style-name="P4">
<draw:frame draw:style-name="fr1" draw:name="Image40" text:anchor-type="as-char" svg:width="6.9236in" svg:height="5.1927in" draw:z-index="0">
<draw:image xlink:href="../Images/liveuamap/2023-04-23T02-37-00/22557939_0.jpg" xlink:type="simple" xlink:show="embed" xlink:actuate="onLoad" draw:mime-type="image/jpeg"/>
</draw:frame>
News Collection Link: <text:a xlink:type="simple" xlink:href="https://liveuamap.com/en/2023/23-april-russian-army-launched-missiles-at-several-settlements" text:style-name="Internet_20_link" text:visited-style-name="Visited_20_Internet_20_Link">
https://liveuamap.com/en/2023/23-april-russian-army-launched-missiles-at-several-settlements</text:a>
</text:p>
      <text:p text:style-name="P4">
News Source: <text:a xlink:type="simple" xlink:href="https://t.me/UkraineNow/32051" text:style-name="Internet_20_link" text:visited-style-name="Visited_20_Internet_20_Link">
https://t.me/UkraineNow/32051</text:a>
</text:p>
      <!--NEWS-->
      <text:h text:style-name="P10" text:outline-level="1">
<text:span text:style-name="T4">
Donetsk Oblast(08:49). Red Alert: aerial threat. Sirens sounding. Take cover now!</text:span>
</text:h>
      <text:p text:style-name="P4">
Authors: liveuamap (Language: en)</text:p>
      <text:p text:style-name="P4">
Time: 2023-04-23T02:50:00</text:p>
      <text:p text:style-name="P4">
Location: Donetsk Oblast (Latitude:48.72658 Longtitude:37.57705)</text:p>
      <text:p text:style-name="P4">
Videos: []</text:p>
      <text:p text:style-name="P4">
Images: []</text:p>
      <text:p text:style-name="P4">
Tags: ["Europe", "Central and Eastern Europe"]</text:p>
      <text:p text:style-name="P4">
Id: 22557937</text:p>
      <!--METADATA-->
      <text:p text:style-name="P4">
Donetsk Oblast(08:49). Red Alert: aerial threat. Sirens sounding. Take covernow!</text:p>
      <text:p text:style-name="P4">
News Collection Link: <text:a xlink:type="simple" xlink:href="https://liveuamap.com/en/2023/23-april-donetsk-oblast0849-red-alert-aerial-g" text:style-name="Internet_20_link" text:visited-style-name="Visited_20_Internet_20_Link">
https://liveuamap.com/en/2023/23-april-donetsk-oblast0849-red-alert-aerial-g</text:a>
</text:p>
      <text:p text:style-name="P4">
News Source: <text:a xlink:type="simple" xlink:href="https://t.me/air_alert_ua/43584" text:style-name="Internet_20_link" text:visited-style-name="Visited_20_Internet_20_Link">
https://t.me/air_alert_ua/43584</text:a>
</text:p>
      <!--NEWS-->
      <text:h text:style-name="P10" text:outline-level="1">
<text:span text:style-name="T4">
Russian army launched S-300 missile at Sloviansk overnight</text:span>
</text:h>
      <text:p text:style-name="P4">
Authors: liveuamap (Language: en)</text:p>
      <text:p text:style-name="P4">
Time: 2023-04-23T03:20:05</text:p>
      <text:p text:style-name="P4">
Location: Sloviansk (Latitude:48.85365 Longtitude:37.56998)</text:p>
      <text:p text:style-name="P4">
Videos: []</text:p>
      <text:p text:style-name="P4">
Images: ["<text:a xlink:type="simple" xlink:href="https://liveuamap.com/pics/2023/04/23/22557938_0.jpg" text:style-name="Internet_20_link" text:visited-style-name="Visited_20_Internet_20_Link">
22557938_0.jpg</text:a>
"]</text:p>
      <text:p text:style-name="P4">
Tags: ["Europe", "Central and Eastern Europe"]</text:p>
      <text:p text:style-name="P4">
Id: 22557938</text:p>
      <!--METADATA-->
      <text:p text:style-name="P4">
Russian army launched S-300 missile at Sloviansk overnight</text:p>
      <text:p text:style-name="P4">
<draw:frame draw:style-name="fr1" draw:name="Image41" text:anchor-type="as-char" svg:width="6.9236in" svg:height="3.894525in" draw:z-index="0">
<draw:image xlink:href="../Images/liveuamap/2023-04-23T03-20-05/22557938_0.jpg" xlink:type="simple" xlink:show="embed" xlink:actuate="onLoad" draw:mime-type="image/jpeg"/>
</draw:frame>
News Collection Link: <text:a xlink:type="simple" xlink:href="https://liveuamap.com/en/2023/23-april-russian-army-launched-s300-missile-at-sloviansk" text:style-name="Internet_20_link" text:visited-style-name="Visited_20_Internet_20_Link">
https://liveuamap.com/en/2023/23-april-russian-army-launched-s300-missile-at-sloviansk</text:a>
</text:p>
      <text:p text:style-name="P4">
News Source: <text:a xlink:type="simple" xlink:href="https://t.me/UkraineNow/32053" text:style-name="Internet_20_link" text:visited-style-name="Visited_20_Internet_20_Link">
https://t.me/UkraineNow/32053</text:a>
</text:p>
      <!--NEWS-->
      <text:h text:style-name="P10" text:outline-level="1">
<text:span text:style-name="T4">
At Kupiansk direction Russian army shelled Novomlynsk, Zapadne, Masutivka, Synkivka, Kyslivka...</text:span>
</text:h>
      <text:p text:style-name="P4">
Authors: liveuamap (Language: en)</text:p>
      <text:p text:style-name="P4">
Time: 2023-04-23T03:31:00</text:p>
      <text:p text:style-name="P4">
Location: Svatove (Latitude:49.5437 Longtitude:37.89288)</text:p>
      <text:p text:style-name="P4">
Videos: []</text:p>
      <text:p text:style-name="P4">
Images: []</text:p>
      <text:p text:style-name="P4">
Tags: ["Russia"]</text:p>
      <text:p text:style-name="P4">
Id: 22557947</text:p>
      <!--METADATA-->
      <text:p text:style-name="P4">
At Kupiansk direction Russian army shelled Novomlynsk, Zapadne, Masutivka,Synkivka, Kyslivka and Berestove of Kharkiv region, - General Staff of ArmedForces of Ukraine says in the morning report</text:p>
      <text:p text:style-name="P4">
News Collection Link: <text:a xlink:type="simple" xlink:href="https://liveuamap.com/en/2023/23-april-at-kupiansk-direction-russian-army-shelled-novomlynsk" text:style-name="Internet_20_link" text:visited-style-name="Visited_20_Internet_20_Link">
https://liveuamap.com/en/2023/23-april-at-kupiansk-direction-russian-army-shelled-novomlynsk</text:a>
</text:p>
      <text:p text:style-name="P4">
News Source: <text:a xlink:type="simple" xlink:href="https://t.me/lumsrc/4568" text:style-name="Internet_20_link" text:visited-style-name="Visited_20_Internet_20_Link">
https://t.me/lumsrc/45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3T03:33:04</text:p>
      <text:p text:style-name="P4">
Location: Marinka, Donetsk Oblast (Latitude:47.94291 Longtitude:37.50355)</text:p>
      <text:p text:style-name="P4">
Videos: []</text:p>
      <text:p text:style-name="P4">
Images: []</text:p>
      <text:p text:style-name="P4">
Tags: ["Russia"]</text:p>
      <text:p text:style-name="P4">
Id: 22557940</text:p>
      <!--METADATA-->
      <text:p text:style-name="P4">
Russian forces conducting offensive actions at Lyman, Bakhmut, Avdiivka andMaryinka directions. Ukrainian military repelled 58 Russian attacks. Russianforces attempting to advance near Bakhmut, Hryhorivka, Khromove and Ivanivske,Novokalynove, Maryinka, - General Staff of Armed Forces of Ukraine says in themorning report</text:p>
      <text:p text:style-name="P4">
News Collection Link: <text:a xlink:type="simple" xlink:href="https://liveuamap.com/en/2023/23-april-russian-forces-conducting-offensive-actions-at-lyman" text:style-name="Internet_20_link" text:visited-style-name="Visited_20_Internet_20_Link">
https://liveuamap.com/en/2023/23-april-russian-forces-conducting-offensive-actions-at-lyman</text:a>
</text:p>
      <text:p text:style-name="P4">
News Source: <text:a xlink:type="simple" xlink:href="https://t.me/lumsrc/4575" text:style-name="Internet_20_link" text:visited-style-name="Visited_20_Internet_20_Link">
https://t.me/lumsrc/4575</text:a>
</text:p>
      <!--NEWS-->
      <text:h text:style-name="P10" text:outline-level="1">
<text:span text:style-name="T4">
Zaporizka Oblast(09:48). Red Alert: aerial threat. Sirens sounding. Take cover now!</text:span>
</text:h>
      <text:p text:style-name="P4">
Authors: liveuamap (Language: en)</text:p>
      <text:p text:style-name="P4">
Time: 2023-04-23T03:49:00</text:p>
      <text:p text:style-name="P4">
Location: Zaporizka Oblast (Latitude:47.612281 Longtitude:35.766121)</text:p>
      <text:p text:style-name="P4">
Videos: []</text:p>
      <text:p text:style-name="P4">
Images: []</text:p>
      <text:p text:style-name="P4">
Tags: ["Europe", "Central and Eastern Europe"]</text:p>
      <text:p text:style-name="P4">
Id: 22557951</text:p>
      <!--METADATA-->
      <text:p text:style-name="P4">
Zaporizhzhia region(09:48). Red Alert: aerial threat. Sirens sounding. Take covernow!</text:p>
      <text:p text:style-name="P4">
News Collection Link: <text:a xlink:type="simple" xlink:href="https://liveuamap.com/en/2023/23-april-zaporizka-oblast0948-red-alert-aeriag" text:style-name="Internet_20_link" text:visited-style-name="Visited_20_Internet_20_Link">
https://liveuamap.com/en/2023/23-april-zaporizka-oblast0948-red-alert-aeriag</text:a>
</text:p>
      <text:p text:style-name="P4">
News Source: <text:a xlink:type="simple" xlink:href="https://t.me/air_alert_ua/43585" text:style-name="Internet_20_link" text:visited-style-name="Visited_20_Internet_20_Link">
https://t.me/air_alert_ua/43585</text:a>
</text:p>
      <!--NEWS-->
      <text:h text:style-name="P10" text:outline-level="1">
<text:span text:style-name="T4">
Kherson, Khersonska Oblast(10:14). Red Alert: aerial threat. Sirens sounding. Take cover now!</text:span>
</text:h>
      <text:p text:style-name="P4">
Authors: liveuamap (Language: en)</text:p>
      <text:p text:style-name="P4">
Time: 2023-04-23T04:16:00</text:p>
      <text:p text:style-name="P4">
Location: Kherson (Latitude:46.65581000 Longtitude:32.61780000)</text:p>
      <text:p text:style-name="P4">
Videos: []</text:p>
      <text:p text:style-name="P4">
Images: []</text:p>
      <text:p text:style-name="P4">
Tags: ["Europe", "Central and Eastern Europe"]</text:p>
      <text:p text:style-name="P4">
Id: 22557953</text:p>
      <!--METADATA-->
      <text:p text:style-name="P4">
Kherson, Kherson region(10:14). Red Alert: aerial threat. Sirens sounding.Take cover now!</text:p>
      <text:p text:style-name="P4">
News Collection Link: <text:a xlink:type="simple" xlink:href="https://liveuamap.com/en/2023/23-april-kherson-khersonska-oblast1014-red-alg" text:style-name="Internet_20_link" text:visited-style-name="Visited_20_Internet_20_Link">
https://liveuamap.com/en/2023/23-april-kherson-khersonska-oblast1014-red-alg</text:a>
</text:p>
      <text:p text:style-name="P4">
News Source: <text:a xlink:type="simple" xlink:href="https://t.me/air_alert_ua/43589" text:style-name="Internet_20_link" text:visited-style-name="Visited_20_Internet_20_Link">
https://t.me/air_alert_ua/43589</text:a>
</text:p>
      <!--NEWS-->
      <text:h text:style-name="P10" text:outline-level="1">
<text:span text:style-name="T4">
Donetsk Oblast(10:21). Red Alert: aerial threat. Sirens sounding. Take cover now!</text:span>
</text:h>
      <text:p text:style-name="P4">
Authors: liveuamap (Language: en)</text:p>
      <text:p text:style-name="P4">
Time: 2023-04-23T04:22:00</text:p>
      <text:p text:style-name="P4">
Location: Donetsk Oblast (Latitude:48.72831 Longtitude:37.57844)</text:p>
      <text:p text:style-name="P4">
Videos: []</text:p>
      <text:p text:style-name="P4">
Images: []</text:p>
      <text:p text:style-name="P4">
Tags: ["Europe", "Central and Eastern Europe"]</text:p>
      <text:p text:style-name="P4">
Id: 22557954</text:p>
      <!--METADATA-->
      <text:p text:style-name="P4">
Donetsk Oblast(10:21). Red Alert: aerial threat. Sirens sounding. Take covernow!</text:p>
      <text:p text:style-name="P4">
News Collection Link: <text:a xlink:type="simple" xlink:href="https://liveuamap.com/en/2023/23-april-donetsk-oblast1021-red-alert-aerial-g" text:style-name="Internet_20_link" text:visited-style-name="Visited_20_Internet_20_Link">
https://liveuamap.com/en/2023/23-april-donetsk-oblast1021-red-alert-aerial-g</text:a>
</text:p>
      <text:p text:style-name="P4">
News Source: <text:a xlink:type="simple" xlink:href="https://t.me/air_alert_ua/43590" text:style-name="Internet_20_link" text:visited-style-name="Visited_20_Internet_20_Link">
https://t.me/air_alert_ua/43590</text:a>
</text:p>
      <!--NEWS-->
      <text:h text:style-name="P10" text:outline-level="1">
<text:span text:style-name="T4">
Mykolaiv, Mykolayivska Oblast(10:24). Red Alert: aerial threat. Sirens sounding. Take cover now!</text:span>
</text:h>
      <text:p text:style-name="P4">
Authors: liveuamap (Language: en)</text:p>
      <text:p text:style-name="P4">
Time: 2023-04-23T04:27:00</text:p>
      <text:p text:style-name="P4">
Location: Mykolaiv (Latitude:46.94866 Longtitude:32.00639)</text:p>
      <text:p text:style-name="P4">
Videos: []</text:p>
      <text:p text:style-name="P4">
Images: []</text:p>
      <text:p text:style-name="P4">
Tags: ["Europe", "Central and Eastern Europe"]</text:p>
      <text:p text:style-name="P4">
Id: 22557955</text:p>
      <!--METADATA-->
      <text:p text:style-name="P4">
Nikolaev, Mykolaiv region(10:24). Red Alert: aerial threat. Sirenssounding. Take cover now!</text:p>
      <text:p text:style-name="P4">
News Collection Link: <text:a xlink:type="simple" xlink:href="https://liveuamap.com/en/2023/23-april-mykolaiv-mykolayivska-oblast1024-redg" text:style-name="Internet_20_link" text:visited-style-name="Visited_20_Internet_20_Link">
https://liveuamap.com/en/2023/23-april-mykolaiv-mykolayivska-oblast1024-redg</text:a>
</text:p>
      <text:p text:style-name="P4">
News Source: <text:a xlink:type="simple" xlink:href="https://t.me/air_alert_ua/43591" text:style-name="Internet_20_link" text:visited-style-name="Visited_20_Internet_20_Link">
https://t.me/air_alert_ua/43591</text:a>
</text:p>
      <!--NEWS-->
      <text:h text:style-name="P10" text:outline-level="1">
<text:span text:style-name="T4">
Kharkiv, Kharkivska Oblast(10:50). Red Alert: aerial threat. Sirens sounding. Take cover now!</text:span>
</text:h>
      <text:p text:style-name="P4">
Authors: liveuamap (Language: en)</text:p>
      <text:p text:style-name="P4">
Time: 2023-04-23T04:51:00</text:p>
      <text:p text:style-name="P4">
Location: Kharkiv (Latitude:49.9808 Longtitude:36.25397)</text:p>
      <text:p text:style-name="P4">
Videos: []</text:p>
      <text:p text:style-name="P4">
Images: []</text:p>
      <text:p text:style-name="P4">
Tags: ["Europe", "Central and Eastern Europe"]</text:p>
      <text:p text:style-name="P4">
Id: 22557956</text:p>
      <!--METADATA-->
      <text:p text:style-name="P4">
Kharkiv, Kharkiv region(10:50). Red Alert: aerial threat. Sirens sounding.Take cover now!</text:p>
      <text:p text:style-name="P4">
News Collection Link: <text:a xlink:type="simple" xlink:href="https://liveuamap.com/en/2023/23-april-kharkiv-kharkivska-oblast1050-red-alg" text:style-name="Internet_20_link" text:visited-style-name="Visited_20_Internet_20_Link">
https://liveuamap.com/en/2023/23-april-kharkiv-kharkivska-oblast1050-red-alg</text:a>
</text:p>
      <text:p text:style-name="P4">
News Source: <text:a xlink:type="simple" xlink:href="https://t.me/air_alert_ua/43592" text:style-name="Internet_20_link" text:visited-style-name="Visited_20_Internet_20_Link">
https://t.me/air_alert_ua/43592</text:a>
</text:p>
      <!--NEWS-->
      <text:h text:style-name="P10" text:outline-level="1">
<text:span text:style-name="T4">
Russian airstrikes reported in Bilozerka district</text:span>
</text:h>
      <text:p text:style-name="P4">
Authors: liveuamap (Language: en)</text:p>
      <text:p text:style-name="P4">
Time: 2023-04-23T04:58:55</text:p>
      <text:p text:style-name="P4">
Location: Bilozerka, Kherson (Latitude:46.61618 Longtitude:32.44889)</text:p>
      <text:p text:style-name="P4">
Videos: []</text:p>
      <text:p text:style-name="P4">
Images: []</text:p>
      <text:p text:style-name="P4">
Tags: ["Europe", "Central and Eastern Europe"]</text:p>
      <text:p text:style-name="P4">
Id: 22557957</text:p>
      <!--METADATA-->
      <text:p text:style-name="P4">
Russian airstrikes reported in Bilozerka district</text:p>
      <text:p text:style-name="P4">
News Collection Link: <text:a xlink:type="simple" xlink:href="https://liveuamap.com/en/2023/23-april-russian-airstrikes-reported-in-bilozerka-district" text:style-name="Internet_20_link" text:visited-style-name="Visited_20_Internet_20_Link">
https://liveuamap.com/en/2023/23-april-russian-airstrikes-reported-in-bilozerka-district</text:a>
</text:p>
      <text:p text:style-name="P4">
News Source: <text:a xlink:type="simple" xlink:href="https://t.me/hueviyherson/38326" text:style-name="Internet_20_link" text:visited-style-name="Visited_20_Internet_20_Link">
https://t.me/hueviyherson/38326</text:a>
</text:p>
      <!--NEWS-->
      <text:h text:style-name="P10" text:outline-level="1">
<text:span text:style-name="T4">
Dnipro, Dnipropetrovska Oblast(10:57). Red Alert: aerial threat. Sirens sounding. Take cover ...</text:span>
</text:h>
      <text:p text:style-name="P4">
Authors: liveuamap (Language: en)</text:p>
      <text:p text:style-name="P4">
Time: 2023-04-23T04:59:00</text:p>
      <text:p text:style-name="P4">
Location: Dnipro (Latitude:48.46035 Longtitude:35.03796)</text:p>
      <text:p text:style-name="P4">
Videos: []</text:p>
      <text:p text:style-name="P4">
Images: []</text:p>
      <text:p text:style-name="P4">
Tags: ["Europe", "Central and Eastern Europe"]</text:p>
      <text:p text:style-name="P4">
Id: 22557958</text:p>
      <!--METADATA-->
      <text:p text:style-name="P4">
Dnipro, Dnipropetrovsk region(10:57). Red Alert: aerial threat. Sirenssounding. Take cover now!</text:p>
      <text:p text:style-name="P4">
News Collection Link: <text:a xlink:type="simple" xlink:href="https://liveuamap.com/en/2023/23-april-dnipro-dnipropetrovska-oblast1057-reg" text:style-name="Internet_20_link" text:visited-style-name="Visited_20_Internet_20_Link">
https://liveuamap.com/en/2023/23-april-dnipro-dnipropetrovska-oblast1057-reg</text:a>
</text:p>
      <text:p text:style-name="P4">
News Source: <text:a xlink:type="simple" xlink:href="https://t.me/suspilnednipro/14646" text:style-name="Internet_20_link" text:visited-style-name="Visited_20_Internet_20_Link">
https://t.me/suspilnednipro/14646</text:a>
</text:p>
      <!--NEWS-->
      <text:h text:style-name="P10" text:outline-level="1">
<text:span text:style-name="T4">
Donetsk Oblast(11:52). Red Alert: aerial threat. Sirens sounding. Take cover now!</text:span>
</text:h>
      <text:p text:style-name="P4">
Authors: liveuamap (Language: en)</text:p>
      <text:p text:style-name="P4">
Time: 2023-04-23T05:54:00</text:p>
      <text:p text:style-name="P4">
Location: Donetsk Oblast (Latitude:48.72747 Longtitude:37.57761)</text:p>
      <text:p text:style-name="P4">
Videos: []</text:p>
      <text:p text:style-name="P4">
Images: []</text:p>
      <text:p text:style-name="P4">
Tags: ["Europe", "Central and Eastern Europe"]</text:p>
      <text:p text:style-name="P4">
Id: 22557962</text:p>
      <!--METADATA-->
      <text:p text:style-name="P4">
Donetsk Oblast(11:52). Red Alert: aerial threat. Sirens sounding. Take covernow!</text:p>
      <text:p text:style-name="P4">
News Collection Link: <text:a xlink:type="simple" xlink:href="https://liveuamap.com/en/2023/23-april-donetsk-oblast1152-red-alert-aerial-g" text:style-name="Internet_20_link" text:visited-style-name="Visited_20_Internet_20_Link">
https://liveuamap.com/en/2023/23-april-donetsk-oblast1152-red-alert-aerial-g</text:a>
</text:p>
      <text:p text:style-name="P4">
News Source: <text:a xlink:type="simple" xlink:href="https://t.me/air_alert_ua/43599" text:style-name="Internet_20_link" text:visited-style-name="Visited_20_Internet_20_Link">
https://t.me/air_alert_ua/43599</text:a>
</text:p>
      <!--NEWS-->
      <text:h text:style-name="P10" text:outline-level="1">
<text:span text:style-name="T4">
An earthquake occurred in the southeast of Turkey</text:span>
</text:h>
      <text:p text:style-name="P4">
Authors: Ukrinform (Person)</text:p>
      <text:p text:style-name="P4">
Publisher: Укринформ (Organization)</text:p>
      <text:p text:style-name="P4">
Published Time: 2023-04-23T06:13:00+03:00</text:p>
      <text:p text:style-name="P4">
Modified Time: 2023-04-23T06:13:00+03:00</text:p>
      <text:p text:style-name="P4">
Description: The 3.9 points occurred in the southeast of Turkey, in the province of Muga. - Ukrinform.</text:p>
      <text:p text:style-name="P4">
Images: ["<text:a xlink:type="simple" xlink:href="https://static.ukrinform.com/photos/2020_05/thumb_files/630_360_1590641887-201.jpg" text:style-name="Internet_20_link" text:visited-style-name="Visited_20_Internet_20_Link">
630_360_15906...</text:a>
"]</text:p>
      <text:p text:style-name="P4">
Tags: ['Землетрус', 'Туреччина']</text:p>
      <text:p text:style-name="P4">
Type: Article</text:p>
      <!--METADATA-->
      <text:p text:style-name="P4">
<draw:frame draw:style-name="fr1" draw:name="Image42" text:anchor-type="as-char" svg:width="6.9236in" svg:height="3.956343in" draw:z-index="0">
<draw:image xlink:href="../Images/yкринформ/2023-04-23T06-13-00-03-00/630_360_1590641887-201.jpg" xlink:type="simple" xlink:show="embed" xlink:actuate="onLoad" draw:mime-type="image/jpeg"/>
</draw:frame>
The 3.9 points occurred in the southeast of Turkey, in the province of Muga.</text:p>
      <text:p text:style-name="P4">
About it reports Ukrinform with <text:a xlink:type="simple" xlink:href="https://deprem.afad.gov.tr/event-detail/442607" text:style-name="Internet_20_link" text:visited-style-name="Visited_20_Internet_20_Link">
</text:a>
On the Directorate for Elimination of the Consequences of Natural Disasters Invinational Situations(AFAD).</text:p>
      <text:p text:style-name="P4">
“Землетрус силою 3,9 бала стався у районі Ула провінції Мугла, що напівденному сході Туреччини о 23.38 за місцевим часом (The same with Kiev -ed.)”, - said AFad.</text:p>
      <text:p text:style-name="P4">
The epicenter of the earthquake was at a depth of 6.99 km.</text:p>
      <text:p text:style-name="P4">
<text:span text:style-name="T4">
 Read also: </text:span>
 <text:span text:style-name="T4">
 <text:a xlink:type="simple" xlink:href="https://www.ukrinform.ua/rubric-world/3699453-v-indonezii-stalosa-dva-zemletrusi-e-zagroza-cunami.html" text:style-name="Internet_20_link" text:visited-style-name="Visited_20_Internet_20_Link">
</text:a>
</text:span>
</text:p>
      <text:p text:style-name="P4">
As reported by Ukrinform, on the Greek island of Evvia on Saturday _ <text:span text:style-name="T4">
 <text:a xlink:type="simple" xlink:href="https://www.ukrinform.ua/rubric-world/3699321-u-grecii-stavsa-zemletrus.html" text:style-name="Internet_20_link" text:visited-style-name="Visited_20_Internet_20_Link">
</text:a>
</text:span>
 _</text:p>
      <text:p text:style-name="P4">
News Source: <text:a xlink:type="simple" xlink:href="https://www.ukrinform.ua/rubric-world/3699455-na-pivdennomu-shodi-tureccini-stavsa-zemletrus.html" text:style-name="Internet_20_link" text:visited-style-name="Visited_20_Internet_20_Link">
https://www.ukrinform.ua/rubric-world/3699455-na-pivdennomu-shodi-tureccini-stavsa-zemletrus.html</text:a>
</text:p>
      <!--NEWS-->
      <text:h text:style-name="P10" text:outline-level="1">
<text:span text:style-name="T4">
The Armed Forces Aviation per day has struck enemy enem</text:span>
</text:h>
      <text:p text:style-name="P4">
Authors: Ukrinform (Person)</text:p>
      <text:p text:style-name="P4">
Publisher: Укринформ (Organization)</text:p>
      <text:p text:style-name="P4">
Published Time: 2023-04-23T06:27:00+03:00</text:p>
      <text:p text:style-name="P4">
Modified Time: 2023-04-23T06:27:00+03:00</text:p>
      <text:p text:style-name="P4">
Description: Aviation of defense forces per day struck 8 beats in the areas of concentration of the invaders. - Ukrinform.</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Обстріл', 'ЗСУ', 'Агресія РФ']</text:p>
      <text:p text:style-name="P4">
Type: Article</text:p>
      <!--METADATA-->
      <text:p text:style-name="P4">
<draw:frame draw:style-name="fr1" draw:name="Image43" text:anchor-type="as-char" svg:width="6.9236in" svg:height="3.956343in" draw:z-index="0">
<draw:image xlink:href="../Images/yкринформ/2023-04-23T06-27-00-03-00/630_360_1666798892-927.jpg" xlink:type="simple" xlink:show="embed" xlink:actuate="onLoad" draw:mime-type="image/jpeg"/>
</draw:frame>
Aviation for a day made 8 beats in the areas of concentration of the invaders.</text:p>
      <text:p text:style-name="P4">
This is stated in <text:a xlink:type="simple" xlink:href="https://www.facebook.com/GeneralStaff.ua/posts/pfbid0jiTgdntfXQB84gGzXP5n3vw7RZysWzwnK7wJz6zuPtMd8HsS9pcrFcadoCNEZ1Wnl" text:style-name="Internet_20_link" text:visited-style-name="Visited_20_Internet_20_Link">
</text:a>
, reports Ukrinform.</text:p>
      <text:p text:style-name="P4">
"Honney Mi-24 and 4 UAV Enemy UAP was shot(2 intelligence-"Orlan-10" and "Zala", as well as 2 drones-Kamikadze type "Lancet"). Підрозділиракетних військ і артилерії протягом доби уразили 4 райони зосередження живоїсили, 2 склади боєприпасів та ще два важливих військових об’єкти противника",- повідомляють військові.</text:p>
      <text:p text:style-name="P4">
<text:span text:style-name="T4">
Читайте також:</text:span>
 <text:span text:style-name="T4">
<text:a xlink:type="simple" xlink:href="https://www.ukrinform.ua/rubric-regions/3699445-u-slovansku-prolunala-seria-vibuhiv.html" text:style-name="Internet_20_link" text:visited-style-name="Visited_20_Internet_20_Link">
 </text:a>
</text:span>
</text:p>
      <text:p text:style-name="P4">
They also inform that the Russian Federation has inflicted 8 missile, 37 aviation strikes during the last day and made about 45 shellings from jet system -gun fire at the positions of our troops and settlements. There are died among civilians, private residential buildings and other civilian infrastructure have been destroyed and damaged.</text:p>
      <text:p text:style-name="P4">
"The main efforts of the enemy focuses on conducting the offensive actions of the Nabakhmut, Avdeev and Mariinsky directions - the 58 attractions are reflected. The most fierce battles continue for Bakhmut and Marinka," Ugenstba said.</text:p>
      <text:p text:style-name="P4">
<text:span text:style-name="T4">
 Read also: </text:span>
 <text:span text:style-name="T4">
 <text:a xlink:type="simple" xlink:href="https://www.ukrinform.ua/rubric-ato/3699380-ukrainski-vijskovi-vidbili-40-atak-rosian-ta-troh-napramkah.html" text:style-name="Internet_20_link" text:visited-style-name="Visited_20_Internet_20_Link">
</text:a>
</text:span>
</text:p>
      <text:p text:style-name="P4">
They also noted that the likelihood of further missile and aviation strikes of the shoots of Ukraine remains high.</text:p>
      <text:p text:style-name="P4">
On <text:span text:style-name="T4">
 Volynskyi </text:span>
 and <text:span text:style-name="T4">
 Polissya </text:span>
 directions operational situation of non -significant changes.</text:p>
      <text:p text:style-name="P4">
At <text:span text:style-name="T4">
 Siverskyi </text:span>
 and <text:span text:style-name="T4">
 Slobozhansky </text:span>
 the enemy's directions during the Aviation strike on Orlykivka and carried out shelling of settlements Karpovichi and Visayivka of Chernihiv region; Ulanov, bars, Stukalivka, Volfine, Korenivka and Yunnakovka of Sumy region, as well as Timothyivka Nakarkiv region.</text:p>
      <text:p text:style-name="P4">
At <text:span text:style-name="T4">
 Kupyanski </text:span>
 the direction of artillery shelling of the enemy was Visnohlinsk, Western, Masutivka, Sinkivka, Kislivka and Brest Kharkiv region.</text:p>
      <text:p text:style-name="P4">
<text:span text:style-name="T4">
 Read also: </text:span>
 <text:span text:style-name="T4">
 <text:a xlink:type="simple" xlink:href="https://www.ukrinform.ua/rubric-ato/3698591-zaluznij-obgovoriv-iz-komanduvacem-zbrojnih-sil-latvii-vazlivist-posilenna-ukrainskoi-ppo.html" text:style-name="Internet_20_link" text:visited-style-name="Visited_20_Internet_20_Link">
</text:a>
 </text:span>
</text:p>
      <text:p text:style-name="P4">
On <text:span text:style-name="T4">
 Bakhmutsky </text:span>
 fierce fighting continues to the city of Bakhmut. The close of settlements of Grigorivka, the chrome and Ivanivske opponent of the vibrated on offensive. The hostile shellings were injured by Rozdolivka, Vasyukivka, Orikhovo-Vasylivka, Novomarka, Grigorivka, Bogdanivka, Bakhmut, Ivanivske, Yar, Alexander-Shultine, White Gora, Diliyivka, Iron, North, South and New York.</text:p>
      <text:p text:style-name="P4">
At <text:span text:style-name="T4">
 Avdiivsky </text:span>
 the enemy was on offensive in the districts of Donetsk region, there was no success. He was fired, in particular, Novokalin, Stepovo, Avdiivka, Tonenko, Pervomaisk and Nevelskedonetsk region.</text:p>
      <text:p text:style-name="P4">
<text:span text:style-name="T4">
 Read also: </text:span>
 <text:span text:style-name="T4">
 <text:a xlink:type="simple" xlink:href="https://t.me/ukrinform_news/96562" text:style-name="Internet_20_link" text:visited-style-name="Visited_20_Internet_20_Link">
</text:a>
</text:span>
</text:p>
      <text:p text:style-name="P4">
On <text:span text:style-name="T4">
 Marinski </text:span>
 the direction of the last day is our defenders of the enemy -ups in the Marinka area. In addition, hostile shelling is visible, St. George and Novomikhailivka of Donetsk region.</text:p>
      <text:p text:style-name="P4">
At the <text:span text:style-name="T4">
 Shakhtar </text:span>
 the enemy fired at the enemy, Prychistivka, Novoukrainka, Golden Niva and the Great Novosilka in Donetsk region last day.</text:p>
      <text:p text:style-name="P4">
On <text:span text:style-name="T4">
 Zaporizhzhya </text:span>
 and <text:span text:style-name="T4">
 Kherson </text:span>
 the enemy continues the Varioron actions. During the last day, more than 30 settlements have been carried out by mortar and artillery. Among them - Vremivka, Green of Poldonetsk region; Gulyaypole, Railway, Gulyaypil, Belogorye, Malatokmachka, Novoandriivka and Kamianske Zaporizhzhya region; Sablukivka, Berislav, Cossack, Tokarivka, Ingulets, Engineering, Antonovka, Belozer, Belozer, Berehove, Kizomis in Kherson and Kherson.</text:p>
      <text:p text:style-name="P4">
As Ukrinform reported earlier, the Defense Forces of Ukraine from February 24, 2022 to April 22, 2023 <text:span text:style-name="T4">
 <text:a xlink:type="simple" xlink:href="https://www.ukrinform.ua/rubric-ato/3699160-sili-oboroni-znisili-185-730-rosijskih-zagarbnikiv.html" text:style-name="Internet_20_link" text:visited-style-name="Visited_20_Internet_20_Link">
</text:a>
 . </text:span>
</text:p>
      <text:p text:style-name="P4">
News Source: <text:a xlink:type="simple" xlink:href="https://www.ukrinform.ua/rubric-ato/3699457-aviacia-zsu-za-dobu-zavdala-visim-udariv-po-rajonah-skupcenna-voroga.html" text:style-name="Internet_20_link" text:visited-style-name="Visited_20_Internet_20_Link">
https://www.ukrinform.ua/rubric-ato/3699457-aviacia-zsu-za-dobu-zavdala-visim-udariv-po-rajonah-skupcenna-voroga.html</text:a>
</text:p>
      <!--NEWS-->
      <text:h text:style-name="P10" text:outline-level="1">
<text:span text:style-name="T4">
Mass protests have renewed in Israel</text:span>
</text:h>
      <text:p text:style-name="P4">
Authors: Ukrinform (Person)</text:p>
      <text:p text:style-name="P4">
Publisher: Укринформ (Organization)</text:p>
      <text:p text:style-name="P4">
Published Time: 2023-04-23T06:40:00+03:00</text:p>
      <text:p text:style-name="P4">
Modified Time: 2023-04-23T06:40:00+03:00</text:p>
      <text:p text:style-name="P4">
Description: A large -scale protest against judicial reform took place in Israel. - Ukrinform.</text:p>
      <text:p text:style-name="P4">
Images: ["<text:a xlink:type="simple" xlink:href="https://static.ukrinform.com/photos/2020_07/thumb_files/630_360_1595592864-661.png" text:style-name="Internet_20_link" text:visited-style-name="Visited_20_Internet_20_Link">
630_360_15955...</text:a>
"]</text:p>
      <text:p text:style-name="P4">
Tags: ['Ізраїль', 'Протест', 'Реформа', 'Судова реформа']</text:p>
      <text:p text:style-name="P4">
Type: Article</text:p>
      <!--METADATA-->
      <text:p text:style-name="P4">
<draw:frame draw:style-name="fr1" draw:name="Image44" text:anchor-type="as-char" svg:width="6.9236in" svg:height="3.956343in" draw:z-index="0">
<draw:image xlink:href="../Images/yкринформ/2023-04-23T06-40-00-03-00/630_360_1595592864-661.png" xlink:type="simple" xlink:show="embed" xlink:actuate="onLoad" draw:mime-type="image/png"/>
</draw:frame>
A large -scale protest action against judicial reform took place in Israilisnov.</text:p>
      <text:p text:style-name="P4">
About it on Saturday, April 22, reports <text:a xlink:type="simple" xlink:href="https://www.jpost.com/israel-news/politics-and-diplomacy/article-739947" text:style-name="Internet_20_link" text:visited-style-name="Visited_20_Internet_20_Link">
</text:a>
К зазначає газета, ише у тел (те vert аng на вулид вийшSta 110 тис. юдей.Aоргандатори ж повдомили, що в акцї з authority у Seouth</text:p>
      <text:p text:style-name="P4">
У тел (тим тимчасово перекрили рух транспорту рядом вулидь.</text:p>
      <text:p text:style-name="Quotations">

<text:p text:style-name="P4">
The Little Prince McB.&gt;
&gt;
 "Arms Brothers" said: "We will remember and not forget the best sons and daughters of the state that fell&gt;
 for the eternity of Israel and for the protection of Israel - Jewish and democratic&gt;
 the Kaplan flag of * brothers to weapons * dedicated to the bereaved family "&gt;
&gt;
 Credit: Aviv Atlas <text:a xlink:type="simple" xlink:href="https://t.co/ETYmyfL044" text:style-name="Internet_20_link" text:visited-style-name="Visited_20_Internet_20_Link">
</text:a>
&gt;
&gt;
 - 𝐎𝐧 𝐀𝐳𝐫𝐢𝐞𝐥(@iloveisraell) <text:a xlink:type="simple" xlink:href="https://twitter.com/iloveisraell/status/1649838416308174856" text:style-name="Internet_20_link" text:visited-style-name="Visited_20_Internet_20_Link">
&gt;
 </text:a>
<text:span text:style-name="T4">
 Read also: </text:span>
 <text:span text:style-name="T4">
 <text:a xlink:type="simple" xlink:href="https://www.ukrinform.ua/rubric-world/3693705-izrail-rozpocav-mobilizaciu-rezervistiv.html" text:style-name="Internet_20_link" text:visited-style-name="Visited_20_Internet_20_Link">
</text:a>
</text:span>
</text:p>

</text:p>
      <text:p text:style-name="P4">
The protests continue despite the decision of Prime Minister Benjamin Netanyahu suspended judgment. It envisages the transfer of the parliamentary majority of the Supreme Court's choice. The authorities also want to refuse a reference principle that allows the Supreme Court to revoke the government's decision.</text:p>
      <text:p text:style-name="P4">
<text:span text:style-name="T4">
 Read also: </text:span>
 <text:span text:style-name="T4">
 <text:a xlink:type="simple" xlink:href="https://www.ukrinform.ua/rubric-kyiv/3698876-izrail-pocne-testuvati-u-kievi-sistemu-opovisenna-pro-raketni-obstrili.html" text:style-name="Internet_20_link" text:visited-style-name="Visited_20_Internet_20_Link">
</text:a>
</text:span>
</text:p>
      <text:p text:style-name="P4">
The Prime Minister has already agreed to postpone the adoption of the law on judicial reform before the summer.</text:p>
      <text:p text:style-name="P4">
<text:span text:style-name="T5">
Foto: Marc Israel Sellem/The Jerusalem Post</text:span>
</text:p>
      <text:p text:style-name="P4">
News Source: <text:a xlink:type="simple" xlink:href="https://www.ukrinform.ua/rubric-world/3699458-v-izraili-ponovilisa-masovi-protesti.html" text:style-name="Internet_20_link" text:visited-style-name="Visited_20_Internet_20_Link">
https://www.ukrinform.ua/rubric-world/3699458-v-izraili-ponovilisa-masovi-protesti.html</text:a>
</text:p>
      <!--NEWS-->
      <text:h text:style-name="P10" text:outline-level="1">
<text:span text:style-name="T4">
G7 countries called on to continue and expand the "grain agreement"</text:span>
</text:h>
      <text:p text:style-name="P4">
Authors: Ukrinform (Person)</text:p>
      <text:p text:style-name="P4">
Publisher: Укринформ (Organization)</text:p>
      <text:p text:style-name="P4">
Published Time: 2023-04-23T06:55:00+03:00</text:p>
      <text:p text:style-name="P4">
Modified Time: 2023-04-23T06:55:00+03:00</text:p>
      <text:p text:style-name="P4">
Description: The G7 countries have called for a continuation, complete implementation and expansion of a critically important export agreement on Ukrainian grain through the Black Sea.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Велика сімка', 'Війна з росією', 'зерновий коридор']</text:p>
      <text:p text:style-name="P4">
Type: Article</text:p>
      <!--METADATA-->
      <text:p text:style-name="P4">
<draw:frame draw:style-name="fr1" draw:name="Image45" text:anchor-type="as-char" svg:width="6.9236in" svg:height="3.956343in" draw:z-index="0">
<draw:image xlink:href="../Images/yкринформ/2023-04-23T06-55-00-03-00/630_360_1528600995-9562.jpg" xlink:type="simple" xlink:show="embed" xlink:actuate="onLoad" draw:mime-type="image/jpeg"/>
</draw:frame>
The G7 countries have been continued, complete implementation and expansion of critically important exports of Ukrainian grain through the Black Sea.</text:p>
      <text:p text:style-name="P4">
This is stated in the communist of agriculture ministers of the member state, Ukrinform reports with reference to <text:a xlink:type="simple" xlink:href="https://www.reuters.com/world/europe/g7-calls-extension-full-implementation-expansion-black-sea-grain-deal-2023-04-23/" text:style-name="Internet_20_link" text:visited-style-name="Visited_20_Internet_20_Link">
</text:a>
.</text:p>
      <text:p text:style-name="P4">
Це комюніке країни G7 оприлюднили на тлі новин про те, що зернова угода підзагрозою через росію, яка її саботує.</text:p>
      <text:p text:style-name="P4">
<text:span text:style-name="T4">
Читайте також:</text:span>
 <text:span text:style-name="T4">
<text:a xlink:type="simple" xlink:href="https://www.ukrinform.ua/rubric-economy/3698620-zernova-ugoda-mae-vikonuvatisa-bez-perepon-z-boku-kremla-usaid.html" text:style-name="Internet_20_link" text:visited-style-name="Visited_20_Internet_20_Link">
 </text:a>
</text:span>
</text:p>
      <text:p text:style-name="P4">
In the communique, agreed after a two -day meeting in the Japanese city of Miyazaki, the G7 agricultural ministers "recognized the importance of" Agreement, saying:(The Black Sea Race Initiative)BSGI. "</text:p>
      <text:p text:style-name="P4">
"We condemn Russia's attempts to use food as a means of desestabilization and a instrument of geopolitical coercion and confirm our harshness to act jointly and support those who suffer the most of the sprouting" militarization "of food," the communique reads.</text:p>
      <text:p text:style-name="P4">
<text:span text:style-name="T4">
 Read also: </text:span>
 <text:span text:style-name="T4">
 <text:a xlink:type="simple" xlink:href="https://www.ukrinform.ua/rubric-world/3697686-lavrov-obgovorit-ukrainsku-zernovu-ugodu-z-generalnim-sekretarem-oon.html" text:style-name="Internet_20_link" text:visited-style-name="Visited_20_Internet_20_Link">
</text:a>
</text:span>
</text:p>
      <text:p text:style-name="P4">
The document also states that the members of G7 "ready" to support the restoration of Ireconstruction of Ukraine, including by providing expert assistance to the change of agricultural land and reconstruction of the agricultural infrastructure.</text:p>
      <text:p text:style-name="P4">
<text:span text:style-name="T4">
 Read also: </text:span>
 <text:span text:style-name="T4">
 <text:a xlink:type="simple" xlink:href="https://www.ukrinform.ua/rubric-economy/3698923-posol-ukraini-u-tureccini-skazav-vid-cogo-zalezit-rozsirenna-zernovoi-ugodi-na-porti-mikolaeva.html" text:style-name="Internet_20_link" text:visited-style-name="Visited_20_Internet_20_Link">
</text:a>
</text:span>
</text:p>
      <text:p text:style-name="P4">
As it was reported, the Ukrainian side stated that the grain agreement should be expanded, making it indefinite, as well as _ <text:span text:style-name="T4">
 <text:a xlink:type="simple" xlink:href="https://www.ukrinform.ua/rubric-economy/3662332-zelenskij-cas-rozsiriti-zernovu-iniciativu-na-porti-mikolaivsini.html" text:style-name="Internet_20_link" text:visited-style-name="Visited_20_Internet_20_Link">
</text:a>
</text:span>
 _</text:p>
      <text:p text:style-name="P4">
News Source: <text:a xlink:type="simple" xlink:href="https://www.ukrinform.ua/rubric-economy/3699462-kraini-g7-zaklikali-prodovziti-ta-rozsiriti-zernovu-ugodu.html" text:style-name="Internet_20_link" text:visited-style-name="Visited_20_Internet_20_Link">
https://www.ukrinform.ua/rubric-economy/3699462-kraini-g7-zaklikali-prodovziti-ta-rozsiriti-zernovu-ugodu.html</text:a>
</text:p>
      <!--NEWS-->
      <text:h text:style-name="P10" text:outline-level="1">
<text:span text:style-name="T4">
Turkey evacuates its citizens from Sudan through a third country</text:span>
</text:h>
      <text:p text:style-name="P4">
Authors: Ukrinform (Person)</text:p>
      <text:p text:style-name="P4">
Publisher: Укринформ (Organization)</text:p>
      <text:p text:style-name="P4">
Published Time: 2023-04-23T07:24:00+03:00</text:p>
      <text:p text:style-name="P4">
Modified Time: 2023-04-23T07:24:00+03:00</text:p>
      <text:p text:style-name="P4">
Description: Turkish citizens who are in Sudan are evacuated through a third country due to recent events in the country and the danger they carry the safety of citizens. - Ukrinform.</text:p>
      <text:p text:style-name="P4">
Images: ["<text:a xlink:type="simple" xlink:href="https://static.ukrinform.com/photos/2020_10/thumb_files/630_360_1602840596-128.jpg" text:style-name="Internet_20_link" text:visited-style-name="Visited_20_Internet_20_Link">
630_360_16028...</text:a>
"]</text:p>
      <text:p text:style-name="P4">
Tags: ['Евакуація', 'Судан', 'Туреччина', 'Сутички', 'Переворот']</text:p>
      <text:p text:style-name="P4">
Type: Article</text:p>
      <!--METADATA-->
      <text:p text:style-name="P4">
<draw:frame draw:style-name="fr1" draw:name="Image46" text:anchor-type="as-char" svg:width="6.9236in" svg:height="3.956343in" draw:z-index="0">
<draw:image xlink:href="../Images/yкринформ/2023-04-23T07-24-00-03-00/630_360_1602840596-128.jpg" xlink:type="simple" xlink:show="embed" xlink:actuate="onLoad" draw:mime-type="image/jpeg"/>
</draw:frame>
Sudan's citizens are evacuated through a third country due to isostant events in the country and the danger they carry the safety of citizens.</text:p>
      <text:p text:style-name="P4">
About it reports Ukrinform with reference to the message <text:a xlink:type="simple" xlink:href="https://twitter.com/TCHartumBE/status/1649837113175683072" text:style-name="Internet_20_link" text:visited-style-name="Visited_20_Internet_20_Link">
</text:a>
.</text:p>
      <text:p text:style-name="P4">
“As a result of the safety assessment due to conflicts that continue the combed, it was decided to evacuate Turkish citizens in the region. <text:a xlink:type="simple" xlink:href="https://www.ukrinform.ua/tag-evakuacia" text:style-name="Internet_20_link" text:visited-style-name="Visited_20_Internet_20_Link">
</text:a>
The land will take place across the country, ”the embassy said.</text:p>
      <text:p text:style-name="P4">
It is also noted that the evacuation must have the necessary documents and deduct on the road, which will last 22-24 hours.</text:p>
      <text:p text:style-name="P4">
It is stated that citizens will be harvested early in the morning in three places in the capital of Hartum.</text:p>
      <text:p text:style-name="P4">
<text:span text:style-name="T4">
 Read also: </text:span>
 <text:a xlink:type="simple" xlink:href="https://www.ukrinform.ua/rubric-world/3698940-u-sudani-z-pocatku-zbrojnogo-protistoanna-vze-ponad-400-zagiblih.html" text:style-name="Internet_20_link" text:visited-style-name="Visited_20_Internet_20_Link">
<text:span text:style-name="T4">
 Sudan </text:span>
</text:a>
As reported by Ukrinform, earlier Sudan army stated that <text:a xlink:type="simple" xlink:href="https://www.ukrinform.ua/rubric-world/3699371-armia-sudanu-poobicala-zabezpeciti-evakuaciu-inozemnih-gromadan-u-najblizci-godini.html" text:style-name="Internet_20_link" text:visited-style-name="Visited_20_Internet_20_Link">
</text:a>
In connection with active fighting in the country. EU <text:a xlink:type="simple" xlink:href="https://www.ukrinform.ua/rubric-world/3699230-evrosouz-planue-mozlivu-evakuaciu-svoih-gromadan-iz-sudanu-afp.html" text:style-name="Internet_20_link" text:visited-style-name="Visited_20_Internet_20_Link">
</text:a>
The possible evacuation of his citizens of Khartum, when the security situation will allow, since the capital is Sudanut armed clashes.15 April after a few days of Sudan's intensity and rapid response forces in the Chartum heard <text:a xlink:type="simple" xlink:href="https://www.ukrinform.ua/tag-vibuh" text:style-name="Internet_20_link" text:visited-style-name="Visited_20_Internet_20_Link">
</text:a>
And shooting. The conflict is around the country's transition to civil rule.</text:p>
      <text:p text:style-name="P4">
Both sides use tanks, artillery, combat aircraft and other heavyweight. The fighting took away hundreds of lives and deprived millions of people of electricity, water and food.</text:p>
      <text:p text:style-name="P4">
News Source: <text:a xlink:type="simple" xlink:href="https://www.ukrinform.ua/rubric-world/3699464-tureccina-evakuue-svoih-gromadan-iz-sudanu-cerez-tretu-krainu.html" text:style-name="Internet_20_link" text:visited-style-name="Visited_20_Internet_20_Link">
https://www.ukrinform.ua/rubric-world/3699464-tureccina-evakuue-svoih-gromadan-iz-sudanu-cerez-tretu-krainu.html</text:a>
</text:p>
      <!--NEWS-->
      <text:h text:style-name="P10" text:outline-level="1">
<text:span text:style-name="T4">
The Russians from the drone fired at the Nikopol region</text:span>
</text:h>
      <text:p text:style-name="P4">
Authors: Ukrinform (Person)</text:p>
      <text:p text:style-name="P4">
Publisher: Укринформ (Organization)</text:p>
      <text:p text:style-name="P4">
Published Time: 2023-04-23T07:42:00+03:00</text:p>
      <text:p text:style-name="P4">
Modified Time: 2023-04-23T07:42:00+03:00</text:p>
      <text:p text:style-name="P4">
Description: The army of the Russian Federation last day struck the Nikopol district of Dnipropetrovsk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Обстріл', 'Дрон', 'Війна з росією']</text:p>
      <text:p text:style-name="P4">
Type: Article</text:p>
      <!--METADATA-->
      <text:p text:style-name="P4">
<draw:frame draw:style-name="fr1" draw:name="Image47" text:anchor-type="as-char" svg:width="6.9236in" svg:height="3.956343in" draw:z-index="0">
<draw:image xlink:href="../Images/yкринформ/2023-04-23T07-42-00-03-00/630_360_1669987737-966.jpg" xlink:type="simple" xlink:show="embed" xlink:actuate="onLoad" draw:mime-type="image/jpeg"/>
</draw:frame>
The army of the Rfminuly day struck the Nikopol district of Dnipropetrovsk region.</text:p>
      <text:p text:style-name="P4">
According to Ukrinform, the head of the Dnipropetrovsk ova Sergilisak reported this <text:a xlink:type="simple" xlink:href="https://t.me/dnipropetrovskaODA/4228" text:style-name="Internet_20_link" text:visited-style-name="Visited_20_Internet_20_Link">
</text:a>
“The invaders continue to terrorize peaceful. Are not left alone <text:a xlink:type="simple" xlink:href="https://www.ukrinform.ua/tag-nikopol" text:style-name="Internet_20_link" text:visited-style-name="Visited_20_Internet_20_Link">
</text:a>
area.</text:p>
      <text:p text:style-name="P4">
Late in the evening they hit the manganese community. The drone was applied. The explosive projectile was thrown out, ”he wrote.</text:p>
      <text:p text:style-name="P4">
<text:span text:style-name="T4">
 Read also: </text:span>
 [<text:span text:style-name="T4">
 Russians </text:span>
 <text:span text:style-name="T4">
 hit </text:span>
 <text:span text:style-name="T4">
 </text:span>
 Kharkiv region <text:span text:style-name="T4">
 </text:span>
 <text:span text:style-name="T4">
 missiles </text:span>
<text:span text:style-name="T4">
 300 </text:span>
 <text:span text:style-name="T4">
 </text:span>
 at least <text:span text:style-name="T4">
 </text:span>
 <text:span text:style-name="T4">
 </text:span>
 **(https://www.ukrinform.ua/rubric-ato/3699428-rosiani-vdarili-po-harkivsini-raketami-s300-sonajmense-5-vlucan.html)According to the head of the region, people were not injured. The area of the impact is examined.</text:p>
      <text:p text:style-name="P4">
As reported by Ukrinform, at the north <text:a xlink:type="simple" xlink:href="https://www.ukrinform.ua/rubric-regions/3699445-u-slovansku-prolunala-seria-vibuhiv.html" text:style-name="Internet_20_link" text:visited-style-name="Visited_20_Internet_20_Link">
</text:a>
Air alarm was painted after the explosions.</text:p>
      <text:p text:style-name="P4">
News Source: <text:a xlink:type="simple" xlink:href="https://www.ukrinform.ua/rubric-regions/3699467-rosiani-z-bezpilotnika-obstrilali-nikopolsinu.html" text:style-name="Internet_20_link" text:visited-style-name="Visited_20_Internet_20_Link">
https://www.ukrinform.ua/rubric-regions/3699467-rosiani-z-bezpilotnika-obstrilali-nikopolsinu.html</text:a>
</text:p>
      <!--NEWS-->
      <text:h text:style-name="P10" text:outline-level="1">
<text:span text:style-name="T4">
The Ukrainian national team will play with China's hockey players at the World Cup in Estonia</text:span>
</text:h>
      <text:p text:style-name="P4">
Authors: Ukrinform (Person)</text:p>
      <text:p text:style-name="P4">
Publisher: Укринформ (Organization)</text:p>
      <text:p text:style-name="P4">
Published Time: 2023-04-23T07:50:00+03:00</text:p>
      <text:p text:style-name="P4">
Modified Time: 2023-04-23T07:50:00+03:00</text:p>
      <text:p text:style-name="P4">
Description: In Tallinn (Estonia) on Sunday, April 23, the World Hockey Championship in the Division of IP begins. - Ukrinform.</text:p>
      <text:p text:style-name="P4">
Images: ["<text:a xlink:type="simple" xlink:href="https://static.ukrinform.com/photos/2023_04/thumb_files/630_360_1682195317-947.jpg" text:style-name="Internet_20_link" text:visited-style-name="Visited_20_Internet_20_Link">
630_360_16821...</text:a>
"]</text:p>
      <text:p text:style-name="P4">
Tags: ['Чемпіонат світу з хокею', 'Збірна України']</text:p>
      <text:p text:style-name="P4">
Type: Article</text:p>
      <!--METADATA-->
      <text:p text:style-name="P4">
<draw:frame draw:style-name="fr1" draw:name="Image48" text:anchor-type="as-char" svg:width="6.9236in" svg:height="3.956343in" draw:z-index="0">
<draw:image xlink:href="../Images/yкринформ/2023-04-23T07-50-00-03-00/630_360_1682195317-947.jpg" xlink:type="simple" xlink:show="embed" xlink:actuate="onLoad" draw:mime-type="image/jpeg"/>
</draw:frame>
In Tallinn(Estonia)On Sunday, April 23, the World Hockey Championships begin.</text:p>
      <text:p text:style-name="P4">
The national team of Ukraine will start a match with a team of China at 16.00, reports Ukrinform.</text:p>
      <text:p text:style-name="P4">
In other matches of the first game day, the Netherlands and Japan will also come together(12.30), Serbia and Estonia(19.00).</text:p>
      <text:p text:style-name="P4">
24 квітня підопічні Вадима Шахрайчука зіграють із Сербією, 26 квітня - зЕстонією, 27 квітня - з Нідерландами, 29 квітня - з Японією.</text:p>
      <text:p text:style-name="P4">
<text:span text:style-name="T4">
Читайте також:</text:span>
 <text:a xlink:type="simple" xlink:href="https://www.ukrinform.ua/rubric-sports/3698155-zbirna-ukraini-z-hokeu-vigrala-vsi-sist-kontrolnih-matciv-pidgotovki-do-cs2023.html" text:style-name="Internet_20_link" text:visited-style-name="Visited_20_Internet_20_Link">
 <text:span text:style-name="T4">
хокею</text:span>
 </text:a>
The winner of the tournament will increase in the classroom and will play in the second season the classification of the IA division next season.</text:p>
      <text:p text:style-name="P4">
Photo: FHU.</text:p>
      <text:p text:style-name="P4">
News Source: <text:a xlink:type="simple" xlink:href="https://www.ukrinform.ua/rubric-sports/3699433-zbirna-ukraini-zigrae-z-hokeistami-kitau-na-starti-cempionatu-svitu-v-estonii.html" text:style-name="Internet_20_link" text:visited-style-name="Visited_20_Internet_20_Link">
https://www.ukrinform.ua/rubric-sports/3699433-zbirna-ukraini-zigrae-z-hokeistami-kitau-na-starti-cempionatu-svitu-v-estonii.html</text:a>
</text:p>
      <!--NEWS-->
      <text:h text:style-name="P10" text:outline-level="1">
<text:span text:style-name="T4">
The army of the Russian Federation last day released 236 shells in Kherson region, is dead and injured</text:span>
</text:h>
      <text:p text:style-name="P4">
Authors: Ukrinform (Person)</text:p>
      <text:p text:style-name="P4">
Publisher: Укринформ (Organization)</text:p>
      <text:p text:style-name="P4">
Published Time: 2023-04-23T07:57:00+03:00</text:p>
      <text:p text:style-name="P4">
Modified Time: 2023-04-23T07:57:00+03:00</text:p>
      <text:p text:style-name="P4">
Description: Over the past day, Russian invaders 54 times shelling in the Kherson region, resulting in a civilian. - Ukrinform.</text:p>
      <text:p text:style-name="P4">
Images: ["<text:a xlink:type="simple" xlink:href="https://static.ukrinform.com/photos/2022_06/thumb_files/630_360_1656480323-642.jpg" text:style-name="Internet_20_link" text:visited-style-name="Visited_20_Internet_20_Link">
630_360_16564...</text:a>
"]</text:p>
      <text:p text:style-name="P4">
Tags: ['Херсон', 'Херсонщина', 'Обстріл', 'Російська авіація', 'Дрон', 'Війна з росією', 'Артилерія']</text:p>
      <text:p text:style-name="P4">
Type: Article</text:p>
      <!--METADATA-->
      <text:p text:style-name="P4">
<draw:frame draw:style-name="fr1" draw:name="Image49" text:anchor-type="as-char" svg:width="6.9236in" svg:height="3.956343in" draw:z-index="0">
<draw:image xlink:href="../Images/yкринформ/2023-04-23T07-57-00-03-00/630_360_1656480323-642.jpg" xlink:type="simple" xlink:show="embed" xlink:actuate="onLoad" draw:mime-type="image/jpeg"/>
</draw:frame>
For the past, Russian invaders 54 times shelling in the Kherson region, as a result, a civilian.</text:p>
      <text:p text:style-name="P4">
This was reported(https://t.me/olexandrprokudin/338), reports Ukrinform.</text:p>
      <text:p text:style-name="P4">
"Over the past day, the enemy made - 54 shelling, releasing 236 shells of weighted artillery, <text:a xlink:type="simple" xlink:href="https://www.ukrinform.ua/tag-bezpilotnik" text:style-name="Internet_20_link" text:visited-style-name="Visited_20_Internet_20_Link">
</text:a>
and aviation. The Russian military kissed the residential areas of the region, "he said.</text:p>
      <text:p text:style-name="P4">
Due to Russian aggression, one person was killed and two more were injured.</text:p>
      <text:p text:style-name="P4">
*!(https://www.ukrinform.ua/rubric-regions/3699443-zagarbniki-viganaut-ziteliv-livobereznoi-hersonsini-z-domivok-cns.html)As reported by Ukrinform, the army of the Russian Federation in the evening on Saturday, April 22, <text:a xlink:type="simple" xlink:href="https://www.ukrinform.ua/rubric-ato/3699428-rosiani-vdarili-po-harkivsini-raketami-s300-sonajmense-5-vlucan.html" text:style-name="Internet_20_link" text:visited-style-name="Visited_20_Internet_20_Link">
</text:a>
, at least 5 “arrivals” have been recorded</text:p>
      <text:p text:style-name="P4">
News Source: <text:a xlink:type="simple" xlink:href="https://www.ukrinform.ua/rubric-regions/3699468-zagarbniki-minuloi-dobi-vipustili-236-snaradiv-po-hersonsini-e-zagibli-ta-poraneni.html" text:style-name="Internet_20_link" text:visited-style-name="Visited_20_Internet_20_Link">
https://www.ukrinform.ua/rubric-regions/3699468-zagarbniki-minuloi-dobi-vipustili-236-snaradiv-po-hersonsini-e-zagibli-ta-poraneni.html</text:a>
</text:p>
      <!--NEWS-->
      <text:h text:style-name="P10" text:outline-level="1">
<text:span text:style-name="T4">
Defense forces destroyed 186 420 Russian invaders already</text:span>
</text:h>
      <text:p text:style-name="P4">
Authors: Ukrinform (Person)</text:p>
      <text:p text:style-name="P4">
Publisher: Укринформ (Organization)</text:p>
      <text:p text:style-name="P4">
Published Time: 2023-04-23T08:09:00+03:00</text:p>
      <text:p text:style-name="P4">
Modified Time: 2023-04-23T08:09:00+03:00</text:p>
      <text:p text:style-name="P4">
Description: The Defense Forces of Ukraine from February 24, 2022 to April 23, 2023 were eliminated about 186 thousand 420 Russian aggressors, and in the past day - another 690 people. - Ukrinform.</text:p>
      <text:p text:style-name="P4">
Images: ["<text:a xlink:type="simple" xlink:href="https://static.ukrinform.com/photos/2022_09/thumb_files/630_360_1662995187-984.jpg" text:style-name="Internet_20_link" text:visited-style-name="Visited_20_Internet_20_Link">
630_360_16629...</text:a>
", "<text:a xlink:type="simple" xlink:href="https://static.ukrinform.com/photos/2023_04/1682226466-359.jpeg" text:style-name="Internet_20_link" text:visited-style-name="Visited_20_Internet_20_Link">
1682226466-35...</text:a>
"]</text:p>
      <text:p text:style-name="P4">
Tags: ['Генштаб', 'ЗСУ', 'Війна з росією']</text:p>
      <text:p text:style-name="P4">
Type: Article</text:p>
      <!--METADATA-->
      <text:p text:style-name="P4">
<draw:frame draw:style-name="fr1" draw:name="Image50" text:anchor-type="as-char" svg:width="6.9236in" svg:height="3.956343in" draw:z-index="0">
<draw:image xlink:href="../Images/yкринформ/2023-04-23T08-09-00-03-00/630_360_1662995187-984.jpg" xlink:type="simple" xlink:show="embed" xlink:actuate="onLoad" draw:mime-type="image/jpeg"/>
</draw:frame>
From February 24, 2022 to April 23, 2023, 186 thousand 420 Russian aggressors were eliminated from February 24, 2022, and another 690 people were eliminated.</text:p>
      <text:p text:style-name="P4">
According to Ukrinform, the General Staff of the Armed Forces of Ukraine reports UV <text:a xlink:type="simple" xlink:href="https://www.facebook.com/GeneralStaff.ua/posts/pfbid0HmKvpd8kjed8NrjRZthNUZufxmJzdKyEiQKVrAasPBDjahw1JitiqrDW1i35ihryl" text:style-name="Internet_20_link" text:visited-style-name="Visited_20_Internet_20_Link">
</text:a>
</text:p>
      <text:p text:style-name="P4">
<draw:frame draw:style-name="fr1" draw:name="Image51" text:anchor-type="as-char" svg:width="6.9236in" svg:height="9.962291in" draw:z-index="0">
<draw:image xlink:href="../Images/yкринформ/2023-04-23T08-09-00-03-00/1682226466-359.jpeg" xlink:type="simple" xlink:show="embed" xlink:actuate="onLoad" draw:mime-type="image/jpeg"/>
</draw:frame>
Also, Ukraine's defenders destroyed 3675 enemy tanks(+3 units), Browning Machines - 7131(+1), artillery systems - 2837(+5), RSVV - 539(+0), air defense - 289(+0), <text:a xlink:type="simple" xlink:href="https://www.ukrinform.ua/tag-litak" text:style-name="Internet_20_link" text:visited-style-name="Visited_20_Internet_20_Link">
 </text:a>
– 308(+0), helicopters - 294(+1), UAV Operative-tactical level-2402(+4), winged rockets - 911(+0), ships / boats - 18(+0), Automobile Tank Tank Collection - 5730(+12), special equipment - 339(+2).</text:p>
      <text:p text:style-name="P4">
<text:span text:style-name="T4">
Читайте також:</text:span>
 <text:a xlink:type="simple" xlink:href="https://www.ukrinform.ua/rubric-ato/3699442-dla-kontrnastupu-ukraini-potribni-vinisuvaci-ta-dalekobijni-raketi-zastupnik-glavi-mzs.html" text:style-name="Internet_20_link" text:visited-style-name="Visited_20_Internet_20_Link">
 <text:span text:style-name="T4">
Для</text:span>
 <text:span text:style-name="T4">
контрнаступу</text:span>
 <text:span text:style-name="T4">
Україні</text:span>
 <text:span text:style-name="T4">
потрібні</text:span>
<text:span text:style-name="T4">
винищувачі</text:span>
 <text:span text:style-name="T4">
далекобійні</text:span>
 <text:span text:style-name="T4">
ракети</text:span>
 <text:span text:style-name="T4">
заступник</text:span>
 <text:span text:style-name="T4">
глави</text:span>
 <text:span text:style-name="T4">
МЗС</text:span>
</text:a>
The data is specified.</text:p>
      <text:p text:style-name="P4">
As reported by Ukrinform, the aviation of defense forces per day <text:a xlink:type="simple" xlink:href="https://www.ukrinform.ua/rubric-ato/3699457-aviacia-zsu-za-dobu-zavdala-visim-udariv-po-rajonah-skupcenna-voroga.html" text:style-name="Internet_20_link" text:visited-style-name="Visited_20_Internet_20_Link">
</text:a>
in areas of concentration of Russians.</text:p>
      <text:p text:style-name="P4">
First Photo: Getty Images</text:p>
      <text:p text:style-name="P4">
News Source: <text:a xlink:type="simple" xlink:href="https://www.ukrinform.ua/rubric-ato/3699470-sili-oboroni-znisili-vze-186-420-rosijskih-zagarbnikiv.html" text:style-name="Internet_20_link" text:visited-style-name="Visited_20_Internet_20_Link">
https://www.ukrinform.ua/rubric-ato/3699470-sili-oboroni-znisili-vze-186-420-rosijskih-zagarbnikiv.html</text:a>
</text:p>
      <!--NEWS-->
      <text:h text:style-name="P10" text:outline-level="1">
<text:span text:style-name="T4">
Yesterday the enemy carried out an artillery attack on the water area of the Ochakov community</text:span>
</text:h>
      <text:p text:style-name="P4">
Authors: Ukrinform (Person)</text:p>
      <text:p text:style-name="P4">
Publisher: Укринформ (Organization)</text:p>
      <text:p text:style-name="P4">
Published Time: 2023-04-23T08:25:59+03:00</text:p>
      <text:p text:style-name="P4">
Modified Time: 2023-04-23T08:25:59+03:00</text:p>
      <text:p text:style-name="P4">
Description: In the Nikolaev area, the Russian army on Saturday, April 22, carried out an artillery shelling of the water area of the Ochakov community.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иколаївщина', 'Обстріл', 'Війна з росією', 'Артилерія']</text:p>
      <text:p text:style-name="P4">
Type: Article</text:p>
      <!--METADATA-->
      <text:p text:style-name="P4">
<draw:frame draw:style-name="fr1" draw:name="Image52" text:anchor-type="as-char" svg:width="6.9236in" svg:height="3.956343in" draw:z-index="0">
<draw:image xlink:href="../Images/yкринформ/2023-04-23T08-25-59-03-00/630_360_1677569405-698.jpg" xlink:type="simple" xlink:show="embed" xlink:actuate="onLoad" draw:mime-type="image/jpeg"/>
</draw:frame>
The Russian army of the Mightyaiv region on Saturday, April 22, carried out the landsillery shelling of the Ochakov community.</text:p>
      <text:p text:style-name="P4">
According to Ukrinform, the head of the Nikolaev regional military administration Vitaliy Kim reported in <text:a xlink:type="simple" xlink:href="https://t.me/mykolaivskaODA/4818" text:style-name="Internet_20_link" text:visited-style-name="Visited_20_Internet_20_Link">
</text:a>
.</text:p>
      <text:p text:style-name="P4">
According to him, yesterday at 15:34 the artillery shelter of the Ochakov community was recorded. "Without destruction and victims," - emphasized.</text:p>
      <text:p text:style-name="P4">
<text:span text:style-name="T4">
 Read also: </text:span>
 <text:a xlink:type="simple" xlink:href="https://www.ukrinform.ua/rubric-ato/3699389-vijskovi-rf-obstrilali-park-u-hersoni-e-poranenij.html" text:style-name="Internet_20_link" text:visited-style-name="Visited_20_Internet_20_Link">
<text:span text:style-name="T4">
 military </text:span>
 <text:span text:style-name="T4">
 </text:span>
 fired <text:span text:style-name="T4">
 </text:span>
 park <text:span text:style-name="T4">
 </text:span>
 <text:span text:style-name="T4">
 Khersoni </text:span>
<text:span text:style-name="T4">
 wounded </text:span>
</text:a>
As the head of the ova added, in <text:a xlink:type="simple" xlink:href="https://www.ukrinform.ua/tag-mikolaiv" text:style-name="Internet_20_link" text:visited-style-name="Visited_20_Internet_20_Link">
</text:a>
, Pervomaisky, Bashtansky and Ascension districts day and night were relatively calm.</text:p>
      <text:p text:style-name="P4">
As reported by Ukrinform, on April 21, in the morning, the Russians made an artillery barrier to the water area of the Ochakov community from the Kinburn Spit.</text:p>
      <text:p text:style-name="P4">
News Source: <text:a xlink:type="simple" xlink:href="https://www.ukrinform.ua/rubric-regions/3699471-ucora-vorog-zdijsniv-artilerijsku-ataku-po-akvatorii-ocakivskoi-gromadi.html" text:style-name="Internet_20_link" text:visited-style-name="Visited_20_Internet_20_Link">
https://www.ukrinform.ua/rubric-regions/3699471-ucora-vorog-zdijsniv-artilerijsku-ataku-po-akvatorii-ocakivskoi-gromadi.html</text:a>
</text:p>
      <!--NEWS-->
      <text:h text:style-name="P10" text:outline-level="1">
<text:span text:style-name="T4">
Dnipro, Dnipropetrovska Oblast(14:31). Red Alert: aerial threat. Sirens sounding. Take cover ...</text:span>
</text:h>
      <text:p text:style-name="P4">
Authors: liveuamap (Language: en)</text:p>
      <text:p text:style-name="P4">
Time: 2023-04-23T08:34:00</text:p>
      <text:p text:style-name="P4">
Location: Dnipro (Latitude:48.45903 Longtitude:35.03968)</text:p>
      <text:p text:style-name="P4">
Videos: []</text:p>
      <text:p text:style-name="P4">
Images: []</text:p>
      <text:p text:style-name="P4">
Tags: ["Europe", "Central and Eastern Europe"]</text:p>
      <text:p text:style-name="P4">
Id: 22558063</text:p>
      <!--METADATA-->
      <text:p text:style-name="P4">
Dnipro, Dnipropetrovsk region(14:31). Red Alert: aerial threat. Sirenssounding. Take cover now!</text:p>
      <text:p text:style-name="P4">
News Collection Link: <text:a xlink:type="simple" xlink:href="https://liveuamap.com/en/2023/23-april-dnipro-dnipropetrovska-oblast1431-reg" text:style-name="Internet_20_link" text:visited-style-name="Visited_20_Internet_20_Link">
https://liveuamap.com/en/2023/23-april-dnipro-dnipropetrovska-oblast1431-reg</text:a>
</text:p>
      <text:p text:style-name="P4">
News Source: <text:a xlink:type="simple" xlink:href="https://t.me/air_alert_ua/43601" text:style-name="Internet_20_link" text:visited-style-name="Visited_20_Internet_20_Link">
https://t.me/air_alert_ua/43601</text:a>
</text:p>
      <!--NEWS-->
      <text:h text:style-name="P10" text:outline-level="1">
<text:span text:style-name="T4">
In Turkey will be the last before the election of the Parliament meeting</text:span>
</text:h>
      <text:p text:style-name="P4">
Authors: Ukrinform (Person)</text:p>
      <text:p text:style-name="P4">
Publisher: Укринформ (Organization)</text:p>
      <text:p text:style-name="P4">
Published Time: 2023-04-23T08:37:47+03:00</text:p>
      <text:p text:style-name="P4">
Modified Time: 2023-04-23T08:37:47+03:00</text:p>
      <text:p text:style-name="P4">
Description: In Turkey, the latter will be held on April 23 before the parliamentary and presidential elections. - Ukrinform.</text:p>
      <text:p text:style-name="P4">
Images: ["<text:a xlink:type="simple" xlink:href="https://static.ukrinform.com/photos/2017_01/thumb_files/630_360_1484043111-9211.jpg" text:style-name="Internet_20_link" text:visited-style-name="Visited_20_Internet_20_Link">
630_360_14840...</text:a>
"]</text:p>
      <text:p text:style-name="P4">
Tags: ['Парламент', 'Вибори', 'Туреччина']</text:p>
      <text:p text:style-name="P4">
Type: Article</text:p>
      <!--METADATA-->
      <text:p text:style-name="P4">
<draw:frame draw:style-name="fr1" draw:name="Image53" text:anchor-type="as-char" svg:width="6.9236in" svg:height="3.956343in" draw:z-index="0">
<draw:image xlink:href="../Images/yкринформ/2023-04-23T08-37-47-03-00/630_360_1484043111-9211.jpg" xlink:type="simple" xlink:show="embed" xlink:actuate="onLoad" draw:mime-type="image/jpeg"/>
</draw:frame>
On April 23, the latter will take place before the Parliamentary Tap Presidential elections.</text:p>
      <text:p text:style-name="P4">
About it reports <text:a xlink:type="simple" xlink:href="https://www.ahaber.com.tr/yasam/2023/04/22/328-vekil-son-kez-genel-kurulda-tbmmde-bir-donem-sona-eriyor" text:style-name="Internet_20_link" text:visited-style-name="Visited_20_Internet_20_Link">
</text:a>
transmits Ukrinform.</text:p>
      <text:p text:style-name="P4">
As it is noted, a special session will take place in the Great National Assembly of Turkey in connection with the Day of National Independence and Children.</text:p>
      <text:p text:style-name="P4">
"For 328 deputies, this will be the last meeting," - writes the newspaper, having on the Vasidepati, which did not enter the election lists of their parties.</text:p>
      <text:p text:style-name="P4">
<text:span text:style-name="T4">
 Read also: </text:span>
 <text:a xlink:type="simple" xlink:href="https://www.ukrinform.ua/rubric-world/3692673-erdogan-obicae-zdivuvati-imenami-u-spisku-pravlacoi-partii-na-viborah.html" text:style-name="Internet_20_link" text:visited-style-name="Visited_20_Internet_20_Link">
<text:span text:style-name="T4">
 choice </text:span>
</text:a>
The Speaker of Parliament Mustafa Shentop will also be presented at a parliamentary meeting.</text:p>
      <text:p text:style-name="P4">
According to Ukrinform, the elections in Turkey will take place on May 14.</text:p>
      <text:p text:style-name="P4">
News Source: <text:a xlink:type="simple" xlink:href="https://www.ukrinform.ua/rubric-world/3699475-u-tureccini-projde-ostanne-pered-viborami-zasidanna-parlamentu.html" text:style-name="Internet_20_link" text:visited-style-name="Visited_20_Internet_20_Link">
https://www.ukrinform.ua/rubric-world/3699475-u-tureccini-projde-ostanne-pered-viborami-zasidanna-parlamentu.html</text:a>
</text:p>
      <!--NEWS-->
      <text:h text:style-name="P10" text:outline-level="1">
<text:span text:style-name="T4">
As a result of shelling in Donetsk, four civilians were injured</text:span>
</text:h>
      <text:p text:style-name="P4">
Authors: Ukrinform (Person)</text:p>
      <text:p text:style-name="P4">
Publisher: Укринформ (Organization)</text:p>
      <text:p text:style-name="P4">
Published Time: 2023-04-23T08:49:00+03:00</text:p>
      <text:p text:style-name="P4">
Modified Time: 2023-04-23T08:49:00+03:00</text:p>
      <text:p text:style-name="P4">
Description: The army of the Russian Federation for the last day, on April 22, was injured by four residents of Donetsk region. - Ukrinform.</text:p>
      <text:p text:style-name="P4">
Images: ["<text:a xlink:type="simple" xlink:href="https://static.ukrinform.com/photos/2023_04/thumb_files/630_360_1682236492-932.jpeg" text:style-name="Internet_20_link" text:visited-style-name="Visited_20_Internet_20_Link">
630_360_16822...</text:a>
", "<text:a xlink:type="simple" xlink:href="https://static.ukrinform.com/photos/2023_04/1682236492-535.jpeg" text:style-name="Internet_20_link" text:visited-style-name="Visited_20_Internet_20_Link">
1682236492-53...</text:a>
", "<text:a xlink:type="simple" xlink:href="https://static.ukrinform.com/photos/2023_04/1682236493-223.jpeg" text:style-name="Internet_20_link" text:visited-style-name="Visited_20_Internet_20_Link">
1682236493-22...</text:a>
", "<text:a xlink:type="simple" xlink:href="https://static.ukrinform.com/photos/2023_04/1682236492-656.jpeg" text:style-name="Internet_20_link" text:visited-style-name="Visited_20_Internet_20_Link">
1682236492-65...</text:a>
"]</text:p>
      <text:p text:style-name="P4">
Tags: ['Донеччина', 'Обстріл', 'Поранені', 'Війна з росією']</text:p>
      <text:p text:style-name="P4">
Type: Article</text:p>
      <!--METADATA-->
      <text:p text:style-name="P4">
<draw:frame draw:style-name="fr1" draw:name="Image54" text:anchor-type="as-char" svg:width="6.9236in" svg:height="3.956343in" draw:z-index="0">
<draw:image xlink:href="../Images/yкринформ/2023-04-23T08-49-00-03-00/630_360_1682236492-932.jpeg" xlink:type="simple" xlink:show="embed" xlink:actuate="onLoad" draw:mime-type="image/jpeg"/>
</draw:frame>
The Army Federation for the last day, on April 22, was injured by the four -mans of Donetsk region.</text:p>
      <text:p text:style-name="P4">
According to Ukrinform, Pavel Kirilenko, the head of the Donetsk Regional Military Administration, reported this in <text:a xlink:type="simple" xlink:href="https://t.me/pavlokyrylenko_donoda/7659" text:style-name="Internet_20_link" text:visited-style-name="Visited_20_Internet_20_Link">
</text:a>
.</text:p>
      <text:p text:style-name="P4">
“In April 22, it became known about four people wounded by the Russians: three in <text:a xlink:type="simple" xlink:href="https://www.ukrinform.ua/tag-bahmut" text:style-name="Internet_20_link" text:visited-style-name="Visited_20_Internet_20_Link">
</text:a>
But one in the reed, ” - said.</text:p>
      <text:p text:style-name="P4">
<text:span text:style-name="T4">
 Read also: </text:span>
 <text:a xlink:type="simple" xlink:href="https://www.ukrinform.ua/rubric-ato/3699152-sili-oboroni-za-dobu-vidbili-53-ataki-protivnika-trivaut-zapekli-boi-za-bahmut.html" text:style-name="Internet_20_link" text:visited-style-name="Visited_20_Internet_20_Link">
<text:span text:style-name="T4">
 Bakhmut </text:span>
</text:a>
In addition, nine -storey buildings were destroyed through the Russian Air Force.</text:p>
      <text:p text:style-name="P4">
“In the Volnovaksky direction, the Russians were struck by two air strikes on the carbon - a nine -storey building was destroyed. The community also damages the private home of the poverty, ”Kirilenko wrote.</text:p>
      <text:p text:style-name="P4">
<draw:frame draw:style-name="fr1" draw:name="Image55" text:anchor-type="as-char" svg:width="6.9236in" svg:height="9.231467in" draw:z-index="0">
<draw:image xlink:href="../Images/yкринформ/2023-04-23T08-49-00-03-00/1682236492-535.jpeg" xlink:type="simple" xlink:show="embed" xlink:actuate="onLoad" draw:mime-type="image/jpeg"/>
</draw:frame>
In Gorlovka, 20 damaged private homes of Ubakhmuti and 15 are known in the Toretsky community. Under the fire are the surrounding and temporal communities.</text:p>
      <text:p text:style-name="P4">
<draw:frame draw:style-name="fr1" draw:name="Image56" text:anchor-type="as-char" svg:width="6.9236in" svg:height="9.231467in" draw:z-index="0">
<draw:image xlink:href="../Images/yкринформ/2023-04-23T08-49-00-03-00/1682236493-223.jpeg" xlink:type="simple" xlink:show="embed" xlink:actuate="onLoad" draw:mime-type="image/jpeg"/>
</draw:frame>
<draw:frame draw:style-name="fr1" draw:name="Image57" text:anchor-type="as-char" svg:width="6.9236in" svg:height="9.231467in" draw:z-index="0">
<draw:image xlink:href="../Images/yкринформ/2023-04-23T08-49-00-03-00/1682236492-656.jpeg" xlink:type="simple" xlink:show="embed" xlink:actuate="onLoad" draw:mime-type="image/jpeg"/>
</draw:frame>
Currently, it is impossible to establish the exact number of casualties in Mariupol and Volnovas, Kirilenko emphasized.</text:p>
      <text:p text:style-name="P4">
As reported by Ukrinform, at midnight in Slavyansk Donetsk region <text:a xlink:type="simple" xlink:href="https://www.ukrinform.ua/rubric-regions/3699445-u-slovansku-prolunala-seria-vibuhiv.html" text:style-name="Internet_20_link" text:visited-style-name="Visited_20_Internet_20_Link">
</text:a>
<text:span text:style-name="T5">
Foto: Pavel Kirilenko</text:span>
</text:p>
      <text:p text:style-name="P4">
News Source: <text:a xlink:type="simple" xlink:href="https://www.ukrinform.ua/rubric-regions/3699479-unaslidok-obstriliv-na-doneccini-poraneni-cetvero-civilnih.html" text:style-name="Internet_20_link" text:visited-style-name="Visited_20_Internet_20_Link">
https://www.ukrinform.ua/rubric-regions/3699479-unaslidok-obstriliv-na-doneccini-poraneni-cetvero-civilnih.html</text:a>
</text:p>
      <!--NEWS-->
      <text:h text:style-name="P10" text:outline-level="1">
<text:span text:style-name="T4">
Two matches of the Football Premier League of Ukraine will be held today</text:span>
</text:h>
      <text:p text:style-name="P4">
Authors: Ukrinform (Person)</text:p>
      <text:p text:style-name="P4">
Publisher: Укринформ (Organization)</text:p>
      <text:p text:style-name="P4">
Published Time: 2023-04-23T08:51:50+03:00</text:p>
      <text:p text:style-name="P4">
Modified Time: 2023-04-23T08:51:50+03:00</text:p>
      <text:p text:style-name="P4">
Description: Two duels will continue on Sunday, April 23, 22nd round of the Ukrainian Football Championship among the Premier League teams (UPL). - Ukrinform.</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58" text:anchor-type="as-char" svg:width="6.9236in" svg:height="3.956343in" draw:z-index="0">
<draw:image xlink:href="../Images/yкринформ/2023-04-23T08-51-50-03-00/630_360_1569402287-491.jpg" xlink:type="simple" xlink:show="embed" xlink:actuate="onLoad" draw:mime-type="image/jpeg"/>
</draw:frame>
Two-ranking will continue on Sunday, April 23, 22nd round of Ukraine Futball Championship among the Premier League teams(UPL).</text:p>
      <text:p text:style-name="P4">
Програму дня о 13.00 розпочне зустріч «Львова» з харківським «Металістом1925», передає Укрінформ.</text:p>
      <text:p text:style-name="P4">
О 15.00 стартує гра криворізького «Кривбаса» та одеського «Чорноморця».</text:p>
      <text:p text:style-name="P4">
22-й тур у понеділок, 24 квітня, завершать матчі «Дніпра-1» та львівського«Руха» (13.00), Alexandria and Ingulets from Petrov(15.00).</text:p>
      <text:p text:style-name="P4">
<text:span text:style-name="T5">
Результати попередніх матчів туру:</text:span>
</text:p>
      <text:p text:style-name="P4">
«Колос» (Kovalivka)- “Dawn”(Lugansk)- 0: 1</text:p>
      <text:p text:style-name="P4">
goal: Vladimir Brazhko(31-A minute);</text:p>
      <text:p text:style-name="P4">
Vorskla(Poltava)- Metalist(Kharkiv)- 3: 2</text:p>
      <text:p text:style-name="P4">
Goals: Seferi(26, 45+1), Felipe(45+2)- Bogdan Boychuk(9), Yuri Romanyuk(82);</text:p>
      <text:p text:style-name="P4">
"Heather"(Rivne)- “Minaj” - 1: 1</text:p>
      <text:p text:style-name="P4">
Goals: Andriy Bliznichenko(55)- Yegor Tverdohlib(60);</text:p>
      <text:p text:style-name="P4">
«Dynamo»(Kyiv)- Shakhtar(Donetsk)- 1: 1</text:p>
      <text:p text:style-name="P4">
Goals: Alexander Andrievsky(82)- Taras Stepanenko(12).</text:p>
      <text:p text:style-name="P4">
<text:span text:style-name="T4">
Читайте також:</text:span>
 <text:a xlink:type="simple" xlink:href="https://www.ukrinform.ua/rubric-sports/3699404-lucesku-jde-na-likarnanij-dinamo-keruvatime-sovkovskij.html" text:style-name="Internet_20_link" text:visited-style-name="Visited_20_Internet_20_Link">
 </text:a>
Shakhtar is the leader in the UPL standings with 53 points(After 22 games), Next - Zorya - 46(22), Dnipro -1 - 45(20), «Dynamo» - 41(22), Alexandria - 33(20), "Kolos" - 30(22), Vorskla - 29(22)and "Kryvbas" -28(21).</text:p>
      <text:p text:style-name="P4">
News Source: <text:a xlink:type="simple" xlink:href="https://www.ukrinform.ua/rubric-sports/3699481-sogodni-projdut-dva-matci-futbolnoi-premerligi-ukraini.html" text:style-name="Internet_20_link" text:visited-style-name="Visited_20_Internet_20_Link">
https://www.ukrinform.ua/rubric-sports/3699481-sogodni-projdut-dva-matci-futbolnoi-premerligi-ukraini.html</text:a>
</text:p>
      <!--NEWS-->
      <text:h text:style-name="P10" text:outline-level="1">
<text:span text:style-name="T4">
Spain sent six Leopard 2 tanks to Ukraine</text:span>
</text:h>
      <text:p text:style-name="P4">
Authors: Ukrinform (Person)</text:p>
      <text:p text:style-name="P4">
Publisher: Укринформ (Organization)</text:p>
      <text:p text:style-name="P4">
Published Time: 2023-04-23T08:58:00+03:00</text:p>
      <text:p text:style-name="P4">
Modified Time: 2023-04-23T08:58:00+03:00</text:p>
      <text:p text:style-name="P4">
Description: Spain's Defense Minister Margarita Robles has reported that six Leopard 2 tanks, transferred to Madrid for the Armed Forces, are already heading to Ukraine. - Ukrinform.</text:p>
      <text:p text:style-name="P4">
Images: ["<text:a xlink:type="simple" xlink:href="https://static.ukrinform.com/photos/2016_02/thumb_files/630_360_1455264895-1585-foto-bundeswehr.jpg" text:style-name="Internet_20_link" text:visited-style-name="Visited_20_Internet_20_Link">
630_360_14552...</text:a>
"]</text:p>
      <text:p text:style-name="P4">
Tags: ['Іспанія', 'Україна', 'Війна з росією', ' танк Leopard']</text:p>
      <text:p text:style-name="P4">
Type: Article</text:p>
      <!--METADATA-->
      <text:p text:style-name="P4">
<draw:frame draw:style-name="fr1" draw:name="Image59" text:anchor-type="as-char" svg:width="6.9236in" svg:height="3.956343in" draw:z-index="0">
<draw:image xlink:href="../Images/yкринформ/2023-04-23T08-58-00-03-00/630_360_1455264895-1585-foto-bundeswehr.jpg" xlink:type="simple" xlink:show="embed" xlink:actuate="onLoad" draw:mime-type="image/jpeg"/>
</draw:frame>
Spanish Defense Minister Margarita Robles has reported that the Leopard 2, transmitted by Madrid for the Armed Forces, is already heading to Ukraine.</text:p>
      <text:p text:style-name="P4">
She told reporters, Ukrinform reports with reference to <text:a xlink:type="simple" xlink:href="https://edition.cnn.com/2023/04/23/europe/spain-leopard-2-tanks-ukraine-war-shipment-intl-hnk/index.html" text:style-name="Internet_20_link" text:visited-style-name="Visited_20_Internet_20_Link">
</text:a>
.</text:p>
      <text:p text:style-name="P4">
According to the minister, the tanks left the port city of Santander "together with 20 heavy vehicles".</text:p>
      <text:p text:style-name="P4">
"In six days, transit through another country, they will be in Ukraine," - said.</text:p>
      <text:p text:style-name="P4">
Last week, she stated that four more LEOPARD tanks, in addition to six, would be "sent to Ukraine as soon as possible after repair.</text:p>
      <text:p text:style-name="P4">
<text:span text:style-name="T4">
 Read also: </text:span>
 <text:a xlink:type="simple" xlink:href="https://www.ukrinform.ua/rubric-polytics/3698979-ispania-nadae-veliku-pidtrimku-ukraini-glava-mzs-albares.html" text:style-name="Internet_20_link" text:visited-style-name="Visited_20_Internet_20_Link">
<text:span text:style-name="T4">
 Spain </text:span>
 <text:span text:style-name="T4">
 </text:span>
 Provides <text:span text:style-name="T4">
 </text:span>
 Great <text:span text:style-name="T4">
 </text:span>
 Support <text:span text:style-name="T4">
<text:span text:style-name="T5">
* Ukraine </text:span>
* </text:span>
 <text:span text:style-name="T4">
 Chapter </text:span>
 <text:span text:style-name="T4">
 </text:span>
 MFA <text:span text:style-name="T4">
 </text:span>
 <text:span text:style-name="T4">
 Albars </text:span>
</text:a>
In Spain, 555 Ukrainian soldiers have been trained for work on the main combat tanks of Leopard 2.</text:p>
      <text:p text:style-name="P4">
As reported by Ukrinform, Germany has handed over to Ukraine 18 <text:a xlink:type="simple" xlink:href="https://www.ukrinform.ua/tag-tank" text:style-name="Internet_20_link" text:visited-style-name="Visited_20_Internet_20_Link">
</text:a>
Leopard 2A6. Also, Ukraine has received three Leopard Tanks 2A6.</text:p>
      <text:p text:style-name="P4">
On April 20, it became known that the Netherlands and Denmark will hand over 14 tanks of the LEOPARD 2A4 of German production to Ukraine.</text:p>
      <text:p text:style-name="P4">
Photo: bundeswehr</text:p>
      <text:p text:style-name="P4">
News Source: <text:a xlink:type="simple" xlink:href="https://www.ukrinform.ua/rubric-ato/3699484-ispania-vidpravila-sist-tankiv-leopard-2-v-ukrainu.html" text:style-name="Internet_20_link" text:visited-style-name="Visited_20_Internet_20_Link">
https://www.ukrinform.ua/rubric-ato/3699484-ispania-vidpravila-sist-tankiv-leopard-2-v-ukrainu.html</text:a>
</text:p>
      <!--NEWS-->
      <text:h text:style-name="P10" text:outline-level="1">
<text:span text:style-name="T4">
Sniper's memory Dmitry Ivanov (Bender call sign)</text:span>
</text:h>
      <text:p text:style-name="P4">
Authors: Ukrinform (Person)</text:p>
      <text:p text:style-name="P4">
Publisher: Укринформ (Organization)</text:p>
      <text:p text:style-name="P4">
Published Time: 2023-04-23T09:00:00+03:00</text:p>
      <text:p text:style-name="P4">
Modified Time: 2023-04-23T09:00:00+03:00</text:p>
      <text:p text:style-name="P4">
Description: The man had no experience in military affairs, but on the first day of a full -scale war stood on the threshold of a military enlistment office - Ukrinform.</text:p>
      <text:p text:style-name="P4">
Images: ["<text:a xlink:type="simple" xlink:href="https://static.ukrinform.com/photos/2023_04/thumb_files/630_360_1681563326-233.jpg" text:style-name="Internet_20_link" text:visited-style-name="Visited_20_Internet_20_Link">
630_360_16815...</text:a>
", "<text:a xlink:type="simple" xlink:href="https://static.ukrinform.com/photos/2023_04/1681563491-534.jpg" text:style-name="Internet_20_link" text:visited-style-name="Visited_20_Internet_20_Link">
1681563491-53...</text:a>
", "<text:a xlink:type="simple" xlink:href="https://static.ukrinform.com/photos/2023_04/1681563325-218.jpg" text:style-name="Internet_20_link" text:visited-style-name="Visited_20_Internet_20_Link">
1681563325-21...</text:a>
", "<text:a xlink:type="simple" xlink:href="https://static.ukrinform.com/photos/2023_04/1681563324-674.jpg" text:style-name="Internet_20_link" text:visited-style-name="Visited_20_Internet_20_Link">
1681563324-67...</text:a>
", "<text:a xlink:type="simple" xlink:href="https://static.ukrinform.com/photos/2023_04/1681563325-427.jpg" text:style-name="Internet_20_link" text:visited-style-name="Visited_20_Internet_20_Link">
1681563325-42...</text:a>
", "<text:a xlink:type="simple" xlink:href="https://static.ukrinform.com/photos/2023_04/1681563325-784.jpg" text:style-name="Internet_20_link" text:visited-style-name="Visited_20_Internet_20_Link">
1681563325-78...</text:a>
", "<text:a xlink:type="simple" xlink:href="https://static.ukrinform.com/photos/2023_04/1681563326-641.jpg" text:style-name="Internet_20_link" text:visited-style-name="Visited_20_Internet_20_Link">
1681563326-64...</text:a>
", "<text:a xlink:type="simple" xlink:href="https://static.ukrinform.com/photos/2023_04/1681566684-385.jpg" text:style-name="Internet_20_link" text:visited-style-name="Visited_20_Internet_20_Link">
1681566684-38...</text:a>
", "<text:a xlink:type="simple" xlink:href="https://static.ukrinform.com/photos/2023_04/1681566684-230.jpg" text:style-name="Internet_20_link" text:visited-style-name="Visited_20_Internet_20_Link">
1681566684-23...</text:a>
"]</text:p>
      <text:p text:style-name="P4">
Tags: ['Одеса', "Пам'ять", 'Війна з росією', '#stoprussia']</text:p>
      <text:p text:style-name="P4">
Type: Article</text:p>
      <!--METADATA-->
      <text:p text:style-name="P4">
<draw:frame draw:style-name="fr1" draw:name="Image60" text:anchor-type="as-char" svg:width="6.9236in" svg:height="3.956343in" draw:z-index="0">
<draw:image xlink:href="../Images/yкринформ/2023-04-23T09-00-00-03-00/630_360_1681563326-233.jpg" xlink:type="simple" xlink:show="embed" xlink:actuate="onLoad" draw:mime-type="image/jpeg"/>
</draw:frame>
The man had no experience in military affairs, but on the first day of a full -scale war is a standing threshold of a militarymaster</text:p>
      <text:p text:style-name="P4">
Prior to a full -scale invasion of Odessa, Dmitry Ivanov worked in a construction sphere, loved fishing and had many friends. The husband was married and raised the13-year-old daughter of Yulia. He participated in all patriotic events in the city of Tavstiga.</text:p>
      <text:p text:style-name="P4">
<draw:frame draw:style-name="fr1" draw:name="Image61" text:anchor-type="as-char" svg:width="6.645898in" svg:height="10.0in" draw:z-index="0">
<draw:image xlink:href="../Images/yкринформ/2023-04-23T09-00-00-03-00/1681563491-534.jpg" xlink:type="simple" xlink:show="embed" xlink:actuate="onLoad" draw:mime-type="image/jpeg"/>
</draw:frame>
<text:span text:style-name="T5">
Foto: Facebook Dmitry ivanov</text:span>
</text:p>
      <text:p text:style-name="P4">
Together with his comrades, Dmitry founded a public association, which helped with the houses, held for those who want to meet with the heroes of the present in the framework of patriotic education and assisted ATO/OOS boys.</text:p>
      <text:p text:style-name="P4">
<draw:frame draw:style-name="fr1" draw:name="Image62" text:anchor-type="as-char" svg:width="6.9236in" svg:height="5.1927in" draw:z-index="0">
<draw:image xlink:href="../Images/yкринформ/2023-04-23T09-00-00-03-00/1681563325-218.jpg" xlink:type="simple" xlink:show="embed" xlink:actuate="onLoad" draw:mime-type="image/jpeg"/>
</draw:frame>
<text:span text:style-name="T5">
Foto: Facebook Dmitry ivanov</text:span>
</text:p>
      <text:p text:style-name="P4">
Dmitry had no experience in military affairs, but on the first day of full -scale, along with the three best friends stood on the doorstep of the district shopping center(Territorial Center for Acquisition and Social Support - Ed.).</text:p>
      <text:p text:style-name="P4">
<draw:frame draw:style-name="fr1" draw:name="Image63" text:anchor-type="as-char" svg:width="6.9236in" svg:height="6.9236in" draw:z-index="0">
<draw:image xlink:href="../Images/yкринформ/2023-04-23T09-00-00-03-00/1681563324-674.jpg" xlink:type="simple" xlink:show="embed" xlink:actuate="onLoad" draw:mime-type="image/jpeg"/>
</draw:frame>
<text:span text:style-name="T5">
Foto: Facebook Nikolai Ryabichenko</text:span>
</text:p>
      <text:p text:style-name="P4">
The wife of the deceased Natalia recalls that Dmitry did not think for a moment or to war.</text:p>
      <text:p text:style-name="P4">
“He was very brave and steadfast. Honest and fair. At first, I thought, why didn't I get it off? But then he said to him, "Who could stop your father? No one…". He believed in Ukraine, believed UNASH victory and wanted to bring it closer, ”says Natalia.</text:p>
      <text:p text:style-name="P4">
<draw:frame draw:style-name="fr1" draw:name="Image64" text:anchor-type="as-char" svg:width="6.9236in" svg:height="4.634966in" draw:z-index="0">
<draw:image xlink:href="../Images/yкринформ/2023-04-23T09-00-00-03-00/1681563325-427.jpg" xlink:type="simple" xlink:show="embed" xlink:actuate="onLoad" draw:mime-type="image/jpeg"/>
</draw:frame>
<text:span text:style-name="T5">
Foto: Facebook Poltavka Natalka</text:span>
</text:p>
      <text:p text:style-name="P4">
The couple did not have common children, but Dmitry dreamed of replenishing the family. “Again….” - The young widow cannot restrain the tears.</text:p>
      <text:p text:style-name="P4">
The man died on March 20 in Bakhmut from the Air Force. Before that, he told the second, what he saw here, what hell looks like.</text:p>
      <text:p text:style-name="P4">
<draw:frame draw:style-name="fr1" draw:name="Image65" text:anchor-type="as-char" svg:width="6.9236in" svg:height="9.231467in" draw:z-index="0">
<draw:image xlink:href="../Images/yкринформ/2023-04-23T09-00-00-03-00/1681563325-784.jpg" xlink:type="simple" xlink:show="embed" xlink:actuate="onLoad" draw:mime-type="image/jpeg"/>
</draw:frame>
<text:span text:style-name="T5">
Foto: Facebook Poltavka Natalka</text:span>
</text:p>
      <text:p text:style-name="P4">
“If we leave Bakhmut today, then tomorrow the orc will be home. We can not allow this, there are our wives, children and mothers, ”Natallas of the dead hero suggests.</text:p>
      <text:p text:style-name="P4">
<text:a xlink:type="simple" xlink:href="https://www.facebook.com/100006451578871/videos/189414660489363" text:style-name="Internet_20_link" text:visited-style-name="Visited_20_Internet_20_Link">
</text:a>
Ufeysbook made by Dmitry was about the protection of Bakhmut.According to Dmitry Boris, when the hero passed one of his most difficult in Bakhmut, he did not understand how survived, because in the positions of Ukrainian defenders beat not only mortars, but also wings in aviation. For a while, the guys were worse with the command, but they were not left and gave a decent cut. When the connection recovered, the brigade was ordered to change the location. The tambul is safer and Dmitry came in.</text:p>
      <text:p text:style-name="P4">
“We spoke 12 hours before his death. Dmitry's unit had to rest, but they were raised. The last thing he wrote that he runs "work". I said, take care of yourself, my friend ... The next day, they reported that Dmitry was killed. He was a real friend, ”Boris says.</text:p>
      <text:p text:style-name="P4">
<draw:frame draw:style-name="fr1" draw:name="Image66" text:anchor-type="as-char" svg:width="6.9236in" svg:height="3.224603in" draw:z-index="0">
<draw:image xlink:href="../Images/yкринформ/2023-04-23T09-00-00-03-00/1681563326-641.jpg" xlink:type="simple" xlink:show="embed" xlink:actuate="onLoad" draw:mime-type="image/jpeg"/>
</draw:frame>
<text:span text:style-name="T5">
Foto: Facebook Poltavka Natalka</text:span>
</text:p>
      <text:p text:style-name="P4">
Another friend Dmitry, Nicholas, considers the dead hero not just a friend, but a "older brother." Men went side by side to defend Ukraine a year ago.</text:p>
      <text:p text:style-name="P4">
“I went to 0 earlier and you kept me up, how to behave, how to keep your life. I always listened to you, because you were an example of a good military man. I believe that in the sky you will take the honorable place of our guard with the bore. I will never forget you !!!!You will be in my memory and a Serginse. ” - <text:a xlink:type="simple" xlink:href="https://www.facebook.com/permalink.php" text:style-name="Internet_20_link" text:visited-style-name="Visited_20_Internet_20_Link">
</text:a>
Nicholas.</text:p>
      <text:p text:style-name="P4">
Dmitry Ivanov returned to Odessa on the shield. The last path of the hero of the escorts and acquaintances.</text:p>
      <text:p text:style-name="P4">
<draw:frame draw:style-name="fr1" draw:name="Image67" text:anchor-type="as-char" svg:width="6.9236in" svg:height="4.615733in" draw:z-index="0">
<draw:image xlink:href="../Images/yкринформ/2023-04-23T09-00-00-03-00/1681566684-385.jpg" xlink:type="simple" xlink:show="embed" xlink:actuate="onLoad" draw:mime-type="image/jpeg"/>
</draw:frame>
<draw:frame draw:style-name="fr1" draw:name="Image68" text:anchor-type="as-char" svg:width="6.9236in" svg:height="4.615733in" draw:z-index="0">
<draw:image xlink:href="../Images/yкринформ/2023-04-23T09-00-00-03-00/1681566684-230.jpg" xlink:type="simple" xlink:show="embed" xlink:actuate="onLoad" draw:mime-type="image/jpeg"/>
</draw:frame>
“He is already looking from heaven to our work in prayer and labor, to work in the protection of the Holy Land, which came to us from our grandfathers and great -grandfathers, from the famous riots of the Cossacks and Hetman warriors. We say goodbye to the hero, the descendant of this familiar Ukrainian kind. Whoever stands for his brothers will have the kingdom of heaven. The cursed and nation that brought to our land such a great breeze that brought tears for children and parents, ”he sounded in the farewell above Dmitry Vasily Vizubab.</text:p>
      <text:p text:style-name="P4">
Eternal memory hero!</text:p>
      <text:p text:style-name="P4">
_ First photo: Facebook Poltavka Natalka_</text:p>
      <text:p text:style-name="P4">
News Source: <text:a xlink:type="simple" xlink:href="https://www.ukrinform.ua/rubric-ato/3696189-pamati-snajpera-dmitra-ivanova-pozivnij-bender.html" text:style-name="Internet_20_link" text:visited-style-name="Visited_20_Internet_20_Link">
https://www.ukrinform.ua/rubric-ato/3696189-pamati-snajpera-dmitra-ivanova-pozivnij-bender.html</text:a>
</text:p>
      <!--NEWS-->
      <text:h text:style-name="P10" text:outline-level="1">
<text:span text:style-name="T4">
Donetsk Oblast(15:05). Red Alert: aerial threat. Sirens sounding. Take cover now!</text:span>
</text:h>
      <text:p text:style-name="P4">
Authors: liveuamap (Language: en)</text:p>
      <text:p text:style-name="P4">
Time: 2023-04-23T09:07:00</text:p>
      <text:p text:style-name="P4">
Location: Donetsk Oblast (Latitude:48.72637 Longtitude:37.57792)</text:p>
      <text:p text:style-name="P4">
Videos: []</text:p>
      <text:p text:style-name="P4">
Images: []</text:p>
      <text:p text:style-name="P4">
Tags: ["Europe", "Central and Eastern Europe"]</text:p>
      <text:p text:style-name="P4">
Id: 22558065</text:p>
      <!--METADATA-->
      <text:p text:style-name="P4">
Donetsk Oblast(15:05). Red Alert: aerial threat. Sirens sounding. Take covernow!</text:p>
      <text:p text:style-name="P4">
News Collection Link: <text:a xlink:type="simple" xlink:href="https://liveuamap.com/en/2023/23-april-donetsk-oblast1505-red-alert-aerial-g" text:style-name="Internet_20_link" text:visited-style-name="Visited_20_Internet_20_Link">
https://liveuamap.com/en/2023/23-april-donetsk-oblast1505-red-alert-aerial-g</text:a>
</text:p>
      <text:p text:style-name="P4">
News Source: <text:a xlink:type="simple" xlink:href="https://t.me/air_alert_ua/43603" text:style-name="Internet_20_link" text:visited-style-name="Visited_20_Internet_20_Link">
https://t.me/air_alert_ua/43603</text:a>
</text:p>
      <!--NEWS-->
      <text:h text:style-name="P10" text:outline-level="1">
<text:span text:style-name="T4">
2 person wounded as result of shelling in Kizomys village of Kherson region today</text:span>
</text:h>
      <text:p text:style-name="P4">
Authors: liveuamap (Language: en)</text:p>
      <text:p text:style-name="P4">
Time: 2023-04-23T09:08:51</text:p>
      <text:p text:style-name="P4">
Location: Kherson (Latitude:46.56358 Longtitude:32.33551)</text:p>
      <text:p text:style-name="P4">
Videos: []</text:p>
      <text:p text:style-name="P4">
Images: []</text:p>
      <text:p text:style-name="P4">
Tags: ["Europe", "Central and Eastern Europe"]</text:p>
      <text:p text:style-name="P4">
Id: 22558066</text:p>
      <!--METADATA-->
      <text:p text:style-name="P4">
2 person wounded as result of shelling in Kizomys village of Kherson regiontoday</text:p>
      <text:p text:style-name="P4">
News Collection Link: <text:a xlink:type="simple" xlink:href="https://liveuamap.com/en/2023/23-april-2-person-wounded-as-result-of-shelling-in-kizomys" text:style-name="Internet_20_link" text:visited-style-name="Visited_20_Internet_20_Link">
https://liveuamap.com/en/2023/23-april-2-person-wounded-as-result-of-shelling-in-kizomys</text:a>
</text:p>
      <text:p text:style-name="P4">
News Source: <text:a xlink:type="simple" xlink:href="https://t.me/suspilnekherson/25265" text:style-name="Internet_20_link" text:visited-style-name="Visited_20_Internet_20_Link">
https://t.me/suspilnekherson/25265</text:a>
</text:p>
      <!--NEWS-->
      <text:h text:style-name="P10" text:outline-level="1">
<text:span text:style-name="T4">
US evacuated the Embassy staff in Sudan</text:span>
</text:h>
      <text:p text:style-name="P4">
Authors: Ukrinform (Person)</text:p>
      <text:p text:style-name="P4">
Publisher: Укринформ (Organization)</text:p>
      <text:p text:style-name="P4">
Published Time: 2023-04-23T09:10:00+03:00</text:p>
      <text:p text:style-name="P4">
Modified Time: 2023-04-23T09:10:00+03:00</text:p>
      <text:p text:style-name="P4">
Description: The US military completed the evacuation of the US Embassy in Sudan.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Байден', 'Евакуація', 'Посольство', 'США', 'Судан']</text:p>
      <text:p text:style-name="P4">
Type: Article</text:p>
      <!--METADATA-->
      <text:p text:style-name="P4">
<draw:frame draw:style-name="fr1" draw:name="Image69" text:anchor-type="as-char" svg:width="6.9236in" svg:height="3.956343in" draw:z-index="0">
<draw:image xlink:href="../Images/yкринформ/2023-04-23T09-10-00-03-00/630_360_1530736867-9723.jpg" xlink:type="simple" xlink:show="embed" xlink:actuate="onLoad" draw:mime-type="image/jpeg"/>
</draw:frame>
The US military completed the evacuation of the US Embassy in Sudan.</text:p>
      <text:p text:style-name="P4">
This was reported by US President Joe Biden late in Saturday night, reports Ukrinform with reference to <text:a xlink:type="simple" xlink:href="https://abcnews.go.com/International/us-embassy-staff-sudan-evacuated-amid-fighting/story" text:style-name="Internet_20_link" text:visited-style-name="Visited_20_Internet_20_Link">
</text:a>
Biden confirmed the evacuation of American diplomats from Khartum by his assault and stated that the administration would continue to assist the Americans in Sudan.</text:p>
      <text:p text:style-name="P4">
“I am grateful for the unsurpassed skill of our military personnel who have successfully delivered them(Embassy workers - ed.)to a safe place. And I am on Djibuti, Ethiopia and Saudi Arabia, who played the crucial role of the Wuspikh of our operation, ”he said.</text:p>
      <text:p text:style-name="P4">
<text:span text:style-name="T4">
 Read also: </text:span>
 <text:a xlink:type="simple" xlink:href="https://www.ukrinform.ua/rubric-world/3699464-tureccina-evakuue-svoih-gromadan-iz-sudanu-cerez-tretu-krainu.html" text:style-name="Internet_20_link" text:visited-style-name="Visited_20_Internet_20_Link">
<text:span text:style-name="T4">
 Sudan </text:span>
</text:a>
According to the White House Head, the Embassy will be temporarily closed, but "the savings of the people of Sudan and the future they seek for themselves are endless."</text:p>
      <text:p text:style-name="P4">
Secretary of State Anthony Blinken stated that the suspension of the embassy activity <text:a xlink:type="simple" xlink:href="https://www.ukrinform.ua/tag-ssa" text:style-name="Internet_20_link" text:visited-style-name="Visited_20_Internet_20_Link">
</text:a>
In Khartum, it was associated with the risk of security for his employees.</text:p>
      <text:p text:style-name="P4">
"Large -scale fighting has caused a significant number of deaths and injuries among the civilian population and damage to the main infrastructure and created an unacceptable risk to the staff of our embassy," the statement said.</text:p>
      <text:p text:style-name="P4">
As reported by Ukrinform, Sudan army has previously stated that <text:a xlink:type="simple" xlink:href="https://www.ukrinform.ua/rubric-world/3699371-armia-sudanu-poobicala-zabezpeciti-evakuaciu-inozemnih-gromadan-u-najblizci-godini.html" text:style-name="Internet_20_link" text:visited-style-name="Visited_20_Internet_20_Link">
</text:a>
On April 15, after a few days of tension between the Sudan army and the "power of response", explosions and shooting were heard in the Chartum. Conflict around the country's transition to civil rule.</text:p>
      <text:p text:style-name="P4">
Both sides use tanks, artillery, combat aircraft and other heavyweight.</text:p>
      <text:p text:style-name="P4">
According to WHO, 270 people were killed in Sudan's conflict in Sudan, 2600 were injured.</text:p>
      <text:p text:style-name="P4">
News Source: <text:a xlink:type="simple" xlink:href="https://www.ukrinform.ua/rubric-world/3699486-ssa-evakuuvali-personal-posolstva-u-sudani.html" text:style-name="Internet_20_link" text:visited-style-name="Visited_20_Internet_20_Link">
https://www.ukrinform.ua/rubric-world/3699486-ssa-evakuuvali-personal-posolstva-u-sudani.html</text:a>
</text:p>
      <!--NEWS-->
      <text:h text:style-name="P10" text:outline-level="1">
<text:span text:style-name="T4">
Sinegubov showed the effects of rocket attack by the Russians of Kharkiv and the region</text:span>
</text:h>
      <text:p text:style-name="P4">
Authors: Ukrinform (Person)</text:p>
      <text:p text:style-name="P4">
Publisher: Укринформ (Organization)</text:p>
      <text:p text:style-name="P4">
Published Time: 2023-04-23T09:20:15+03:00</text:p>
      <text:p text:style-name="P4">
Modified Time: 2023-04-23T09:20:15+03:00</text:p>
      <text:p text:style-name="P4">
Description: The head of the Kharkiv Regional Military Administration Oleg Synigubov showed the consequences of shelling in the Russian army of Kharkiv and the region. - Ukrinform.</text:p>
      <text:p text:style-name="P4">
Images: ["<text:a xlink:type="simple" xlink:href="https://static.ukrinform.com/photos/2023_04/thumb_files/630_360_1682230584-934.jpeg" text:style-name="Internet_20_link" text:visited-style-name="Visited_20_Internet_20_Link">
630_360_16822...</text:a>
", "<text:a xlink:type="simple" xlink:href="https://static.ukrinform.com/photos/2023_04/1682230584-851.jpeg" text:style-name="Internet_20_link" text:visited-style-name="Visited_20_Internet_20_Link">
1682230584-85...</text:a>
"]</text:p>
      <text:p text:style-name="P4">
Tags: ['Харків', 'Синєгубов', 'Війна з росією', 'Ракетний удар']</text:p>
      <text:p text:style-name="P4">
Type: Article</text:p>
      <!--METADATA-->
      <text:p text:style-name="P4">
<draw:frame draw:style-name="fr1" draw:name="Image70" text:anchor-type="as-char" svg:width="6.9236in" svg:height="3.956343in" draw:z-index="0">
<draw:image xlink:href="../Images/yкринформ/2023-04-23T09-20-15-03-00/630_360_1682230584-934.jpeg" xlink:type="simple" xlink:show="embed" xlink:actuate="onLoad" draw:mime-type="image/jpeg"/>
</draw:frame>
Oleg Synigubov, the head of the Kharkiv Regional Military Administration, showed the consequences of the Russian army of Kharkiv and the region.</text:p>
      <text:p text:style-name="P4">
According to Ukrinform, the corresponding photos he published in <text:a xlink:type="simple" xlink:href="https://t.me/synegubov/6020" text:style-name="Internet_20_link" text:visited-style-name="Visited_20_Internet_20_Link">
</text:a>
.</text:p>
      <text:p text:style-name="P4">
According to Sinegubova, "this night the enemy struck rocket strokes in Kharkiv region. In Kharkiv, one of the missiles hit the ground. Another <text:a xlink:type="simple" xlink:href="https://www.ukrinform.ua/tag-raketa" text:style-name="Internet_20_link" text:visited-style-name="Visited_20_Internet_20_Link">
</text:a>
Probably, in the air, a vegetable factory is a vestibule. Damaged greenhouses, working shops. "</text:p>
      <text:p text:style-name="P4">
According to the head of Ova, two private houses were destroyed as a result of a rocket strike in the village of Kotlyakharkiv district, 10 homes, a garage and four cars were damaged. There were fires. There are no victims.</text:p>
      <text:p text:style-name="P4">
<draw:frame draw:style-name="fr1" draw:name="Image71" text:anchor-type="as-char" svg:width="6.9236in" svg:height="5.1927in" draw:z-index="0">
<draw:image xlink:href="../Images/yкринформ/2023-04-23T09-20-15-03-00/1682230584-851.jpeg" xlink:type="simple" xlink:show="embed" xlink:actuate="onLoad" draw:mime-type="image/jpeg"/>
</draw:frame>
<text:span text:style-name="T4">
 Read also: </text:span>
 <text:a xlink:type="simple" xlink:href="https://www.ukrinform.ua/rubric-regions/3699468-zagarbniki-minuloi-dobi-vipustili-236-snaradiv-po-hersonsini-e-zagibli-ta-poraneni.html" text:style-name="Internet_20_link" text:visited-style-name="Visited_20_Internet_20_Link">
</text:a>
"Over the past day, the enemy fired at the settlements of Kharkiv, Kupyansk, Chuguev and Bohodukhiv districts. Sinegubov.</text:p>
      <text:p text:style-name="P4">
He added that humanitarian demining continues in the region. Over the past day, the SESA has surveyed more than 14 hectares of territory and disposed of 132 exclusive objects.</text:p>
      <text:p text:style-name="P4">
As reported by Ukrinform, the army of the Russian Federation on the evening of April 22 <text:a xlink:type="simple" xlink:href="https://www.ukrinform.ua/rubric-ato/3699428-rosiani-vdarili-po-harkivsini-raketami-s300-sonajmense-5-vlucan.html" text:style-name="Internet_20_link" text:visited-style-name="Visited_20_Internet_20_Link">
</text:a>
The C-300 missiles, the slightest blows were recorded.</text:p>
      <text:p text:style-name="P4">
News Source: <text:a xlink:type="simple" xlink:href="https://www.ukrinform.ua/rubric-ato/3699487-sinegubov-pokazav-naslidki-raketnogo-obstrilu-rosianami-harkova-ta-oblasti.html" text:style-name="Internet_20_link" text:visited-style-name="Visited_20_Internet_20_Link">
https://www.ukrinform.ua/rubric-ato/3699487-sinegubov-pokazav-naslidki-raketnogo-obstrilu-rosianami-harkova-ta-oblasti.html</text:a>
</text:p>
      <!--NEWS-->
      <text:h text:style-name="P10" text:outline-level="1">
<text:span text:style-name="T4">
Philadelphia reached the quarterfinals of the NBA playoffs, beating "Brooklyn"</text:span>
</text:h>
      <text:p text:style-name="P4">
Authors: Ukrinform (Person)</text:p>
      <text:p text:style-name="P4">
Publisher: Укринформ (Organization)</text:p>
      <text:p text:style-name="P4">
Published Time: 2023-04-23T09:24:28+03:00</text:p>
      <text:p text:style-name="P4">
Modified Time: 2023-04-23T09:24:28+03:00</text:p>
      <text:p text:style-name="P4">
Description: At the North American National Basketball Association (NBA), regular playoff duels took place. - Ukrinform.</text:p>
      <text:p text:style-name="P4">
Images: ["<text:a xlink:type="simple" xlink:href="https://static.ukrinform.com/photos/2023_04/thumb_files/630_360_1682231028-899.jpg" text:style-name="Internet_20_link" text:visited-style-name="Visited_20_Internet_20_Link">
630_360_16822...</text:a>
"]</text:p>
      <text:p text:style-name="P4">
Tags: ['Баскетбол', 'НБА']</text:p>
      <text:p text:style-name="P4">
Type: Article</text:p>
      <!--METADATA-->
      <text:p text:style-name="P4">
<draw:frame draw:style-name="fr1" draw:name="Image72" text:anchor-type="as-char" svg:width="6.9236in" svg:height="3.956343in" draw:z-index="0">
<draw:image xlink:href="../Images/yкринформ/2023-04-23T09-24-28-03-00/630_360_1682231028-899.jpg" xlink:type="simple" xlink:show="embed" xlink:actuate="onLoad" draw:mime-type="image/jpeg"/>
</draw:frame>
In North American National Basketball Association(NBA)There were referees of playoffs.</text:p>
      <text:p text:style-name="P4">
The first quarter finalist of the season -2022/23 was Philadelphia, which defeated Brooklyn - 96:88(22:29, 18:19, 26:15, 30:25)After winning the series - 4: 0, transmits Ukrinform.</text:p>
      <text:p text:style-name="P4">
The next rival of Philadelphia will be the winner of Boston and Atlanta confrontation(series - 2: 1).</text:p>
      <text:p text:style-name="P4">
<text:span text:style-name="T4">
Читайте також:</text:span>
 <text:a xlink:type="simple" xlink:href="https://www.ukrinform.ua/rubric-sports/3699178-viznacilisa-supernici-ukrainok-na-etapi-svitovoi-serii-z-basketbolu-3h3.html" text:style-name="Internet_20_link" text:visited-style-name="Visited_20_Internet_20_Link">
 <text:span text:style-name="T4">
баскетбол</text:span>
 </text:a>
_Resestats other game day matches: _</text:p>
      <text:p text:style-name="P4">
"CLICPPERS" - "PHOTICS" - 100: 112(30:23, 17:25, 31:35, 22:29), account in series- 1: 3</text:p>
      <text:p text:style-name="P4">
Miami - Miloki - 121: 99(29:21, 37:32, 28:26, 27:20), account in series -2: 1</text:p>
      <text:p text:style-name="P4">
"Lakers" - "Memphis" - 111: 101(35:9, 18:28, 35:31, 23:33), account in series -2: 1.</text:p>
      <text:p text:style-name="P4">
Photo: Globalokpress.com.</text:p>
      <text:p text:style-name="P4">
News Source: <text:a xlink:type="simple" xlink:href="https://www.ukrinform.ua/rubric-sports/3699489-filadelfia-vijsla-do-cvertfinalu-plejoff-nba-obigravsi-bruklin.html" text:style-name="Internet_20_link" text:visited-style-name="Visited_20_Internet_20_Link">
https://www.ukrinform.ua/rubric-sports/3699489-filadelfia-vijsla-do-cvertfinalu-plejoff-nba-obigravsi-bruklin.html</text:a>
</text:p>
      <!--NEWS-->
      <text:h text:style-name="P10" text:outline-level="1">
<text:span text:style-name="T4">
The Russian Federation seeks to postpone open mobilization to minimize internal dissent - Britain's intelligence</text:span>
</text:h>
      <text:p text:style-name="P4">
Authors: Ukrinform (Person)</text:p>
      <text:p text:style-name="P4">
Publisher: Укринформ (Organization)</text:p>
      <text:p text:style-name="P4">
Published Time: 2023-04-23T09:27:00+03:00</text:p>
      <text:p text:style-name="P4">
Modified Time: 2023-04-23T09:27:00+03:00</text:p>
      <text:p text:style-name="P4">
Description: The Ministry of Defense of Russia has launched a new major advertising campaign from a set of volunteers, so that the Russian authorities seek to postpone open mobilization to avoid internal dissent.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Британія', 'Мобілізація', 'Розвідка', 'росія', 'Війна з росією']</text:p>
      <text:p text:style-name="P4">
Type: Article</text:p>
      <!--METADATA-->
      <text:p text:style-name="P4">
<draw:frame draw:style-name="fr1" draw:name="Image73" text:anchor-type="as-char" svg:width="6.9236in" svg:height="3.956343in" draw:z-index="0">
<draw:image xlink:href="../Images/yкринформ/2023-04-23T09-27-00-03-00/630_360_1663576850-585.jpg" xlink:type="simple" xlink:show="embed" xlink:actuate="onLoad" draw:mime-type="image/jpeg"/>
</draw:frame>
The Ministry of Defense of Russia has launched a new large advertising campaign from the samples, so that the Russian authorities seek to postpone open mobilization to the interference of internal dissent.</text:p>
      <text:p text:style-name="P4">
As Ukrinform reports, about it in <text:a xlink:type="simple" xlink:href="https://twitter.com/DefenceHQ/status/1650012022371753984" text:style-name="Internet_20_link" text:visited-style-name="Visited_20_Internet_20_Link">
</text:a>
Informs the Britain's Ministry Defenses with reference to intelligence data.</text:p>
      <text:p text:style-name="P4">
As noted in the construction, as part of a large -scale campaign advertised on Russian social networks, on billboards and on television.</text:p>
      <text:p text:style-name="P4">
The new advertisement appeals to the male pride of potential recruits, addressing "real men", as well as emphasizing the financial benefits of joining the army.</text:p>
      <text:p text:style-name="P4">
Wagner's private military company also claims to attract the limited number of Russian combat age men, as its access to recruiting was stopped.</text:p>
      <text:p text:style-name="P4">
<text:span text:style-name="T4">
 Read also: </text:span>
 <text:a xlink:type="simple" xlink:href="https://www.ukrinform.ua/rubric-crimea/3698794-u-krimu-zrostae-nevdovolenna-naselenna-cerez-mobilizaciu-do-rosarmii-centr-nacsprotivu.html" text:style-name="Internet_20_link" text:visited-style-name="Visited_20_Internet_20_Link">
<text:span text:style-name="T4">
 mobilization </text:span>
</text:a>
“It remains very unlikely that the campaign will attract the stated Ministry of Defense target- 400,000 volunteers. Authorities almost probably seek to postpone any new, open mandatory <text:a xlink:type="simple" xlink:href="https://www.ukrinform.ua/tag-mobilizacia" text:style-name="Internet_20_link" text:visited-style-name="Visited_20_Internet_20_Link">
</text:a>
as much as possible to minimize internal dissent, ”the message reads.</text:p>
      <text:p text:style-name="P4">
As reported by Ukrinform, in the preliminary summary British intelligence was that <text:a xlink:type="simple" xlink:href="https://www.ukrinform.ua/rubric-world/3699299-u-rf-skasuvali-akciu-bezsmertnij-polk-cerez-strah-pokazati-masstab-vtrat-britanska-rozvidka.html" text:style-name="Internet_20_link" text:visited-style-name="Visited_20_Internet_20_Link">
</text:a>
It is likely that you do not emphasize the scale of their losses in the war in Ukraine.</text:p>
      <text:p text:style-name="P4">
News Source: <text:a xlink:type="simple" xlink:href="https://www.ukrinform.ua/rubric-world/3699490-rf-pragne-vidklasti-vidkritu-mobilizaciu-sob-minimizuvati-vnutrisne-inakomislenna-rozvidka-britanii.html" text:style-name="Internet_20_link" text:visited-style-name="Visited_20_Internet_20_Link">
https://www.ukrinform.ua/rubric-world/3699490-rf-pragne-vidklasti-vidkritu-mobilizaciu-sob-minimizuvati-vnutrisne-inakomislenna-rozvidka-britanii.html</text:a>
</text:p>
      <!--NEWS-->
      <text:h text:style-name="P10" text:outline-level="1">
<text:span text:style-name="T4">
The Israeli Early Alert System Will Significantly Help Ukraine - Ignati</text:span>
</text:h>
      <text:p text:style-name="P4">
Authors: Ukrinform (Person)</text:p>
      <text:p text:style-name="P4">
Publisher: Укринформ (Organization)</text:p>
      <text:p text:style-name="P4">
Published Time: 2023-04-23T09:36:00+03:00</text:p>
      <text:p text:style-name="P4">
Modified Time: 2023-04-23T09:36:00+03:00</text:p>
      <text:p text:style-name="P4">
Description: The Israeli Early Air Air Alert System will help Ukraine in different areas. - Ukrinform.</text:p>
      <text:p text:style-name="P4">
Images: ["<text:a xlink:type="simple" xlink:href="https://static.ukrinform.com/photos/2022_09/thumb_files/630_360_1662723765-520.jpg" text:style-name="Internet_20_link" text:visited-style-name="Visited_20_Internet_20_Link">
630_360_16627...</text:a>
"]</text:p>
      <text:p text:style-name="P4">
Tags: ['Ізраїль', 'Ракета', 'Повітряні сили ЗСУ', 'Єдині новини']</text:p>
      <text:p text:style-name="P4">
Type: Article</text:p>
      <!--METADATA-->
      <text:p text:style-name="P4">
<draw:frame draw:style-name="fr1" draw:name="Image74" text:anchor-type="as-char" svg:width="6.9236in" svg:height="3.956343in" draw:z-index="0">
<draw:image xlink:href="../Images/yкринформ/2023-04-23T09-36-00-03-00/630_360_1662723765-520.jpg" xlink:type="simple" xlink:show="embed" xlink:actuate="onLoad" draw:mime-type="image/jpeg"/>
</draw:frame>
The Israeli Early Air Alert Alert System will help Ukraine in different areas.</text:p>
      <text:p text:style-name="P4">
About it in <text:a xlink:type="simple" xlink:href="https://www.youtube.com/watch" text:style-name="Internet_20_link" text:visited-style-name="Visited_20_Internet_20_Link">
</text:a>
A spokesman for the Armed Forces of the Armed Forces Yuri Ignat said the nationwide telephone "Unified News", Ukrinform correspondent reports.</text:p>
      <text:p text:style-name="P4">
“Early alert system is currently needed. It is critically important to know that the start -up has to react promptly and to start the systems <text:a xlink:type="simple" xlink:href="https://www.ukrinform.ua/tag-ppo" text:style-name="Internet_20_link" text:visited-style-name="Visited_20_Internet_20_Link">
</text:a>
. If there is a threat, early learning systems can quickly provide such information, ”Ignat said.</text:p>
      <text:p text:style-name="P4">
He noted that such a system can significantly help Ukraine in various fires.</text:p>
      <text:p text:style-name="P4">
“You saw what happened in Zaporozhye when it was from the RSSU that was hit by a residential building. The projectile flies minutes. When there is no information about such ashes in time, there is no time to hide, ”the spokesman emphasized.</text:p>
      <text:p text:style-name="P4">
According to him, this also applies to C-300 and C-400 anti-aircraft missiles.</text:p>
      <text:p text:style-name="P4">
<text:span text:style-name="T4">
 Read also: </text:span>
 <text:a xlink:type="simple" xlink:href="https://www.ukrinform.ua/rubric-polytics/3672389-u-vidmovi-izrailu-peredati-ukraini-ppo-hawk-nemae-zlogo-umislu-voni-nepridatni-posol.html" text:style-name="Internet_20_link" text:visited-style-name="Visited_20_Internet_20_Link">
<text:span text:style-name="T4">
 refusal </text:span>
 <text:span text:style-name="T4">
 Israel </text:span>
 <text:span text:style-name="T4">
 </text:span>
 <text:span text:style-name="T4">
 </text:span>
 <text:span text:style-name="T4">
 to Ukraine </text:span>
 <text:span text:style-name="T4">
 </text:span>
 air defense <text:span text:style-name="T4">
<text:span text:style-name="T5">
* hawk </text:span>
* </text:span>
 <text:span text:style-name="T4">
 No </text:span>
 <text:span text:style-name="T4">
 mischief </text:span>
 <text:span text:style-name="T4">
 </text:span>
 <text:span text:style-name="T4">
 </text:span>
 <text:span text:style-name="T4">
 </text:span>
 <text:span text:style-name="T4">
 intent </text:span>
 <text:span text:style-name="T4">
 they </text:span>
 <text:span text:style-name="T4">
 unsuitable </text:span>
 <text:span text:style-name="T4">
 </text:span>
 Ambassador **</text:a>
Ignatus also stressed that the promptness of information about the threat depends on human lives.</text:p>
      <text:p text:style-name="P4">
Video: National Telearaphone "One News"</text:p>
      <text:p text:style-name="P4">
As reported by Ukrinform, Israel is working on <text:a xlink:type="simple" xlink:href="https://www.ukrinform.ua/rubric-ato/3672431-izrailska-sistema-rannogo-opovisenna-bude-viprobuvana-v-kievi-posol-ukraini.html" text:style-name="Internet_20_link" text:visited-style-name="Visited_20_Internet_20_Link">
</text:a>
About the approaching of rockets of Ibestilitors for Kiev, it can subsequently be expanded to other regions.</text:p>
      <text:p text:style-name="P4">
In Israel there are powerful radars that calculate where the rocket flies, Isirena is included in a specific place. In addition, the siren gives a special signal that indicates how many minutes there is in the population to hide in shelter.</text:p>
      <text:p text:style-name="P4">
News Source: <text:a xlink:type="simple" xlink:href="https://www.ukrinform.ua/rubric-ato/3699497-izrailska-sistema-rannogo-opovisenna-suttevo-dopomoze-ukraini-ignat.html" text:style-name="Internet_20_link" text:visited-style-name="Visited_20_Internet_20_Link">
https://www.ukrinform.ua/rubric-ato/3699497-izrailska-sistema-rannogo-opovisenna-suttevo-dopomoze-ukraini-ignat.html</text:a>
</text:p>
      <!--NEWS-->
      <text:h text:style-name="P10" text:outline-level="1">
<text:span text:style-name="T4">
In Luhansk region, invaders do not take on the sale of local manufacturers' products</text:span>
</text:h>
      <text:p text:style-name="P4">
Authors: Ukrinform (Person)</text:p>
      <text:p text:style-name="P4">
Publisher: Укринформ (Organization)</text:p>
      <text:p text:style-name="P4">
Published Time: 2023-04-23T09:36:29+03:00</text:p>
      <text:p text:style-name="P4">
Modified Time: 2023-04-23T09:36:29+03:00</text:p>
      <text:p text:style-name="P4">
Description: In the temporarily captured territory of the Luhansk region, the invaders refuse to take on the sale of products of local producer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родукти', 'Війна з росією']</text:p>
      <text:p text:style-name="P4">
Type: Article</text:p>
      <!--METADATA-->
      <text:p text:style-name="P4">
<draw:frame draw:style-name="fr1" draw:name="Image75" text:anchor-type="as-char" svg:width="6.9236in" svg:height="3.956343in" draw:z-index="0">
<draw:image xlink:href="../Images/yкринформ/2023-04-23T09-36-29-03-00/630_360_1668461240-442.jpg" xlink:type="simple" xlink:show="embed" xlink:actuate="onLoad" draw:mime-type="image/jpeg"/>
</draw:frame>
Timely captured by the Russians of the Luhansk region, invaders are aware of the sale of local manufacturers' products.</text:p>
      <text:p text:style-name="P4">
According to Ukrinform, Artem Lisogor, the head of the Luhansk Regional Military Administration, reported this in <text:a xlink:type="simple" xlink:href="https://www.facebook.com/odalug/posts/pfbid0LrsMb3ZLpGivuzRq1TvGWxPVCuBrnt2KWUdfJkEwM9hFBi5AJ4Bm8TNESuqZfCxal" text:style-name="Internet_20_link" text:visited-style-name="Visited_20_Internet_20_Link">
</text:a>
.</text:p>
      <text:p text:style-name="P4">
За його словами, "починаючи з 2014 року мережі супермаркетів налагодиливигідні їм зв’язки з постачальниками, встановлюють ціни на власний розсуд.Тому поява нових місцевих виробників у 2022 році виявилася майже нікому невигідна".</text:p>
      <text:p text:style-name="P4">
Як приклад, зазначив Лисогор, у такій ситуації опинився сирзавод з Марківки."Хоча ціни на марківські сири навіть із накруткою торговельної мережі єнижчими за білоруські та російські. Але це було б вигідно тільки місцевимпокупцям, але аж ніяк не бізнесу окупантів. Наразі завод завантажений лише на40% потужності".</text:p>
      <text:p text:style-name="P4">
<text:span text:style-name="T4">
Читайте також:</text:span>
 <text:a xlink:type="simple" xlink:href="https://www.ukrinform.ua/rubric-regions/3697547-na-lugansini-za-tri-kilometri-vid-linii-frontu-viavili-shron-z-boepripasami.html" text:style-name="Internet_20_link" text:visited-style-name="Visited_20_Internet_20_Link">
 <text:span text:style-name="T4">
Луганщ</text:span>
 </text:a>
In addition, the head of the Ova reported, in the so -called "LNR" in the winter promised to expand the network of banking branches and ATMs. "However, the statement was a high -level level and designed solely for the reassurance of the population. And one of the Russian banks was monopolized by the banking system.</text:p>
      <text:p text:style-name="P4">
Yes, in <text:a xlink:type="simple" xlink:href="https://www.ukrinform.ua/tag-severodoneck" text:style-name="Internet_20_link" text:visited-style-name="Visited_20_Internet_20_Link">
</text:a>
There is more part of the city to the whole city, open only before lunch. "Utility people gather there every day. And they receive units. In neighboring settlements, they are not better. In order to solve their problems, people are forced to go Dolugansk. But you will not go to the whole city. It remains.</text:p>
      <text:p text:style-name="P4">
As reported by Ukrinform, in the temporarily captured territories of Luhansk region Russian.(https://www.ukrinform.ua/rubric-regions/3697762-zagarbniki-zavozat-na-lugansinu-baskirskih-doroznikiv-dla-remontu-avtoslahiv-ova.html)for repair of highways.</text:p>
      <text:p text:style-name="P4">
News Source: <text:a xlink:type="simple" xlink:href="https://www.ukrinform.ua/rubric-regions/3699494-na-lugansini-zagarbniki-ne-berut-na-realizaciu-produkti-miscevih-virobnikiv.html" text:style-name="Internet_20_link" text:visited-style-name="Visited_20_Internet_20_Link">
https://www.ukrinform.ua/rubric-regions/3699494-na-lugansini-zagarbniki-ne-berut-na-realizaciu-produkti-miscevih-virobnikiv.html</text:a>
</text:p>
      <!--NEWS-->
      <text:h text:style-name="P10" text:outline-level="1">
<text:span text:style-name="T4">
The invaders at night struck a missile strike on Slavyansk</text:span>
</text:h>
      <text:p text:style-name="P4">
Authors: Ukrinform (Person)</text:p>
      <text:p text:style-name="P4">
Publisher: Укринформ (Organization)</text:p>
      <text:p text:style-name="P4">
Published Time: 2023-04-23T09:43:00+03:00</text:p>
      <text:p text:style-name="P4">
Modified Time: 2023-04-23T09:43:00+03:00</text:p>
      <text:p text:style-name="P4">
Description: At night, Russian troops struck a rocket strike on Slavyansk, causing several private homes to be injured. - Ukrinform.</text:p>
      <text:p text:style-name="P4">
Images: ["<text:a xlink:type="simple" xlink:href="https://static.ukrinform.com/photos/2023_04/thumb_files/630_360_1682232221-106.jpeg" text:style-name="Internet_20_link" text:visited-style-name="Visited_20_Internet_20_Link">
630_360_16822...</text:a>
"]</text:p>
      <text:p text:style-name="P4">
Tags: ['Обстріл', "Слов'янськ", 'Війна з росією', 'Ракетний удар']</text:p>
      <text:p text:style-name="P4">
Type: Article</text:p>
      <!--METADATA-->
      <text:p text:style-name="P4">
<draw:frame draw:style-name="fr1" draw:name="Image76" text:anchor-type="as-char" svg:width="6.9236in" svg:height="3.956343in" draw:z-index="0">
<draw:image xlink:href="../Images/yкринформ/2023-04-23T09-43-00-03-00/630_360_1682232221-106.jpeg" xlink:type="simple" xlink:show="embed" xlink:actuate="onLoad" draw:mime-type="image/jpeg"/>
</draw:frame>
The Universe troops struck a missile blow to Slavyansk, which is why the victims of private homes were affected.</text:p>
      <text:p text:style-name="P4">
As Ukrinform reports, about it in <text:a xlink:type="simple" xlink:href="https://t.me/slv_vca/8066" text:style-name="Internet_20_link" text:visited-style-name="Visited_20_Internet_20_Link">
</text:a>
The Slavic MBA reports.</text:p>
      <text:p text:style-name="P4">
“The next <text:a xlink:type="simple" xlink:href="https://www.ukrinform.ua/tag-raketnij-udar" text:style-name="Internet_20_link" text:visited-style-name="Visited_20_Internet_20_Link">
</text:a>
The city is outlined in the night. This time, the C-300 rocket hit the Lisn near the Cutting neighborhood. Several private homes were injured. Fortunately, there was a poor man, ”said the chief of MVA Vadim Liakh.</text:p>
      <text:p text:style-name="P4">
Liah also urged the locals to refrain from visiting the cemeteries of masses of mass gathering.</text:p>
      <text:p text:style-name="P4">
<text:span text:style-name="T4">
 Read also: </text:span>
 <text:a xlink:type="simple" xlink:href="https://www.ukrinform.ua/rubric-regions/3699445-u-slovansku-prolunala-seria-vibuhiv.html" text:style-name="Internet_20_link" text:visited-style-name="Visited_20_Internet_20_Link">
</text:a>
As reported by Ukrinform, the army of the Russian Federation for the past day, April 22, <text:a xlink:type="simple" xlink:href="https://www.ukrinform.ua/rubric-sports/3699479-unaslidok-obstriliv-na-doneccini-poraneni-cetvero-civilnih.html" text:style-name="Internet_20_link" text:visited-style-name="Visited_20_Internet_20_Link">
</text:a>
<text:span text:style-name="T5">
Foto: Telegram Slavic City VA informs</text:span>
</text:p>
      <text:p text:style-name="P4">
News Source: <text:a xlink:type="simple" xlink:href="https://www.ukrinform.ua/rubric-ato/3699496-rosiani-vnoci-zavdali-raketnogo-udaru-po-slovansku.html" text:style-name="Internet_20_link" text:visited-style-name="Visited_20_Internet_20_Link">
https://www.ukrinform.ua/rubric-ato/3699496-rosiani-vnoci-zavdali-raketnogo-udaru-po-slovansku.html</text:a>
</text:p>
      <!--NEWS-->
      <text:h text:style-name="P10" text:outline-level="1">
<text:span text:style-name="T4">
NHL: Vegas on Bolits beat Winnipeg in the match of the Stanley Cup playoffs series</text:span>
</text:h>
      <text:p text:style-name="P4">
Authors: Ukrinform (Person)</text:p>
      <text:p text:style-name="P4">
Publisher: Укринформ (Organization)</text:p>
      <text:p text:style-name="P4">
Published Time: 2023-04-23T09:51:01+03:00</text:p>
      <text:p text:style-name="P4">
Modified Time: 2023-04-23T09:51:01+03:00</text:p>
      <text:p text:style-name="P4">
Description: In the North American National Hockey League (NHL), the regular matches of the 1/8 finals of the Stanley Cup took place. - Ukrinform.</text:p>
      <text:p text:style-name="P4">
Images: ["<text:a xlink:type="simple" xlink:href="https://static.ukrinform.com/photos/2023_04/thumb_files/630_360_1682232586-211.jpg" text:style-name="Internet_20_link" text:visited-style-name="Visited_20_Internet_20_Link">
630_360_16822...</text:a>
"]</text:p>
      <text:p text:style-name="P4">
Tags: ['хокей', 'Кубок Стенлі']</text:p>
      <text:p text:style-name="P4">
Type: Article</text:p>
      <!--METADATA-->
      <text:p text:style-name="P4">
<draw:frame draw:style-name="fr1" draw:name="Image77" text:anchor-type="as-char" svg:width="6.9236in" svg:height="3.956343in" draw:z-index="0">
<draw:image xlink:href="../Images/yкринформ/2023-04-23T09-51-01-03-00/630_360_1682232586-211.jpg" xlink:type="simple" xlink:show="embed" xlink:actuate="onLoad" draw:mime-type="image/jpeg"/>
</draw:frame>
In North American National Hockey League(NHL)There were regular matches1/8 Finals of the Stanley Cup.</text:p>
      <text:p text:style-name="P4">
"Winnipeg" in the home arena Canada Life Center gave way to Vegas Bulites - 4: 5(1:2, 0:2, 3:0, 0:0, 0:1), account in the series - 1: 2, transmits Ukrinform.</text:p>
      <text:p text:style-name="P4">
<text:span text:style-name="T4">
 Read also: </text:span>
 <text:a xlink:type="simple" xlink:href="https://www.ukrinform.ua/rubric-sports/3699227-nhl-ajlenders-zdobuv-persu-peremogu-nad-karolinou-u-serii-kubka-stenli.html" text:style-name="Internet_20_link" text:visited-style-name="Visited_20_Internet_20_Link">
</text:a>
The results of other duels of the game day: _  "Tampa -Bi" - "Toronto" - 3: 4 here(2:2, 1:0, 0:1, 0:1), bill in series - 1: 2</text:p>
      <text:p text:style-name="P4">
Rangers - New Jersey - 1: 2(0:0, 1:1, 0:0, 0:1), account in series 2: 1</text:p>
      <text:p text:style-name="P4">
"Seattle" - "Colorado" - 4: 6(1:2, 2:1, 1:3), account in the series - 1: 2.</text:p>
      <text:p text:style-name="P4">
Photo: Getty Images.</text:p>
      <text:p text:style-name="P4">
News Source: <text:a xlink:type="simple" xlink:href="https://www.ukrinform.ua/rubric-sports/3699499-nhl-vegas-po-bulitah-obigrav-vinnipeg-u-matci-serii-plejoff-kubka-stenli.html" text:style-name="Internet_20_link" text:visited-style-name="Visited_20_Internet_20_Link">
https://www.ukrinform.ua/rubric-sports/3699499-nhl-vegas-po-bulitah-obigrav-vinnipeg-u-matci-serii-plejoff-kubka-stenli.html</text:a>
</text:p>
      <!--NEWS-->
      <text:h text:style-name="P10" text:outline-level="1">
<text:span text:style-name="T4">
Cyprus has frozen accounts of persons who helped Russian oligarchs to bypass sanctions</text:span>
</text:h>
      <text:p text:style-name="P4">
Authors: Ukrinform (Person)</text:p>
      <text:p text:style-name="P4">
Publisher: Укринформ (Organization)</text:p>
      <text:p text:style-name="P4">
Published Time: 2023-04-23T09:58:00+03:00</text:p>
      <text:p text:style-name="P4">
Modified Time: 2023-04-23T09:58:00+03:00</text:p>
      <text:p text:style-name="P4">
Description: Cyprus has taken tough measures for persons and companies who, according to the US and Britain, helped Russian oligarchs to circumvent the sanctions imposed through Russia's war in Ukraine. - Ukrinform.</text:p>
      <text:p text:style-name="P4">
Images: ["<text:a xlink:type="simple" xlink:href="https://static.ukrinform.com/photos/2023_04/thumb_files/630_360_1682233642-642.jpg" text:style-name="Internet_20_link" text:visited-style-name="Visited_20_Internet_20_Link">
630_360_16822...</text:a>
"]</text:p>
      <text:p text:style-name="P4">
Tags: ['Антиросійські санкції', 'Банк', 'Кіпр', 'Війна з росією']</text:p>
      <text:p text:style-name="P4">
Type: Article</text:p>
      <!--METADATA-->
      <text:p text:style-name="P4">
<draw:frame draw:style-name="fr1" draw:name="Image78" text:anchor-type="as-char" svg:width="6.9236in" svg:height="3.956343in" draw:z-index="0">
<draw:image xlink:href="../Images/yкринформ/2023-04-23T09-58-00-03-00/630_360_1682233642-642.jpg" xlink:type="simple" xlink:show="embed" xlink:actuate="onLoad" draw:mime-type="image/jpeg"/>
</draw:frame>
Cyprus of Highway Measures for Persons and Companies, which, according to the US and Britain, helped Russian oligarchs to circumvent the sanctions imposed by Russia through Russia.</text:p>
      <text:p text:style-name="P4">
This was stated by the commissioner of Cyprus Pavlos John, Ukrinform reports to <text:a xlink:type="simple" xlink:href="https://www.barrons.com/news/cyprus-says-cracking-down-on-ukraine-war-sanctions-busters-ad6928db" text:style-name="Internet_20_link" text:visited-style-name="Visited_20_Internet_20_Link">
</text:a>
According to John, the assets of the respective individuals and legal entities were frozen.</text:p>
      <text:p text:style-name="P4">
A large Russian diaspora lives in Cyprus.</text:p>
      <text:p text:style-name="P4">
Britain and the US previously imposed sanctions on 13 citizens <text:a xlink:type="simple" xlink:href="https://www.ukrinform.ua/tag-kipr" text:style-name="Internet_20_link" text:visited-style-name="Visited_20_Internet_20_Link">
</text:a>
and the companies that, as they say, helped Russian oligarchs to circumvent sanctions and hide their financial assets after invasion of Ukraine in February 2022.</text:p>
      <text:p text:style-name="P4">
<text:span text:style-name="T4">
 Read also: </text:span>
 <text:a xlink:type="simple" xlink:href="https://www.ukrinform.ua/rubric-economy/3697199-berlin-namagaetsa-zapobigti-obhodu-antirosijskih-sankcij.html" text:style-name="Internet_20_link" text:visited-style-name="Visited_20_Internet_20_Link">
</text:a>
The spokesman of the Government Constantinos Letimbiotis stated that Nicosia had undertaken to hold responsibility of all the Cypriots whom the US and British were being accused of allowing the oligarchs to go through the sanctions imposed through the war.</text:p>
      <text:p text:style-name="P4">
This week, the head of the Central Bank of Cyprus Constantinos Herodotus reported Nicos Khristodulidassa that Cyprus banks have frozen accounts of 13 persons and a number of Cyprus companies.</text:p>
      <text:p text:style-name="P4">
According to him, in recent years, the authorities have closed 43,000 heated companies I123 thousand "suspicious" bank accounts. Only 2.2% of all bank deposits are currently owned by the Russians, he said.</text:p>
      <text:p text:style-name="P4">
<text:span text:style-name="T4">
 Read also: </text:span>
 <text:a xlink:type="simple" xlink:href="https://www.ukrinform.ua/rubric-economy/3698618-avstria-zamorozila-rosijski-aktivi-na-2-milardi.html" text:style-name="Internet_20_link" text:visited-style-name="Visited_20_Internet_20_Link">
</text:a>
At the same time, the PhileleFteros newspaper reported that Bank of Cyprus has "warned 4000 clients who have a Russian passport and are not residents of EU countries that their accounts will be closed."</text:p>
      <text:p text:style-name="P4">
As <text:a xlink:type="simple" xlink:href="https://www.ukrinform.ua/rubric-economy/3697412-najbilsij-kiprskij-bank-zakrivae-rahunki-rosian.html" text:style-name="Internet_20_link" text:visited-style-name="Visited_20_Internet_20_Link">
 </text:a>
According to Forbes, the Russian accounts are not only Bank of Cyprus but also other local banks, including the units of Greek Hellenic Bank and Alpha Bank. According to the publication, new limits are related to banks of banks to get under US sanctions crafts with Russian clients.</text:p>
      <text:p text:style-name="P4">
<text:span text:style-name="T5">
Foto: Shutterstock</text:span>
</text:p>
      <text:p text:style-name="P4">
News Source: <text:a xlink:type="simple" xlink:href="https://www.ukrinform.ua/rubric-world/3699502-kipr-zamoroziv-rahunki-osib-aki-dopomagali-rosijskim-oligarham-obhoditi-sankcii.html" text:style-name="Internet_20_link" text:visited-style-name="Visited_20_Internet_20_Link">
https://www.ukrinform.ua/rubric-world/3699502-kipr-zamoroziv-rahunki-osib-aki-dopomagali-rosijskim-oligarham-obhoditi-sankcii.html</text:a>
</text:p>
      <!--NEWS-->
      <text:h text:style-name="P10" text:outline-level="1">
<text:span text:style-name="T4">
Russia by autumn will not be able to accumulate even a third of the missiles released - air forces</text:span>
</text:h>
      <text:p text:style-name="P4">
Authors: Ukrinform (Person)</text:p>
      <text:p text:style-name="P4">
Publisher: Укринформ (Organization)</text:p>
      <text:p text:style-name="P4">
Published Time: 2023-04-23T10:12:00+03:00</text:p>
      <text:p text:style-name="P4">
Modified Time: 2023-04-23T10:12:00+03:00</text:p>
      <text:p text:style-name="P4">
Description: In the fall and winter, Russia has released a large number of missiles - it will not be able to accumulate even a third of that period. - Ukrinform.</text:p>
      <text:p text:style-name="P4">
Images: ["<text:a xlink:type="simple" xlink:href="https://static.ukrinform.com/photos/2023_03/thumb_files/630_360_1678112971-291.jpg" text:style-name="Internet_20_link" text:visited-style-name="Visited_20_Internet_20_Link">
630_360_16781...</text:a>
"]</text:p>
      <text:p text:style-name="P4">
Tags: ['Ракета', 'Повітряні сили ЗСУ', 'Війна з росією', 'Єдині новини']</text:p>
      <text:p text:style-name="P4">
Type: Article</text:p>
      <!--METADATA-->
      <text:p text:style-name="P4">
<draw:frame draw:style-name="fr1" draw:name="Image79" text:anchor-type="as-char" svg:width="6.9236in" svg:height="3.956343in" draw:z-index="0">
<draw:image xlink:href="../Images/yкринформ/2023-04-23T10-12-00-03-00/630_360_1678112971-291.jpg" xlink:type="simple" xlink:show="embed" xlink:actuate="onLoad" draw:mime-type="image/jpeg"/>
</draw:frame>
In the fall of Ivzimka, Russia has released a large number of missiles - it will not be able to accumulate a third of that autumn.</text:p>
      <text:p text:style-name="P4">
About it in <text:a xlink:type="simple" xlink:href="https://www.youtube.com/watch" text:style-name="Internet_20_link" text:visited-style-name="Visited_20_Internet_20_Link">
</text:a>
Yuriy Ignat, a spokesman for the Air Force of the Armed Forces of the Armed Forces of the Armed Forces of the Armed Forces of the Armed Forces of the Armed Forces, reports.</text:p>
      <text:p text:style-name="P4">
“In the fall and winter, Russia has released a large number <text:a xlink:type="simple" xlink:href="https://www.ukrinform.ua/tag-raketa" text:style-name="Internet_20_link" text:visited-style-name="Visited_20_Internet_20_Link">
</text:a>
. She will not be able to accumulate even the support for the remaining period. Production is ongoing, in the context of sanctions it is not easy, ”Ignat said.</text:p>
      <text:p text:style-name="P4">
<text:span text:style-name="T4">
 Read also: </text:span>
 <text:a xlink:type="simple" xlink:href="https://www.ukrinform.ua/rubric-ato/3697461-rosia-moze-gotuvati-raketnij-udar-na-travnevi-svata-gumenuk.html" text:style-name="Internet_20_link" text:visited-style-name="Visited_20_Internet_20_Link">
<text:span text:style-name="T4">
 missile </text:span>
</text:a>
He suggested that the enemy would try to get some additional systems of other countries.</text:p>
      <text:p text:style-name="P4">
"They will be able to accumulate something, but the potential they have accumulated for the age of age is unlikely</text:p>
      <text:p text:style-name="P4">
Video: The only News Telelorphone</text:p>
      <text:p text:style-name="P4">
As reported by Ukrinform, Russian troops from early spring <text:a xlink:type="simple" xlink:href="https://www.ukrinform.ua/rubric-ato/3696711-vorog-z-vesni-zminiv-taktiku-obstriliv-ignat.html" text:style-name="Internet_20_link" text:visited-style-name="Visited_20_Internet_20_Link">
</text:a>
territories of Ukraine.</text:p>
      <text:p text:style-name="P4">
News Source: <text:a xlink:type="simple" xlink:href="https://www.ukrinform.ua/rubric-ato/3699506-rosii-do-oseni-ne-vdastsa-nakopiciti-navit-tretinu-vid-vipusenih-neu-raket-povitrani-sili.html" text:style-name="Internet_20_link" text:visited-style-name="Visited_20_Internet_20_Link">
https://www.ukrinform.ua/rubric-ato/3699506-rosii-do-oseni-ne-vdastsa-nakopiciti-navit-tretinu-vid-vipusenih-neu-raket-povitrani-sili.html</text:a>
</text:p>
      <!--NEWS-->
      <text:h text:style-name="P10" text:outline-level="1">
<text:span text:style-name="T4">
Border settlements of Kharkiv region are undergoing up to 60 shelling daily - the head of the Ova</text:span>
</text:h>
      <text:p text:style-name="P4">
Authors: Ukrinform (Person)</text:p>
      <text:p text:style-name="P4">
Publisher: Укринформ (Organization)</text:p>
      <text:p text:style-name="P4">
Published Time: 2023-04-23T10:14:00+03:00</text:p>
      <text:p text:style-name="P4">
Modified Time: 2023-04-23T10:14:00+03:00</text:p>
      <text:p text:style-name="P4">
Description: Settlements of Kharkiv region near the border with the Russian Federation undergo up to 60 enemy shelling daily. - Ukrinform.</text:p>
      <text:p text:style-name="P4">
Images: ["<text:a xlink:type="simple" xlink:href="https://static.ukrinform.com/photos/2023_04/thumb_files/630_360_1682234491-487.jpg" text:style-name="Internet_20_link" text:visited-style-name="Visited_20_Internet_20_Link">
630_360_16822...</text:a>
"]</text:p>
      <text:p text:style-name="P4">
Tags: ['Обстріл', 'Харківщина', 'Війна з росією', 'Єдині новини']</text:p>
      <text:p text:style-name="P4">
Type: Article</text:p>
      <!--METADATA-->
      <text:p text:style-name="P4">
<draw:frame draw:style-name="fr1" draw:name="Image80" text:anchor-type="as-char" svg:width="6.9236in" svg:height="3.956343in" draw:z-index="0">
<draw:image xlink:href="../Images/yкринформ/2023-04-23T10-14-00-03-00/630_360_1682234491-487.jpg" xlink:type="simple" xlink:show="embed" xlink:actuate="onLoad" draw:mime-type="image/jpeg"/>
</draw:frame>
Up to 60 enemy shelling is daily in the Kharkiv region near the border with the Russian Federation.</text:p>
      <text:p text:style-name="P4">
About it on the air of the Teleterna "One News" <text:a xlink:type="simple" xlink:href="https://www.facebook.com/synegubov.oleg/posts/pfbid0mghGV1z2SXYshvMKjxnCaAMgaN3VK4tK79LrQXAwgkvPFwYPRUHnwDbTqqWnxRwCl" text:style-name="Internet_20_link" text:visited-style-name="Visited_20_Internet_20_Link">
</text:a>
Oleg Synigubov, Head of Kharkiv Ova, reports Ukrinform correspondent.</text:p>
      <text:p text:style-name="P4">
"We <text:a xlink:type="simple" xlink:href="https://www.ukrinform.ua/tag-obstril" text:style-name="Internet_20_link" text:visited-style-name="Visited_20_Internet_20_Link">
 </text:a>
At least 40 to 60 times the points in the north of the region, which are located on the border with Russian Federation. In addition, the Vovchansky, Kupyan directions, where the most active fighting is currently underway and actually passes the front line - there is an enemy to beat in the positions of our military and break through, it also goes away and goes away, ”Synigubov said.</text:p>
      <text:p text:style-name="P4">
_Viso: Telexon "Uniform News" _</text:p>
      <text:p text:style-name="P4">
According to him, the demining and restoration of power supply in de -industrial territories continues in the region. In two weeks it was possible to restore the electricity for more than 2 thousand subscribers. This process is directly related. In particular, almost 250 explosive objects were damaged in the demining of 200 meters of transmission lines.</text:p>
      <text:p text:style-name="P4">
In total, about 550 thousand hectares of land in Kharkiv region.</text:p>
      <text:p text:style-name="P4">
<text:span text:style-name="T4">
 Read also: </text:span>
 <text:a xlink:type="simple" xlink:href="https://www.ukrinform.ua/rubric-ato/3699487-sinegubov-pokazav-naslidki-raketnogo-obstrilu-rosianami-harkova-ta-oblasti.html" text:style-name="Internet_20_link" text:visited-style-name="Visited_20_Internet_20_Link">
<text:span text:style-name="T4">
 Sinegubov </text:span>
</text:a>
As reported by Ukrinform, the army of the Russian Federation in the evening of April 22 <text:a xlink:type="simple" xlink:href="https://www.ukrinform.ua/rubric-ato/3699428-rosiani-vdarili-po-harkivsini-raketami-s300-sonajmense-5-vlucan.html" text:style-name="Internet_20_link" text:visited-style-name="Visited_20_Internet_20_Link">
</text:a>
, at least 5 beats were recorded.</text:p>
      <text:p text:style-name="P4">
<text:span text:style-name="T5">
Foto: Facebook Oleg Sinegubov</text:span>
</text:p>
      <text:p text:style-name="P4">
News Source: <text:a xlink:type="simple" xlink:href="https://www.ukrinform.ua/rubric-regions/3699507-prikordonni-naseleni-punkti-harkivsini-sodna-zaznaut-do-60-obstriliv-glava-ova.html" text:style-name="Internet_20_link" text:visited-style-name="Visited_20_Internet_20_Link">
https://www.ukrinform.ua/rubric-regions/3699507-prikordonni-naseleni-punkti-harkivsini-sodna-zaznaut-do-60-obstriliv-glava-ova.html</text:a>
</text:p>
      <!--NEWS-->
      <text:h text:style-name="P10" text:outline-level="1">
<text:span text:style-name="T4">
Donetsk Oblast(16:17). Red Alert: aerial threat. Sirens sounding. Take cover now!</text:span>
</text:h>
      <text:p text:style-name="P4">
Authors: liveuamap (Language: en)</text:p>
      <text:p text:style-name="P4">
Time: 2023-04-23T10:19:00</text:p>
      <text:p text:style-name="P4">
Location: Donetsk Oblast (Latitude:48.72658 Longtitude:37.57784)</text:p>
      <text:p text:style-name="P4">
Videos: []</text:p>
      <text:p text:style-name="P4">
Images: []</text:p>
      <text:p text:style-name="P4">
Tags: ["Europe", "Central and Eastern Europe"]</text:p>
      <text:p text:style-name="P4">
Id: 22558104</text:p>
      <!--METADATA-->
      <text:p text:style-name="P4">
Donetsk Oblast(16:17). Red Alert: aerial threat. Sirens sounding. Take covernow!</text:p>
      <text:p text:style-name="P4">
News Collection Link: <text:a xlink:type="simple" xlink:href="https://liveuamap.com/en/2023/23-april-donetsk-oblast1617-red-alert-aerial-g" text:style-name="Internet_20_link" text:visited-style-name="Visited_20_Internet_20_Link">
https://liveuamap.com/en/2023/23-april-donetsk-oblast1617-red-alert-aerial-g</text:a>
</text:p>
      <text:p text:style-name="P4">
News Source: <text:a xlink:type="simple" xlink:href="https://t.me/air_alert_ua/43605" text:style-name="Internet_20_link" text:visited-style-name="Visited_20_Internet_20_Link">
https://t.me/air_alert_ua/43605</text:a>
</text:p>
      <!--NEWS-->
      <text:h text:style-name="P10" text:outline-level="1">
<text:span text:style-name="T4">
In Zaporozhye as a result of artillery shelling a man is injured</text:span>
</text:h>
      <text:p text:style-name="P4">
Authors: Ukrinform (Person)</text:p>
      <text:p text:style-name="P4">
Publisher: Укринформ (Organization)</text:p>
      <text:p text:style-name="P4">
Published Time: 2023-04-23T10:24:00+03:00</text:p>
      <text:p text:style-name="P4">
Modified Time: 2023-04-23T10:24:00+03:00</text:p>
      <text:p text:style-name="P4">
Description: Last day, the Russian army fired 18 settlements in the Zaporozhye region, one person was injured.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Поранені', 'Запоріжжя', 'Війна з росією']</text:p>
      <text:p text:style-name="P4">
Type: Article</text:p>
      <!--METADATA-->
      <text:p text:style-name="P4">
<draw:frame draw:style-name="fr1" draw:name="Image81" text:anchor-type="as-char" svg:width="6.9236in" svg:height="3.956343in" draw:z-index="0">
<draw:image xlink:href="../Images/yкринформ/2023-04-23T10-24-00-03-00/630_360_1656480323-642.jpg" xlink:type="simple" xlink:show="embed" xlink:actuate="onLoad" draw:mime-type="image/jpeg"/>
</draw:frame>
The Russian army fired 18 settlements in the Zaporozhye region, one person was injured.</text:p>
      <text:p text:style-name="P4">
About it in <text:a xlink:type="simple" xlink:href="https://t.me/zoda_gov_ua/18366" text:style-name="Internet_20_link" text:visited-style-name="Visited_20_Internet_20_Link">
</text:a>
The head of Zaporizhzhia Yuri Malashko reports, Ukrinform reports.</text:p>
      <text:p text:style-name="P4">
According to the OVA, the invaders made 70 artillery shelling per day, four attacks with RSSL and four with the use of UAVs on the peaceful settlements on the demarcation line in the Zaporozhye region.</text:p>
      <text:p text:style-name="P4">
<text:span text:style-name="T4">
 Read also: </text:span>
 <text:a xlink:type="simple" xlink:href="https://www.ukrinform.ua/rubric-ato/3698516-na-zaporizzi-cerez-vorozij-artobstril-zaginulo-podruzza.html" text:style-name="Internet_20_link" text:visited-style-name="Visited_20_Internet_20_Link">
<text:span text:style-name="T4">
 Zaporizhia </text:span>
</text:a>
"Olgivske, Novodanilovka, Kamyanskoye, Gulyaypil Tascha 14 villages and cities were shown.</text:p>
      <text:p text:style-name="P4">
As it was reported, the mayor <text:a xlink:type="simple" xlink:href="https://www.ukrinform.ua/tag-melitopol" text:style-name="Internet_20_link" text:visited-style-name="Visited_20_Internet_20_Link">
</text:a>
Ivan Fedorov stated that in the captured territories of the Zaporizhzhya region the army was rifted to evacuate the population and defense.</text:p>
      <text:p text:style-name="P4">
News Source: <text:a xlink:type="simple" xlink:href="https://www.ukrinform.ua/rubric-regions/3699509-na-zaporizzi-vnaslidok-artilerijskogo-obstrilu-poranenij-colovik.html" text:style-name="Internet_20_link" text:visited-style-name="Visited_20_Internet_20_Link">
https://www.ukrinform.ua/rubric-regions/3699509-na-zaporizzi-vnaslidok-artilerijskogo-obstrilu-poranenij-colovik.html</text:a>
</text:p>
      <!--NEWS-->
      <text:h text:style-name="P10" text:outline-level="1">
<text:span text:style-name="T4">
Kruty and Marchenko will perform at the ATP tournament in Ostrava</text:span>
</text:h>
      <text:p text:style-name="P4">
Authors: Ukrinform (Person)</text:p>
      <text:p text:style-name="P4">
Publisher: Укринформ (Organization)</text:p>
      <text:p text:style-name="P4">
Published Time: 2023-04-23T10:38:00+03:00</text:p>
      <text:p text:style-name="P4">
Modified Time: 2023-04-23T10:38:00+03:00</text:p>
      <text:p text:style-name="P4">
Description: Ukrainians Alexei Krutykh and Ilya Marchenko will take part in the Tournament of the Association of Tennisists (ATP) of the Challenger Series - Ostra Group Open - in Ostrava (Czech Republic) with a 1 73 thousand prize fund - Ukrinform.</text:p>
      <text:p text:style-name="P4">
Images: ["<text:a xlink:type="simple" xlink:href="https://static.ukrinform.com/photos/2023_04/thumb_files/630_360_1682235419-544.jpg" text:style-name="Internet_20_link" text:visited-style-name="Visited_20_Internet_20_Link">
630_360_16822...</text:a>
"]</text:p>
      <text:p text:style-name="P4">
Tags: ['Теніс', 'Марченко']</text:p>
      <text:p text:style-name="P4">
Type: Article</text:p>
      <!--METADATA-->
      <text:p text:style-name="P4">
<draw:frame draw:style-name="fr1" draw:name="Image82" text:anchor-type="as-char" svg:width="6.9236in" svg:height="3.956343in" draw:z-index="0">
<draw:image xlink:href="../Images/yкринформ/2023-04-23T10-38-00-03-00/630_360_1682235419-544.jpg" xlink:type="simple" xlink:show="embed" xlink:actuate="onLoad" draw:mime-type="image/jpeg"/>
</draw:frame>
Krutychi and Ilya Marchenko will take part in the Tournament of the Association of Tennisist Professionals(ATP)Challenger series - Ostra Group Open - in Ostrava(Czech Republic)With a drive fund € 73 thousand</text:p>
      <text:p text:style-name="P4">
Cool(№180 Rating of the ATR)It will play in the main grid of competitions, where it is sown under the 7th number. The first rival of Ukrainian will be Romanian Nicholas David Ionel(№219), reports Ukrinform.</text:p>
      <text:p text:style-name="P4">
Marchenko(№324)received the seventh "sowing" room in qualification and in the first conflict against the Wild Card Czech Dominic Kellovsky's Wild Card(№1207).</text:p>
      <text:p text:style-name="P4">
<text:span text:style-name="T4">
Читайте також:</text:span>
 <text:a xlink:type="simple" xlink:href="https://www.ukrinform.ua/rubric-sports/3699294-katarina-zavacka-vistupit-u-titulnomu-matci-turniru-itf-v-italii.html" text:style-name="Internet_20_link" text:visited-style-name="Visited_20_Internet_20_Link">
 </text:a>
The Ostrava tournament will last until April 30.</text:p>
      <text:p text:style-name="P4">
In the photo: Ilya Marchenko(btu.org.ua).</text:p>
      <text:p text:style-name="P4">
News Source: <text:a xlink:type="simple" xlink:href="https://www.ukrinform.ua/rubric-sports/3699510-krutih-i-marcenko-vistuplat-na-turniri-atp-v-ostravi.html" text:style-name="Internet_20_link" text:visited-style-name="Visited_20_Internet_20_Link">
https://www.ukrinform.ua/rubric-sports/3699510-krutih-i-marcenko-vistuplat-na-turniri-atp-v-ostravi.html</text:a>
</text:p>
      <!--NEWS-->
      <text:h text:style-name="P10" text:outline-level="1">
<text:span text:style-name="T4">
Danilov urged to stop planting Ukraine at the negotiation table</text:span>
</text:h>
      <text:p text:style-name="P4">
Authors: Ukrinform (Person)</text:p>
      <text:p text:style-name="P4">
Publisher: Укринформ (Organization)</text:p>
      <text:p text:style-name="P4">
Published Time: 2023-04-23T10:40:00+03:00</text:p>
      <text:p text:style-name="P4">
Modified Time: 2023-04-23T10:40:00+03:00</text:p>
      <text:p text:style-name="P4">
Description: The secretary of the National Security and Defense Council Alexei Danilov urges to stop planting Ukraine at the negotiation table, instead, to give enough weapons.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Переговори', 'РНБО', 'Україна', 'Данілов', 'Війна з росією']</text:p>
      <text:p text:style-name="P4">
Type: Article</text:p>
      <!--METADATA-->
      <text:p text:style-name="P4">
<draw:frame draw:style-name="fr1" draw:name="Image83" text:anchor-type="as-char" svg:width="6.9236in" svg:height="3.956343in" draw:z-index="0">
<draw:image xlink:href="../Images/yкринформ/2023-04-23T10-40-00-03-00/630_360_1680783784-260.jpg" xlink:type="simple" xlink:show="embed" xlink:actuate="onLoad" draw:mime-type="image/jpeg"/>
</draw:frame>
Oleksiy Danilov, Secretaries of National Security and Defense, urges to stop Ukraine at the negotiation table, instead to give sufficient arms.</text:p>
      <text:p text:style-name="P4">
According to Ukrinform, he wrote about it in <text:a xlink:type="simple" xlink:href="https://www.facebook.com/danilov.oleksiy/posts/pfbid02PgFEo1k2DtZR2WkEWZxtHh4Ks2Y1wWRPA4n79Sj9ZJDddKwU5gC8J3ADwFCHWjXkl" text:style-name="Internet_20_link" text:visited-style-name="Visited_20_Internet_20_Link">
</text:a>
According to the secretary <text:a xlink:type="simple" xlink:href="https://www.ukrinform.ua/tag-rnbo" text:style-name="Internet_20_link" text:visited-style-name="Visited_20_Internet_20_Link">
</text:a>
, "when the meta -Russian aggressor remains unchanged - the destruction of Ukraine, the initiative settlement, which sounds recently sounded, is nothing else as Pro -Russian peacekeeping."</text:p>
      <text:p text:style-name="P4">
"We do not have to constantly plant at the table of negotiations, give us enough weapons. Army is the best mediator and the only one clear for the Russian Federation is an argument of communication," Danilov stressed.</text:p>
      <text:p text:style-name="P4">
<text:span text:style-name="T4">
 Read also: </text:span>
 <text:a xlink:type="simple" xlink:href="https://www.ukrinform.ua/rubric-polytics/3699106-dla-dosagnenna-miru-v-ukraini-evrosouz-pidtrimue-lise-propozicii-zelenskogo-predstavnik-es.html" text:style-name="Internet_20_link" text:visited-style-name="Visited_20_Internet_20_Link">
<text:span text:style-name="T4">
 </text:span>
 <text:span text:style-name="T4">
 </text:span>
 achievement <text:span text:style-name="T4">
 </text:span>
 peace <text:span text:style-name="T4">
 </text:span>
 Ukraine <text:span text:style-name="T4">
 </text:span>
 <text:span text:style-name="T4">
 EU </text:span>
<text:span text:style-name="T5">
 supports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Zelensky </text:span>
<text:span text:style-name="T5">
 </text:span>
<text:span text:style-name="T5">
 Representative </text:span>
*</text:a>
As reported by Ukrinform, the Minister of Defense of Italy Guido Krozetto believes that it is necessary <text:a xlink:type="simple" xlink:href="https://www.ukrinform.ua/rubric-world/3699322-ministr-oboroni-italii-vistupae-za-peregovori-miz-ukrainou-ta-rf-i-poserednictvo-kitau.html" text:style-name="Internet_20_link" text:visited-style-name="Visited_20_Internet_20_Link">
</text:a>
Accate could be a mediator.</text:p>
      <text:p text:style-name="P4">
Earlier, the State Adviser and Foreign Minister of the People's Republic of China is the price of Gan <text:a xlink:type="simple" xlink:href="https://www.ukrinform.ua/rubric-polytics/3698830-pekin-ne-planue-tisnuti-na-insi-kraini-u-vijni-rf-proti-ukraini-glava-mzs-kitau.html" text:style-name="Internet_20_link" text:visited-style-name="Visited_20_Internet_20_Link">
</text:a>
that China has a pre -war on the "crisis in Ukraine" and seeks to reduce the degree of respectiveness and negotiations for its political settlement.</text:p>
      <text:p text:style-name="P4">
High EU representative Josep Borrel <text:a xlink:type="simple" xlink:href="https://www.ukrinform.ua/rubric-world/3697373-vidnosini-es-iz-kitaem-zalezat-pid-pozicii-pekina-sodo-vivedenna-vijsk-rf-z-ukraini-borrel.html" text:style-name="Internet_20_link" text:visited-style-name="Visited_20_Internet_20_Link">
</text:a>
that the European Union is not able to develop "normal relations" with China, if the official Beijing is not able to use its influence on Russia in order to convince it to derive it with the troops of the Ukrainian and end the war.</text:p>
      <text:p text:style-name="P4">
News Source: <text:a xlink:type="simple" xlink:href="https://www.ukrinform.ua/rubric-ato/3699512-danilov-zaklikav-pripiniti-sadzati-ukrainu-za-stil-peregovoriv.html" text:style-name="Internet_20_link" text:visited-style-name="Visited_20_Internet_20_Link">
https://www.ukrinform.ua/rubric-ato/3699512-danilov-zaklikav-pripiniti-sadzati-ukrainu-za-stil-peregovoriv.html</text:a>
</text:p>
      <!--NEWS-->
      <text:h text:style-name="P10" text:outline-level="1">
<text:span text:style-name="T4">
Zaporizka Oblast(16:53). Red Alert: aerial threat. Sirens sounding. Take cover now!</text:span>
</text:h>
      <text:p text:style-name="P4">
Authors: liveuamap (Language: en)</text:p>
      <text:p text:style-name="P4">
Time: 2023-04-23T10:54:00</text:p>
      <text:p text:style-name="P4">
Location: Zaporizka Oblast (Latitude:47.612021 Longtitude:35.765261)</text:p>
      <text:p text:style-name="P4">
Videos: []</text:p>
      <text:p text:style-name="P4">
Images: []</text:p>
      <text:p text:style-name="P4">
Tags: ["Europe", "Central and Eastern Europe"]</text:p>
      <text:p text:style-name="P4">
Id: 22558110</text:p>
      <!--METADATA-->
      <text:p text:style-name="P4">
Zaporizhzhia region(16:53). Red Alert: aerial threat. Sirens sounding. Take covernow!</text:p>
      <text:p text:style-name="P4">
News Collection Link: <text:a xlink:type="simple" xlink:href="https://liveuamap.com/en/2023/23-april-zaporizka-oblast1653-red-alert-aeriag" text:style-name="Internet_20_link" text:visited-style-name="Visited_20_Internet_20_Link">
https://liveuamap.com/en/2023/23-april-zaporizka-oblast1653-red-alert-aeriag</text:a>
</text:p>
      <text:p text:style-name="P4">
News Source: <text:a xlink:type="simple" xlink:href="https://t.me/air_alert_ua/43606" text:style-name="Internet_20_link" text:visited-style-name="Visited_20_Internet_20_Link">
https://t.me/air_alert_ua/43606</text:a>
</text:p>
      <!--NEWS-->
      <text:h text:style-name="P10" text:outline-level="1">
<text:span text:style-name="T4">
In Kiev for the day of water in the Dnieper fell by another 5 centimeters</text:span>
</text:h>
      <text:p text:style-name="P4">
Authors: Ukrinform (Person)</text:p>
      <text:p text:style-name="P4">
Publisher: Укринформ (Organization)</text:p>
      <text:p text:style-name="P4">
Published Time: 2023-04-23T10:57:00+03:00</text:p>
      <text:p text:style-name="P4">
Modified Time: 2023-04-23T10:57:00+03:00</text:p>
      <text:p text:style-name="P4">
Description: During the week, the water supply in Kiev declines: in the last day the water level in the Dnieper fell by another five centimeters. - Ukrinform.</text:p>
      <text:p text:style-name="P4">
Images: ["<text:a xlink:type="simple" xlink:href="https://static.ukrinform.com/photos/2023_04/thumb_files/630_360_1682236579-491.jpeg" text:style-name="Internet_20_link" text:visited-style-name="Visited_20_Internet_20_Link">
630_360_16822...</text:a>
"]</text:p>
      <text:p text:style-name="P4">
Tags: ['Дніпро', 'Київ', 'Водопілля']</text:p>
      <text:p text:style-name="P4">
Type: Article</text:p>
      <!--METADATA-->
      <text:p text:style-name="P4">
<draw:frame draw:style-name="fr1" draw:name="Image84" text:anchor-type="as-char" svg:width="6.9236in" svg:height="3.956343in" draw:z-index="0">
<draw:image xlink:href="../Images/yкринформ/2023-04-23T10-57-00-03-00/630_360_1682236579-491.jpeg" xlink:type="simple" xlink:show="embed" xlink:actuate="onLoad" draw:mime-type="image/jpeg"/>
</draw:frame>
The water supply in Kiev declines: in the last day the water level in Dnipro was another five centimeters.</text:p>
      <text:p text:style-name="P4">
About it in <text:a xlink:type="simple" xlink:href="https://t.me/VA_Kyiv/1532" text:style-name="Internet_20_link" text:visited-style-name="Visited_20_Internet_20_Link">
</text:a>
The press service of the Kyiv City Military Administration reported.</text:p>
      <text:p text:style-name="P4">
“As of 10:00 on 23.04.2023, the water level of the Dnieper River in Kiev near the Metro Bridge is 9 303 cm. This figure is 5 cm less than yesterday. The whole week is declining, ”said the Chief of the KMVA Sergey Popko.</text:p>
      <text:p text:style-name="P4">
<text:span text:style-name="T4">
 Read also: </text:span>
 <text:a xlink:type="simple" xlink:href="https://www.ukrinform.ua/rubric-regions/3698901-vesnane-vodopilla-na-kiivsini-znizivsa-riven-nebezpeki.html" text:style-name="Internet_20_link" text:visited-style-name="Visited_20_Internet_20_Link">
<text:span text:style-name="T4">
 waterpiece </text:span>
</text:a>
He noted that in the capital is still the flooding of floodplain areas of low areas of gardening, farmland, but emergency subdivisions on <text:a xlink:type="simple" xlink:href="https://www.ukrinform.ua/tag-kiev" text:style-name="Internet_20_link" text:visited-style-name="Visited_20_Internet_20_Link">
</text:a>
not fixed.</text:p>
      <text:p text:style-name="P4">
As reported by Ukrinform, in the capital passed <text:a xlink:type="simple" xlink:href="https://www.ukrinform.ua/rubric-kyiv/3697890-u-stolici-rozpocalisa-navcanna-z-protidii-naslidkam-poveni.html" text:style-name="Internet_20_link" text:visited-style-name="Visited_20_Internet_20_Link">
</text:a>
<text:span text:style-name="T5">
Foto: Maria Kovalchuk</text:span>
</text:p>
      <text:p text:style-name="P4">
News Source: <text:a xlink:type="simple" xlink:href="https://www.ukrinform.ua/rubric-kyiv/3699519-u-kievi-za-den-riven-vodi-u-dnipri-vpav-se-na-5-santimetriv.html" text:style-name="Internet_20_link" text:visited-style-name="Visited_20_Internet_20_Link">
https://www.ukrinform.ua/rubric-kyiv/3699519-u-kievi-za-den-riven-vodi-u-dnipri-vpav-se-na-5-santimetriv.html</text:a>
</text:p>
      <!--NEWS-->
      <text:h text:style-name="P10" text:outline-level="1">
<text:span text:style-name="T4">
Dnipro, Dnipropetrovska Oblast(17:08). Red Alert: aerial threat. Sirens sounding. Take cover ...</text:span>
</text:h>
      <text:p text:style-name="P4">
Authors: liveuamap (Language: en)</text:p>
      <text:p text:style-name="P4">
Time: 2023-04-23T11:09:00</text:p>
      <text:p text:style-name="P4">
Location: Dnipro (Latitude:48.45829 Longtitude:35.03822)</text:p>
      <text:p text:style-name="P4">
Videos: []</text:p>
      <text:p text:style-name="P4">
Images: []</text:p>
      <text:p text:style-name="P4">
Tags: ["Europe", "Central and Eastern Europe"]</text:p>
      <text:p text:style-name="P4">
Id: 22558111</text:p>
      <!--METADATA-->
      <text:p text:style-name="P4">
Dnipro, Dnipropetrovsk region(17:08). Red Alert: aerial threat. Sirenssounding. Take cover now!</text:p>
      <text:p text:style-name="P4">
News Collection Link: <text:a xlink:type="simple" xlink:href="https://liveuamap.com/en/2023/23-april-dnipro-dnipropetrovska-oblast1708-reg" text:style-name="Internet_20_link" text:visited-style-name="Visited_20_Internet_20_Link">
https://liveuamap.com/en/2023/23-april-dnipro-dnipropetrovska-oblast1708-reg</text:a>
</text:p>
      <text:p text:style-name="P4">
News Source: <text:a xlink:type="simple" xlink:href="https://t.me/air_alert_ua/43607" text:style-name="Internet_20_link" text:visited-style-name="Visited_20_Internet_20_Link">
https://t.me/air_alert_ua/43607</text:a>
</text:p>
      <!--NEWS-->
      <text:h text:style-name="P10" text:outline-level="1">
<text:span text:style-name="T4">
More than 1200 farms remain flooded in Ukraine</text:span>
</text:h>
      <text:p text:style-name="P4">
Authors: Ukrinform (Person)</text:p>
      <text:p text:style-name="P4">
Publisher: Укринформ (Organization)</text:p>
      <text:p text:style-name="P4">
Published Time: 2023-04-23T11:12:00+03:00</text:p>
      <text:p text:style-name="P4">
Modified Time: 2023-04-23T11:12:00+03:00</text:p>
      <text:p text:style-name="P4">
Description: In Ukraine, as of Sunday, April 23, 1 225 farms and 219 houses remain flooded. - Ukrinform.</text:p>
      <text:p text:style-name="P4">
Images: ["<text:a xlink:type="simple" xlink:href="https://static.ukrinform.com/photos/2023_04/thumb_files/630_360_1681800909-7759.jpeg" text:style-name="Internet_20_link" text:visited-style-name="Visited_20_Internet_20_Link">
630_360_16818...</text:a>
"]</text:p>
      <text:p text:style-name="P4">
Tags: ['ДСНС', 'Паводок', 'Водопілля']</text:p>
      <text:p text:style-name="P4">
Type: Article</text:p>
      <!--METADATA-->
      <text:p text:style-name="P4">
<draw:frame draw:style-name="fr1" draw:name="Image85" text:anchor-type="as-char" svg:width="6.9236in" svg:height="3.956343in" draw:z-index="0">
<draw:image xlink:href="../Images/yкринформ/2023-04-23T11-12-00-03-00/630_360_1681800909-7759.jpeg" xlink:type="simple" xlink:show="embed" xlink:actuate="onLoad" draw:mime-type="image/jpeg"/>
</draw:frame>
In Ukraine, as of Sunday, April 23, 1 225 two farms and 219 houses remain flooded.</text:p>
      <text:p text:style-name="P4">
As Ukrinform reports, it reports <text:a xlink:type="simple" xlink:href="https://dsns.gov.ua/uk/news/nadzvicaini-podiyi/operativna-informaciia-shhodo-likvidaciyi-naslidkiv-castkovix-pidtoplen-na-teritoriyi-ukrayini-stanom-na-900-22-kvitnia-1" text:style-name="Internet_20_link" text:visited-style-name="Visited_20_Internet_20_Link">
</text:a>
According to the SESS, the hydrological situation is currently controlled. There is a tendency to reduce the pace of raising the water level in the rivers in the half -night of Ukraine.</text:p>
      <text:p text:style-name="P4">
1 thousand 225 farms remain flooded: Chernihiv - 488, Kirovohrad - 323, Cherkasy - 135, Dnipropetrovsk - 102, Poltava - 107, Kiev - 52 and Volyn - 18)and 219 houses(Kirovohrad - 87, Dnipropetrovsk - 61, Cherkasy - 40, Chernihiv - 29, Poltava - 2).</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span text:style-name="T4">
Києві</text:span>
 </text:a>
In Dnipropetrovsk, Volyn, Rivne, Cherkasy and Poltava region <text:a xlink:type="simple" xlink:href="https://www.ukrinform.ua/tag-vodopilla" text:style-name="Internet_20_link" text:visited-style-name="Visited_20_Internet_20_Link">
</text:a>
21 thousand 215 casters' land. Transportation of up to 33 inhabited donations was broken: in the Chernihiv region - up to 32 and in Kiev - up to one.</text:p>
      <text:p text:style-name="P4">
The hydrological situation is on increased control of the SES.</text:p>
      <text:p text:style-name="P4">
As reported by Ukrinform, as of April 22 in Ukraine <text:a xlink:type="simple" xlink:href="https://www.ukrinform.ua/rubric-regions/3699228-pidtoplenimi-zalisautsa-ponad-1-200-gospodarstv-u-semi-oblastah-ukraini.html" text:style-name="Internet_20_link" text:visited-style-name="Visited_20_Internet_20_Link">
</text:a>
</text:p>
      <text:p text:style-name="P4">
News Source: <text:a xlink:type="simple" xlink:href="https://www.ukrinform.ua/rubric-regions/3699520-v-ukraini-zalisautsa-pidtoplenimi-ponad-1200-dvorogospodarstv.html" text:style-name="Internet_20_link" text:visited-style-name="Visited_20_Internet_20_Link">
https://www.ukrinform.ua/rubric-regions/3699520-v-ukraini-zalisautsa-pidtoplenimi-ponad-1200-dvorogospodarstv.html</text:a>
</text:p>
      <!--NEWS-->
      <text:h text:style-name="P10" text:outline-level="1">
<text:span text:style-name="T4">
Kherson, Khersonska Oblast(17:14). Red Alert: aerial threat. Sirens sounding. Take cover now!</text:span>
</text:h>
      <text:p text:style-name="P4">
Authors: liveuamap (Language: en)</text:p>
      <text:p text:style-name="P4">
Time: 2023-04-23T11:16:00</text:p>
      <text:p text:style-name="P4">
Location: Kherson (Latitude:46.65574 Longtitude:32.61841)</text:p>
      <text:p text:style-name="P4">
Videos: []</text:p>
      <text:p text:style-name="P4">
Images: []</text:p>
      <text:p text:style-name="P4">
Tags: ["Europe", "Central and Eastern Europe"]</text:p>
      <text:p text:style-name="P4">
Id: 22558112</text:p>
      <!--METADATA-->
      <text:p text:style-name="P4">
Kherson, Kherson region(17:14). Red Alert: aerial threat. Sirens sounding.Take cover now!</text:p>
      <text:p text:style-name="P4">
News Collection Link: <text:a xlink:type="simple" xlink:href="https://liveuamap.com/en/2023/23-april-kherson-khersonska-oblast1714-red-alg" text:style-name="Internet_20_link" text:visited-style-name="Visited_20_Internet_20_Link">
https://liveuamap.com/en/2023/23-april-kherson-khersonska-oblast1714-red-alg</text:a>
</text:p>
      <text:p text:style-name="P4">
News Source: <text:a xlink:type="simple" xlink:href="https://t.me/air_alert_ua/43608" text:style-name="Internet_20_link" text:visited-style-name="Visited_20_Internet_20_Link">
https://t.me/air_alert_ua/43608</text:a>
</text:p>
      <!--NEWS-->
      <text:h text:style-name="P10" text:outline-level="1">
<text:span text:style-name="T4">
In Severodonetsk, Russians under the pretext of repairs are engaged in looting</text:span>
</text:h>
      <text:p text:style-name="P4">
Authors: Ukrinform (Person)</text:p>
      <text:p text:style-name="P4">
Publisher: Укринформ (Organization)</text:p>
      <text:p text:style-name="P4">
Published Time: 2023-04-23T11:17:00+03:00</text:p>
      <text:p text:style-name="P4">
Modified Time: 2023-04-23T11:17:00+03:00</text:p>
      <text:p text:style-name="P4">
Description: In the temporarily captured Severodonetsk in the Luhansk region, Russians who allegedly come to restore the city, in fact, are robbing of the surviving apartments and establishments. - Ukrinform.</text:p>
      <text:p text:style-name="P4">
Images: ["<text:a xlink:type="simple" xlink:href="https://static.ukrinform.com/photos/2023_04/thumb_files/630_360_1682238413-169.jpg" text:style-name="Internet_20_link" text:visited-style-name="Visited_20_Internet_20_Link">
630_360_16822...</text:a>
"]</text:p>
      <text:p text:style-name="P4">
Tags: ['Луганщина', 'Окупація', 'Мародери', 'Війна з росією', 'Єдині новини']</text:p>
      <text:p text:style-name="P4">
Type: Article</text:p>
      <!--METADATA-->
      <text:p text:style-name="P4">
<draw:frame draw:style-name="fr1" draw:name="Image86" text:anchor-type="as-char" svg:width="6.9236in" svg:height="3.956343in" draw:z-index="0">
<draw:image xlink:href="../Images/yкринформ/2023-04-23T11-17-00-03-00/630_360_1682238413-169.jpg" xlink:type="simple" xlink:show="embed" xlink:actuate="onLoad" draw:mime-type="image/jpeg"/>
</draw:frame>
Simostically captured Severodonetsk in the Luhansk region Russians who seem to come to restore the city, in fact robbing the surviving apartments of Tazaclades.</text:p>
      <text:p text:style-name="P4">
About it in <text:a xlink:type="simple" xlink:href="https://t.me/sm_vca/5472" text:style-name="Internet_20_link" text:visited-style-name="Visited_20_Internet_20_Link">
</text:a>
The only news is told by the Severodonetsk City Military Administration Alexander Struk, Ukrinform correspondent reports.</text:p>
      <text:p text:style-name="P4">
“People are brought to the city allegedly ... to restore the city. They create a picture for replacement of windows, batteries, and actually happens <text:a xlink:type="simple" xlink:href="https://www.ukrinform.ua/tag-maroderi" text:style-name="Internet_20_link" text:visited-style-name="Visited_20_Internet_20_Link">
</text:a>
apartments that survived, in which some property disappeared. And not only apartments, but also public buildings. Einformation that has gone to renew the school, and took away everything from there, including electric kettle and other devices that were in the building, ”Struk said.</text:p>
      <text:p text:style-name="P4">
According to him, the city has a difficult situation with employment. The invaders pay off the locals to work in the field of housing and communal services, where they actually write off funds.</text:p>
      <text:p text:style-name="P4">
In addition, invaders use social payments as an excuse to get Russian passports.</text:p>
      <text:p text:style-name="P4">
"If we talk about the local population, it is no more than 10 thousand in the city. The end is the visitors or crews of the so -called builders who come content for earnings, or dressed military people who are stationed in the city. The number of children did not change since the occupation Somewhere within 1000 - up to 1500 maximum. Even the occupying power did not do the exact census, ” - said.</text:p>
      <text:p text:style-name="P4">
The most painful issue, according to the head of the MBA, is the provision of medical services - it is a level of paramedic care. This leads to increased mortality.</text:p>
      <text:p text:style-name="P4">
<text:span text:style-name="T4">
 Read also: </text:span>
 <text:a xlink:type="simple" xlink:href="https://www.ukrinform.ua/rubric-regions/3697762-zagarbniki-zavozat-na-lugansinu-baskirskih-doroznikiv-dla-remontu-avtoslahiv-ova.html" text:style-name="Internet_20_link" text:visited-style-name="Visited_20_Internet_20_Link">
<text:span text:style-name="T4">
 Luhansk region </text:span>
</text:a>
The MBA chief noted that electricity in Severodonetsk is only partially. The water does not rise above the second floor for the most part and often disappears. The city's pilgrimage has grown a new natural dump.</text:p>
      <text:p text:style-name="P4">
As it was reported, in the temporarily captured Severodonetsk Luhansk region <text:a xlink:type="simple" xlink:href="https://www.ukrinform.ua/rubric-regions/3696199-zagarbniki-zabiraut-ludej-u-severodonecku-do-komendaturi-cerez-sprobi-zvazatisa-z-ridnimi.html" text:style-name="Internet_20_link" text:visited-style-name="Visited_20_Internet_20_Link">
</text:a>
<text:span text:style-name="T5">
Foto: Radio Liberty</text:span>
</text:p>
      <text:p text:style-name="P4">
News Source: <text:a xlink:type="simple" xlink:href="https://www.ukrinform.ua/rubric-regions/3699525-u-severodonecku-rosiani-pid-privodom-remontiv-zajmautsa-maroderstvom.html" text:style-name="Internet_20_link" text:visited-style-name="Visited_20_Internet_20_Link">
https://www.ukrinform.ua/rubric-regions/3699525-u-severodonecku-rosiani-pid-privodom-remontiv-zajmautsa-maroderstvom.html</text:a>
</text:p>
      <!--NEWS-->
      <text:h text:style-name="P10" text:outline-level="1">
<text:span text:style-name="T4">
Prigogine probably convinces Putin to go to defense before the Counfield of the Armed Forces - isw</text:span>
</text:h>
      <text:p text:style-name="P4">
Authors: Ukrinform (Person)</text:p>
      <text:p text:style-name="P4">
Publisher: Укринформ (Organization)</text:p>
      <text:p text:style-name="P4">
Published Time: 2023-04-23T11:19:11+03:00</text:p>
      <text:p text:style-name="P4">
Modified Time: 2023-04-23T11:19:11+03:00</text:p>
      <text:p text:style-name="P4">
Description: The owner of the Russian PEC "Wagner" Yevgeny Prigogin, is likely to convince the President of Russia to move to the defense and focus on the maintenance of the current front line before the counter -offensive of the Ukrainian military. - Ukrinform.</text:p>
      <text:p text:style-name="P4">
Images: ["<text:a xlink:type="simple" xlink:href="https://static.ukrinform.com/photos/2018_03/thumb_files/630_360_1519900781-1927.jpg" text:style-name="Internet_20_link" text:visited-style-name="Visited_20_Internet_20_Link">
630_360_15199...</text:a>
"]</text:p>
      <text:p text:style-name="P4">
Tags: ['Оборона', 'путін', 'ЗСУ', 'Пригожин', 'Війна з росією', 'Контрнаступ']</text:p>
      <text:p text:style-name="P4">
Type: Article</text:p>
      <!--METADATA-->
      <text:p text:style-name="P4">
<draw:frame draw:style-name="fr1" draw:name="Image87" text:anchor-type="as-char" svg:width="6.9236in" svg:height="3.956343in" draw:z-index="0">
<draw:image xlink:href="../Images/yкринформ/2023-04-23T11-19-11-03-00/630_360_1519900781-1927.jpg" xlink:type="simple" xlink:show="embed" xlink:actuate="onLoad" draw:mime-type="image/jpeg"/>
</draw:frame>
The owner of Russian Wagner PEC Yevgeny Prigogin, probably tries to convince the president of Russia to move on defense and focus on maintaining the current line of the front before the counter -offensive of the Ukrainian military.</text:p>
      <text:p text:style-name="P4">
This is stated in <text:a xlink:type="simple" xlink:href="https://www.understandingwar.org/backgrounder/russian-offensive-campaign-assessment-april-22-2023" text:style-name="Internet_20_link" text:visited-style-name="Visited_20_Internet_20_Link">
</text:a>
Institute of War Study(Isw), reports Ukrinform.</text:p>
      <text:p text:style-name="P4">
As it is noted, Prigogine stated on April 21 that Russia needs to be "fixed in order to snatch(Russian troops from the point of view - ed.)It was possible to leave the enemy. "</text:p>
      <text:p text:style-name="P4">
Institute analysts note that Prigogine's comment appeared after the results of the meeting of the Contact Group on Defense of Ukraine on the Defense of Ukraine "<text:a xlink:type="simple" xlink:href="https://www.ukrinform.ua/tag-zustric-ramstajn" text:style-name="Internet_20_link" text:visited-style-name="Visited_20_Internet_20_Link">
</text:a>
»In Germany, the event of the event to prepare more Ukrainian personnel of the military support of Ukraine.</text:p>
      <text:p text:style-name="P4">
Prigogine also noted that Ukraine will try to "break" the Russian into parts and that Russia should withstand such attacks, added to ISW.</text:p>
      <text:p text:style-name="P4">
<text:span text:style-name="T4">
 Read also: </text:span>
 <text:a xlink:type="simple" xlink:href="https://www.ukrinform.ua/rubric-ato/3696791-rf-posilue-pvk-vagner-z-metou-zahopiti-bahmut-isw.html" text:style-name="Internet_20_link" text:visited-style-name="Visited_20_Internet_20_Link">
</text:a>
"Recently, Prigogine's rhetoric is becoming more anxious, and he makes like an indefinite future of Russian offensive operations in the Donbass. spacious. Russia, however, continues to carry out complementary operations in Donetsk and Luhansk regions, ”Analytics said.</text:p>
      <text:p text:style-name="P4">
Prigogine also advocates that Russia focuses on the current line of the front and does not seek to gain more achievements, so that the Russian forces can identify its combat capability for further offensive operations, the fighting of the war and without entering peace negotiations, according to the report.</text:p>
      <text:p text:style-name="P4">
At the same time, ISW writes that some Russian ultra -nationalists have told that the Russian Defense Defense has informed them about the efforts aimed at recruiting 400,000 contracts to ensure enough servicemen for the protection and effective freezing of existing fronts in Ukraine.The ISW noted that the Russian military command throws recruits to keep Russian positions in Crimea and may be planning to prepare novels for keeping Russia with a position when the future Ukrainian counter -offensive culmination.</text:p>
      <text:p text:style-name="P4">
The report emphasizes that Putin prefers loyalty, and incompetence, which probably interferes with Russian defense minister Sergei Shoigu Inacacharian General Staff, Gerasimov, focus on creating optimal conditions for effective defense instead of spending elite units.</text:p>
      <text:p text:style-name="P4">
According to Ukrinform, according to the spokesman of the Air Force Command Yuriyagnat, in the fall and winter, Russia released a large number of missiles - it will not be able to accumulate even a third of that period.</text:p>
      <text:p text:style-name="P4">
News Source: <text:a xlink:type="simple" xlink:href="https://www.ukrinform.ua/rubric-ato/3699522-prigozin-imovirno-perekonue-putina-perejti-do-oboroni-pered-kontrnastupom-zsu-isw.html" text:style-name="Internet_20_link" text:visited-style-name="Visited_20_Internet_20_Link">
https://www.ukrinform.ua/rubric-ato/3699522-prigozin-imovirno-perekonue-putina-perejti-do-oboroni-pered-kontrnastupom-zsu-isw.html</text:a>
</text:p>
      <!--NEWS-->
      <text:h text:style-name="P10" text:outline-level="1">
<text:span text:style-name="T4">
Ukrainian tennis players won the ITF tournament in Spain</text:span>
</text:h>
      <text:p text:style-name="P4">
Authors: Ukrinform (Person)</text:p>
      <text:p text:style-name="P4">
Publisher: Укринформ (Organization)</text:p>
      <text:p text:style-name="P4">
Published Time: 2023-04-23T11:32:10+03:00</text:p>
      <text:p text:style-name="P4">
Modified Time: 2023-04-23T11:32:10+03:00</text:p>
      <text:p text:style-name="P4">
Description: Georgy Kravchenko and Alexander Brynin won the International Tennis Federation tournament (ITF) in Told (Spain) with a $ 15,000 prize fund - Ukrinform.</text:p>
      <text:p text:style-name="P4">
Images: ["<text:a xlink:type="simple" xlink:href="https://static.ukrinform.com/photos/2023_04/thumb_files/630_360_1682238661-751.jpg" text:style-name="Internet_20_link" text:visited-style-name="Visited_20_Internet_20_Link">
630_360_16822...</text:a>
"]</text:p>
      <text:p text:style-name="P4">
Tags: ['Теніс']</text:p>
      <text:p text:style-name="P4">
Type: Article</text:p>
      <!--METADATA-->
      <text:p text:style-name="P4">
<draw:frame draw:style-name="fr1" draw:name="Image88" text:anchor-type="as-char" svg:width="6.9236in" svg:height="3.956343in" draw:z-index="0">
<draw:image xlink:href="../Images/yкринформ/2023-04-23T11-32-10-03-00/630_360_1682238661-751.jpg" xlink:type="simple" xlink:show="embed" xlink:actuate="onLoad" draw:mime-type="image/jpeg"/>
</draw:frame>
Georgiykravchenko and Alexander Brynin won the International Federation tournament(ITF)In Told(Spain)With a prize fund $ 15 thousand</text:p>
      <text:p text:style-name="P4">
As reports <text:a xlink:type="simple" xlink:href="https://btu.org.ua/news/ukrainskiy-tennis/44733-telde-m15-brajnin-i-kravchenko-vyigrali-parnyj-turnir-itf-obygrav-v-finale-liderov-poseva.html" text:style-name="Internet_20_link" text:visited-style-name="Visited_20_Internet_20_Link">
</text:a>
, in the final of the paired category of competitions Ukrainian tandem beat the leaders of "sowing" of Spaniards Alberto Barroso Kamposat Serhi Pereza - 7: 6(6:5), 6:7(3:7), 10: 6, reports Ukrinform.</text:p>
      <text:p text:style-name="P4">
Kravchenko and Brynin won their second paired ITF titles and won the kindergarten for the first time. 23-year-old Alexander Brynin previously became the Unovoskovsk competition champion(together with Kazakh Timur Maulenov), and 22 -year -old Georgiykravchenko - in 2019 won tournament in Irpen(Together with Ukrainian Oleg Prikhodko).</text:p>
      <text:p text:style-name="P4">
<text:span text:style-name="T4">
Читайте також:</text:span>
 <text:a xlink:type="simple" xlink:href="https://www.ukrinform.ua/rubric-sports/3698894-molcanov-zupinivsa-u-parnomu-pivfinali-turniru-atp-250-u-misti-banaluka.html" text:style-name="Internet_20_link" text:visited-style-name="Visited_20_Internet_20_Link">
 </text:a>
Victory in Spain brought Ukrainian tennis players on 15 rating points and $ 930 prizes(steam).</text:p>
      <text:p text:style-name="P4">
Фото: btu.org.ua.</text:p>
      <text:p text:style-name="P4">
News Source: <text:a xlink:type="simple" xlink:href="https://www.ukrinform.ua/rubric-sports/3699527-ukrainski-tenisisti-vigrali-turnir-itf-v-ispanii.html" text:style-name="Internet_20_link" text:visited-style-name="Visited_20_Internet_20_Link">
https://www.ukrinform.ua/rubric-sports/3699527-ukrainski-tenisisti-vigrali-turnir-itf-v-ispanii.html</text:a>
</text:p>
      <!--NEWS-->
      <text:h text:style-name="P10" text:outline-level="1">
<text:span text:style-name="T4">
Above Mariupol increased the activity of enemy aviation - Andryushchenko</text:span>
</text:h>
      <text:p text:style-name="P4">
Authors: Ukrinform (Person)</text:p>
      <text:p text:style-name="P4">
Publisher: Укринформ (Organization)</text:p>
      <text:p text:style-name="P4">
Published Time: 2023-04-23T11:36:00+03:00</text:p>
      <text:p text:style-name="P4">
Modified Time: 2023-04-23T11:36:00+03:00</text:p>
      <text:p text:style-name="P4">
Description: Above Mariupol observe increased activity of Russian aviation. - Ukrinform.</text:p>
      <text:p text:style-name="P4">
Images: ["<text:a xlink:type="simple" xlink:href="https://static.ukrinform.com/photos/2022_06/thumb_files/630_360_1655518756-718.jpg" text:style-name="Internet_20_link" text:visited-style-name="Visited_20_Internet_20_Link">
630_360_16555...</text:a>
"]</text:p>
      <text:p text:style-name="P4">
Tags: ['Маріуполь', 'Російська авіація', 'Вертоліт', 'Війна з росією']</text:p>
      <text:p text:style-name="P4">
Type: Article</text:p>
      <!--METADATA-->
      <text:p text:style-name="P4">
<draw:frame draw:style-name="fr1" draw:name="Image89" text:anchor-type="as-char" svg:width="6.9236in" svg:height="3.956343in" draw:z-index="0">
<draw:image xlink:href="../Images/yкринформ/2023-04-23T11-36-00-03-00/630_360_1655518756-718.jpg" xlink:type="simple" xlink:show="embed" xlink:actuate="onLoad" draw:mime-type="image/jpeg"/>
</draw:frame>
Nadmariupol observe the increased activity of Russian aviation.</text:p>
      <text:p text:style-name="P4">
About it in <text:a xlink:type="simple" xlink:href="https://t.me/andriyshTime/8894" text:style-name="Internet_20_link" text:visited-style-name="Visited_20_Internet_20_Link">
</text:a>
The adviser to the mayor Mariupolyapetro Andryushchenko reported, Ukrinform reports.</text:p>
      <text:p text:style-name="P4">
"Again, we record the strengthening of enemy aviation, in particular the screws," Andryushchenko wrote.</text:p>
      <text:p text:style-name="P4">
According to him, aviation flies mainly above the sea through the Novoazovsky district of Volnovakha/ Coal.</text:p>
      <text:p text:style-name="P4">
<text:span text:style-name="T4">
 Read also: </text:span>
 <text:a xlink:type="simple" xlink:href="https://www.ukrinform.ua/rubric-regions/3698710-u-mariupoli-fiksuut-ruh-vijskovih-vantazivok-iz-boekomplektom-u-napramku-berdanska.html" text:style-name="Internet_20_link" text:visited-style-name="Visited_20_Internet_20_Link">
<text:span text:style-name="T4">
 Mariupol </text:span>
</text:a>
As it was reported, Russia's aggression caused in <text:a xlink:type="simple" xlink:href="https://www.ukrinform.ua/tag-mariupol" text:style-name="Internet_20_link" text:visited-style-name="Visited_20_Internet_20_Link">
</text:a>
One of the largest humanitarian catastrophes. The city is almost 90%destroyed as a result of enemy shelling. Damaged and destroyed residential buildings, hospitals, schools, kindergartens and more.</text:p>
      <text:p text:style-name="P4">
Currently, more than 100,000 inhabitants remain in the city.</text:p>
      <text:p text:style-name="P4">
The invaders carry their damaged homes to hide the traces of their crime.</text:p>
      <text:p text:style-name="P4">
Mariupol and surrounding settlements are transformed by the invaders into a Russian army's military-logistics hub.</text:p>
      <text:p text:style-name="P4">
News Source: <text:a xlink:type="simple" xlink:href="https://www.ukrinform.ua/rubric-regions/3699528-nad-mariupolem-posililas-aktivnist-vorozoi-aviacii-andrusenko.html" text:style-name="Internet_20_link" text:visited-style-name="Visited_20_Internet_20_Link">
https://www.ukrinform.ua/rubric-regions/3699528-nad-mariupolem-posililas-aktivnist-vorozoi-aviacii-andrusenko.html</text:a>
</text:p>
      <!--NEWS-->
      <text:h text:style-name="P10" text:outline-level="1">
<text:span text:style-name="T4">
Kharkiv, Kharkivska Oblast(17:37). Red Alert: aerial threat. Sirens sounding. Take cover now!</text:span>
</text:h>
      <text:p text:style-name="P4">
Authors: liveuamap (Language: en)</text:p>
      <text:p text:style-name="P4">
Time: 2023-04-23T11:38:00</text:p>
      <text:p text:style-name="P4">
Location: Kharkiv (Latitude:49.98046 Longtitude:36.25258)</text:p>
      <text:p text:style-name="P4">
Videos: []</text:p>
      <text:p text:style-name="P4">
Images: []</text:p>
      <text:p text:style-name="P4">
Tags: ["Europe", "Central and Eastern Europe"]</text:p>
      <text:p text:style-name="P4">
Id: 22558113</text:p>
      <!--METADATA-->
      <text:p text:style-name="P4">
Kharkiv, Kharkiv region(17:37). Red Alert: aerial threat. Sirens sounding.Take cover now!</text:p>
      <text:p text:style-name="P4">
News Collection Link: <text:a xlink:type="simple" xlink:href="https://liveuamap.com/en/2023/23-april-kharkiv-kharkivska-oblast1737-red-alg" text:style-name="Internet_20_link" text:visited-style-name="Visited_20_Internet_20_Link">
https://liveuamap.com/en/2023/23-april-kharkiv-kharkivska-oblast1737-red-alg</text:a>
</text:p>
      <text:p text:style-name="P4">
News Source: <text:a xlink:type="simple" xlink:href="https://t.me/air_alert_ua/43610" text:style-name="Internet_20_link" text:visited-style-name="Visited_20_Internet_20_Link">
https://t.me/air_alert_ua/43610</text:a>
</text:p>
      <!--NEWS-->
      <text:h text:style-name="P10" text:outline-level="1">
<text:span text:style-name="T4">
The Latvian government will allocate € 4 million for language courses for Ukrainian refugees</text:span>
</text:h>
      <text:p text:style-name="P4">
Authors: Ukrinform (Person)</text:p>
      <text:p text:style-name="P4">
Publisher: Укринформ (Organization)</text:p>
      <text:p text:style-name="P4">
Published Time: 2023-04-23T11:39:00+03:00</text:p>
      <text:p text:style-name="P4">
Modified Time: 2023-04-23T11:39:00+03:00</text:p>
      <text:p text:style-name="P4">
Description: The Latvian government has made a decision to finance more than 4 million euros of training of Ukrainian citizens who are in the republic, Latvian. - Ukrinform.</text:p>
      <text:p text:style-name="P4">
Images: ["<text:a xlink:type="simple" xlink:href="https://static.ukrinform.com/photos/2016_08/thumb_files/630_360_1471273532-2809-foto-chromorange-bilderboxglobal-look-press.jpg" text:style-name="Internet_20_link" text:visited-style-name="Visited_20_Internet_20_Link">
630_360_14712...</text:a>
"]</text:p>
      <text:p text:style-name="P4">
Tags: ['Латвія', 'Освіта', 'Біженці']</text:p>
      <text:p text:style-name="P4">
Type: Article</text:p>
      <!--METADATA-->
      <text:p text:style-name="P4">
<draw:frame draw:style-name="fr1" draw:name="Image90" text:anchor-type="as-char" svg:width="6.9236in" svg:height="3.956343in" draw:z-index="0">
<draw:image xlink:href="../Images/yкринформ/2023-04-23T11-39-00-03-00/630_360_1471273532-2809-foto-chromorange-bilderboxglobal-look-press.jpg" xlink:type="simple" xlink:show="embed" xlink:actuate="onLoad" draw:mime-type="image/jpeg"/>
</draw:frame>
The Latvian government has made a decision to finance more than 4 million euros of training of Ukrainian citizens who re -interpret in the republic, Latvian.</text:p>
      <text:p text:style-name="P4">
About it reports <text:a xlink:type="simple" xlink:href="https://www.km.gov.lv/lv/jaunums/valdiba-latviesu-valodas-apmacibam-ukrainas-civiliedzivotajiem-pieskir-4-miljonus-eiro" text:style-name="Internet_20_link" text:visited-style-name="Visited_20_Internet_20_Link">
</text:a>
, reports Ukrinform.</text:p>
      <text:p text:style-name="P4">
"The purpose of the program is to promote the use of Latvian among citizens by providing free lessons, starting with the level of language language1 and according to the initial level of language proficiency, adult Ukrainians, in particular, full -year -old with secondary education, in all regions of Latvia and regardless of residence in the country," in the message.</text:p>
      <text:p text:style-name="P4">
It is noted that in 2023 it is planned to be taken in <text:a xlink:type="simple" xlink:href="https://www.ukrinform.ua/tag-latvia" text:style-name="Internet_20_link" text:visited-style-name="Visited_20_Internet_20_Link">
</text:a>
40,000 Ukrainians, 65% or 26 thousand. Adults will be. “Civilians of Ukraine in Latvia want to be more and more involved in employment. To provide broader opportunities for work, as well as for socio -economic integration of people into the Latvian community, knowledge of Latvian is required, ”the Ministry of Culture press service said.</text:p>
      <text:p text:style-name="P4">
<text:span text:style-name="T4">
 Read also: </text:span>
 <text:a xlink:type="simple" xlink:href="https://www.ukrinform.ua/rubric-diaspora/3696306-bizenci-z-ukraini-zapovnili-progalini-na-polskomu-rinku-praci.html" text:style-name="Internet_20_link" text:visited-style-name="Visited_20_Internet_20_Link">
<text:span text:style-name="T4">
 refugee </text:span>
</text:a>
Financing is redistributed to enforce the resolution of the Cabinet of Ministers "Prophan measures to support Ukrainian citizens in the Latvian Republic for 2023". It is intended for the organization of Latvian language courses on December 31. To implement the projects of the program, administered funds of society(SIF), 3,990 400 euros were allocated, and 39,436 euros for administration.</text:p>
      <text:p text:style-name="P4">
<text:span text:style-name="T4">
 Read also: </text:span>
 <text:a xlink:type="simple" xlink:href="https://www.ukrinform.ua/rubric-uarazom/3697690-latvia-peredast-ukraini-se-visim-konfiskovanih-avtomobiliv.html" text:style-name="Internet_20_link" text:visited-style-name="Visited_20_Internet_20_Link">
<text:span text:style-name="T4">
 Latvia </text:span>
</text:a>
The Latvian Language Lesson Program for Citizens of Ukraine, is funded by the state budget and implemented since 2022. Last year, 31 agreements were entered into organizations that conduct Latvian lessons in all regions of the country. 3507 people attended a total of 3507 people(2249 people successfully mastered the level of tenure of A1, 350 people - A2 level).</text:p>
      <text:p text:style-name="P4">
Як повідомляв Укрінформ, Міністерство оборони Латвії у 2023 році <text:a xlink:type="simple" xlink:href="https://www.ukrinform.ua/rubric-ato/3699104-latvia-peredast-ukraini-vsi-svoi-stinger-minoboroni.html" text:style-name="Internet_20_link" text:visited-style-name="Visited_20_Internet_20_Link">
</text:a>
that is twice as comparable to 2022.</text:p>
      <text:p text:style-name="P4">
News Source: <text:a xlink:type="simple" xlink:href="https://www.ukrinform.ua/rubric-society/3699529-urad-latvii-vidilit-4-miljoni-na-navcanna-ukrainskih-bizenciv-latiskoi-movi.html" text:style-name="Internet_20_link" text:visited-style-name="Visited_20_Internet_20_Link">
https://www.ukrinform.ua/rubric-society/3699529-urad-latvii-vidilit-4-miljoni-na-navcanna-ukrainskih-bizenciv-latiskoi-movi.html</text:a>
</text:p>
      <!--NEWS-->
      <text:h text:style-name="P10" text:outline-level="1">
<text:span text:style-name="T4">
Humeniuk calls for information silence about the landing of the Armed Forces on the Left Bank</text:span>
</text:h>
      <text:p text:style-name="P4">
Authors: Ukrinform (Person)</text:p>
      <text:p text:style-name="P4">
Publisher: Укринформ (Organization)</text:p>
      <text:p text:style-name="P4">
Published Time: 2023-04-23T11:52:00+03:00</text:p>
      <text:p text:style-name="P4">
Modified Time: 2023-04-23T11:52:00+03:00</text:p>
      <text:p text:style-name="P4">
Description: The conditions of military operation for the landing of the Armed Forces of Ukraine on the left bank of Kherson region require information silence. - Ukrinform.</text:p>
      <text:p text:style-name="P4">
Images: ["<text:a xlink:type="simple" xlink:href="https://static.ukrinform.com/photos/2023_04/thumb_files/630_360_1681805389-752.jpg" text:style-name="Internet_20_link" text:visited-style-name="Visited_20_Internet_20_Link">
630_360_16818...</text:a>
"]</text:p>
      <text:p text:style-name="P4">
Tags: ['ЗСУ', 'Війна з росією', 'Контрнаступ', 'Єдині новини', 'Наталія Гуменюк']</text:p>
      <text:p text:style-name="P4">
Type: Article</text:p>
      <!--METADATA-->
      <text:p text:style-name="P4">
<draw:frame draw:style-name="fr1" draw:name="Image91" text:anchor-type="as-char" svg:width="6.9236in" svg:height="3.956343in" draw:z-index="0">
<draw:image xlink:href="../Images/yкринформ/2023-04-23T11-52-00-03-00/630_360_1681805389-752.jpg" xlink:type="simple" xlink:show="embed" xlink:actuate="onLoad" draw:mime-type="image/jpeg"/>
</draw:frame>
The Condict operation on the landing of the Armed Forces of Ukraine on the left bank of the Kherson region in information silence.</text:p>
      <text:p text:style-name="P4">
As Ukrinform reports, so compounded by the head of the Press Center of the Sunshot South Natalia Humeniuk in <text:a xlink:type="simple" xlink:href="https://www.youtube.com/watch" text:style-name="Internet_20_link" text:visited-style-name="Visited_20_Internet_20_Link">
</text:a>
The Telehorphone "Single News" Information on the landing of the Armed Forces of Ukraine on the left bank of Kherson region.</text:p>
      <text:p text:style-name="P4">
_Viso: Telexon "Uniform News" _</text:p>
      <text:p text:style-name="P4">
"Very difficult work continues when it is necessary to overcome such an obstacle as the Dnieper, when the front line passes by a wide powerful river. Therefore, the conditions of military operation require information silence until it is safe enough for ours <text:a xlink:type="simple" xlink:href="https://www.ukrinform.ua/tag-zsu" text:style-name="Internet_20_link" text:visited-style-name="Visited_20_Internet_20_Link">
</text:a>
. Therefore, it is necessary to gain patience and even the best students of the Institute of Study of War, ” - Razalamenyuk.</text:p>
      <text:p text:style-name="P4">
<text:span text:style-name="T4">
 Read also: </text:span>
 <text:a xlink:type="simple" xlink:href="https://www.ukrinform.ua/rubric-crimea/3699008-rosiani-stvoruut-u-krimu-kilka-rubeziv-oboroni-ta-vivozat-majno-do-rf-gumenuk.html" text:style-name="Internet_20_link" text:visited-style-name="Visited_20_Internet_20_Link">
<text:span text:style-name="T4">
 Humeniuk </text:span>
</text:a>
The US Secretary of Defense Lloyd Austin said <text:a xlink:type="simple" xlink:href="https://www.ukrinform.ua/rubric-ato/3699014-ukraina-dosagla-progresu-v-narosuvanni-svoih-sil-pered-kontrnastupom-ostin.html" text:style-name="Internet_20_link" text:visited-style-name="Visited_20_Internet_20_Link">
</text:a>
</text:p>
      <text:p text:style-name="P4">
News Source: <text:a xlink:type="simple" xlink:href="https://www.ukrinform.ua/rubric-ato/3699531-gumenuk-zaklikae-do-informacijnoi-tisi-sodo-visadki-zsu-na-livomu-berezi.html" text:style-name="Internet_20_link" text:visited-style-name="Visited_20_Internet_20_Link">
https://www.ukrinform.ua/rubric-ato/3699531-gumenuk-zaklikae-do-informacijnoi-tisi-sodo-visadki-zsu-na-livomu-berezi.html</text:a>
</text:p>
      <!--NEWS-->
      <text:h text:style-name="P10" text:outline-level="1">
<text:span text:style-name="T4">
Russia has brought two rocket launchers with eight "caliber" to the Black Sea</text:span>
</text:h>
      <text:p text:style-name="P4">
Authors: Ukrinform (Person)</text:p>
      <text:p text:style-name="P4">
Publisher: Укринформ (Organization)</text:p>
      <text:p text:style-name="P4">
Published Time: 2023-04-23T12:00:00+03:00</text:p>
      <text:p text:style-name="P4">
Modified Time: 2023-04-23T12:00:00+03:00</text:p>
      <text:p text:style-name="P4">
Description: In the Black Sea, there are two Russian submarine rocket launchers equipped with eight rockets of the Caliber.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92" text:anchor-type="as-char" svg:width="6.9236in" svg:height="3.956343in" draw:z-index="0">
<draw:image xlink:href="../Images/yкринформ/2023-04-23T12-00-00-03-00/630_360_1678431987-587.jpg" xlink:type="simple" xlink:show="embed" xlink:actuate="onLoad" draw:mime-type="image/jpeg"/>
</draw:frame>
In the blacksmith, there are two Russian submarine rocket launchers equipped with eight rockets "Caliber".</text:p>
      <text:p text:style-name="P4">
According to Ukrinform, the Operational Command “South” reports in <text:a xlink:type="simple" xlink:href="https://www.facebook.com/OperationalCommandSouth/posts/pfbid02YBSRYG8Ejwsh1EJkgUUPdZbLabNLq1sdAyHsT1wmQL2iRAMPKMamgQg5ief9WvTtl" text:style-name="Internet_20_link" text:visited-style-name="Visited_20_Internet_20_Link">
</text:a>
.</text:p>
      <text:p text:style-name="P4">
“В Чорному морі вороже корабельне угруповання складається з 10 кораблів, середяких 1 великий десантний корабель і 2 підводні ракетоносії, споряджені 8“Калібрами”, - ідеться у повідомленні.</text:p>
      <text:p text:style-name="P4">
В ОК “Південь” попереджають, що “загроза ракетного удару залишається,повторення ворожих атак прифронтових територій керованими авіаційними бомбамицілком імовірне, загроза атак <text:a xlink:type="simple" xlink:href="https://www.ukrinform.ua/tag-dronkamikadze" text:style-name="Internet_20_link" text:visited-style-name="Visited_20_Internet_20_Link">
 </text:a>
Type Shahd-131/136, in particular at night, is very high. ”</text:p>
      <text:p text:style-name="P4">
<text:span text:style-name="T4">
 Read also: </text:span>
 <text:a xlink:type="simple" xlink:href="https://www.ukrinform.ua/rubric-ato/3699506-rosii-do-oseni-ne-vdastsa-nakopiciti-navit-tretinu-vid-vipusenih-neu-raket-povitrani-sili.html" text:style-name="Internet_20_link" text:visited-style-name="Visited_20_Internet_20_Link">
<text:span text:style-name="T4">
 missile </text:span>
</text:a>
In addition, the Navy of the Armed Forces of Ukraine reports in <text:a xlink:type="simple" xlink:href="https://www.facebook.com/navy.mil.gov.ua/posts/pfbid033w4soP4254nf5bz5jzGrho2qcLaoW5qTqzDb2FuucVLGr3v9RBExjxP1Kjesyz3al" text:style-name="Internet_20_link" text:visited-style-name="Visited_20_Internet_20_Link">
</text:a>
that in the Mediterranean, the Russian Federation holds two carriers of winged "caliber" missiles with a total volley of up to 24 missiles.</text:p>
      <text:p text:style-name="P4">
“As of 13:00 on April 23 in the Azov Sea - 1 enemy ship; The Middle Earth on combat duty - up to eight Russian ships, two carriers of winged rockets "Caliber", the total volley of which - up to 24 rockets, " - is informed in the message.</text:p>
      <text:p text:style-name="P4">
As reported by Ukrinform, on April 22, on the fighting in the Black Sea, Russia kept 11 ships.</text:p>
      <text:p text:style-name="P4">
News Source: <text:a xlink:type="simple" xlink:href="https://www.ukrinform.ua/rubric-ato/3699534-rosia-vivela-u-corne-more-dva-raketonosii-z-vismoma-kalibrami.html" text:style-name="Internet_20_link" text:visited-style-name="Visited_20_Internet_20_Link">
https://www.ukrinform.ua/rubric-ato/3699534-rosia-vivela-u-corne-more-dva-raketonosii-z-vismoma-kalibrami.html</text:a>
</text:p>
      <!--NEWS-->
      <text:h text:style-name="P10" text:outline-level="1">
<text:span text:style-name="T4">
Became the famous composition of the national team of Ukraine for the World Judo World Championship</text:span>
</text:h>
      <text:p text:style-name="P4">
Authors: Ukrinform (Person)</text:p>
      <text:p text:style-name="P4">
Publisher: Укринформ (Organization)</text:p>
      <text:p text:style-name="P4">
Published Time: 2023-04-23T12:07:04+03:00</text:p>
      <text:p text:style-name="P4">
Modified Time: 2023-04-23T12:07:04+03:00</text:p>
      <text:p text:style-name="P4">
Description: The Ukrainian national team has determined the team for the World Cup, which will be held on May 7-13 in Dos (Qatar). - Ukrinform.</text:p>
      <text:p text:style-name="P4">
Images: ["<text:a xlink:type="simple" xlink:href="https://static.ukrinform.com/photos/2023_03/thumb_files/630_360_1679932331-849.jpg" text:style-name="Internet_20_link" text:visited-style-name="Visited_20_Internet_20_Link">
630_360_16799...</text:a>
"]</text:p>
      <text:p text:style-name="P4">
Tags: ['Чемпіонат світу', 'Збірна України', 'Дзюдо', "Дар'я Білодід"]</text:p>
      <text:p text:style-name="P4">
Type: Article</text:p>
      <!--METADATA-->
      <text:p text:style-name="P4">
<draw:frame draw:style-name="fr1" draw:name="Image93" text:anchor-type="as-char" svg:width="6.9236in" svg:height="3.956343in" draw:z-index="0">
<draw:image xlink:href="../Images/yкринформ/2023-04-23T12-07-04-03-00/630_360_1679932331-849.jpg" xlink:type="simple" xlink:show="embed" xlink:actuate="onLoad" draw:mime-type="image/jpeg"/>
</draw:frame>
The Ukrainian national team has determined the team for the World Cup, which will be held 7-13th in do(Line up).</text:p>
      <text:p text:style-name="P4">
Як повідомляє <text:a xlink:type="simple" xlink:href="https://suspilne.media/453534-zbirna-ukraini-viznacila-sklad-na-cempionat-svitu-2023-z-dzudo-u-komandi-sist-debutantiv/" text:style-name="Internet_20_link" text:visited-style-name="Visited_20_Internet_20_Link">
 </text:a>
, 14 judoists have got to the tournament for the tournament: eight men and six women, Ukrinform reports.</text:p>
      <text:p text:style-name="P4">
_ Composition of the national team of Ukraine: _</text:p>
      <text:p text:style-name="P4">
Men - Artem Lesiuk, Dilshot Khalmatov(Both - up to 60 kg), Bogdan Yadov(66kg), Vladislav Kazimirov(73 kg). Gevorg Manukyan(81 kg), Artem Bubir(90 kg), Anton Savitsky(100 kg), Yevgeny Balevsky(More than 100 kg);</text:p>
      <text:p text:style-name="P4">
Women - Maria Buwyok(48 kg), Daria Bilodid(57 kg), Yulia Grebenozhko(63 kg), Elizabeth Litvinenko, Yulia Kurchenko(Both - 78 kg), Ruslana Bulavina(Ponad78 kg).</text:p>
      <text:p text:style-name="P4">
<text:span text:style-name="T4">
Читайте також:</text:span>
 <text:a xlink:type="simple" xlink:href="https://www.ukrinform.ua/rubric-sports/3698580-dzudoisti-zantaraa-nabali-ta-kalanina-zaversili-kareru.html" text:style-name="Internet_20_link" text:visited-style-name="Visited_20_Internet_20_Link">
 <text:span text:style-name="T4">
Дзюдо</text:span>
 </text:a>
The national team of Ukraine will not compete in the team tournament for the 2023 World Cup. This is the decision of the Trainer Staff of the team: judoists will be prepared for the Nai-European Games and European Games.</text:p>
      <text:p text:style-name="P4">
In the photo: Daria Bilodid(ijf.org).</text:p>
      <text:p text:style-name="P4">
News Source: <text:a xlink:type="simple" xlink:href="https://www.ukrinform.ua/rubric-sports/3699535-stav-vidomij-sklad-zbirnoi-ukraini-na-cempionat-svitu-z-dzudo.html" text:style-name="Internet_20_link" text:visited-style-name="Visited_20_Internet_20_Link">
https://www.ukrinform.ua/rubric-sports/3699535-stav-vidomij-sklad-zbirnoi-ukraini-na-cempionat-svitu-z-dzudo.html</text:a>
</text:p>
      <!--NEWS-->
      <text:h text:style-name="P10" text:outline-level="1">
<text:span text:style-name="T4">
France commented on the statement of the People's Republic of China to Paris on the sovereignty of the former Soviet republics</text:span>
</text:h>
      <text:p text:style-name="P4">
Authors: Ukrinform (Person)</text:p>
      <text:p text:style-name="P4">
Publisher: Укринформ (Organization)</text:p>
      <text:p text:style-name="P4">
Published Time: 2023-04-23T12:09:00+03:00</text:p>
      <text:p text:style-name="P4">
Modified Time: 2023-04-23T12:09:00+03:00</text:p>
      <text:p text:style-name="P4">
Description: France, after controversial commentary from the Paris, declared its "complete solidarity" with all the former USSR member countries, which, she said, gained independence "after decades of oppression." - Ukrinform.</text:p>
      <text:p text:style-name="P4">
Images: ["<text:a xlink:type="simple" xlink:href="https://static.ukrinform.com/photos/2022_05/thumb_files/630_360_1652209855-436.jpg" text:style-name="Internet_20_link" text:visited-style-name="Visited_20_Internet_20_Link">
630_360_16522...</text:a>
"]</text:p>
      <text:p text:style-name="P4">
Tags: ['Франція', 'Китай', 'Посол']</text:p>
      <text:p text:style-name="P4">
Type: Article</text:p>
      <!--METADATA-->
      <text:p text:style-name="P4">
<draw:frame draw:style-name="fr1" draw:name="Image94" text:anchor-type="as-char" svg:width="6.9236in" svg:height="3.956343in" draw:z-index="0">
<draw:image xlink:href="../Images/yкринформ/2023-04-23T12-09-00-03-00/630_360_1652209855-436.jpg" xlink:type="simple" xlink:show="embed" xlink:actuate="onLoad" draw:mime-type="image/jpeg"/>
</draw:frame>
France, after contradictory comments, the Ambassador of the China in Paris declared its "full-resolved" with all the former Member States of the USSR, which, she said, gained independence "after decades of oppression."</text:p>
      <text:p text:style-name="P4">
This was stated on Sunday by French Foreign Ministry representative, Ukrinform reports to <text:a xlink:type="simple" xlink:href="https://www.reuters.com/world/europe/france-baltic-states-dismayed-after-china-envoy-questions-ukraine-sovereignty-2023-04-23/" text:style-name="Internet_20_link" text:visited-style-name="Visited_20_Internet_20_Link">
</text:a>
.</text:p>
      <text:p text:style-name="P4">
“In Ukraine in particular. It was recognized as internationally within the borders, including Crimea, in 1991 by the entire international community, including China, ”said the French Foreign Ministry.</text:p>
      <text:p text:style-name="P4">
According to him, China will have to clarify whether they reflect these commentary ambassador his position or not.</text:p>
      <text:p text:style-name="P4">
<text:span text:style-name="T4">
 Read also: </text:span>
 <text:a xlink:type="simple" xlink:href="https://www.ukrinform.ua/rubric-ato/3699512-danilov-zaklikav-pripiniti-sadzati-ukrainu-za-stil-peregovoriv.html" text:style-name="Internet_20_link" text:visited-style-name="Visited_20_Internet_20_Link">
</text:a>
The Chinese Foreign Ministry did not immediately respond to Reuters.</text:p>
      <text:p text:style-name="P4">
As reported by Ukrinform, the Ambassador of China to France Lu sets <text:a xlink:type="simple" xlink:href="https://www.ukrinform.ua/rubric-world/3699378-posol-kitau-u-francii-postaviv-pid-sumniv-suverenitet-kolisnih-radanskih-respublik.html" text:style-name="Internet_20_link" text:visited-style-name="Visited_20_Internet_20_Link">
</text:a>
, and undergoing criticism.</text:p>
      <text:p text:style-name="P4">
In particular, the Ambassador of Ukraine to France Vadim Omelchenko suggested that Lu sets the problems with geography, and reminded that such statements contradict China's official position.</text:p>
      <text:p text:style-name="P4">
<text:span text:style-name="T4">
 Read also: </text:span>
 <text:a xlink:type="simple" xlink:href="https://www.ukrinform.ua/rubric-world/3699322-ministr-oboroni-italii-vistupae-za-peregovori-miz-ukrainou-ta-rf-i-poserednictvo-kitau.html" text:style-name="Internet_20_link" text:visited-style-name="Visited_20_Internet_20_Link">
<text:span text:style-name="T4">
 China </text:span>
</text:a>
The Foreign Minister of Lithuania Gabrielus Landsbergis said that the statement of China's ambassador to France proves the validity of why the Baltic countries do not trust China "mediation in Ukraine."</text:p>
      <text:p text:style-name="P4">
Estonian Foreign Minister Margus Tsakhkn <text:a xlink:type="simple" xlink:href="https://www.ukrinform.ua/rubric-world/3699418-u-mzs-estonii-ta-latvii-viklicut-kitajskih-diplomativ-cerez-zaavi-posla-knr-u-francii.html#:~:text=%D0%93%D0%BB%D0%B0%D0%B2%D0%B0%20%D0%9C%D0%97%D0%A1%20%D0%9B%D0%B8%D1%82%D0%B2%D0%B8%20%D0%93%D0%B0%D0%B1%D1%80%D1%96%D0%B5%D0%BB%D1%8E%D1%81%20%D0%9B%D0%B0%D0%BD%D0%B4%D1%81%D0%B1%D0%B5%D1%80%D0%B3%D1%96%D1%81,%C2%AB%D0%BF%D0%BE%D1%81%D0%B5%D1%80%D0%B5%D0%B4%D0%BD%D0%B8%D1%86%D1%82%D0%B2%D0%BE%20%D0%BC%D0%B8%D1%80%D1%83%20%D0%B2%20%D0%A3%D0%BA%D1%80%D0%B0%D1%97%D0%BD%D1%96%C2%BB." text:style-name="Internet_20_link" text:visited-style-name="Visited_20_Internet_20_Link">
</text:a>
which expressed doubts about the sovereignty of former USSR member countries.</text:p>
      <text:p text:style-name="P4">
Photo: CGTN</text:p>
      <text:p text:style-name="P4">
News Source: <text:a xlink:type="simple" xlink:href="https://www.ukrinform.ua/rubric-world/3699536-u-francii-prokomentuvali-zaavu-posla-knr-u-parizi-sodo-suverenitetu-kolisnih-radanskih-respublik.html" text:style-name="Internet_20_link" text:visited-style-name="Visited_20_Internet_20_Link">
https://www.ukrinform.ua/rubric-world/3699536-u-francii-prokomentuvali-zaavu-posla-knr-u-parizi-sodo-suverenitetu-kolisnih-radanskih-respublik.html</text:a>
</text:p>
      <!--NEWS-->
      <text:h text:style-name="P10" text:outline-level="1">
<text:span text:style-name="T4">
In Khmelnytskyi, another parish went to the PCC</text:span>
</text:h>
      <text:p text:style-name="P4">
Authors: Ukrinform (Person)</text:p>
      <text:p text:style-name="P4">
Publisher: Укринформ (Organization)</text:p>
      <text:p text:style-name="P4">
Published Time: 2023-04-23T12:13:00+03:00</text:p>
      <text:p text:style-name="P4">
Modified Time: 2023-04-23T12:13:00+03:00</text:p>
      <text:p text:style-name="P4">
Description: The parish of St. Paraskeva, in the village of Lisov, Hrynivtsi, Khmelnytsky region, passed from the Ukrainian Orthodox Church (Moscow Patriarchate) to the Orthodox Church of Ukraine. - Ukrinform.</text:p>
      <text:p text:style-name="P4">
Images: ["<text:a xlink:type="simple" xlink:href="https://static.ukrinform.com/photos/2023_04/thumb_files/630_360_1682241037-672.jpg" text:style-name="Internet_20_link" text:visited-style-name="Visited_20_Internet_20_Link">
630_360_16822...</text:a>
", "<text:a xlink:type="simple" xlink:href="https://static.ukrinform.com/photos/2023_04/1682241050-903.jpg" text:style-name="Internet_20_link" text:visited-style-name="Visited_20_Internet_20_Link">
1682241050-90...</text:a>
", "<text:a xlink:type="simple" xlink:href="https://static.ukrinform.com/photos/2023_04/1682241063-412.jpg" text:style-name="Internet_20_link" text:visited-style-name="Visited_20_Internet_20_Link">
1682241063-41...</text:a>
"]</text:p>
      <text:p text:style-name="P4">
Tags: ['Хмельниччина', 'УПЦ МП', 'Православна церква України']</text:p>
      <text:p text:style-name="P4">
Type: Article</text:p>
      <!--METADATA-->
      <text:p text:style-name="P4">
<draw:frame draw:style-name="fr1" draw:name="Image95" text:anchor-type="as-char" svg:width="6.9236in" svg:height="3.956343in" draw:z-index="0">
<draw:image xlink:href="../Images/yкринформ/2023-04-23T12-13-00-03-00/630_360_1682241037-672.jpg" xlink:type="simple" xlink:show="embed" xlink:actuate="onLoad" draw:mime-type="image/jpeg"/>
</draw:frame>
Parishiost Martyr Paraskeva in the village of Lisov Grinovtsi of Khmelnytsky region Pereshlazlaz of the Ukrainian Orthodox Church(Moscow Patriarchate)to the Orthodox Church of Ukraine.</text:p>
      <text:p text:style-name="P4">
About it in <text:a xlink:type="simple" xlink:href="https://www.facebook.com/permalink.php" text:style-name="Internet_20_link" text:visited-style-name="Visited_20_Internet_20_Link">
</text:a>
The deputy of the Khmelnytsky District Council Alexander Chornyevich reported, reports Ukrinform.</text:p>
      <text:p text:style-name="P4">
"The meeting of the religious organization of the Church of the Holy Martyr Paraskeva Selalisov Grinivtsi Lisovogrynivtsi TG was held ... Present at the meeting unanimously supported the change of subordination in the canonical and organizational issues(MP)and joined the Local <text:a xlink:type="simple" xlink:href="https://www.ukrinform.ua/tag-pravoslavna-cerkva-ukraini" text:style-name="Internet_20_link" text:visited-style-name="Visited_20_Internet_20_Link">
</text:a>
», - the testimony reads.</text:p>
      <text:p text:style-name="P4">
<draw:frame draw:style-name="fr1" draw:name="Image96" text:anchor-type="as-char" svg:width="6.9236in" svg:height="5.1927in" draw:z-index="0">
<draw:image xlink:href="../Images/yкринформ/2023-04-23T12-13-00-03-00/1682241050-903.jpg" xlink:type="simple" xlink:show="embed" xlink:actuate="onLoad" draw:mime-type="image/jpeg"/>
</draw:frame>
<draw:frame draw:style-name="fr1" draw:name="Image97" text:anchor-type="as-char" svg:width="6.9236in" svg:height="5.1927in" draw:z-index="0">
<draw:image xlink:href="../Images/yкринформ/2023-04-23T12-13-00-03-00/1682241063-412.jpg" xlink:type="simple" xlink:show="embed" xlink:actuate="onLoad" draw:mime-type="image/jpeg"/>
</draw:frame>
According to Chorniyevich, more than 700 people participated in the meeting.</text:p>
      <text:p text:style-name="P4">
<text:span text:style-name="T4">
 Read also: </text:span>
 <text:a xlink:type="simple" xlink:href="https://www.ukrinform.ua/rubric-society/3696602-pcu-provela-persu-velikodnu-sluzbu-v-kievopecerskij-lavri.html" text:style-name="Internet_20_link" text:visited-style-name="Visited_20_Internet_20_Link">
<text:span text:style-name="T4">
 PCC </text:span>
</text:a>
As reported by Ukrinform, in Khmelnytskyi from the beginning of the full -scale war of the Ukrainian Orthodox Church(Moscow Patriarchate)There were 178 religious communities, of which <text:a xlink:type="simple" xlink:href="https://www.ukrinform.ua/rubric-regions/3695844-na-hmelniccini-vid-pocatku-povnomasstabnoi-vijni-upc-mp-zalisili-178-parafij.html" text:style-name="Internet_20_link" text:visited-style-name="Visited_20_Internet_20_Link">
</text:a>
<text:span text:style-name="T5">
Foto: Facebook Alexander Chorniyevich</text:span>
</text:p>
      <text:p text:style-name="P4">
News Source: <text:a xlink:type="simple" xlink:href="https://www.ukrinform.ua/rubric-regions/3699537-na-hmelniccini-se-odna-parafia-perejsla-do-pcu.html" text:style-name="Internet_20_link" text:visited-style-name="Visited_20_Internet_20_Link">
https://www.ukrinform.ua/rubric-regions/3699537-na-hmelniccini-se-odna-parafia-perejsla-do-pcu.html</text:a>
</text:p>
      <!--NEWS-->
      <text:h text:style-name="P10" text:outline-level="1">
<text:span text:style-name="T4">
The Russians received a new Shamos Party and try to find our air defense - Humeniuk</text:span>
</text:h>
      <text:p text:style-name="P4">
Authors: Ukrinform (Person)</text:p>
      <text:p text:style-name="P4">
Publisher: Укринформ (Organization)</text:p>
      <text:p text:style-name="P4">
Published Time: 2023-04-23T12:28:00+03:00</text:p>
      <text:p text:style-name="P4">
Modified Time: 2023-04-23T12:28:00+03:00</text:p>
      <text:p text:style-name="P4">
Description: The Russians have received the next Sharh Party and are currently trying to identify our air defense systems. - Ukrinform.</text:p>
      <text:p text:style-name="P4">
Images: ["<text:a xlink:type="simple" xlink:href="https://static.ukrinform.com/photos/2022_07/thumb_files/630_360_1656933176-267.jpg" text:style-name="Internet_20_link" text:visited-style-name="Visited_20_Internet_20_Link">
630_360_16569...</text:a>
"]</text:p>
      <text:p text:style-name="P4">
Tags: ['Війна з росією', 'Дрон-камікадзе', 'Єдині новини', 'Наталія Гуменюк']</text:p>
      <text:p text:style-name="P4">
Type: Article</text:p>
      <!--METADATA-->
      <text:p text:style-name="P4">
<draw:frame draw:style-name="fr1" draw:name="Image98" text:anchor-type="as-char" svg:width="6.9236in" svg:height="3.956343in" draw:z-index="0">
<draw:image xlink:href="../Images/yкринформ/2023-04-23T12-28-00-03-00/630_360_1656933176-267.jpg" xlink:type="simple" xlink:show="embed" xlink:actuate="onLoad" draw:mime-type="image/jpeg"/>
</draw:frame>
The Russian Shahmed Party was currently trying to identify the systems of our prototypical defense.</text:p>
      <text:p text:style-name="P4">
According to Ukrinform, Natalia Gumenyuk, the head of the Press Center of the Operational Command "South" in <text:a xlink:type="simple" xlink:href="https://www.youtube.com/watch" text:style-name="Internet_20_link" text:visited-style-name="Visited_20_Internet_20_Link">
</text:a>
.</text:p>
      <text:p text:style-name="P4">
"За маркуванням ми побачили, що це чергова партія. Ми бачимо навіть позастосуванню, що майже щоночі відбувається пуск цих баражуючих снарядів порегіонах України. Вочевидь, вони отримали поповнення і наразі намагаютьсязнайти нашу протиповітряну оборону", - сказала Гуменюк.</text:p>
      <text:p text:style-name="P4">
<text:span text:style-name="T4">
Читайте також:</text:span>
 <text:a xlink:type="simple" xlink:href="https://www.ukrinform.ua/rubric-ato/3699531-gumenuk-zaklikae-do-informacijnoi-tisi-sodo-visadki-zsu-na-livomu-berezi.html" text:style-name="Internet_20_link" text:visited-style-name="Visited_20_Internet_20_Link">
 <text:span text:style-name="T4">
Гуменюк</text:span>
 </text:a>
As reported, <text:a xlink:type="simple" xlink:href="https://www.ukrinform.ua/rubric-ato/3699129-vorog-atakuvav-ukrainu-patma-sahedami-cotiri-z-nih-znisila-ppo.html" text:style-name="Internet_20_link" text:visited-style-name="Visited_20_Internet_20_Link">
</text:a>
, four of them were destroyed.</text:p>
      <text:p text:style-name="P4">
News Source: <text:a xlink:type="simple" xlink:href="https://www.ukrinform.ua/rubric-ato/3699542-rosiani-otrimali-novu-partiu-sahediv-i-namagautsa-znajti-nasu-ppo-gumenuk.html" text:style-name="Internet_20_link" text:visited-style-name="Visited_20_Internet_20_Link">
https://www.ukrinform.ua/rubric-ato/3699542-rosiani-otrimali-novu-partiu-sahediv-i-namagautsa-znajti-nasu-ppo-gumenuk.html</text:a>
</text:p>
      <!--NEWS-->
      <text:h text:style-name="P10" text:outline-level="1">
<text:span text:style-name="T4">
Grain and fuel prices: G7 ministers are concerned about the war on food safety</text:span>
</text:h>
      <text:p text:style-name="P4">
Authors: Ukrinform (Person)</text:p>
      <text:p text:style-name="P4">
Publisher: Укринформ (Organization)</text:p>
      <text:p text:style-name="P4">
Published Time: 2023-04-23T12:28:32+03:00</text:p>
      <text:p text:style-name="P4">
Modified Time: 2023-04-23T12:28:32+03:00</text:p>
      <text:p text:style-name="P4">
Description: The agricultural ministers of the Seven Group (G7) have expressed concern for the devastating influence on the global food security of the war against Ukraine. - Ukrinform.</text:p>
      <text:p text:style-name="P4">
Images: ["<text:a xlink:type="simple" xlink:href="https://static.ukrinform.com/photos/2022_12/thumb_files/630_360_1670868347-184.jpg" text:style-name="Internet_20_link" text:visited-style-name="Visited_20_Internet_20_Link">
630_360_16708...</text:a>
"]</text:p>
      <text:p text:style-name="P4">
Tags: ['Україна', 'Велика сімка', 'Війна з росією', 'Продовольча безпека']</text:p>
      <text:p text:style-name="P4">
Type: Article</text:p>
      <!--METADATA-->
      <text:p text:style-name="P4">
<draw:frame draw:style-name="fr1" draw:name="Image99" text:anchor-type="as-char" svg:width="6.9236in" svg:height="3.956343in" draw:z-index="0">
<draw:image xlink:href="../Images/yкринформ/2023-04-23T12-28-32-03-00/630_360_1670868347-184.jpg" xlink:type="simple" xlink:show="embed" xlink:actuate="onLoad" draw:mime-type="image/jpeg"/>
</draw:frame>
Ministry of Strisel Economy of the Seven Group(G7)They expressed concern for the destructive influence on the global food safety of Russia's warfare against Ukraine.</text:p>
      <text:p text:style-name="P4">
This is stated in a communique, agreed by ministers on Sunday as a result of a two -day meeting in the Japanese city of Miyazaki, Ukrinform reports to <text:a xlink:type="simple" xlink:href="https://english.kyodonews.net/news/2023/04/b096c990d487-g-7-farm-ministers-condemn-russia-for-wars-impact-on-food-security.html" text:style-name="Internet_20_link" text:visited-style-name="Visited_20_Internet_20_Link">
</text:a>
.</text:p>
      <text:p text:style-name="P4">
"We are deeply concerned about the destructive influence of the war on food safety in all over the world, in particular through the jump in prices for grain, fuel and fertilizers, which disproportionate to the most vulnerable sections of the population," the statement said.</text:p>
      <text:p text:style-name="P4">
G7 ministers stated that the war had further intensified food instability <text:a xlink:type="simple" xlink:href="https://www.ukrinform.ua/tag-zmina-klimatu" text:style-name="Internet_20_link" text:visited-style-name="Visited_20_Internet_20_Link">
</text:a>
and the loss of biodiversity that adversely affect crops, water and fertility.</text:p>
      <text:p text:style-name="P4">
<text:span text:style-name="T4">
 Read also: </text:span>
 <text:a xlink:type="simple" xlink:href="https://www.ukrinform.ua/rubric-economy/3699276-solskij-zaklikae-kraini-g7-dopomogti-v-rozminuvanni-silgospzemel-ukraini.html" text:style-name="Internet_20_link" text:visited-style-name="Visited_20_Internet_20_Link">
</text:a>
They also announced the "Miyazaki Action Plan" in response to numerous complex problems that face global food systems. It is aimed at overcoming the short-term challenges caused by Russia's war against Ukraine and the consequences of the Covid-19 pandemic, as well as the achievement of long-term goals of splitting of greenhouse gas emissions and conservation of biodiversity.</text:p>
      <text:p text:style-name="P4">
Among the plan points are "diversification of supply chains and identification of ways to improve local, regional and global food systems, sustainable use of their agricultural resources and trade promotion."</text:p>
      <text:p text:style-name="P4">
According to Ukrinform, the G7 countries have been called for continuation, complete implementation and expansion of critically important <text:a xlink:type="simple" xlink:href="https://www.ukrinform.ua/rubric-economy/3699462-kraini-g7-zaklikali-prodovziti-ta-rozsiriti-zernovu-ugodu.html" text:style-name="Internet_20_link" text:visited-style-name="Visited_20_Internet_20_Link">
</text:a>
 .</text:p>
      <text:p text:style-name="P4">
News Source: <text:a xlink:type="simple" xlink:href="https://www.ukrinform.ua/rubric-economy/3699541-stribok-cin-na-zerno-ta-palivo-ministri-g7-sturbovani-vplivom-vijni-na-prodovolcu-bezpeku.html" text:style-name="Internet_20_link" text:visited-style-name="Visited_20_Internet_20_Link">
https://www.ukrinform.ua/rubric-economy/3699541-stribok-cin-na-zerno-ta-palivo-ministri-g7-sturbovani-vplivom-vijni-na-prodovolcu-bezpeku.html</text:a>
</text:p>
      <!--NEWS-->
      <text:h text:style-name="P10" text:outline-level="1">
<text:span text:style-name="T4">
The share of Chinese yuan in global payments in March increased to 2.26%</text:span>
</text:h>
      <text:p text:style-name="P4">
Authors: Ukrinform (Person)</text:p>
      <text:p text:style-name="P4">
Publisher: Укринформ (Organization)</text:p>
      <text:p text:style-name="P4">
Published Time: 2023-04-23T12:37:42+03:00</text:p>
      <text:p text:style-name="P4">
Modified Time: 2023-04-23T12:37:42+03:00</text:p>
      <text:p text:style-name="P4">
Description: The share of Chinese currency - yuan in global payments increased from 2.19% in February to 2.26% in March. - Ukrinform.</text:p>
      <text:p text:style-name="P4">
Images: ["<text:a xlink:type="simple" xlink:href="https://static.ukrinform.com/photos/2015_11/thumb_files/630_360_1447921620-9172.jpg" text:style-name="Internet_20_link" text:visited-style-name="Visited_20_Internet_20_Link">
630_360_14479...</text:a>
"]</text:p>
      <text:p text:style-name="P4">
Tags: ['Китай', 'Валюта', 'Юань']</text:p>
      <text:p text:style-name="P4">
Type: Article</text:p>
      <!--METADATA-->
      <text:p text:style-name="P4">
<draw:frame draw:style-name="fr1" draw:name="Image100" text:anchor-type="as-char" svg:width="6.9236in" svg:height="3.956343in" draw:z-index="0">
<draw:image xlink:href="../Images/yкринформ/2023-04-23T12-37-42-03-00/630_360_1447921620-9172.jpg" xlink:type="simple" xlink:show="embed" xlink:actuate="onLoad" draw:mime-type="image/jpeg"/>
</draw:frame>
The number of Chinese currency - yuan in global payments increased from 2.19% in February to 2.26% in March.</text:p>
      <text:p text:style-name="P4">
According to Ukrinform, with reference to SWIFT data, a global supplier of financial messaging services, reports <text:a xlink:type="simple" xlink:href="https://english.news.cn/20230423/0a9237fec006402ca2e969ed2640c6f4/c.html" text:style-name="Internet_20_link" text:visited-style-name="Visited_20_Internet_20_Link">
</text:a>
.</text:p>
      <text:p text:style-name="P4">
The Currency of China remains the fifth in March in the activity of its use in international calculations.</text:p>
      <text:p text:style-name="P4">
<text:span text:style-name="T4">
 Read also: </text:span>
 <text:a xlink:type="simple" xlink:href="https://www.ukrinform.ua/rubric-technology/3697262-kitajski-brendi-zajnali-ponad-70-rosijskogo-rinku-smartfoniv.html" text:style-name="Internet_20_link" text:visited-style-name="Visited_20_Internet_20_Link">
</text:a>
Thus, last month, the volume of Yuan in payments in the SWIFT system increased by 25.04%, which is also greater than in February, when the increase was 21.46%.</text:p>
      <text:p text:style-name="P4">
Without taking into account the euro area(euro), Yuan takes the seventh place with a share of 1,67% among national currencies used in global payments(US dollar, Japanese yen, British pound sterling and others).</text:p>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According to Ukrinform, according to the Government of the PRC, the China's economy in the first quarter increased by 4.5% compared to the year earlier, and the growth rates have accelerated after the abolition of severe restrictions on zerocovid-19 policy.</text:p>
      <text:p text:style-name="P4">
News Source: <text:a xlink:type="simple" xlink:href="https://www.ukrinform.ua/rubric-economy/3699546-castka-kitajskogo-uana-v-globalnih-platezah-u-berezni-zrosla-do-226.html" text:style-name="Internet_20_link" text:visited-style-name="Visited_20_Internet_20_Link">
https://www.ukrinform.ua/rubric-economy/3699546-castka-kitajskogo-uana-v-globalnih-platezah-u-berezni-zrosla-do-226.html</text:a>
</text:p>
      <!--NEWS-->
      <text:h text:style-name="P10" text:outline-level="1">
<text:span text:style-name="T4">
Books without borders are being implemented in 37 countries - Zelenskaya</text:span>
</text:h>
      <text:p text:style-name="P4">
Authors: Ukrinform (Person)</text:p>
      <text:p text:style-name="P4">
Publisher: Укринформ (Organization)</text:p>
      <text:p text:style-name="P4">
Published Time: 2023-04-23T12:41:00+03:00</text:p>
      <text:p text:style-name="P4">
Modified Time: 2023-04-23T12:41:00+03:00</text:p>
      <text:p text:style-name="P4">
Description: The project "Books without borders" is being implemented in 37 countries, in total 170 shelves already have 44 thousand books. - Ukrinform.</text:p>
      <text:p text:style-name="P4">
Images: ["<text:a xlink:type="simple" xlink:href="https://static.ukrinform.com/photos/2022_12/thumb_files/630_360_1672150502-692.jpeg" text:style-name="Internet_20_link" text:visited-style-name="Visited_20_Internet_20_Link">
630_360_16721...</text:a>
"]</text:p>
      <text:p text:style-name="P4">
Tags: ['Книги', 'Українська книга', 'Олена Зеленська']</text:p>
      <text:p text:style-name="P4">
Type: Article</text:p>
      <!--METADATA-->
      <text:p text:style-name="P4">
<draw:frame draw:style-name="fr1" draw:name="Image101" text:anchor-type="as-char" svg:width="6.9236in" svg:height="3.956343in" draw:z-index="0">
<draw:image xlink:href="../Images/yкринформ/2023-04-23T12-41-00-03-00/630_360_1672150502-692.jpeg" xlink:type="simple" xlink:show="embed" xlink:actuate="onLoad" draw:mime-type="image/jpeg"/>
</draw:frame>
The project "Books without borders" is being implemented in 37 countries, with a total of 44,000 books in a total of 170 shelves.</text:p>
      <text:p text:style-name="P4">
According to Ukrinform, the wife of President of Ukraine Olena Zelensk reported in <text:a xlink:type="simple" xlink:href="https://t.me/FirstLadyOfUkraine/2971" text:style-name="Internet_20_link" text:visited-style-name="Visited_20_Internet_20_Link">
</text:a>
On World Copyright Book.</text:p>
      <text:p text:style-name="P4">
According to the first lady, through Russian invasion <text:a xlink:type="simple" xlink:href="https://www.ukrinform.ua/tag-ukrainska-kniga" text:style-name="Internet_20_link" text:visited-style-name="Visited_20_Internet_20_Link">
</text:a>
They suffer just like humans.</text:p>
      <text:p text:style-name="P4">
“At the London Book Fair, which just took place in the UK, we showed furniture and things from destroyed libraries. The attitude to culture clearly shows the essence of the aggressor, ”Zelenskaya said.</text:p>
      <text:p text:style-name="P4">
“Not only the victims are the books,” the presidential wife said. - They, like all Ukrainian culture, are our support. I often heard a touching "Finally, native language!" from the participants of the international project "Border Books".</text:p>
      <text:p text:style-name="P4">
According to her, last year, together with the embassies, they distributed publications under the layouts of Ukrainian publishers to children of Ukrainian migrants in different countries.</text:p>
      <text:p text:style-name="P4">
"The book returns the feeling of the house, introduces us to the world and the world with us," the first lady was called, and called it very important that Ukrainian publishers have participated in book fairs around the world.</text:p>
      <text:p text:style-name="P4">
<text:span text:style-name="T4">
 Read also: </text:span>
 <text:a xlink:type="simple" xlink:href="https://www.ukrinform.ua/rubric-culture/3694344-v-indii-zavlatsa-ukrainski-knizkovi-polici-ta-audiogidi.html" text:style-name="Internet_20_link" text:visited-style-name="Visited_20_Internet_20_Link">
<text:span text:style-name="T4">
 Book </text:span>
</text:a>
As Zelenska emphasized, this is why she always involves such measures, because it is an opportunity to tell about Ukraine and its resistance through culture. In particular, she noted, in particular, in the annual Baltic BookDesign 2023 competition, at which Ukraine was present as a invited country, one Zamogorod received a "barrier -free" - a unique publication on equality of equality. This is another example of the fact that Ukrainians, along with the free world, emphasized the first lady.</text:p>
      <text:p text:style-name="P4">
"We continue to introduce the world to Ukraine and our literature through the Ukrainian shelves - we pass the sets of the highest quality editions to libraries all over the country," - said Zelenskaya, and reported that the first shelf opened the Vannial Library of the Stone, the Library of the Slavicist, the Library of the Stone Grafts, the Library of the Stone Grafts. The second appeared on Cyprus, at the library of the municipal museum. The library of Linchping in Sweden has replenished 50 Ukrainian books.The President's wife thanked for the support of the embassies, the Ministry of Culture of Information Policy, the Ministry of Foreign Affairs and the Ukrainian Institute of the Book, as well as expressed their gratitude to the Kyiv School of Economics for the Project and the transfer of 4,000 books to 22 positions.</text:p>
      <text:p text:style-name="P4">
As reported by Ukrinform, the project "Books without borders" is implemented by the sub -patron of the first lady of Elena Zelensk together with the Ministry of Culture of Ukraine, the Ministry of Foreign Affairs and the Ukrainian Book of Ukraine.</text:p>
      <text:p text:style-name="P4">
<text:span text:style-name="T5">
Foto: Presidential Office</text:span>
</text:p>
      <text:p text:style-name="P4">
News Source: <text:a xlink:type="simple" xlink:href="https://www.ukrinform.ua/rubric-society/3699547-proekt-knizki-bez-kordoniv-realizuut-uze-v-37-krainah-zelenska.html" text:style-name="Internet_20_link" text:visited-style-name="Visited_20_Internet_20_Link">
https://www.ukrinform.ua/rubric-society/3699547-proekt-knizki-bez-kordoniv-realizuut-uze-v-37-krainah-zelenska.html</text:a>
</text:p>
      <!--NEWS-->
      <text:h text:style-name="P10" text:outline-level="1">
<text:span text:style-name="T4">
The movie "Between Heaven and Mountains" will show on Treto Film Festival</text:span>
</text:h>
      <text:p text:style-name="P4">
Authors: Ukrinform (Person)</text:p>
      <text:p text:style-name="P4">
Publisher: Укринформ (Organization)</text:p>
      <text:p text:style-name="P4">
Published Time: 2023-04-23T12:44:24+03:00</text:p>
      <text:p text:style-name="P4">
Modified Time: 2023-04-23T12:44:24+03:00</text:p>
      <text:p text:style-name="P4">
Description: The film directed by Dmitry Greshko "Between the Sky and Mountains" will be shown at the film festival, which will take place from April 28 to May 7 in Trento (Italy). - Ukrinform.</text:p>
      <text:p text:style-name="P4">
Images: ["<text:a xlink:type="simple" xlink:href="https://static.ukrinform.com/photos/2023_04/thumb_files/630_360_1682242967-120.jpg" text:style-name="Internet_20_link" text:visited-style-name="Visited_20_Internet_20_Link">
630_360_16822...</text:a>
"]</text:p>
      <text:p text:style-name="P4">
Tags: ['Фестиваль', 'Італія', 'фільм']</text:p>
      <text:p text:style-name="P4">
Type: Article</text:p>
      <!--METADATA-->
      <text:p text:style-name="P4">
<draw:frame draw:style-name="fr1" draw:name="Image102" text:anchor-type="as-char" svg:width="6.9236in" svg:height="3.956343in" draw:z-index="0">
<draw:image xlink:href="../Images/yкринформ/2023-04-23T12-44-24-03-00/630_360_1682242967-120.jpg" xlink:type="simple" xlink:show="embed" xlink:actuate="onLoad" draw:mime-type="image/jpeg"/>
</draw:frame>
Dmitry Greshko's movie "Between Heaven and Mountains" will be shown at the film festival, which will get from April 28 to May 7 in Trento city(Italy).</text:p>
      <text:p text:style-name="P4">
Про це повідомляє пресслужба Державного агентства з питань кіно у <text:a xlink:type="simple" xlink:href="https://www.facebook.com/ukrainefilmagency/posts/pfbid036Y72nSDEAWxyTxrRkrbUKXgddDxFcB63Bfv7F7qDtdDWu8h2EqE7nbvHoWqmoPqkl" text:style-name="Internet_20_link" text:visited-style-name="Visited_20_Internet_20_Link">
</text:a>
, reports Ukrinform.</text:p>
      <text:p text:style-name="P4">
"The documentary director Dmitry Greshko and the producer of Polina Herman will be presented in the High Lands section, which presents creative documentary films on mountain societies, traditions and changing landscapes," - it is said.</text:p>
      <text:p text:style-name="P4">
<text:span text:style-name="T4">
 Read also: </text:span>
 <text:a xlink:type="simple" xlink:href="https://www.ukrinform.ua/rubric-culture/3699133-ce-nepripustimo-tkacenko-pro-rosijski-narativi-na-festival-arsmondo-slave.html" text:style-name="Internet_20_link" text:visited-style-name="Visited_20_Internet_20_Link">
</text:a>
The picture tells about life in the mountain village of Kolochava in Transcarpathia in 2020 - at a time when the world was threatened by the pandemic of the new and unknown horocevirus.</text:p>
      <text:p text:style-name="P4">
“The mountain village of Kolochava in Transcarpathia continues to live a daily life, because people are constantly faced with difficulties. The only ambulance station in Solita four Feldshore women operate in normal mode, ”the statement reads.</text:p>
      <text:p text:style-name="P4">
The film was created UA Studio with the support of Derzhkino and the Ministry of Culture of Ukraine.</text:p>
      <text:p text:style-name="P4">
<text:span text:style-name="T4">
 Read also: </text:span>
 <text:a xlink:type="simple" xlink:href="https://www.ukrinform.ua/rubric-culture/3698973-v-uzgorodi-startuvav-miznarodnij-teatralnij-festival-svoboda.html" text:style-name="Internet_20_link" text:visited-style-name="Visited_20_Internet_20_Link">
<text:span text:style-name="T4">
 Festival </text:span>
</text:a>
According to Ukrinform, the movie "Between the Sky and Mountains" was shown at the Filmfipadoc - International Documentary Festival in France, which took place from January 20 to January 28, 2023.</text:p>
      <text:p text:style-name="P4">
Treno Film Festival is the oldest international film festival dedicated to the adventures, adventures and research, which was founded in 1952.</text:p>
      <text:p text:style-name="P4">
News Source: <text:a xlink:type="simple" xlink:href="https://www.ukrinform.ua/rubric-culture/3699548-film-miz-nebom-ta-gorami-pokazut-na-trento-film-festival.html" text:style-name="Internet_20_link" text:visited-style-name="Visited_20_Internet_20_Link">
https://www.ukrinform.ua/rubric-culture/3699548-film-miz-nebom-ta-gorami-pokazut-na-trento-film-festival.html</text:a>
</text:p>
      <!--NEWS-->
      <text:h text:style-name="P10" text:outline-level="1">
<text:span text:style-name="T4">
In the north of France the car drove into the crowd at the festival, at least 11 victims</text:span>
</text:h>
      <text:p text:style-name="P4">
Authors: Ukrinform (Person)</text:p>
      <text:p text:style-name="P4">
Publisher: Укринформ (Organization)</text:p>
      <text:p text:style-name="P4">
Published Time: 2023-04-23T12:50:00+03:00</text:p>
      <text:p text:style-name="P4">
Modified Time: 2023-04-23T12:50:00+03:00</text:p>
      <text:p text:style-name="P4">
Description: In northern France, the car entered the crowd at the International Festival of Air Serpent, at least 11 people were injured. - Ukrinform.</text:p>
      <text:p text:style-name="P4">
Images: ["<text:a xlink:type="simple" xlink:href="https://static.ukrinform.com/photos/2023_04/thumb_files/630_360_1682241728-417.jpg" text:style-name="Internet_20_link" text:visited-style-name="Visited_20_Internet_20_Link">
630_360_16822...</text:a>
"]</text:p>
      <text:p text:style-name="P4">
Tags: ['Автомобіль', 'ДТП', 'Фестиваль', 'Франція', 'Поранені']</text:p>
      <text:p text:style-name="P4">
Type: Article</text:p>
      <!--METADATA-->
      <text:p text:style-name="P4">
<draw:frame draw:style-name="fr1" draw:name="Image103" text:anchor-type="as-char" svg:width="6.9236in" svg:height="3.956343in" draw:z-index="0">
<draw:image xlink:href="../Images/yкринформ/2023-04-23T12-50-00-03-00/630_360_1682241728-417.jpg" xlink:type="simple" xlink:show="embed" xlink:actuate="onLoad" draw:mime-type="image/jpeg"/>
</draw:frame>
In northernia, the car entered the crowd at the International Air Serpent Festival, resulting in at least 11 people.</text:p>
      <text:p text:style-name="P4">
About it reports <text:a xlink:type="simple" xlink:href="https://www.theguardian.com/world/2023/apr/22/car-drives-into-crowd-at-french-kite-flying-festival-injuring-ten" text:style-name="Internet_20_link" text:visited-style-name="Visited_20_Internet_20_Link">
</text:a>
Transfers Ukrinform.</text:p>
      <text:p text:style-name="P4">
The incident occurred on Saturday night in the municipality of Berk, the PA de Kale Department.</text:p>
      <text:p text:style-name="P4">
As reported in emergency services, among <text:a xlink:type="simple" xlink:href="https://www.ukrinform.ua/tag-poraneni" text:style-name="Internet_20_link" text:visited-style-name="Visited_20_Internet_20_Link">
</text:a>
Four women were most affected, including two pensioners, 75 and 82 years.</text:p>
      <text:p text:style-name="P4">
It is noted that the summer driver of the car did not manage. The police arrested.</text:p>
      <text:p text:style-name="P4">
The annual festival takes place for several days and collects hundreds of thousands of witnesses from all over the world.</text:p>
      <text:p text:style-name="P4">
<text:span text:style-name="T4">
 Read also: </text:span>
 <text:a xlink:type="simple" xlink:href="https://www.ukrinform.ua/rubric-world/3695371-kilkist-zertv-unaslidok-obvalu-budinku-v-marseli-zrosla-do-vosmi.html" text:style-name="Internet_20_link" text:visited-style-name="Visited_20_Internet_20_Link">
</text:a>
As reported by Ukrinform, <text:a xlink:type="simple" xlink:href="https://www.ukrinform.ua/rubric-world/3699397-u-mali-stavsa-potrijnij-terakt-devatero-zagiblih-i-ponad-60-poranenih.html" text:style-name="Internet_20_link" text:visited-style-name="Visited_20_Internet_20_Link">
</text:a>
At least nine people were killed by a hill of 60, about 20 buildings were destroyed.</text:p>
      <text:p text:style-name="P4">
_ Photo: twitter_</text:p>
      <text:p text:style-name="P4">
News Source: <text:a xlink:type="simple" xlink:href="https://www.ukrinform.ua/rubric-world/3699543-na-pivnoci-francii-avtomobil-vihav-u-natovp-na-festivali-sonajmense-11-postrazdalih.html" text:style-name="Internet_20_link" text:visited-style-name="Visited_20_Internet_20_Link">
https://www.ukrinform.ua/rubric-world/3699543-na-pivnoci-francii-avtomobil-vihav-u-natovp-na-festivali-sonajmense-11-postrazdalih.html</text:a>
</text:p>
      <!--NEWS-->
      <text:h text:style-name="P10" text:outline-level="1">
<text:span text:style-name="T4">
In Sophia Cathedral presented an exhibition dedicated to the dead of the Terroborons fighters</text:span>
</text:h>
      <text:p text:style-name="P4">
Authors: Ukrinform (Person)</text:p>
      <text:p text:style-name="P4">
Publisher: Укринформ (Organization)</text:p>
      <text:p text:style-name="P4">
Published Time: 2023-04-23T12:53:51+03:00</text:p>
      <text:p text:style-name="P4">
Modified Time: 2023-04-23T12:53:51+03:00</text:p>
      <text:p text:style-name="P4">
Description: The Sofia Cathedral in Kiev presented an exhibition dedicated to the fallen soldiers from the brigades of territorial defense of the Kiev region and the capital. - Ukrinform.</text:p>
      <text:p text:style-name="P4">
Images: ["<text:a xlink:type="simple" xlink:href="https://static.ukrinform.com/photos/2023_04/thumb_files/630_360_1682243020-290.jpeg" text:style-name="Internet_20_link" text:visited-style-name="Visited_20_Internet_20_Link">
630_360_16822...</text:a>
", "<text:a xlink:type="simple" xlink:href="https://static.ukrinform.com/photos/2023_04/1682243021-658.jpeg" text:style-name="Internet_20_link" text:visited-style-name="Visited_20_Internet_20_Link">
1682243021-65...</text:a>
", "<text:a xlink:type="simple" xlink:href="https://static.ukrinform.com/photos/2023_04/1682243021-691.jpeg" text:style-name="Internet_20_link" text:visited-style-name="Visited_20_Internet_20_Link">
1682243021-69...</text:a>
", "<text:a xlink:type="simple" xlink:href="https://static.ukrinform.com/photos/2023_04/1682243021-768.jpeg" text:style-name="Internet_20_link" text:visited-style-name="Visited_20_Internet_20_Link">
1682243021-76...</text:a>
"]</text:p>
      <text:p text:style-name="P4">
Tags: ['Виставка', 'Ікона', 'Київ', 'Собор']</text:p>
      <text:p text:style-name="P4">
Type: Article</text:p>
      <!--METADATA-->
      <text:p text:style-name="P4">
<draw:frame draw:style-name="fr1" draw:name="Image104" text:anchor-type="as-char" svg:width="6.9236in" svg:height="3.956343in" draw:z-index="0">
<draw:image xlink:href="../Images/yкринформ/2023-04-23T12-53-51-03-00/630_360_1682243020-290.jpeg" xlink:type="simple" xlink:show="embed" xlink:actuate="onLoad" draw:mime-type="image/jpeg"/>
</draw:frame>
The USSOFI Cathedral in Kiev presented an exhibition dedicated to the dead soldiers of the territorial defense brigades of the Kiev region and the capital.</text:p>
      <text:p text:style-name="P4">
About it in <text:a xlink:type="simple" xlink:href="https://t.me/kyivoda/9413" text:style-name="Internet_20_link" text:visited-style-name="Visited_20_Internet_20_Link">
</text:a>
The press service of the Kyiv Regional Military Administration reported, Ukrinform reports.</text:p>
      <text:p text:style-name="P4">
At the exhibition "Sophia Deissis" presented a series of works of artists Alexklimenko and Sonya Atlantova from the project "Icon on boxes from ammunition".</text:p>
      <text:p text:style-name="P4">
<draw:frame draw:style-name="fr1" draw:name="Image105" text:anchor-type="as-char" svg:width="6.9236in" svg:height="3.89773in" draw:z-index="0">
<draw:image xlink:href="../Images/yкринформ/2023-04-23T12-53-51-03-00/1682243021-658.jpeg" xlink:type="simple" xlink:show="embed" xlink:actuate="onLoad" draw:mime-type="image/jpeg"/>
</draw:frame>
The artists presented 11 works written on boxes from under the weapons left after the fighting in the Kyiv region in the spring of 2022. The source of inspiration for the artists was the monumental painting of the Sophia Cathedral, in particular the images of holy martyrs in the frescoes of the XI century.</text:p>
      <text:p text:style-name="P4">
<text:span text:style-name="T4">
 Read also: </text:span>
 <text:a xlink:type="simple" xlink:href="https://www.ukrinform.ua/rubric-kyiv/3698981-u-kiivskomu-metro-vidkriut-interaktivnu-vistavku-pro-metodi-i-manipulacii-rosijskoi-propagandi.html" text:style-name="Internet_20_link" text:visited-style-name="Visited_20_Internet_20_Link">
<text:span text:style-name="T4">
 exhibitions </text:span>
</text:a>
</text:p>
      <text:p text:style-name="P4">
<draw:frame draw:style-name="fr1" draw:name="Image106" text:anchor-type="as-char" svg:width="6.9236in" svg:height="3.89773in" draw:z-index="0">
<draw:image xlink:href="../Images/yкринформ/2023-04-23T12-53-51-03-00/1682243021-691.jpeg" xlink:type="simple" xlink:show="embed" xlink:actuate="onLoad" draw:mime-type="image/jpeg"/>
</draw:frame>
The exposition is dedicated to the dead soldiers out of 114, 112 and 241 brigades of the territorial defense of the Kyiv region and <text:a xlink:type="simple" xlink:href="https://www.ukrinform.ua/tag-kiiv" text:style-name="Internet_20_link" text:visited-style-name="Visited_20_Internet_20_Link">
</text:a>
.</text:p>
      <text:p text:style-name="P4">
"Icons with the names of the dead will now take their place in the chorus - it will be perpetuated by the memory of the heroes of the boozers of Kiev land," Ova said.</text:p>
      <text:p text:style-name="P4">
<draw:frame draw:style-name="fr1" draw:name="Image107" text:anchor-type="as-char" svg:width="6.9236in" svg:height="3.89773in" draw:z-index="0">
<draw:image xlink:href="../Images/yкринформ/2023-04-23T12-53-51-03-00/1682243021-768.jpeg" xlink:type="simple" xlink:show="embed" xlink:actuate="onLoad" draw:mime-type="image/jpeg"/>
</draw:frame>
As reported by Ukrinform, at the Kyiv City Gallery of Lavra art <text:a xlink:type="simple" xlink:href="https://www.ukrinform.ua/rubric-kyiv/3698143-u-kievi-vidkrili-vistavku-hram-ukrainska-samoidentifikacia-castina-2.html" text:style-name="Internet_20_link" text:visited-style-name="Visited_20_Internet_20_Link">
</text:a>
The painting of the Church of the Intercession of the Virgin Mary of the village of Lipivka in Kyiv region.</text:p>
      <text:p text:style-name="P4">
News Source: <text:a xlink:type="simple" xlink:href="https://www.ukrinform.ua/rubric-kyiv/3699553-u-sofijskomu-sobori-prezentuvali-vistavku-prisvacenu-zagiblim-bijcam-teroboroni.html" text:style-name="Internet_20_link" text:visited-style-name="Visited_20_Internet_20_Link">
https://www.ukrinform.ua/rubric-kyiv/3699553-u-sofijskomu-sobori-prezentuvali-vistavku-prisvacenu-zagiblim-bijcam-teroboroni.html</text:a>
</text:p>
      <!--NEWS-->
      <text:h text:style-name="P10" text:outline-level="1">
<text:span text:style-name="T4">
5 Russian attacks today in Nikopol using drones</text:span>
</text:h>
      <text:p text:style-name="P4">
Authors: liveuamap (Language: en)</text:p>
      <text:p text:style-name="P4">
Time: 2023-04-23T12:58:00</text:p>
      <text:p text:style-name="P4">
Location: Zaporizhia (Latitude:47.57136 Longtitude:34.40114)</text:p>
      <text:p text:style-name="P4">
Videos: []</text:p>
      <text:p text:style-name="P4">
Images: ["<text:a xlink:type="simple" xlink:href="https://liveuamap.com/pics/2023/04/23/22558131_0.jpg" text:style-name="Internet_20_link" text:visited-style-name="Visited_20_Internet_20_Link">
22558131_0.jpg</text:a>
", "<text:a xlink:type="simple" xlink:href="https://liveuamap.com/pics/2023/04/23/22558131_1.jpg" text:style-name="Internet_20_link" text:visited-style-name="Visited_20_Internet_20_Link">
22558131_1.jpg</text:a>
", "<text:a xlink:type="simple" xlink:href="https://liveuamap.com/pics/2023/04/23/22558131_2.jpg" text:style-name="Internet_20_link" text:visited-style-name="Visited_20_Internet_20_Link">
22558131_2.jpg</text:a>
", "<text:a xlink:type="simple" xlink:href="https://liveuamap.com/pics/2023/04/23/22558131_3.jpg" text:style-name="Internet_20_link" text:visited-style-name="Visited_20_Internet_20_Link">
22558131_3.jpg</text:a>
", "<text:a xlink:type="simple" xlink:href="https://liveuamap.com/pics/2023/04/23/22558131_4.jpg" text:style-name="Internet_20_link" text:visited-style-name="Visited_20_Internet_20_Link">
22558131_4.jpg</text:a>
"]</text:p>
      <text:p text:style-name="P4">
Tags: ["Europe", "Central and Eastern Europe"]</text:p>
      <text:p text:style-name="P4">
Id: 22558131</text:p>
      <!--METADATA-->
      <text:p text:style-name="P4">
5 Russian attacks today in Nikopol using drones</text:p>
      <text:p text:style-name="P4">
<draw:frame draw:style-name="fr1" draw:name="Image108" text:anchor-type="as-char" svg:width="6.9236in" svg:height="6.9236in" draw:z-index="0">
<draw:image xlink:href="../Images/liveuamap/2023-04-23T12-58-00/22558131_0.jpg" xlink:type="simple" xlink:show="embed" xlink:actuate="onLoad" draw:mime-type="image/jpeg"/>
</draw:frame>
<draw:frame draw:style-name="fr1" draw:name="Image109" text:anchor-type="as-char" svg:width="6.9236in" svg:height="6.9236in" draw:z-index="0">
<draw:image xlink:href="../Images/liveuamap/2023-04-23T12-58-00/22558131_1.jpg" xlink:type="simple" xlink:show="embed" xlink:actuate="onLoad" draw:mime-type="image/jpeg"/>
</draw:frame>
<draw:frame draw:style-name="fr1" draw:name="Image110" text:anchor-type="as-char" svg:width="6.9236in" svg:height="6.9236in" draw:z-index="0">
<draw:image xlink:href="../Images/liveuamap/2023-04-23T12-58-00/22558131_2.jpg" xlink:type="simple" xlink:show="embed" xlink:actuate="onLoad" draw:mime-type="image/jpeg"/>
</draw:frame>
<draw:frame draw:style-name="fr1" draw:name="Image111" text:anchor-type="as-char" svg:width="6.9236in" svg:height="6.9236in" draw:z-index="0">
<draw:image xlink:href="../Images/liveuamap/2023-04-23T12-58-00/22558131_3.jpg" xlink:type="simple" xlink:show="embed" xlink:actuate="onLoad" draw:mime-type="image/jpeg"/>
</draw:frame>
<draw:frame draw:style-name="fr1" draw:name="Image112" text:anchor-type="as-char" svg:width="6.9236in" svg:height="6.9236in" draw:z-index="0">
<draw:image xlink:href="../Images/liveuamap/2023-04-23T12-58-00/22558131_4.jpg" xlink:type="simple" xlink:show="embed" xlink:actuate="onLoad" draw:mime-type="image/jpeg"/>
</draw:frame>
News Collection Link: <text:a xlink:type="simple" xlink:href="https://liveuamap.com/en/2023/23-april-5-russian-attacks-today-in-nikopol-using-drones" text:style-name="Internet_20_link" text:visited-style-name="Visited_20_Internet_20_Link">
https://liveuamap.com/en/2023/23-april-5-russian-attacks-today-in-nikopol-using-drones</text:a>
</text:p>
      <text:p text:style-name="P4">
News Source: <text:a xlink:type="simple" xlink:href="https://t.me/dnepr_operativ/40359" text:style-name="Internet_20_link" text:visited-style-name="Visited_20_Internet_20_Link">
https://t.me/dnepr_operativ/40359</text:a>
</text:p>
      <!--NEWS-->
      <text:h text:style-name="P10" text:outline-level="1">
<text:span text:style-name="T4">
Democracy must be in line with the attempts of autocracy to dispose of the world order - Yermak</text:span>
</text:h>
      <text:p text:style-name="P4">
Authors: Ukrinform (Person)</text:p>
      <text:p text:style-name="P4">
Publisher: Укринформ (Organization)</text:p>
      <text:p text:style-name="P4">
Published Time: 2023-04-23T13:11:00+03:00</text:p>
      <text:p text:style-name="P4">
Modified Time: 2023-04-23T13:11:00+03:00</text:p>
      <text:p text:style-name="P4">
Description: Presidential Office Head Andriy Yermak is convinced that democracy should be response to any attempt to autocracy to violate the world order. - Ukrinform.</text:p>
      <text:p text:style-name="P4">
Images: ["<text:a xlink:type="simple" xlink:href="https://static.ukrinform.com/photos/2023_02/thumb_files/630_360_1676360567-664.jpeg" text:style-name="Internet_20_link" text:visited-style-name="Visited_20_Internet_20_Link">
630_360_16763...</text:a>
"]</text:p>
      <text:p text:style-name="P4">
Tags: ['Демократія', 'Єрмак', 'Офіс Президента']</text:p>
      <text:p text:style-name="P4">
Type: Article</text:p>
      <!--METADATA-->
      <text:p text:style-name="P4">
<draw:frame draw:style-name="fr1" draw:name="Image113" text:anchor-type="as-char" svg:width="6.9236in" svg:height="3.956343in" draw:z-index="0">
<draw:image xlink:href="../Images/yкринформ/2023-04-23T13-11-00-03-00/630_360_1676360567-664.jpeg" xlink:type="simple" xlink:show="embed" xlink:actuate="onLoad" draw:mime-type="image/jpeg"/>
</draw:frame>
Presidential leadership Andriy Yermak is convinced that democracy should give any attempt to autocracy to violate the world order.</text:p>
      <text:p text:style-name="P4">
He wrote about it in <text:a xlink:type="simple" xlink:href="https://t.me/ermaka2022/2499" text:style-name="Internet_20_link" text:visited-style-name="Visited_20_Internet_20_Link">
</text:a>
, reports Ukrinform.</text:p>
      <text:p text:style-name="P4">
"Democracy must comply with any attempts of autocracy to be stopped.</text:p>
      <text:p text:style-name="P4">
<text:span text:style-name="T4">
 Read also: </text:span>
 <text:a xlink:type="simple" xlink:href="https://www.ukrinform.ua/rubric-polytics/3698585-ukraina-mae-stati-klucovim-sponsorom-regionalnoi-ta-zagalnoevropejskoi-bezpeki-ermak.html" text:style-name="Internet_20_link" text:visited-style-name="Visited_20_Internet_20_Link">
<text:span text:style-name="T4">
 Ermak </text:span>
</text:a>
As it was reported, President Volodymyr Zelenskyy said that the key task of the Ukraine and anyone who seeks faster completion of the war is to strengthen the sanction of the sanction to Russia and to prevent the circumstance of sanctions by the aggressor country.</text:p>
      <text:p text:style-name="P4">
Photo: op</text:p>
      <text:p text:style-name="P4">
News Source: <text:a xlink:type="simple" xlink:href="https://www.ukrinform.ua/rubric-polytics/3699556-demokratia-mae-vidpovidati-silou-na-sprobi-avtokratii-obnuliti-svitovij-poradok-ermak.html" text:style-name="Internet_20_link" text:visited-style-name="Visited_20_Internet_20_Link">
https://www.ukrinform.ua/rubric-polytics/3699556-demokratia-mae-vidpovidati-silou-na-sprobi-avtokratii-obnuliti-svitovij-poradok-ermak.html</text:a>
</text:p>
      <!--NEWS-->
      <text:h text:style-name="P10" text:outline-level="1">
<text:span text:style-name="T4">
The first Junior Expo 2023 youth entrepreneurship fair is held in Lviv in Ukraine</text:span>
</text:h>
      <text:p text:style-name="P4">
Authors: Ukrinform (Person)</text:p>
      <text:p text:style-name="P4">
Publisher: Укринформ (Organization)</text:p>
      <text:p text:style-name="P4">
Published Time: 2023-04-23T13:25:00+03:00</text:p>
      <text:p text:style-name="P4">
Modified Time: 2023-04-23T13:25:00+03:00</text:p>
      <text:p text:style-name="P4">
Description: The first Junior Expo 2023 youth entrepreneurship fair is held in Stryi Park of Lviv, at which students of vocational schools sell their products and hold master classes. - Ukrinform.</text:p>
      <text:p text:style-name="P4">
Images: ["<text:a xlink:type="simple" xlink:href="https://static.ukrinform.com/photos/2023_04/thumb_files/630_360_1682245493-937.jpeg" text:style-name="Internet_20_link" text:visited-style-name="Visited_20_Internet_20_Link">
630_360_16822...</text:a>
", "<text:a xlink:type="simple" xlink:href="https://static.ukrinform.com/photos/2023_04/thumb_files/630_360_1682245551-8783.jpeg" text:style-name="Internet_20_link" text:visited-style-name="Visited_20_Internet_20_Link">
630_360_16822...</text:a>
", "<text:a xlink:type="simple" xlink:href="https://static.ukrinform.com/photos/2023_04/thumb_files/630_360_1682245551-6293.jpeg" text:style-name="Internet_20_link" text:visited-style-name="Visited_20_Internet_20_Link">
630_360_16822...</text:a>
", "<text:a xlink:type="simple" xlink:href="https://static.ukrinform.com/photos/2023_04/thumb_files/630_360_1682245551-7102.jpeg" text:style-name="Internet_20_link" text:visited-style-name="Visited_20_Internet_20_Link">
630_360_16822...</text:a>
", "<text:a xlink:type="simple" xlink:href="https://static.ukrinform.com/photos/2023_04/thumb_files/630_360_1682245551-6771.jpeg" text:style-name="Internet_20_link" text:visited-style-name="Visited_20_Internet_20_Link">
630_360_16822...</text:a>
", "<text:a xlink:type="simple" xlink:href="https://static.ukrinform.com/photos/2023_04/thumb_files/630_360_1682245551-4349.jpeg" text:style-name="Internet_20_link" text:visited-style-name="Visited_20_Internet_20_Link">
630_360_16822...</text:a>
", "<text:a xlink:type="simple" xlink:href="https://static.ukrinform.com/photos/2023_04/thumb_files/630_360_1682245551-7929.jpeg" text:style-name="Internet_20_link" text:visited-style-name="Visited_20_Internet_20_Link">
630_360_16822...</text:a>
", "<text:a xlink:type="simple" xlink:href="https://static.ukrinform.com/photos/2023_04/thumb_files/630_360_1682245551-9718.jpeg" text:style-name="Internet_20_link" text:visited-style-name="Visited_20_Internet_20_Link">
630_360_16822...</text:a>
", "<text:a xlink:type="simple" xlink:href="https://static.ukrinform.com/photos/2023_04/thumb_files/630_360_1682245551-1404.jpeg" text:style-name="Internet_20_link" text:visited-style-name="Visited_20_Internet_20_Link">
630_360_16822...</text:a>
", "<text:a xlink:type="simple" xlink:href="https://static.ukrinform.com/photos/2023_04/thumb_files/630_360_1682245551-4948.jpeg" text:style-name="Internet_20_link" text:visited-style-name="Visited_20_Internet_20_Link">
630_360_16822...</text:a>
", "<text:a xlink:type="simple" xlink:href="https://static.ukrinform.com/photos/2023_04/thumb_files/630_360_1682245551-7730.jpeg" text:style-name="Internet_20_link" text:visited-style-name="Visited_20_Internet_20_Link">
630_360_16822...</text:a>
"]</text:p>
      <text:p text:style-name="P4">
Tags: ['Львів', 'Технології', 'Ярмарок', 'Молодь']</text:p>
      <text:p text:style-name="P4">
Type: Article</text:p>
      <!--METADATA-->
      <text:p text:style-name="P4">
<draw:frame draw:style-name="fr1" draw:name="Image114" text:anchor-type="as-char" svg:width="6.9236in" svg:height="3.956343in" draw:z-index="0">
<draw:image xlink:href="../Images/yкринформ/2023-04-23T13-25-00-03-00/630_360_1682245493-937.jpeg" xlink:type="simple" xlink:show="embed" xlink:actuate="onLoad" draw:mime-type="image/jpeg"/>
</draw:frame>
Ustriysky Park of Lviv is the first in Ukraine a fair of youth entrepreneurship Junior Expo 2023, at which students of vocational schools sell their products and hold master classes.</text:p>
      <text:p text:style-name="P4">
About it in <text:a xlink:type="simple" xlink:href="https://t.me/kozytskyy_maksym_official/7859" text:style-name="Internet_20_link" text:visited-style-name="Visited_20_Internet_20_Link">
</text:a>
The reporter of Lviv Ova Maxim Kozytsky, reports Ukrinform.</text:p>
      <text:p text:style-name="P4">
“Today in Stryi Park in Lviv there is a Junior Expo 2023 - the first in Ukraine <text:a xlink:type="simple" xlink:href="https://www.ukrinform.ua/tag-armarok" text:style-name="Internet_20_link" text:visited-style-name="Visited_20_Internet_20_Link">
</text:a>
Youth entrepreneurship. You have a great opportunity to buy bento -articles, fast, jewelry made of natural stones, cosmetics, eco -blocks with flavored pages, shoppes, nanolikhtarins, portable turbopets and many other interesting and necessary things, ”Kozitsky wrote.</text:p>
      <text:p text:style-name="P4">
<draw:frame draw:style-name="fr1" draw:name="Image115" text:anchor-type="as-char" svg:width="6.9236in" svg:height="3.956343in" draw:z-index="0">
<draw:image xlink:href="../Images/yкринформ/2023-04-23T13-25-00-03-00/630_360_1682245551-8783.jpeg" xlink:type="simple" xlink:show="embed" xlink:actuate="onLoad" draw:mime-type="image/jpeg"/>
</draw:frame>
In Lviv, the Junior Expo 2023 youth entrepreneurship fair: Maximkozytskyi / Lviv Ova.(OH YEAH)  <text:a xlink:type="simple" xlink:href="https://static.ukrinform.com/photos/2023_04/1682245551-8783.jpeg" text:style-name="Internet_20_link" text:visited-style-name="Visited_20_Internet_20_Link">
<draw:frame draw:style-name="fr1" draw:name="Image116" text:anchor-type="as-char" svg:width="6.9236in" svg:height="3.956343in" draw:z-index="0">
<draw:image xlink:href="../Images/yкринформ/2023-04-23T13-25-00-03-00/630_360_1682245551-8783.jpeg" xlink:type="simple" xlink:show="embed" xlink:actuate="onLoad" draw:mime-type="image/jpeg"/>
</draw:frame>
</text:a>
 <text:a xlink:type="simple" xlink:href="https://static.ukrinform.com/photos/2023_04/1682245551-6293.jpeg" text:style-name="Internet_20_link" text:visited-style-name="Visited_20_Internet_20_Link">
<draw:frame draw:style-name="fr1" draw:name="Image117" text:anchor-type="as-char" svg:width="6.9236in" svg:height="3.956343in" draw:z-index="0">
<draw:image xlink:href="../Images/yкринформ/2023-04-23T13-25-00-03-00/630_360_1682245551-6293.jpeg" xlink:type="simple" xlink:show="embed" xlink:actuate="onLoad" draw:mime-type="image/jpeg"/>
</draw:frame>
</text:a>
 <text:a xlink:type="simple" xlink:href="https://static.ukrinform.com/photos/2023_04/1682245551-7102.jpeg" text:style-name="Internet_20_link" text:visited-style-name="Visited_20_Internet_20_Link">
<draw:frame draw:style-name="fr1" draw:name="Image118" text:anchor-type="as-char" svg:width="6.9236in" svg:height="3.956343in" draw:z-index="0">
<draw:image xlink:href="../Images/yкринформ/2023-04-23T13-25-00-03-00/630_360_1682245551-7102.jpeg" xlink:type="simple" xlink:show="embed" xlink:actuate="onLoad" draw:mime-type="image/jpeg"/>
</draw:frame>
</text:a>
 <text:a xlink:type="simple" xlink:href="https://static.ukrinform.com/photos/2023_04/1682245551-6771.jpeg" text:style-name="Internet_20_link" text:visited-style-name="Visited_20_Internet_20_Link">
<draw:frame draw:style-name="fr1" draw:name="Image119" text:anchor-type="as-char" svg:width="6.9236in" svg:height="3.956343in" draw:z-index="0">
<draw:image xlink:href="../Images/yкринформ/2023-04-23T13-25-00-03-00/630_360_1682245551-6771.jpeg" xlink:type="simple" xlink:show="embed" xlink:actuate="onLoad" draw:mime-type="image/jpeg"/>
</draw:frame>
</text:a>
 <text:a xlink:type="simple" xlink:href="https://static.ukrinform.com/photos/2023_04/1682245551-4349.jpeg" text:style-name="Internet_20_link" text:visited-style-name="Visited_20_Internet_20_Link">
<draw:frame draw:style-name="fr1" draw:name="Image120" text:anchor-type="as-char" svg:width="6.9236in" svg:height="3.956343in" draw:z-index="0">
<draw:image xlink:href="../Images/yкринформ/2023-04-23T13-25-00-03-00/630_360_1682245551-4349.jpeg" xlink:type="simple" xlink:show="embed" xlink:actuate="onLoad" draw:mime-type="image/jpeg"/>
</draw:frame>
</text:a>
 <text:a xlink:type="simple" xlink:href="https://static.ukrinform.com/photos/2023_04/1682245551-7929.jpeg" text:style-name="Internet_20_link" text:visited-style-name="Visited_20_Internet_20_Link">
<draw:frame draw:style-name="fr1" draw:name="Image121" text:anchor-type="as-char" svg:width="6.9236in" svg:height="3.956343in" draw:z-index="0">
<draw:image xlink:href="../Images/yкринформ/2023-04-23T13-25-00-03-00/630_360_1682245551-7929.jpeg" xlink:type="simple" xlink:show="embed" xlink:actuate="onLoad" draw:mime-type="image/jpeg"/>
</draw:frame>
</text:a>
 <text:a xlink:type="simple" xlink:href="https://static.ukrinform.com/photos/2023_04/1682245551-9718.jpeg" text:style-name="Internet_20_link" text:visited-style-name="Visited_20_Internet_20_Link">
<draw:frame draw:style-name="fr1" draw:name="Image122" text:anchor-type="as-char" svg:width="6.9236in" svg:height="3.956343in" draw:z-index="0">
<draw:image xlink:href="../Images/yкринформ/2023-04-23T13-25-00-03-00/630_360_1682245551-9718.jpeg" xlink:type="simple" xlink:show="embed" xlink:actuate="onLoad" draw:mime-type="image/jpeg"/>
</draw:frame>
</text:a>
 <text:a xlink:type="simple" xlink:href="https://static.ukrinform.com/photos/2023_04/1682245551-1404.jpeg" text:style-name="Internet_20_link" text:visited-style-name="Visited_20_Internet_20_Link">
<draw:frame draw:style-name="fr1" draw:name="Image123" text:anchor-type="as-char" svg:width="6.9236in" svg:height="3.956343in" draw:z-index="0">
<draw:image xlink:href="../Images/yкринформ/2023-04-23T13-25-00-03-00/630_360_1682245551-1404.jpeg" xlink:type="simple" xlink:show="embed" xlink:actuate="onLoad" draw:mime-type="image/jpeg"/>
</draw:frame>
</text:a>
 <text:a xlink:type="simple" xlink:href="https://static.ukrinform.com/photos/2023_04/1682245551-4948.jpeg" text:style-name="Internet_20_link" text:visited-style-name="Visited_20_Internet_20_Link">
<draw:frame draw:style-name="fr1" draw:name="Image124" text:anchor-type="as-char" svg:width="6.9236in" svg:height="3.956343in" draw:z-index="0">
<draw:image xlink:href="../Images/yкринформ/2023-04-23T13-25-00-03-00/630_360_1682245551-4948.jpeg" xlink:type="simple" xlink:show="embed" xlink:actuate="onLoad" draw:mime-type="image/jpeg"/>
</draw:frame>
</text:a>
 <text:a xlink:type="simple" xlink:href="https://static.ukrinform.com/photos/2023_04/1682245551-7730.jpeg" text:style-name="Internet_20_link" text:visited-style-name="Visited_20_Internet_20_Link">
<draw:frame draw:style-name="fr1" draw:name="Image125" text:anchor-type="as-char" svg:width="6.9236in" svg:height="3.956343in" draw:z-index="0">
<draw:image xlink:href="../Images/yкринформ/2023-04-23T13-25-00-03-00/630_360_1682245551-7730.jpeg" xlink:type="simple" xlink:show="embed" xlink:actuate="onLoad" draw:mime-type="image/jpeg"/>
</draw:frame>
</text:a>
</text:p>
      <text:p text:style-name="P4">
For <text:a xlink:type="simple" xlink:href="https://city-adm.lviv.ua/news/society/youth-policy/296195-u-lvovi-na-iarmarku-molodizhnoho-pidpryiemnytstva-uchni-uchylyshch-prodaiut-svoi-vyroby" text:style-name="Internet_20_link" text:visited-style-name="Visited_20_Internet_20_Link">
</text:a>
Lviv City Council, participants of the fair prepared for the Lviv residents and the guest of nine author workshops: modeling and design of clothing with the so with the cartoon "Mavka", the production of decorative candles, painting figures, production of ecos, beading, decorating patriotic units, decorating patriotic units. natural stone, gingerbread decoration and painting and chemical analysis of water.</text:p>
      <text:p text:style-name="P4">
<text:span text:style-name="T4">
 Read also: </text:span>
 <text:a xlink:type="simple" xlink:href="https://www.ukrinform.ua/rubric-regions/3699125-v-uzgorodi-startuvav-sakurafest-so-u-programi.html" text:style-name="Internet_20_link" text:visited-style-name="Visited_20_Internet_20_Link">
</text:a>
As reported by Ukrinform, in the city of Kobelyaky of the Poltava region there was a good fair, the main purpose of which was to raise funds for the purchase of Blessli of military Alexander Lugovoy.</text:p>
      <text:p text:style-name="P4">
<text:span text:style-name="T5">
Foto: Maxim Kozytsky Telegram</text:span>
</text:p>
      <text:p text:style-name="P4">
News Source: <text:a xlink:type="simple" xlink:href="https://www.ukrinform.ua/rubric-regions/3699562-u-lvovi-prohodit-persij-v-ukraini-armarok-molodiznogo-pidpriemnictva-junior-expo-2023.html" text:style-name="Internet_20_link" text:visited-style-name="Visited_20_Internet_20_Link">
https://www.ukrinform.ua/rubric-regions/3699562-u-lvovi-prohodit-persij-v-ukraini-armarok-molodiznogo-pidpriemnictva-junior-expo-2023.html</text:a>
</text:p>
      <!--NEWS-->
      <text:h text:style-name="P10" text:outline-level="1">
<text:span text:style-name="T4">
In the Nikolaev area, the anti -aircraft were knocked down by a Russian reconnaissance drone</text:span>
</text:h>
      <text:p text:style-name="P4">
Authors: Ukrinform (Person)</text:p>
      <text:p text:style-name="P4">
Publisher: Укринформ (Organization)</text:p>
      <text:p text:style-name="P4">
Published Time: 2023-04-23T13:36:00+03:00</text:p>
      <text:p text:style-name="P4">
Modified Time: 2023-04-23T13:36:00+03:00</text:p>
      <text:p text:style-name="P4">
Description: In the Nikolaev area on Sunday, April 23, anti -aircraftmen shot down a hostile unmanned aerial vehicle type "Merlin". - Ukrinform.</text:p>
      <text:p text:style-name="P4">
Images: ["<text:a xlink:type="simple" xlink:href="https://static.ukrinform.com/photos/2023_01/thumb_files/630_360_1674235674-799.jpg" text:style-name="Internet_20_link" text:visited-style-name="Visited_20_Internet_20_Link">
630_360_16742...</text:a>
", "<text:a xlink:type="simple" xlink:href="https://static.ukrinform.com/photos/2023_04/1682246110-383.jpg" text:style-name="Internet_20_link" text:visited-style-name="Visited_20_Internet_20_Link">
1682246110-38...</text:a>
"]</text:p>
      <text:p text:style-name="P4">
Tags: ['Безпілотник', 'Миколаївщина', 'Війна з росією']</text:p>
      <text:p text:style-name="P4">
Type: Article</text:p>
      <!--METADATA-->
      <text:p text:style-name="P4">
<draw:frame draw:style-name="fr1" draw:name="Image126" text:anchor-type="as-char" svg:width="6.9236in" svg:height="3.956343in" draw:z-index="0">
<draw:image xlink:href="../Images/yкринформ/2023-04-23T13-36-00-03-00/630_360_1674235674-799.jpg" xlink:type="simple" xlink:show="embed" xlink:actuate="onLoad" draw:mime-type="image/jpeg"/>
</draw:frame>
On Sunday, April 23, the Zachiwitors shot down the hostile unmanned -phase apparatus of the Merlin type on Sunday, April 23.</text:p>
      <text:p text:style-name="P4">
According to Ukrinform, the South Air Command reports in <text:a xlink:type="simple" xlink:href="https://www.facebook.com/PvKPivden/posts/pfbid02FCajQbvehnrSUpH9DxAVMeEmCXn7tDY3imyJoDfjACRRJcgUbLcCo5KGApLEfpYLl" text:style-name="Internet_20_link" text:visited-style-name="Visited_20_Internet_20_Link">
</text:a>
.</text:p>
      <text:p text:style-name="P4">
Близько 11.50 воїни зенітної ракетної одеської бригади повітряногокомандування "Південь" збили російський розвідувальний БпЛА типу “Мерлін”,ідеться в повідомленні.</text:p>
      <text:p text:style-name="P4">
<draw:frame draw:style-name="fr1" draw:name="Image127" text:anchor-type="as-char" svg:width="6.9236in" svg:height="6.9236in" draw:z-index="0">
<draw:image xlink:href="../Images/yкринформ/2023-04-23T13-36-00-03-00/1682246110-383.jpg" xlink:type="simple" xlink:show="embed" xlink:actuate="onLoad" draw:mime-type="image/jpeg"/>
</draw:frame>
As reported by Ukrinform, the forces of defense of Ukraine <text:a xlink:type="simple" xlink:href="https://www.ukrinform.ua/rubric-ato/3699395-sili-oboroni-zbili-rosijskij-mi24.html" text:style-name="Internet_20_link" text:visited-style-name="Visited_20_Internet_20_Link">
</text:a>
.</text:p>
      <text:p text:style-name="P4">
Photo illustrative</text:p>
      <text:p text:style-name="P4">
News Source: <text:a xlink:type="simple" xlink:href="https://www.ukrinform.ua/rubric-ato/3699565-na-mikolaivsini-zenitniki-zbili-rosijskij-rozviduvalnij-bezpilotnik.html" text:style-name="Internet_20_link" text:visited-style-name="Visited_20_Internet_20_Link">
https://www.ukrinform.ua/rubric-ato/3699565-na-mikolaivsini-zenitniki-zbili-rosijskij-rozviduvalnij-bezpilotnik.html</text:a>
</text:p>
      <!--NEWS-->
      <text:h text:style-name="P10" text:outline-level="1">
<text:span text:style-name="T4">
Musk replied King that Zadonative $ 100 million for Ukraine</text:span>
</text:h>
      <text:p text:style-name="P4">
Authors: Ukrinform (Person)</text:p>
      <text:p text:style-name="P4">
Publisher: Укринформ (Organization)</text:p>
      <text:p text:style-name="P4">
Published Time: 2023-04-23T13:47:00+03:00</text:p>
      <text:p text:style-name="P4">
Modified Time: 2023-04-23T13:47:00+03:00</text:p>
      <text:p text:style-name="P4">
Description: American billionaire Ilon Musk stated that Ukraine is $ 100 million.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івен Кінг', 'Twitter', 'допомога', 'Війна з росією']</text:p>
      <text:p text:style-name="P4">
Type: Article</text:p>
      <!--METADATA-->
      <text:p text:style-name="P4">
<draw:frame draw:style-name="fr1" draw:name="Image128" text:anchor-type="as-char" svg:width="6.9236in" svg:height="3.956343in" draw:z-index="0">
<draw:image xlink:href="../Images/yкринформ/2023-04-23T13-47-00-03-00/630_360_1620987964-731.jpg" xlink:type="simple" xlink:show="embed" xlink:actuate="onLoad" draw:mime-type="image/jpeg"/>
</draw:frame>
American billionaire Ilon Musk said that there were 100 million dollars in Ukraine.</text:p>
      <text:p text:style-name="P4">
So he reacted in <text:a xlink:type="simple" xlink:href="https://twitter.com/elonmusk/status/1650008972865224704" text:style-name="Internet_20_link" text:visited-style-name="Visited_20_Internet_20_Link">
</text:a>
At the proposal of the American writer, Stephen King, to transfer funds for his blue check -in to the charity fund of Sergei Pritula, Ukrinform reports.</text:p>
      <text:p text:style-name="P4">
"I sacrificed Ukraine $ 100 million, how much did you donate?" -write <text:a xlink:type="simple" xlink:href="https://www.ukrinform.ua/tag-ilon-mask" text:style-name="Internet_20_link" text:visited-style-name="Visited_20_Internet_20_Link">
</text:a>
He also reposited the Minister of Digital Transformation of Ukraine Mikhailfedorov of October 24, 2022, where the official thanks the American billionaire funding for the work of the Starlink Satellite Internet terminals in Ukraine. The company was transmitted by Mask at the beginning of a full -scale invasion.</text:p>
      <text:p text:style-name="P4">
<text:span text:style-name="T4">
 Read also: </text:span>
 <text:a xlink:type="simple" xlink:href="https://www.ukrinform.ua/rubric-technology/3699365-king-zaproponuvav-masku-peredati-jogo-sinu-galocku-u-twitter-fondu-prituli.html" text:style-name="Internet_20_link" text:visited-style-name="Visited_20_Internet_20_Link">
</text:a>
As reported by Ukrinform, after purchasing a Twitter mask <text:a xlink:type="simple" xlink:href="https://www.ukrinform.ua/rubric-technology/3698922-twitter-pribrav-z-akauntiv-nizki-zmi-poznacki-pro-dzerela-finansuvanna.html" text:style-name="Internet_20_link" text:visited-style-name="Visited_20_Internet_20_Link">
</text:a>
, as they did not write on Twitter Blue.</text:p>
      <text:p text:style-name="P4">
This service enables users of the social network to receive extended social networking opportunities for a monthly subscription. It costs to subscribe on Twitter Blue $ 8 governors.</text:p>
      <text:p text:style-name="P4">
News Source: <text:a xlink:type="simple" xlink:href="https://www.ukrinform.ua/rubric-technology/3699574-mask-vidpoviv-kingu-so-zadonativ-100-miljoniv-dla-ukraini.html" text:style-name="Internet_20_link" text:visited-style-name="Visited_20_Internet_20_Link">
https://www.ukrinform.ua/rubric-technology/3699574-mask-vidpoviv-kingu-so-zadonativ-100-miljoniv-dla-ukraini.html</text:a>
</text:p>
      <!--NEWS-->
      <text:h text:style-name="P10" text:outline-level="1">
<text:span text:style-name="T4">
Chief of Russian mercenaries of PMC Wagner Group Prigozhin says his fighters will not take an...</text:span>
</text:h>
      <text:p text:style-name="P4">
Authors: liveuamap (Language: en)</text:p>
      <text:p text:style-name="P4">
Time: 2023-04-23T13:48:00</text:p>
      <text:p text:style-name="P4">
Location: Bakhmut (Latitude:48.59114 Longtitude:38.03364)</text:p>
      <text:p text:style-name="P4">
Videos: []</text:p>
      <text:p text:style-name="P4">
Images: []</text:p>
      <text:p text:style-name="P4">
Tags: ["Minsk Monitor", "Europe"]</text:p>
      <text:p text:style-name="P4">
Id: 22558132</text:p>
      <!--METADATA-->
      <text:p text:style-name="P4">
Chief of Russian mercenaries of PMC Wagner Group Prigozhin says his fighterswill not take any POWs anymore</text:p>
      <text:p text:style-name="P4">
News Collection Link: <text:a xlink:type="simple" xlink:href="https://liveuamap.com/en/2023/23-april-chief-of-russian-mercenaries-of-pmc-wagner-group" text:style-name="Internet_20_link" text:visited-style-name="Visited_20_Internet_20_Link">
https://liveuamap.com/en/2023/23-april-chief-of-russian-mercenaries-of-pmc-wagner-group</text:a>
</text:p>
      <text:p text:style-name="P4">
News Source: <text:a xlink:type="simple" xlink:href="https://t.me/bbbreaking/153616" text:style-name="Internet_20_link" text:visited-style-name="Visited_20_Internet_20_Link">
https://t.me/bbbreaking/153616</text:a>
</text:p>
      <!--NEWS-->
      <text:h text:style-name="P10" text:outline-level="1">
<text:span text:style-name="T4">
In Istanbul, a executive party's office was fired from weapons</text:span>
</text:h>
      <text:p text:style-name="P4">
Authors: Ukrinform (Person)</text:p>
      <text:p text:style-name="P4">
Publisher: Укринформ (Organization)</text:p>
      <text:p text:style-name="P4">
Published Time: 2023-04-23T13:48:01+03:00</text:p>
      <text:p text:style-name="P4">
Modified Time: 2023-04-23T13:48:01+03:00</text:p>
      <text:p text:style-name="P4">
Description: In Istanbul, unknown committed an armed attack on the Office of the Government Party of Justice and Development. - Ukrinform.</text:p>
      <text:p text:style-name="P4">
Images: ["<text:a xlink:type="simple" xlink:href="https://static.ukrinform.com/photos/2023_04/thumb_files/630_360_1682246813-437.jpg" text:style-name="Internet_20_link" text:visited-style-name="Visited_20_Internet_20_Link">
630_360_16822...</text:a>
"]</text:p>
      <text:p text:style-name="P4">
Tags: ['Обстріл', 'Зброя', 'Туреччина']</text:p>
      <text:p text:style-name="P4">
Type: Article</text:p>
      <!--METADATA-->
      <text:p text:style-name="P4">
<draw:frame draw:style-name="fr1" draw:name="Image129" text:anchor-type="as-char" svg:width="6.9236in" svg:height="3.956343in" draw:z-index="0">
<draw:image xlink:href="../Images/yкринформ/2023-04-23T13-48-01-03-00/630_360_1682246813-437.jpg" xlink:type="simple" xlink:show="embed" xlink:actuate="onLoad" draw:mime-type="image/jpeg"/>
</draw:frame>
In Istanbuline known, they committed an armed attack on the office of the Government Party of Justice and Development.</text:p>
      <text:p text:style-name="P4">
About it reports <text:a xlink:type="simple" xlink:href="https://www.dailysabah.com/politics/elections/security-measures-upped-after-attacks-on-turkish-political-entities/amp" text:style-name="Internet_20_link" text:visited-style-name="Visited_20_Internet_20_Link">
</text:a>
, reports Ukrinform.</text:p>
      <text:p text:style-name="P4">
As it is noted, on Friday late in the evening, unknown on a motorcycle fired at a party of small arms.</text:p>
      <text:p text:style-name="P4">
No one was injured as a result of the attack.</text:p>
      <text:p text:style-name="P4">
<text:span text:style-name="T4">
 Read also: </text:span>
 <text:a xlink:type="simple" xlink:href="https://www.ukrinform.ua/rubric-world/3699475-u-tureccini-projde-ostanne-pered-viborami-zasidanna-parlamentu.html" text:style-name="Internet_20_link" text:visited-style-name="Visited_20_Internet_20_Link">
<text:span text:style-name="T4">
 Turkey </text:span>
</text:a>
Turkish Interior Minister Suleiman Soyla noted that this was not the first attitude to the branch of the party in Turkey - 69 such incidents occurred at this time.</text:p>
      <text:p text:style-name="P4">
As reported by Ukrinform, on May 14 in Turkey, parliamentary tailoring elections will be held.</text:p>
      <text:p text:style-name="P4">
Photo: AA</text:p>
      <text:p text:style-name="P4">
News Source: <text:a xlink:type="simple" xlink:href="https://www.ukrinform.ua/rubric-world/3699576-u-stambuli-ofis-kerivnoi-partii-obstrilali-zi-zbroi.html" text:style-name="Internet_20_link" text:visited-style-name="Visited_20_Internet_20_Link">
https://www.ukrinform.ua/rubric-world/3699576-u-stambuli-ofis-kerivnoi-partii-obstrilali-zi-zbroi.html</text:a>
</text:p>
      <!--NEWS-->
      <text:h text:style-name="P10" text:outline-level="1">
<text:span text:style-name="T4">
Ukrainian freestylists have completed the season "gold" and "silver" of the European Cup</text:span>
</text:h>
      <text:p text:style-name="P4">
Authors: Ukrinform (Person)</text:p>
      <text:p text:style-name="P4">
Publisher: Укринформ (Organization)</text:p>
      <text:p text:style-name="P4">
Published Time: 2023-04-23T13:53:02+03:00</text:p>
      <text:p text:style-name="P4">
Modified Time: 2023-04-23T13:53:02+03:00</text:p>
      <text:p text:style-name="P4">
Description: The two medals won Ukrainian freestylists in the Big-Air discipline at the final stage of the European Cup in Austrian Tubai. - Ukrinform.</text:p>
      <text:p text:style-name="P4">
Images: ["<text:a xlink:type="simple" xlink:href="https://static.ukrinform.com/photos/2023_04/thumb_files/630_360_1682247033-206.png" text:style-name="Internet_20_link" text:visited-style-name="Visited_20_Internet_20_Link">
630_360_16822...</text:a>
"]</text:p>
      <text:p text:style-name="P4">
Tags: ['Спорт']</text:p>
      <text:p text:style-name="P4">
Type: Article</text:p>
      <!--METADATA-->
      <text:p text:style-name="P4">
<draw:frame draw:style-name="fr1" draw:name="Image130" text:anchor-type="as-char" svg:width="6.9236in" svg:height="3.956343in" draw:z-index="0">
<draw:image xlink:href="../Images/yкринформ/2023-04-23T13-53-02-03-00/630_360_1682247033-206.png" xlink:type="simple" xlink:show="embed" xlink:actuate="onLoad" draw:mime-type="image/png"/>
</draw:frame>
Two medals of Ukrainian freestylists in the discipline of Big-Air in the final stage of Europe in Austrian Stubai.</text:p>
      <text:p text:style-name="P4">
As reports <text:a xlink:type="simple" xlink:href="https://www.facebook.com/olympicua/posts/pfbid0YD5VkXM26mKdq4MAYQcA9tywMhAagKD6pPvwabSJEomU9jw8niFkZmVDFbt11Do4l" text:style-name="Internet_20_link" text:visited-style-name="Visited_20_Internet_20_Link">
</text:a>
Ukraine, Orest Kovalenko won the competition, which gathered 75 participants from the 15th countries, Ukrinform reports.</text:p>
      <text:p text:style-name="P4">
This is the second one this season and the third victory for the 21-year-old athlete at the Cup of European Cup.</text:p>
      <text:p text:style-name="P4">
<text:span text:style-name="T4">
 Read also: </text:span>
 <text:a xlink:type="simple" xlink:href="https://www.ukrinform.ua/rubric-sports/3687847-ukrainska-fristajlistka-nelli-popovic-vigrala-zoloto-etapu-kubka-svitu.html" text:style-name="Internet_20_link" text:visited-style-name="Visited_20_Internet_20_Link">
<text:span text:style-name="T4">
 freestyle </text:span>
</text:a>
Among women, a silver medalist, having gained her fourth career podium of this level, became 22-year-old Kateryna Kotsar.</text:p>
      <text:p text:style-name="P4">
Photo: NOC of Ukraine.</text:p>
      <text:p text:style-name="P4">
News Source: <text:a xlink:type="simple" xlink:href="https://www.ukrinform.ua/rubric-sports/3699580-ukrainski-fristajlisti-zaversili-sezon-zolotom-ta-sriblom-kubka-evropi.html" text:style-name="Internet_20_link" text:visited-style-name="Visited_20_Internet_20_Link">
https://www.ukrinform.ua/rubric-sports/3699580-ukrainski-fristajlisti-zaversili-sezon-zolotom-ta-sriblom-kubka-evropi.html</text:a>
</text:p>
      <!--NEWS-->
      <text:h text:style-name="P10" text:outline-level="1">
<text:span text:style-name="T4">
The Polish Foreign Ministry criticized Germany's position on Ukraine's accession to NATO</text:span>
</text:h>
      <text:p text:style-name="P4">
Authors: Ukrinform (Person)</text:p>
      <text:p text:style-name="P4">
Publisher: Укринформ (Organization)</text:p>
      <text:p text:style-name="P4">
Published Time: 2023-04-23T14:05:00+03:00</text:p>
      <text:p text:style-name="P4">
Modified Time: 2023-04-23T14:05:00+03:00</text:p>
      <text:p text:style-name="P4">
Description: Germany's position, which has calculated and inhibited Ukraine's European integration, led to full -scale aggression of Russia against Kiev. - Ukrinform.</text:p>
      <text:p text:style-name="P4">
Images: ["<text:a xlink:type="simple" xlink:href="https://static.ukrinform.com/photos/2017_03/thumb_files/630_360_1490771959-5530.jpeg" text:style-name="Internet_20_link" text:visited-style-name="Visited_20_Internet_20_Link">
630_360_14907...</text:a>
"]</text:p>
      <text:p text:style-name="P4">
Tags: ['НАТО', 'Німеччина', 'Польща', 'Війна з росією']</text:p>
      <text:p text:style-name="P4">
Type: Article</text:p>
      <!--METADATA-->
      <text:p text:style-name="P4">
<draw:frame draw:style-name="fr1" draw:name="Image131" text:anchor-type="as-char" svg:width="6.9236in" svg:height="3.956343in" draw:z-index="0">
<draw:image xlink:href="../Images/yкринформ/2023-04-23T14-05-00-03-00/630_360_1490771959-5530.jpeg" xlink:type="simple" xlink:show="embed" xlink:actuate="onLoad" draw:mime-type="image/jpeg"/>
</draw:frame>
The position of the European integration of Ukraine, which has calculated and inhibited the European integration of Ukraine, has led to Russia's supplementary aggression against Kiev.</text:p>
      <text:p text:style-name="P4">
About it in the comment <text:a xlink:type="simple" xlink:href="https://www.pap.pl/aktualnosci/news,1564457,wiceszef-msz-gdyby-niemcy-nie-staraly-sie-opoznic-wejscia-ukrainy-do-nato" text:style-name="Internet_20_link" text:visited-style-name="Visited_20_Internet_20_Link">
</text:a>
The Deputy Minister of Foreign Affairs of Poland Piotr Vuzhik, commenting on the German Defense Minister Boris Panstorius that it is not very appropriate to speak about Ukraine's membership in NATO and this decision should be made with a “cold head”, Ukrinform reports.</text:p>
      <text:p text:style-name="P4">
"Question: When will it be time for these" cold heads ": 10 or 30 years after the war?",- said Vjuzhik, responding to the words of Pistorius.</text:p>
      <text:p text:style-name="P4">
According to him, if Germany did not calculate and, as it now, did not try to bring Ukraine's accession to the North Atlantic Alliance, and if Ukraine had been asked to the Alliance many years ago in Munich, "there was no bay in Ukraine today."</text:p>
      <text:p text:style-name="P4">
<text:span text:style-name="T4">
 Read also: </text:span>
 <text:a xlink:type="simple" xlink:href="https://www.ukrinform.ua/rubric-ato/3698624-ukraina-mae-zdobuti-peremogu-ale-ne-obovazkovo-vijskovim-slahom-pistorius.html" text:style-name="Internet_20_link" text:visited-style-name="Visited_20_Internet_20_Link">
<text:span text:style-name="T4">
 Pistorius </text:span>
</text:a>
According to him, there is now an approach that Western European countries have long been: countries such as Germany or France have always been the protocils of Ukraine either in the EU or in <text:a xlink:type="simple" xlink:href="https://www.ukrinform.ua/tag-nato" text:style-name="Internet_20_link" text:visited-style-name="Visited_20_Internet_20_Link">
</text:a>
.</text:p>
      <text:p text:style-name="P4">
According to Vuzhik, the position of the German minister can delay Ukraine's accession to NATO, since when the new country is accepted to the Alliance, one is required by the individual among the Member States of the Organization.</text:p>
      <text:p text:style-name="P4">
He stressed that Poland supports Ukraine's membership in the EU.</text:p>
      <text:p text:style-name="P4">
"In our opinion, the faster it will happen, the better, because it will be a guarantee not only of Ukraine and Poland, but of the whole region," - said the deputy Glava of Polish diplomacy.</text:p>
      <text:p text:style-name="P4">
Vjuzhik assured that Warsaw is trying to convince Western partners all the time to change their minds and that Ukraine would join Donato as soon as possible.</text:p>
      <text:p text:style-name="P4">
<text:span text:style-name="T4">
 Read also: </text:span>
 <text:a xlink:type="simple" xlink:href="https://www.ukrinform.ua/rubric-polytics/3696067-ukraina-ne-prijme-surogatnih-risen-vilnuskogo-samitu-sodo-svogo-vstupu-do-nato-kuleba.html" text:style-name="Internet_20_link" text:visited-style-name="Visited_20_Internet_20_Link">
</text:a>
The German Defense Minister Pistorius excluded the ZDF interview with a NATO integration. He noted that such a decision should be advocated in solidarity, "with a cold head and a hot heart, not the other way around."</text:p>
      <text:p text:style-name="P4">
News Source: <text:a xlink:type="simple" xlink:href="https://www.ukrinform.ua/rubric-polytics/3699585-u-mzs-polsi-rozkritikuvali-poziciu-nimeccini-sodo-vstupu-ukraini-do-nato.html" text:style-name="Internet_20_link" text:visited-style-name="Visited_20_Internet_20_Link">
https://www.ukrinform.ua/rubric-polytics/3699585-u-mzs-polsi-rozkritikuvali-poziciu-nimeccini-sodo-vstupu-ukraini-do-nato.html</text:a>
</text:p>
      <!--NEWS-->
      <text:h text:style-name="P10" text:outline-level="1">
<text:span text:style-name="T4">
In the south, the anti-aircraft was destroyed by four Russian Drons-Kamikadze Lacet</text:span>
</text:h>
      <text:p text:style-name="P4">
Authors: Ukrinform (Person)</text:p>
      <text:p text:style-name="P4">
Publisher: Укринформ (Organization)</text:p>
      <text:p text:style-name="P4">
Published Time: 2023-04-23T14:22:00+03:00</text:p>
      <text:p text:style-name="P4">
Modified Time: 2023-04-23T14:22:00+03:00</text:p>
      <text:p text:style-name="P4">
Description: In the Nikolaev and Kherson regions, on the evening of April 22 and in the morning of April 23, the anti-aircraftmen destroyed four enemy drones-Kamikadze "Lancet". - Ukrinform.</text:p>
      <text:p text:style-name="P4">
Images: ["<text:a xlink:type="simple" xlink:href="https://static.ukrinform.com/photos/2023_04/thumb_files/630_360_1682248586-703.jpg" text:style-name="Internet_20_link" text:visited-style-name="Visited_20_Internet_20_Link">
630_360_16822...</text:a>
", "<text:a xlink:type="simple" xlink:href="https://static.ukrinform.com/photos/2023_04/1682248648-828.jpg" text:style-name="Internet_20_link" text:visited-style-name="Visited_20_Internet_20_Link">
1682248648-82...</text:a>
", "<text:a xlink:type="simple" xlink:href="https://static.ukrinform.com/photos/2023_04/1682248649-567.jpg" text:style-name="Internet_20_link" text:visited-style-name="Visited_20_Internet_20_Link">
1682248649-56...</text:a>
"]</text:p>
      <text:p text:style-name="P4">
Tags: ['Безпілотник', 'Херсонщина', 'Миколаївщина', 'Дрон', 'Війна з росією']</text:p>
      <text:p text:style-name="P4">
Type: Article</text:p>
      <!--METADATA-->
      <text:p text:style-name="P4">
<draw:frame draw:style-name="fr1" draw:name="Image132" text:anchor-type="as-char" svg:width="6.9236in" svg:height="3.956343in" draw:z-index="0">
<draw:image xlink:href="../Images/yкринформ/2023-04-23T14-22-00-03-00/630_360_1682248586-703.jpg" xlink:type="simple" xlink:show="embed" xlink:actuate="onLoad" draw:mime-type="image/jpeg"/>
</draw:frame>
In the evening of April 22 and in the morning of April 23, the Mights and Kherson regions destroyed four enemy drones-Kamikadze "Lancet" on April 23.</text:p>
      <text:p text:style-name="P4">
According to Ukrinform, the South Air Command reports in <text:a xlink:type="simple" xlink:href="https://www.facebook.com/PvKPivden/posts/pfbid02jgpcRXftAph9qtxKY2F8typ5NsjLqQvDuJAx9kmfdtf9q3MmyuEqxLdhcm4XdA4xl" text:style-name="Internet_20_link" text:visited-style-name="Visited_20_Internet_20_Link">
</text:a>
.</text:p>
      <text:p text:style-name="P4">
Протягом вечора 22 квітня та ранку 23 квітня воїни мобільних вогневих групХерсонської зенітної ракетної бригади знищили чотири "Ланцети", ідеться уповідомленні.</text:p>
      <text:p text:style-name="P4">
<draw:frame draw:style-name="fr1" draw:name="Image133" text:anchor-type="as-char" svg:width="6.9236in" svg:height="8.646524in" draw:z-index="0">
<draw:image xlink:href="../Images/yкринформ/2023-04-23T14-22-00-03-00/1682248648-828.jpg" xlink:type="simple" xlink:show="embed" xlink:actuate="onLoad" draw:mime-type="image/jpeg"/>
</draw:frame>
<text:span text:style-name="T4">
 Read also: </text:span>
 <text:a xlink:type="simple" xlink:href="https://www.ukrinform.ua/rubric-ato/3699395-sili-oboroni-zbili-rosijskij-mi24.html" text:style-name="Internet_20_link" text:visited-style-name="Visited_20_Internet_20_Link">
<text:span text:style-name="T4">
 forces </text:span>
 <text:span text:style-name="T4">
 Defense </text:span>
 <text:span text:style-name="T4">
 knocked down </text:span>
 <text:span text:style-name="T4">
 Russian </text:span>
</text:a>
</text:p>
      <text:p text:style-name="P4">
<draw:frame draw:style-name="fr1" draw:name="Image134" text:anchor-type="as-char" svg:width="6.9236in" svg:height="5.719496in" draw:z-index="0">
<draw:image xlink:href="../Images/yкринформ/2023-04-23T14-22-00-03-00/1682248649-567.jpg" xlink:type="simple" xlink:show="embed" xlink:actuate="onLoad" draw:mime-type="image/jpeg"/>
</draw:frame>
As reported by Ukrinform, in the Nikolaev area, April 23, anti -aircraftmen shot down <text:a xlink:type="simple" xlink:href="https://www.ukrinform.ua/rubric-ato/3699565-na-mikolaivsini-zenitniki-zbili-rosijskij-rozviduvalnij-bezpilotnik.html" text:style-name="Internet_20_link" text:visited-style-name="Visited_20_Internet_20_Link">
</text:a>
Merlin type.</text:p>
      <text:p text:style-name="P4">
News Source: <text:a xlink:type="simple" xlink:href="https://www.ukrinform.ua/rubric-ato/3699586-na-pivdni-zenitniki-znisili-cotiri-rosijski-dronikamikadze-lancet.html" text:style-name="Internet_20_link" text:visited-style-name="Visited_20_Internet_20_Link">
https://www.ukrinform.ua/rubric-ato/3699586-na-pivdni-zenitniki-znisili-cotiri-rosijski-dronikamikadze-lancet.html</text:a>
</text:p>
      <!--NEWS-->
      <text:h text:style-name="P10" text:outline-level="1">
<text:span text:style-name="T4">
UPL: Lviv lost to Metalist 1925</text:span>
</text:h>
      <text:p text:style-name="P4">
Authors: Ukrinform (Person)</text:p>
      <text:p text:style-name="P4">
Publisher: Укринформ (Organization)</text:p>
      <text:p text:style-name="P4">
Published Time: 2023-04-23T14:52:00+03:00</text:p>
      <text:p text:style-name="P4">
Modified Time: 2023-04-23T14:52:00+03:00</text:p>
      <text:p text:style-name="P4">
Description: Lviv players were defeated in the current Football Championship among the Premier League teams (UPL). - Ukrinform.</text:p>
      <text:p text:style-name="P4">
Images: ["<text:a xlink:type="simple" xlink:href="https://static.ukrinform.com/photos/2017_05/thumb_files/630_360_1496211326-5424.jpg" text:style-name="Internet_20_link" text:visited-style-name="Visited_20_Internet_20_Link">
630_360_14962...</text:a>
"]</text:p>
      <text:p text:style-name="P4">
Tags: ['Футбол', 'Металіст-1925', "Прем'єр-ліга", 'ФК Львів']</text:p>
      <text:p text:style-name="P4">
Type: Article</text:p>
      <!--METADATA-->
      <text:p text:style-name="P4">
<draw:frame draw:style-name="fr1" draw:name="Image135" text:anchor-type="as-char" svg:width="6.9236in" svg:height="3.956343in" draw:z-index="0">
<draw:image xlink:href="../Images/yкринформ/2023-04-23T14-52-00-03-00/630_360_1496211326-5424.jpg" xlink:type="simple" xlink:show="embed" xlink:actuate="onLoad" draw:mime-type="image/jpeg"/>
</draw:frame>
Lviv football players were defeated(UPL).</text:p>
      <text:p text:style-name="P4">
Домашній поєдинок 22-го туру з харківським «Металістом 1925» львів'янипрограли з рахунком 0:2, передає Укрінформ.</text:p>
      <text:p text:style-name="P4">
Авторами голів стали Костянтин Бичек, якому на 26-й хвилині асистувавРостислав Русин, та Дмитро Капінус (84).</text:p>
      <text:p text:style-name="P4">
Недільний ігровий день о 15.00 продовжує зустріч криворізького «Кривбаса» таодеського «Чорноморця».</text:p>
      <text:p text:style-name="P4">
22-й тур у понеділок, 24 квітня, завершать матчі «Дніпра-1» та львівського«Руха» (13.00), Alexandria and Ingulets from Petrov(15.00).</text:p>
      <text:p text:style-name="P4">
Результати попередніх матчів туру:</text:p>
      <text:p text:style-name="P4">
«Колос» (Kovalivka)- “Dawn”(Lugansk)- 0: 1</text:p>
      <text:p text:style-name="P4">
goal: Vladimir Brazhko(31-A minute);</text:p>
      <text:p text:style-name="P4">
Vorskla(Poltava)- Metalist(Kharkiv)- 3: 2</text:p>
      <text:p text:style-name="P4">
Goals: Seferi(26, 45+1), Felipe(45+2)- Bogdan Boychuk(9), Yuri Romanyuk(82);</text:p>
      <text:p text:style-name="P4">
"Heather"(Rivne)- “Minaj” - 1: 1</text:p>
      <text:p text:style-name="P4">
Goals: Andriy Bliznichenko(55)- Yegor Tverdohlib(60);</text:p>
      <text:p text:style-name="P4">
«Dynamo»(Kyiv)- Shakhtar(Donetsk)- 1: 1</text:p>
      <text:p text:style-name="P4">
Goals: Alexander Andrievsky(82)- Taras Stepanenko(12).</text:p>
      <text:p text:style-name="P4">
<text:span text:style-name="T4">
Читайте також:</text:span>
 <text:a xlink:type="simple" xlink:href="https://www.ukrinform.ua/rubric-sports/3699369-dinamo-i-sahtar-zigrali-vniciu-v-matci-upl.html" text:style-name="Internet_20_link" text:visited-style-name="Visited_20_Internet_20_Link">
 <text:span text:style-name="T4">
Динамо</text:span>
 </text:a>
Shakhtar is the leader in the UPL standings with 53 points(After 22 games), Next - Zorya - 46(22), Dnipro -1 - 45(20), «Dynamo» - 41(22), Alexandria - 33(20), "Kolos" - 30(22), Vorskla - 29(22)and "Kryvbas" -28(21).</text:p>
      <text:p text:style-name="P4">
News Source: <text:a xlink:type="simple" xlink:href="https://www.ukrinform.ua/rubric-sports/3699595-upl-lviv-prograv-metalistu-1925.html" text:style-name="Internet_20_link" text:visited-style-name="Visited_20_Internet_20_Link">
https://www.ukrinform.ua/rubric-sports/3699595-upl-lviv-prograv-metalistu-1925.html</text:a>
</text:p>
      <!--NEWS-->
      <text:h text:style-name="P10" text:outline-level="1">
<text:span text:style-name="T4">
Vinnytsia and German Carlsruhe became twin cities</text:span>
</text:h>
      <text:p text:style-name="P4">
Authors: Ukrinform (Person)</text:p>
      <text:p text:style-name="P4">
Publisher: Укринформ (Organization)</text:p>
      <text:p text:style-name="P4">
Published Time: 2023-04-23T14:55:00+03:00</text:p>
      <text:p text:style-name="P4">
Modified Time: 2023-04-23T14:55:00+03:00</text:p>
      <text:p text:style-name="P4">
Description: Vinnytsia and the German city of Carlsruhe have signed a counterpart on brotherhood. - Ukrinform.</text:p>
      <text:p text:style-name="P4">
Images: ["<text:a xlink:type="simple" xlink:href="https://static.ukrinform.com/photos/2023_04/thumb_files/630_360_1682250968-229.jpeg" text:style-name="Internet_20_link" text:visited-style-name="Visited_20_Internet_20_Link">
630_360_16822...</text:a>
", "<text:a xlink:type="simple" xlink:href="https://static.ukrinform.com/photos/2023_04/1682250969-398.jpeg" text:style-name="Internet_20_link" text:visited-style-name="Visited_20_Internet_20_Link">
1682250969-39...</text:a>
", "<text:a xlink:type="simple" xlink:href="https://static.ukrinform.com/photos/2023_04/1682250969-885.jpeg" text:style-name="Internet_20_link" text:visited-style-name="Visited_20_Internet_20_Link">
1682250969-88...</text:a>
", "<text:a xlink:type="simple" xlink:href="https://static.ukrinform.com/photos/2023_04/1682250969-690.jpeg" text:style-name="Internet_20_link" text:visited-style-name="Visited_20_Internet_20_Link">
1682250969-69...</text:a>
"]</text:p>
      <text:p text:style-name="P4">
Tags: ['Німеччина', 'Вінниця']</text:p>
      <text:p text:style-name="P4">
Type: Article</text:p>
      <!--METADATA-->
      <text:p text:style-name="P4">
<draw:frame draw:style-name="fr1" draw:name="Image136" text:anchor-type="as-char" svg:width="6.9236in" svg:height="3.956343in" draw:z-index="0">
<draw:image xlink:href="../Images/yкринформ/2023-04-23T14-55-00-03-00/630_360_1682250968-229.jpeg" xlink:type="simple" xlink:show="embed" xlink:actuate="onLoad" draw:mime-type="image/jpeg"/>
</draw:frame>
The Vinnytsia German city of Carlsruhe signed a counterpart on brotherhood.</text:p>
      <text:p text:style-name="P4">
About it in <text:a xlink:type="simple" xlink:href="https://t.me/morgunovofficial/3452" text:style-name="Internet_20_link" text:visited-style-name="Visited_20_Internet_20_Link">
</text:a>
Sergey Morgunov reported the city chief, Ukrinform reports.</text:p>
      <text:p text:style-name="P4">
“Vinnitsa and Carlsrue are now brothers. The agreement is signed!This opens up new ones for the exchange of experience, joint projects and communication to the Inter -Muscans, ”Morgunov said.</text:p>
      <text:p text:style-name="P4">
<draw:frame draw:style-name="fr1" draw:name="Image137" text:anchor-type="as-char" svg:width="6.9236in" svg:height="4.602912in" draw:z-index="0">
<draw:image xlink:href="../Images/yкринформ/2023-04-23T14-55-00-03-00/1682250969-398.jpeg" xlink:type="simple" xlink:show="embed" xlink:actuate="onLoad" draw:mime-type="image/jpeg"/>
</draw:frame>
</text:p>
      <text:p text:style-name="P4">
<draw:frame draw:style-name="fr1" draw:name="Image138" text:anchor-type="as-char" svg:width="6.9236in" svg:height="4.602912in" draw:z-index="0">
<draw:image xlink:href="../Images/yкринформ/2023-04-23T14-55-00-03-00/1682250969-885.jpeg" xlink:type="simple" xlink:show="embed" xlink:actuate="onLoad" draw:mime-type="image/jpeg"/>
</draw:frame>
According to him, cities will cooperate in the sphere of spatial development of immobility, <text:a xlink:type="simple" xlink:href="https://www.ukrinform.ua/tag-energetika" text:style-name="Internet_20_link" text:visited-style-name="Visited_20_Internet_20_Link">
</text:a>
, IT and scientific activity, culture and tourism, European integration. These are topical areas for restoring recovery and innovative development.</text:p>
      <text:p text:style-name="P4">
<draw:frame draw:style-name="fr1" draw:name="Image139" text:anchor-type="as-char" svg:width="6.9236in" svg:height="4.602912in" draw:z-index="0">
<draw:image xlink:href="../Images/yкринформ/2023-04-23T14-55-00-03-00/1682250969-690.jpeg" xlink:type="simple" xlink:show="embed" xlink:actuate="onLoad" draw:mime-type="image/jpeg"/>
</draw:frame>
Morgun added that a delegation from Carlsrue would come to Vinnitsa.</text:p>
      <text:p text:style-name="P4">
<text:span text:style-name="T4">
 Read also: </text:span>
 <text:a xlink:type="simple" xlink:href="https://www.ukrinform.ua/rubric-regions/3697532-danske-misto-orhus-stalo-mistompobratimom-lvova.html" text:style-name="Internet_20_link" text:visited-style-name="Visited_20_Internet_20_Link">
<text:span text:style-name="T4">
 Danish </text:span>
 <text:span text:style-name="T4">
 City </text:span>
 <text:span text:style-name="T4">
 </text:span>
 ORHUS <text:span text:style-name="T4">
 </text:span>
 <text:span text:style-name="T4">
 has become </text:span>
 <text:span text:style-name="T4">
 </text:span>
 by the city <text:span text:style-name="T4">
<text:span text:style-name="T5">
* by the brother </text:span>
* </text:span>
 <text:span text:style-name="T4">
 Lviv </text:span>
</text:a>
He also stressed that Carlsrue still supported Vinnitsa. In particular, the tents for "points of indomitability" were provided by German partners and to withstand the regional center in winter.</text:p>
      <text:p text:style-name="P4">
It was reported that Bosch has transferred Vinnitsa to a long -term use of an indicative monitoring station of air, which measures the pollution of atmospheric pollution with maximum accuracy.</text:p>
      <text:p text:style-name="P4">
_ Photo: Sergey Morgunov _</text:p>
      <text:p text:style-name="P4">
News Source: <text:a xlink:type="simple" xlink:href="https://www.ukrinform.ua/rubric-regions/3699598-vinnica-ta-nimecke-karlsrue-stali-mistamipobratimami.html" text:style-name="Internet_20_link" text:visited-style-name="Visited_20_Internet_20_Link">
https://www.ukrinform.ua/rubric-regions/3699598-vinnica-ta-nimecke-karlsrue-stali-mistamipobratimami.html</text:a>
</text:p>
      <!--NEWS-->
      <text:h text:style-name="P10" text:outline-level="1">
<text:span text:style-name="T4">
The Defense Ministry showed how the tactical classes of Ukrainian paratroopers take place</text:span>
</text:h>
      <text:p text:style-name="P4">
Authors: Ukrinform (Person)</text:p>
      <text:p text:style-name="P4">
Publisher: Укринформ (Organization)</text:p>
      <text:p text:style-name="P4">
Published Time: 2023-04-23T15:02:00+03:00</text:p>
      <text:p text:style-name="P4">
Modified Time: 2023-04-23T15:02:00+03:00</text:p>
      <text:p text:style-name="P4">
Description: Tactical training of landing units occur in the most realistic conditions. - Ukrinform.</text:p>
      <text:p text:style-name="P4">
Images: ["<text:a xlink:type="simple" xlink:href="https://static.ukrinform.com/photos/2023_04/thumb_files/630_360_1682251185-6359.jpeg" text:style-name="Internet_20_link" text:visited-style-name="Visited_20_Internet_20_Link">
630_360_16822...</text:a>
", "<text:a xlink:type="simple" xlink:href="https://static.ukrinform.com/photos/2023_04/thumb_files/630_360_1682251185-3108.jpeg" text:style-name="Internet_20_link" text:visited-style-name="Visited_20_Internet_20_Link">
630_360_16822...</text:a>
", "<text:a xlink:type="simple" xlink:href="https://static.ukrinform.com/photos/2023_04/thumb_files/630_360_1682251185-2821.jpeg" text:style-name="Internet_20_link" text:visited-style-name="Visited_20_Internet_20_Link">
630_360_16822...</text:a>
", "<text:a xlink:type="simple" xlink:href="https://static.ukrinform.com/photos/2023_04/thumb_files/630_360_1682251185-7460.jpeg" text:style-name="Internet_20_link" text:visited-style-name="Visited_20_Internet_20_Link">
630_360_16822...</text:a>
", "<text:a xlink:type="simple" xlink:href="https://static.ukrinform.com/photos/2023_04/thumb_files/630_360_1682251185-9301.jpeg" text:style-name="Internet_20_link" text:visited-style-name="Visited_20_Internet_20_Link">
630_360_16822...</text:a>
", "<text:a xlink:type="simple" xlink:href="https://static.ukrinform.com/photos/2023_04/thumb_files/630_360_1682251185-9099.jpeg" text:style-name="Internet_20_link" text:visited-style-name="Visited_20_Internet_20_Link">
630_360_16822...</text:a>
"]</text:p>
      <text:p text:style-name="P4">
Tags: ['Міноборони', 'Військові навчання', 'Війна з росією']</text:p>
      <text:p text:style-name="P4">
Type: Article</text:p>
      <!--METADATA-->
      <text:p text:style-name="P4">
<draw:frame draw:style-name="fr1" draw:name="Image140" text:anchor-type="as-char" svg:width="6.9236in" svg:height="3.956343in" draw:z-index="0">
<draw:image xlink:href="../Images/yкринформ/2023-04-23T15-02-00-03-00/630_360_1682251185-6359.jpeg" xlink:type="simple" xlink:show="embed" xlink:actuate="onLoad" draw:mime-type="image/jpeg"/>
</draw:frame>
Tactical landscaping of landing and assault units occur in the most realistic audience.</text:p>
      <text:p text:style-name="P4">
According to Ukrinform, the First Deputy Minister of Defense of Ukraine Lieutenant-Lieutenant Alexander Pavlyuk reported in <text:a xlink:type="simple" xlink:href="https://t.me/Pavliuk_KSV/4027" text:style-name="Internet_20_link" text:visited-style-name="Visited_20_Internet_20_Link">
</text:a>
and published the appropriate photos.</text:p>
      <text:p text:style-name="P4">
“Tactical training of landing units occur in the maximum realistic conditions. The commanders give orders clearly and professionally, controlling the stage of completing the tasks, ”Pavlyuk said.</text:p>
      <text:p text:style-name="P4">
<draw:frame draw:style-name="fr1" draw:name="Image141" text:anchor-type="as-char" svg:width="6.9236in" svg:height="3.956343in" draw:z-index="0">
<draw:image xlink:href="../Images/yкринформ/2023-04-23T15-02-00-03-00/630_360_1682251185-3108.jpeg" xlink:type="simple" xlink:show="embed" xlink:actuate="onLoad" draw:mime-type="image/jpeg"/>
</draw:frame>
Supports showed how tactical training of landing and assault units / Photo: Alexander Pavlyuk | Ministry of Defence Ukraine  <text:a xlink:type="simple" xlink:href="https://static.ukrinform.com/photos/2023_04/1682251185-3108.jpeg" text:style-name="Internet_20_link" text:visited-style-name="Visited_20_Internet_20_Link">
<draw:frame draw:style-name="fr1" draw:name="Image142" text:anchor-type="as-char" svg:width="6.9236in" svg:height="3.956343in" draw:z-index="0">
<draw:image xlink:href="../Images/yкринформ/2023-04-23T15-02-00-03-00/630_360_1682251185-3108.jpeg" xlink:type="simple" xlink:show="embed" xlink:actuate="onLoad" draw:mime-type="image/jpeg"/>
</draw:frame>
</text:a>
 <text:a xlink:type="simple" xlink:href="https://static.ukrinform.com/photos/2023_04/1682251185-2821.jpeg" text:style-name="Internet_20_link" text:visited-style-name="Visited_20_Internet_20_Link">
<draw:frame draw:style-name="fr1" draw:name="Image143" text:anchor-type="as-char" svg:width="6.9236in" svg:height="3.956343in" draw:z-index="0">
<draw:image xlink:href="../Images/yкринформ/2023-04-23T15-02-00-03-00/630_360_1682251185-2821.jpeg" xlink:type="simple" xlink:show="embed" xlink:actuate="onLoad" draw:mime-type="image/jpeg"/>
</draw:frame>
</text:a>
 <text:a xlink:type="simple" xlink:href="https://static.ukrinform.com/photos/2023_04/1682251185-7460.jpeg" text:style-name="Internet_20_link" text:visited-style-name="Visited_20_Internet_20_Link">
<draw:frame draw:style-name="fr1" draw:name="Image144" text:anchor-type="as-char" svg:width="6.9236in" svg:height="3.956343in" draw:z-index="0">
<draw:image xlink:href="../Images/yкринформ/2023-04-23T15-02-00-03-00/630_360_1682251185-7460.jpeg" xlink:type="simple" xlink:show="embed" xlink:actuate="onLoad" draw:mime-type="image/jpeg"/>
</draw:frame>
</text:a>
 <text:a xlink:type="simple" xlink:href="https://static.ukrinform.com/photos/2023_04/1682251185-9301.jpeg" text:style-name="Internet_20_link" text:visited-style-name="Visited_20_Internet_20_Link">
<draw:frame draw:style-name="fr1" draw:name="Image145" text:anchor-type="as-char" svg:width="6.9236in" svg:height="3.956343in" draw:z-index="0">
<draw:image xlink:href="../Images/yкринформ/2023-04-23T15-02-00-03-00/630_360_1682251185-9301.jpeg" xlink:type="simple" xlink:show="embed" xlink:actuate="onLoad" draw:mime-type="image/jpeg"/>
</draw:frame>
</text:a>
 <text:a xlink:type="simple" xlink:href="https://static.ukrinform.com/photos/2023_04/1682251185-6359.jpeg" text:style-name="Internet_20_link" text:visited-style-name="Visited_20_Internet_20_Link">
<draw:frame draw:style-name="fr1" draw:name="Image146" text:anchor-type="as-char" svg:width="6.9236in" svg:height="3.956343in" draw:z-index="0">
<draw:image xlink:href="../Images/yкринформ/2023-04-23T15-02-00-03-00/630_360_1682251185-6359.jpeg" xlink:type="simple" xlink:show="embed" xlink:actuate="onLoad" draw:mime-type="image/jpeg"/>
</draw:frame>
</text:a>
 <text:a xlink:type="simple" xlink:href="https://static.ukrinform.com/photos/2023_04/1682251185-9099.jpeg" text:style-name="Internet_20_link" text:visited-style-name="Visited_20_Internet_20_Link">
<draw:frame draw:style-name="fr1" draw:name="Image147" text:anchor-type="as-char" svg:width="6.9236in" svg:height="3.956343in" draw:z-index="0">
<draw:image xlink:href="../Images/yкринформ/2023-04-23T15-02-00-03-00/630_360_1682251185-9099.jpeg" xlink:type="simple" xlink:show="embed" xlink:actuate="onLoad" draw:mime-type="image/jpeg"/>
</draw:frame>
</text:a>
<text:span text:style-name="T4">
 Read also: </text:span>
 <text:a xlink:type="simple" xlink:href="https://www.ukrinform.ua/rubric-ato/3699403-reznikov-obgovoriv-z-vollesom-podalse-navcanna-ukrainskih-vijskovih.html" text:style-name="Internet_20_link" text:visited-style-name="Visited_20_Internet_20_Link">
<text:span text:style-name="T4">
 learning </text:span>
</text:a>
According to him, "the movement of cross -country terrain, the assault of" hostile "positions, the rapidness and coordination of the actions of paratroopers confirmed: every day of training wins the victory over Russian invaders."</text:p>
      <text:p text:style-name="P4">
In addition, on the Armed Forces General Staff page <text:a xlink:type="simple" xlink:href="https://www.facebook.com/watch/" text:style-name="Internet_20_link" text:visited-style-name="Visited_20_Internet_20_Link">
</text:a>
 міститься документальнийдинамічний сюжет Королівських Військово-морських сил Збройних Сил Нідерландівпро те, як інструктори Корпусу морської піхоти навчають українських військовихволодінню всюдихідними транспортними засобами.</text:p>
      <text:p text:style-name="P4">
Як повідомляв Укрінформ, ще 65 українців військових завершили навчання назенітно-ракетних комплексах Patriot.</text:p>
      <text:p text:style-name="P4">
News Source: <text:a xlink:type="simple" xlink:href="https://www.ukrinform.ua/rubric-ato/3699597-u-minoboroni-pokazali-ak-prohodat-takticni-zanatta-ukrainskih-desantnikiv.html" text:style-name="Internet_20_link" text:visited-style-name="Visited_20_Internet_20_Link">
https://www.ukrinform.ua/rubric-ato/3699597-u-minoboroni-pokazali-ak-prohodat-takticni-zanatta-ukrainskih-desantnikiv.html</text:a>
</text:p>
      <!--NEWS-->
      <text:h text:style-name="P10" text:outline-level="1">
<text:span text:style-name="T4">
In Dnipropetrovsk, more than 150 objects remain flooded through waterfalls</text:span>
</text:h>
      <text:p text:style-name="P4">
Authors: Ukrinform (Person)</text:p>
      <text:p text:style-name="P4">
Publisher: Укринформ (Organization)</text:p>
      <text:p text:style-name="P4">
Published Time: 2023-04-23T15:12:00+03:00</text:p>
      <text:p text:style-name="P4">
Modified Time: 2023-04-23T15:12:00+03:00</text:p>
      <text:p text:style-name="P4">
Description: In the Dnipropetrovsk region, 58 garden houses and more than 90 areas have been flooded through the spring waterfall. - Ukrinform.</text:p>
      <text:p text:style-name="P4">
Images: ["<text:a xlink:type="simple" xlink:href="https://static.ukrinform.com/photos/2023_04/thumb_files/630_360_1682251885-690.jpg" text:style-name="Internet_20_link" text:visited-style-name="Visited_20_Internet_20_Link">
630_360_16822...</text:a>
", "<text:a xlink:type="simple" xlink:href="https://static.ukrinform.com/photos/2023_04/1682252027-904.jpg" text:style-name="Internet_20_link" text:visited-style-name="Visited_20_Internet_20_Link">
1682252027-90...</text:a>
", "<text:a xlink:type="simple" xlink:href="https://static.ukrinform.com/photos/2023_04/1682252027-725.jpg" text:style-name="Internet_20_link" text:visited-style-name="Visited_20_Internet_20_Link">
1682252027-72...</text:a>
"]</text:p>
      <text:p text:style-name="P4">
Tags: ['Дніпропетровщина', 'ДСНС', 'Водопілля']</text:p>
      <text:p text:style-name="P4">
Type: Article</text:p>
      <!--METADATA-->
      <text:p text:style-name="P4">
<draw:frame draw:style-name="fr1" draw:name="Image148" text:anchor-type="as-char" svg:width="6.9236in" svg:height="3.956343in" draw:z-index="0">
<draw:image xlink:href="../Images/yкринформ/2023-04-23T15-12-00-03-00/630_360_1682251885-690.jpg" xlink:type="simple" xlink:show="embed" xlink:actuate="onLoad" draw:mime-type="image/jpeg"/>
</draw:frame>
Udnipropetrovsk region 58 garden houses and more than 90 areas were flooded through the spring waterfall.</text:p>
      <text:p text:style-name="P4">
About it in <text:a xlink:type="simple" xlink:href="https://www.facebook.com/story.php" text:style-name="Internet_20_link" text:visited-style-name="Visited_20_Internet_20_Link">
</text:a>
Informs the State Emergency Service of Ukraine in Dnipropetrovsk region, Ukrinform reports.</text:p>
      <text:p text:style-name="P4">
"As of 12:00 on April 23, 95 plots were undermined in the territory of Dnipropetrovsk region(95 private households and recreation center), 58 buildings(58 garden houses)", - the post says.</text:p>
      <text:p text:style-name="P4">
<draw:frame draw:style-name="fr1" draw:name="Image149" text:anchor-type="as-char" svg:width="6.9236in" svg:height="4.615733in" draw:z-index="0">
<draw:image xlink:href="../Images/yкринформ/2023-04-23T15-12-00-03-00/1682252027-904.jpg" xlink:type="simple" xlink:show="embed" xlink:actuate="onLoad" draw:mime-type="image/jpeg"/>
</draw:frame>
<draw:frame draw:style-name="fr1" draw:name="Image150" text:anchor-type="as-char" svg:width="6.9236in" svg:height="4.615733in" draw:z-index="0">
<draw:image xlink:href="../Images/yкринформ/2023-04-23T15-12-00-03-00/1682252027-725.jpg" xlink:type="simple" xlink:show="embed" xlink:actuate="onLoad" draw:mime-type="image/jpeg"/>
</draw:frame>
The SES noted that the territory of the recreation facility was flooded; 58 houses(1 m. Dnipro, 57 - township. Kurilovka Petrykivska Town TG Dniprovsky District); territory of 95 private households(9 - Dnipro, 80 - smt. Kurilovkpetrykivska TG, 6 - p. Samarivka, Slobozhansk TG, Dniprovsky district).</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a>
In Ukrhydroenergo <text:a xlink:type="simple" xlink:href="https://t.me/ukrhydroenergo/3407" text:style-name="Internet_20_link" text:visited-style-name="Visited_20_Internet_20_Link">
</text:a>
as of 23 flower hydropower continue to pass water according to a balanced schedule. The fall of water levels in the Dnieper within the capital lasts from the beginning of the week. There is also a decrease in water levels in Dnipropetrovsk.</text:p>
      <text:p text:style-name="P4">
Since April 20, the first wave of spring waterfalls decline. The second wave is weaker.</text:p>
      <text:p text:style-name="P4">
Photo: SES</text:p>
      <text:p text:style-name="P4">
News Source: <text:a xlink:type="simple" xlink:href="https://www.ukrinform.ua/rubric-regions/3699599-na-dnipropetrovsini-cerez-vodopilla-zalisautsa-pidtoplenimi-ponad-150-obektiv.html" text:style-name="Internet_20_link" text:visited-style-name="Visited_20_Internet_20_Link">
https://www.ukrinform.ua/rubric-regions/3699599-na-dnipropetrovsini-cerez-vodopilla-zalisautsa-pidtoplenimi-ponad-150-obektiv.html</text:a>
</text:p>
      <!--NEWS-->
      <text:h text:style-name="P10" text:outline-level="1">
<text:span text:style-name="T4">
Pope urged the world not to forget about Ukrainians suffering from war</text:span>
</text:h>
      <text:p text:style-name="P4">
Authors: Ukrinform (Person)</text:p>
      <text:p text:style-name="P4">
Publisher: Укринформ (Organization)</text:p>
      <text:p text:style-name="P4">
Published Time: 2023-04-23T15:20:42+03:00</text:p>
      <text:p text:style-name="P4">
Modified Time: 2023-04-23T15:20:42+03:00</text:p>
      <text:p text:style-name="P4">
Description: The Pope Francis urged the world not to forget about Ukrainians who still suffer from the Russian-Ukrainian war. - Ukrinform.</text:p>
      <text:p text:style-name="P4">
Images: ["<text:a xlink:type="simple" xlink:href="https://static.ukrinform.com/photos/2022_11/thumb_files/630_360_1668594332-122.jpg" text:style-name="Internet_20_link" text:visited-style-name="Visited_20_Internet_20_Link">
630_360_16685...</text:a>
"]</text:p>
      <text:p text:style-name="P4">
Tags: ['Папа Франциск', 'Україна', 'Війна з росією']</text:p>
      <text:p text:style-name="P4">
Type: Article</text:p>
      <!--METADATA-->
      <text:p text:style-name="P4">
<draw:frame draw:style-name="fr1" draw:name="Image151" text:anchor-type="as-char" svg:width="6.9236in" svg:height="3.956343in" draw:z-index="0">
<draw:image xlink:href="../Images/yкринформ/2023-04-23T15-20-42-03-00/630_360_1668594332-122.jpg" xlink:type="simple" xlink:show="embed" xlink:actuate="onLoad" draw:mime-type="image/jpeg"/>
</draw:frame>
The Paparim Francis urged the world not to forget about Ukrainians who still suffer from the Russian-Ukrainian war.</text:p>
      <text:p text:style-name="P4">
As Ukrinform reports, it reports <text:a xlink:type="simple" xlink:href="https://www.vaticannews.va/uk/pope/news/2023-04/zaklyky-papy-23-kvitnya-2023.html" text:style-name="Internet_20_link" text:visited-style-name="Visited_20_Internet_20_Link">
</text:a>
.</text:p>
      <text:p text:style-name="P4">
“The next Friday, I will go three days to Budapest in Hungary to supplement the road, which I carried out in 2021 at the International Eucharistic Congress. This is a visit to the center <text:a xlink:type="simple" xlink:href="https://www.ukrinform.ua/tag-evropa" text:style-name="Internet_20_link" text:visited-style-name="Visited_20_Internet_20_Link">
</text:a>
, over which the cold winds of the war do, while the movement of many people put the precedence to the daily of urgent humanitarian issues. But now I want to love to turn to the Hungarian siblings and waiting for a visit to you. I know that you are preparing my arrival with great efforts: Thank you for your heart for it. Let's forget about our brothers and sisters of Ukrainians who still suffer from this day, ”the Pontiff said after prayer on Sunday, April 23.</text:p>
      <text:p text:style-name="P4">
<text:span text:style-name="T4">
 Read also: </text:span>
 <text:a xlink:type="simple" xlink:href="https://www.ukrinform.ua/rubric-world/3696182-posol-ukraini-u-vatikani-rozpoviv-zvidki-papa-rimskij-otrimue-informaciu-pro-vijnu.html" text:style-name="Internet_20_link" text:visited-style-name="Visited_20_Internet_20_Link">
<text:span text:style-name="T4">
 Pope </text:span>
</text:a>
Among other things, he also mentioned that the day before the world was celebrated and the situation in Sudan.</text:p>
      <text:p text:style-name="P4">
“Unfortunately, the situation in Sudan remains serious, so I renew my call to stop the violence and return to the road of dialogue. Encouraged to pray for our siblings of Sudanese, ”the Pontiff added.</text:p>
      <text:p text:style-name="P4">
As reported by Ukrinform, Pope Francis during his visit of Doghorna, April 28-30, <text:a xlink:type="simple" xlink:href="https://www.ukrinform.ua/rubric-world/3698184-papa-francisk-v-ugorsini-obgovorit-mir-dla-ukraini.html" text:style-name="Internet_20_link" text:visited-style-name="Visited_20_Internet_20_Link">
</text:a>
 .</text:p>
      <text:p text:style-name="P4">
News Source: <text:a xlink:type="simple" xlink:href="https://www.ukrinform.ua/rubric-world/3699602-papa-rimskij-zaklikav-svit-ne-zabuvati-pro-ukrainciv-aki-strazdaut-vid-vijni.html" text:style-name="Internet_20_link" text:visited-style-name="Visited_20_Internet_20_Link">
https://www.ukrinform.ua/rubric-world/3699602-papa-rimskij-zaklikav-svit-ne-zabuvati-pro-ukrainciv-aki-strazdaut-vid-vijni.html</text:a>
</text:p>
      <!--NEWS-->
      <text:h text:style-name="P10" text:outline-level="1">
<text:span text:style-name="T4">
Ukrainian Onoprienko - the second in exercises with maces on the COP in Baku</text:span>
</text:h>
      <text:p text:style-name="P4">
Authors: Ukrinform (Person)</text:p>
      <text:p text:style-name="P4">
Publisher: Укринформ (Organization)</text:p>
      <text:p text:style-name="P4">
Published Time: 2023-04-23T15:30:10+03:00</text:p>
      <text:p text:style-name="P4">
Modified Time: 2023-04-23T15:30:10+03:00</text:p>
      <text:p text:style-name="P4">
Description: Victoria Onoprienko won silver at the World Gymnastics Cup in Baku. - Ukrinform.</text:p>
      <text:p text:style-name="P4">
Images: ["<text:a xlink:type="simple" xlink:href="https://static.ukrinform.com/photos/2023_04/thumb_files/630_360_1682252887-918.jpg" text:style-name="Internet_20_link" text:visited-style-name="Visited_20_Internet_20_Link">
630_360_16822...</text:a>
"]</text:p>
      <text:p text:style-name="P4">
Tags: ['Гімнастика']</text:p>
      <text:p text:style-name="P4">
Type: Article</text:p>
      <!--METADATA-->
      <text:p text:style-name="P4">
<draw:frame draw:style-name="fr1" draw:name="Image152" text:anchor-type="as-char" svg:width="6.9236in" svg:height="3.956343in" draw:z-index="0">
<draw:image xlink:href="../Images/yкринформ/2023-04-23T15-30-10-03-00/630_360_1682252887-918.jpg" xlink:type="simple" xlink:show="embed" xlink:actuate="onLoad" draw:mime-type="image/jpeg"/>
</draw:frame>
Onoprienko, the Ukrainiancount, won "silver" at the stage of the World Gymnastics Cup in Baku.</text:p>
      <text:p text:style-name="P4">
It scored 32.650 points, Ukrinform reports.</text:p>
      <text:p text:style-name="P4">
Stiliana Nikolov from Bulgaria won. Darya Bartholomeyev of Germany was third.</text:p>
      <text:p text:style-name="P4">
Earlier, Ukraine won bronze in five hoops on the COP.</text:p>
      <text:p text:style-name="P4">
<text:span text:style-name="T4">
 Read also: </text:span>
 <text:a xlink:type="simple" xlink:href="https://www.ukrinform.ua/rubric-sports/3696684-illa-kovtun-zdobuv-bronzu-na-ce-zi-sportivnoi-gimnastiki.html" text:style-name="Internet_20_link" text:visited-style-name="Visited_20_Internet_20_Link">
<text:span text:style-name="T4">
 gymnastics </text:span>
</text:a>
The COP is held from April 21 to April 23.</text:p>
      <text:p text:style-name="P4">
Photo: Getty Images</text:p>
      <text:p text:style-name="P4">
News Source: <text:a xlink:type="simple" xlink:href="https://www.ukrinform.ua/rubric-sports/3699605-ukrainka-onoprienko-druga-u-vpravah-z-bulavami-na-ks-v-baku.html" text:style-name="Internet_20_link" text:visited-style-name="Visited_20_Internet_20_Link">
https://www.ukrinform.ua/rubric-sports/3699605-ukrainka-onoprienko-druga-u-vpravah-z-bulavami-na-ks-v-baku.html</text:a>
</text:p>
      <!--NEWS-->
      <text:h text:style-name="P10" text:outline-level="1">
<text:span text:style-name="T4">
PACE will hold a debate on the participation of Russian and Belarusian athletes at the 2024 Olympics</text:span>
</text:h>
      <text:p text:style-name="P4">
Authors: Ukrinform (Person)</text:p>
      <text:p text:style-name="P4">
Publisher: Укринформ (Organization)</text:p>
      <text:p text:style-name="P4">
Published Time: 2023-04-23T15:36:06+03:00</text:p>
      <text:p text:style-name="P4">
Modified Time: 2023-04-23T15:36:06+03:00</text:p>
      <text:p text:style-name="P4">
Description: The PACE Culture Committee will hold a hearing regarding the participation of Russia and Belarus at the 2024 Olympics in Paris. - Ukrinform.</text:p>
      <text:p text:style-name="P4">
Images: ["<text:a xlink:type="simple" xlink:href="https://static.ukrinform.com/photos/2019_06/thumb_files/630_360_1561558508-838.jpg" text:style-name="Internet_20_link" text:visited-style-name="Visited_20_Internet_20_Link">
630_360_15615...</text:a>
"]</text:p>
      <text:p text:style-name="P4">
Tags: ['білорусь', 'ПАРЄ', 'Спорт', 'росія', 'Олімпійські ігри']</text:p>
      <text:p text:style-name="P4">
Type: Article</text:p>
      <!--METADATA-->
      <text:p text:style-name="P4">
<draw:frame draw:style-name="fr1" draw:name="Image153" text:anchor-type="as-char" svg:width="6.9236in" svg:height="3.956343in" draw:z-index="0">
<draw:image xlink:href="../Images/yкринформ/2023-04-23T15-36-06-03-00/630_360_1561558508-838.jpg" xlink:type="simple" xlink:show="embed" xlink:actuate="onLoad" draw:mime-type="image/jpeg"/>
</draw:frame>
The PACE Cultural Committee will hold a hearing regarding the participation of Russia's Athlets Tabilorus at the 2024 Olympics in Paris.</text:p>
      <text:p text:style-name="P4">
About it in <text:a xlink:type="simple" xlink:href="https://www.facebook.com/yevheniya.khudzik/posts/pfbid026ppGh8s7KRadNVZzKvFeUqVHHB3Tqj6UP55keoasNJ1g4XDTrELoMtR2Ex5RWPgWl" text:style-name="Internet_20_link" text:visited-style-name="Visited_20_Internet_20_Link">
</text:a>
The Deputy Chairman of the Verkhovna Rada Committee on Humanitarian and Information Policy, the head of the Committee on Culture, Science, Education of PACE Eugene Kravchuk, reported.</text:p>
      <text:p text:style-name="P4">
“I have already arrived in Strasbourg, where I will work all next week at the PACE Spring Session as part of a powerful Ukrainian delegation. In the PACE Culture Committee we will hold a hearing in relation to(Not)participation of athletes of the Russian Federation and Belarusin <text:a xlink:type="simple" xlink:href="https://www.ukrinform.ua/tag-olimpiada" text:style-name="Internet_20_link" text:visited-style-name="Visited_20_Internet_20_Link">
</text:a>
in Paris, ”Kravchuk said.</text:p>
      <text:p text:style-name="P4">
She reported that among the most important points for Ukraine, the Ordered points will be a debate under the urgent procedure and a resolution on the enforcement and deportation of Ukrainian children to the Russian Federation and the temporarily occupied territories. Olena Zelenskaya will perform with online appeal to PACE delegates from 46 countries.</text:p>
      <text:p text:style-name="P4">
<text:span text:style-name="T4">
 Read also: </text:span>
 <text:a xlink:type="simple" xlink:href="https://www.ukrinform.ua/rubric-sports/3698592-ukrainski-sportsmeni-zvernulisa-do-tomasa-baha-z-vimogou-ne-dopustiti-rosian-i-bilorusiv-do-olimpiadi.html" text:style-name="Internet_20_link" text:visited-style-name="Visited_20_Internet_20_Link">
<text:span text:style-name="T4">
 Olympi </text:span>
</text:a>
The debate of the Council of Europe in Reykjavik, which will take place in May this year, and the hearing of the role of Russia in the growth of the Republic of Moldova, are also planned.</text:p>
      <text:p text:style-name="P4">
"Practical for us will be the adoption of the resolution on the implementation of the ECtHR," the deputy emphasized.</text:p>
      <text:p text:style-name="P4">
In addition, she announced that the session would have the opportunity to perform Pangvudy Youganisson and Ms. Tordis Hilfadotthir-the President and the Minister of Law of Iceland, the State Hold State of the May Summit; And also Ms. Siofra Presidential.</text:p>
      <text:p text:style-name="P4">
"We are looking forward to the presentation of the annual report from the Commissioner of the Council of Europe of Human Rights Ms. Duni Miyatovich, who, incidentally, recently prepared a second -hand document on violations of the rights of Crimean Tatars," Kravchuk said.</text:p>
      <text:p text:style-name="P4">
<text:span text:style-name="T4">
 Read also: </text:span>
 <text:a xlink:type="simple" xlink:href="https://www.ukrinform.ua/rubric-sports/3695989-bidnij-e-bagato-krain-aki-rozgladaut-varianti-zorstkoi-reakcii-na-dopusk-rosian-i-bilorusiv.html" text:style-name="Internet_20_link" text:visited-style-name="Visited_20_Internet_20_Link">
</text:a>
The deputy also noted that the plenary sessions of the CoE would temporarily take place in the Hall of the European Parliament, which is related to the reconstruction of the palaceuyupe.As it was reported, the spring plenary session of the Parliamentary Assembly of the Council of Europe(PACE)It will take place in Strasbourg on April 24-28.</text:p>
      <text:p text:style-name="P4">
News Source: <text:a xlink:type="simple" xlink:href="https://www.ukrinform.ua/rubric-sports/3699607-u-pare-provedut-debati-sodo-ucasti-rosijskih-ta-biloruskih-sportsmeniv-na-olimpiadi2024.html" text:style-name="Internet_20_link" text:visited-style-name="Visited_20_Internet_20_Link">
https://www.ukrinform.ua/rubric-sports/3699607-u-pare-provedut-debati-sodo-ucasti-rosijskih-ta-biloruskih-sportsmeniv-na-olimpiadi2024.html</text:a>
</text:p>
      <!--NEWS-->
      <text:h text:style-name="P10" text:outline-level="1">
<text:span text:style-name="T4">
Prometheus won the Volleyball Super League of Ukraine</text:span>
</text:h>
      <text:p text:style-name="P4">
Authors: Ukrinform (Person)</text:p>
      <text:p text:style-name="P4">
Publisher: Укринформ (Organization)</text:p>
      <text:p text:style-name="P4">
Published Time: 2023-04-23T15:41:00+03:00</text:p>
      <text:p text:style-name="P4">
Modified Time: 2023-04-23T15:41:00+03:00</text:p>
      <text:p text:style-name="P4">
Description: The gold awards of the Super League of Ukraine in volleyball season 20122/23 received Prometheus VC from the Dnieper. - Ukrinform.</text:p>
      <text:p text:style-name="P4">
Images: ["<text:a xlink:type="simple" xlink:href="https://static.ukrinform.com/photos/2023_04/thumb_files/630_360_1682253696-305.jpg" text:style-name="Internet_20_link" text:visited-style-name="Visited_20_Internet_20_Link">
630_360_16822...</text:a>
"]</text:p>
      <text:p text:style-name="P4">
Tags: ['Волейбол']</text:p>
      <text:p text:style-name="P4">
Type: Article</text:p>
      <!--METADATA-->
      <text:p text:style-name="P4">
<draw:frame draw:style-name="fr1" draw:name="Image154" text:anchor-type="as-char" svg:width="6.9236in" svg:height="3.956343in" draw:z-index="0">
<draw:image xlink:href="../Images/yкринформ/2023-04-23T15-41-00-03-00/630_360_1682253696-305.jpg" xlink:type="simple" xlink:show="embed" xlink:actuate="onLoad" draw:mime-type="image/jpeg"/>
</draw:frame>
The Super League of Ukraine in the volleyball season 20122/23 won Prometheus Zdnipra.</text:p>
      <text:p text:style-name="P4">
In the fourth match of the final series up to three victories "Prometheus" and Taibrekivviced the mountain over the "Epicenter -Podolyany" team from the town of Gorodok Khmelnitsky region - 3: 2(25:12, 13:25, 22:25, 25:22, 20:18), reports Ukrinform.</text:p>
      <text:p text:style-name="P4">
The final account in the series is 3: 1.</text:p>
      <text:p text:style-name="P4">
<text:span text:style-name="T4">
 Read also: </text:span>
 <text:a xlink:type="simple" xlink:href="https://www.ukrinform.ua/rubric-sports/3693098-prometej-cempion-ukraini-z-volejbolu.html" text:style-name="Internet_20_link" text:visited-style-name="Visited_20_Internet_20_Link">
<text:span text:style-name="T4">
 volleyball </text:span>
</text:a>
We will remind, the winners of the women's superliga were the volleyball players "Prometheus" of the Dnieper region, who in the finals were overcome by the club "Charles-Medunover-SchVSM" from Vinnitsa.</text:p>
      <text:p text:style-name="P4">
Photo: promeTeyvc.com.</text:p>
      <text:p text:style-name="P4">
News Source: <text:a xlink:type="simple" xlink:href="https://www.ukrinform.ua/rubric-sports/3699609-prometej-vigrav-volejbolnu-superligu-ukraini.html" text:style-name="Internet_20_link" text:visited-style-name="Visited_20_Internet_20_Link">
https://www.ukrinform.ua/rubric-sports/3699609-prometej-vigrav-volejbolnu-superligu-ukraini.html</text:a>
</text:p>
      <!--NEWS-->
      <text:h text:style-name="P10" text:outline-level="1">
<text:span text:style-name="T4">
Warsaw has a charity business forum Be Brave Like Ukraine</text:span>
</text:h>
      <text:p text:style-name="P4">
Authors: Ukrinform (Person)</text:p>
      <text:p text:style-name="P4">
Publisher: Укринформ (Organization)</text:p>
      <text:p text:style-name="P4">
Published Time: 2023-04-23T15:42:09+03:00</text:p>
      <text:p text:style-name="P4">
Modified Time: 2023-04-23T15:42:09+03:00</text:p>
      <text:p text:style-name="P4">
Description: In Warsaw, with the participation of about 200 representatives of Ukrainian business, cultural and volunteers, a charity business forum “Be Brave Like Ukraine” was held. - Ukrinform.</text:p>
      <text:p text:style-name="P4">
Images: ["<text:a xlink:type="simple" xlink:href="https://static.ukrinform.com/photos/2023_04/thumb_files/630_360_1682253183-6276.jpeg" text:style-name="Internet_20_link" text:visited-style-name="Visited_20_Internet_20_Link">
630_360_16822...</text:a>
", "<text:a xlink:type="simple" xlink:href="https://static.ukrinform.com/photos/2023_04/thumb_files/630_360_1682253185-1567.jpeg" text:style-name="Internet_20_link" text:visited-style-name="Visited_20_Internet_20_Link">
630_360_16822...</text:a>
", "<text:a xlink:type="simple" xlink:href="https://static.ukrinform.com/photos/2023_04/thumb_files/630_360_1682253186-5608.jpeg" text:style-name="Internet_20_link" text:visited-style-name="Visited_20_Internet_20_Link">
630_360_16822...</text:a>
", "<text:a xlink:type="simple" xlink:href="https://static.ukrinform.com/photos/2023_04/thumb_files/630_360_1682253183-7324.jpeg" text:style-name="Internet_20_link" text:visited-style-name="Visited_20_Internet_20_Link">
630_360_16822...</text:a>
", "<text:a xlink:type="simple" xlink:href="https://static.ukrinform.com/photos/2023_04/thumb_files/630_360_1682253183-6473.jpeg" text:style-name="Internet_20_link" text:visited-style-name="Visited_20_Internet_20_Link">
630_360_16822...</text:a>
", "<text:a xlink:type="simple" xlink:href="https://static.ukrinform.com/photos/2023_04/thumb_files/630_360_1682253183-8442.jpeg" text:style-name="Internet_20_link" text:visited-style-name="Visited_20_Internet_20_Link">
630_360_16822...</text:a>
", "<text:a xlink:type="simple" xlink:href="https://static.ukrinform.com/photos/2023_04/thumb_files/630_360_1682253183-7754.jpeg" text:style-name="Internet_20_link" text:visited-style-name="Visited_20_Internet_20_Link">
630_360_16822...</text:a>
", "<text:a xlink:type="simple" xlink:href="https://static.ukrinform.com/photos/2023_04/thumb_files/630_360_1682253185-3770.jpeg" text:style-name="Internet_20_link" text:visited-style-name="Visited_20_Internet_20_Link">
630_360_16822...</text:a>
", "<text:a xlink:type="simple" xlink:href="https://static.ukrinform.com/photos/2023_04/thumb_files/630_360_1682253183-4144.jpeg" text:style-name="Internet_20_link" text:visited-style-name="Visited_20_Internet_20_Link">
630_360_16822...</text:a>
", "<text:a xlink:type="simple" xlink:href="https://static.ukrinform.com/photos/2023_04/thumb_files/630_360_1682253185-9899.jpeg" text:style-name="Internet_20_link" text:visited-style-name="Visited_20_Internet_20_Link">
630_360_16822...</text:a>
", "<text:a xlink:type="simple" xlink:href="https://static.ukrinform.com/photos/2023_04/thumb_files/630_360_1682253185-5047.jpeg" text:style-name="Internet_20_link" text:visited-style-name="Visited_20_Internet_20_Link">
630_360_16822...</text:a>
", "<text:a xlink:type="simple" xlink:href="https://static.ukrinform.com/photos/2023_04/thumb_files/630_360_1682253185-7542.jpeg" text:style-name="Internet_20_link" text:visited-style-name="Visited_20_Internet_20_Link">
630_360_16822...</text:a>
", "<text:a xlink:type="simple" xlink:href="https://static.ukrinform.com/photos/2023_04/thumb_files/630_360_1682253185-1258.jpeg" text:style-name="Internet_20_link" text:visited-style-name="Visited_20_Internet_20_Link">
630_360_16822...</text:a>
"]</text:p>
      <text:p text:style-name="P4">
Tags: ['Форум', 'Польща', 'Варшава']</text:p>
      <text:p text:style-name="P4">
Type: Article</text:p>
      <!--METADATA-->
      <text:p text:style-name="P4">
<draw:frame draw:style-name="fr1" draw:name="Image155" text:anchor-type="as-char" svg:width="6.9236in" svg:height="3.956343in" draw:z-index="0">
<draw:image xlink:href="../Images/yкринформ/2023-04-23T15-42-09-03-00/630_360_1682253183-6276.jpeg" xlink:type="simple" xlink:show="embed" xlink:actuate="onLoad" draw:mime-type="image/jpeg"/>
</draw:frame>
About 200 representatives of Ukrainian business, figures and volunteers with the participation of about 200 representatives of Ukrainian business, figures and volunteers held a charity business forum “Be Brave Likeukraine”.</text:p>
      <text:p text:style-name="P4">
The participants of the event discussed, in particular, the issue of further support of Ukraine to combine efforts to counteract the aggressor in various fields, Ukrinform reports.</text:p>
      <text:p text:style-name="P4">
"Everyone and everyone who is in this hall today has a single goal - a winner of Ukraine," - said Natalka Panchenko, a leader of the Euromaidana, at the opening of the forum.</text:p>
      <text:p text:style-name="P4">
The Advisor of the Embassy of Ukraine in Poland Vitaliy Bely on behalf of Ambassador Vasilyzvarych thanked the business representatives for the work that they do for the purpose of the aggressor. The diplomat, on behalf of the Ambassador of Ukraine, passed thanks to the Euromaidan-Warsaw Foundation for a significant contribution to the development of Ukrainian-Polish partnership and comprehensive support of Ukraine in the conditions of Russian armed aggression.</text:p>
      <text:p text:style-name="P4">
<text:span text:style-name="T4">
 Read also: </text:span>
 <text:a xlink:type="simple" xlink:href="https://www.ukrinform.ua/rubric-diaspora/3698817-ukrainska-skola-materinka-u-varsavi-otrimala-podaku-vid-posla-ukraini.html" text:style-name="Internet_20_link" text:visited-style-name="Visited_20_Internet_20_Link">
<text:span text:style-name="T4">
 Warsha </text:span>
</text:a>
The forum marked the role of Polish business in helping Ukraine in Russian aggression. In particular, a special award - a calendar with a personal signature of the Armed Forces of the Armed Forces Valery Zaluzhny - was awarded the Foundation of Polish entrepreneurs and philanthropies of Rafal Bzhoksky and the Omeni Mensi. As the Foundation Obarkchuk, Anastasia Obarchuk, said, in the first weeks of a large -scale war, the Polish Philanthropic couple transferred 34 humanitarian aid to Ukraine for 400 million zlotys to Ukraine(over 95 million euros)Inspire to help.During one of the discussion panels, Ukrainian figures emphasized the daily role of Ukraine's culture during the war, the need for its proper financing and development, and promotion in the world. In this context, he mentioned the words of Prime Minister of Grand Britain Winton Churchill, who, during the Second World War, approving the budget of countries, noted that the funds for culture cannot be reduced, because "the country is at war?"</text:p>
      <text:p text:style-name="P4">
The participants of the discussion also drew attention to the need to further reduce the so -called cultural presence of the Russian Federation in Ukraine and abroad, because the Kremlin's culture is one of the main elements of the promotion of the "Russian measure" in Ukraine and in Europe.</text:p>
      <text:p text:style-name="P4">
<text:span text:style-name="T4">
 Read also: </text:span>
 <text:a xlink:type="simple" xlink:href="https://www.ukrinform.ua/rubric-vidbudova/3698371-u-varsavi-rozpovili-pro-kompleksnu-gumanitarnu-dopomogu-ukraini-v-umovah-vijni.html" text:style-name="Internet_20_link" text:visited-style-name="Visited_20_Internet_20_Link">
<text:span text:style-name="T4">
 Warsaw </text:span>
</text:a>
During the discussion on the needs of Ukraine in service, the well -known volunteer Mariberlin wedged against the delay with the provision of military assistance to Kyiv Inagada about the imperial plans of the Russian Federation on the further armed submission of Europe.</text:p>
      <text:p text:style-name="P4">
She emphasized that Ukraine now needs modern F-16 fighter jets, Azhemig-29 is morally outdated. In the context of the arguments that are given the absence of appropriate infrastructure in the west, long-term mastery of Ukrainian aircraft of this type, as well as that it is a very road investment, the volunteer emphasized: "Ukraine asks only half a percent of the FL-16 aircraft in the world."</text:p>
      <text:p text:style-name="P4">
At the same time, in her opinion, all Ukrainians have to master the basics of tactical medical, and, if possible, make the drones as actively as actively as possible.</text:p>
      <text:p text:style-name="P4">
"The most important thing now is that we advocate the transfer of the F -16 to Ukraine, convinces the European and American politicians to allow them to protect themselves in a Itly way to protect the whole world," Berlin emphasized.</text:p>
      <text:p text:style-name="P4">
The leader of the Warsaw Euromaidan Natalka Panchenko has summarized the activities of the organization from the beginning of full -scale aggression - from the blocking of transiturosal products through the territory of Poland to the calls of the world community of international organizations to provide Ukraine with more weapons to reflect Russian aggression. In this context, she drew attention to the collection of signatures for the transmission of Ukraine F-16.</text:p>
      <text:p text:style-name="P4">
“This is our petition, under which we are now collecting signatures, we are already pursuing 10 thousand. Its essence is that every 10,000 signatures we will bring the US subsoil in Warsaw to show Biden that Ukrainians in Poland are not not enough, the Poles do not stop, ”Panchenko emphasized.A concert of the Ukrainian singer Kola also took place within the forum.</text:p>
      <text:p text:style-name="P4">
News Source: <text:a xlink:type="simple" xlink:href="https://www.ukrinform.ua/rubric-diaspora/3699610-u-varsavi-vidbuvsa-blagodijnij-biznesforum-be-brave-like-ukraine.html" text:style-name="Internet_20_link" text:visited-style-name="Visited_20_Internet_20_Link">
https://www.ukrinform.ua/rubric-diaspora/3699610-u-varsavi-vidbuvsa-blagodijnij-biznesforum-be-brave-like-ukraine.html</text:a>
</text:p>
      <!--NEWS-->
      <text:h text:style-name="P10" text:outline-level="1">
<text:span text:style-name="T4">
Reznikov, together with the Odessa Chernomorets, collect a team from the Ministers of Defense of Partner countries</text:span>
</text:h>
      <text:p text:style-name="P4">
Authors: Ukrinform (Person)</text:p>
      <text:p text:style-name="P4">
Publisher: Укринформ (Organization)</text:p>
      <text:p text:style-name="P4">
Published Time: 2023-04-23T15:59:00+03:00</text:p>
      <text:p text:style-name="P4">
Modified Time: 2023-04-23T15:59:00+03:00</text:p>
      <text:p text:style-name="P4">
Description: The Chernomorets Odessa Football Club, together with the Minister of Defense Oleksiy Reznikov, collect a team from the Ministers of Defense of the countries that help Ukraine destroy the enemy. - Ukrinform.</text:p>
      <text:p text:style-name="P4">
Images: ["<text:a xlink:type="simple" xlink:href="https://static.ukrinform.com/photos/2023_03/thumb_files/630_360_1678276922-524.jpg" text:style-name="Internet_20_link" text:visited-style-name="Visited_20_Internet_20_Link">
630_360_16782...</text:a>
", "<text:a xlink:type="simple" xlink:href="https://static.ukrinform.com/photos/2023_04/1682254521-779.jpg" text:style-name="Internet_20_link" text:visited-style-name="Visited_20_Internet_20_Link">
1682254521-77...</text:a>
"]</text:p>
      <text:p text:style-name="P4">
Tags: ['Чорноморець', 'Резніков', 'Зустріч Рамштайн']</text:p>
      <text:p text:style-name="P4">
Type: Article</text:p>
      <!--METADATA-->
      <text:p text:style-name="P4">
<draw:frame draw:style-name="fr1" draw:name="Image156" text:anchor-type="as-char" svg:width="6.9236in" svg:height="3.956343in" draw:z-index="0">
<draw:image xlink:href="../Images/yкринформ/2023-04-23T15-59-00-03-00/630_360_1678276922-524.jpg" xlink:type="simple" xlink:show="embed" xlink:actuate="onLoad" draw:mime-type="image/jpeg"/>
</draw:frame>
The Chernomorets Odessa Futball Club together with the Minister of Defense Alexei Reznikov pick up a team from the Ministers of Defense of the countries that assist Ukraine with a destroyer.</text:p>
      <text:p text:style-name="P4">
The Minister of Defense of Ukraine Alexei Reznikov presented in Germany the "black-blue" club T-shirts to his colleagues, Ukrinform reports with reference to him <text:a xlink:type="simple" xlink:href="https://twitter.com/oleksiireznikov/status/1650106242814164992" text:style-name="Internet_20_link" text:visited-style-name="Visited_20_Internet_20_Link">
</text:a>
.</text:p>
      <text:p text:style-name="P4">
This decision was made during the 11th meeting of allies of Ukraine at the American-Air and Air base "Ramstein" in Germany.</text:p>
      <text:p text:style-name="P4">
<draw:frame draw:style-name="fr1" draw:name="Image157" text:anchor-type="as-char" svg:width="6.9236in" svg:height="6.9236in" draw:z-index="0">
<draw:image xlink:href="../Images/yкринформ/2023-04-23T15-59-00-03-00/1682254521-779.jpg" xlink:type="simple" xlink:show="embed" xlink:actuate="onLoad" draw:mime-type="image/jpeg"/>
</draw:frame>
Photo: Alexei Reznikov, Twitter</text:p>
      <text:p text:style-name="P4">
“I like this project with Ukrainian FC Chernomorets!We attract worthy players for this football season. There are stringent requirements: you must be bold to visit Odessa, and you are committed to the victory of Ukraine in the war. If you are still the Minister of Defense, it will be an advantage. This time I will be a goalkeeper, ”he wrote.</text:p>
      <text:p text:style-name="P4">
<text:span text:style-name="T4">
 Read also: </text:span>
 <text:a xlink:type="simple" xlink:href="https://www.ukrinform.ua/rubric-ato/3699442-dla-kontrnastupu-ukraini-potribni-vinisuvaci-ta-dalekobijni-raketi-zastupnik-glavi-mzs.html" text:style-name="Internet_20_link" text:visited-style-name="Visited_20_Internet_20_Link">
</text:a>
Chernomorets FC <text:a xlink:type="simple" xlink:href="https://www.facebook.com/fc.chernomorets/posts/1262988244495430" text:style-name="Internet_20_link" text:visited-style-name="Visited_20_Internet_20_Link">
</text:a>
Treznikov presented "Black-blue" T-shirts to three other colleagues: the Minister of Defense of Arvidas Anushauskas, the Minister of Defense of Sweden Joneson and the Minister of Defense of Spain Margarita Robles.</text:p>
      <text:p text:style-name="P4">
“Dear ministers, friends, Kaisa Ollongren, Arvidas Anushauskas, Defense Minister Mario Banozhich, Trols Lund Pulsen, Paul Jonson, Minister Margaritaube, it's cool to be with you in one dream team!Thank you for your devotion and support!” Reznikov wrote.</text:p>
      <text:p text:style-name="P4">
According to the Football Club, taking into account the Minister of Defense of Ukraine, the defense of their countries is headed by seven "seafarers" - these are ministers who at different times at the Odessa stadium, visited the club museum and economic dressing room.</text:p>
      <text:p text:style-name="P4">
<text:span text:style-name="T4">
 Read also: </text:span>
 <text:a xlink:type="simple" xlink:href="https://www.ukrinform.ua/rubric-ato/3699403-reznikov-obgovoriv-z-vollesom-podalse-navcanna-ukrainskih-vijskovih.html" text:style-name="Internet_20_link" text:visited-style-name="Visited_20_Internet_20_Link">
<text:span text:style-name="T4">
 Rezniko </text:span>
</text:a>
</text:p>
      <text:p text:style-name="P4">
As it was reported, on April 21, the 11th meeting of the Defense Group on Defense of Ukraine was reported at the US Air Force Ramstein Air Force. During the time, issues of air defense, ammunition, and means of providing were discussed.</text:p>
      <text:p text:style-name="P4">
News Source: <text:a xlink:type="simple" xlink:href="https://www.ukrinform.ua/rubric-ato/3699615-reznikov-razom-z-odeskim-cornomorcem-zbiraut-komandu-iz-ministriv-oboroni-krainpartneriv.html" text:style-name="Internet_20_link" text:visited-style-name="Visited_20_Internet_20_Link">
https://www.ukrinform.ua/rubric-ato/3699615-reznikov-razom-z-odeskim-cornomorcem-zbiraut-komandu-iz-ministriv-oboroni-krainpartneriv.html</text:a>
</text:p>
      <!--NEWS-->
      <text:h text:style-name="P10" text:outline-level="1">
<text:span text:style-name="T4">
Vienna City Marathon this year gathered 40,000 participants</text:span>
</text:h>
      <text:p text:style-name="P4">
Authors: Ukrinform (Person)</text:p>
      <text:p text:style-name="P4">
Publisher: Укринформ (Organization)</text:p>
      <text:p text:style-name="P4">
Published Time: 2023-04-23T16:12:00+03:00</text:p>
      <text:p text:style-name="P4">
Modified Time: 2023-04-23T16:12:00+03:00</text:p>
      <text:p text:style-name="P4">
Description: The anniversary 40th Vienna City Marathon (VCM) with the participation of thousands of runners, including Ukrainians, was held in the capital of Austria on Sunday. - Ukrinform.</text:p>
      <text:p text:style-name="P4">
Images: ["<text:a xlink:type="simple" xlink:href="https://static.ukrinform.com/photos/2023_04/thumb_files/630_360_1682256483-118.jpg" text:style-name="Internet_20_link" text:visited-style-name="Visited_20_Internet_20_Link">
630_360_16822...</text:a>
", "<text:a xlink:type="simple" xlink:href="https://static.ukrinform.com/photos/2023_04/thumb_files/630_360_1682254941-5132.jpeg" text:style-name="Internet_20_link" text:visited-style-name="Visited_20_Internet_20_Link">
630_360_16822...</text:a>
", "<text:a xlink:type="simple" xlink:href="https://static.ukrinform.com/photos/2023_04/thumb_files/630_360_1682254936-7483.jpeg" text:style-name="Internet_20_link" text:visited-style-name="Visited_20_Internet_20_Link">
630_360_16822...</text:a>
", "<text:a xlink:type="simple" xlink:href="https://static.ukrinform.com/photos/2023_04/thumb_files/630_360_1682254936-2834.jpeg" text:style-name="Internet_20_link" text:visited-style-name="Visited_20_Internet_20_Link">
630_360_16822...</text:a>
", "<text:a xlink:type="simple" xlink:href="https://static.ukrinform.com/photos/2023_04/thumb_files/630_360_1682254936-9494.jpeg" text:style-name="Internet_20_link" text:visited-style-name="Visited_20_Internet_20_Link">
630_360_16822...</text:a>
", "<text:a xlink:type="simple" xlink:href="https://static.ukrinform.com/photos/2023_04/thumb_files/630_360_1682254936-5411.jpeg" text:style-name="Internet_20_link" text:visited-style-name="Visited_20_Internet_20_Link">
630_360_16822...</text:a>
", "<text:a xlink:type="simple" xlink:href="https://static.ukrinform.com/photos/2023_04/thumb_files/630_360_1682254936-8914.jpeg" text:style-name="Internet_20_link" text:visited-style-name="Visited_20_Internet_20_Link">
630_360_16822...</text:a>
", "<text:a xlink:type="simple" xlink:href="https://static.ukrinform.com/photos/2023_04/thumb_files/630_360_1682254936-5695.jpeg" text:style-name="Internet_20_link" text:visited-style-name="Visited_20_Internet_20_Link">
630_360_16822...</text:a>
", "<text:a xlink:type="simple" xlink:href="https://static.ukrinform.com/photos/2023_04/thumb_files/630_360_1682254940-4063.jpeg" text:style-name="Internet_20_link" text:visited-style-name="Visited_20_Internet_20_Link">
630_360_16822...</text:a>
", "<text:a xlink:type="simple" xlink:href="https://static.ukrinform.com/photos/2023_04/thumb_files/630_360_1682254941-3578.jpeg" text:style-name="Internet_20_link" text:visited-style-name="Visited_20_Internet_20_Link">
630_360_16822...</text:a>
", "<text:a xlink:type="simple" xlink:href="https://static.ukrinform.com/photos/2023_04/thumb_files/630_360_1682254941-4382.jpeg" text:style-name="Internet_20_link" text:visited-style-name="Visited_20_Internet_20_Link">
630_360_16822...</text:a>
", "<text:a xlink:type="simple" xlink:href="https://static.ukrinform.com/photos/2023_04/thumb_files/630_360_1682254941-7084.jpeg" text:style-name="Internet_20_link" text:visited-style-name="Visited_20_Internet_20_Link">
630_360_16822...</text:a>
"]</text:p>
      <text:p text:style-name="P4">
Tags: ['Марафон', 'Відень']</text:p>
      <text:p text:style-name="P4">
Type: Article</text:p>
      <!--METADATA-->
      <text:p text:style-name="P4">
<draw:frame draw:style-name="fr1" draw:name="Image158" text:anchor-type="as-char" svg:width="6.9236in" svg:height="3.956343in" draw:z-index="0">
<draw:image xlink:href="../Images/yкринформ/2023-04-23T16-12-00-03-00/630_360_1682256483-118.jpg" xlink:type="simple" xlink:show="embed" xlink:actuate="onLoad" draw:mime-type="image/jpeg"/>
</draw:frame>
An anniversary 40th Vienna City Marathon was held on Sunday.(VCM)Subject thousands of runners, including Ukrainians.</text:p>
      <text:p text:style-name="P4">
About it reports its own correspondent of Ukrinform in Austria.</text:p>
      <text:p text:style-name="P4">
Some VCM events took place on Saturday. Yes, everyone could carry out a 5 -kilometer run by the city center, and children to try themselves at 800 meters and 1600 meters. There was also a race for people with limited possibilities.</text:p>
      <text:p text:style-name="P4">
According to the organizers, about 40,000 people were involved in various races of the Vienna City Marathon. Of these, more than 9,000 have been stated(https://www.ukrinform.ua/tag-marafon)on Sunday.</text:p>
      <text:p text:style-name="P4">
In total, representatives of 130 nationalities, including Ukrainians who ran with national symbols and flag, came to different distances.The winner of this year's Vienna City Marathon was a 30-year-old Samwell from Kenya, who ran 42.195 km with a record time at 2 hours. 5 min 8 sets and third places were also ranked from Kenya.</text:p>
      <text:p text:style-name="P4">
The Victory was also celebrated in the women's marathon: the first place in 2:24:12 took Magdalen Masai, in the second place was a compatriot of Kenia Agnes Kaino. The third place was the Runners of Zephiopia.</text:p>
      <text:p text:style-name="P4">
<text:span text:style-name="T4">
 Read also: </text:span>
 <text:a xlink:type="simple" xlink:href="https://www.ukrinform.ua/rubric-world/3696472-u-niderlandskomu-marafoni-vizmut-ucast-rodici-zagiblih-rejsu-mn17.html" text:style-name="Internet_20_link" text:visited-style-name="Visited_20_Internet_20_Link">
<text:span text:style-name="T4">
 Marathon </text:span>
</text:a>
The winners personally came to the finish finish near the city town hallfederal President of Austria Alexander Van der Belllen and Vicecanzler, Federal Minister of Sports Werner Kogler.</text:p>
      <text:p text:style-name="P4">
As reported by Ukrinform, 3 <text:a xlink:type="simple" xlink:href="https://www.ukrinform.ua/rubric-sports/3466106-big-zaradi-miru-videnskij-marafon-cogoric-prisvacenij-ukraini.html" text:style-name="Internet_20_link" text:visited-style-name="Visited_20_Internet_20_Link">
</text:a>
, which is protected from Russian invaders. 31 thousand runners were involved in Nomov.</text:p>
      <text:p text:style-name="P4">
News Source: <text:a xlink:type="simple" xlink:href="https://www.ukrinform.ua/rubric-world/3699618-videnskij-miskij-marafon-zibrav-cogoric-40-tisac-ucasnikiv.html" text:style-name="Internet_20_link" text:visited-style-name="Visited_20_Internet_20_Link">
https://www.ukrinform.ua/rubric-world/3699618-videnskij-miskij-marafon-zibrav-cogoric-40-tisac-ucasnikiv.html</text:a>
</text:p>
      <!--NEWS-->
      <text:h text:style-name="P10" text:outline-level="1">
<text:span text:style-name="T4">
British diplomats were evacuated from Sudan</text:span>
</text:h>
      <text:p text:style-name="P4">
Authors: Ukrinform (Person)</text:p>
      <text:p text:style-name="P4">
Publisher: Укринформ (Organization)</text:p>
      <text:p text:style-name="P4">
Published Time: 2023-04-23T16:23:00+03:00</text:p>
      <text:p text:style-name="P4">
Modified Time: 2023-04-23T16:23:00+03:00</text:p>
      <text:p text:style-name="P4">
Description: British diplomats and their families were evacuated from Sudan after significant escalation of violence in the country. - Ukrinform.</text:p>
      <text:p text:style-name="P4">
Images: ["<text:a xlink:type="simple" xlink:href="https://static.ukrinform.com/photos/2023_04/thumb_files/630_360_1682256117-638.jpg" text:style-name="Internet_20_link" text:visited-style-name="Visited_20_Internet_20_Link">
630_360_16822...</text:a>
"]</text:p>
      <text:p text:style-name="P4">
Tags: ['Британія', 'Евакуація', 'Судан', 'Ріші Сунак']</text:p>
      <text:p text:style-name="P4">
Type: Article</text:p>
      <!--METADATA-->
      <text:p text:style-name="P4">
<draw:frame draw:style-name="fr1" draw:name="Image159" text:anchor-type="as-char" svg:width="6.9236in" svg:height="3.956343in" draw:z-index="0">
<draw:image xlink:href="../Images/yкринформ/2023-04-23T16-23-00-03-00/630_360_1682256117-638.jpg" xlink:type="simple" xlink:show="embed" xlink:actuate="onLoad" draw:mime-type="image/jpeg"/>
</draw:frame>
The British and their families were evacuated from Sudan after a significant escalation in the country.</text:p>
      <text:p text:style-name="P4">
As Ukrinform reports, about it in <text:a xlink:type="simple" xlink:href="https://twitter.com/RishiSunak/status/1650111786765504514" text:style-name="Internet_20_link" text:visited-style-name="Visited_20_Internet_20_Link">
</text:a>
The Glav -British Government of Rice Sunak said.</text:p>
      <text:p text:style-name="P4">
“The UK's armed forces completed the complex and rapid evacuation of British diplomats and their families from Sudan against the background of significant escalation of navigation and threats of the embassy staff. I pay tribute to the selfless diplomats and courage of servicemen who conducted this heavy -time operation, ”the Prime Minister wrote.</text:p>
      <text:p text:style-name="P4">
Snak also added that <text:a xlink:type="simple" xlink:href="https://www.ukrinform.ua/tag-britania" text:style-name="Internet_20_link" text:visited-style-name="Visited_20_Internet_20_Link">
</text:a>
continue to take all measures to stop the bloodshed in Sudan and ensure the safety of British citizens remaining in the country.</text:p>
      <text:p text:style-name="P4">
"I urge the parties to put up weapons and introduce an immediate humanitarian suppression of fire to enable civilians to leave the zonneflict," he said.</text:p>
      <text:p text:style-name="P4">
<text:span text:style-name="T4">
 Read also: </text:span>
 <text:a xlink:type="simple" xlink:href="https://www.ukrinform.ua/rubric-world/3699486-ssa-evakuuvali-personal-posolstva-u-sudani.html" text:style-name="Internet_20_link" text:visited-style-name="Visited_20_Internet_20_Link">
<text:span text:style-name="T4">
 Sudan </text:span>
</text:a>
Earlier, the US military completed the evacuation of the US Embassy staff.</text:p>
      <text:p text:style-name="P4">
As reported by Ukrinform, Sudan's army previously stated that <text:a xlink:type="simple" xlink:href="https://www.ukrinform.ua/rubric-world/3699371-armia-sudanu-poobicala-zabezpeciti-evakuaciu-inozemnih-gromadan-u-najblizci-godini.html" text:style-name="Internet_20_link" text:visited-style-name="Visited_20_Internet_20_Link">
</text:a>
On April 15, after a few days of tension between the Sudan army and the "power of response", explosions and shooting were heard in the Chartum. Conflict around the country's transition to civil rule.</text:p>
      <text:p text:style-name="P4">
Both sides use tanks, artillery, combat aircraft and other heavyweight.</text:p>
      <text:p text:style-name="P4">
According to WHO, 270 people were killed in Sudan's conflict in Sudan, 2600 were injured.</text:p>
      <text:p text:style-name="P4">
_ Photo: Ben Birchal/Pa _</text:p>
      <text:p text:style-name="P4">
News Source: <text:a xlink:type="simple" xlink:href="https://www.ukrinform.ua/rubric-world/3699620-britanskih-diplomativ-evakuuvali-iz-sudanu.html" text:style-name="Internet_20_link" text:visited-style-name="Visited_20_Internet_20_Link">
https://www.ukrinform.ua/rubric-world/3699620-britanskih-diplomativ-evakuuvali-iz-sudanu.html</text:a>
</text:p>
      <!--NEWS-->
      <text:h text:style-name="P10" text:outline-level="1">
<text:span text:style-name="T4">
Russian troops massively fired a village in Kherson region, two wounded</text:span>
</text:h>
      <text:p text:style-name="P4">
Authors: Ukrinform (Person)</text:p>
      <text:p text:style-name="P4">
Publisher: Укринформ (Organization)</text:p>
      <text:p text:style-name="P4">
Published Time: 2023-04-23T16:30:00+03:00</text:p>
      <text:p text:style-name="P4">
Modified Time: 2023-04-23T16:30:00+03:00</text:p>
      <text:p text:style-name="P4">
Description: Russian troops fired the village of Kizomis in Kherson region, resulting in two women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Поранені', 'Війна з росією']</text:p>
      <text:p text:style-name="P4">
Type: Article</text:p>
      <!--METADATA-->
      <text:p text:style-name="P4">
<draw:frame draw:style-name="fr1" draw:name="Image160" text:anchor-type="as-char" svg:width="6.9236in" svg:height="3.956343in" draw:z-index="0">
<draw:image xlink:href="../Images/yкринформ/2023-04-23T16-30-00-03-00/630_360_1669987737-966.jpg" xlink:type="simple" xlink:show="embed" xlink:actuate="onLoad" draw:mime-type="image/jpeg"/>
</draw:frame>
Ruskivska fired the village of Kizomis in Kherson region, resulting in two women's wounds.</text:p>
      <text:p text:style-name="P4">
About it in <text:a xlink:type="simple" xlink:href="https://t.me/olexandrprokudin/339" text:style-name="Internet_20_link" text:visited-style-name="Visited_20_Internet_20_Link">
</text:a>
Oleksandr Proudin reported to the chiefs of the Church, Ukrinform reports.</text:p>
      <text:p text:style-name="P4">
“The army of the Russian Federation covered the village of Kizomys of the Belozersky community, the Epostrasi among civilians. At lunch, Russian artillery beat the painted point. The enemy kissed the local building <text:a xlink:type="simple" xlink:href="https://www.ukrinform.ua/tag-skola" text:style-name="Internet_20_link" text:visited-style-name="Visited_20_Internet_20_Link">
</text:a>
, a car of law enforcement officers and about 25 live houses, ”Proudin wrote.</text:p>
      <text:p text:style-name="P4">
<text:span text:style-name="T4">
 Read also: </text:span>
 <text:a xlink:type="simple" xlink:href="https://www.ukrinform.ua/rubric-ato/3699542-rosiani-otrimali-novu-partiu-sahediv-i-namagautsa-znajti-nasu-ppo-gumenuk.html" text:style-name="Internet_20_link" text:visited-style-name="Visited_20_Internet_20_Link">
<text:span text:style-name="T4">
 Russians </text:span>
 <text:span text:style-name="T4">
 Got </text:span>
 <text:span text:style-name="T4">
 New </text:span>
 <text:span text:style-name="T4">
 </text:span>
 Party <text:span text:style-name="T4">
 </text:span>
 Shamos <text:span text:style-name="T4">
<text:span text:style-name="T5">
 try </text:span>
* </text:span>
 <text:span text:style-name="T4">
 Find </text:span>
 <text:span text:style-name="T4">
 </text:span>
 <text:span text:style-name="T4">
 </text:span>
 <text:span text:style-name="T4">
 </text:span>
 <text:span text:style-name="T4">
 </text:span>
 <text:span text:style-name="T4">
 </text:span>
 <text:span text:style-name="T4">
 </text:span>
 <text:span text:style-name="T4">
 </text:span>
 <text:span text:style-name="T4">
 Air defense </text:span>
 <text:span text:style-name="T4">
 Humeniuk </text:span>
</text:a>
Due to the shelling, an 85-year-old woman was injured in the head and chest. The victim was victim-a 57-year-old local resident, she has a wounded hand. Both were hospitalized.</text:p>
      <text:p text:style-name="P4">
As reported by Ukrinform, last day Russian troops have fired at 12 times fired at the community, resulting in <text:a xlink:type="simple" xlink:href="https://www.ukrinform.ua/rubric-regions/3699468-zagarbniki-minuloi-dobi-vipustili-236-snaradiv-po-hersonsini-e-zagibli-ta-poraneni.html" text:style-name="Internet_20_link" text:visited-style-name="Visited_20_Internet_20_Link">
</text:a>
 .</text:p>
      <text:p text:style-name="P4">
News Source: <text:a xlink:type="simple" xlink:href="https://www.ukrinform.ua/rubric-ato/3699621-rosijski-vijska-obstrilali-selo-na-hersonsini-dvoe-poranenih.html" text:style-name="Internet_20_link" text:visited-style-name="Visited_20_Internet_20_Link">
https://www.ukrinform.ua/rubric-ato/3699621-rosijski-vijska-obstrilali-selo-na-hersonsini-dvoe-poranenih.html</text:a>
</text:p>
      <!--NEWS-->
      <text:h text:style-name="P10" text:outline-level="1">
<text:span text:style-name="T4">
On the Day of the Charles III Coronation Newborn Children will get a memorial mug</text:span>
</text:h>
      <text:p text:style-name="P4">
Authors: Ukrinform (Person)</text:p>
      <text:p text:style-name="P4">
Publisher: Укринформ (Organization)</text:p>
      <text:p text:style-name="P4">
Published Time: 2023-04-23T16:48:00+03:00</text:p>
      <text:p text:style-name="P4">
Modified Time: 2023-04-23T16:48:00+03:00</text:p>
      <text:p text:style-name="P4">
Description: Children who are born in the county in the west of the central part of England Staffordshire on the day of the coronation of King Charles III will receive a memorial mug. - Ukrinform.</text:p>
      <text:p text:style-name="P4">
Images: ["<text:a xlink:type="simple" xlink:href="https://static.ukrinform.com/photos/2023_03/thumb_files/630_360_1680179394-131.jpg" text:style-name="Internet_20_link" text:visited-style-name="Visited_20_Internet_20_Link">
630_360_16801...</text:a>
", "<text:a xlink:type="simple" xlink:href="https://static.ukrinform.com/photos/2023_04/1682257398-764.png" text:style-name="Internet_20_link" text:visited-style-name="Visited_20_Internet_20_Link">
1682257398-76...</text:a>
"]</text:p>
      <text:p text:style-name="P4">
Tags: ['Британія', 'Діти', 'Король', 'Чарльз ІІІ', 'Коронація']</text:p>
      <text:p text:style-name="P4">
Type: Article</text:p>
      <!--METADATA-->
      <text:p text:style-name="P4">
<draw:frame draw:style-name="fr1" draw:name="Image161" text:anchor-type="as-char" svg:width="6.9236in" svg:height="3.956343in" draw:z-index="0">
<draw:image xlink:href="../Images/yкринформ/2023-04-23T16-48-00-03-00/630_360_1680179394-131.jpg" xlink:type="simple" xlink:show="embed" xlink:actuate="onLoad" draw:mime-type="image/jpeg"/>
</draw:frame>
Children, who will be born in the county in the west of the central part of England, Staffordshire in the day of King Charles III, will receive a memorial mug.</text:p>
      <text:p text:style-name="P4">
As Ukrinform reports, it reports <text:a xlink:type="simple" xlink:href="https://www.bbc.co.uk/news/uk-england-stoke-staffordshire-65338065" text:style-name="Internet_20_link" text:visited-style-name="Visited_20_Internet_20_Link">
</text:a>
.</text:p>
      <text:p text:style-name="P4">
Families will be able to get mugs by contacting the City Council after the Coronation Day, which will take place on Saturday, May 6.</text:p>
      <text:p text:style-name="P4">
“Coronation <text:a xlink:type="simple" xlink:href="https://www.ukrinform.ua/tag-korol" text:style-name="Internet_20_link" text:visited-style-name="Visited_20_Internet_20_Link">
</text:a>
Charles III is a historical event, and for those babies that are born on this day, it will be even more memorable for their parents. People around the Staffordvid will have a coronation on TV, gathering with neighbors and friends will take special measures to celebrate this event, ”Simon Tagg said.</text:p>
      <text:p text:style-name="P4">
<text:span text:style-name="T4">
 Read also: </text:span>
 <text:a xlink:type="simple" xlink:href="https://www.ukrinform.ua/rubric-world/3694153-bukingemskij-palac-opriludniv-novi-detali-koronacii-carlza-iii.html" text:style-name="Internet_20_link" text:visited-style-name="Visited_20_Internet_20_Link">
<text:span text:style-name="T4">
 Coronati </text:span>
</text:a>
It is noted that children born on the Day of Coronation Queen Elizabeth II on June 2, 1953, at one time received silver memorable mugs in honor of this event.</text:p>
      <text:p text:style-name="P4">
<draw:frame draw:style-name="fr1" draw:name="Image162" text:anchor-type="as-char" svg:width="6.9236in" svg:height="3.878498in" draw:z-index="0">
<draw:image xlink:href="../Images/yкринформ/2023-04-23T16-48-00-03-00/1682257398-764.png" xlink:type="simple" xlink:show="embed" xlink:actuate="onLoad" draw:mime-type="image/png"/>
</draw:frame>
Photo: Staffordshire County Council</text:p>
      <text:p text:style-name="P4">
Currently, during the "coronation" weekends throughout the country, it is planned to hold events, in particular, street parties and special exhibitions.</text:p>
      <text:p text:style-name="P4">
As reported by Ukrinform, <text:a xlink:type="simple" xlink:href="https://www.ukrinform.ua/rubric-world/3696686-u-koronacii-carlza-iii-vizmut-ucast-sist-tisac-vijskovosluzbovciv.html" text:style-name="Internet_20_link" text:visited-style-name="Visited_20_Internet_20_Link">
</text:a>
that will make it the largest military ceremonial operation for 70 years.</text:p>
      <text:p text:style-name="P4">
_ First Photo: Facebook/The Royal Family _</text:p>
      <text:p text:style-name="P4">
News Source: <text:a xlink:type="simple" xlink:href="https://www.ukrinform.ua/rubric-world/3699628-u-den-koronacii-carlza-iii-novonarodzeni-diti-otrimaut-pamatnij-kuhol.html" text:style-name="Internet_20_link" text:visited-style-name="Visited_20_Internet_20_Link">
https://www.ukrinform.ua/rubric-world/3699628-u-den-koronacii-carlza-iii-novonarodzeni-diti-otrimaut-pamatnij-kuhol.html</text:a>
</text:p>
      <!--NEWS-->
      <text:h text:style-name="P10" text:outline-level="1">
<text:span text:style-name="T4">
Obolon FC won "Polesie" and headed the first league</text:span>
</text:h>
      <text:p text:style-name="P4">
Authors: Ukrinform (Person)</text:p>
      <text:p text:style-name="P4">
Publisher: Укринформ (Organization)</text:p>
      <text:p text:style-name="P4">
Published Time: 2023-04-23T16:48:33+03:00</text:p>
      <text:p text:style-name="P4">
Modified Time: 2023-04-23T16:48:33+03:00</text:p>
      <text:p text:style-name="P4">
Description: Obolon rose to the first stage of the table after the match with Polesie. - Ukrinform.</text:p>
      <text:p text:style-name="P4">
Images: ["<text:a xlink:type="simple" xlink:href="https://static.ukrinform.com/photos/2023_04/thumb_files/630_360_1682257620-442.jpg" text:style-name="Internet_20_link" text:visited-style-name="Visited_20_Internet_20_Link">
630_360_16822...</text:a>
"]</text:p>
      <text:p text:style-name="P4">
Tags: ['перша ліга', 'Полісся']</text:p>
      <text:p text:style-name="P4">
Type: Article</text:p>
      <!--METADATA-->
      <text:p text:style-name="P4">
<draw:frame draw:style-name="fr1" draw:name="Image163" text:anchor-type="as-char" svg:width="6.9236in" svg:height="3.956343in" draw:z-index="0">
<draw:image xlink:href="../Images/yкринформ/2023-04-23T16-48-33-03-00/630_360_1682257620-442.jpg" xlink:type="simple" xlink:show="embed" xlink:actuate="onLoad" draw:mime-type="image/jpeg"/>
</draw:frame>
Obolon rose to the first stage of the table after the match with Polesie.</text:p>
      <text:p text:style-name="P4">
Obolon in a foreign field was minimally overcome "Polesie" 1-0 in the third tour of the first league, Ukrinform reports.</text:p>
      <text:p text:style-name="P4">
Yermolenko recorded the only goal on his account.</text:p>
      <text:p text:style-name="P4">
<text:span text:style-name="T4">
 Read also: </text:span>
 <text:a xlink:type="simple" xlink:href="https://www.ukrinform.ua/rubric-sports/3699595-upl-lviv-prograv-metalistu-1925.html" text:style-name="Internet_20_link" text:visited-style-name="Visited_20_Internet_20_Link">
</text:a>
Obolon scored 21 points and came first in the championship group. In Polesie 19 points.</text:p>
      <text:p text:style-name="P4">
Photo: Ukrfootball.ua</text:p>
      <text:p text:style-name="P4">
News Source: <text:a xlink:type="simple" xlink:href="https://www.ukrinform.ua/rubric-sports/3699629-fk-obolon-peremig-polissa-j-ocoliv-persu-ligu.html" text:style-name="Internet_20_link" text:visited-style-name="Visited_20_Internet_20_Link">
https://www.ukrinform.ua/rubric-sports/3699629-fk-obolon-peremig-polissa-j-ocoliv-persu-ligu.html</text:a>
</text:p>
      <!--NEWS-->
      <text:h text:style-name="P10" text:outline-level="1">
<text:span text:style-name="T4">
In Kenya found dozens of bodies of believers who were starving to death</text:span>
</text:h>
      <text:p text:style-name="P4">
Authors: Ukrinform (Person)</text:p>
      <text:p text:style-name="P4">
Publisher: Укринформ (Organization)</text:p>
      <text:p text:style-name="P4">
Published Time: 2023-04-23T17:00:00+03:00</text:p>
      <text:p text:style-name="P4">
Modified Time: 2023-04-23T17:00:00+03:00</text:p>
      <text:p text:style-name="P4">
Description: Kenyan police exhumed 21 body near the coastal city of Malindi as part of an investigation into a preacher, who called on his followers to starve to death. - Ukrinform.</text:p>
      <text:p text:style-name="P4">
Images: ["<text:a xlink:type="simple" xlink:href="https://static.ukrinform.com/photos/2023_04/thumb_files/630_360_1682258411-411.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164" text:anchor-type="as-char" svg:width="6.9236in" svg:height="3.956343in" draw:z-index="0">
<draw:image xlink:href="../Images/yкринформ/2023-04-23T17-00-00-03-00/630_360_1682258411-411.jpg" xlink:type="simple" xlink:show="embed" xlink:actuate="onLoad" draw:mime-type="image/jpeg"/>
</draw:frame>
The Kenyan Police exhumed 21 body near the coastal city of Malindi in the framework of investigation of a preacher, who called on his followers to be to death.</text:p>
      <text:p text:style-name="P4">
As Ukrinform reports, it reports <text:a xlink:type="simple" xlink:href="https://www.bbc.co.uk/news/world-africa-65363585" text:style-name="Internet_20_link" text:visited-style-name="Visited_20_Internet_20_Link">
</text:a>
Shakhola was found in the forest of Shakachal, where 15 members of the International Church "Good News" were rescued last week. Her preacher Polyakkenzi Ntene is in custody in anticipation of the court. He urged his entayers to starve to death.</text:p>
      <text:p text:style-name="P4">
Among <text:a xlink:type="simple" xlink:href="https://www.ukrinform.ua/tag-eksgumacia" text:style-name="Internet_20_link" text:visited-style-name="Visited_20_Internet_20_Link">
</text:a>
21 bodies were dead children. The police stated that she was expecting to find even more.</text:p>
      <text:p text:style-name="P4">
"When we are in this forest and approach the place where we see the Big Ivis Cross, we know that this means that more than five people are buried there," said Victor Kauda from the Malindi Social Justice Center.</text:p>
      <text:p text:style-name="P4">
<text:span text:style-name="T4">
 Read also: </text:span>
 <text:a xlink:type="simple" xlink:href="https://www.ukrinform.ua/rubric-world/3698940-u-sudani-z-pocatku-zbrojnogo-protistoanna-vze-ponad-400-zagiblih.html" text:style-name="Internet_20_link" text:visited-style-name="Visited_20_Internet_20_Link">
<text:span text:style-name="T4">
 Sudan </text:span>
</text:a>
As reported by Ukrinform, Ukraine from the beginning of the "grain corridor" <text:a xlink:type="simple" xlink:href="https://www.ukrinform.ua/rubric-economy/3688973-ukraina-vze-eksportuvala-ponad-3-miljoni-tonn-zbizza-do-krain-afriki.html" text:style-name="Internet_20_link" text:visited-style-name="Visited_20_Internet_20_Link">
</text:a>
Thanks to the initiative of Grain from Ukraine Ukraine, Ukraine can get closer to the pre -war indicators of wheat exports to countries such as Ethiopia, Kenya and Yemen.</text:p>
      <text:p text:style-name="P4">
<text:span text:style-name="T5">
Foto: Wachira mwangi | Nation Media Group</text:span>
</text:p>
      <text:p text:style-name="P4">
News Source: <text:a xlink:type="simple" xlink:href="https://www.ukrinform.ua/rubric-world/3699632-u-kenii-viavili-desatki-til-viran-aki-goloduvali-do-smerti.html" text:style-name="Internet_20_link" text:visited-style-name="Visited_20_Internet_20_Link">
https://www.ukrinform.ua/rubric-world/3699632-u-kenii-viavili-desatki-til-viran-aki-goloduvali-do-smerti.html</text:a>
</text:p>
      <!--NEWS-->
      <text:h text:style-name="P10" text:outline-level="1">
<text:span text:style-name="T4">
In the direction of Kiev is complicated traffic through an accident</text:span>
</text:h>
      <text:p text:style-name="P4">
Authors: Ukrinform (Person)</text:p>
      <text:p text:style-name="P4">
Publisher: Укринформ (Organization)</text:p>
      <text:p text:style-name="P4">
Published Time: 2023-04-23T17:02:42+03:00</text:p>
      <text:p text:style-name="P4">
Modified Time: 2023-04-23T17:02:42+03:00</text:p>
      <text:p text:style-name="P4">
Description: In the direction of Kiev, traffic is difficult through a road accident. - Ukrinform.</text:p>
      <text:p text:style-name="P4">
Images: ["<text:a xlink:type="simple" xlink:href="https://static.ukrinform.com/photos/2023_04/thumb_files/630_360_1682258230-534.jpeg" text:style-name="Internet_20_link" text:visited-style-name="Visited_20_Internet_20_Link">
630_360_16822...</text:a>
"]</text:p>
      <text:p text:style-name="P4">
Tags: ['Аварія', 'ДТП', 'Транспорт', 'Київ']</text:p>
      <text:p text:style-name="P4">
Type: Article</text:p>
      <!--METADATA-->
      <text:p text:style-name="P4">
<draw:frame draw:style-name="fr1" draw:name="Image165" text:anchor-type="as-char" svg:width="6.9236in" svg:height="3.956343in" draw:z-index="0">
<draw:image xlink:href="../Images/yкринформ/2023-04-23T17-02-42-03-00/630_360_1682258230-534.jpeg" xlink:type="simple" xlink:show="embed" xlink:actuate="onLoad" draw:mime-type="image/jpeg"/>
</draw:frame>
The Kyiv Unapryamka is complicated by traffic through a road accident.</text:p>
      <text:p text:style-name="P4">
According to Ukrinform, Kyiv Patrol Police reports in <text:a xlink:type="simple" xlink:href="https://t.me/kyivpatrol/10046" text:style-name="Internet_20_link" text:visited-style-name="Visited_20_Internet_20_Link">
</text:a>
.</text:p>
      <text:p text:style-name="P4">
«An accident on the Boryspil highway(1 km from Kharkiv Square). Рух ускладнено унапрямку міста <text:a xlink:type="simple" xlink:href="https://www.ukrinform.ua/tag-kiiv" text:style-name="Internet_20_link" text:visited-style-name="Visited_20_Internet_20_Link">
 </text:a>
. Before entering the city, it is carried out by an extreme right lane, ”the message reads.</text:p>
      <text:p text:style-name="P4">
<text:span text:style-name="T4">
 Read also: </text:span>
 <text:a xlink:type="simple" xlink:href="https://www.ukrinform.ua/rubric-regions/3697778-na-kiivsini-stalasa-potrijna-dtp-iz-vantazivkami-dvoe-zagiblih.html" text:style-name="Internet_20_link" text:visited-style-name="Visited_20_Internet_20_Link">
<text:span text:style-name="T4">
 accident </text:span>
</text:a>
The patrols provide the protection of the accident.</text:p>
      <text:p text:style-name="P4">
As reported by Ukrinform, a four -year -old boy was in the village in Lviv region as a result of the rapidly arrived.</text:p>
      <text:p text:style-name="P4">
News Source: <text:a xlink:type="simple" xlink:href="https://www.ukrinform.ua/rubric-kyiv/3699633-u-napramku-kieva-uskladnenij-ruh-transportu-cerez-dtp.html" text:style-name="Internet_20_link" text:visited-style-name="Visited_20_Internet_20_Link">
https://www.ukrinform.ua/rubric-kyiv/3699633-u-napramku-kieva-uskladnenij-ruh-transportu-cerez-dtp.html</text:a>
</text:p>
      <!--NEWS-->
      <text:h text:style-name="P10" text:outline-level="1">
<text:span text:style-name="T4">
Within the framework of the action "Ukrainian children - Ukrainian Book" more than 50 thousand books were handed over</text:span>
</text:h>
      <text:p text:style-name="P4">
Authors: Ukrinform (Person)</text:p>
      <text:p text:style-name="P4">
Publisher: Укринформ (Organization)</text:p>
      <text:p text:style-name="P4">
Published Time: 2023-04-23T17:07:57+03:00</text:p>
      <text:p text:style-name="P4">
Modified Time: 2023-04-23T17:07:57+03:00</text:p>
      <text:p text:style-name="P4">
Description: The Minister of Culture and Information Policy Oleksandr Tkachenko on World Book and Copyright Day reminded the importance of the book and the books that the Ministry, together with the partners, has launched and supported since the start of the full -scale war. - Ukrinform.</text:p>
      <text:p text:style-name="P4">
Images: ["<text:a xlink:type="simple" xlink:href="https://static.ukrinform.com/photos/2023_04/thumb_files/630_360_1682258783-881.jpg" text:style-name="Internet_20_link" text:visited-style-name="Visited_20_Internet_20_Link">
630_360_16822...</text:a>
"]</text:p>
      <text:p text:style-name="P4">
Tags: ['Ткаченко', 'Українська книга', 'МКІП ']</text:p>
      <text:p text:style-name="P4">
Type: Article</text:p>
      <!--METADATA-->
      <text:p text:style-name="P4">
<draw:frame draw:style-name="fr1" draw:name="Image166" text:anchor-type="as-char" svg:width="6.9236in" svg:height="3.956343in" draw:z-index="0">
<draw:image xlink:href="../Images/yкринформ/2023-04-23T17-07-57-03-00/630_360_1682258783-881.jpg" xlink:type="simple" xlink:show="embed" xlink:actuate="onLoad" draw:mime-type="image/jpeg"/>
</draw:frame>
On World Copyright Book of Copyright Day, the Minister of Culture and Information Policy reminded the importance of the book and the books, which minister, together with partners, was launched and supported since the Fresh War.</text:p>
      <text:p text:style-name="P4">
According to Ukrinform, Tkachenko wrote in <text:a xlink:type="simple" xlink:href="https://t.me/otkachenkokyiv/3452" text:style-name="Internet_20_link" text:visited-style-name="Visited_20_Internet_20_Link">
</text:a>
.</text:p>
      <text:p text:style-name="P4">
According to him, in particular it is a "Ukrainian book shelf". Project initiated by the first Lady of Ukraine Elena Zelensk together with the Ministry of Foreign Affairs of Ukraine, the MKIP, as well as the Ukrainian Institute of Book together with the Embassies of Ukraine abroad. The Ukrainian Book Shelf has already opened in 37 countries.</text:p>
      <text:p text:style-name="P4">
<text:span text:style-name="T4">
 Read also: </text:span>
 <text:a xlink:type="simple" xlink:href="https://www.ukrinform.ua/rubric-culture/3693950-biblioteki-mozut-vzati-ucast-u-proekti-polska-polica-v-ukraini.html" text:style-name="Internet_20_link" text:visited-style-name="Visited_20_Internet_20_Link">
</text:a>
Also "Ukrainian children - Ukrainian Book", started by the State Committee of Television and Radio Broadcasting together with the Presidential Office, MKIP TamZS. The purpose is to provide free provision of children and adults, who were forced to take away from Russian aggression, textbooks, manuals, and fiction.</text:p>
      <text:p text:style-name="P4">
"More than 600,000 books have already been transferred in Ukraine and beyond. MKIP head.</text:p>
      <text:p text:style-name="P4">
"Ukrainian defenders - Ukrainian Book". "More than one thousand books within the abroad have come to Ukrainian defenders who are now in one of the residential hospitals," Tkachenko added.</text:p>
      <text:p text:style-name="P4">
<text:span text:style-name="T4">
 Read also: </text:span>
 <text:a xlink:type="simple" xlink:href="https://www.ukrinform.ua/rubric-culture/3690658-ukrainski-diti-u-25-krainah-otrimali-majze-600-tisac-knig.html" text:style-name="Internet_20_link" text:visited-style-name="Visited_20_Internet_20_Link">
</text:a>
Also "Books without borders" - a project aimed at providing children forced to leave through the war from Ukraine, children's books. The project was brought in the WIK and implemented under the patronage of the first lady of Elena Zelenskaya from the MKIP and the Foreign Ministry.</text:p>
      <text:p text:style-name="P4">
During 2022, 298 543 books were published under the project, which were widespread in 22 countries.</text:p>
      <text:p text:style-name="P4">
The project "Books on the Front", initiated by the NGO "Cultural Dessant" and MKIP. “Everyone can join the project by purchasing a book in one competition of our“ book ”partners: family leisure club, KM Bus, Myknikovka. The book should be signed and put on a special shelf where it will go to the front, ”the minister emphasized.Tkachenko urged to join the projects, give books and collect the best pages.</text:p>
      <text:p text:style-name="P4">
It was reported that on April 23, World Book Day and copyright, proclaimed at the 28th session of the UNESCO General Conference in 1995, the three genius of world literature of William Shakespeare, Migel de Cervantesate Inca Garcilaso de La Vega.</text:p>
      <text:p text:style-name="P4">
Photo: Oleksandr Tkachenko, telegram</text:p>
      <text:p text:style-name="P4">
News Source: <text:a xlink:type="simple" xlink:href="https://www.ukrinform.ua/rubric-culture/3699635-u-ramkah-akcii-ukrainskim-ditam-ukrainsku-knigu-peredali-ponad-50-tisac-knizok.html" text:style-name="Internet_20_link" text:visited-style-name="Visited_20_Internet_20_Link">
https://www.ukrinform.ua/rubric-culture/3699635-u-ramkah-akcii-ukrainskim-ditam-ukrainsku-knigu-peredali-ponad-50-tisac-knizok.html</text:a>
</text:p>
      <!--NEWS-->
      <text:h text:style-name="P10" text:outline-level="1">
<text:span text:style-name="T4">
Putin's compromise will become a fatal mistake - Dmitry Kuleb</text:span>
</text:h>
      <text:p text:style-name="P4">
Authors: Ukrinform (Person)</text:p>
      <text:p text:style-name="P4">
Publisher: Укринформ (Organization)</text:p>
      <text:p text:style-name="P4">
Published Time: 2023-04-23T17:19:00+03:00</text:p>
      <text:p text:style-name="P4">
Modified Time: 2023-04-23T17:19:00+03:00</text:p>
      <text:p text:style-name="P4">
Description: Together with partners, Ukraine should restore its territorial integrity and sovereignty, as it is necessary for future peace on the continent and in the world. - Ukrinform.</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путін', 'Війна з росією']</text:p>
      <text:p text:style-name="P4">
Type: Article</text:p>
      <!--METADATA-->
      <text:p text:style-name="P4">
<draw:frame draw:style-name="fr1" draw:name="Image167" text:anchor-type="as-char" svg:width="6.9236in" svg:height="3.956343in" draw:z-index="0">
<draw:image xlink:href="../Images/yкринформ/2023-04-23T17-19-00-03-00/630_360_1668440631-706.jpeg" xlink:type="simple" xlink:show="embed" xlink:actuate="onLoad" draw:mime-type="image/jpeg"/>
</draw:frame>
Together with partners, Ukraine should restore its territorial integrity and sovereignty, as it is necessary for future peace on the continent and in the world.</text:p>
      <text:p text:style-name="P4">
This is stated in the guest article by the Minister of Foreign Affairs of Ukraine Dmitrykuleb for the German edition <text:a xlink:type="simple" xlink:href="https://www.welt.de/debatte/kommentare/article244947038/Dmytro-Kuleba-Russland-hat-auch-Europa-den-Frieden-gestohlen.html" text:style-name="Internet_20_link" text:visited-style-name="Visited_20_Internet_20_Link">
</text:a>
, reports Ukrinform.</text:p>
      <text:p text:style-name="P4">
"The territorial integrity of Ukraine needs to be restored, a compromise with Moscowava would be fatal consequences for the future world order," - a confident Kuleba.</text:p>
      <text:p text:style-name="P4">
He draws attention to the fact that, against the background of the weakening of Russia's offensive in eastern Ukraine, the expected Ukrainian offensive voices from all over the world call for peaceful interpretations between the Russian Federation and Ukraine, to the immediate ceasefire. These voices are the fact that Russia has not demonstrated the real interest of the pre -core negotiations or termination of hostilities, the minister said. Vinuuly is that the words of Moscow are worth nothing and it will still continue to furnish Ukraine to kill more people and seize more territories.</text:p>
      <text:p text:style-name="P4">
“No country in the world seeks peace like Ukraine. But we also know that a truly peace must be fair and strong. The vision of Ukraine is realistic and concrete, ”the Foreign Minister emphasized. He reminded the proformula of President Vladimir Zelensky's peace and urged all the nations to support it.</text:p>
      <text:p text:style-name="P4">
<text:span text:style-name="T4">
 Read also: </text:span>
 <text:a xlink:type="simple" xlink:href="https://www.ukrinform.ua/rubric-polytics/3699079-u-mzs-zaavili-ukraina-ne-vstupatime-v-nato-castinami.html" text:style-name="Internet_20_link" text:visited-style-name="Visited_20_Internet_20_Link">
</text:a>
Kyiv carefully examines all proposals and welcomes any initiative that respects the territorial integrity of Ukraine, the principles of the UN Charter and the relevant operations of the General Assembly, the diplomat added. But, he noted, any proposition of Ukraine will be rejected to territorial concessions.</text:p>
      <text:p text:style-name="P4">
“We never wanted this war and we do not want more than what belongs to the international law and the UN Charter. It is a realistic and legal requirement, which is not a maximalist. We have never attacked anyone and did not have no territorial claims. We just want Russia to return what it stole from us. And I mean not only the Ukrainian territory. Also Russian stole peace in Europe and stability in the world, ”the General Foreign Ministry wrote.Kuleba expressed his deep gratitude to all allies and partners, including Znimenchyna, for tireless support since February 2022. This help saved many lives and helped Ukrainians survive, he emphasized.</text:p>
      <text:p text:style-name="P4">
<text:span text:style-name="T4">
 Read also: </text:span>
 <text:a xlink:type="simple" xlink:href="https://www.ukrinform.ua/rubric-ato/3695547-dmitro-kuleba-nazvav-tri-negajnih-kroki-neobhidnih-dla-uspihu-ukraini-na-poli-bou.html" text:style-name="Internet_20_link" text:visited-style-name="Visited_20_Internet_20_Link">
<text:span text:style-name="T4">
 Dmitry </text:span>
 <text:span text:style-name="T4">
 CULEBA </text:span>
</text:a>
“The future of Euro -Atlantic security will be decided on the battlefield in Ukraine. If we make a mistake now and decide to reward Putin for his aggression in a different form, not to win him as a lesson for all other potential aggressors, the future of Ukraine, Europe and the world will be in danger, ”Kuleb wrote.</text:p>
      <text:p text:style-name="P4">
He stressed that true peace means the restoration of international recognized border of Ukraine. True peace means a safe homeland for the Crimean Tatar people in Ukrainian Crimea. True peace means grain, not warships in the Black Sea. A true peace means a world united under the rule of international law.</text:p>
      <text:p text:style-name="P4">
It was reported that Foreign Minister Dmytro Kuleba stated that <text:a xlink:type="simple" xlink:href="https://www.ukrinform.ua/rubric-polytics/3696067-ukraina-ne-prijme-surogatnih-risen-vilnuskogo-samitu-sodo-svogo-vstupu-do-nato-kuleba.html" text:style-name="Internet_20_link" text:visited-style-name="Visited_20_Internet_20_Link">
</text:a>
</text:p>
      <text:p text:style-name="P4">
News Source: <text:a xlink:type="simple" xlink:href="https://www.ukrinform.ua/rubric-polytics/3699636-kompromis-iz-putinim-stane-fatalnou-pomilkou-dmitro-kuleba.html" text:style-name="Internet_20_link" text:visited-style-name="Visited_20_Internet_20_Link">
https://www.ukrinform.ua/rubric-polytics/3699636-kompromis-iz-putinim-stane-fatalnou-pomilkou-dmitro-kuleba.html</text:a>
</text:p>
      <!--NEWS-->
      <text:h text:style-name="P10" text:outline-level="1">
<text:span text:style-name="T4">
In Dubensky Castle, a children's point "jointly" from UNICEF was launched</text:span>
</text:h>
      <text:p text:style-name="P4">
Authors: Ukrinform (Person)</text:p>
      <text:p text:style-name="P4">
Publisher: Укринформ (Organization)</text:p>
      <text:p text:style-name="P4">
Published Time: 2023-04-23T17:29:00+03:00</text:p>
      <text:p text:style-name="P4">
Modified Time: 2023-04-23T17:29:00+03:00</text:p>
      <text:p text:style-name="P4">
Description: In Dubensky Castle in Rivne region, a children's point "jointly" from UNICEF was launched. - Ukrinform.</text:p>
      <text:p text:style-name="P4">
Images: ["<text:a xlink:type="simple" xlink:href="https://static.ukrinform.com/photos/2023_04/thumb_files/630_360_1682260136-623.jpg" text:style-name="Internet_20_link" text:visited-style-name="Visited_20_Internet_20_Link">
630_360_16822...</text:a>
"]</text:p>
      <text:p text:style-name="P4">
Tags: ['Рівненщина', 'ЮНІСЕФ', 'Віталій Коваль']</text:p>
      <text:p text:style-name="P4">
Type: Article</text:p>
      <!--METADATA-->
      <text:p text:style-name="P4">
<draw:frame draw:style-name="fr1" draw:name="Image168" text:anchor-type="as-char" svg:width="6.9236in" svg:height="3.956343in" draw:z-index="0">
<draw:image xlink:href="../Images/yкринформ/2023-04-23T17-29-00-03-00/630_360_1682260136-623.jpg" xlink:type="simple" xlink:show="embed" xlink:actuate="onLoad" draw:mime-type="image/jpeg"/>
</draw:frame>
The Uduben Castle in Rivne region was launched by a children's point "jointly" from UNICEF.</text:p>
      <text:p text:style-name="P4">
About it in <text:a xlink:type="simple" xlink:href="https://t.me/vitalykoval8/11163" text:style-name="Internet_20_link" text:visited-style-name="Visited_20_Internet_20_Link">
</text:a>
The head of Rivneov Vitaliy Koval reported, Ukrinform reports.</text:p>
      <text:p text:style-name="P4">
“The Dubensky Castle door is open to the smallest visitors. Here, the child's playing point was the only UNICEF game room among the castles of the world. Careful and cozy space for children, where professional educators, animators and psychologists work, who conduct creative classes for children, play with them development games, ”Koval wrote.</text:p>
      <text:p text:style-name="P4">
The head of the Ova added that such rooms help the socialization of children with the soda overcoming the psychological consequences of the war. All baby leisure activities are free of charge in the location of "jointly" in the location in the castle.</text:p>
      <text:p text:style-name="P4">
<text:span text:style-name="T4">
 Read also: </text:span>
 <text:a xlink:type="simple" xlink:href="https://www.ukrinform.ua/rubric-kyiv/3694568-u-kiivskomu-metro-zapracuvala-ditaca-lokacia-vid-unisef.html" text:style-name="Internet_20_link" text:visited-style-name="Visited_20_Internet_20_Link">
<text:span text:style-name="T4">
 UNICEF </text:span>
</text:a>
This is the second such room in the region. The first was opened in Rivne for two months Tomuv of the Institute of Postgraduate Teacher Education.</text:p>
      <text:p text:style-name="P4">
As reported, from March 2022 to March 2023, more than 150 points "jointly" in 20 oblasts were adopted by more than 775,000 visitors, 480,000 of them. Children's points "jointly" provide support and services to children, teenagers with Tachy, including those who live in the territories where the recent hostilities.</text:p>
      <text:p text:style-name="P4">
News Source: <text:a xlink:type="simple" xlink:href="https://www.ukrinform.ua/rubric-regions/3699641-u-dubenskomu-zamku-zapracuvala-ditaca-tocka-spilno-vid-unisef.html" text:style-name="Internet_20_link" text:visited-style-name="Visited_20_Internet_20_Link">
https://www.ukrinform.ua/rubric-regions/3699641-u-dubenskomu-zamku-zapracuvala-ditaca-tocka-spilno-vid-unisef.html</text:a>
</text:p>
      <!--NEWS-->
      <text:h text:style-name="P10" text:outline-level="1">
<text:span text:style-name="T4">
Russian troops fired a cemetery in Kherson region</text:span>
</text:h>
      <text:p text:style-name="P4">
Authors: Ukrinform (Person)</text:p>
      <text:p text:style-name="P4">
Publisher: Укринформ (Organization)</text:p>
      <text:p text:style-name="P4">
Published Time: 2023-04-23T17:35:00+03:00</text:p>
      <text:p text:style-name="P4">
Modified Time: 2023-04-23T17:35:00+03:00</text:p>
      <text:p text:style-name="P4">
Description: Russian troops fired a cemetery in the village of Havrylivka in Kherson region. - Ukrinform.</text:p>
      <text:p text:style-name="P4">
Images: ["<text:a xlink:type="simple" xlink:href="https://static.ukrinform.com/photos/2023_03/thumb_files/630_360_1677781968-366.jpg" text:style-name="Internet_20_link" text:visited-style-name="Visited_20_Internet_20_Link">
630_360_16777...</text:a>
"]</text:p>
      <text:p text:style-name="P4">
Tags: ['Херсонщина', 'Обстріл', 'Кладовище', 'Війна з росією']</text:p>
      <text:p text:style-name="P4">
Type: Article</text:p>
      <!--METADATA-->
      <text:p text:style-name="P4">
<draw:frame draw:style-name="fr1" draw:name="Image169" text:anchor-type="as-char" svg:width="6.9236in" svg:height="3.956343in" draw:z-index="0">
<draw:image xlink:href="../Images/yкринформ/2023-04-23T17-35-00-03-00/630_360_1677781968-366.jpg" xlink:type="simple" xlink:show="embed" xlink:actuate="onLoad" draw:mime-type="image/jpeg"/>
</draw:frame>
Ruskivska fired a cemetery in the village of Havrylivka in Kherson region.</text:p>
      <text:p text:style-name="P4">
About it in <text:a xlink:type="simple" xlink:href="https://t.me/khersonskaODA/5340" text:style-name="Internet_20_link" text:visited-style-name="Visited_20_Internet_20_Link">
</text:a>
Kherson Ova reported, Ukrinform reports.</text:p>
      <text:p text:style-name="P4">
“In the Beryslav district, Russian artillery is a attacking attack on Sunday. The event happened in the village of Havrylivka of the Novo Alexandrovsky community, ” -it will be in a post.</text:p>
      <text:p text:style-name="P4">
It is noted that as a result of <text:a xlink:type="simple" xlink:href="https://www.ukrinform.ua/tag-obstril" text:style-name="Internet_20_link" text:visited-style-name="Visited_20_Internet_20_Link">
</text:a>
No one was missing.</text:p>
      <text:p text:style-name="P4">
<text:span text:style-name="T4">
 Read also: </text:span>
 <text:a xlink:type="simple" xlink:href="https://www.ukrinform.ua/rubric-regions/3699509-na-zaporizzi-vnaslidok-artilerijskogo-obstrilu-poranenij-colovik.html" text:style-name="Internet_20_link" text:visited-style-name="Visited_20_Internet_20_Link">
<text:span text:style-name="T4">
 firing </text:span>
</text:a>
According to Ukrinform, the Russian military fired at the village of Kizomis Nakherson region, resulting in two women injured.</text:p>
      <text:p text:style-name="P4">
News Source: <text:a xlink:type="simple" xlink:href="https://www.ukrinform.ua/rubric-ato/3699619-vijska-rf-obstrilali-kladovise-na-hersonsini.html" text:style-name="Internet_20_link" text:visited-style-name="Visited_20_Internet_20_Link">
https://www.ukrinform.ua/rubric-ato/3699619-vijska-rf-obstrilali-kladovise-na-hersonsini.html</text:a>
</text:p>
      <!--NEWS-->
      <text:h text:style-name="P10" text:outline-level="1">
<text:span text:style-name="T4">
Postol: I was offered a fight against Belarus, but I immediately refused</text:span>
</text:h>
      <text:p text:style-name="P4">
Authors: Ukrinform (Person)</text:p>
      <text:p text:style-name="P4">
Publisher: Укринформ (Organization)</text:p>
      <text:p text:style-name="P4">
Published Time: 2023-04-23T17:49:08+03:00</text:p>
      <text:p text:style-name="P4">
Modified Time: 2023-04-23T17:49:08+03:00</text:p>
      <text:p text:style-name="P4">
Description: Ukrainian boxer Victor Postol told when he enters the ring and who will become his potential opponent. - Ukrinform.</text:p>
      <text:p text:style-name="P4">
Images: ["<text:a xlink:type="simple" xlink:href="https://static.ukrinform.com/photos/2023_04/thumb_files/630_360_1682261275-295.jpg" text:style-name="Internet_20_link" text:visited-style-name="Visited_20_Internet_20_Link">
630_360_16822...</text:a>
"]</text:p>
      <text:p text:style-name="P4">
Tags: ['Бокс']</text:p>
      <text:p text:style-name="P4">
Type: Article</text:p>
      <!--METADATA-->
      <text:p text:style-name="P4">
<draw:frame draw:style-name="fr1" draw:name="Image170" text:anchor-type="as-char" svg:width="6.9236in" svg:height="3.956343in" draw:z-index="0">
<draw:image xlink:href="../Images/yкринформ/2023-04-23T17-49-08-03-00/630_360_1682261275-295.jpg" xlink:type="simple" xlink:show="embed" xlink:actuate="onLoad" draw:mime-type="image/jpeg"/>
</draw:frame>
Ukrainian boxer Victor Postol told when he enters the ring and who is a potential opponent.</text:p>
      <text:p text:style-name="P4">
He said it exclusively in a comment to Ukrinform correspondent.</text:p>
      <text:p text:style-name="P4">
“I support the sports uniform and wait for the duel. I hope he will be in this year. It may be a rating battle. I think it will happen at the end, ”the boxer said.</text:p>
      <text:p text:style-name="P4">
Postol also emphasized that it would not fundamentally box with Russian representatives of Ibilorus.</text:p>
      <text:p text:style-name="P4">
“I would like to box against an American. I was offered a fight against Belarus, the alley immediately refused. We will not box with the Russians and Belarus. It is to be designed in the US with a top boxer, ”he said.</text:p>
      <text:p text:style-name="P4">
<text:span text:style-name="T4">
 Read also: </text:span>
 <text:a xlink:type="simple" xlink:href="https://www.ukrinform.ua/rubric-sports/3698834-oleksandr-gvozdik-pidtverdiv-datu-bokserskogo-bou-z-bolotnikom.html" text:style-name="Internet_20_link" text:visited-style-name="Visited_20_Internet_20_Link">
<text:span text:style-name="T4">
 box </text:span>
</text:a>
As it was reported, on April 22, the first from the beginning of the full -scale invasion of Russia in Ukraine was held in Ukraine. In the main match, Nesry Ragimov in a 6-rand duel over the points defeated the Atumantorius.</text:p>
      <text:p text:style-name="P4">
Photo: facebook.com</text:p>
      <text:p text:style-name="P4">
News Source: <text:a xlink:type="simple" xlink:href="https://www.ukrinform.ua/rubric-sports/3699647-postol-meni-proponuvali-bij-proti-bilorusa-ale-a-odrazu-vidmovivsa.html" text:style-name="Internet_20_link" text:visited-style-name="Visited_20_Internet_20_Link">
https://www.ukrinform.ua/rubric-sports/3699647-postol-meni-proponuvali-bij-proti-bilorusa-ale-a-odrazu-vidmovivsa.html</text:a>
</text:p>
      <!--NEWS-->
      <text:h text:style-name="P10" text:outline-level="1">
<text:span text:style-name="T4">
G7 labor ministers urge to invest in people</text:span>
</text:h>
      <text:p text:style-name="P4">
Authors: Ukrinform (Person)</text:p>
      <text:p text:style-name="P4">
Publisher: Укринформ (Organization)</text:p>
      <text:p text:style-name="P4">
Published Time: 2023-04-23T17:50:00+03:00</text:p>
      <text:p text:style-name="P4">
Modified Time: 2023-04-23T17:50:00+03:00</text:p>
      <text:p text:style-name="P4">
Description: The ministers of the seven countries of the world with the most developed economies (G7) have made a joint statement, urging governments to invest more in people and, in particular, the retraining of their citizens. - Ukrinform.</text:p>
      <text:p text:style-name="P4">
Images: ["<text:a xlink:type="simple" xlink:href="https://static.ukrinform.com/photos/2019_08/thumb_files/630_360_1566581453-801.jpg" text:style-name="Internet_20_link" text:visited-style-name="Visited_20_Internet_20_Link">
630_360_15665...</text:a>
"]</text:p>
      <text:p text:style-name="P4">
Tags: ['Інвестиції', 'Працівники', 'Велика сімка']</text:p>
      <text:p text:style-name="P4">
Type: Article</text:p>
      <!--METADATA-->
      <text:p text:style-name="P4">
<draw:frame draw:style-name="fr1" draw:name="Image171" text:anchor-type="as-char" svg:width="6.9236in" svg:height="3.956343in" draw:z-index="0">
<draw:image xlink:href="../Images/yкринформ/2023-04-23T17-50-00-03-00/630_360_1566581453-801.jpg" xlink:type="simple" xlink:show="embed" xlink:actuate="onLoad" draw:mime-type="image/jpeg"/>
</draw:frame>
Ministers of Labor Seven countries with the most developed economies(G7)They made a statement, urging governments to invest more in people and, in particular, retraining their citizens.</text:p>
      <text:p text:style-name="P4">
This is stated in the statement following the results of a two -day meeting of ministers in the Japanese city of Kurashiki, released by the Minister of Labor of Japan, Katosunob, reports Ukrinform with reference to <text:a xlink:type="simple" xlink:href="https://www3.nhk.or.jp/nhkworld/en/news/20230423_12/" text:style-name="Internet_20_link" text:visited-style-name="Visited_20_Internet_20_Link">
</text:a>
.</text:p>
      <text:p text:style-name="P4">
"Given changes in the labor market caused by digitalization and transition of domestic neutrality, governments should actively maintain retraining, which is the basis of investing in humans," the statement said.</text:p>
      <text:p text:style-name="P4">
It adds that the elderly, people with disabilities and workers of small and medium -sized companies should not stay away.</text:p>
      <text:p text:style-name="P4">
<text:span text:style-name="T4">
 Read also: </text:span>
 <text:a xlink:type="simple" xlink:href="https://www.ukrinform.ua/rubric-economy/3699541-stribok-cin-na-zerno-ta-palivo-ministri-g7-sturbovani-vplivom-vijni-na-prodovolcu-bezpeku.html" text:style-name="Internet_20_link" text:visited-style-name="Visited_20_Internet_20_Link">
<text:span text:style-name="T4">
 jump </text:span>
 <text:span text:style-name="T4">
 price </text:span>
 <text:span text:style-name="T4">
 grain </text:span>
 <text:span text:style-name="T4">
 fuel </text:span>
 <text:span text:style-name="T4">
 </text:span>
 ministers <text:span text:style-name="T4">
<text:span text:style-name="T5">
* concerned food </text:span>
* </text:span>
 Safety **</text:a>
The statement also calls for G7 countries to reduce disproportions in payment and provide adequate level <text:a xlink:type="simple" xlink:href="https://www.ukrinform.ua/tag-zarplata" text:style-name="Internet_20_link" text:visited-style-name="Visited_20_Internet_20_Link">
</text:a>
"To increase the moral condition of employees and their satisfaction with the work."</text:p>
      <text:p text:style-name="P4">
According to the Japanese minister, although cultures in different states differ, he has the impression that "investments in people are considered as a problem that needs to be solved immediately."</text:p>
      <text:p text:style-name="P4">
According to Ukrinform, the G7 countries have been called for continuation, complete implementation and expansion of critically important <text:a xlink:type="simple" xlink:href="https://www.ukrinform.ua/rubric-economy/3699462-kraini-g7-zaklikali-prodovziti-ta-rozsiriti-zernovu-ugodu.html" text:style-name="Internet_20_link" text:visited-style-name="Visited_20_Internet_20_Link">
</text:a>
 .</text:p>
      <text:p text:style-name="P4">
News Source: <text:a xlink:type="simple" xlink:href="https://www.ukrinform.ua/rubric-economy/3699648-ministri-praci-krain-g7-zaklikaut-investuvati-v-ludej.html" text:style-name="Internet_20_link" text:visited-style-name="Visited_20_Internet_20_Link">
https://www.ukrinform.ua/rubric-economy/3699648-ministri-praci-krain-g7-zaklikaut-investuvati-v-ludej.html</text:a>
</text:p>
      <!--NEWS-->
      <text:h text:style-name="P10" text:outline-level="1">
<text:span text:style-name="T4">
Hostile planes move towards the south, can be used managed airbags - Ignati</text:span>
</text:h>
      <text:p text:style-name="P4">
Authors: Ukrinform (Person)</text:p>
      <text:p text:style-name="P4">
Publisher: Укринформ (Organization)</text:p>
      <text:p text:style-name="P4">
Published Time: 2023-04-23T18:00:00+03:00</text:p>
      <text:p text:style-name="P4">
Modified Time: 2023-04-23T18:00:00+03:00</text:p>
      <text:p text:style-name="P4">
Description: A group of hostile aircraft moves towards the southern regions of Ukraine, so it is possible to use Russia's managed aircraft again.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Літак', 'Бомба', 'Війна з росією', 'Єдині новини']</text:p>
      <text:p text:style-name="P4">
Type: Article</text:p>
      <!--METADATA-->
      <text:p text:style-name="P4">
<draw:frame draw:style-name="fr1" draw:name="Image172" text:anchor-type="as-char" svg:width="6.9236in" svg:height="3.956343in" draw:z-index="0">
<draw:image xlink:href="../Images/yкринформ/2023-04-23T18-00-00-03-00/630_360_1681053650-211.jpg" xlink:type="simple" xlink:show="embed" xlink:actuate="onLoad" draw:mime-type="image/jpeg"/>
</draw:frame>
Groups are moving towards the southern regions of Ukraine, so it is possible to apply to Russia's controlled airbags again.</text:p>
      <text:p text:style-name="P4">
This was reported on the nationwide TEMACHPON "Single News" on the air of the Armed Forces of the Armed Forces Yuriy Ignat, Ukrinform reports.</text:p>
      <text:p text:style-name="P4">
“It is not some new invention. This is what can be used in connection with the fact that they do not have enough rocket weapons, powerful weapons. In this way, these bombs began to modernize and apply without entering the area of understanding of our <text:a xlink:type="simple" xlink:href="https://www.ukrinform.ua/tag-ppo" text:style-name="Internet_20_link" text:visited-style-name="Visited_20_Internet_20_Link">
</text:a>
. As they say, unpacked areas within a radius up to 70 km. This, after all, happens right now when we are talking to you. A group of aircraft in the southern direction moves in biking regions, so there may be such use. Unfortunately, this Vyvyklik is serious now because a 500 kg bomb, ”Ignat said.</text:p>
      <text:p text:style-name="P4">
<text:span text:style-name="T4">
 Read also: </text:span>
 <text:a xlink:type="simple" xlink:href="https://www.ukrinform.ua/rubric-ato/3699295-sistemi-patriot-dozvolat-trimati-rosijski-litaki-podali-vid-kordonu-ukraini-ignat.html" text:style-name="Internet_20_link" text:visited-style-name="Visited_20_Internet_20_Link">
</text:a>
He noted that Russia has begun to actively use the tactics for resetting all over the degree of demarcation of managed aircraft from Su-35 and Su-34 aircraft. "The enemy in our cities, in the frontal area, to get it difficult, but we will be able to get up, receiving new landscapes to counteract," added the Air Force Air Force Air Force.</text:p>
      <text:p text:style-name="P4">
As reported by Ukrinform, as a result of shelling by the Russians of the Belozersky Tastanislav communities of Kherson region, injuries of varying degrees were given the smallest civilians.</text:p>
      <text:p text:style-name="P4">
News Source: <text:a xlink:type="simple" xlink:href="https://www.ukrinform.ua/rubric-ato/3699654-vorozi-litaki-ruhautsa-u-bik-pivdna-mozut-zastosuvati-kerovani-aviabombi-ignat.html" text:style-name="Internet_20_link" text:visited-style-name="Visited_20_Internet_20_Link">
https://www.ukrinform.ua/rubric-ato/3699654-vorozi-litaki-ruhautsa-u-bik-pivdna-mozut-zastosuvati-kerovani-aviabombi-ignat.html</text:a>
</text:p>
      <!--NEWS-->
      <text:h text:style-name="P10" text:outline-level="1">
<text:span text:style-name="T4">
Japan launched in Okinawa cross -clippers of ballistic missiles</text:span>
</text:h>
      <text:p text:style-name="P4">
Authors: Ukrinform (Person)</text:p>
      <text:p text:style-name="P4">
Publisher: Укринформ (Organization)</text:p>
      <text:p text:style-name="P4">
Published Time: 2023-04-23T18:19:13+03:00</text:p>
      <text:p text:style-name="P4">
Modified Time: 2023-04-23T18:19:13+03:00</text:p>
      <text:p text:style-name="P4">
Description: Japan's self-defense forces launched on the most western island in Okinawa's prefecture, PAC3 re-interceptors in anticipation of North Korea's launch of its first intelligence satellite, which will occur using ballistic missiles technology. - Ukrinform.</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КНДР', 'Ракетні випробування КНДР']</text:p>
      <text:p text:style-name="P4">
Type: Article</text:p>
      <!--METADATA-->
      <text:p text:style-name="P4">
<draw:frame draw:style-name="fr1" draw:name="Image173" text:anchor-type="as-char" svg:width="6.9236in" svg:height="3.956343in" draw:z-index="0">
<draw:image xlink:href="../Images/yкринформ/2023-04-23T18-19-13-03-00/630_360_1664258482-721.jpg" xlink:type="simple" xlink:show="embed" xlink:actuate="onLoad" draw:mime-type="image/jpeg"/>
</draw:frame>
Japan's force-defense has launched on the most western island in the prefecture of the PAC3 Okinavararakets in anticipation of North Korea, the launch of its first intelligence satellite, which will occur with the use of ballistic missiles.</text:p>
      <text:p text:style-name="P4">
As Ukrinform reports with reference to <text:a xlink:type="simple" xlink:href="https://www3.nhk.or.jp/nhkworld/en/news/20230423_19/" text:style-name="Internet_20_link" text:visited-style-name="Visited_20_Internet_20_Link">
</text:a>
, transport plane rocket installation to the specified area on Sunday morning.</text:p>
      <text:p text:style-name="P4">
Deployment(ABOUT)It takes place according to the Defense Minister Yatasucasus Hamada in order to prepare for possible destruction of pilot missiles or other North Korea -running objects that may be imprisoned in Japan.</text:p>
      <text:p text:style-name="P4">
<text:span text:style-name="T4">
 Read also: </text:span>
 <text:a xlink:type="simple" xlink:href="https://www.ukrinform.ua/rubric-world/3699314-bajden-onovit-garantii-bezpeki-dla-korei-vid-adernih-provokacij-z-boku-kndr-kitau-ta-rosii-reuters.html" text:style-name="Internet_20_link" text:visited-style-name="Visited_20_Internet_20_Link">
<text:span text:style-name="T4">
 DPRK </text:span>
</text:a>
The maritime forces are also brought to the battle duty of destroying, equipped with American systems "Idzis" with the latest means of detecting and interception of missiles.</text:p>
      <text:p text:style-name="P4">
Although North Korea did not reveal the launch or any other details of its satellite into the Earth's orbit, Japan conducted a timely preparation of its about, because during the previous launches in 2012 and 2016, the North Korean rockets flew over the territory of prefecture.</text:p>
      <text:p text:style-name="P4">
<text:span text:style-name="T4">
 Read also: </text:span>
 <text:a xlink:type="simple" xlink:href="https://www.ukrinform.ua/rubric-world/3698628-phenan-zaviv-pro-ostatocnij-i-nezvorotnij-status-kndr-ak-svitovoi-adernoi-derzavi.html" text:style-name="Internet_20_link" text:visited-style-name="Visited_20_Internet_20_Link">
<text:span text:style-name="T4">
 DPRK </text:span>
</text:a>
According to Ukrinform, the leader of North Korea Kim Jong -in ordered the country's agency <text:a xlink:type="simple" xlink:href="https://www.ukrinform.ua/rubric-technology/3697697-kim-cen-in-nakazav-pidgotuvati-zapusk-u-kosmos-persogo-suputnikaspiguna-kndr.html" text:style-name="Internet_20_link" text:visited-style-name="Visited_20_Internet_20_Link">
</text:a>
.</text:p>
      <text:p text:style-name="P4">
Photo: Getty images</text:p>
      <text:p text:style-name="P4">
News Source: <text:a xlink:type="simple" xlink:href="https://www.ukrinform.ua/rubric-world/3699657-aponia-rozgornula-na-okinavi-perehopluvaci-balisticnih-raket.html" text:style-name="Internet_20_link" text:visited-style-name="Visited_20_Internet_20_Link">
https://www.ukrinform.ua/rubric-world/3699657-aponia-rozgornula-na-okinavi-perehopluvaci-balisticnih-raket.html</text:a>
</text:p>
      <!--NEWS-->
      <text:h text:style-name="P10" text:outline-level="1">
<text:span text:style-name="T4">
The invaders dumped the shells on Nikopol, three wounded</text:span>
</text:h>
      <text:p text:style-name="P4">
Authors: Ukrinform (Person)</text:p>
      <text:p text:style-name="P4">
Publisher: Укринформ (Organization)</text:p>
      <text:p text:style-name="P4">
Published Time: 2023-04-23T18:29:00+03:00</text:p>
      <text:p text:style-name="P4">
Modified Time: 2023-04-23T18:29:00+03:00</text:p>
      <text:p text:style-name="P4">
Description: Russian troops dumped dangerous shells on Nikopol, resulting in three people injured. - Ukrinform.</text:p>
      <text:p text:style-name="P4">
Images: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Tags: ['Нікополь', 'Обстріл', 'Поранені', 'Війна з росією']</text:p>
      <text:p text:style-name="P4">
Type: Article</text:p>
      <!--METADATA-->
      <text:p text:style-name="P4">
<draw:frame draw:style-name="fr1" draw:name="Image174" text:anchor-type="as-char" svg:width="6.9236in" svg:height="3.956343in" draw:z-index="0">
<draw:image xlink:href="../Images/yкринформ/2023-04-23T18-29-00-03-00/630_360_1682263490-975.jpg" xlink:type="simple" xlink:show="embed" xlink:actuate="onLoad" draw:mime-type="image/jpeg"/>
</draw:frame>
Ruskivska dropped dangerous shells on Nikopol, resulting in three people holding wounds.</text:p>
      <text:p text:style-name="P4">
About it in <text:a xlink:type="simple" xlink:href="https://t.me/dnipropetrovskaODA/4232" text:style-name="Internet_20_link" text:visited-style-name="Visited_20_Internet_20_Link">
</text:a>
Sergey Lisak reported Chief Properepetrovsk Ova, Ukrinform reports.</text:p>
      <text:p text:style-name="P4">
"There are three victims among the locals in Nikopol!This is another proof that there is a sort of terrorists. They attacked a city from drones again. Damage -free shells. At least four were heard <text:a xlink:type="simple" xlink:href="https://www.ukrinform.ua/tag-vibuh" text:style-name="Internet_20_link" text:visited-style-name="Visited_20_Internet_20_Link">
</text:a>
", - the post says.</text:p>
      <text:p text:style-name="P4">
<draw:frame draw:style-name="fr1" draw:name="Image175" text:anchor-type="as-char" svg:width="6.9236in" svg:height="6.9236in" draw:z-index="0">
<draw:image xlink:href="../Images/yкринформ/2023-04-23T18-29-00-03-00/1682263490-975.jpg" xlink:type="simple" xlink:show="embed" xlink:actuate="onLoad" draw:mime-type="image/jpeg"/>
</draw:frame>
<draw:frame draw:style-name="fr1" draw:name="Image176" text:anchor-type="as-char" svg:width="6.9236in" svg:height="6.9236in" draw:z-index="0">
<draw:image xlink:href="../Images/yкринформ/2023-04-23T18-29-00-03-00/1682263469-198.jpg" xlink:type="simple" xlink:show="embed" xlink:actuate="onLoad" draw:mime-type="image/jpeg"/>
</draw:frame>
One man of 33 years suffered shrapnel wounds. Two more-with mine-explosive injuries and injuries.</text:p>
      <text:p text:style-name="P4">
<text:span text:style-name="T4">
 Read also: </text:span>
 <text:a xlink:type="simple" xlink:href="https://www.ukrinform.ua/rubric-ato/3699621-rosijski-vijska-obstrilali-selo-na-hersonsini-dvoe-poranenih.html" text:style-name="Internet_20_link" text:visited-style-name="Visited_20_Internet_20_Link">
<text:span text:style-name="T4">
 massive </text:span>
</text:a>
As subsequently reported in <text:a xlink:type="simple" xlink:href="https://t.me/mykola_lukashuk/4212" text:style-name="Internet_20_link" text:visited-style-name="Visited_20_Internet_20_Link">
</text:a>
Mykola Lukashuk, the Chief Properepetrovsk Regional Council, 5 attacks were recorded in Nikopol in the day, injured and destroyed.</text:p>
      <text:p text:style-name="P4">
<draw:frame draw:style-name="fr1" draw:name="Image177" text:anchor-type="as-char" svg:width="6.9236in" svg:height="6.9236in" draw:z-index="0">
<draw:image xlink:href="../Images/yкринформ/2023-04-23T18-29-00-03-00/1682270350-932.jpg" xlink:type="simple" xlink:show="embed" xlink:actuate="onLoad" draw:mime-type="image/jpeg"/>
</draw:frame>
"Three people were injured as a result of the shelling, two 1990 and one in 1992 they received the necessary medical care. One of the wounded was hosted, the other undergoing outpatient treatment. Damaged municipal facilities, two dwellings, two outbuildings, a car and a car and a line electric transmission ", - the post says.</text:p>
      <text:p text:style-name="P4">
Earlier it was reported that late in the evening the enemy dropped an explosive school from the drone into the territory of the Marganets community of Dnipropetrovsk region.</text:p>
      <text:p text:style-name="P4">
<text:span text:style-name="T5">
Foto: Telegram Sergey Lisak / Dnipropetrovsk Regional State Administration(This)</text:span>
</text:p>
      <text:p text:style-name="P4">
News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Promised by Air Defense Partners already on the way to their future positions - Air Force</text:span>
</text:h>
      <text:p text:style-name="P4">
Authors: Ukrinform (Person)</text:p>
      <text:p text:style-name="P4">
Publisher: Укринформ (Organization)</text:p>
      <text:p text:style-name="P4">
Published Time: 2023-04-23T18:42:00+03:00</text:p>
      <text:p text:style-name="P4">
Modified Time: 2023-04-23T18:42:00+03:00</text:p>
      <text:p text:style-name="P4">
Description: The Patriot air defense system transferred to Western partners has already replaced combat duty in Ukraine and protects our sky from hostile missiles, including ballistic and aviation, and other air defense systems are still on the road. - Ukrinform.</text:p>
      <text:p text:style-name="P4">
Images: ["<text:a xlink:type="simple" xlink:href="https://static.ukrinform.com/photos/2022_06/thumb_files/630_360_1655213739-313.jpg" text:style-name="Internet_20_link" text:visited-style-name="Visited_20_Internet_20_Link">
630_360_16552...</text:a>
"]</text:p>
      <text:p text:style-name="P4">
Tags: ['Повітряні сили ЗСУ', 'Patriot ', 'ППО', 'Єдині новини']</text:p>
      <text:p text:style-name="P4">
Type: Article</text:p>
      <!--METADATA-->
      <text:p text:style-name="P4">
<draw:frame draw:style-name="fr1" draw:name="Image178" text:anchor-type="as-char" svg:width="6.9236in" svg:height="3.956343in" draw:z-index="0">
<draw:image xlink:href="../Images/yкринформ/2023-04-23T18-42-00-03-00/630_360_1655213739-313.jpg" xlink:type="simple" xlink:show="embed" xlink:actuate="onLoad" draw:mime-type="image/jpeg"/>
</draw:frame>
Patriot has already been prevented by the Patriot system has already replaced the duty in Ukraine and protects our sky from hostile missiles, including ballistic and aviation, and other air defense systems are still on the road.</text:p>
      <text:p text:style-name="P4">
This was reported on the nationwide TEMACHPON "Single News" on the air of the Armed Forces of the Armed Forces Yuriy Ignat, Ukrinform reports.</text:p>
      <text:p text:style-name="P4">
“One of the Divisions has already stood a few days ago, works… the other those(Systems of Air Force.)What we were promised, already on the way to our future positions. We will already have any results and against Rashist aircraft, ”Ignat said</text:p>
      <text:p text:style-name="P4">
He recalled that the Commander of the Air Forces of the Armed Forces of Ukraine Mykolaoleshchuk had already checked the battle positions of Patriot in one of the directions tweak to anti -aircraft who completed the training much earlier than the planned termins.</text:p>
      <text:p text:style-name="P4">
<text:span text:style-name="T4">
 Read also: </text:span>
 <text:a xlink:type="simple" xlink:href="https://www.ukrinform.ua/rubric-ato/3699295-sistemi-patriot-dozvolat-trimati-rosijski-litaki-podali-vid-kordonu-ukraini-ignat.html" text:style-name="Internet_20_link" text:visited-style-name="Visited_20_Internet_20_Link">
<text:span text:style-name="T4">
 patriot </text:span>
</text:a>
Ignati also once again noted that Russia uses for attacks on Ukraine up to 40 puppies, Belarusian and Crimean airports. “The war is in the main eastern direction and south, it is about Zaporizhzhya, Kherson, Mykolaiv regions, and the strikes in the Chernihiv and Sumy regions were also recently recorded. After all, this happens constantly. About 20 aircraft of these airports are in the airspace in the light of the day, ”the Odrechnik.</text:p>
      <text:p text:style-name="P4">
As it was reported, a spokesman for the Air Force Command <text:a xlink:type="simple" xlink:href="https://www.ukrinform.ua/tag-zsu" text:style-name="Internet_20_link" text:visited-style-name="Visited_20_Internet_20_Link">
</text:a>
Yuri Ignat's earlier emphasized that the Patrioot anti-aircraft missile systems that have been received from international partners will significantly develop the air defense of Ukraine and will keep Russian aircraft from the border.</text:p>
      <text:p text:style-name="P4">
News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Hockey: The national team of Ukraine gave way to China in Overtime on the World Cup</text:span>
</text:h>
      <text:p text:style-name="P4">
Authors: Ukrinform (Person)</text:p>
      <text:p text:style-name="P4">
Publisher: Укринформ (Organization)</text:p>
      <text:p text:style-name="P4">
Published Time: 2023-04-23T18:51:00+03:00</text:p>
      <text:p text:style-name="P4">
Modified Time: 2023-04-23T18:51:00+03:00</text:p>
      <text:p text:style-name="P4">
Description: The national team of Ukraine lost in Overtime China at the start of the World Hockey Championship in the Division. - Ukrinform.</text:p>
      <text:p text:style-name="P4">
Images: ["<text:a xlink:type="simple" xlink:href="https://static.ukrinform.com/photos/2023_04/thumb_files/630_360_1682265009-246.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179" text:anchor-type="as-char" svg:width="6.9236in" svg:height="3.956343in" draw:z-index="0">
<draw:image xlink:href="../Images/yкринформ/2023-04-23T18-51-00-03-00/630_360_1682265009-246.jpg" xlink:type="simple" xlink:show="embed" xlink:actuate="onLoad" draw:mime-type="image/jpeg"/>
</draw:frame>
The national team lost in Overtime China at the start of the World Hockey Championship.</text:p>
      <text:p text:style-name="P4">
Today, on April 23, the World Hockey Championship of the Division of IPs started in Estonian Tallinn, Ukrinform reports.</text:p>
      <text:p text:style-name="P4">
The men's national team lost in Overtime China - 4: 5.</text:p>
      <text:p text:style-name="P4">
In the "blue and yellow", a net, a hat-trick on the Raven account.</text:p>
      <text:p text:style-name="P4">
You can view the game <text:a xlink:type="simple" xlink:href="https://www.youtube.com/live/I5u3WScJ1is" text:style-name="Internet_20_link" text:visited-style-name="Visited_20_Internet_20_Link">
</text:a>
.</text:p>
      <text:p text:style-name="P4">
On April 24, Ukrainians will play with Serbia national team.</text:p>
      <text:p text:style-name="P4">
<text:span text:style-name="T4">
 Read also: </text:span>
 <text:a xlink:type="simple" xlink:href="https://www.ukrinform.ua/rubric-sports/3699499-nhl-vegas-po-bulitah-obigrav-vinnipeg-u-matci-serii-plejoff-kubka-stenli.html" text:style-name="Internet_20_link" text:visited-style-name="Visited_20_Internet_20_Link">
</text:a>
It was reported that the winner of the tournament will rise in the classroom and the next season will go in the IA division.</text:p>
      <text:p text:style-name="P4">
Photo: FHU</text:p>
      <text:p text:style-name="P4">
News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As a result of the shelling of Kherson region three people are injured</text:span>
</text:h>
      <text:p text:style-name="P4">
Authors: Ukrinform (Person)</text:p>
      <text:p text:style-name="P4">
Publisher: Укринформ (Organization)</text:p>
      <text:p text:style-name="P4">
Published Time: 2023-04-23T18:54:00+03:00</text:p>
      <text:p text:style-name="P4">
Modified Time: 2023-04-23T18:54:00+03:00</text:p>
      <text:p text:style-name="P4">
Description: In Kherson region, three people were injured in the Russians of Belozersk and Stanislavsky communities. - Ukrinform.</text:p>
      <text:p text:style-name="P4">
Images: ["<text:a xlink:type="simple" xlink:href="https://static.ukrinform.com/photos/2023_04/thumb_files/630_360_1682261916-835.jpg" text:style-name="Internet_20_link" text:visited-style-name="Visited_20_Internet_20_Link">
630_360_16822...</text:a>
", "<text:a xlink:type="simple" xlink:href="https://static.ukrinform.com/photos/2023_04/1682261916-747.jpg" text:style-name="Internet_20_link" text:visited-style-name="Visited_20_Internet_20_Link">
1682261916-74...</text:a>
"]</text:p>
      <text:p text:style-name="P4">
Tags: ['Херсонщина', 'Обстріл', 'Офіс генпрокурора', 'Війна з росією']</text:p>
      <text:p text:style-name="P4">
Type: Article</text:p>
      <!--METADATA-->
      <text:p text:style-name="P4">
<draw:frame draw:style-name="fr1" draw:name="Image180" text:anchor-type="as-char" svg:width="6.9236in" svg:height="3.956343in" draw:z-index="0">
<draw:image xlink:href="../Images/yкринформ/2023-04-23T18-54-00-03-00/630_360_1682261916-835.jpg" xlink:type="simple" xlink:show="embed" xlink:actuate="onLoad" draw:mime-type="image/jpeg"/>
</draw:frame>
Nakherson region, as a result of shelling by the Russians of Belozersk and Stanislavsky community, three people.</text:p>
      <text:p text:style-name="P4">
As Ukrinform reports, about it in <text:a xlink:type="simple" xlink:href="https://t.me/pgo_gov_ua/11519" text:style-name="Internet_20_link" text:visited-style-name="Visited_20_Internet_20_Link">
</text:a>
Prosecutor General.</text:p>
      <text:p text:style-name="P4">
“Under the procedural leadership of the Oleshkiv District Prosecutor's Office, the investigation into the fact of violation of the laws and customs of war begins(Part 1 of Article 438 KKU). За даними слідства, 23 квітня 2023 року ворог вчергове обстрілявнаселені пункти Білозерської та Станіславської громад на Херсонщині. Травмирізного ступеня отримало щонайменше троє мирних жителів», - йдеться уповідомленні.</text:p>
      <text:p text:style-name="P4">
<text:span text:style-name="T4">
Читайте також:</text:span>
 <text:a xlink:type="simple" xlink:href="https://www.ukrinform.ua/rubric-ato/3699619-vijska-rf-obstrilali-kladovise-na-hersonsini.html" text:style-name="Internet_20_link" text:visited-style-name="Visited_20_Internet_20_Link">
 <text:span text:style-name="T4">
обстріл</text:span>
 </text:a>
</text:p>
      <text:p text:style-name="P4">
<draw:frame draw:style-name="fr1" draw:name="Image181" text:anchor-type="as-char" svg:width="6.9236in" svg:height="5.769667in" draw:z-index="0">
<draw:image xlink:href="../Images/yкринформ/2023-04-23T18-54-00-03-00/1682261916-747.jpg" xlink:type="simple" xlink:show="embed" xlink:actuate="onLoad" draw:mime-type="image/jpeg"/>
</draw:frame>
According to preliminary data, the enemy struck artillery and attacked airbots. The shelling damages the dwelling buildings of tags.</text:p>
      <text:p text:style-name="P4">
As reported by Ukrinform, <text:a xlink:type="simple" xlink:href="https://www.ukrinform.ua/rubric-ato/3699621-rosijski-vijska-obstrilali-selo-na-hersonsini-dvoe-poranenih.html" text:style-name="Internet_20_link" text:visited-style-name="Visited_20_Internet_20_Link">
</text:a>
. Окрім того, ворог обстріляв кладовище в селі Гаврилівка.</text:p>
      <text:p text:style-name="P4">
Фото: ОГП, Телеграм</text:p>
      <text:p text:style-name="P4">
News Source: <text:a xlink:type="simple" xlink:href="https://www.ukrinform.ua/rubric-ato/3699652-unaslidok-obstriliv-hersonsini-poraneni-tri-ludini.html" text:style-name="Internet_20_link" text:visited-style-name="Visited_20_Internet_20_Link">
https://www.ukrinform.ua/rubric-ato/3699652-unaslidok-obstriliv-hersonsini-poraneni-tri-ludini.html</text:a>
</text:p>
      <!--NEWS-->
      <text:h text:style-name="P10" text:outline-level="1">
<text:span text:style-name="T4">
Aviation of Defense Forces has struck 11 blows on Russian invaders</text:span>
</text:h>
      <text:p text:style-name="P4">
Authors: Ukrinform (Person)</text:p>
      <text:p text:style-name="P4">
Publisher: Укринформ (Organization)</text:p>
      <text:p text:style-name="P4">
Published Time: 2023-04-23T19:08:42+03:00</text:p>
      <text:p text:style-name="P4">
Modified Time: 2023-04-23T19:08:42+03:00</text:p>
      <text:p text:style-name="P4">
Description: The aviation of the Defense Forces of Ukraine per day made 11 beats on Russian invaders. - Ukrinform.</text:p>
      <text:p text:style-name="P4">
Images: ["<text:a xlink:type="simple" xlink:href="https://static.ukrinform.com/photos/2023_04/thumb_files/630_360_1681751256-398.jpg" text:style-name="Internet_20_link" text:visited-style-name="Visited_20_Internet_20_Link">
630_360_16817...</text:a>
"]</text:p>
      <text:p text:style-name="P4">
Tags: ['Генштаб', 'ЗСУ', 'Російська авіація', 'Війна з росією']</text:p>
      <text:p text:style-name="P4">
Type: Article</text:p>
      <!--METADATA-->
      <text:p text:style-name="P4">
<draw:frame draw:style-name="fr1" draw:name="Image182" text:anchor-type="as-char" svg:width="6.9236in" svg:height="3.956343in" draw:z-index="0">
<draw:image xlink:href="../Images/yкринформ/2023-04-23T19-08-42-03-00/630_360_1681751256-398.jpg" xlink:type="simple" xlink:show="embed" xlink:actuate="onLoad" draw:mime-type="image/jpeg"/>
</draw:frame>
Aviation for Defense of Ukraine per day made 11 beats on Russian invaders.</text:p>
      <text:p text:style-name="P4">
According to Ukrinform, the General Staff of the Armed Forces of Ukraine reported in <text:a xlink:type="simple" xlink:href="https://www.facebook.com/GeneralStaff.ua/posts/pfbid0NvLxNmEnT5P5eNBssoobkH2EBdLwrEd2sbq5JyDBAn9c8TuAsRbSTFBaL6szr9Qnl" text:style-name="Internet_20_link" text:visited-style-name="Visited_20_Internet_20_Link">
</text:a>
Having published the prompt information as of 18:00 on April 23.</text:p>
      <text:p text:style-name="P4">
“Aviation of defense forces per day made 11 beats in the areas of concentration of personal staff and military equipment of the invaders. There were also two entertaining UAVs of the Merlin and one eagle -10 UAVs, - the message reads.</text:p>
      <text:p text:style-name="P4">
The General Staff notes that the Russian Federation does not give up its plans to capture the territory of Ukraine. Continues to ignore international humanitarian law, strikes, shells not only on the positions of Ukrainian troops, but also on the civil infrastructure of settlements, terrorizing civilians.</text:p>
      <text:p text:style-name="P4">
<text:span text:style-name="T4">
 Read also: </text:span>
 <text:a xlink:type="simple" xlink:href="https://www.ukrinform.ua/rubric-ato/3699586-na-pivdni-zenitniki-znisili-cotiri-rosijski-dronikamikadze-lancet.html" text:style-name="Internet_20_link" text:visited-style-name="Visited_20_Internet_20_Link">
</text:a>
During the day, the enemy struck 28 aircraft strikes and made about 10 units from the jet fire systems on the positions of Ukrainian military military. There are wounded among civilians, private dwellings and other civilian infrastructure are destroyed.</text:p>
      <text:p text:style-name="P4">
The likelihood of rocket and aviation strikes throughout Ukraine is high.</text:p>
      <text:p text:style-name="P4">
“The main efforts of the enemy focuses on conducting the offensive actions of the Nabakhmut, Avdeev and Mariin directions. More than 45 enemy attacks were reflected during the day by the units of the Defense Ukraine forces during the day. The most fierce battles continue for Bakhmut and Marinka, ”the General Staff was informed.</text:p>
      <text:p text:style-name="P4">
<text:span text:style-name="T4">
 Read also: </text:span>
 <text:a xlink:type="simple" xlink:href="https://www.ukrinform.ua/rubric-ato/3699565-na-mikolaivsini-zenitniki-zbili-rosijskij-rozviduvalnij-bezpilotnik.html" text:style-name="Internet_20_link" text:visited-style-name="Visited_20_Internet_20_Link">
</text:a>
<text:span text:style-name="T5">
 <text:span text:style-name="T4">
 In Volyn and Polissya directions </text:span>
 _ the operational situation is stipulated by constant. No signs of formation of offensive groups were identified. Determined units of the Armed Forces of the Republic of Belarus continue to execute the operation in border areas with Ukraine. Some units of the territorial troops of the Armed Forces of the Russian Federation continue to interpret on the territory of Belarus.</text:span>
 <text:span text:style-name="T4">
 In the Kupyansk direction </text:span>
 _ artillery shellings were inhabited by two -year -olds, Mrynyakivka, Masyutivka, Lyman first, Kislivka, Berestovetokharkiv region.</text:p>
      <text:p text:style-name="P4">
<text:span text:style-name="T4">
 Read also: </text:span>
 <text:a xlink:type="simple" xlink:href="https://www.ukrinform.ua/rubric-ato/3699470-sili-oboroni-znisili-vze-186-420-rosijskih-zagarbnikiv.html" text:style-name="Internet_20_link" text:visited-style-name="Visited_20_Internet_20_Link">
<text:span text:style-name="T4">
 destroy </text:span>
</text:a>
_ <text:span text:style-name="T4">
 In the Liman direction </text:span>
 _ this day the invaders did not conduct offensive. Artillery shellings were inhabited by settlements, which, along with the line of the collision, namely: Makiivka, Nevskoye, Bigorivka of Lugansk region Dibrova, Verkhnamyanskoye, controversial Donetsk region.</text:p>
      <text:p text:style-name="P4">
<text:span text:style-name="T4">
 _ in the Bakhmut direction_ </text:span>
 The enemy continues to take offensive actions. Driving heavy battles outside the city of Bakhmut. Also during the day the enemy conducted unsuccessful successive actions on the outskirts of the settlements of Grigorivka and Bogdanivka. Vasyukivka, Orikhovo-Vasylivka, Markovo, Grigorivka, Bakhmut, Ivanovsk, Yar, Novodmitrovka, Konstantinovka and New York of Donetsk region were injured.</text:p>
      <text:p text:style-name="P4">
_ <text:span text:style-name="T4">
 In the Avdeevsky direction </text:span>
 _ Russian troops conducted offensive actions by the novokalin and Pervomaisky Donetsk region, had no success, suffered great losses. They made firing of settlements that are located in the case of a line of collision, in particular: Novokalinovo, Avdiivka, Lastokne, Pervomaisko, Karlovka and Nevelskoye Donetsk region.</text:p>
      <text:p text:style-name="P4">
<text:span text:style-name="T4">
 Read also: </text:span>
 <text:a xlink:type="simple" xlink:href="https://www.ukrinform.ua/rubric-ato/3699659-zagarbniki-skinuli-snaradi-na-nikopol-troe-poranenih.html" text:style-name="Internet_20_link" text:visited-style-name="Visited_20_Internet_20_Link">
</text:a>
<text:span text:style-name="T5">
 <text:span text:style-name="T4">
 In the Mariinsky direction </text:span>
 </text:span>
, during the day, Ukrainian defenders reflect the number of enemy attacks in the northern and central parts of the settlement of Putthmarinka, as well as in the Novomikhailivka district of Donetsk region. At the same time, the hostilities were suffered by settlements of Krasnogorivka, St. George, Marinka, Novomikhailivka and Paraskovka of Donetsk region.</text:p>
      <text:p text:style-name="P4">
_ <text:span text:style-name="T4">
 In the mineral direction </text:span>
 _ during the current day the enemy was active. He fired at the settlements of Bogoyavlenko, Novoukrainka, coal, Golden Niva, Veliky Novosilka of Donetsk region.</text:p>
      <text:p text:style-name="P4">
_ <text:span text:style-name="T4">
 In Zaporizhzhya and Kherson directions </text:span>
 _ invaders continue the Varioron actions. At the same time, more than 35 inhabited pads were fired during the day. Among them - Vremivka of Donetsk region; Malynivka, Gulyaipole, Railway, Gulyaypil, Belogorye, Mala Tokmachka, Novodanilovka, Novoandriivka and Kamianske Zaporizhzhya region; Golden Balka, Berislav, Vesele, Ivanivka, Engineering, Antonivka, Dniprovske, Giant, Kizomysherson region and the city of Kherson.“Not having significant achievements on the battlefield, the military personnel of the Armed Forces of the Russian Federation Tappods of PEC" Wagner "are increasingly trying to find the perpetrators. Recently, a fight between the military personnel of the Armed Forces of the Russian Federation and the mercenaries of the Wagner PEC, which grew into a firefight, took place in the village of Lugansk Lugansk. The conflict is dead from both, ”the message said.</text:p>
      <text:p text:style-name="P4">
The General Staff reports that Russian troops continue to suffer heavy losses on the battlefield. All medical facilities in the temporarily captured territory are crowded with wounded invaders. The enemy is forced to use the educational institutions of temporarily captured territories for its own purposes.</text:p>
      <text:p text:style-name="P4">
“Yes, in the settlement of the bridge of the Luhansk region, the invaders arranged a local school for a military hospital. There is a large number of wounded Russians. In addition, there are a large deficit medical and dressing materials in all the occupiers, ”the message reads.</text:p>
      <text:p text:style-name="P4">
As reported by Ukrinform, from February 24, 2022 to 23, 2023, about 186 thousand 420 Russian aggressors were liquidated from February 24, 2023.</text:p>
      <text:p text:style-name="P4">
Photo: Facebook Ministry of Defense</text:p>
      <text:p text:style-name="P4">
News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La Liga: Barcelona won "Athletico" minimally</text:span>
</text:h>
      <text:p text:style-name="P4">
Authors: Ukrinform (Person)</text:p>
      <text:p text:style-name="P4">
Publisher: Укринформ (Organization)</text:p>
      <text:p text:style-name="P4">
Published Time: 2023-04-23T19:10:21+03:00</text:p>
      <text:p text:style-name="P4">
Modified Time: 2023-04-23T19:10:21+03:00</text:p>
      <text:p text:style-name="P4">
Description: Catalans continue to head the Spanish Championship. - Ukrinform.</text:p>
      <text:p text:style-name="P4">
Images: ["<text:a xlink:type="simple" xlink:href="https://static.ukrinform.com/photos/2023_04/thumb_files/630_360_1682266047-553.jpg" text:style-name="Internet_20_link" text:visited-style-name="Visited_20_Internet_20_Link">
630_360_16822...</text:a>
"]</text:p>
      <text:p text:style-name="P4">
Tags: ['Барселона', 'Футбол']</text:p>
      <text:p text:style-name="P4">
Type: Article</text:p>
      <!--METADATA-->
      <text:p text:style-name="P4">
<draw:frame draw:style-name="fr1" draw:name="Image183" text:anchor-type="as-char" svg:width="6.9236in" svg:height="3.956343in" draw:z-index="0">
<draw:image xlink:href="../Images/yкринформ/2023-04-23T19-10-21-03-00/630_360_1682266047-553.jpg" xlink:type="simple" xlink:show="embed" xlink:actuate="onLoad" draw:mime-type="image/jpeg"/>
</draw:frame>
Catalans continue to head the Spanish Championship.</text:p>
      <text:p text:style-name="P4">
Barcelona defeated Atletico on her field 1-0 in the 30th round of Spanish Pirs, Ukrinform reports.</text:p>
      <text:p text:style-name="P4">
The only goal recorded Torres on his account in the 44th minute.</text:p>
      <text:p text:style-name="P4">
Barcelona continues to head La Liga, having 76 points after 30 mats.</text:p>
      <text:p text:style-name="P4">
<text:span text:style-name="T4">
 Read also: </text:span>
 <text:a xlink:type="simple" xlink:href="https://www.ukrinform.ua/rubric-sports/3699396-mancester-siti-rozgromiv-seffld-unajted-i-zigrae-u-finali-kubka-anglii.html" text:style-name="Internet_20_link" text:visited-style-name="Visited_20_Internet_20_Link">
</text:a>
As it was reported, the current winner of Primers "Real" goes on the second step, falling behind the leader by 11 points.</text:p>
      <text:p text:style-name="P4">
Photo: fcbarcelona.com</text:p>
      <text:p text:style-name="P4">
News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In Russia, it was reacted to a non -giving visa to its journalists to work at the UN</text:span>
</text:h>
      <text:p text:style-name="P4">
Authors: Ukrinform (Person)</text:p>
      <text:p text:style-name="P4">
Publisher: Укринформ (Organization)</text:p>
      <text:p text:style-name="P4">
Published Time: 2023-04-23T19:26:00+03:00</text:p>
      <text:p text:style-name="P4">
Modified Time: 2023-04-23T19:26:00+03:00</text:p>
      <text:p text:style-name="P4">
Description: The United States did not issue Russian media employees to cover the visit of the Ministry of Foreign Affairs of the Russian Federation Sergey Lavrov to the UN General Assembly. Lavrov and in general the Russian side threatens because of this American journalists working in Russia. - Ukrinform.</text:p>
      <text:p text:style-name="P4">
Images: ["<text:a xlink:type="simple" xlink:href="https://static.ukrinform.com/photos/2019_10/thumb_files/630_360_1570183193-551.jpeg" text:style-name="Internet_20_link" text:visited-style-name="Visited_20_Internet_20_Link">
630_360_15701...</text:a>
"]</text:p>
      <text:p text:style-name="P4">
Tags: ['США', 'Віза', 'Журналіст', 'росія']</text:p>
      <text:p text:style-name="P4">
Type: Article</text:p>
      <!--METADATA-->
      <text:p text:style-name="P4">
<draw:frame draw:style-name="fr1" draw:name="Image184" text:anchor-type="as-char" svg:width="6.9236in" svg:height="3.956343in" draw:z-index="0">
<draw:image xlink:href="../Images/yкринформ/2023-04-23T19-26-00-03-00/630_360_1570183193-551.jpeg" xlink:type="simple" xlink:show="embed" xlink:actuate="onLoad" draw:mime-type="image/jpeg"/>
</draw:frame>
The connection did not give the employees of the Russian media visas to cover the visit of the GlavimzSS of the Russian Federation Sergey Lavrov to the UN General Assembly. Lavrov and in general, Russian Kasktoron is threatened by American journalists who work in Russia.</text:p>
      <text:p text:style-name="P4">
As Ukrinform reports, it reports <text:a xlink:type="simple" xlink:href="https://t.me/rian_ru/200616" text:style-name="Internet_20_link" text:visited-style-name="Visited_20_Internet_20_Link">
</text:a>
Russian State Informality.</text:p>
      <text:p text:style-name="P4">
"The attitude towards American journalists in Russia will be the same as in the United States of Adults after history with an indispensable visa to work at the UN," - said the diplomatic source.</text:p>
      <text:p text:style-name="P4">
According to him, American journalists will feel all the way, inconvenience and a similar attitude. The source added that the "concern" of the United States about the journalist of Gershkovich arrested in the Russian Federation is imagined, otherwise they would say, "did not reflect Russian journalists."</text:p>
      <text:p text:style-name="P4">
<text:span text:style-name="T4">
 Read also: </text:span>
 <text:a xlink:type="simple" xlink:href="https://www.ukrinform.ua/rubric-world/3699100-derzdep-vidmovivsa-komentuvati-comu-ne-vsij-delegacii-rf-vidali-vizi-dla-vidvidanna-oon.html" text:style-name="Internet_20_link" text:visited-style-name="Visited_20_Internet_20_Link">
<text:span text:style-name="T4">
 visas </text:span>
</text:a>
This statement is a more specific presentation of the position stated by the Foreign Ministry of the Ministry of Foreign Affairs <text:a xlink:type="simple" xlink:href="https://t.me/rian_ru/200615" text:style-name="Internet_20_link" text:visited-style-name="Visited_20_Internet_20_Link">
</text:a>
: "Let's not forget, let's not forgive."</text:p>
      <text:p text:style-name="P4">
As it was reported, Russian media players went to New York to light the measures within the Russian presidency in the UN Security Council. However, they were shaded <text:a xlink:type="simple" xlink:href="https://www.ukrinform.ua/tag-viza" text:style-name="Internet_20_link" text:visited-style-name="Visited_20_Internet_20_Link">
</text:a>
Only laurels and diplomats that accompany him.</text:p>
      <text:p text:style-name="P4">
News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Kenya has exhumed bodies already 47 people who were starving to death</text:span>
</text:h>
      <text:p text:style-name="P4">
Authors: Ukrinform (Person)</text:p>
      <text:p text:style-name="P4">
Publisher: Укринформ (Organization)</text:p>
      <text:p text:style-name="P4">
Published Time: 2023-04-23T19:45:00+03:00</text:p>
      <text:p text:style-name="P4">
Modified Time: 2023-04-23T19:45:00+03:00</text:p>
      <text:p text:style-name="P4">
Description: The Kenyan police exhumed the bodies of 47 people who were starving to death in order to get to heaven. - Ukrinform.</text:p>
      <text:p text:style-name="P4">
Images: ["<text:a xlink:type="simple" xlink:href="https://static.ukrinform.com/photos/2023_04/thumb_files/630_360_1682258392-827.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185" text:anchor-type="as-char" svg:width="6.9236in" svg:height="3.956343in" draw:z-index="0">
<draw:image xlink:href="../Images/yкринформ/2023-04-23T19-45-00-03-00/630_360_1682258392-827.jpg" xlink:type="simple" xlink:show="embed" xlink:actuate="onLoad" draw:mime-type="image/jpeg"/>
</draw:frame>
The Kenyan Police exhumed the bodies of 47 people who were starving to death in order to get to heaven.</text:p>
      <text:p text:style-name="P4">
As Ukrinform reports, it reports <text:a xlink:type="simple" xlink:href="https://www.reuters.com/world/africa/kenyan-police-exhume-21-bodies-suspected-christian-cult-graves-2023-04-23/" text:style-name="Internet_20_link" text:visited-style-name="Visited_20_Internet_20_Link">
</text:a>
On Friday, police started exhumation of Shakahol forest bodies, near Malindi's Earbage City. People who were involved in the Christian cult believed that they would fall into heaven if they kill themselves with famine.</text:p>
      <text:p text:style-name="P4">
"In total, 47 people were killed in the Shakachola forest," Camuv's detective said Sunday Reuters Sunday.</text:p>
      <text:p text:style-name="P4">
<text:span text:style-name="T4">
 Read also: </text:span>
 <text:a xlink:type="simple" xlink:href="https://www.ukrinform.ua/rubric-world/3698940-u-sudani-z-pocatku-zbrojnogo-protistoanna-vze-ponad-400-zagiblih.html" text:style-name="Internet_20_link" text:visited-style-name="Visited_20_Internet_20_Link">
<text:span text:style-name="T4">
 Sudani </text:span>
</text:a>
According to Kamau, <text:a xlink:type="simple" xlink:href="https://www.ukrinform.ua/tag-eksgumacia" text:style-name="Internet_20_link" text:visited-style-name="Visited_20_Internet_20_Link">
</text:a>
is still ongoing.</text:p>
      <text:p text:style-name="P4">
As reported by Ukrinform, <text:a xlink:type="simple" xlink:href="https://www.ukrinform.ua/rubric-world/3699632-u-kenii-viavili-desatki-til-viran-aki-goloduvali-do-smerti.html" text:style-name="Internet_20_link" text:visited-style-name="Visited_20_Internet_20_Link">
</text:a>
In the framework of the investigation of the preacher, who called on his followers to star.</text:p>
      <text:p text:style-name="P4">
<text:span text:style-name="T5">
Foto: Wachira mwangi | Nation Media Group</text:span>
</text:p>
      <text:p text:style-name="P4">
News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President FSU Zubko: Coach Staff received one task from the federation - to win</text:span>
</text:h>
      <text:p text:style-name="P4">
Authors: Ukrinform (Person)</text:p>
      <text:p text:style-name="P4">
Publisher: Укринформ (Organization)</text:p>
      <text:p text:style-name="P4">
Published Time: 2023-04-23T19:51:56+03:00</text:p>
      <text:p text:style-name="P4">
Modified Time: 2023-04-23T19:51:56+03:00</text:p>
      <text:p text:style-name="P4">
Description: The President of the Hockey Federation of Ukraine Georgy Zubko appreciated the performance of the national team of Ukraine in the first match of the World Cup in the Division of IPs against China (4: 5). - Ukrinform.</text:p>
      <text:p text:style-name="P4">
Images: ["<text:a xlink:type="simple" xlink:href="https://static.ukrinform.com/photos/2023_04/thumb_files/630_360_1682268658-974.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186" text:anchor-type="as-char" svg:width="6.9236in" svg:height="3.956343in" draw:z-index="0">
<draw:image xlink:href="../Images/yкринформ/2023-04-23T19-51-56-03-00/630_360_1682268658-974.jpg" xlink:type="simple" xlink:show="embed" xlink:actuate="onLoad" draw:mime-type="image/jpeg"/>
</draw:frame>
Presidentialfeding of Hockey of Ukraine Georgy Zubko evaluated the performance of the national team of Ukraine in the first top of the World Cup in the Division of IPs against China(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As it was reported, the national team of Ukraine lost in Overtime China for the start of the World Hockey Championship in the Division(4:5).</text:p>
      <text:p text:style-name="P4">
Фото: пресслужба федерації</text:p>
      <text:p text:style-name="P4">
News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The actions of the Russians in the Tavriysk direction became more intense - military</text:span>
</text:h>
      <text:p text:style-name="P4">
Authors: Ukrinform (Person)</text:p>
      <text:p text:style-name="P4">
Publisher: Укринформ (Organization)</text:p>
      <text:p text:style-name="P4">
Published Time: 2023-04-23T20:04:00+03:00</text:p>
      <text:p text:style-name="P4">
Modified Time: 2023-04-23T20:04:00+03:00</text:p>
      <text:p text:style-name="P4">
Description: The tactics and nature of the actions of the Russians in the Taurian direction have changed and became more intense. - Ukrinform.</text:p>
      <text:p text:style-name="P4">
Images: ["<text:a xlink:type="simple" xlink:href="https://static.ukrinform.com/photos/2022_07/thumb_files/630_360_1658910361-742.jpg" text:style-name="Internet_20_link" text:visited-style-name="Visited_20_Internet_20_Link">
630_360_16589...</text:a>
"]</text:p>
      <text:p text:style-name="P4">
Tags: ['Російські військові', 'Війна з росією', 'Єдині новини']</text:p>
      <text:p text:style-name="P4">
Type: Article</text:p>
      <!--METADATA-->
      <text:p text:style-name="P4">
<draw:frame draw:style-name="fr1" draw:name="Image187" text:anchor-type="as-char" svg:width="6.9236in" svg:height="3.956343in" draw:z-index="0">
<draw:image xlink:href="../Images/yкринформ/2023-04-23T20-04-00-03-00/630_360_1658910361-742.jpg" xlink:type="simple" xlink:show="embed" xlink:actuate="onLoad" draw:mime-type="image/jpeg"/>
</draw:frame>
The tactics of Taracter actions of the Russians in the Taurian direction have changed and became more intense.</text:p>
      <text:p text:style-name="P4">
According to Ukrinform, the reporter of the united Press Center of Defense forces of Tavriysky Alexeydmitrashkivskyi.</text:p>
      <text:p text:style-name="P4">
“The tactics and nature of the enemy's actions in our direction have changed somewhat intensity and effort in the Avdeevsky, Mariinsky Tawgledar directions. The purpose is to displace, capture and create such conditions that will allow them to enter the administrative borders of Donetsk region. A characteristic feature is a constant rotation, systematic regrouping, non -nonsense of units in order to morally influence our troops. Aviation ravines, trying to force our units to depart and take measures of the emeis, ”Dmitrashkivsky said.</text:p>
      <text:p text:style-name="P4">
<text:span text:style-name="T4">
 Read also: </text:span>
 <text:a xlink:type="simple" xlink:href="https://www.ukrinform.ua/rubric-ato/3696933-vijska-rf-vidveli-z-rajonu-marinki-dvi-desantni-castini-na-vidnovlenna.html" text:style-name="Internet_20_link" text:visited-style-name="Visited_20_Internet_20_Link">
</text:a>
According to him, the command of the Russian Federation was thrown to the fighting near Marinka Nadonechyna the so -called "assault units Z", which were imported instead of the local. The enemy's army began to fully adopt the experience of Wagner PEC to tanabati into their ranks of people with a criminal past. "There are certain instructions that have been drawn to us together with the captives, which clearly states that the soldiers of this unit during the fighting are not provided medical care on the polyb and the wounded is not evacuated until the position is taken or this team is not taken to retreat." , - he said.</text:p>
      <text:p text:style-name="P4">
Earlier, he suggested that having lost a lot of personnel of the Baby and Marinsky directions, <text:a xlink:type="simple" xlink:href="https://www.ukrinform.ua/tag-rosijski-vijskovi" text:style-name="Internet_20_link" text:visited-style-name="Visited_20_Internet_20_Link">
</text:a>
can focus on the coal direction. On the Saturday, the Russian Aenglain was performed by 6 aircraft, which resulted in the destruction of the civilian population. “What does it do? Now in Bakhmut is such an eating. They are called the house on the floor, so that other soldiers were not able to equip at least any position for reflection or for rest. Therefore, in my opinion, they are firing carbonaries trying to succeed. Perhaps this is the reason that they will try to storm in the coal in the near future, ”Dmytrashkivsky said.</text:p>
      <text:p text:style-name="P4">
News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One of the richest deputies of the State Duma of the Russian Federation died, who was sentenced in Ukraine</text:span>
</text:h>
      <text:p text:style-name="P4">
Authors: Ukrinform (Person)</text:p>
      <text:p text:style-name="P4">
Publisher: Укринформ (Organization)</text:p>
      <text:p text:style-name="P4">
Published Time: 2023-04-23T20:17:00+03:00</text:p>
      <text:p text:style-name="P4">
Modified Time: 2023-04-23T20:17:00+03:00</text:p>
      <text:p text:style-name="P4">
Description: In Russia at the age of 77, the deputy of the State Duma of the Russian Federation Mykola Burtsov, who was sentenced last year for encroachment on the territorial integrity and inviolability of Ukraine. - Ukrinform.</text:p>
      <text:p text:style-name="P4">
Images: ["<text:a xlink:type="simple" xlink:href="https://static.ukrinform.com/photos/2023_04/thumb_files/630_360_1682266089-851.jpeg" text:style-name="Internet_20_link" text:visited-style-name="Visited_20_Internet_20_Link">
630_360_16822...</text:a>
"]</text:p>
      <text:p text:style-name="P4">
Tags: ['Депутат', 'Смерть', 'Держдума РФ', 'росія']</text:p>
      <text:p text:style-name="P4">
Type: Article</text:p>
      <!--METADATA-->
      <text:p text:style-name="P4">
<draw:frame draw:style-name="fr1" draw:name="Image188" text:anchor-type="as-char" svg:width="6.9236in" svg:height="3.956343in" draw:z-index="0">
<draw:image xlink:href="../Images/yкринформ/2023-04-23T20-17-00-03-00/630_360_1682266089-851.jpeg" xlink:type="simple" xlink:show="embed" xlink:actuate="onLoad" draw:mime-type="image/jpeg"/>
</draw:frame>
In Russia, the State Duma Deputy of the Russian Federation Mykola Burtsov died for 77 years.</text:p>
      <text:p text:style-name="P4">
As Ukrinform reports, it reports <text:a xlink:type="simple" xlink:href="https://www.rbc.ru/politics/23/04/2023/6444f9ba9a7947704f5b19a6" text:style-name="Internet_20_link" text:visited-style-name="Visited_20_Internet_20_Link">
</text:a>
.</text:p>
      <text:p text:style-name="P4">
Governor of Lipetsk region Igor Artamonov reported the death of Burtsov. He did not specify the cause of death. Borzov is buried in Moscow.</text:p>
      <text:p text:style-name="P4">
It is noted that Burtsov, who was born on May 8, 1945, was a deputy state states of the Russian Federation since 2003, was a member of the Unified Russia faction.</text:p>
      <text:p text:style-name="P4">
For several years he was in the list of the richest parliamentarians, which declared the most revenues. In 2021, he ranked 194 in the list of wealthy Russians by converge <text:a xlink:type="simple" xlink:href="https://www.ukrinform.ua/tag-forbes" text:style-name="Internet_20_link" text:visited-style-name="Visited_20_Internet_20_Link">
</text:a>
, the journal estimated his wealth of $ 550 million.</text:p>
      <text:p text:style-name="P4">
<text:span text:style-name="T4">
 Read also: </text:span>
 <text:a xlink:type="simple" xlink:href="https://www.ukrinform.ua/rubric-world/3571340-u-rosii-pomer-golovred-ulublenoi-gazeti-putina.html" text:style-name="Internet_20_link" text:visited-style-name="Visited_20_Internet_20_Link">
<text:span text:style-name="T4">
 Russia </text:span>
 <text:span text:style-name="T4">
 died </text:span>
 <text:span text:style-name="T4">
 headed </text:span>
 <text:span text:style-name="T4">
 Favorite </text:span>
 <text:span text:style-name="T4">
 </text:span>
 newspapers <text:span text:style-name="T4">
** Putin </text:span>
</text:a>
As reported by Ukrinform, at the end of March last year, the office of the General Prosecutor stated that 20 deputies of the State Duma of Russian Federation were condemned for the territorial integrity of the inveotor of Ukraine. Each of them was sentenced to 15 years in prison with confiscation of the author.</text:p>
      <text:p text:style-name="P4">
Shortly before the full -scale invasion, on February 15, 2022, the Russian Rusiness supported the resolution on the appeal to the President of the Russian Federation to consider the issue of recognition of pseudo -republics of "DNR" and "LNR" as independent, sovereign and independent states.</text:p>
      <text:p text:style-name="P4">
The list of convicts lists Mykola Ivanovich Bortsov, 08.05.1945</text:p>
      <text:p text:style-name="P4">
News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Ukrainian Oliynikov defeated Lithuanian Bubelite in the ITF 15 finals in Spain</text:span>
</text:h>
      <text:p text:style-name="P4">
Authors: Ukrinform (Person)</text:p>
      <text:p text:style-name="P4">
Publisher: Укринформ (Organization)</text:p>
      <text:p text:style-name="P4">
Published Time: 2023-04-23T20:32:25+03:00</text:p>
      <text:p text:style-name="P4">
Modified Time: 2023-04-23T20:32:25+03:00</text:p>
      <text:p text:style-name="P4">
Description: Ukrainian tennis player Alexander Oliynikov (№711 WTA) won the ITF 15 tournament in Spanish Telde. - Ukrinform.</text:p>
      <text:p text:style-name="P4">
Images: ["<text:a xlink:type="simple" xlink:href="https://static.ukrinform.com/photos/2023_04/thumb_files/630_360_1682271103-644.jpg" text:style-name="Internet_20_link" text:visited-style-name="Visited_20_Internet_20_Link">
630_360_16822...</text:a>
"]</text:p>
      <text:p text:style-name="P4">
Tags: ['Теніс']</text:p>
      <text:p text:style-name="P4">
Type: Article</text:p>
      <!--METADATA-->
      <text:p text:style-name="P4">
<draw:frame draw:style-name="fr1" draw:name="Image189" text:anchor-type="as-char" svg:width="6.9236in" svg:height="3.956343in" draw:z-index="0">
<draw:image xlink:href="../Images/yкринформ/2023-04-23T20-32-25-03-00/630_360_1682271103-644.jpg" xlink:type="simple" xlink:show="embed" xlink:actuate="onLoad" draw:mime-type="image/jpeg"/>
</draw:frame>
Ukrainian -sized Alexander Oliynikov(№711 WTA)She won the ITF 15 Telde Visapan tournament.</text:p>
      <text:p text:style-name="P4">
In the final of the athlete won the Lithuanian Claudia Bubelite(№682 WTA)with a score 6: 3, 6: 1, transmits Ukrinform.</text:p>
      <text:p text:style-name="P4">
Oliynikov did not make any double mistake, never subjected and sold 4/6 bands.</text:p>
      <text:p text:style-name="P4">
<text:span text:style-name="T4">
 Read also: </text:span>
 <text:a xlink:type="simple" xlink:href="https://www.ukrinform.ua/rubric-sports/3699527-ukrainski-tenisisti-vigrali-turnir-itf-v-ispanii.html" text:style-name="Internet_20_link" text:visited-style-name="Visited_20_Internet_20_Link">
<text:span text:style-name="T4">
 tennis </text:span>
</text:a>
This is Oliynikova's fourth victory at the ITF tournament in his career and the first time.</text:p>
      <text:p text:style-name="P4">
Photo: ITF</text:p>
      <text:p text:style-name="P4">
News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Patriot can knock down the C -300 missiles but rationally destroy these SCRs on Earth - Ignati</text:span>
</text:h>
      <text:p text:style-name="P4">
Authors: Ukrinform (Person)</text:p>
      <text:p text:style-name="P4">
Publisher: Укринформ (Organization)</text:p>
      <text:p text:style-name="P4">
Published Time: 2023-04-23T20:35:00+03:00</text:p>
      <text:p text:style-name="P4">
Modified Time: 2023-04-23T20:35:00+03:00</text:p>
      <text:p text:style-name="P4">
Description: Patriot's anti-aircraft missile systems transmitted by international partners can knock down the C-300 missiles produced by hostile anti-aircraft missile systems, but this will not be rational, so the installations are better to try to destroy on the ground. - Ukrinform.</text:p>
      <text:p text:style-name="P4">
Images: ["<text:a xlink:type="simple" xlink:href="https://static.ukrinform.com/photos/2023_04/thumb_files/630_360_1682265061-481.jpg" text:style-name="Internet_20_link" text:visited-style-name="Visited_20_Internet_20_Link">
630_360_16822...</text:a>
"]</text:p>
      <text:p text:style-name="P4">
Tags: ['Війна з росією', 'Patriot ', 'Єдині новини']</text:p>
      <text:p text:style-name="P4">
Type: Article</text:p>
      <!--METADATA-->
      <text:p text:style-name="P4">
<draw:frame draw:style-name="fr1" draw:name="Image190" text:anchor-type="as-char" svg:width="6.9236in" svg:height="3.952746in" draw:z-index="0">
<draw:image xlink:href="../Images/yкринформ/2023-04-23T20-35-00-03-00/630_360_1682265061-481.jpg" xlink:type="simple" xlink:show="embed" xlink:actuate="onLoad" draw:mime-type="image/jpeg"/>
</draw:frame>
Patriot's anti-aircraft missile systems transmitted by the C-300 missile anti-aircraft missile systems can be mastered by the Patriot.</text:p>
      <text:p text:style-name="P4">
A spokesman for the Armed Forces of the Armed Forces Yuri Ignat said this on the air of the Telernorphone "One News", Ukrinform reports.</text:p>
      <text:p text:style-name="P4">
“There are many of them: 6-7 thousand C-300 missiles were a few months ago. Here more rational destroy them on the ground. And they fly at a speed of 3.5 thousand -to -one hours. They need a matter of minutes to arrive. But Patriot can be laid out such rockets, because the C-300 is launched in the ballistic trajectory. Maybe, but we need to understand how many rockets we will have for Patriot and how many do you have. It is clear that they will do the same as ShahED to run them, depleting our air defense, ”Ignat said.</text:p>
      <text:p text:style-name="P4">
<text:span text:style-name="T4">
 Read also: </text:span>
 <text:a xlink:type="simple" xlink:href="https://www.ukrinform.ua/rubric-ato/3699662-obicani-partnerami-sistemi-ppo-vze-u-dorozi-do-svoih-majbutnih-pozicij-povitrani-sili.html" text:style-name="Internet_20_link" text:visited-style-name="Visited_20_Internet_20_Link">
</text:a>
He noted that Iranian ShahED Russians try to find Ukrainian air defense, try to get into it and exhaust in general. “See how many we have rockets and various means on them. That is why this is called the war, because the enemy tries to exhaust us, we are him. But we also outline it. See how many enemy techniques are destroyed, his winged missiles, ”the spokesman added.</text:p>
      <text:p text:style-name="P4">
Patriot, transferred by Western partners, Patriot has been weeded for combat duty in Ukraine and protects our sky from hostility, including ballistic, and aviation, and others on the road.</text:p>
      <text:p text:style-name="P4">
<text:span text:style-name="T4">
 Read also: </text:span>
 <text:a xlink:type="simple" xlink:href="https://www.ukrinform.ua/rubric-ato/3699497-izrailska-sistema-rannogo-opovisenna-suttevo-dopomoze-ukraini-ignat.html" text:style-name="Internet_20_link" text:visited-style-name="Visited_20_Internet_20_Link">
<text:span text:style-name="T4">
 Ignati </text:span>
</text:a>
As it was reported, Yuri Ignata has previously emphasized that the patients received by the Patriot anti-aircraft missile complexes significantly exacerbate Ukraine's prototype defense and will allow Russian aircraft to be kept away from the border.</text:p>
      <text:p text:style-name="P4">
News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Twitter renewed a blue tick for famous accounts</text:span>
</text:h>
      <text:p text:style-name="P4">
Authors: Ukrinform (Person)</text:p>
      <text:p text:style-name="P4">
Publisher: Укринформ (Organization)</text:p>
      <text:p text:style-name="P4">
Published Time: 2023-04-23T20:56:00+03:00</text:p>
      <text:p text:style-name="P4">
Modified Time: 2023-04-23T20:56:00+03:00</text:p>
      <text:p text:style-name="P4">
Description: Some Twitter accounts with more than a million Twitter subscribers have returned a blue tick without paying for subscription.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Технології', 'Twitter', 'Соцмережі']</text:p>
      <text:p text:style-name="P4">
Type: Article</text:p>
      <!--METADATA-->
      <text:p text:style-name="P4">
<draw:frame draw:style-name="fr1" draw:name="Image191" text:anchor-type="as-char" svg:width="6.9236in" svg:height="3.956343in" draw:z-index="0">
<draw:image xlink:href="../Images/yкринформ/2023-04-23T20-56-00-03-00/630_360_1682252855-654.jpg" xlink:type="simple" xlink:show="embed" xlink:actuate="onLoad" draw:mime-type="image/jpeg"/>
</draw:frame>
Some of the Twitter accounts with more than a million Twitter subscribers have returned a bruise without payment for subscription.</text:p>
      <text:p text:style-name="P4">
As Ukrinform reports, it reports <text:a xlink:type="simple" xlink:href="https://www.bbc.co.uk/news/technology-65365366" text:style-name="Internet_20_link" text:visited-style-name="Visited_20_Internet_20_Link">
</text:a>
.</text:p>
      <text:p text:style-name="P4">
Among those who returned a blue tick, dozens of celebrities, some television presenters and media accounts. Some cases of recovery of the mark occur on a free basis.</text:p>
      <text:p text:style-name="P4">
Before the platform was bought by Ilon Musk, the blue tick was the verification icon that Twitter provided for free.</text:p>
      <text:p text:style-name="P4">
<text:span text:style-name="T4">
 Read also: </text:span>
 <text:a xlink:type="simple" xlink:href="https://www.ukrinform.ua/rubric-technology/3699365-king-zaproponuvav-masku-peredati-jogo-sinu-galocku-u-twitter-fondu-prituli.html" text:style-name="Internet_20_link" text:visited-style-name="Visited_20_Internet_20_Link">
<text:span text:style-name="T4">
 Twitter </text:span>
</text:a>
It was reported that removing the obsolete blue ticks had to be done manually, so it is possible that it is also a manual process that would last for the next day.</text:p>
      <text:p text:style-name="P4">
Initially, it was used as an authentication tool, which is intended to help stop fake accounts and disinfection.</text:p>
      <text:p text:style-name="P4">
It is now a symbol that the account has subscribed to a premium service called Twitter Blue - and when making a payment, the verification process takes place. There are different prices depending on where the subscription is made, but it is about $ 8 per month.</text:p>
      <text:p text:style-name="P4">
<text:span text:style-name="T4">
 Read also: </text:span>
 <text:a xlink:type="simple" xlink:href="https://www.ukrinform.ua/rubric-technology/3699574-mask-vidpoviv-kingu-so-zadonativ-100-miljoniv-dla-ukraini.html" text:style-name="Internet_20_link" text:visited-style-name="Visited_20_Internet_20_Link">
</text:a>
According to Ukrinform, many media accounts on Twitter have lost the marks that certify their affiliation or sources of funding.</text:p>
      <text:p text:style-name="P4">
Photo: Getty Images</text:p>
      <text:p text:style-name="P4">
News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Zelensky thanked the forces of defense who showed the result in battle</text:span>
</text:h>
      <text:p text:style-name="P4">
Authors: Ukrinform (Person)</text:p>
      <text:p text:style-name="P4">
Publisher: Укринформ (Organization)</text:p>
      <text:p text:style-name="P4">
Published Time: 2023-04-23T21:13:00+03:00</text:p>
      <text:p text:style-name="P4">
Modified Time: 2023-04-23T21:13:00+03:00</text:p>
      <text:p text:style-name="P4">
Description: President of Ukraine Volodymyr Zelensky thanked the forces of defense who showed the result in defending their homeland. - Ukrinform.</text:p>
      <text:p text:style-name="P4">
Images: ["<text:a xlink:type="simple" xlink:href="https://static.ukrinform.com/photos/2023_02/thumb_files/630_360_1677434079-719.jpeg" text:style-name="Internet_20_link" text:visited-style-name="Visited_20_Internet_20_Link">
630_360_16774...</text:a>
"]</text:p>
      <text:p text:style-name="P4">
Tags: ['ДСНС', 'Зеленський', 'Війна з росією']</text:p>
      <text:p text:style-name="P4">
Type: Article</text:p>
      <!--METADATA-->
      <text:p text:style-name="P4">
<draw:frame draw:style-name="fr1" draw:name="Image192" text:anchor-type="as-char" svg:width="6.9236in" svg:height="3.956343in" draw:z-index="0">
<draw:image xlink:href="../Images/yкринформ/2023-04-23T21-13-00-03-00/630_360_1677434079-719.jpeg" xlink:type="simple" xlink:show="embed" xlink:actuate="onLoad" draw:mime-type="image/jpeg"/>
</draw:frame>
President of Ukraine Volodymyr Zelensky thanked the forces of defense who showed the result in the battle, defending his homeland.</text:p>
      <text:p text:style-name="P4">
He said in <text:a xlink:type="simple" xlink:href="https://www.youtube.com/watch" text:style-name="Internet_20_link" text:visited-style-name="Visited_20_Internet_20_Link">
</text:a>
, reports Ukrinform.</text:p>
      <text:p text:style-name="P4">
“Today I want to focus on words of gratitude. The first is soldiers. To all who in battle, in positions, in combat missions ... Avdiivka, Marinka, Bakhmut, Liman direction, Siversky… The 35th Separate Brigade of the Marine Corps named Ostrogradsky, the 55th Separate Artillery Brigade "Zaporozhia". Thank you, warriors!The brave is strong!80th Brigade of DShV-Thank you for the exemplary destruction of the enemy under Bakhmut. The 54th separate mechanized brigade named after Hetman Mazepa - I am for stability, for the protection of positions, and therefore, for the protection of Ukraine, ” - said Zelene.</text:p>
      <text:p text:style-name="P4">
The President also thanked the rescuers and all employees of the SES who involved the elimination of the consequences of hostile blows. He also mentioned psychologists, because in this country they celebrate their professional holiday in our country. “I thank everyone who has chosen this profession and devotes their life, their own time of health and rest of others. Wherever you work, if you do not work, for which it was not the conditions, the meaning of the psychologist's work is always noble: I am helping. I am seeking to those who help our people, ”he said.</text:p>
      <text:p text:style-name="P4">
<text:span text:style-name="T4">
 Read also: </text:span>
 <text:a xlink:type="simple" xlink:href="https://www.ukrinform.ua/rubric-economy/3699420-pocalas-globalna-robota-z-obmezenna-rosijskoi-atomnoi-galuzi-zelenskij.html" text:style-name="Internet_20_link" text:visited-style-name="Visited_20_Internet_20_Link">
<text:span text:style-name="T4">
 Zelensky </text:span>
</text:a>
The head of state also recalled that since the 1990s, it was on April 23, celebrated World Book and Copyright Day. Now, the hubs of our people are in different countries where Ukrainian children live in other linguistic and cultural environments, it is especially important that the Ukrainian book of the Ukrainian vision of the world units our people, and maintained a house with home, says Zelensky.</text:p>
      <text:p text:style-name="P4">
Photo: op</text:p>
      <text:p text:style-name="P4">
News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In Ukraine, rains are expected, sometimes with thunderstorms, in the afternoon up to 19 ° heat</text:span>
</text:h>
      <text:p text:style-name="P4">
Authors: Ukrinform (Person)</text:p>
      <text:p text:style-name="P4">
Publisher: Укринформ (Organization)</text:p>
      <text:p text:style-name="P4">
Published Time: 2023-04-23T21:15:00+03:00</text:p>
      <text:p text:style-name="P4">
Modified Time: 2023-04-23T21:15:00+03:00</text:p>
      <text:p text:style-name="P4">
Description: In Ukraine, on Monday, April 24, it will rain, in some places thunderstorms will be sore, the air will warm up to 19 ° in the daytime. - Ukrinform.</text:p>
      <text:p text:style-name="P4">
Images: ["<text:a xlink:type="simple" xlink:href="https://static.ukrinform.com/photos/2018_05/thumb_files/630_360_1525846985-5329.jpg" text:style-name="Internet_20_link" text:visited-style-name="Visited_20_Internet_20_Link">
630_360_15258...</text:a>
"]</text:p>
      <text:p text:style-name="P4">
Tags: ['Дощ', 'Гроза', 'Погода', 'Тепло', 'Прогноз', 'Весна']</text:p>
      <text:p text:style-name="P4">
Type: Article</text:p>
      <!--METADATA-->
      <text:p text:style-name="P4">
<draw:frame draw:style-name="fr1" draw:name="Image193" text:anchor-type="as-char" svg:width="6.9236in" svg:height="3.956343in" draw:z-index="0">
<draw:image xlink:href="../Images/yкринформ/2023-04-23T21-15-00-03-00/630_360_1525846985-5329.jpg" xlink:type="simple" xlink:show="embed" xlink:actuate="onLoad" draw:mime-type="image/jpeg"/>
</draw:frame>
In Ukraine, Monday, April 24, it will rain, in some places thunderstorms, the air will start to 19 ° in the daytime.</text:p>
      <text:p text:style-name="P4">
Ukrinform was reported at the Ukrainian Hydrometeorological Center.</text:p>
      <text:p text:style-name="P4">
"Cloudy with clearings. At night without precipitation, in the afternoon on the Left Bank, in the Crimea such a such 14-19 °; at the Carpathian highlands at night about 0 °, in the afternoon6-11 ° heat, "the forecasters informed.</text:p>
      <text:p text:style-name="P4">
According to their forecast, in Kyiv and Kyiv region it will be cloudy with clearings, in the afternoon there will be light rain. The temperature in the capital will be at night 6-8 ° heat, in the afternoon 16-18 °, in the region there will be +3-8 ° at night, 14-19 ° in the afternoon.</text:p>
      <text:p text:style-name="P4">
Cloudy weather will be kept in Ukraine in Ukraine and in the next two days. Natural, April 25, and in the eastern regions, on the day on April 26 on the Right Bank of Groz, in some places of thunderstorms, on April 25 in the Carpathian region, places of precipitation; in the rest of the territory without precipitation.</text:p>
      <text:p text:style-name="P4">
Temperature at night 4-9 ° heat; In the afternoon 15-20 °, in the west, April 25 and in the east 9-14 °, April 26 in Zhytomyr region, Kyiv, Vinnytsia, Cherkasy region and Odesa region 12-17 °.</text:p>
      <text:p text:style-name="P4">
<text:span text:style-name="T4">
 Read also: </text:span>
 <text:a xlink:type="simple" xlink:href="https://www.ukrinform.ua/rubric-regions/3699520-v-ukraini-zalisautsa-pidtoplenimi-ponad-1200-dvorogospodarstv.html" text:style-name="Internet_20_link" text:visited-style-name="Visited_20_Internet_20_Link">
<text:span text:style-name="T4">
 Ukraine </text:span>
 <text:span text:style-name="T4">
 </text:span>
 remain <text:span text:style-name="T4">
 </text:span>
 flooded <text:span text:style-name="T4">
 </text:span>
 <text:span text:style-name="T4">
 over </text:span>
<text:span text:style-name="T4">
 1200 </text:span>
 <text:span text:style-name="T4">
 </text:span>
 <text:span text:style-name="T4">
 </text:span>
 **</text:a>
Forecasters predict these days in the Carpathian highlands is moderate, in places considerable snow with wet snow; Temperature at night and day 1-6 ° heat.</text:p>
      <text:p text:style-name="P4">
In Kiev and the region will be without precipitation, only in the afternoon on April 26 will be short -lived, sometimes thunderstorms. In the capital at night, columns of thermometers will show 7-9 °; April 12-19 °, April 26, 13-15 °. The area will be 4-9 ° at night, 15-20 ° in the afternoon, April 26, 12-17 °.</text:p>
      <text:p text:style-name="P4">
According to April 27, in Ukraine, in addition to the western regions, on April 28, the coal and eastern parts of the country, in the day and in most Central, Chernihiv and Sumy regions, rains and thunderstorms will sometimes pass.</text:p>
      <text:p text:style-name="P4">
Temperature in the Eastern, Dnipropetrovsk, Zaporizhia and Kherson regions 6-12 °, in the afternoon 15-21 °; In the rest of the territory at night 3-9 °, in Western, Zhytomyr, Vinnytsia, April 28 and in Kyiv and Cherkasy regions 1-6 ° warm(In the western areas on the soil surface of the frost 0-3 °); in the afternoon 7-13 ° heat; On the highlands of the Carpathians at night 0-5 ° <text:a xlink:type="simple" xlink:href="https://www.ukrinform.ua/tag-moroz" text:style-name="Internet_20_link" text:visited-style-name="Visited_20_Internet_20_Link">
</text:a>
, in the afternoon 1-6 ° warm.</text:p>
      <text:p text:style-name="P4">
News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Stefanchuk arrived in Prague to participate in the EU Parliament Speakers Conference</text:span>
</text:h>
      <text:p text:style-name="P4">
Authors: Ukrinform (Person)</text:p>
      <text:p text:style-name="P4">
Publisher: Укринформ (Organization)</text:p>
      <text:p text:style-name="P4">
Published Time: 2023-04-23T21:24:00+03:00</text:p>
      <text:p text:style-name="P4">
Modified Time: 2023-04-23T21:24:00+03:00</text:p>
      <text:p text:style-name="P4">
Description: The Chairman of the Verkhovna Rada Ruslan Stefanchuk arrived in Prague to participate in the conference of speakers of the European Union parliaments. - Ukrinform.</text:p>
      <text:p text:style-name="P4">
Images: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Tags: ['Євросоюз', 'Прага', 'Стефанчук']</text:p>
      <text:p text:style-name="P4">
Type: Article</text:p>
      <!--METADATA-->
      <text:p text:style-name="P4">
<draw:frame draw:style-name="fr1" draw:name="Image194" text:anchor-type="as-char" svg:width="6.9236in" svg:height="3.956343in" draw:z-index="0">
<draw:image xlink:href="../Images/yкринформ/2023-04-23T21-24-00-03-00/630_360_1682273806-233.jpg" xlink:type="simple" xlink:show="embed" xlink:actuate="onLoad" draw:mime-type="image/jpeg"/>
</draw:frame>
Ruslan Stefanchuk, Ruslan Stefanchuk, arrived in Prague to participate in the conferences of the Parliaments of the European Union.</text:p>
      <text:p text:style-name="P4">
According to Ukrinform, Stefanchuk wrote about it in <text:a xlink:type="simple" xlink:href="https://www.facebook.com/stefanchuk.official/posts/pfbid02cidqXvgBx9mrPYbbXiiUeQkVyyhinBdVsBwzqfRB7a26J8SzG3WJRooBEUQPHvgxl" text:style-name="Internet_20_link" text:visited-style-name="Visited_20_Internet_20_Link">
</text:a>
.</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Stefanchuk has already met with the chairman of the Senate of the Parliament of the Czech Republicylosh. The Verkhovna Rada Chairman, thanked the Czech Republic for consistent support for Ukraine's consistent and territorial integrity.</text:p>
      <text:p text:style-name="P4">
<draw:frame draw:style-name="fr1" draw:name="Image195" text:anchor-type="as-char" svg:width="6.9236in" svg:height="4.615733in" draw:z-index="0">
<draw:image xlink:href="../Images/yкринформ/2023-04-23T21-24-00-03-00/1682273974-180.jpg" xlink:type="simple" xlink:show="embed" xlink:actuate="onLoad" draw:mime-type="image/jpeg"/>
</draw:frame>
<draw:frame draw:style-name="fr1" draw:name="Image196" text:anchor-type="as-char" svg:width="6.9236in" svg:height="4.615733in" draw:z-index="0">
<draw:image xlink:href="../Images/yкринформ/2023-04-23T21-24-00-03-00/1682273974-890.jpg" xlink:type="simple" xlink:show="embed" xlink:actuate="onLoad" draw:mime-type="image/jpeg"/>
</draw:frame>
He recalled that the Decree of President of Ukraine Vladimir Zelensky, the head of the Senatuchya was awarded the Order of Prince Yaroslav the Wise of the second degree. "It is a honor for me to honor this award with a dear colleague and a true second -Ukrainian second," he emphasized.</text:p>
      <text:p text:style-name="P4">
As reported by Ukrinform, the Chairman of the Verkhovna Rada _ <text:span text:style-name="T4">
 <text:a xlink:type="simple" xlink:href="https://www.ukrinform.ua/rubric-polytics/3698946-stefancuk-vizme-ucast-u-samiti-goliv-parlamentiv-kraincleniv-ta-kandidativ-na-clenstvo-v-es.html" text:style-name="Internet_20_link" text:visited-style-name="Visited_20_Internet_20_Link">
</text:a>
</text:span>
 _ that will take place in Prague(Czech Republic).</text:p>
      <text:p text:style-name="P4">
<text:span text:style-name="T5">
Фото: Руслан Стефанчук, Фейсбук</text:span>
</text:p>
      <text:p text:style-name="P4">
News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President: Our victory in this war will be common - everyone who was approaching it</text:span>
</text:h>
      <text:p text:style-name="P4">
Authors: Ukrinform (Person)</text:p>
      <text:p text:style-name="P4">
Publisher: Укринформ (Organization)</text:p>
      <text:p text:style-name="P4">
Published Time: 2023-04-23T21:31:00+03:00</text:p>
      <text:p text:style-name="P4">
Modified Time: 2023-04-23T21:31:00+03:00</text:p>
      <text:p text:style-name="P4">
Description: We continue to prepare several important international events that can give our country more strength, and our soldiers - more weapon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4-23T21-31-00-03-00/630_360_1682063024-559.jpeg" xlink:type="simple" xlink:show="embed" xlink:actuate="onLoad" draw:mime-type="image/jpeg"/>
</draw:frame>
We continue to prepare several important international events that can give our country more strength, and our soldiers - more weapons.</text:p>
      <text:p text:style-name="P4">
About it in your <text:a xlink:type="simple" xlink:href="https://www.youtube.com/watch" text:style-name="Internet_20_link" text:visited-style-name="Visited_20_Internet_20_Link">
</text:a>
At the end of the 424th day of the war said President of Ukraine Volodymyr Zelenskyy, reports Ukrinform.</text:p>
      <text:p text:style-name="P4">
<text:span text:style-name="T5">
Viso: <text:a xlink:type="simple" xlink:href="https://www.youtube.com/watch" text:style-name="Internet_20_link" text:visited-style-name="Visited_20_Internet_20_Link">
</text:a>
</text:span>
</text:p>
      <text:p text:style-name="P4">
_ <text:span text:style-name="T4">
 I wish health, dear Ukrainians!</text:span>
 _</text:p>
      <text:p text:style-name="P4">
Today I want to focus on words of gratitude.</text:p>
      <text:p text:style-name="P4">
The first is soldiers. To all who are now in battle, in positions, at combat missions.</text:p>
      <text:p text:style-name="P4">
35th Separate Brigade of the Marine Corps named after the counter-Ragradsky, 55th separate artillery brigade "Zaporizhzhya Sich", paratroopers of our "Seventystyevyatka"-thank you, warriors!Conveniently brave and strong!</text:p>
      <text:p text:style-name="P4">
The 80th Brigade of the DShV-thank you for the exemplary destruction of the enemy under Bakhmut. Well done guys!</text:p>
      <text:p text:style-name="P4">
54th separate mechanized brigade named after Hetman Mazepa-thank you for the stability, for protecting positions, and therefore, for the protection of Ukraine!</text:p>
      <text:p text:style-name="P4">
It is important to understand in every city of our city, in every village, everywhere, where it is too quiet. Everywhere, where today was just a quiet spring sunny ... Every day of such silence in the rear regions is acquired by our warriors of the warfare on the front line. In daily battles!Please ask that. Always help our soldiers when needed, always support the state defense as possible.</text:p>
      <text:p text:style-name="P4">
The second is the thanks to the rescuers, all our SES employees, who are involved in the consequences of hostile blows. Thank you all the SES team!And this week, it is worth noting our rescue firefighters, the consider of Roman Svitlychny, Sergeant Petro Bondarenko, Senior Sergeantaolexy of Ingulsky, commander Vasily Melnik and Lresen Colonel Viktor Kuzmenko from the Main Directorate of the SES in the Poltava Region. Thank you!</text:p>
      <text:p text:style-name="P4">
Third - our psychologists. Today, in our country, the Professional Day of Psychologists, and I thank everyone and everyone who has chosen this profession and devotes their lives to their own time to health and rest of others. Whatever you work, even if the bulls worked, at least under what conditions it happened, the meaning of the work of psychologically noble - to help. Thank you to those who help our people!And I thank everyone who helps spread our book in the world. Who realizes such projects as, for example, "Books without borders". More than 280,000 books were published within this project. 20 countries have adopted. Or our other project is Ukrainian book shelves in almost 40 countries of the world. Thank you all who help!I thank all our Ukrainian publishers who continue their work. And, of course, thank you all who write Ukrainian and about Ukraine.</text:p>
      <text:p text:style-name="P4">
And finally, fifth. We continue to prepare several important international events that can give our country more strength, and our soldiers - more weapons. Also, every day - appropriate communication with partners, appropriate tasks for our diplomacy. Meetings, conversations, meetings.</text:p>
      <text:p text:style-name="P4">
And I thank everyone who is involved in such preparatory work. In absolute cases, it is an invisible work for the public. And so right. This is how it works. The result is based on preparation. Thank you to everyone who is preparing to result for Ukraine!Office, government, our diplomatic missions - thank you all, who are involved!</text:p>
      <text:p text:style-name="P4">
Our victory in this war will be common. Everyone who was approaching it. All who won and worked for the sake of victory. Glory to every Ukrainian hero!The glorious beautiful people!</text:p>
      <text:p text:style-name="P4">
_<text:span text:style-name="T4">
Glory to Ukraine!</text:span>
 _</text:p>
      <text:p text:style-name="P4">
News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Ukrainians won silver and bronze at the European Championships in Greco-Roman Wrestling</text:span>
</text:h>
      <text:p text:style-name="P4">
Authors: Ukrinform (Person)</text:p>
      <text:p text:style-name="P4">
Publisher: Укринформ (Organization)</text:p>
      <text:p text:style-name="P4">
Published Time: 2023-04-23T21:35:00+03:00</text:p>
      <text:p text:style-name="P4">
Modified Time: 2023-04-23T21:35:00+03:00</text:p>
      <text:p text:style-name="P4">
Description: At the European Sports Fighting Championships in Zagreb (Croatia), the competition was completed by representatives of the Greco-Roman style. - Ukrinform.</text:p>
      <text:p text:style-name="P4">
Images: ["<text:a xlink:type="simple" xlink:href="https://static.ukrinform.com/photos/2023_04/thumb_files/630_360_1682273008-141.jpg" text:style-name="Internet_20_link" text:visited-style-name="Visited_20_Internet_20_Link">
630_360_16822...</text:a>
"]</text:p>
      <text:p text:style-name="P4">
Tags: ['Греко-римська боротьба']</text:p>
      <text:p text:style-name="P4">
Type: Article</text:p>
      <!--METADATA-->
      <text:p text:style-name="P4">
<draw:frame draw:style-name="fr1" draw:name="Image198" text:anchor-type="as-char" svg:width="6.9236in" svg:height="3.956343in" draw:z-index="0">
<draw:image xlink:href="../Images/yкринформ/2023-04-23T21-35-00-03-00/630_360_1682273008-141.jpg" xlink:type="simple" xlink:show="embed" xlink:actuate="onLoad" draw:mime-type="image/jpeg"/>
</draw:frame>
The European Homeland Wrestling in Zagreb(Croatia)The competition was made by representatives of the Greco-Roman style.</text:p>
      <text:p text:style-name="P4">
On the last day of the continental championship, the Ukrainians won two medals, reports Ukrinform.</text:p>
      <text:p text:style-name="P4">
The silver award was won by Yaroslav Filchakov, who reached the finals in weightlifting up to 82 kg, where he gave way to the current Championship of Burhan Akbudak from Turkey by additional indicators.(Final account - 3: 3), reports Ukrinform.</text:p>
      <text:p text:style-name="P4">
<text:span text:style-name="T4">
 Read also: </text:span>
 <text:a xlink:type="simple" xlink:href="https://www.ukrinform.ua/rubric-sports/3699123-zinoca-zbirna-ukraini-z-borotbi-vigrala-komandnij-zalik-cempionatu-evropi.html" text:style-name="Internet_20_link" text:visited-style-name="Visited_20_Internet_20_Link">
<text:span text:style-name="T4">
 Fighting </text:span>
</text:a>
The bronze medalist in Zagreb was another representative of the Ukrainian commissioner Nasibov(67 kg), which in the fight for 3rd place took the mountain over Romanomyau a bubble(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Andriy Kulik(72 kg)took the 5th place, losing in the duel for the bronze Selkuk San from Turkey(1:5).</text:p>
      <text:p text:style-name="P4">
На фото: Ярослав Фільчаков (United World Wrestling).</text:p>
      <text:p text:style-name="P4">
News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Humeniuk explained why the enemy strengthened the shelling of the Right Bank of Kherson region</text:span>
</text:h>
      <text:p text:style-name="P4">
Authors: Ukrinform (Person)</text:p>
      <text:p text:style-name="P4">
Publisher: Укринформ (Organization)</text:p>
      <text:p text:style-name="P4">
Published Time: 2023-04-23T21:40:00+03:00</text:p>
      <text:p text:style-name="P4">
Modified Time: 2023-04-23T21:40:00+03:00</text:p>
      <text:p text:style-name="P4">
Description: Publication of information that the Ukrainian forces have taken positions on the left bank of the Dnieper in the Kherson region led to the intensification of the actions of the Russians, the strengthening of enemy shelling, which resulted in about 30 houses destroyed and the civilian population was injured. - Ukrinform.</text:p>
      <text:p text:style-name="P4">
Images: ["<text:a xlink:type="simple" xlink:href="https://static.ukrinform.com/photos/2022_07/thumb_files/630_360_1658745649-140.jpg" text:style-name="Internet_20_link" text:visited-style-name="Visited_20_Internet_20_Link">
630_360_16587...</text:a>
"]</text:p>
      <text:p text:style-name="P4">
Tags: ['Херсонщина', 'Обстріл', 'Війна з росією', 'Єдині новини', 'Наталія Гуменюк']</text:p>
      <text:p text:style-name="P4">
Type: Article</text:p>
      <!--METADATA-->
      <text:p text:style-name="P4">
<draw:frame draw:style-name="fr1" draw:name="Image199" text:anchor-type="as-char" svg:width="6.9236in" svg:height="3.956343in" draw:z-index="0">
<draw:image xlink:href="../Images/yкринформ/2023-04-23T21-40-00-03-00/630_360_1658745649-140.jpg" xlink:type="simple" xlink:show="embed" xlink:actuate="onLoad" draw:mime-type="image/jpeg"/>
</draw:frame>
Publication of information that the Ukrainian forces have taken positions on the left -wing of the Dnieper in the Kherson region led to the intensification of the actions of the Russians, the strengthening of enemy shelling, which resulted in the destruction of about 30 buildings and the civilian population was injured.</text:p>
      <text:p text:style-name="P4">
According to Ukrinform, Natalia Humeniuk, Head of the Press Center "South" on the air of the Unified News, reported.</text:p>
      <text:p text:style-name="P4">
“We need to trust reliable sources and understand what analytical conclusions are what is a report on the combat work. The information, unfortunately, is not comfortable and not very pleasant. The enemy, responding to such informational hits, has greatly increased the attacks on the opposite shore. We have a very powerful fire of the Kherson district, Beryslav district, destroyed about 30 living houses, civilians were injured, and a school was destroyed in one dose. Inspired by such information, the enemy applied a very powerful attack, tightened artillery and tried to prove with all its forces that holds the position. It is these consequences that have an informational hunt in hybrid conditions, ”Humeniuk said.</text:p>
      <text:p text:style-name="P4">
<text:span text:style-name="T4">
 Read also: </text:span>
 <text:a xlink:type="simple" xlink:href="https://www.ukrinform.ua/rubric-ato/3699531-gumenuk-zaklikae-do-informacijnoi-tisi-sodo-visadki-zsu-na-livomu-berezi.html" text:style-name="Internet_20_link" text:visited-style-name="Visited_20_Internet_20_Link">
<text:span text:style-name="T4">
 Humeniuk </text:span>
</text:a>
Earlier, Humeniuk already emphasized that the conditions of military operations are information silence. The spokeswoman once again called on the information that was published from different sources and carefully perceived, openurnalists - to report data, based only on official sources.</text:p>
      <text:p text:style-name="P4">
"The information front is also a front, and there may be very painful there," she said.</text:p>
      <text:p text:style-name="P4">
<text:span text:style-name="T4">
 Read also: </text:span>
 <text:a xlink:type="simple" xlink:href="https://www.ukrinform.ua/rubric-ato/3699652-unaslidok-obstriliv-hersonsini-poraneni-tri-ludini.html" text:style-name="Internet_20_link" text:visited-style-name="Visited_20_Internet_20_Link">
<text:span text:style-name="T4">
 Kherson region </text:span>
</text:a>
As it was reported, the Institute of War Study reported that Ukrainian force was positions on the left bank of the Dnieper in the Kherson region.</text:p>
      <text:p text:style-name="P4">
News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Manchester United went out to the Final of the Cup of England</text:span>
</text:h>
      <text:p text:style-name="P4">
Authors: Ukrinform (Person)</text:p>
      <text:p text:style-name="P4">
Publisher: Укринформ (Organization)</text:p>
      <text:p text:style-name="P4">
Published Time: 2023-04-23T21:43:16+03:00</text:p>
      <text:p text:style-name="P4">
Modified Time: 2023-04-23T21:43:16+03:00</text:p>
      <text:p text:style-name="P4">
Description: The Mankunians won the post -match penalty series. - Ukrinform.</text:p>
      <text:p text:style-name="P4">
Images: ["<text:a xlink:type="simple" xlink:href="https://static.ukrinform.com/photos/2023_04/thumb_files/630_360_1682275273-133.jpg" text:style-name="Internet_20_link" text:visited-style-name="Visited_20_Internet_20_Link">
630_360_16822...</text:a>
"]</text:p>
      <text:p text:style-name="P4">
Tags: ['Футбол', 'Манчестер Юнайтед', 'АПЛ']</text:p>
      <text:p text:style-name="P4">
Type: Article</text:p>
      <!--METADATA-->
      <text:p text:style-name="P4">
<draw:frame draw:style-name="fr1" draw:name="Image200" text:anchor-type="as-char" svg:width="6.9236in" svg:height="3.956343in" draw:z-index="0">
<draw:image xlink:href="../Images/yкринформ/2023-04-23T21-43-16-03-00/630_360_1682275273-133.jpg" xlink:type="simple" xlink:show="embed" xlink:actuate="onLoad" draw:mime-type="image/jpeg"/>
</draw:frame>
The Mankunians won the post -match penalty series.</text:p>
      <text:p text:style-name="P4">
Manchester United in another's field won Brighton 7: 6(0: 0 for the total motion time), reports Ukrinform.</text:p>
      <text:p text:style-name="P4">
In another semi -final match "Manchester City" won "Sheffield"(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Manchester United and Manchester City will meet in the Cup finals on June 3.</text:p>
      <text:p text:style-name="P4">
Photo: twitter.com/manutd</text:p>
      <text:p text:style-name="P4">
News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Zelensky announced several important international events for Ukraine</text:span>
</text:h>
      <text:p text:style-name="P4">
Authors: Ukrinform (Person)</text:p>
      <text:p text:style-name="P4">
Publisher: Укринформ (Organization)</text:p>
      <text:p text:style-name="P4">
Published Time: 2023-04-23T21:52:00+03:00</text:p>
      <text:p text:style-name="P4">
Modified Time: 2023-04-23T21:52:00+03:00</text:p>
      <text:p text:style-name="P4">
Description: The authorities continue to prepare several important international events that can give Ukraine more strength, and our soldiers - more weapons. - Ukrinform.</text:p>
      <text:p text:style-name="P4">
Images: ["<text:a xlink:type="simple" xlink:href="https://static.ukrinform.com/photos/2023_04/thumb_files/630_360_1682275359-951.jpeg" text:style-name="Internet_20_link" text:visited-style-name="Visited_20_Internet_20_Link">
630_360_16822...</text:a>
"]</text:p>
      <text:p text:style-name="P4">
Tags: ['Зброя', 'Зеленський', 'Війна з росією']</text:p>
      <text:p text:style-name="P4">
Type: Article</text:p>
      <!--METADATA-->
      <text:p text:style-name="P4">
<draw:frame draw:style-name="fr1" draw:name="Image201" text:anchor-type="as-char" svg:width="6.9236in" svg:height="3.956343in" draw:z-index="0">
<draw:image xlink:href="../Images/yкринформ/2023-04-23T21-52-00-03-00/630_360_1682275359-951.jpeg" xlink:type="simple" xlink:show="embed" xlink:actuate="onLoad" draw:mime-type="image/jpeg"/>
</draw:frame>
Vladvid to prepare several important international events that can give Ukrainian strength, and our soldiers - more weapons.</text:p>
      <text:p text:style-name="P4">
President of Ukraine Volodymyr Zelenskyy said this in <text:a xlink:type="simple" xlink:href="https://t.me/OP_UA/9312" text:style-name="Internet_20_link" text:visited-style-name="Visited_20_Internet_20_Link">
</text:a>
, reports Ukrinform.</text:p>
      <text:p text:style-name="P4">
“We continue to prepare several important international events that can give more strength, and our soldiers - more weapons. Almost every day - relevant communication with partners, appropriate tasks for our diplomacy. Nardy, conversations, meetings, "Zelensky said.</text:p>
      <text:p text:style-name="P4">
<text:span text:style-name="T4">
 Read also: </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He thanked all those involved in such preparatory work. In most cases, it is an invisible job, but that's how it works. "The result is based on preparation. Thank you to everyone who is preparing to result for Ukraine!Office, the government, our diplomatic missions - thank you, who is involved," the Head of State said.</text:p>
      <text:p text:style-name="P4">
He is convinced that our victory in this war will be common - everyone who was approaching, all who fought and worked for the sake of victory.</text:p>
      <text:p text:style-name="P4">
<text:span text:style-name="T4">
 Read also: </text:span>
 <text:span text:style-name="T4">
 <text:a xlink:type="simple" xlink:href="https://www.ukrinform.ua/rubric-ato/3699698-zelenskij-podakuvav-silam-oboroni-aki-pokazali-rezultat-u-bou.html" text:style-name="Internet_20_link" text:visited-style-name="Visited_20_Internet_20_Link">
</text:a>
</text:span>
</text:p>
      <text:p text:style-name="P4">
As reported by Ukrinform, President of Ukraine Volodymyr Zelensky _ <text:span text:style-name="T4">
 <text:a xlink:type="simple" xlink:href="https://www.ukrinform.ua/rubric-polytics/3699043-zbroa-ta-pidtrimka-ekonomiki-zelenskij-proviv-naradu-pro-zaplanovani-miznarodni-zahodi.html" text:style-name="Internet_20_link" text:visited-style-name="Visited_20_Internet_20_Link">
</text:a>
</text:span>
 _ that have to assist our defense.</text:p>
      <text:p text:style-name="P4">
Photo: op</text:p>
      <text:p text:style-name="P4">
News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The reeds were burning in Kiev, the fire was eliminated</text:span>
</text:h>
      <text:p text:style-name="P4">
Authors: Ukrinform (Person)</text:p>
      <text:p text:style-name="P4">
Publisher: Укринформ (Organization)</text:p>
      <text:p text:style-name="P4">
Published Time: 2023-04-23T22:07:38+03:00</text:p>
      <text:p text:style-name="P4">
Modified Time: 2023-04-23T22:07:38+03:00</text:p>
      <text:p text:style-name="P4">
Description: The fire in the open area in the Solomenskiy district of the capital was liquidated. - Ukrinform.</text:p>
      <text:p text:style-name="P4">
Images: ["<text:a xlink:type="simple" xlink:href="https://static.ukrinform.com/photos/2021_11/thumb_files/630_360_1636888675-773.jpg" text:style-name="Internet_20_link" text:visited-style-name="Visited_20_Internet_20_Link">
630_360_16368...</text:a>
"]</text:p>
      <text:p text:style-name="P4">
Tags: ['Пожежа', 'Віталій Кличко', 'Київ']</text:p>
      <text:p text:style-name="P4">
Type: Article</text:p>
      <!--METADATA-->
      <text:p text:style-name="P4">
<draw:frame draw:style-name="fr1" draw:name="Image202" text:anchor-type="as-char" svg:width="6.9236in" svg:height="3.956343in" draw:z-index="0">
<draw:image xlink:href="../Images/yкринформ/2023-04-23T22-07-38-03-00/630_360_1636888675-773.jpg" xlink:type="simple" xlink:show="embed" xlink:actuate="onLoad" draw:mime-type="image/jpeg"/>
</draw:frame>
The fire was eliminated in the Solomenskyi district of the capital.</text:p>
      <text:p text:style-name="P4">
The mayor of Kiev Vitaliy Klitschko reported this in <text:a xlink:type="simple" xlink:href="https://t.me/vitaliy_klitschko/1908" text:style-name="Internet_20_link" text:visited-style-name="Visited_20_Internet_20_Link">
</text:a>
, reports Ukrinform.</text:p>
      <text:p text:style-name="P4">
“The fire in the open area in the Solomenskiy district of the capital was liquidated. At the conversion of Lobanovsky Ave. and str. The barking of the reeds on the area of 500 sq.m., ”Klitschko wrote.</text:p>
      <text:p text:style-name="P4">
<text:span text:style-name="T4">
 Read also: </text:span>
 <text:a xlink:type="simple" xlink:href="https://www.ukrinform.ua/rubric-regions/3698747-sbu-zatrimala-zradnikiv-aki-na-pocatku-vtorgnenna-rf-pidpalili-pozeznu-castinu-na-kiivsini.html" text:style-name="Internet_20_link" text:visited-style-name="Visited_20_Internet_20_Link">
<text:span text:style-name="T4">
 fires </text:span>
</text:a>
The mayor has not yet published detailed information.</text:p>
      <text:p text:style-name="P4">
As reported by Ukrinform, two people were killed, and ten more were injured as a result of a fire that <text:a xlink:type="simple" xlink:href="https://www.ukrinform.ua/rubric-world/3699296-u-madridi-stalasa-pozeza-v-restorani-dvoe-zagiblih-10-postrazdalih.html" text:style-name="Internet_20_link" text:visited-style-name="Visited_20_Internet_20_Link">
</text:a>
.</text:p>
      <text:p text:style-name="P4">
Photo illustrative</text:p>
      <text:p text:style-name="P4">
News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The Russians during the day fired two communities in Sumy region - Ova</text:span>
</text:h>
      <text:p text:style-name="P4">
Authors: Ukrinform (Person)</text:p>
      <text:p text:style-name="P4">
Publisher: Укринформ (Organization)</text:p>
      <text:p text:style-name="P4">
Published Time: 2023-04-23T22:11:00+03:00</text:p>
      <text:p text:style-name="P4">
Modified Time: 2023-04-23T22:11:00+03:00</text:p>
      <text:p text:style-name="P4">
Description: Russian troops on Sunday, April 23, fired at the Khotinsk and Belopilsk Sumy region. - Ukrinform.</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203" text:anchor-type="as-char" svg:width="6.9236in" svg:height="3.956343in" draw:z-index="0">
<draw:image xlink:href="../Images/yкринформ/2023-04-23T22-11-00-03-00/630_360_1676709830-821.jpeg" xlink:type="simple" xlink:show="embed" xlink:actuate="onLoad" draw:mime-type="image/jpeg"/>
</draw:frame>
Ruskivska on Sunday, April 23, shells were fired at the Khotinsk and Belopil Sumy Region.</text:p>
      <text:p text:style-name="P4">
According to Ukrinform, the Sumy Regional Military Administration reports in <text:a xlink:type="simple" xlink:href="https://t.me/operativnoZSU/92768" text:style-name="Internet_20_link" text:visited-style-name="Visited_20_Internet_20_Link">
</text:a>
.</text:p>
      <text:p text:style-name="P4">
“During the day, the Russians fired two border communities - Khotinskaya and Belopilsk. 11 mortars have been recorded, ”the Verification reports.</text:p>
      <text:p text:style-name="P4">
The territory of the Belopil community was fired at mortars, released by mines.</text:p>
      <text:p text:style-name="P4">
<text:span text:style-name="T4">
 Read also: </text:span>
 <text:span text:style-name="T4">
 <text:a xlink:type="simple" xlink:href="https://www.ukrinform.ua/rubric-ato/3699355-vijska-rf-trici-obstrilali-prikordonna-sumsini.html" text:style-name="Internet_20_link" text:visited-style-name="Visited_20_Internet_20_Link">
</text:a>
</text:span>
</text:p>
      <text:p text:style-name="P4">
The Russians fired at mortars and the Hotin community, releasing six mines.</text:p>
      <text:p text:style-name="P4">
Also in Sumy Ova was added that from 07:00 in the territory of the Belopil municon was mortar <text:span text:style-name="T4">
 <text:a xlink:type="simple" xlink:href="https://www.ukrinform.ua/tag-obstril" text:style-name="Internet_20_link" text:visited-style-name="Visited_20_Internet_20_Link">
</text:a>
</text:span>
 - five.</text:p>
      <text:p text:style-name="P4">
In all cases, it was without consequences.</text:p>
      <text:p text:style-name="P4">
<text:span text:style-name="T4">
 Read also: </text:span>
 <text:span text:style-name="T4">
 <text:a xlink:type="simple" xlink:href="https://www.ukrinform.ua/rubric-ato/3699652-unaslidok-obstriliv-hersonsini-poraneni-tri-ludini.html" text:style-name="Internet_20_link" text:visited-style-name="Visited_20_Internet_20_Link">
</text:a>
</text:span>
</text:p>
      <text:p text:style-name="P4">
As reported by Ukrinform, the troops of the Russian Federation were struck by five territorial communities of Sumy region on April 22, having carried out 64 -consuming.</text:p>
      <text:p text:style-name="P4">
News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The German General called on the government to transfer to Ukraine more ammunition for air defense and F-16 fighters</text:span>
</text:h>
      <text:p text:style-name="P4">
Authors: Ukrinform (Person)</text:p>
      <text:p text:style-name="P4">
Publisher: Укринформ (Organization)</text:p>
      <text:p text:style-name="P4">
Published Time: 2023-04-23T22:24:00+03:00</text:p>
      <text:p text:style-name="P4">
Modified Time: 2023-04-23T22:24:00+03:00</text:p>
      <text:p text:style-name="P4">
Description: Germany should be transferred to Ukraine by combat aviation, including F-16 fighters and ammunition for Air Defense. - Ukrinform.</text:p>
      <text:p text:style-name="P4">
Images: ["<text:a xlink:type="simple" xlink:href="https://static.ukrinform.com/photos/2023_04/thumb_files/630_360_1682278035-325.jpg" text:style-name="Internet_20_link" text:visited-style-name="Visited_20_Internet_20_Link">
630_360_16822...</text:a>
"]</text:p>
      <text:p text:style-name="P4">
Tags: ['Літак', 'Німеччина', 'Винищувач', 'ППО']</text:p>
      <text:p text:style-name="P4">
Type: Article</text:p>
      <!--METADATA-->
      <text:p text:style-name="P4">
<draw:frame draw:style-name="fr1" draw:name="Image204" text:anchor-type="as-char" svg:width="6.9236in" svg:height="3.956343in" draw:z-index="0">
<draw:image xlink:href="../Images/yкринформ/2023-04-23T22-24-00-03-00/630_360_1682278035-325.jpg" xlink:type="simple" xlink:show="embed" xlink:actuate="onLoad" draw:mime-type="image/jpeg"/>
</draw:frame>
Germanyvarto to transfer combat aviation to Ukraine, including F-16 fighters and aircraft ammunition.</text:p>
      <text:p text:style-name="P4">
According to Ukrinform, this opinion was expressed by the retired General, the former Kfor Erhard Buler forces, reports <text:a xlink:type="simple" xlink:href="https://www.bild.de/politik/inland/politik-inland/ukraine-krieg-top-general-geht-auf-ampel-los-83658200.bild.html#fromWall" text:style-name="Internet_20_link" text:visited-style-name="Visited_20_Internet_20_Link">
</text:a>
.</text:p>
      <text:p text:style-name="P4">
The German government, according to General, is directly responsible for the poor settlement of the Ukrainian military. According to him, the country is very late to approve the supply of weapons, so Ukraine is still suffering from lack of modern equipment.</text:p>
      <text:p text:style-name="P4">
<text:span text:style-name="T4">
 Read also: </text:span>
 <text:a xlink:type="simple" xlink:href="https://www.ukrinform.ua/rubric-ato/3699667-patriot-moze-zbivati-raketi-s300-ale-racionalnise-nisiti-ci-zrk-na-zemli-ignat.html" text:style-name="Internet_20_link" text:visited-style-name="Visited_20_Internet_20_Link">
</text:a>
Buller also noted that German officials should answer the Ukrainian side as soon as possible and transmit not only ammunition for Air Defense, but Iboyov Aviation, as US F-16 fighter jets, which are "in large numbers of all over the world."</text:p>
      <text:p text:style-name="P4">
"Ukraine needs more ammunition for air defense, as well as about aircraft," he said, referring not to German planes, "Aman -F -16, which is a lot in the world," he said.</text:p>
      <text:p text:style-name="P4">
According to him, F16 is only one and examples.</text:p>
      <text:p text:style-name="P4">
"The point is to put Ukrainians in a position in which they themselves will be able to ensure the safety of their country in the long run," General said.</text:p>
      <text:p text:style-name="P4">
As reported by Ukrinform, the spokesman of the Armed Forces Command Yuri Ignatzawatui that <text:a xlink:type="simple" xlink:href="https://www.ukrinform.ua/rubric-ato/3699662-obicani-partnerami-sistemi-ppo-vze-u-dorozi-do-svoih-majbutnih-pozicij-povitrani-sili.html" text:style-name="Internet_20_link" text:visited-style-name="Visited_20_Internet_20_Link">
</text:a>
.</text:p>
      <text:p text:style-name="P4">
Photo: DDP</text:p>
      <text:p text:style-name="P4">
News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States lowed their representation in the UN Council during the presidency of Russia - State Department</text:span>
</text:h>
      <text:p text:style-name="P4">
Authors: Ukrinform (Person)</text:p>
      <text:p text:style-name="P4">
Publisher: Укринформ (Organization)</text:p>
      <text:p text:style-name="P4">
Published Time: 2023-04-23T22:38:00+03:00</text:p>
      <text:p text:style-name="P4">
Modified Time: 2023-04-23T22:38:00+03:00</text:p>
      <text:p text:style-name="P4">
Description: The US Security Council strategy during the presidency of Russia this month envisaged a change in its level of participation in meetings. - Ukrinform.</text:p>
      <text:p text:style-name="P4">
Images: ["<text:a xlink:type="simple" xlink:href="https://static.ukrinform.com/photos/2017_11/thumb_files/630_360_1511288470-1706.jpg" text:style-name="Internet_20_link" text:visited-style-name="Visited_20_Internet_20_Link">
630_360_15112...</text:a>
"]</text:p>
      <text:p text:style-name="P4">
Tags: ['ООН', 'Агресія РФ', 'Держдеп', 'росія', 'Радбез ООН']</text:p>
      <text:p text:style-name="P4">
Type: Article</text:p>
      <!--METADATA-->
      <text:p text:style-name="P4">
<draw:frame draw:style-name="fr1" draw:name="Image205" text:anchor-type="as-char" svg:width="6.9236in" svg:height="3.956343in" draw:z-index="0">
<draw:image xlink:href="../Images/yкринформ/2023-04-23T22-38-00-03-00/630_360_1511288470-1706.jpg" xlink:type="simple" xlink:show="embed" xlink:actuate="onLoad" draw:mime-type="image/jpeg"/>
</draw:frame>
The United States Strategy in the UN Security Council during Russia this month has pronounced a change in its level of participation in meetings.</text:p>
      <text:p text:style-name="P4">
As Ukrinform reports, it reports <text:a xlink:type="simple" xlink:href="https://www.politico.com/news/2023/04/23/un-security-council-russia-us-00093272" text:style-name="Internet_20_link" text:visited-style-name="Visited_20_Internet_20_Link">
</text:a>
With reference to the State Department official.</text:p>
      <text:p text:style-name="P4">
“This means referral to some lower-rank diplomats instead of Linda Thomas Grinfield. These diplomats then left the meetings on the time, ”the official explained on the conditions of anonymity.</text:p>
      <text:p text:style-name="P4">
Thomas-Grinfield also missed a traditional breakfast that the Russians made the opportunity to start their presidency on April 3.</text:p>
      <text:p text:style-name="P4">
<text:span text:style-name="T4">
 Read also: </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According to the official, all this testifies to the need for Washington's stated - changes in the structure of the United Nations.</text:p>
      <text:p text:style-name="P4">
"It is madness that Russia is a permanent member of the Security Council after Vonomaggrubo has violated the UN Charter," he said. "It is really one of the many manifestations that the Security Council and the UN as a whole need reform."</text:p>
      <text:p text:style-name="P4">
The UN is accustomed to the weirdos, absurdity and a certain part of hypocrisy, notes the publication, but in April, "it reached epic scale, as Russia has taken over the Chairman of the UN Security Council on a rotary basis and used it to make its war against Ukraine."</text:p>
      <text:p text:style-name="P4">
<text:span text:style-name="T4">
 Read also: </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On April 5, the Russian Federation met the members of the RB in the format of Arriya to justify children from the occupied territories of Ukraine.</text:p>
      <text:p text:style-name="P4">
On April 10, it organized open debate in the Radbeza to accuse Western countries of supplying weapons to Ukraine.</text:p>
      <text:p text:style-name="P4">
On Monday, April 24, Russian Foreign Minister Sergei Lavrov will be prescribed at a meeting of the RB on the protection of the principles of the UN Charter, including the prevention of wars.</text:p>
      <text:p text:style-name="P4">
"They try to troll us," said the American official. - They see topics that relate to their most flashy actions in this war, they are able to turn everything upside down. We will not fall on it. "</text:p>
      <text:p text:style-name="P4">
<text:span text:style-name="T4">
 Read also: </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As it was reported, in April, Russia is presiding on the UN Security Council. The presidency of this body changes every month between its members. In May, this role will be done by Switzerland, in June - the UAE.</text:p>
      <text:p text:style-name="P4">
The Council consists of five permanent members <text:span text:style-name="T4">
 <text:a xlink:type="simple" xlink:href="https://www.ukrinform.ua/tag-oon" text:style-name="Internet_20_link" text:visited-style-name="Visited_20_Internet_20_Link">
</text:a>
</text:span>
 - USA, UK, France, Chinese Russia(on the site of the Soviet Union), vetoed, as well as 10 member states on a rotary basis.</text:p>
      <text:p text:style-name="P4">
News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Ukrainian Paravoleibolists have become vicewiches at the International Tournament in Germany</text:span>
</text:h>
      <text:p text:style-name="P4">
Authors: Ukrinform (Person)</text:p>
      <text:p text:style-name="P4">
Publisher: Укринформ (Organization)</text:p>
      <text:p text:style-name="P4">
Published Time: 2023-04-23T22:52:22+03:00</text:p>
      <text:p text:style-name="P4">
Modified Time: 2023-04-23T22:52:22+03:00</text:p>
      <text:p text:style-name="P4">
Description: Ukrainian paravoleibolists became the Vice -Tales of the International Volleyball Tournament sitting among men's teams. - Ukrinform.</text:p>
      <text:p text:style-name="P4">
Images: ["<text:a xlink:type="simple" xlink:href="https://static.ukrinform.com/photos/2023_04/thumb_files/630_360_1682278951-576.jpg" text:style-name="Internet_20_link" text:visited-style-name="Visited_20_Internet_20_Link">
630_360_16822...</text:a>
"]</text:p>
      <text:p text:style-name="P4">
Tags: ['Німеччина', 'Збірна України', 'Паралімпійці']</text:p>
      <text:p text:style-name="P4">
Type: Article</text:p>
      <!--METADATA-->
      <text:p text:style-name="P4">
<draw:frame draw:style-name="fr1" draw:name="Image206" text:anchor-type="as-char" svg:width="6.9236in" svg:height="3.956343in" draw:z-index="0">
<draw:image xlink:href="../Images/yкринформ/2023-04-23T22-52-22-03-00/630_360_1682278951-576.jpg" xlink:type="simple" xlink:show="embed" xlink:actuate="onLoad" draw:mime-type="image/jpeg"/>
</draw:frame>
Ukrainian Pavoleibolists have become the Vice -Impions of the International Volleyball Tournament sitting among men's teams.</text:p>
      <text:p text:style-name="P4">
As Ukrinform reports, about this on his page in <text:a xlink:type="simple" xlink:href="https://www.facebook.com/NationalSportsCommitteeOfTheDisabledOfUkraine/posts/pfbid0iWtrfAQRqMMCAtYhaWfoh2HKWEvwgoB4jHNnzCD5AW8YuSGTaqCJBQvhYrh8oQsel" text:style-name="Internet_20_link" text:visited-style-name="Visited_20_Internet_20_Link">
</text:a>
The National Paralympic Committee of Ukraine reports.</text:p>
      <text:p text:style-name="P4">
For the highest title of the continent in European volleyball, 9 teams were competing.</text:p>
      <text:p text:style-name="P4">
Ukraine was represented by a paravoleball team consisting of 11 athletes with disabilities, who won the honorary second place, giving way to the team of Municipal and Herzegovina.</text:p>
      <text:p text:style-name="P4">
<text:span text:style-name="T4">
 Read also: </text:span>
 [<text:span text:style-name="T4">
 Women's </text:span>
 <text:span text:style-name="T4">
 </text:span>
 Paralympic <text:span text:style-name="T4">
 </text:span>
 national team <text:span text:style-name="T4">
 </text:span>
 Ukraine <text:span text:style-name="T4">
<text:span text:style-name="T5">
* Holbole </text:span>
* </text:span>
 <text:span text:style-name="T4">
 won </text:span>
 <text:span text:style-name="T4">
 </text:span>
 <text:span text:style-name="T4">
 tournament </text:span>
 <text:span text:style-name="T4">
 </text:span>
 Lithuania **(https://www.ukrinform.ua/rubric-sports/3692256-zinoca-paralimpijska-zbirna-ukraini-z-golbolu-vigrala-turnir-u-litvi.html)The Paralympic Committee of Ukraine also published the names of athletes:</text:p>
      <ul>
        <li>
Bitchenko Denis - Kyiv region, * Kovalchuk Yuri - Rivne region, * Prishchepa Roman - Kyiv region, * Sikalsky Andriy - Rivne region, * Kharlamov Alexey - Dnipropetrovsk region, * Drapak Alexander - Poltava region Andriy - Zhytomyr region, * Podik Ivan - Zhytomyr region, * Petrenchuk Maxim - Kharkiv region, * Prymakov Mark - Donetsk/Dnipropetrovsk region, * Prishchepa Andriy - Kyiv region.</li>
      </ul>
      <text:p text:style-name="P4">
As reported by Ukrinform, the National Paralympic team of Ukraine of Ukrainian -portable dances on carts <text:a xlink:type="simple" xlink:href="https://www.ukrinform.ua/rubric-sports/3694240-ukrainski-paralimpijci-vigrali-turnir-zi-sportivnih-tanciv-na-vizkah.html" text:style-name="Internet_20_link" text:visited-style-name="Visited_20_Internet_20_Link">
</text:a>
.</text:p>
      <text:p text:style-name="P4">
Photo: National Paralympic Committee of Ukraine, Facebook</text:p>
      <text:p text:style-name="P4">
News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In Russia, the second one for the day of the State Duma from the ruling party died</text:span>
</text:h>
      <text:p text:style-name="P4">
Authors: Ukrinform (Person)</text:p>
      <text:p text:style-name="P4">
Publisher: Укринформ (Organization)</text:p>
      <text:p text:style-name="P4">
Published Time: 2023-04-23T23:08:00+03:00</text:p>
      <text:p text:style-name="P4">
Modified Time: 2023-04-23T23:08:00+03:00</text:p>
      <text:p text:style-name="P4">
Description: У росії помер депутат держдуми від фракції "єдина росія" Джашарбек Узденов. — Укрінформ.</text:p>
      <text:p text:style-name="P4">
Images: ["<text:a xlink:type="simple" xlink:href="https://static.ukrinform.com/photos/2023_04/thumb_files/630_360_1682271792-181.jpg" text:style-name="Internet_20_link" text:visited-style-name="Visited_20_Internet_20_Link">
630_360_16822...</text:a>
"]</text:p>
      <text:p text:style-name="P4">
Tags: ['Депутат', 'Смерть', 'Держдума РФ']</text:p>
      <text:p text:style-name="P4">
Type: Article</text:p>
      <!--METADATA-->
      <text:p text:style-name="P4">
<draw:frame draw:style-name="fr1" draw:name="Image207" text:anchor-type="as-char" svg:width="6.9236in" svg:height="3.956343in" draw:z-index="0">
<draw:image xlink:href="../Images/yкринформ/2023-04-23T23-08-00-03-00/630_360_1682271792-181.jpg" xlink:type="simple" xlink:show="embed" xlink:actuate="onLoad" draw:mime-type="image/jpeg"/>
</draw:frame>
In Russia, the deputy of the State Duma from the faction "Unified Russia" of Jasharbek Uzdenov.</text:p>
      <text:p text:style-name="P4">
As Ukrinform reports, it reports <text:a xlink:type="simple" xlink:href="https://www.kommersant.ru/doc/5952357" text:style-name="Internet_20_link" text:visited-style-name="Visited_20_Internet_20_Link">
</text:a>
He was 56 years old.</text:p>
      <text:p text:style-name="P4">
The party's message indicates that Uzdenov died "after a difficult and long -termized man."</text:p>
      <text:p text:style-name="P4">
The politician was a member of the Committee on Ecology, Natural Resources and the Protection of the Educational Environment <text:a xlink:type="simple" xlink:href="https://www.ukrinform.ua/tag-derzduma-rf" text:style-name="Internet_20_link" text:visited-style-name="Visited_20_Internet_20_Link">
</text:a>
The Insider notes that Uzdenov missed many meetings in 2022, and did not vote for Russia's recognition of the so -called "DNR" and "LNR" as independent, sovereign and independent states.</text:p>
      <text:p text:style-name="P4">
<text:span text:style-name="T4">
 Read also: </text:span>
 <text:a xlink:type="simple" xlink:href="https://www.ukrinform.ua/rubric-ato/3695950-sbu-ogolosila-pidozru-rosijskomu-deputatu-akij-komanduvav-obstrilom-pozicij-zsu.html" text:style-name="Internet_20_link" text:visited-style-name="Visited_20_Internet_20_Link">
</text:a>
As reported by Ukrinform, <text:a xlink:type="simple" xlink:href="https://www.ukrinform.ua/rubric-world/3699675-pomer-odin-iz-najbagatsih-deputativ-derzdumi-rf-akogo-zasudili-v-ukraini.html" text:style-name="Internet_20_link" text:visited-style-name="Visited_20_Internet_20_Link">
</text:a>
which last year was sentenced to encroachment on the territorial content and inviolability of Ukraine. He supported the resolution to the President of the Russian Federation to consider the recognition of the Pseudo -republics of DNR and LNR as independent, sovereign and independent states.</text:p>
      <text:p text:style-name="P4">
News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Sudan was evacuated by the first group of the Dutch</text:span>
</text:h>
      <text:p text:style-name="P4">
Authors: Ukrinform (Person)</text:p>
      <text:p text:style-name="P4">
Publisher: Укринформ (Organization)</text:p>
      <text:p text:style-name="P4">
Published Time: 2023-04-23T23:22:00+03:00</text:p>
      <text:p text:style-name="P4">
Modified Time: 2023-04-23T23:22:00+03:00</text:p>
      <text:p text:style-name="P4">
Description: The first group of the Dutch left Sudan on a French aircraft. - Ukrinform.</text:p>
      <text:p text:style-name="P4">
Images: ["<text:a xlink:type="simple" xlink:href="https://static.ukrinform.com/photos/2019_04/thumb_files/630_360_1555077319-488.jpg" text:style-name="Internet_20_link" text:visited-style-name="Visited_20_Internet_20_Link">
630_360_15550...</text:a>
"]</text:p>
      <text:p text:style-name="P4">
Tags: ['Евакуація', 'Судан', 'Війна']</text:p>
      <text:p text:style-name="P4">
Type: Article</text:p>
      <!--METADATA-->
      <text:p text:style-name="P4">
<draw:frame draw:style-name="fr1" draw:name="Image208" text:anchor-type="as-char" svg:width="6.9236in" svg:height="3.956343in" draw:z-index="0">
<draw:image xlink:href="../Images/yкринформ/2023-04-23T23-22-00-03-00/630_360_1555077319-488.jpg" xlink:type="simple" xlink:show="embed" xlink:actuate="onLoad" draw:mime-type="image/jpeg"/>
</draw:frame>
The first group of the Netherlands left Sudan on a French aircraft.</text:p>
      <text:p text:style-name="P4">
About it reports Ukrinform with reference to <text:a xlink:type="simple" xlink:href="https://nos.nl/collectie/13927/artikel/2472555-eerste-nederlanders-vanuit-sudan-geevacueerd" text:style-name="Internet_20_link" text:visited-style-name="Visited_20_Internet_20_Link">
</text:a>
 .</text:p>
      <text:p text:style-name="P4">
“Перші нідерландці були евакуйовані з Судану французьким літаком. Про цеповідомляє міністр закордонних справ Нідерландів Вопке Гукстра”, - йдеться уповідомленні.</text:p>
      <text:p text:style-name="P4">
Зазначається, що за його словами, йдеться про групу людей. Точної цифри він неназиває.</text:p>
      <text:p text:style-name="P4">
Ще одна група нідерландців покинула Хартум з автомобільною колоною ООН.</text:p>
      <text:p text:style-name="P4">
<text:span text:style-name="T4">
Читайте також:</text:span>
 <text:span text:style-name="T4">
<text:a xlink:type="simple" xlink:href="https://www.ukrinform.ua/rubric-world/3699620-britanskih-diplomativ-evakuuvali-iz-sudanu.html" text:style-name="Internet_20_link" text:visited-style-name="Visited_20_Internet_20_Link">
 </text:a>
</text:span>
</text:p>
      <text:p text:style-name="P4">
In the rescue operation, the Netherlands combined efforts with France and Germany.</text:p>
      <text:p text:style-name="P4">
As reported by Ukrinform, on April 15, after several days of tension between the army <text:span text:style-name="T4">
 <text:a xlink:type="simple" xlink:href="https://www.ukrinform.ua/tag-sudan" text:style-name="Internet_20_link" text:visited-style-name="Visited_20_Internet_20_Link">
</text:a>
</text:span>
 and forces of rapid response(RSF)In the Chartum there were explosions and shooting. The dispute is concentrated by the country's transition to civil rule.</text:p>
      <text:p text:style-name="P4">
<text:span text:style-name="T4">
 Read also: </text:span>
 <text:span text:style-name="T4">
 <text:a xlink:type="simple" xlink:href="https://www.ukrinform.ua/rubric-world/3699486-ssa-evakuuvali-personal-posolstva-u-sudani.html" text:style-name="Internet_20_link" text:visited-style-name="Visited_20_Internet_20_Link">
</text:a>
</text:span>
</text:p>
      <text:p text:style-name="P4">
At least 97 people were killed and hundreds were injured during the collision of all Sudan.</text:p>
      <text:p text:style-name="P4">
News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Borrel called the "unacceptable" statement the Ambassador of China on the sovereignty of the former Soviet republics</text:span>
</text:h>
      <text:p text:style-name="P4">
Authors: Ukrinform (Person)</text:p>
      <text:p text:style-name="P4">
Publisher: Укринформ (Organization)</text:p>
      <text:p text:style-name="P4">
Published Time: 2023-04-23T23:39:00+03:00</text:p>
      <text:p text:style-name="P4">
Modified Time: 2023-04-23T23:39:00+03:00</text:p>
      <text:p text:style-name="P4">
Description: The high representative of the EU Josep Borrel called the Chinese ambassador in France, Lu sets, who questioned the sovereignty of the states that emerged on the site of the former Soviet Union. - Ukrinform.</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Китай', 'Посол', 'СРСР', 'Боррель']</text:p>
      <text:p text:style-name="P4">
Type: Article</text:p>
      <!--METADATA-->
      <text:p text:style-name="P4">
<draw:frame draw:style-name="fr1" draw:name="Image209" text:anchor-type="as-char" svg:width="6.9236in" svg:height="3.956343in" draw:z-index="0">
<draw:image xlink:href="../Images/yкринформ/2023-04-23T23-39-00-03-00/630_360_1613983608-121.jpg" xlink:type="simple" xlink:show="embed" xlink:actuate="onLoad" draw:mime-type="image/jpeg"/>
</draw:frame>
The high representative of the EU Josep Borrel called unacceptable statements in France, Lu sets in France, who questioned the sovereignty of the states that had set up on the site of the former Soviet Union.</text:p>
      <text:p text:style-name="P4">
As Ukrinform reports, he wrote about it in <text:a xlink:type="simple" xlink:href="https://twitter.com/JosepBorrellF/status/1650148235166531586" text:style-name="Internet_20_link" text:visited-style-name="Visited_20_Internet_20_Link">
</text:a>
.</text:p>
      <text:p text:style-name="P4">
“The unacceptable statements of China's ambassador to France, who have questioned in doubtality of countries that became independent after the collapse of the Soviet Union in 1991. The EU can only assume that these statements are not the official policy of China, ”he said.</text:p>
      <text:p text:style-name="Quotations">

<text:p text:style-name="P4">
Unacceptable Remarks of the Chinese Ambassador to France Questioning the&gt;
 Soloverignty of the Countries WHICH BCEME INDEPENDENT WITH THE END SCOPECECES Josep Borrell Fontelles(@Josepborrellf) <text:a xlink:type="simple" xlink:href="https://twitter.com/JosepBorrellF/status/1650148235166531586" text:style-name="Internet_20_link" text:visited-style-name="Visited_20_Internet_20_Link">
&gt;
 </text:a>
<text:span text:style-name="T4">
 Read also: </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p text:style-name="P4">
As reported by Ukrinform, the Chinese ambassador to France stated that the countries that were the republics in the USSR "do not have the effective status of international law," since the relevant international agreement that would ratify their status, in his opinion, is absent.</text:p>
      <text:p text:style-name="P4">
Official Representative <text:span text:style-name="T4">
 <text:a xlink:type="simple" xlink:href="https://www.ukrinform.ua/tag-kitaj" text:style-name="Internet_20_link" text:visited-style-name="Visited_20_Internet_20_Link">
</text:a>
</text:span>
 also remembered the Crimea occupied by Russia, noting that in this case, everything depends on the "from which point of view to perceive the problem" and that "everything is not so simple", Apivostra "was first Russian".</text:p>
      <text:p text:style-name="P4">
The Ambassador of Ukraine to France, Vadim Omelchenko, in response suggested that Lu sets out with geography and recalled that such statements contradict the official position of Kakitai.</text:p>
      <text:p text:style-name="P4">
<text:span text:style-name="T4">
 Read also: </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France and the Baltic countries were criticized by the Chinese diplomat's statements.</text:p>
      <text:p text:style-name="P4">
Presidential Advisor Mikhail Podolyak urged China not to retell the propaganda of Russian outsiders if he wants to be a "great political player".</text:p>
      <text:p text:style-name="P4">
News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Syrsky: The Armed Forces in Bakhmut continue to keep strategic borders</text:span>
</text:h>
      <text:p text:style-name="P4">
Authors: Ukrinform (Person)</text:p>
      <text:p text:style-name="P4">
Publisher: Укринформ (Organization)</text:p>
      <text:p text:style-name="P4">
Published Time: 2023-04-23T23:54:00+03:00</text:p>
      <text:p text:style-name="P4">
Modified Time: 2023-04-23T23:54:00+03:00</text:p>
      <text:p text:style-name="P4">
Description: The Commander of the Armed Forces of the Armed Forces, Colonel-General Alexander Sirsky, on the evening of April 23, spoke about his visit to the Bakhmut direction, where he passed a line of collision and met with commanders. - Ukrinform.</text:p>
      <text:p text:style-name="P4">
Images: ["<text:a xlink:type="simple" xlink:href="https://static.ukrinform.com/photos/2023_04/thumb_files/630_360_1682284583-6471.jpeg" text:style-name="Internet_20_link" text:visited-style-name="Visited_20_Internet_20_Link">
630_360_16822...</text:a>
", "<text:a xlink:type="simple" xlink:href="https://static.ukrinform.com/photos/2023_04/thumb_files/630_360_1682284583-5990.jpeg" text:style-name="Internet_20_link" text:visited-style-name="Visited_20_Internet_20_Link">
630_360_16822...</text:a>
", "<text:a xlink:type="simple" xlink:href="https://static.ukrinform.com/photos/2023_04/thumb_files/630_360_1682284583-5889.jpeg" text:style-name="Internet_20_link" text:visited-style-name="Visited_20_Internet_20_Link">
630_360_16822...</text:a>
", "<text:a xlink:type="simple" xlink:href="https://static.ukrinform.com/photos/2023_04/thumb_files/630_360_1682284583-1256.jpeg" text:style-name="Internet_20_link" text:visited-style-name="Visited_20_Internet_20_Link">
630_360_16822...</text:a>
"]</text:p>
      <text:p text:style-name="P4">
Tags: ['Бахмут', 'ЗСУ', 'Сирський', 'Війна з росією']</text:p>
      <text:p text:style-name="P4">
Type: Article</text:p>
      <!--METADATA-->
      <text:p text:style-name="P4">
<draw:frame draw:style-name="fr1" draw:name="Image210" text:anchor-type="as-char" svg:width="6.9236in" svg:height="3.956343in" draw:z-index="0">
<draw:image xlink:href="../Images/yкринформ/2023-04-23T23-54-00-03-00/630_360_1682284583-6471.jpeg" xlink:type="simple" xlink:show="embed" xlink:actuate="onLoad" draw:mime-type="image/jpeg"/>
</draw:frame>
The Commander of the Armed Forces of the Armed Forces, Colonel-General Alexander Sirsky in the evening of April 23, spoke about his visit to the Bakhmut direction, where he drove the collision and met with commanders.</text:p>
      <text:p text:style-name="P4">
He reported this in <text:a xlink:type="simple" xlink:href="https://t.me/osirskiy/49" text:style-name="Internet_20_link" text:visited-style-name="Visited_20_Internet_20_Link">
</text:a>
, reports Ukrinform.</text:p>
      <text:p text:style-name="P4">
Syrsky noted that he was in parts holding the entire Bakhmut front.</text:p>
      <text:p text:style-name="P4">
"Here we work together with commanders and warriors on planning operations, assault and defense, control the situation directly on the ground," he wrote.</text:p>
      <text:p text:style-name="P4">
<text:span text:style-name="T4">
 Read also: </text:span>
 <text:span text:style-name="T4">
 <text:a xlink:type="simple" xlink:href="https://www.ukrinform.ua/rubric-ato/3699681-najblizcim-casom-vorog-sprobue-sturmuvati-vugledarskij-napramok-vijskovi.html" text:style-name="Internet_20_link" text:visited-style-name="Visited_20_Internet_20_Link">
</text:a>
</text:span>
</text:p>
      <text:p text:style-name="P4">
According to the general, it is important for him to be side by side with the defenders of Bakhmut at that time.</text:p>
      <text:p text:style-name="P4">
“We beat the enemy, often unexpectedly for him, and continue to keep strategic borders. Warriors who take active assault actions to capture Russians receive encouragement and reward. Everyone here is a hero. Russian will be great losses, we destroy their personnel and offensive potential, ”Syrsky said.</text:p>
      <text:p text:style-name="P4">
<draw:frame draw:style-name="fr1" draw:name="Image211" text:anchor-type="as-char" svg:width="6.9236in" svg:height="3.956343in" draw:z-index="0">
<draw:image xlink:href="../Images/yкринформ/2023-04-23T23-54-00-03-00/630_360_1682284583-6471.jpeg" xlink:type="simple" xlink:show="embed" xlink:actuate="onLoad" draw:mime-type="image/jpeg"/>
</draw:frame>
Syrsky went through the whole line of collision in the Bakhmut direction / Photo: t.me/osirskiy <text:a xlink:type="simple" xlink:href="https://static.ukrinform.com/photos/2023_04/1682284583-6471.jpeg" text:style-name="Internet_20_link" text:visited-style-name="Visited_20_Internet_20_Link">
<draw:frame draw:style-name="fr1" draw:name="Image212" text:anchor-type="as-char" svg:width="6.9236in" svg:height="3.956343in" draw:z-index="0">
<draw:image xlink:href="../Images/yкринформ/2023-04-23T23-54-00-03-00/630_360_1682284583-6471.jpeg" xlink:type="simple" xlink:show="embed" xlink:actuate="onLoad" draw:mime-type="image/jpeg"/>
</draw:frame>
</text:a>
 <text:a xlink:type="simple" xlink:href="https://static.ukrinform.com/photos/2023_04/1682284583-5990.jpeg" text:style-name="Internet_20_link" text:visited-style-name="Visited_20_Internet_20_Link">
<draw:frame draw:style-name="fr1" draw:name="Image213" text:anchor-type="as-char" svg:width="6.9236in" svg:height="3.956343in" draw:z-index="0">
<draw:image xlink:href="../Images/yкринформ/2023-04-23T23-54-00-03-00/630_360_1682284583-5990.jpeg" xlink:type="simple" xlink:show="embed" xlink:actuate="onLoad" draw:mime-type="image/jpeg"/>
</draw:frame>
</text:a>
 <text:a xlink:type="simple" xlink:href="https://static.ukrinform.com/photos/2023_04/1682284583-5889.jpeg" text:style-name="Internet_20_link" text:visited-style-name="Visited_20_Internet_20_Link">
<draw:frame draw:style-name="fr1" draw:name="Image214" text:anchor-type="as-char" svg:width="6.9236in" svg:height="3.956343in" draw:z-index="0">
<draw:image xlink:href="../Images/yкринформ/2023-04-23T23-54-00-03-00/630_360_1682284583-5889.jpeg" xlink:type="simple" xlink:show="embed" xlink:actuate="onLoad" draw:mime-type="image/jpeg"/>
</draw:frame>
</text:a>
 <text:a xlink:type="simple" xlink:href="https://static.ukrinform.com/photos/2023_04/1682284583-1256.jpeg" text:style-name="Internet_20_link" text:visited-style-name="Visited_20_Internet_20_Link">
<draw:frame draw:style-name="fr1" draw:name="Image215" text:anchor-type="as-char" svg:width="6.9236in" svg:height="3.956343in" draw:z-index="0">
<draw:image xlink:href="../Images/yкринформ/2023-04-23T23-54-00-03-00/630_360_1682284583-1256.jpeg" xlink:type="simple" xlink:show="embed" xlink:actuate="onLoad" draw:mime-type="image/jpeg"/>
</draw:frame>
</text:a>
<text:span text:style-name="T4">
 Read also: </text:span>
 <text:span text:style-name="T4">
 <text:a xlink:type="simple" xlink:href="https://www.ukrinform.ua/rubric-ato/3699698-zelenskij-podakuvav-silam-oboroni-aki-pokazali-rezultat-u-bou.html" text:style-name="Internet_20_link" text:visited-style-name="Visited_20_Internet_20_Link">
</text:a>
</text:span>
</text:p>
      <text:p text:style-name="P4">
As the agency reported earlier, the aviation of the Defense Forces of Ukraine in the day _ <text:span text:style-name="T4">
 <text:a xlink:type="simple" xlink:href="https://www.ukrinform.ua/rubric-ato/3699672-aviacia-sil-oboroni-zavdala-11-udariv-po-rosijskih-zagarbnikah.html" text:style-name="Internet_20_link" text:visited-style-name="Visited_20_Internet_20_Link">
</text:a>
</text:span>
 _ Currently, the fiercest are afraid of Bakhmut and Marinka.</text:p>
      <text:p text:style-name="P4">
In total, from February 24, 2022 to April 23, 2023, 186 thousand 420 Russian aggressors were eliminated.</text:p>
      <text:p text:style-name="P4">
News Source: <text:a xlink:type="simple" xlink:href="https://www.ukrinform.ua/rubric-ato/3699716-sirskij-proihav-vsieu-linieu-zitknenna-na-bahmutskomu-napramku.html" text:style-name="Internet_20_link" text:visited-style-name="Visited_20_Internet_20_Link">
https://www.ukrinform.ua/rubric-ato/3699716-sirskij-proihav-vsieu-linieu-zitknenna-na-bahmutskomu-napramku.html</text:a>
</text:p>
      <!--NEWS-->
      <text:h text:style-name="P10" text:outline-level="1">
<text:span text:style-name="T4">
In Kherson region, the occupiers are forcibly evicting the residents of the left bank of the Dnieper</text:span>
</text:h>
      <text:p text:style-name="P4">
Author: ['АРМІЯINFORM']</text:p>
      <text:p text:style-name="P4">
Time: 2023-04-23T58:00:00-04:00</text:p>
      <text:p text:style-name="P4">
Description: Rosiyani Vimagayut vid Meshkantzin of the Lithuanian coast of Kherson region, yaki live up the sake of Dnice ... War with Ukraine 2022, war with Ukraine Latest news today, news War with Ukraine 2022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lyustratyvne-foto_large-1.jpg" text:style-name="Internet_20_link" text:visited-style-name="Visited_20_Internet_20_Link">
ilyustratyvne-foto_large-1.jpg</text:a>
']</text:p>
      <text:p text:style-name="P4">
Tags: ['STOPRUSSIA', 'АГРЕСІЯ РФ', 'ВТОРГНЕННЯ РФ']</text:p>
      <text:p text:style-name="P4">
Category: News</text:p>
      <!--METADATA-->
      <text:p text:style-name="P4">
<draw:frame draw:style-name="fr1" draw:name="Image216" text:anchor-type="as-char" svg:width="6.9236in" svg:height="3.893007in" draw:z-index="0">
<draw:image xlink:href="../Images/AРМІЯINFORM/2023-04-23T58-00-00-04-00/ilyustratyvne-foto_large-1.jpg" xlink:type="simple" xlink:show="embed" xlink:actuate="onLoad" draw:mime-type="image/jpeg"/>
</draw:frame>
Illustrative photo</text:p>
      <text:p text:style-name="P4">
The Russians demand from the inhabitants of the left bank of Kherson region, who live along the Dnieper to leave the region.</text:p>
      <text:p text:style-name="P4">
About it <text:a xlink:type="simple" xlink:href="https://sprotyv.mod.gov.ua/2023/04/22/okupanty-grabuyut-hersonshhynu-ta-provodyat-evakuacziyu-naselennya/" text:style-name="Internet_20_link" text:visited-style-name="Visited_20_Internet_20_Link">
reports</text:a>
Center of National Establishment.</text:p>
      <text:p text:style-name="P4">
Thus, in Nova Kakhovka and in the village of Dnipryany, the occupiers reported local residents that those who live on the first shoreline of the Dnieper have urgently abandoned. At the same time, the enemy has its equipment in the residential areas of these paints.</text:p>
      <text:p text:style-name="P4">
The Russians also continue to steal Ukrainian infrastructure on temporarily seized lands. In particular, in Brylivka town, about 150 invaders dismantled the elevator on scrap.</text:p>
      <text:p text:style-name="P4">
News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NEWS-->
      <text:h text:style-name="P10" text:outline-level="1">
<text:span text:style-name="T4">
The head of state signed decrees on imposing sanctions on 422 individuals and legal entities</text:span>
</text:h>
      <text:p text:style-name="P4">
Author: ['АРМІЯINFORM']</text:p>
      <text:p text:style-name="P4">
Time: 2023-04-23T59:00:00-04:00</text:p>
      <text:p text:style-name="P4">
Description: President of Ukraine Volodymyr Zelensky with his own decrees at the sake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volodymyr-zelenskyj.jpg" text:style-name="Internet_20_link" text:visited-style-name="Visited_20_Internet_20_Link">
volodymyr-zelenskyj.jpg</text:a>
']</text:p>
      <text:p text:style-name="P4">
Tags: ['STOPRUSSIA', 'АГРЕСІЯ РФ', 'ВОЛОДИМИР ЗЕЛЕНСЬКИЙ', 'ВТОРГНЕННЯ РФ', 'САНКЦІЇ']</text:p>
      <text:p text:style-name="P4">
Category: News</text:p>
      <!--METADATA-->
      <text:p text:style-name="P4">
<draw:frame draw:style-name="fr1" draw:name="Image217" text:anchor-type="as-char" svg:width="6.9236in" svg:height="3.883237in" draw:z-index="0">
<draw:image xlink:href="../Images/AРМІЯINFORM/2023-04-23T59-00-00-04-00/volodymyr-zelenskyj.jpg" xlink:type="simple" xlink:show="embed" xlink:actuate="onLoad" draw:mime-type="image/jpeg"/>
</draw:frame>
President of Ukraine Volodymyr Zelenskyy</text:p>
      <text:p text:style-name="P4">
President of Ukraine Volodymyr Zelensky introduced the decisions of the Radinational Security and Defense of Ukraine on the use of personal special economic and other restrictive measures up to 40 natural and 382 legal entities.</text:p>
      <text:p text:style-name="P4">
Thus, according to Decree No. 235/2023, the President of Ukraine entered into force the decision of the radinational security and defense of Ukraine of April 22, 2023 "Position of personal special economic and other restrictive measures(sanctions)»Against 40 physical persons - citizens of the Russian Federation, Switzerland, Iran and the Republic of Mali.</text:p>
      <text:p text:style-name="P4">
Accordingly, the Decree under economic and other restrictive measures also submitted 60 legal entities, including the Limited Company Airlines Far Eastern KSM, the Rosbank Public Joint Stock Company, the so -called "Ministry of Civic Defense, Emergency Situations and Emergency Situations People's Republic ”, Central Election Commission of the Russian Federation. In addition, this list included legal entities registered in France, Switzerland, Taiwan, Germany, Armenia.</text:p>
      <text:p text:style-name="P4">
The next decree №236/2023 The head of state introduced the decision on the application of personal sanctions to 322 of Russian legal entities, including the joint-stock company "Scientific and Production Corporation" Space and Electromechanical Complexes "and Electromechanical Complexes Don Research Institute of Radio Communications.</text:p>
      <text:p text:style-name="P4">
<text:span text:style-name="T4">
 Source: </text:span>
 _ <text:a xlink:type="simple" xlink:href="https://www.president.gov.ua/documents/decrees" text:style-name="Internet_20_link" text:visited-style-name="Visited_20_Internet_20_Link">
Presidential Site</text:a>
_</text:p>
      <text:p text:style-name="P4">
News Source: <text:a xlink:type="simple" xlink:href="https://armyinform.com.ua/2023/04/23/glava-derzhavy-pidpysav-ukazy-pro-vvedennya-sankczij-shhodo-422-fizychnyh-ta-yurydychnyh-osib/" text:style-name="Internet_20_link" text:visited-style-name="Visited_20_Internet_20_Link">
https://armyinform.com.ua/2023/04/23/glava-derzhavy-pidpysav-ukazy-pro-vvedennya-sankczij-shhodo-422-fizychnyh-ta-yurydychnyh-osib/</text:a>
</text:p>
      <!--NEWS-->
      <text:h text:style-name="P10" text:outline-level="1">
<text:span text:style-name="T4">
The occupiers return the forced “proof”</text:span>
</text:h>
      <text:p text:style-name="P4">
Author: ['АРМІЯINFORM']</text:p>
      <text:p text:style-name="P4">
Time: 2023-04-23T60:00:00-04:00</text:p>
      <text:p text:style-name="P4">
Description: On Timchasovo of the Teritaea of Pivnia, the opponent has yet been processed by the process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06125.webp" text:style-name="Internet_20_link" text:visited-style-name="Visited_20_Internet_20_Link">
406125.webp</text:a>
']</text:p>
      <text:p text:style-name="P4">
Tags: ['STOPRUSSIA', 'АГРЕСІЯ РФ', 'ВТОРГНЕННЯ РФ']</text:p>
      <text:p text:style-name="P4">
Category: News</text:p>
      <!--METADATA-->
      <text:p text:style-name="P4">
<draw:frame draw:style-name="fr1" draw:name="Image218" text:anchor-type="as-char" svg:width="6.9236in" svg:height="4.787175in" draw:z-index="0">
<draw:image xlink:href="../ConvertedIMGs/AРМІЯINFORM/2023-04-23T60-00-00-04-00/406125.png" xlink:type="simple" xlink:show="embed" xlink:actuate="onLoad" draw:mime-type="image/png"/>
</draw:frame>
Illustrative photo</text:p>
      <text:p text:style-name="P4">
In the temporarily occupied territories of the south and east of Ukraine, the enemy began the process of formation of "structural units" of the federal bodies of the executive power of the Russian Federation.</text:p>
      <text:p text:style-name="P4">
About it <text:a xlink:type="simple" xlink:href="https://sprotyv.mod.gov.ua/2023/04/22/okupanty-stvoryly-filialy-derzhrezervu-na-tot-j-prymusovo-napovnyuyut-za-rahunok-grabuvannya-misczevyh/" text:style-name="Internet_20_link" text:visited-style-name="Visited_20_Internet_20_Link">
reports</text:a>
Center for National Resistance.</text:p>
      <text:p text:style-name="P4">
Thus, the Russians created a federal state institution "Center for the Center for the Center for Irasporenets the Georgian Natural Assistance of the Ministry of Federation on the Delam of the Born", which in fact is a branch of the State Reserve.</text:p>
      <text:p text:style-name="P4">
Local farmers have already informed that they have to voluntarily transfer the Dono -Centers to a crop ton. Also, the warehouses are taken from the buildings destroyed and abandoned through the war.</text:p>
      <text:p text:style-name="P4">
News Source: <text:a xlink:type="simple" xlink:href="https://armyinform.com.ua/2023/04/23/na-tot-okupanty-povertayut-prymusovu-prodrazverstku/" text:style-name="Internet_20_link" text:visited-style-name="Visited_20_Internet_20_Link">
https://armyinform.com.ua/2023/04/23/na-tot-okupanty-povertayut-prymusovu-prodrazverstku/</text:a>
</text:p>
      <!--NEWS-->
      <text:h text:style-name="P10" text:outline-level="1">
<text:span text:style-name="T4">
Ukraine begins to build a critical infrastructure protection system according to the best practices</text:span>
</text:h>
      <text:p text:style-name="P4">
Author: ['АРМІЯINFORM']</text:p>
      <text:p text:style-name="P4">
Time: 2023-04-23T61:00:00-04:00</text:p>
      <text:p text:style-name="P4">
Description: About Tse Rospov, the intercessor of Golovi Derzhspetszv'yazka Oleksandr Poti PID HIS PROSISE i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838820_184639591122355_3656418815845589117_n-1.jpg" text:style-name="Internet_20_link" text:visited-style-name="Visited_20_Internet_20_Link">
342838820_184639591122355_3656418815845589117_n-1.jpg</text:a>
']</text:p>
      <text:p text:style-name="P4">
Tags: ['STOPRUSSIA', 'АГРЕСІЯ РФ', 'ВТОРГНЕННЯ РФ', 'ЗАХИСТ КРИТИЧНОЇ ІНФРАСТРУКТУРИ']</text:p>
      <text:p text:style-name="P4">
Category: News</text:p>
      <!--METADATA-->
      <text:p text:style-name="P4">
<draw:frame draw:style-name="fr1" draw:name="Image219" text:anchor-type="as-char" svg:width="6.9236in" svg:height="4.615733in" draw:z-index="0">
<draw:image xlink:href="../Images/AРМІЯINFORM/2023-04-23T61-00-00-04-00/342838820_184639591122355_3656418815845589117_n-1.jpg" xlink:type="simple" xlink:show="embed" xlink:actuate="onLoad" draw:mime-type="image/jpeg"/>
</draw:frame>
The deputy chairman of the State Secretariat of Communications Alexander Poti said this during the panel discussion "Protection of critical infrastructure in the future of energy re -building".</text:p>
      <text:p text:style-name="P4">
He noted that Ukraine is studying EU NIS 2 Directives 2(EU 2022/2555)and rce(EU2022/2557)In order to protect critical infrastructure and cooperates with the countries that have begun their implementation. In addition, Ukraine is working fruitfully by the Cybersecurity and Critical Infrastructure Protection Agency(CISA -<text:a xlink:type="simple" xlink:href="https://www.facebook.com/CISA" text:style-name="Internet_20_link" text:visited-style-name="Visited_20_Internet_20_Link">
Cybersecurity and Infrastructure Security Agency</text:a>
y).Саме ця організація має провідний досвід у питаннях захисту ОКІ.Держспецзв'язку та CISA уклали меморандум про співпрацю, вже були проведенінавчання відповідно до методики CISA.</text:p>
      <text:p text:style-name="P4">
Держспецзв'язку як уповноважений орган у сфері захисту критичноїінфраструктури України зараз напрацьовує необхідну нормативно-правову базу. ВУкраїні створені секторальні переліки обʼєктів критичної інфраструктури (Oki).Незабаром має бути ухвалена постанова КМУ про затвердження порядку веденняРеєстру критичної інфраструктури. Поява реєстру стане важливим кроком длякоординації захисту ОКІ.</text:p>
      <text:p text:style-name="P4">
Реєстр міститиме інформацію про реєстраційний номер ОКІ, оператора та формувласності, країну реєстрації, КВЕД основної діяльності, кінцевогобенефіціарного власника / контролера та інше. Відповідальними за категоризаціюоб'єктів критичної інфраструктури та подання інформації до Реєстру об'єктівкритичної інфраструктури є секторальні органи разом з операторами об'єктівкритичної інфраструктури.</text:p>
      <text:p text:style-name="P4">
Відповідальні за захист обʼєктів критичної інфраструктури – безпосередньо їїоператори.</text:p>
      <text:p text:style-name="P4">
Функціональні органи беруть участь у реагуванні на кризові ситуації, пов'язанііз забезпеченням безпеки та стійкості критичної інфраструктури. Наприклад, ЗСУ– від ракетних обстрілів, СБУ – проти диверсій, Держспецзв'язку – протикібератак.</text:p>
      <text:p text:style-name="P4">
He added that the State Secretariat has already continued work on the normative-legal regulation of the process of certification of the OKI and the development and approval of projected national levels.</text:p>
      <text:p text:style-name="P4">
The participants of the event said that one of the main targets of the enemy during the full -scale war is energy infrastructure. Since October 2022, the Petty 2023, 1,500 rockets and drones-Kamikadze rockets were released on the Ukrainian power system, 100 among them were struck by large energy objects. In addition, Ukraine lost 61% of generation. To pass the next winter, it is now necessary to intensify efforts to prepare for the threats and protection of energy infrastructure.</text:p>
      <text:p text:style-name="P4">
The OKI register and timely submission of information for its filling is extremely important to protect the critical infrastructure of Ukraine.</text:p>
      <text:p text:style-name="P4">
The panel discussion took place within the project of the EU, that the study of Ukraine's appointment to EU membership.</text:p>
      <text:p text:style-name="P4">
<text:span text:style-name="T4">
 Source: </text:span>
 <text:a xlink:type="simple" xlink:href="https://www.facebook.com/dsszzi/posts/pfbid096XLPYLNXED6sUQZDzCFKq8sKVihzthQiLjtsv5kFbHFgjtyrieHij91jJvjkzqMl" text:style-name="Internet_20_link" text:visited-style-name="Visited_20_Internet_20_Link">
State Special Communications and Information Protection Service</text:a>
</text:p>
      <text:p text:style-name="P4">
News Source: <text:a xlink:type="simple" xlink:href="https://armyinform.com.ua/2023/04/23/ukrayina-pochynaye-buduvaty-systemu-zahystu-krytychnoyi-infrastruktury-vidpovidno-do-najkrashhyh-svitovyh-praktyk/" text:style-name="Internet_20_link" text:visited-style-name="Visited_20_Internet_20_Link">
https://armyinform.com.ua/2023/04/23/ukrayina-pochynaye-buduvaty-systemu-zahystu-krytychnoyi-infrastruktury-vidpovidno-do-najkrashhyh-svitovyh-praktyk/</text:a>
</text:p>
      <!--NEWS-->
      <text:h text:style-name="P10" text:outline-level="1">
<text:span text:style-name="T4">
Regional authorities are involved in the search for missing persons</text:span>
</text:h>
      <text:p text:style-name="P4">
Author: ['АРМІЯINFORM']</text:p>
      <text:p text:style-name="P4">
Time: 2023-04-23T62:00:00-04:00</text:p>
      <text:p text:style-name="P4">
Description: Requestivations of Zwan Osіb, tsniklich Bezvysti for Odlivikh Olevin Oleg Kotenk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mg_20230422_150129_781.jpg" text:style-name="Internet_20_link" text:visited-style-name="Visited_20_Internet_20_Link">
img_20230422_150129_781.jpg</text:a>
']</text:p>
      <text:p text:style-name="P4">
Tags: ['ЗНИКЛІ БЕЗВІСТИ']</text:p>
      <text:p text:style-name="P4">
Category: News</text:p>
      <!--METADATA-->
      <text:p text:style-name="P4">
<draw:frame draw:style-name="fr1" draw:name="Image220" text:anchor-type="as-char" svg:width="6.9236in" svg:height="4.939221in" draw:z-index="0">
<draw:image xlink:href="../Images/AРМІЯINFORM/2023-04-23T62-00-00-04-00/img_20230422_150129_781.jpg" xlink:type="simple" xlink:show="embed" xlink:actuate="onLoad" draw:mime-type="image/jpeg"/>
</draw:frame>
The Commissioner for Persons missing Olegkotenko and the Regional Coordinator in the Kiev Oblast Anastasia Golishev was managed with the Deputy Head of the Kyiv Regional Military Administration Sergiy Biletsky, [informs] <text:a xlink:type="simple" xlink:href="https://minre.gov.ua/2023/04/22/regionalni-organy-vlady-zaluchayutsya-do-poshuku-znyklyh-bezvisty/" text:style-name="Internet_20_link" text:visited-style-name="Visited_20_Internet_20_Link">
informs</text:a>
Ministry of Reintegration of Temporarily Occupied Territories of Ukraine.</text:p>
      <text:p text:style-name="P4">
The participants of the meeting discussed joint actions during the search.</text:p>
      <text:p text:style-name="P4">
Ova representatives assured that they will comprehensively facilitate the work of the office, in particular, they will assist the regional coordinator in the Kiev region.</text:p>
      <ul>
        <li>
We need to establish the interaction of the office of the Commissioner with the authorities in all regions at all levels. This will facilitate both the families of missing families and will accelerate the search. In this sensitive issue, it should be combined with all possible resources, - said Ombudsman Kotenko during the meeting.</li>
      </ul>
      <text:p text:style-name="P4">
News Source: <text:a xlink:type="simple" xlink:href="https://armyinform.com.ua/2023/04/23/regionalni-organy-vlady-zaluchayutsya-do-poshuku-znyklyh-bezvisty/" text:style-name="Internet_20_link" text:visited-style-name="Visited_20_Internet_20_Link">
https://armyinform.com.ua/2023/04/23/regionalni-organy-vlady-zaluchayutsya-do-poshuku-znyklyh-bezvisty/</text:a>
</text:p>
      <!--NEWS-->
      <text:h text:style-name="P10" text:outline-level="1">
<text:span text:style-name="T4">
Russia should be stopped and held accountable for international criminals - the Prosecutor General of Ukraine</text:span>
</text:h>
      <text:p text:style-name="P4">
Author: ['АРМІЯINFORM']</text:p>
      <text:p text:style-name="P4">
Time: 2023-04-23T63:00:00-04:00</text:p>
      <text:p text:style-name="P4">
Description: General Prosecutor Andriy Kostіn, having discussed the coordinating of Zusil for the opposition of the aggressor o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2864155_2834839753312762_7558744717951667592_n.jpg" text:style-name="Internet_20_link" text:visited-style-name="Visited_20_Internet_20_Link">
342864155_2834839753312762_7558744717951667592_n.jpg</text:a>
']</text:p>
      <text:p text:style-name="P4">
Tags: ['STOPRUSSIA', 'ВОЄННІ ЗЛОЧИНИ РФ']</text:p>
      <text:p text:style-name="P4">
Category: News</text:p>
      <!--METADATA-->
      <text:p text:style-name="P4">
<draw:frame draw:style-name="fr1" draw:name="Image221" text:anchor-type="as-char" svg:width="6.9236in" svg:height="5.19847in" draw:z-index="0">
<draw:image xlink:href="../Images/AРМІЯINFORM/2023-04-23T63-00-00-04-00/342864155_2834839753312762_7558744717951667592_n.jpg" xlink:type="simple" xlink:show="embed" xlink:actuate="onLoad" draw:mime-type="image/jpeg"/>
</draw:frame>
Prosecutor General Andriy Kostin discussed the coordination of efforts to counteract the aggressor at a meeting with New York members of Group of Friends of Friends of the Aggression Against Ukraine(Groups of friends), <text:a xlink:type="simple" xlink:href="https://www.facebook.com/pgo.gov.ua/posts/pfbid02jQ7UrXCN8TC5H42e6f8b1bZDfjzKhRKana6A5PimBFqub4SyS1YEBKTv5UrceGsSl" text:style-name="Internet_20_link" text:visited-style-name="Visited_20_Internet_20_Link">
informs</text:a>
Office of the Prosecutor General of Ukraine.</text:p>
      <ul>
        <li>
from Ukraine to Australia. The criminal regime of the Russian Federation is a threat to a civilized world. I am glad to see that Ukraine's friends are uniting efforts to impose Russia and bring them accountable to international rates. It is difficult to overestimate the importance of support in the UN for restoration of fairness and peace, ”said Andrei Kostin.</li>
      </ul>
      <text:p text:style-name="P4">
A group of friends is an informal forum of states that aims to respond to international crimes committed as a result of Russian aggression against Ukraine. The group was founded in March 2022 and was based in New York and Geneva.</text:p>
      <text:p text:style-name="P4">
Its goals: exchange of information between states and relevant international organizations, institutions and civil society for improving mechanisms of justice; Involvement of small states that are highly interested in respecting the rule of rights.</text:p>
      <text:p text:style-name="P4">
News Source: <text:a xlink:type="simple" xlink:href="https://armyinform.com.ua/2023/04/23/slid-zupynyty-rosiyu-ta-prytyagnuty-do-vidpovidalnosti-mizhnarodnyh-zlochyniv-genprokuror-ukrayiny/" text:style-name="Internet_20_link" text:visited-style-name="Visited_20_Internet_20_Link">
https://armyinform.com.ua/2023/04/23/slid-zupynyty-rosiyu-ta-prytyagnuty-do-vidpovidalnosti-mizhnarodnyh-zlochyniv-genprokuror-ukrayiny/</text:a>
</text:p>
      <!--NEWS-->
      <text:h text:style-name="P10" text:outline-level="1">
<text:span text:style-name="T4">
Defense forces repelled 58 enemy attacks</text:span>
</text:h>
      <text:p text:style-name="P4">
Author: ['АРМІЯINFORM']</text:p>
      <text:p text:style-name="P4">
Time: 2023-04-23T64:00:00-04:00</text:p>
      <text:p text:style-name="P4">
Description: Tight at 06:00 23 KVITY 2023 ROCO ROSICHICA Federals has long been show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863100_181143908190218_1350549467359605309_n.jpg" text:style-name="Internet_20_link" text:visited-style-name="Visited_20_Internet_20_Link">
342863100_181143908190218_1350549467359605309_n.jpg</text:a>
']</text:p>
      <text:p text:style-name="P4">
Tags: ['STOPRUSSIA', 'АГРЕСІЯ РФ', 'ВТОРГНЕННЯ РФ', 'ГШ ЗСУ', 'ХРОНІКА ОБОРОНИ']</text:p>
      <text:p text:style-name="P4">
Category: News</text:p>
      <!--METADATA-->
      <text:p text:style-name="P4">
<draw:frame draw:style-name="fr1" draw:name="Image222" text:anchor-type="as-char" svg:width="6.9236in" svg:height="4.615733in" draw:z-index="0">
<draw:image xlink:href="../Images/AРМІЯINFORM/2023-04-23T64-00-00-04-00/342863100_181143908190218_1350549467359605309_n.jpg" xlink:type="simple" xlink:show="embed" xlink:actuate="onLoad" draw:mime-type="image/jpeg"/>
</draw:frame>
Illustrative Photo <text:span text:style-name="T4">
 🔥 Situation on Russian invasion </text:span>
</text:p>
      <text:p text:style-name="P4">
At 06:00 on April 23, 2023, the Russian Federation has been reached for the past last(https://www.facebook.com/GeneralStaff.ua/posts/pfbid0jiTgdntfXQB84gGzXP5n3vw7RZysWzwnK7wJz6zuPtMd8HsS9pcrFcadoCNEZ1Wnl)The General Staff of the Armed Forces of Ukraine. There are killed and injured among civilians, destroyed and damaged private dwellings and other civilian infrastructure.</text:p>
      <text:p text:style-name="P4">
The likelihood of further missile and aviation strikes throughout Ukraine is high.</text:p>
      <text:p text:style-name="P4">
The main efforts of the enemy focuses on conducting the offensive actions of the Nabakhmut, Avdeev and Mariinsky directions - reflected 58 attractions. The most fierce battles continue for Bakhmut and Marinka.</text:p>
      <text:p text:style-name="P4">
News Source: <text:a xlink:type="simple" xlink:href="https://armyinform.com.ua/2023/04/23/syly-oborony-vidbyly-58-atak-protyvnyka/" text:style-name="Internet_20_link" text:visited-style-name="Visited_20_Internet_20_Link">
https://armyinform.com.ua/2023/04/23/syly-oborony-vidbyly-58-atak-protyvnyka/</text:a>
</text:p>
      <!--NEWS-->
      <text:h text:style-name="P10" text:outline-level="1">
<text:span text:style-name="T4">
The Armed Forces struck 4 areas of focus of enemy's living power and 2 ammunition deposits</text:span>
</text:h>
      <text:p text:style-name="P4">
Author: ['АРМІЯINFORM']</text:p>
      <text:p text:style-name="P4">
Time: 2023-04-23T65:00:00-04:00</text:p>
      <text:p text:style-name="P4">
Description: Avіaatsіya defense forces for Dob took 8 strikes in the districts of Zseridzhennya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2917718_1302126500703258_2674878638138628500_n.jpg" text:style-name="Internet_20_link" text:visited-style-name="Visited_20_Internet_20_Link">
342917718_1302126500703258_2674878638138628500_n.jpg</text:a>
']</text:p>
      <text:p text:style-name="P4">
Tags: ['STOPRUSSIA', 'ВТОРГНЕННЯ РФ', 'ГШ ЗСУ', 'ХРОНІКА ОБОРОНИ']</text:p>
      <text:p text:style-name="P4">
Category: News</text:p>
      <!--METADATA-->
      <text:p text:style-name="P4">
<draw:frame draw:style-name="fr1" draw:name="Image223" text:anchor-type="as-char" svg:width="6.9236in" svg:height="4.615733in" draw:z-index="0">
<draw:image xlink:href="../Images/AРМІЯINFORM/2023-04-23T65-00-00-04-00/342917718_1302126500703258_2674878638138628500_n.jpg" xlink:type="simple" xlink:show="embed" xlink:actuate="onLoad" draw:mime-type="image/jpeg"/>
</draw:frame>
<text:span text:style-name="T4">
 🔥 Situation on Russian invasion </text:span>
</text:p>
      <text:p text:style-name="P4">
Aviation of Defense Forces per day struck 8 strokes in the areas of concentration of the occupiers, <text:a xlink:type="simple" xlink:href="https://www.facebook.com/GeneralStaff.ua/posts/pfbid0jiTgdntfXQB84gGzXP5n3vw7RZysWzwnK7wJz6zuPtMd8HsS9pcrFcadoCNEZ1Wnl" text:style-name="Internet_20_link" text:visited-style-name="Visited_20_Internet_20_Link">
informs</text:a>
The General Staff of the Armed Forces of Ukraine. The enemy Mi-24 and 4 enemy helicopter was shot(2 intelligence-"Orlan-10" and Zala, as well as 2 drones-Kamikadze type "Lancet").</text:p>
      <text:p text:style-name="P4">
Підрозділи ракетних військ і артилерії протягом доби уразили 4 районизосередження живої сили, 2 склади боєприпасів та ще два важливі військовіоб’єкти противника.</text:p>
      <text:p text:style-name="P4">
News Source: <text:a xlink:type="simple" xlink:href="https://armyinform.com.ua/2023/04/23/zsu-urazyly-4-rajony-zoseredzhennya-zhyvoyi-syly-voroga-ta-2-sklady-boyeprypasiv/" text:style-name="Internet_20_link" text:visited-style-name="Visited_20_Internet_20_Link">
https://armyinform.com.ua/2023/04/23/zsu-urazyly-4-rajony-zoseredzhennya-zhyvoyi-syly-voroga-ta-2-sklady-boyeprypasiv/</text:a>
</text:p>
      <!--NEWS-->
      <text:h text:style-name="P10" text:outline-level="1">
<text:span text:style-name="T4">
Ukraine is ready for deepening cooperation with cyber defense partners</text:span>
</text:h>
      <text:p text:style-name="P4">
Author: ['АРМІЯINFORM']</text:p>
      <text:p text:style-name="P4">
Time: 2023-04-23T66:00:00-04:00</text:p>
      <text:p text:style-name="P4">
Description: I have a pouring viyskovim kіberoperait Vimagai yaki -me -it -like that is a significant on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42821564_760041195558549_4876170695531176358_n.jpg" text:style-name="Internet_20_link" text:visited-style-name="Visited_20_Internet_20_Link">
342821564_760041195558549_4876170695531176358_n.jpg</text:a>
']</text:p>
      <text:p text:style-name="P4">
Tags: ['STOPRUSSIA', 'АГРЕСІЯ РФ', 'ВТОРГНЕННЯ РФ', 'КІБЕРЗАХИСТ']</text:p>
      <text:p text:style-name="P4">
Category: News</text:p>
      <!--METADATA-->
      <text:p text:style-name="P4">
<draw:frame draw:style-name="fr1" draw:name="Image224" text:anchor-type="as-char" svg:width="6.9236in" svg:height="4.615733in" draw:z-index="0">
<draw:image xlink:href="../Images/AРМІЯINFORM/2023-04-23T66-00-00-04-00/342821564_760041195558549_4876170695531176358_n.jpg" xlink:type="simple" xlink:show="embed" xlink:actuate="onLoad" draw:mime-type="image/jpeg"/>
</draw:frame>
Countering hostile military cyber -operatives requires a qualitative interaction of the cap, which needs to be multiplied. Ukraine has gained practical experience in nine years of war and is ready to build more awarding with colleagues from the Black Sea region, in particular through the participation of Association of R&amp;D research research.</text:p>
      <text:p text:style-name="P4">
This was discussed during an expert discussion at the Black Sea Sea Conference of the International Crimean Platform in Bucharest, Romania.</text:p>
      <text:p text:style-name="P4">
“We need to deepen our cooperation. I mean not only an exchanging about events and certain knowledge, but also joint work, participation of assignment research R&amp;D and educational projects. Together, we can be able to get better results, ”said Nazar Timoshik, a member of the government response community to Cert-UA.</text:p>
      <text:p text:style-name="P4">
According to him, hostile intelligence cyber and information operations will be cut even after the victory of Ukraine, they are much cheaper and efficiently traditional ways of obtaining information. Therefore, the issue of protection from clergy, the issue of cyber resistance will not disappear from the agenda.</text:p>
      <text:p text:style-name="P4">
"During the Russian invasion, Russian hackers have repeatedly tried to consolidate personal data of Ukrainian citizens to use them to hunt vomiting Ukrainians and former servicemen in the occupied territories," Nazar Timoshik emphasized.</text:p>
      <text:p text:style-name="P4">
For example, at attacks on the Ministry of Foreign Affairs of Ukraine, Russian hackers tried to seize the correspondence of Ukrainian diplomats, their plans, the order of their day communication and the preparation of counter -arguments for interruptions.</text:p>
      <text:p text:style-name="P4">
<text:span text:style-name="T4">
 Source: </text:span>
 [_Astational Special Communications and Information Protection Service(https://www.facebook.com/100069034355657/posts/pfbid02X24CuypC6dc4fBADMzgTH5ZksuC3j2VowFPLwB7RtksrU6eEpELZThj9Qb2nGofil/)</text:p>
      <text:p text:style-name="P4">
News Source: <text:a xlink:type="simple" xlink:href="https://armyinform.com.ua/2023/04/23/ukrayina-gotova-do-poglyblennya-spivpraczi-z-partneramy-u-sferi-kiberzahystu/" text:style-name="Internet_20_link" text:visited-style-name="Visited_20_Internet_20_Link">
https://armyinform.com.ua/2023/04/23/ukrayina-gotova-do-poglyblennya-spivpraczi-z-partneramy-u-sferi-kiberzahystu/</text:a>
</text:p>
      <!--NEWS-->
      <text:h text:style-name="P10" text:outline-level="1">
<text:span text:style-name="T4">
Enemy Loss per day: Almost 700 invaders, 3 tanks and 5 artisystems have been eliminated</text:span>
</text:h>
      <text:p text:style-name="P4">
Author: ['АРМІЯINFORM']</text:p>
      <text:p text:style-name="P4">
Time: 2023-04-23T67:00:00-04:00</text:p>
      <text:p text:style-name="P4">
Description: Zagalni Boyov, Find the enemy on 02.24.22 to 04/2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voroga-scaled.jpg" text:style-name="Internet_20_link" text:visited-style-name="Visited_20_Internet_20_Link">
vtraty-voroga-scaled.jpg</text:a>
']</text:p>
      <text:p text:style-name="P4">
Tags: ['STOPRUSSIA', 'АГРЕСІЯ РФ', 'ВІЙНА', 'ВТОРГНЕННЯ РФ', 'ВТРАТИ ВОРОГА', 'ГЕНШТАБ ЗС УКРАЇНИ', 'ГШ ЗС УКРАЇНИ']</text:p>
      <text:p text:style-name="P4">
Category: News</text:p>
      <!--METADATA-->
      <text:p text:style-name="P4">
<draw:frame draw:style-name="fr1" draw:name="Image225" text:anchor-type="as-char" svg:width="6.9236in" svg:height="7.021684in" draw:z-index="0">
<draw:image xlink:href="../Images/AРМІЯINFORM/2023-04-23T67-00-00-04-00/vtraty-voroga-scaled.jpg" xlink:type="simple" xlink:show="embed" xlink:actuate="onLoad" draw:mime-type="image/jpeg"/>
</draw:frame>
<text:span text:style-name="T4">
 Total enemy combat losses from 24.02.22 to 2 </text:span>
 <text:span text:style-name="T4">
 3.04.23 orientation: </text:span>
</text:p>
      <text:p text:style-name="P4">
personnel - 186420(+690)persons were liquidated</text:p>
      <text:p text:style-name="P4">
Tanks - 3675(+3)combat armored vehicles - 7131(+1)artillery systems - 2837(+5)RSV - 539(0)air defense - 289 0)aircraft - 308(0)helicopters - 294(+1)UAV Operative-tactical level-2402(+4)Winged rockets - 911(0)ships / boats - 18(0)automobile equipment and tanks - 5730(+12)Special Technique - 339(+2)The data is specified ...</text:p>
      <text:p text:style-name="P4">
Beat the occupier!Let's win together!Our strength is in truth!</text:p>
      <text:p text:style-name="P4">
Source: <text:a xlink:type="simple" xlink:href="https://www.facebook.com/GeneralStaff.ua/posts/pfbid0HmKvpd8kjed8NrjRZthNUZufxmJzdKyEiQKVrAasPBDjahw1JitiqrDW1i35ihryl" text:style-name="Internet_20_link" text:visited-style-name="Visited_20_Internet_20_Link">
General Staff of Armed Forces</text:a>
As of 23.04.23.</text:p>
      <text:p text:style-name="P4">
News Source: <text:a xlink:type="simple" xlink:href="https://armyinform.com.ua/2023/04/23/vtraty-voroga-za-dobu-likvidovano-majzhe-700-okupantiv-3-tanky-i-5-artsystem/" text:style-name="Internet_20_link" text:visited-style-name="Visited_20_Internet_20_Link">
https://armyinform.com.ua/2023/04/23/vtraty-voroga-za-dobu-likvidovano-majzhe-700-okupantiv-3-tanky-i-5-artsystem/</text:a>
</text:p>
      <!--NEWS-->
      <text:h text:style-name="P10" text:outline-level="1">
<text:span text:style-name="T4">
The ship group of occupiers in the Black Sea has 10 units, two of which underwater rocket launchers - Natalia Humeniuk</text:span>
</text:h>
      <text:p text:style-name="P4">
Author: ['Дмитро Горбунов']</text:p>
      <text:p text:style-name="P4">
Time: 2023-04-23T68:00:00-04:00</text:p>
      <text:p text:style-name="P4">
Description: About the chief in the Efirphon “єini News”, the chief of the Obdnah was gone ...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umenyuk-marafon.jpg" text:style-name="Internet_20_link" text:visited-style-name="Visited_20_Internet_20_Link">
gumenyuk-marafon.jpg</text:a>
']</text:p>
      <text:p text:style-name="P4">
Tags: ['STOPRUSSIA', 'АГРЕСІЯ РФ', 'ВІЙНА', 'ВОРОЖІ КОРАБЛІ', 'ВТОРГНЕННЯ РФ', 'КОРАБЕЛЬНЕ УГРУПОВАННЯ ОКУПАНТІВ', 'НАТАЛІЯ ГУМЕНЮК', 'ЧОРНЕ ТА АЗОВСЬКЕ МОРЯ']</text:p>
      <text:p text:style-name="P4">
Category: News</text:p>
      <!--METADATA-->
      <text:p text:style-name="P4">
<draw:frame draw:style-name="fr1" draw:name="Image226" text:anchor-type="as-char" svg:width="6.9236in" svg:height="3.063693in" draw:z-index="0">
<draw:image xlink:href="../Images/AРМІЯINFORM/2023-04-23T68-00-00-04-00/gumenyuk-marafon.jpg" xlink:type="simple" xlink:show="embed" xlink:actuate="onLoad" draw:mime-type="image/jpeg"/>
</draw:frame>
About it on the air of the telemorathon <text:a xlink:type="simple" xlink:href="https://www.youtube.com/watch" text:style-name="Internet_20_link" text:visited-style-name="Visited_20_Internet_20_Link">
"uninodine"</text:a>
Nataliagmenyuk reported the Chief Coordinating Press Center of Defense of South of Ukraine.</text:p>
      <ul>
        <li>
The enemy ship group in the Black Sea is constantly changing. It currently has 10 ships, two of which underwatering the caliber. They are kept in the area. However, they can also get any district of Ukraine from the Tikhmisters. In addition, the Russians keep another super -water -carrier in full combat equipment, - said Natalia Humeniuk.</li>
      </ul>
      <text:p text:style-name="P4">
She specified that the number of rocket launchers depends on the weather conditions, the specific situation and the level of security.</text:p>
      <ul>
        <li>
Maneuvering the invaders are carried out to create a certain stress. It is such an element of psychological pressure on the population during the war. The main point of the enemy is located as far away from the Ukrainian shores as possible and detaches that they are very afraid of us, - added the head of the United Coordination Press Center of Defense forces of South of Ukraine.</li>
      </ul>
      <text:p text:style-name="P4">
News Source: <text:a xlink:type="simple" xlink:href="https://armyinform.com.ua/2023/04/23/korabelne-ugrupovannya-okupantiv-u-chornomu-mori-nalichuye-10-odynycz-dva-iz-yakyh-pidvodni-raketonosiyi-nataliya-gumenyuk/" text:style-name="Internet_20_link" text:visited-style-name="Visited_20_Internet_20_Link">
https://armyinform.com.ua/2023/04/23/korabelne-ugrupovannya-okupantiv-u-chornomu-mori-nalichuye-10-odynycz-dva-iz-yakyh-pidvodni-raketonosiyi-nataliya-gumenyuk/</text:a>
</text:p>
      <!--NEWS-->
      <text:h text:style-name="P10" text:outline-level="1">
<text:span text:style-name="T4">
In Ukraine a moment of silence</text:span>
</text:h>
      <text:p text:style-name="P4">
Author: ['АРМІЯINFORM']</text:p>
      <text:p text:style-name="P4">
Time: 2023-04-23T6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gif" text:style-name="Internet_20_link" text:visited-style-name="Visited_20_Internet_20_Link">
candle.gif</text:a>
']</text:p>
      <text:p text:style-name="P4">
Tags: ['STOPRUSSIA', 'ВІЙНА', 'ВТОРГНЕННЯ РФ', 'ХВИЛИНА МОВЧАННЯ']</text:p>
      <text:p text:style-name="P4">
Category: News</text:p>
      <!--METADATA-->
      <text:p text:style-name="P4">
<draw:frame draw:style-name="fr1" draw:name="Image227" text:anchor-type="as-char" svg:width="6.9236in" svg:height="3.895992in" draw:z-index="0">
<draw:image xlink:href="../Images/AРМІЯINFORM/2023-04-23T69-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3/v-ukrayini-hvylyna-movchannya-2/" text:style-name="Internet_20_link" text:visited-style-name="Visited_20_Internet_20_Link">
https://armyinform.com.ua/2023/04/23/v-ukrayini-hvylyna-movchannya-2/</text:a>
</text:p>
      <!--NEWS-->
      <text:h text:style-name="P10" text:outline-level="1">
<text:span text:style-name="T4">
Alexei Reznikov thanked the Ministers of Defense of Germany and Spain for Leopard tanks</text:span>
</text:h>
      <text:p text:style-name="P4">
Author: ['АРМІЯINFORM']</text:p>
      <text:p text:style-name="P4">
Time: 2023-04-23T70:00:00-04:00</text:p>
      <text:p text:style-name="P4">
Description: Ministra of the defense of Ukraine Oleksiy Reznikov at his Twitter, having packed the Minir of Defen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reznikov-1.jpg" text:style-name="Internet_20_link" text:visited-style-name="Visited_20_Internet_20_Link">
reznikov-1.jpg</text:a>
']</text:p>
      <text:p text:style-name="P4">
Tags: ['STOPRUSSIA', 'АГРЕСІЯ РФ', 'ВІЙНА', 'ВТОРГНЕННЯ РФ', 'ІСПАНІЯ', 'НІМЕЧЧИНА', 'ОЛЕКСІЙ РЕЗНІКОВ']</text:p>
      <text:p text:style-name="P4">
Category: News</text:p>
      <!--METADATA-->
      <text:p text:style-name="P4">
<draw:frame draw:style-name="fr1" draw:name="Image228" text:anchor-type="as-char" svg:width="6.9236in" svg:height="4.615733in" draw:z-index="0">
<draw:image xlink:href="../Images/AРМІЯINFORM/2023-04-23T70-00-00-04-00/reznikov-1.jpg" xlink:type="simple" xlink:show="embed" xlink:actuate="onLoad" draw:mime-type="image/jpeg"/>
</draw:frame>
Minister of Defense of Ukraine Alexei Reznikov in his Twitter <text:a xlink:type="simple" xlink:href="https://twitter.com/oleksiireznikov/status/1649891349867503617" text:style-name="Internet_20_link" text:visited-style-name="Visited_20_Internet_20_Link">
thanked</text:a>
Minister of Defense of the Kingdom of Spain Margarita Robles and Defense Minister Boris Pistorius for the decision to give Ukraine LEOPARD tanks.</text:p>
      <ul>
        <li>
Margarita Robles, Boris Pistorius, thank you for your leopard hearts. And I will drive the steel armor, - Alexei Reznikov wrote.</li>
      </ul>
      <text:p text:style-name="P4">
Armyinform before <text:a xlink:type="simple" xlink:href="https://armyinform.com.ua/2023/03/08/ministry-oborony-yes-mayemo-rozshyryty-pidtrymku-ukrayini-de-cze-mozhlyvo/" text:style-name="Internet_20_link" text:visited-style-name="Visited_20_Internet_20_Link">
wrote</text:a>
About the EU Defense Ministers Plan to expand Ukraine support.</text:p>
      <text:p text:style-name="P4">
News Source: <text:a xlink:type="simple" xlink:href="https://armyinform.com.ua/2023/04/23/oleksij-reznikov-podyakuvav-ministram-oborony-nimechchyny-ta-ispaniyi-za-tanky-leopard/" text:style-name="Internet_20_link" text:visited-style-name="Visited_20_Internet_20_Link">
https://armyinform.com.ua/2023/04/23/oleksij-reznikov-podyakuvav-ministram-oborony-nimechchyny-ta-ispaniyi-za-tanky-leopard/</text:a>
</text:p>
      <!--NEWS-->
      <text:h text:style-name="P10" text:outline-level="1">
<text:span text:style-name="T4">
We do not ask for hostile purposes about their "freshness", we destroy them!- Yuri Ignat</text:span>
</text:h>
      <text:p text:style-name="P4">
Author: ['Володимир Скоростецький']</text:p>
      <text:p text:style-name="P4">
Time: 2023-04-23T71:00:00-04:00</text:p>
      <text:p text:style-name="P4">
Description: About Namagannia PoloPupanti Vikoristovati “Shahdi” for attacks on Ukrainian Teritors abo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ІЙНА', 'ВТОРГНЕННЯ РФ', 'КОМАНДУВАННЯ ПОВІТРЯНИХ СИЛ ЗС УКРАЇНИ', 'ШАХЕДИ', 'ЮРІЙ ІГНАТ']</text:p>
      <text:p text:style-name="P4">
Category: News</text:p>
      <!--METADATA-->
      <text:p text:style-name="P4">
<draw:frame draw:style-name="fr1" draw:name="Image229" text:anchor-type="as-char" svg:width="6.9236in" svg:height="4.32725in" draw:z-index="0">
<draw:image xlink:href="../Images/AРМІЯINFORM/2023-04-23T71-00-00-04-00/foto-1-krylati-aviabomby-yurij-ignat.jpg" xlink:type="simple" xlink:show="embed" xlink:actuate="onLoad" draw:mime-type="image/jpeg"/>
</draw:frame>
Collage: Armyinform</text:p>
      <text:p text:style-name="P4">
Journalists communicated about the efforts of the occupants to use Shahda for attacks on the Ukrainian territory and the overall current situation in the protection of the airspace in the TV.</text:p>
      <text:p text:style-name="P4">
According to him, the Air Force Command is not aware of whether the new batch of the Shahhed Iranian drones is already using, or are the old Muscovites' incentives.</text:p>
      <text:p text:style-name="P4">
-We have information that there were flights from Tehran to Moscow military transport aircraft. It was observed. The Russian Federation will try to receive more than drones-Kamikadze. After all, in this way, they can iniquities at night attack Ukraine and thus exhaust our prototype defense, - said Yuri Ignat.</text:p>
      <text:p text:style-name="P4">
He also informed that there are special institutions that study the ammunition used by the enemy. The remains and drones are studied, Iraketh: this center is studying, clarifying when it was manufactured or other. Because we have already said that some missiles that were used were "fresh", made literally last summer. However, the main reasons are to find out how we can still affect one or another type of hostile.</text:p>
      <ul>
        <li>
However, regardless of the party, we will knock down such air goals. Because Tsenash is a duty!He stressed.</li>
      </ul>
      <text:p text:style-name="P4">
News Source: <text:a xlink:type="simple" xlink:href="https://armyinform.com.ua/2023/04/23/ne-zapytuyemo-u-vorozhyh-czilej-pro-yihnyu-svizhist-my-yih-nyshhymo-yurij-ignat/" text:style-name="Internet_20_link" text:visited-style-name="Visited_20_Internet_20_Link">
https://armyinform.com.ua/2023/04/23/ne-zapytuyemo-u-vorozhyh-czilej-pro-yihnyu-svizhist-my-yih-nyshhymo-yurij-ignat/</text:a>
</text:p>
      <!--NEWS-->
      <text:h text:style-name="P10" text:outline-level="1">
<text:span text:style-name="T4">
Over the past day, the SES units made 153 trips to eliminate the consequences of Russian shelling</text:span>
</text:h>
      <text:p text:style-name="P4">
Author: ['АРМІЯINFORM']</text:p>
      <text:p text:style-name="P4">
Time: 2023-04-23T72:00:00-04:00</text:p>
      <text:p text:style-name="P4">
Description: The sovereign service of the Ukrainian Zvozvichychiye Situye was operative to the Operations of the INFOMASIA SHODO ... The war with Ukraine 2022, the war with Ukraine is th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sns.jpg" text:style-name="Internet_20_link" text:visited-style-name="Visited_20_Internet_20_Link">
dsns.jpg</text:a>
']</text:p>
      <text:p text:style-name="P4">
Tags: ['STOPRUSSIA', 'ВІЙНА', 'ВТОРГНЕННЯ РФ', 'ДСНС УКРАЇНИ']</text:p>
      <text:p text:style-name="P4">
Category: News</text:p>
      <!--METADATA-->
      <text:p text:style-name="P4">
<draw:frame draw:style-name="fr1" draw:name="Image230" text:anchor-type="as-char" svg:width="6.9236in" svg:height="4.15761in" draw:z-index="0">
<draw:image xlink:href="../Images/AРМІЯINFORM/2023-04-23T72-00-00-04-00/dsns.jpg" xlink:type="simple" xlink:show="embed" xlink:actuate="onLoad" draw:mime-type="image/jpeg"/>
</draw:frame>
State Service of Ukraine for Emergency Situations <text:a xlink:type="simple" xlink:href="https://dsns.gov.ua/uk/news/nadzvicaini-podiyi/operativna-informaciia-dsns-shhodo-naslidkiv-vedennia-boiovix-dii-rosiiskoiu-federacijeiu-135" text:style-name="Internet_20_link" text:visited-style-name="Visited_20_Internet_20_Link">
Publicated</text:a>
prompt information on the consequences of conducting a fighting Federation.</text:p>
      <text:p text:style-name="P4">
Thus, during the day on April 22, the SES units made 153 departures of the consequences of shelling of settlements and objects of infrastructure. 2 fires were eliminated. Psychological assistance was provided to 71 persons.</text:p>
      <text:p text:style-name="P4">
Pyrotechnical units of the SESS during the last day <text:a xlink:type="simple" xlink:href="https://dsns.gov.ua/uk/news/nadzvicaini-podiyi/operativna-informaciia-shhodo-roboti-pirotexnicnix-pidrozdiliv-dsns-ukrayini-37" text:style-name="Internet_20_link" text:visited-style-name="Visited_20_Internet_20_Link">
involved</text:a>
131 times. Explosive objects, including 1 unit. Aviation bombs, 177 hectares were surveyed.</text:p>
      <text:p text:style-name="P4">
In total, since the beginning of a large -scale military invasion of the Russian Federation of the territory of Ukraine, 90 thousand 623 departures of the consequences of shelling have been carried out, 14 thousand 324 fires were eliminated, 4 thousand fires were eliminated. 6 persons, 210 thousand 912 persons were provided. 349 thousand was neutralized. 189 units Explosive objects and 2 thousand 891 kg of explosive, including 2 thousand 209 units. aviation bombs. 83 thousand 109 hectares were surveyed.</text:p>
      <text:p text:style-name="P4">
Most often pyrotechnic units worked: in the Kharkiv region 17 thousand 134 times, Kyiv region - 7 thousand 475, Donetsk region - 4 thousand 835, Mykolaiv region - 4 thousand 536, Chernihiv - 4 thousand 515, Kherson - 4 thousand 312, Sumy region, Sumy region - 1 thousand 857, Cherkasy region - 1 thousand 85.</text:p>
      <text:p text:style-name="P4">
News Source: <text:a xlink:type="simple" xlink:href="https://armyinform.com.ua/2023/04/23/za-mynulu-doby-pidrozdily-dsns-zdijsnyly-153-vyyizdy-na-likvidacziyu-naslidkiv-rosijskyh-obstriliv/" text:style-name="Internet_20_link" text:visited-style-name="Visited_20_Internet_20_Link">
https://armyinform.com.ua/2023/04/23/za-mynulu-doby-pidrozdily-dsns-zdijsnyly-153-vyyizdy-na-likvidacziyu-naslidkiv-rosijskyh-obstriliv/</text:a>
</text:p>
      <!--NEWS-->
      <text:h text:style-name="P10" text:outline-level="1">
<text:span text:style-name="T4">
Air Force Air Force spokesman: Foreign air defense systems can be received now, and the planes are waiting with hope</text:span>
</text:h>
      <text:p text:style-name="P4">
Author: ['Володимир Скоростецький']</text:p>
      <text:p text:style-name="P4">
Time: 2023-04-23T73:00:00-04:00</text:p>
      <text:p text:style-name="P4">
Description: About the novelty of the Schodo Viezkovo-Technical Pіddrimkamki, by the afterbrushes of the Partners, the war with Ukraine 2022, the war with Ukraine is the latest news today, the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ignat-rakety-2.jpg" text:style-name="Internet_20_link" text:visited-style-name="Visited_20_Internet_20_Link">
ignat-rakety-2.jpg</text:a>
']</text:p>
      <text:p text:style-name="P4">
Tags: ['STOPRUSSIA', 'АГРЕСІЯ РФ', 'ВІЙНА', 'ВТОРГНЕННЯ РФ', 'КОМАНДУВАННЯ ПОВІТРЯНИХ СИЛ ЗС УКРАЇНИ', 'ЮРІЙ ІГНАТ']</text:p>
      <text:p text:style-name="P4">
Category: News</text:p>
      <!--METADATA-->
      <text:p text:style-name="P4">
<draw:frame draw:style-name="fr1" draw:name="Image231" text:anchor-type="as-char" svg:width="6.9236in" svg:height="4.615733in" draw:z-index="0">
<draw:image xlink:href="../Images/AРМІЯINFORM/2023-04-23T73-00-00-04-00/ignat-rakety-2.jpg" xlink:type="simple" xlink:show="embed" xlink:actuate="onLoad" draw:mime-type="image/jpeg"/>
</draw:frame>
Yuri Ignat about Russian missiles. Collage Armyinform</text:p>
      <text:p text:style-name="P4">
On the news on military and technical support of Ukraine Western partners Taswizh information from Ramstay's meeting in the Ether the only news spokesman of the Air Forces Command Colonel Yuri Ignat.</text:p>
      <ul>
        <li>
Many have already voiced these news. In particular, we have a comment on the Minister of Defense of Ukraine Alexei Reznikov. And the topic of providing modern combat aircraft for Ukraine is always in priority, - said the spokesman of the Air Force of the Armed Forces.</li>
      </ul>
      <text:p text:style-name="P4">
According to him, air defense means are also a priority task today. Not only the systems themselves, but also rockets to them. A very large stock of rocketbulo was used in the autumn and winter.</text:p>
      <ul>
        <li>
But the Patriot systems have already come, we are waiting for other systems to enhance with retaase. It will not be possible to get planes at one time. It is necessary for this at least. And the air defense systems can be obtained now. Because there are already noon people on Nasams, Iris-T, Patriot, and Samp/T. This is that it can help in the short term. There will be more meetings in Ramstin. And not alone, apparently. We hope that there will be a fateful decision that the Commander of the Armed Forces of Ukraine said. We will wait for good news, ”Yuri Ignat said</li>
      </ul>
      <text:p text:style-name="P4">
Journalists also wondered whether the Russian Federation could attack our objects of energy infrastructure again, so that the next winter is complicating the living for Ukrainians.</text:p>
      <ul>
        <li>
Obviously, they can do it not only before the cold. But they did not reach their goal. The Russian Federation will use any ways and methodologics in the missile potential. Last autumn and winter, they launched so many rockets that they would not be able to accumulate even a third of them from them that remained until the fall of 2023. Because the production of rocket flights lasts for a long time. And in the context of sanctions, it is not easy to implement it. The war will try to get additional systems in other countries. The prose was said half a year ago. And we know what countries in this process can be involved, whom they wanted to attach to such cooperation, - said Yurignat.</li>
      </ul>
      <text:p text:style-name="P4">
News Source: <text:a xlink:type="simple" xlink:href="https://armyinform.com.ua/2023/04/23/rechnyk-povitryanyh-syl-zsu-inozemni-systemy-ppo-mozhna-otrymuvaty-vzhe-i-zaraz-a-litaky-chekayemo-z-nadiyeyu/" text:style-name="Internet_20_link" text:visited-style-name="Visited_20_Internet_20_Link">
https://armyinform.com.ua/2023/04/23/rechnyk-povitryanyh-syl-zsu-inozemni-systemy-ppo-mozhna-otrymuvaty-vzhe-i-zaraz-a-litaky-chekayemo-z-nadiyeyu/</text:a>
</text:p>
      <!--NEWS-->
      <text:h text:style-name="P10" text:outline-level="1">
<text:span text:style-name="T4">
"Kherson's lessons for the invaders have not been in vain - they are panicked" - Alexey Dmitrashkivsky</text:span>
</text:h>
      <text:p text:style-name="P4">
Author: ['Володимир Скоростецький']</text:p>
      <text:p text:style-name="P4">
Time: 2023-04-23T74:00:00-04:00</text:p>
      <text:p text:style-name="P4">
Description: About the operative at the front of the front in the Needlya Zrankuhka, the Marathon “єini New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232" text:anchor-type="as-char" svg:width="6.9236in" svg:height="4.096023in" draw:z-index="0">
<draw:image xlink:href="../Images/AРМІЯINFORM/2023-04-23T74-00-00-04-00/dmytrashkivskyj.png" xlink:type="simple" xlink:show="embed" xlink:actuate="onLoad" draw:mime-type="image/png"/>
</draw:frame>
Colonel Alexei Dmitrashkivsky, the head of the united Press Center of Defense forces of Tavriysky, informed about the operational situation on the front on Sunday in the morning</text:p>
      <ul>
        <li>
The enemy traditionally tries to take offensive actions on the Avdiivsky Napryamka, conducts active defense in the Novopavlovsky and Orikhiv directions. On the Zaporozhye direction the nature of the enemy's actions without changes. In anticipation of the Ukrainian counter -offensive, the enemy continues to erect fortification buildings to install anti -tank means, is mines. Opponent of ovorstorm with the task of mastering the support points of the first echelon. It was giving in the area of Novokalinov Pervomaisky, Marinka. The enemy performed 28 -tomb action, 485 shelling of the positions of our defenders. But there was no success on these plants. Instead, he suffered losses of about two mouths of personnel, 10 single equipment. The enemy fired at our positions 186 times. Among them were 30 Nazaporezhzhi, 156 in the Donetsk direction. This is information overnight, - reported Dmitrashkivsky.</li>
      </ul>
      <text:p text:style-name="P4">
He also added that the enemy struck the hens 6 times. This is done so that our defenders could not be able to keep defense.</text:p>
      <ul>
        <li>
Speaking to the military slang, they "disassemble" houses on top of the floor. This is giving both in Bakhmut and in the coal. It can still be said that the enemy has suffered considerable losses in the Avdi and Marinsk directions, in the near future can focus his efforts in the coal direction, "he added.</li>
      </ul>
      <text:p text:style-name="P4">
In addition, Alexei Dmitryashkivsky noted that the enemy is paniczic fears of Ukrainian counter -offensive. This information came from intercepting telephone spokes of Russian invaders with their relatives.</text:p>
      <ul>
        <li>
They are very afraid of the receipts of Western weapons, panicked Himars. That is, the science that was given to them by the Ukrainian army in the Kherson area was not in vain, - said Colonel Dmitrashkivsky.</li>
      </ul>
      <text:p text:style-name="P4">
News Source: <text:a xlink:type="simple" xlink:href="https://armyinform.com.ua/2023/04/23/uroky-hersona-dlya-okupantiv-ne-mynuly-daremno-vony-panichno-boyatsya-oleksij-dmytrashkivskyj/" text:style-name="Internet_20_link" text:visited-style-name="Visited_20_Internet_20_Link">
https://armyinform.com.ua/2023/04/23/uroky-hersona-dlya-okupantiv-ne-mynuly-daremno-vony-panichno-boyatsya-oleksij-dmytrashkivskyj/</text:a>
</text:p>
      <!--NEWS-->
      <text:h text:style-name="P10" text:outline-level="1">
<text:span text:style-name="T4">
During the last day, Russian troops fired the territory of 8 regions of Ukraine</text:span>
</text:h>
      <text:p text:style-name="P4">
Author: ['АРМІЯINFORM']</text:p>
      <text:p text:style-name="P4">
Time: 2023-04-23T75:00:00-04:00</text:p>
      <text:p text:style-name="P4">
Description: Behind the INFORMASIA, Yaka Nadana the situation center of the Minіtyki of the defense of Ukraine, the last ...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arta_obstr.jpg" text:style-name="Internet_20_link" text:visited-style-name="Visited_20_Internet_20_Link">
karta_obstr.jpg</text:a>
']</text:p>
      <text:p text:style-name="P4">
Tags: ['MILITARY MEDIA CENTER', 'STOPRUSSIA', 'ВІЙНА', 'ВТОРГНЕННЯ РФ', 'ХАРКІВСЬКИЙ ТРИБУНАЛ']</text:p>
      <text:p text:style-name="P4">
Category: News</text:p>
      <!--METADATA-->
      <text:p text:style-name="P4">
<draw:frame draw:style-name="fr1" draw:name="Image233" text:anchor-type="as-char" svg:width="6.9236in" svg:height="5.234076in" draw:z-index="0">
<draw:image xlink:href="../Images/AРМІЯINFORM/2023-04-23T75-00-00-04-00/karta_obstr.jpg" xlink:type="simple" xlink:show="embed" xlink:actuate="onLoad" draw:mime-type="image/jpeg"/>
</draw:frame>
According to information provided by the situational center of the Ministry of Defense of Ukraine, Russian troops fired the territory of 8 regions of Ukraine during the last day.</text:p>
      <text:p text:style-name="P4">
In general, of different types of weapons(mortars, tanks, artillery, RSZV, SCR, UAV, tactical aviation)98 settlements were fired, 87 infrastructure objects were confirmed.</text:p>
      <text:p text:style-name="P4">
There are killed and injured among civilians, the number of victims is clarified.</text:p>
      <text:p text:style-name="P4">
Source: <text:a xlink:type="simple" xlink:href="https://t.me/militarymediacenter/1772" text:style-name="Internet_20_link" text:visited-style-name="Visited_20_Internet_20_Link">
Military Media Center</text:a>
</text:p>
      <text:p text:style-name="P4">
News Source: <text:a xlink:type="simple" xlink:href="https://armyinform.com.ua/2023/04/23/protyagom-mynuloyi-doby-rosijski-vijska-obstrilyaly-terytoriyu-8-oblastej-ukrayiny-2/" text:style-name="Internet_20_link" text:visited-style-name="Visited_20_Internet_20_Link">
https://armyinform.com.ua/2023/04/23/protyagom-mynuloyi-doby-rosijski-vijska-obstrilyaly-terytoriyu-8-oblastej-ukrayiny-2/</text:a>
</text:p>
      <!--NEWS-->
      <text:h text:style-name="P10" text:outline-level="1">
<text:span text:style-name="T4">
“Our strength is in our people” - President of Ukraine</text:span>
</text:h>
      <text:p text:style-name="P4">
Author: ['АРМІЯINFORM']</text:p>
      <text:p text:style-name="P4">
Time: 2023-04-23T76:00:00-04:00</text:p>
      <text:p text:style-name="P4">
Description: President of Ukraine Volodymyr Zelensky at his own Storinzi at Facebook, having missed Dobіr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olovne-2.jpg" text:style-name="Internet_20_link" text:visited-style-name="Visited_20_Internet_20_Link">
golovne-2.jpg</text:a>
', '<text:a xlink:type="simple" xlink:href="https://armyinform.com.ua/wp-content/uploads/2023/04/1-76-150x150.jpg" text:style-name="Internet_20_link" text:visited-style-name="Visited_20_Internet_20_Link">
1-76-150x150.jpg</text:a>
', '<text:a xlink:type="simple" xlink:href="https://armyinform.com.ua/wp-content/uploads/2023/04/2-67-150x150.jpg" text:style-name="Internet_20_link" text:visited-style-name="Visited_20_Internet_20_Link">
2-67-150x150.jpg</text:a>
', '<text:a xlink:type="simple" xlink:href="https://armyinform.com.ua/wp-content/uploads/2023/04/3-60-150x150.jpg" text:style-name="Internet_20_link" text:visited-style-name="Visited_20_Internet_20_Link">
3-60-150x150.jpg</text:a>
', '<text:a xlink:type="simple" xlink:href="https://armyinform.com.ua/wp-content/uploads/2023/04/4-52-150x150.jpg" text:style-name="Internet_20_link" text:visited-style-name="Visited_20_Internet_20_Link">
4-52-150x150.jpg</text:a>
', '<text:a xlink:type="simple" xlink:href="https://armyinform.com.ua/wp-content/uploads/2023/04/5-42-150x150.jpg" text:style-name="Internet_20_link" text:visited-style-name="Visited_20_Internet_20_Link">
5-42-150x150.jpg</text:a>
', '<text:a xlink:type="simple" xlink:href="https://armyinform.com.ua/wp-content/uploads/2023/04/6-40-150x150.jpg" text:style-name="Internet_20_link" text:visited-style-name="Visited_20_Internet_20_Link">
6-40-150x150.jpg</text:a>
', '<text:a xlink:type="simple" xlink:href="https://armyinform.com.ua/wp-content/uploads/2023/04/7-23-150x150.jpg" text:style-name="Internet_20_link" text:visited-style-name="Visited_20_Internet_20_Link">
7-23-150x150.jpg</text:a>
', '<text:a xlink:type="simple" xlink:href="https://armyinform.com.ua/wp-content/uploads/2023/04/8-21-150x150.jpg" text:style-name="Internet_20_link" text:visited-style-name="Visited_20_Internet_20_Link">
8-21-150x150.jpg</text:a>
', '<text:a xlink:type="simple" xlink:href="https://armyinform.com.ua/wp-content/uploads/2023/04/9-22-150x150.jpg" text:style-name="Internet_20_link" text:visited-style-name="Visited_20_Internet_20_Link">
9-22-150x150.jpg</text:a>
']</text:p>
      <text:p text:style-name="P4">
Tags: ['STOPRUSSIA', 'АГРЕСІЯ РФ', 'ВІЙНА', 'ВОЛОДИМИР ЗЕЛЕНСЬКИЙ', 'ВТОРГНЕННЯ РФ', 'ПРЕЗИДЕНТ УКРАЇНИ', 'ФОТОГРАФІЇ']</text:p>
      <text:p text:style-name="P4">
Category: News</text:p>
      <!--METADATA-->
      <text:p text:style-name="P4">
<draw:frame draw:style-name="fr1" draw:name="Image234" text:anchor-type="as-char" svg:width="6.9236in" svg:height="4.615733in" draw:z-index="0">
<draw:image xlink:href="../Images/AРМІЯINFORM/2023-04-23T76-00-00-04-00/golovne-2.jpg" xlink:type="simple" xlink:show="embed" xlink:actuate="onLoad" draw:mime-type="image/jpeg"/>
</draw:frame>
President of Ukraine Volodymyr Zelensky on his Facebook page <text:a xlink:type="simple" xlink:href="https://www.facebook.com/zelenskiy.official/posts/pfbid02Nvfu49bwoZQPC4Hh9LaJTqiWNLBkYQfEDZ2G7b9E29ZNGWk7uL2vGfDp6VFRvVHzl" text:style-name="Internet_20_link" text:visited-style-name="Visited_20_Internet_20_Link">
Posted</text:a>
a selection of photos of Ukrainian and foreign photographers. The pictures clearly make the indomitability of our people and their desire for victory.</text:p>
      <ul>
        <li>
Our strength is in our people. In our communities, in our ability to act for a board goal. And when we need unity and state action, it is presented primarily by the belief of people in Ukraine and the trust of people in their state, its defenders and defenders, for each other, - said the photography of Zelensky.</li>
      </ul>
      <text:p text:style-name="P4">
<text:a xlink:type="simple" xlink:href="https://armyinform.com.ua/wp-content/uploads/2023/04/1-76.jpg" text:style-name="Internet_20_link" text:visited-style-name="Visited_20_Internet_20_Link">
!(Images/AРМІЯINFORM/2023-04-23T76-00-00-04-00/1-76-150x150.jpg)</text:a>
</text:p>
      <text:p text:style-name="P4">
<text:a xlink:type="simple" xlink:href="https://armyinform.com.ua/wp-content/uploads/2023/04/2-67.jpg" text:style-name="Internet_20_link" text:visited-style-name="Visited_20_Internet_20_Link">
<draw:frame draw:style-name="fr1" draw:name="Image235" text:anchor-type="as-char" svg:width="6.9236in" svg:height="6.9236in" draw:z-index="0">
<draw:image xlink:href="../Images/AРМІЯINFORM/2023-04-23T76-00-00-04-00/2-67-150x150.jpg" xlink:type="simple" xlink:show="embed" xlink:actuate="onLoad" draw:mime-type="image/jpeg"/>
</draw:frame>
</text:a>
</text:p>
      <text:p text:style-name="P4">
<text:a xlink:type="simple" xlink:href="https://armyinform.com.ua/wp-content/uploads/2023/04/3-60.jpg" text:style-name="Internet_20_link" text:visited-style-name="Visited_20_Internet_20_Link">
<draw:frame draw:style-name="fr1" draw:name="Image236" text:anchor-type="as-char" svg:width="6.9236in" svg:height="6.9236in" draw:z-index="0">
<draw:image xlink:href="../Images/AРМІЯINFORM/2023-04-23T76-00-00-04-00/3-60-150x150.jpg" xlink:type="simple" xlink:show="embed" xlink:actuate="onLoad" draw:mime-type="image/jpeg"/>
</draw:frame>
</text:a>
</text:p>
      <text:p text:style-name="P4">
<text:a xlink:type="simple" xlink:href="https://armyinform.com.ua/wp-content/uploads/2023/04/4-52.jpg" text:style-name="Internet_20_link" text:visited-style-name="Visited_20_Internet_20_Link">
<draw:frame draw:style-name="fr1" draw:name="Image237" text:anchor-type="as-char" svg:width="6.9236in" svg:height="6.9236in" draw:z-index="0">
<draw:image xlink:href="../Images/AРМІЯINFORM/2023-04-23T76-00-00-04-00/4-52-150x150.jpg" xlink:type="simple" xlink:show="embed" xlink:actuate="onLoad" draw:mime-type="image/jpeg"/>
</draw:frame>
</text:a>
</text:p>
      <text:p text:style-name="P4">
<text:a xlink:type="simple" xlink:href="https://armyinform.com.ua/wp-content/uploads/2023/04/5-42.jpg" text:style-name="Internet_20_link" text:visited-style-name="Visited_20_Internet_20_Link">
<draw:frame draw:style-name="fr1" draw:name="Image238" text:anchor-type="as-char" svg:width="6.9236in" svg:height="6.9236in" draw:z-index="0">
<draw:image xlink:href="../Images/AРМІЯINFORM/2023-04-23T76-00-00-04-00/5-42-150x150.jpg" xlink:type="simple" xlink:show="embed" xlink:actuate="onLoad" draw:mime-type="image/jpeg"/>
</draw:frame>
</text:a>
</text:p>
      <text:p text:style-name="P4">
<text:a xlink:type="simple" xlink:href="https://armyinform.com.ua/wp-content/uploads/2023/04/6-40.jpg" text:style-name="Internet_20_link" text:visited-style-name="Visited_20_Internet_20_Link">
<draw:frame draw:style-name="fr1" draw:name="Image239" text:anchor-type="as-char" svg:width="6.9236in" svg:height="6.9236in" draw:z-index="0">
<draw:image xlink:href="../Images/AРМІЯINFORM/2023-04-23T76-00-00-04-00/6-40-150x150.jpg" xlink:type="simple" xlink:show="embed" xlink:actuate="onLoad" draw:mime-type="image/jpeg"/>
</draw:frame>
</text:a>
</text:p>
      <text:p text:style-name="P4">
<text:a xlink:type="simple" xlink:href="https://armyinform.com.ua/wp-content/uploads/2023/04/7-23.jpg" text:style-name="Internet_20_link" text:visited-style-name="Visited_20_Internet_20_Link">
<draw:frame draw:style-name="fr1" draw:name="Image240" text:anchor-type="as-char" svg:width="6.9236in" svg:height="6.9236in" draw:z-index="0">
<draw:image xlink:href="../Images/AРМІЯINFORM/2023-04-23T76-00-00-04-00/7-23-150x150.jpg" xlink:type="simple" xlink:show="embed" xlink:actuate="onLoad" draw:mime-type="image/jpeg"/>
</draw:frame>
</text:a>
</text:p>
      <text:p text:style-name="P4">
<text:a xlink:type="simple" xlink:href="https://armyinform.com.ua/wp-content/uploads/2023/04/8-21.jpg" text:style-name="Internet_20_link" text:visited-style-name="Visited_20_Internet_20_Link">
<draw:frame draw:style-name="fr1" draw:name="Image241" text:anchor-type="as-char" svg:width="6.9236in" svg:height="6.9236in" draw:z-index="0">
<draw:image xlink:href="../Images/AРМІЯINFORM/2023-04-23T76-00-00-04-00/8-21-150x150.jpg" xlink:type="simple" xlink:show="embed" xlink:actuate="onLoad" draw:mime-type="image/jpeg"/>
</draw:frame>
</text:a>
</text:p>
      <text:p text:style-name="P4">
<text:a xlink:type="simple" xlink:href="https://armyinform.com.ua/wp-content/uploads/2023/04/9-22.jpg" text:style-name="Internet_20_link" text:visited-style-name="Visited_20_Internet_20_Link">
<draw:frame draw:style-name="fr1" draw:name="Image242" text:anchor-type="as-char" svg:width="6.9236in" svg:height="6.9236in" draw:z-index="0">
<draw:image xlink:href="../Images/AРМІЯINFORM/2023-04-23T76-00-00-04-00/9-22-150x150.jpg" xlink:type="simple" xlink:show="embed" xlink:actuate="onLoad" draw:mime-type="image/jpeg"/>
</draw:frame>
</text:a>
</text:p>
      <text:p text:style-name="P4">
News Source: <text:a xlink:type="simple" xlink:href="https://armyinform.com.ua/2023/04/23/nasha-syla-v-nashyh-lyudyah-prezydent-ukrayiny/" text:style-name="Internet_20_link" text:visited-style-name="Visited_20_Internet_20_Link">
https://armyinform.com.ua/2023/04/23/nasha-syla-v-nashyh-lyudyah-prezydent-ukrayiny/</text:a>
</text:p>
      <!--NEWS-->
      <text:h text:style-name="P10" text:outline-level="1">
<text:span text:style-name="T4">
US lawmakers called on Russia to immediately return deported Ukrainian children</text:span>
</text:h>
      <text:p text:style-name="P4">
Author: ['АРМІЯINFORM']</text:p>
      <text:p text:style-name="P4">
Time: 2023-04-23T77:00:00-04:00</text:p>
      <text:p text:style-name="P4">
Description: Congresses of the US Congres on the Vydannni Comix of the Lawless Directorate of the Help have been default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_20230423_110419_209.jpg" text:style-name="Internet_20_link" text:visited-style-name="Visited_20_Internet_20_Link">
img_20230423_110419_209.jpg</text:a>
']</text:p>
      <text:p text:style-name="P4">
Tags: ['STOPRUSSIA', 'АГРЕСІЯ РФ', 'ВТОРГНЕННЯ РФ', 'ЗЛОЧИНИ ПРОТИ ДІТЕЙ', 'КОНГРЕС США', 'МІНРЕІНТЕГРАЦІЇ']</text:p>
      <text:p text:style-name="P4">
Category: News</text:p>
      <!--METADATA-->
      <text:p text:style-name="P4">
<draw:frame draw:style-name="fr1" draw:name="Image243" text:anchor-type="as-char" svg:width="6.9236in" svg:height="6.9236in" draw:z-index="0">
<draw:image xlink:href="../Images/AРМІЯINFORM/2023-04-23T77-00-00-04-00/img_20230423_110419_209.jpg" xlink:type="simple" xlink:show="embed" xlink:actuate="onLoad" draw:mime-type="image/jpeg"/>
</draw:frame>
Members of the US Congress at a meeting of the Committee on Foreign Affairs condemned the deportation of Ukrainian children and submitted a relevant resolution to the Senate's gates. They emphasized that such hearings help to find the levers and ways to hold the perpetrators responsible, <text:a xlink:type="simple" xlink:href="https://minre.gov.ua/2023/04/23/amerykanski-zakonodavczi-zaklykaly-rosiyu-negajno-povernuty-deportovanyh-ukrayinskyh-ditej/" text:style-name="Internet_20_link" text:visited-style-name="Visited_20_Internet_20_Link">
reports</text:a>
Ministry of Reintegration of Temporarily Occupied Territories of Ukraine.</text:p>
      <text:p text:style-name="P4">
The participants of the meeting gave the facts when the invaders literally torn children from the families, were taken to the camps where they live in inhumane conditions. In places of intervening, they are pressed by Russian propaganda. In this way, they try to re -educate and make obedience. It is not only a war crime, it is a sign of the agenocide and an attempt to erase the very identity of the nation.</text:p>
      <text:p text:style-name="P4">
Congressmen noted that the International Criminal Court of Putin's International Criminal Court on this accusation is the first of many important steps to bring Russia's senior political leadership.</text:p>
      <text:p text:style-name="P4">
This resolution should demonstrate that the American people support Ukrainian aspirations to fight for their democracy and the return of these children to their homes.</text:p>
      <text:p text:style-name="P4">
News Source: <text:a xlink:type="simple" xlink:href="https://armyinform.com.ua/2023/04/23/amerykanski-zakonodavczi-zaklykaly-rosiyu-negajno-povernuty-deportovanyh-ukrayinskyh-ditej/" text:style-name="Internet_20_link" text:visited-style-name="Visited_20_Internet_20_Link">
https://armyinform.com.ua/2023/04/23/amerykanski-zakonodavczi-zaklykaly-rosiyu-negajno-povernuty-deportovanyh-ukrayinskyh-ditej/</text:a>
</text:p>
      <!--NEWS-->
      <text:h text:style-name="P10" text:outline-level="1">
<text:span text:style-name="T4">
The Prosecutor General's office has documented more than 82 thousand military crimes of the Russian Federation</text:span>
</text:h>
      <text:p text:style-name="P4">
Author: ['АРМІЯINFORM']</text:p>
      <text:p text:style-name="P4">
Time: 2023-04-23T78:00:00-04:00</text:p>
      <text:p text:style-name="P4">
Description: OFIC OFFICEAL OF Ukrainian POSEMOMELAS AND COARSENTY AND DOCH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424128-951521a-ea7bd8c-ogp-2-.jpg" text:style-name="Internet_20_link" text:visited-style-name="Visited_20_Internet_20_Link">
2424128-951521a-ea7bd8c-ogp-2-.jpg</text:a>
', '<text:a xlink:type="simple" xlink:href="https://armyinform.com.ua/wp-content/uploads/2023/04/warcrime-23042023ua.jpg" text:style-name="Internet_20_link" text:visited-style-name="Visited_20_Internet_20_Link">
warcrime-23042023ua.jpg</text:a>
', '<text:a xlink:type="simple" xlink:href="https://armyinform.com.ua/wp-content/uploads/2023/04/warcrime-23042023en-1.jpg" text:style-name="Internet_20_link" text:visited-style-name="Visited_20_Internet_20_Link">
warcrime-23042023en-1.jpg</text:a>
']</text:p>
      <text:p text:style-name="P4">
Tags: ['STOPRUSSIA', 'АГРЕСІЯ РФ', 'ВІЙСЬКОВІ ЗЛОЧИНИ РФ', 'ВТОРГНЕННЯ РФ', 'ОФІС ГЕНЕРАЛЬНОГО ПРОКУРОРА УКРАЇНИ']</text:p>
      <text:p text:style-name="P4">
Category: News</text:p>
      <!--METADATA-->
      <text:p text:style-name="P4">
<draw:frame draw:style-name="fr1" draw:name="Image244" text:anchor-type="as-char" svg:width="6.9236in" svg:height="3.883237in" draw:z-index="0">
<draw:image xlink:href="../Images/AРМІЯINFORM/2023-04-23T78-00-00-04-00/2424128-951521a-ea7bd8c-ogp-2-.jpg" xlink:type="simple" xlink:show="embed" xlink:actuate="onLoad" draw:mime-type="image/jpeg"/>
</draw:frame>
The Office of the Prosecutor General of Ukraine reports the documented crimes committed during the large -scale aggression of the Russian Federation against Ukraine.</text:p>
      <text:p text:style-name="P4">
<draw:frame draw:style-name="fr1" draw:name="Image245" text:anchor-type="as-char" svg:width="6.9236in" svg:height="4.448413in" draw:z-index="0">
<draw:image xlink:href="../Images/AРМІЯINFORM/2023-04-23T78-00-00-04-00/warcrime-23042023ua.jpg" xlink:type="simple" xlink:show="embed" xlink:actuate="onLoad" draw:mime-type="image/jpeg"/>
</draw:frame>
As of April 23, it is registered:</text:p>
      <ul>
        <li>
82 250 Military Crimes, * 17 073 Crimes against National Security of Ukraine.</li>
      </ul>
      <text:p text:style-name="P4">
In addition, according to official data of juvenile prosecutors, 1418 children were affected by the aggression of the Russian Federation, of which:</text:p>
      <ul>
        <li>
470 - children were killed, * 948 - children were injured in varying degrees of severity.</li>
      </ul>
      <text:p text:style-name="P4">
<draw:frame draw:style-name="fr1" draw:name="Image246" text:anchor-type="as-char" svg:width="6.9236in" svg:height="4.448413in" draw:z-index="0">
<draw:image xlink:href="../Images/AРМІЯINFORM/2023-04-23T78-00-00-04-00/warcrime-23042023en-1.jpg" xlink:type="simple" xlink:show="embed" xlink:actuate="onLoad" draw:mime-type="image/jpeg"/>
</draw:frame>
The department emphasizes that these figures are not final, as work continues in their installation in places of active fighting, in temporarily occupied tangible territories.</text:p>
      <text:p text:style-name="P4">
Source: <text:a xlink:type="simple" xlink:href="https://www.gp.gov.ua/ua/posts/do-5-rokiv-za-gratami-zasudzeno-kolaboranta-yakii-pid-cas-okupaciyi-izyumshhini-obiimav-posadu-zaviduyucogo-sektoru-zkg" text:style-name="Internet_20_link" text:visited-style-name="Visited_20_Internet_20_Link">
Office of the Prosecutor General of Ukraine</text:a>
</text:p>
      <text:p text:style-name="P4">
News Source: <text:a xlink:type="simple" xlink:href="https://armyinform.com.ua/2023/04/23/ofis-genprokurora-zadokumentuvav-ponad-82-tysyachi-voyennyh-zlochyniv-rf/" text:style-name="Internet_20_link" text:visited-style-name="Visited_20_Internet_20_Link">
https://armyinform.com.ua/2023/04/23/ofis-genprokurora-zadokumentuvav-ponad-82-tysyachi-voyennyh-zlochyniv-rf/</text:a>
</text:p>
      <!--NEWS-->
      <text:h text:style-name="P10" text:outline-level="1">
<text:span text:style-name="T4">
Doctors make an invaluable contribution to the state's defense capability - Anna Malyar</text:span>
</text:h>
      <text:p text:style-name="P4">
Author: ['АРМІЯINFORM']</text:p>
      <text:p text:style-name="P4">
Time: 2023-04-23T79:00:00-04:00</text:p>
      <text:p text:style-name="P4">
Description: “Ukrainian Medicine Front” - Tsivilni Tie -Vіskovі doctors at once as a rowing lif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Tags: ['STOPRUSSIA', 'ВІЙСЬКОВІ ЛІКАРІ', 'ГАННА МАЛЯР', 'УКРАЇНСЬКИЙ МЕДИЧНИЙ ФРОНТ']</text:p>
      <text:p text:style-name="P4">
Category: News</text:p>
      <!--METADATA-->
      <text:p text:style-name="P4">
<draw:frame draw:style-name="fr1" draw:name="Image247" text:anchor-type="as-char" svg:width="6.9236in" svg:height="4.615733in" draw:z-index="0">
<draw:image xlink:href="../Images/AРМІЯINFORM/2023-04-23T79-00-00-04-00/342988166_1194507931266345_3132785888064533294_n.jpg" xlink:type="simple" xlink:show="embed" xlink:actuate="onLoad" draw:mime-type="image/jpeg"/>
</draw:frame>
The Ukrainian Medical Front - Civil and Military Doctors together save the life and health of our military.</text:p>
      <text:p text:style-name="P4">
500 doctors, military and volunteers in the same hall at the Medical MotivationalMeping conducted an important exchange of views, events, experience.</text:p>
      <text:p text:style-name="P4">
<draw:frame draw:style-name="fr1" draw:name="Image248" text:anchor-type="as-char" svg:width="6.9236in" svg:height="7.158206in" draw:z-index="0">
<draw:image xlink:href="../Images/AРМІЯINFORM/2023-04-23T79-00-00-04-00/342620576_1715232635568497_8165851594006101599_n.jpg" xlink:type="simple" xlink:show="embed" xlink:actuate="onLoad" draw:mime-type="image/jpeg"/>
</draw:frame>
“I will remind that in Ukraine to save our soldiers created a unique uniform space of military and civilian medical institutions, which there are no analogues. Doctors have a very responsible area of the front. They make their own -grade contribution to the defense capability of the state ” - <text:a xlink:type="simple" xlink:href="https://www.facebook.com/ganna.maliar/posts/pfbid0JeL22WEc894ufT376pirVcDD69zNwHGEDvigbFmmdWPT7Ca78vmsdUegvufVS4MXl" text:style-name="Internet_20_link" text:visited-style-name="Visited_20_Internet_20_Link">
noted</text:a>
Deputy Minister of Defense of Ukraine Anna Malyar.</text:p>
      <text:p text:style-name="P4">
<draw:frame draw:style-name="fr1" draw:name="Image249"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News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An on -site meeting of the Provisional Special Commission of the Verkhovna Rada of Ukraine took place in Kharkiv</text:span>
</text:h>
      <text:p text:style-name="P4">
Author: ['АРМІЯINFORM']</text:p>
      <text:p text:style-name="P4">
Time: 2023-04-23T80:00:00-04:00</text:p>
      <text:p text:style-name="P4">
Description: Timchasova is special for the sake of the sake of the sake of the sake of Ukrainian, the war of the member of the Humanitarian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verh-rada-ukrayiny-1.png" text:style-name="Internet_20_link" text:visited-style-name="Visited_20_Internet_20_Link">
verh-rada-ukrayiny-1.png</text:a>
']</text:p>
      <text:p text:style-name="P4">
Tags: ['STOPRUSSIA', 'АГРЕСІЯ РФ', 'ВЕРХОВА РАДА УКРАЇНИ', 'ВІЙНА', 'ВОЄННІ ЗЛОЧИНИ', 'ВТОРГНЕННЯ РФ', 'ТИМЧАСОВА СПЕЦІАЛЬНА КОМІСІЯ ВЕРХОВНОЇ РАДИ УКРАЇНИ']</text:p>
      <text:p text:style-name="P4">
Category: News</text:p>
      <!--METADATA-->
      <text:p text:style-name="P4">
<draw:frame draw:style-name="fr1" draw:name="Image250" text:anchor-type="as-char" svg:width="6.9236in" svg:height="3.548345in" draw:z-index="0">
<draw:image xlink:href="../Images/AРМІЯINFORM/2023-04-23T80-00-00-04-00/verh-rada-ukrayiny-1.png" xlink:type="simple" xlink:show="embed" xlink:actuate="onLoad" draw:mime-type="image/png"/>
</draw:frame>
The Provisional Special Commission of the Verkhovna Rada of Ukraine on International Humanitarian and International Criminal Law in the Conditions of the Armed Aggression of the Russian Federation against Ukraine held an on -site meeting in Kharkiv.</text:p>
      <text:p text:style-name="P4">
About this <text:a xlink:type="simple" xlink:href="https://www.facebook.com/verkhovna.rada.ukraine/videos/973492180476624" text:style-name="Internet_20_link" text:visited-style-name="Visited_20_Internet_20_Link">
it is referred</text:a>
In the report on the official page of the Verkhovna Rada of Ukraine on Facebook.</text:p>
      <ul>
        <li>
The war is not an excuse for violation of human rights and international humanitarian standards, - said the speaker of Parliament Ruslan Stefanchuk to the TSC participants.</li>
      </ul>
      <text:p text:style-name="P4">
Among one of the most important tasks of the commission, its organizers consider the fixation of crimes committed against the Ukrainian people, the collection of a properly expedited base and the establishment of all those involved in the violation of international humanitarian law.</text:p>
      <text:p text:style-name="P4">
News Source: <text:a xlink:type="simple" xlink:href="https://armyinform.com.ua/2023/04/23/u-harkovi-vidbulosya-vyyizne-zasidannya-tymchasovoyi-speczialnoyi-komisiyi-verhovnoyi-rady-ukrayiny/" text:style-name="Internet_20_link" text:visited-style-name="Visited_20_Internet_20_Link">
https://armyinform.com.ua/2023/04/23/u-harkovi-vidbulosya-vyyizne-zasidannya-tymchasovoyi-speczialnoyi-komisiyi-verhovnoyi-rady-ukrayiny/</text:a>
</text:p>
      <!--NEWS-->
      <text:h text:style-name="P10" text:outline-level="1">
<text:span text:style-name="T4">
In the Nikolaevshchina a Russian reconnaissance drone was shot down</text:span>
</text:h>
      <text:p text:style-name="P4">
Author: ['АРМІЯINFORM']</text:p>
      <text:p text:style-name="P4">
Time: 2023-04-23T81:00:00-04:00</text:p>
      <text:p text:style-name="P4">
Description: About Tse on the Storinzi at Facebook, the service Zv'yazkiv wt the Gromadzkіstya of the Divate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990538_195618476625181_3104676035316537918_n.jpg" text:style-name="Internet_20_link" text:visited-style-name="Visited_20_Internet_20_Link">
342990538_195618476625181_3104676035316537918_n.jpg</text:a>
']</text:p>
      <text:p text:style-name="P4">
Tags: ['STOPRUSSIA', 'АГРЕСІЯ РФ', 'БПЛА', 'ВІЙНА', 'ВТОРГНЕННЯ РФ', 'МЕРЛІН', 'ПОВІТРЯНЕ КОМАНДУВАННЯ «ПІВДЕНЬ»']</text:p>
      <text:p text:style-name="P4">
Category: News</text:p>
      <!--METADATA-->
      <text:p text:style-name="P4">
<draw:frame draw:style-name="fr1" draw:name="Image251" text:anchor-type="as-char" svg:width="6.9236in" svg:height="6.9236in" draw:z-index="0">
<draw:image xlink:href="../Images/AРМІЯINFORM/2023-04-23T81-00-00-04-00/342990538_195618476625181_3104676035316537918_n.jpg" xlink:type="simple" xlink:show="embed" xlink:actuate="onLoad" draw:mime-type="image/jpeg"/>
</draw:frame>
About it on the Facebook page <text:a xlink:type="simple" xlink:href="https://www.facebook.com/PvKPivden/posts/pfbid02FCajQbvehnrSUpH9DxAVMeEmCXn7tDY3imyJoDfjACRRJcgUbLcCo5KGApLEfpYLl" text:style-name="Internet_20_link" text:visited-style-name="Visited_20_Internet_20_Link">
reported</text:a>
South Air Force Command Service.</text:p>
      <text:p text:style-name="P4">
On April 23, 2023, at about 11.50, in the Nikolaev area, the soldiers of the Air Force Odessa Brigade of the Air Command "South" was shot down by a Russian reconnaissance UAV type "Merlin" - the message reads.</text:p>
      <text:p text:style-name="P4">
News Source: <text:a xlink:type="simple" xlink:href="https://armyinform.com.ua/2023/04/23/na-mykolayivshhyni-zbyto-rosijskyj-rozviduvalnyj-bezpilotnyk/" text:style-name="Internet_20_link" text:visited-style-name="Visited_20_Internet_20_Link">
https://armyinform.com.ua/2023/04/23/na-mykolayivshhyni-zbyto-rosijskyj-rozviduvalnyj-bezpilotnyk/</text:a>
</text:p>
      <!--NEWS-->
      <text:h text:style-name="P10" text:outline-level="1">
<text:span text:style-name="T4">
The Russian Federation continues to violate the International Convention on the Protection of Human Life at Sea</text:span>
</text:h>
      <text:p text:style-name="P4">
Author: ['АРМІЯINFORM']</text:p>
      <text:p text:style-name="P4">
Time: 2023-04-23T82:00:00-04:00</text:p>
      <text:p text:style-name="P4">
Description: Chorny Morin has 7 thoroughly shipbuilders on the Boyal Cherguvanni Boyal Cherguvanni, the yoke of the Yakiki 2 nose ... War with Ukraine 2022, the war with Ukraine is the latest news today, the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ms.jpg" text:style-name="Internet_20_link" text:visited-style-name="Visited_20_Internet_20_Link">
vms.jpg</text:a>
']</text:p>
      <text:p text:style-name="P4">
Tags: ['ВМС', 'ВМС ЗС УКРАЇНИ', 'ВОРОЖІ КОРАБЛІ', 'СЕРЕДЗЕМНЕ МОРЕ', 'ЧОРНЕ ТА АЗОВСЬКЕ МОРЯ']</text:p>
      <text:p text:style-name="P4">
Category: News</text:p>
      <!--METADATA-->
      <text:p text:style-name="P4">
<draw:frame draw:style-name="fr1" draw:name="Image252" text:anchor-type="as-char" svg:width="6.9236in" svg:height="8.6545in" draw:z-index="0">
<draw:image xlink:href="../Images/AРМІЯINFORM/2023-04-23T82-00-00-04-00/vms.jpg" xlink:type="simple" xlink:show="embed" xlink:actuate="onLoad" draw:mime-type="image/jpeg"/>
</draw:frame>
In the Black Sea, there are 7 enemy ships on the battle duty, medium -sized 2 carriers of the Caliber Caliber Missiles up to 8 missiles; in Azov Mor - 1 enemy ship; In the Mediterranean, there are up to 8 enemy ships on the battle duty, of which 2 carriers of the winged missiles "Caliber", a total volley of up to 24 rockets.</text:p>
      <text:p text:style-name="P4">
These clarified data <text:a xlink:type="simple" xlink:href="https://www.facebook.com/navy.mil.gov.ua/posts/pfbid0yuUAKZrTPzxu5uxR1wL2Y5FLmU1fNCL675TU68hZfGnRCKheWasVnPDptSALZLiLl" text:style-name="Internet_20_link" text:visited-style-name="Visited_20_Internet_20_Link">
released</text:a>
The Command of the Navy of the Armed Forces on its official UFACBObook page.</text:p>
      <text:p text:style-name="P4">
During the day in the interests of the Russian Federation the passage of the Kerch-Yenikhal Strait made:</text:p>
      <ul>
        <li>
          <text:p text:style-name="P4">
to the Azov Sea - 7 ships, 2 of them moved from the Bosphorus Strait;</text:p>
        </li>
        <li>
          <text:p text:style-name="P4">
24 vessels to the Black Sea, 9 of them continued the movement in the direction of the duct.</text:p>
        </li>
        <li>
          <text:p text:style-name="P4">
The Russian Federation continues to violate the International Convention on the Protection of Human Life of Nabor 1974.(SOLAS)by turning off automatic identification systems(AIS), Nazi vessels in the waters of the Azov Sea, - the message reads.</text:p>
        </li>
      </ul>
      <text:p text:style-name="P4">
News Source: <text:a xlink:type="simple" xlink:href="https://armyinform.com.ua/2023/04/23/komanduvannya-vms-zsu-oprylyudnylo-dani-pro-kilkist-korabliv-rf-u-chornomu-seredzemnomu-ta-azovskomu-moryah/" text:style-name="Internet_20_link" text:visited-style-name="Visited_20_Internet_20_Link">
https://armyinform.com.ua/2023/04/23/komanduvannya-vms-zsu-oprylyudnylo-dani-pro-kilkist-korabliv-rf-u-chornomu-seredzemnomu-ta-azovskomu-moryah/</text:a>
</text:p>
      <!--NEWS-->
      <text:h text:style-name="P10" text:outline-level="1">
<text:span text:style-name="T4">
New anti -Russian sanctions: MIC, political parties and persons close to oligarchs</text:span>
</text:h>
      <text:p text:style-name="P4">
Author: ['АРМІЯINFORM']</text:p>
      <text:p text:style-name="P4">
Time: 2023-04-23T83:00:00-04:00</text:p>
      <text:p text:style-name="P4">
Description: Ukrainian President Volodymyr Zelensky in the sake of National Bezpek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op-russia-1.jpg" text:style-name="Internet_20_link" text:visited-style-name="Visited_20_Internet_20_Link">
stop-russia-1.jpg</text:a>
']</text:p>
      <text:p text:style-name="P4">
Tags: ['STOPRUSSIA', 'АГРЕСІЯ РФ', 'АНТИРОСІЙСЬКІ САНКЦІЇ']</text:p>
      <text:p text:style-name="P4">
Category: News</text:p>
      <!--METADATA-->
      <text:p text:style-name="P4">
<draw:frame draw:style-name="fr1" draw:name="Image253" text:anchor-type="as-char" svg:width="6.9236in" svg:height="3.851253in" draw:z-index="0">
<draw:image xlink:href="../Images/AРМІЯINFORM/2023-04-23T83-00-00-04-00/stop-russia-1.jpg" xlink:type="simple" xlink:show="embed" xlink:actuate="onLoad" draw:mime-type="image/jpeg"/>
</draw:frame>
President of Ukraine Volodymyr Zelensky entered into force the decision of the National Security and Defense Council of Ukraine on the introduction of sanctions against legal entities related to the Russian military-industrial complex. Another decree of the main state imposed a sanction against persons whose restrictions have already been imposed by partners of Ukraine earlier, political parties from the Russian Federation, etc.</text:p>
      <text:p text:style-name="P4">
Pre-suggestions of sanctions were considered and recommended to submit to the consideration of Ukraine an interagency working group on the implementation of state sanction politics under the chairmanship of the First Vice Prime Minister of Ukraine-Ministers of Ukraine Yulia Sviridenko.</text:p>
      <ul>
        <li>
Another large package for companies and persons related to the Rabbit MIC. We also reflect the sanctions imposed by our partners of the heads of the families of Russian oligarchs, close to them and the companies, which are de facto. Finally, sanctions are imposed against Russian political parties, and in fact - branches of one party named Putin.</li>
      </ul>
      <text:p text:style-name="P4">
Thus, according to Presidential Decree No. 236/2023, sanctions were imposed against 322 companies related to Russia's MIC. In particular, in the list: JSC "Scientific and Production Corporation" Space Systems of Monitoring, Information and Current Taelectromechanical Complexes ", Federal State Budget Institution" Central Research Institute of Air Force " -production center "Progress", JSC "Kazan Optical and Mechanical Plant", JSC "Research and Design Bureau of Special Technical Means", JSC "Radiotechnical and information systems of air-space defense", LLC "Quartr-VPK" and others.</text:p>
      <text:p text:style-name="P4">
Decree No. 235/2023 imposed sanctions against 40 individuals - citizens of the Russian Federation, Iran, Mali, Switzerland, etc. For example, the sanction list of a friend, daughter and son of Russian oligarch Vladimir Potanin. The US sanctions were imposed in December 2022. Also in the list - the wife of the Russian oligarch Suleiman Kerimov, who is a member of the closest collooligers close to Vladimir Putin. Restrictions on family members have been introduced earlier by the United States, Great Britain, Japan. Also, Ukrainian imprisores against persons who manage foreign companies of Russian oligarchs and the companies themselves.The list is also political parties of the Russian Federation - "One Russia", the Communist Party, the LDPR "Fair" and others,</text:p>
      <text:p text:style-name="P4">
Sanctions were imposed against the so -called. "Ministry of Civil Defense Affairs, Emergency Situations and Elimination of Consequences of Natural Disasters of the Donetsk International Republic." A total of 60 legal entities in the list, <text:a xlink:type="simple" xlink:href="https://www.kmu.gov.ua/news/novi-sanktsii-vpk-politychni-partii-ta-osoby-nablyzheni-do-oliharkhiv" text:style-name="Internet_20_link" text:visited-style-name="Visited_20_Internet_20_Link">
reports</text:a>
Government portal.</text:p>
      <text:p text:style-name="P4">
News Source: <text:a xlink:type="simple" xlink:href="https://armyinform.com.ua/2023/04/23/novi-antyrosijski-sankcziyi-vpk-politychni-partiyi-ta-osoby-nablyzheni-do-oligarhiv/" text:style-name="Internet_20_link" text:visited-style-name="Visited_20_Internet_20_Link">
https://armyinform.com.ua/2023/04/23/novi-antyrosijski-sankcziyi-vpk-politychni-partiyi-ta-osoby-nablyzheni-do-oligarhiv/</text:a>
</text:p>
      <!--NEWS-->
      <text:h text:style-name="P10" text:outline-level="1">
<text:span text:style-name="T4">
The General Staff showed training of landing units</text:span>
</text:h>
      <text:p text:style-name="P4">
Author: ['АРМІЯINFORM']</text:p>
      <text:p text:style-name="P4">
Time: 2023-04-23T84:00:00-04:00</text:p>
      <text:p text:style-name="P4">
Description: Tacticly busy landing and heating pikidrzdiliv vіdvyv in the most realistic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052806_1901611233529727_6784965320004299049_n.jpg" text:style-name="Internet_20_link" text:visited-style-name="Visited_20_Internet_20_Link">
343052806_1901611233529727_6784965320004299049_n.jpg</text:a>
', '<text:a xlink:type="simple" xlink:href="https://armyinform.com.ua/wp-content/uploads/2023/04/342577016_499291012283247_9172234364978701752_n-150x150.jpg" text:style-name="Internet_20_link" text:visited-style-name="Visited_20_Internet_20_Link">
342577016_499291012283247_9172234364978701752_n-150x150.jpg</text:a>
', '<text:a xlink:type="simple" xlink:href="https://armyinform.com.ua/wp-content/uploads/2023/04/342603927_626545652249561_6534273269673558576_n-150x150.jpg" text:style-name="Internet_20_link" text:visited-style-name="Visited_20_Internet_20_Link">
342603927_626545652249561_6534273269673558576_n-150x150.jpg</text:a>
', '<text:a xlink:type="simple" xlink:href="https://armyinform.com.ua/wp-content/uploads/2023/04/342610157_778372500223451_8165624481080207626_n-150x150.jpg" text:style-name="Internet_20_link" text:visited-style-name="Visited_20_Internet_20_Link">
342610157_778372500223451_8165624481080207626_n-150x150.jpg</text:a>
', '<text:a xlink:type="simple" xlink:href="https://armyinform.com.ua/wp-content/uploads/2023/04/342620514_187818157432394_7395782807148968991_n-150x150.jpg" text:style-name="Internet_20_link" text:visited-style-name="Visited_20_Internet_20_Link">
342620514_187818157432394_7395782807148968991_n-150x150.jpg</text:a>
', '<text:a xlink:type="simple" xlink:href="https://armyinform.com.ua/wp-content/uploads/2023/04/342623826_6069460449836564_3112899433607826680_n-150x150.jpg" text:style-name="Internet_20_link" text:visited-style-name="Visited_20_Internet_20_Link">
342623826_6069460449836564_3112899433607826680_n-150x150.jpg</text:a>
']</text:p>
      <text:p text:style-name="P4">
Tags: ['STOPRUSSIA', 'ВІЙНА', 'ГШ ЗСУ', 'ДШВ ЗС УКРАЇНИ']</text:p>
      <text:p text:style-name="P4">
Category: News</text:p>
      <!--METADATA-->
      <text:p text:style-name="P4">
<draw:frame draw:style-name="fr1" draw:name="Image254" text:anchor-type="as-char" svg:width="6.9236in" svg:height="3.894525in" draw:z-index="0">
<draw:image xlink:href="../Images/AРМІЯINFORM/2023-04-23T84-00-00-04-00/343052806_1901611233529727_6784965320004299049_n.jpg" xlink:type="simple" xlink:show="embed" xlink:actuate="onLoad" draw:mime-type="image/jpeg"/>
</draw:frame>
Tactical training of landing units occur in the maximum realistic conditions. The commanders give orders clearly and professionally, controlling the stage of completing the tasks. Movement by cross -country terrain, storm of "hostile" positions, rapidness and coherence of the paratroopers confirmed: every day of the exercises brings the victory over the Russian invaders.</text:p>
      <text:p text:style-name="P4">
<text:a xlink:type="simple" xlink:href="https://armyinform.com.ua/wp-content/uploads/2023/04/342577016_499291012283247_9172234364978701752_n.jpg" text:style-name="Internet_20_link" text:visited-style-name="Visited_20_Internet_20_Link">
!(Images/AРМІЯINFORM/2023-04-23T84-00-00-04-00/342577016_499291012283247_9172234364978701752_n-150x150.jpg)</text:a>
</text:p>
      <text:p text:style-name="P4">
<text:a xlink:type="simple" xlink:href="https://armyinform.com.ua/wp-content/uploads/2023/04/342603927_626545652249561_6534273269673558576_n.jpg" text:style-name="Internet_20_link" text:visited-style-name="Visited_20_Internet_20_Link">
<draw:frame draw:style-name="fr1" draw:name="Image255" text:anchor-type="as-char" svg:width="6.9236in" svg:height="6.9236in" draw:z-index="0">
<draw:image xlink:href="../Images/AРМІЯINFORM/2023-04-23T84-00-00-04-00/342603927_626545652249561_6534273269673558576_n-150x150.jpg" xlink:type="simple" xlink:show="embed" xlink:actuate="onLoad" draw:mime-type="image/jpeg"/>
</draw:frame>
</text:a>
</text:p>
      <text:p text:style-name="P4">
<text:a xlink:type="simple" xlink:href="https://armyinform.com.ua/wp-content/uploads/2023/04/342610157_778372500223451_8165624481080207626_n.jpg" text:style-name="Internet_20_link" text:visited-style-name="Visited_20_Internet_20_Link">
<draw:frame draw:style-name="fr1" draw:name="Image256" text:anchor-type="as-char" svg:width="6.9236in" svg:height="6.9236in" draw:z-index="0">
<draw:image xlink:href="../Images/AРМІЯINFORM/2023-04-23T84-00-00-04-00/342610157_778372500223451_8165624481080207626_n-150x150.jpg" xlink:type="simple" xlink:show="embed" xlink:actuate="onLoad" draw:mime-type="image/jpeg"/>
</draw:frame>
</text:a>
</text:p>
      <text:p text:style-name="P4">
<text:a xlink:type="simple" xlink:href="https://armyinform.com.ua/wp-content/uploads/2023/04/342620514_187818157432394_7395782807148968991_n.jpg" text:style-name="Internet_20_link" text:visited-style-name="Visited_20_Internet_20_Link">
<draw:frame draw:style-name="fr1" draw:name="Image257" text:anchor-type="as-char" svg:width="6.9236in" svg:height="6.9236in" draw:z-index="0">
<draw:image xlink:href="../Images/AРМІЯINFORM/2023-04-23T84-00-00-04-00/342620514_187818157432394_7395782807148968991_n-150x150.jpg" xlink:type="simple" xlink:show="embed" xlink:actuate="onLoad" draw:mime-type="image/jpeg"/>
</draw:frame>
</text:a>
</text:p>
      <text:p text:style-name="P4">
<text:a xlink:type="simple" xlink:href="https://armyinform.com.ua/wp-content/uploads/2023/04/342623826_6069460449836564_3112899433607826680_n.jpg" text:style-name="Internet_20_link" text:visited-style-name="Visited_20_Internet_20_Link">
<draw:frame draw:style-name="fr1" draw:name="Image258" text:anchor-type="as-char" svg:width="6.9236in" svg:height="6.9236in" draw:z-index="0">
<draw:image xlink:href="../Images/AРМІЯINFORM/2023-04-23T84-00-00-04-00/342623826_6069460449836564_3112899433607826680_n-150x150.jpg" xlink:type="simple" xlink:show="embed" xlink:actuate="onLoad" draw:mime-type="image/jpeg"/>
</draw:frame>
</text:a>
The enemy will be defeated and expelled from our earth - <text:a xlink:type="simple" xlink:href="https://www.facebook.com/GeneralStaff.ua/posts/pfbid02a7Gey2cZEVSXtRGK7LsQNwUHdZSXjtmnV7foPUTd2MnHcCscLAwMFZpKFdrxvyQEl" text:style-name="Internet_20_link" text:visited-style-name="Visited_20_Internet_20_Link">
it says</text:a>
in the message.</text:p>
      <text:p text:style-name="P4">
News Source: <text:a xlink:type="simple" xlink:href="https://armyinform.com.ua/2023/04/23/genshtab-pokazav-trenuvannya-desantno-shturmovyh-pidrozdiliv/" text:style-name="Internet_20_link" text:visited-style-name="Visited_20_Internet_20_Link">
https://armyinform.com.ua/2023/04/23/genshtab-pokazav-trenuvannya-desantno-shturmovyh-pidrozdiliv/</text:a>
</text:p>
      <!--NEWS-->
      <text:h text:style-name="P10" text:outline-level="1">
<text:span text:style-name="T4">
Russians plan to mobilize migrants from Central Asia</text:span>
</text:h>
      <text:p text:style-name="P4">
Author: ['АРМІЯINFORM']</text:p>
      <text:p text:style-name="P4">
Time: 2023-04-23T85:00:00-04:00</text:p>
      <text:p text:style-name="P4">
Description: The Kremlin came up with the method, yak Popovniti ZS RF RF TAL RIVEN RIVEN RIVE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protyv_news_000000000000000.jpg" text:style-name="Internet_20_link" text:visited-style-name="Visited_20_Internet_20_Link">
sprotyv_news_000000000000000.jpg</text:a>
']</text:p>
      <text:p text:style-name="P4">
Tags: ['STOPRUSSIA', 'ВТОРГНЕННЯ РФ', 'ДУТА ВЕЛИЧ РОСАРМІЇ', 'ЦЕНТР НАЦІОНАЛЬНОГО СПРОТИВУ']</text:p>
      <text:p text:style-name="P4">
Category: News</text:p>
      <!--METADATA-->
      <text:p text:style-name="P4">
<draw:frame draw:style-name="fr1" draw:name="Image259" text:anchor-type="as-char" svg:width="6.9236in" svg:height="4.615733in" draw:z-index="0">
<draw:image xlink:href="../Images/AРМІЯINFORM/2023-04-23T85-00-00-04-00/sprotyv_news_000000000000000.jpg" xlink:type="simple" xlink:show="embed" xlink:actuate="onLoad" draw:mime-type="image/jpeg"/>
</draw:frame>
The Kremlin came up with a method of replenishing the ranks of the Armed Forces of the Russian Federation and reducing the level of voltage, <text:a xlink:type="simple" xlink:href="https://sprotyv.mod.gov.ua/2023/04/23/rosiyany-planuyut-mobilizovuvaty-migrantiv-z-czentralnoyi-aziyi/" text:style-name="Internet_20_link" text:visited-style-name="Visited_20_Internet_20_Link">
reports</text:a>
Center of National Establishment.</text:p>
      <text:p text:style-name="P4">
In Russia, migrants from Central Asia began to be pressed and demanded in the war against Ukraine. The Russians go two ways.</text:p>
      <text:p text:style-name="P4">
The first is through military enlistment offices, and this applies to migrants who are the owners of the Russian passport. Almost immediately, they receive a summons and during the communication with the excommonation, they will receive threats that they will be deprived of citizenship if they will be mobilized.</text:p>
      <text:p text:style-name="P4">
The second applies to those who have not yet received the passport. They are promised to receive a citizen in the shortest possible time, if they go to the ranks of the Armed Forces of the Russian Federation. In the case of their reflection, they are threatened with deportation.</text:p>
      <text:p text:style-name="P4">
One of the reasons for this decision is the dissatisfaction with the families of Russian servicemen on delays in payments for the dead. The mobilization of migrant has been concerned with the reassurance of ethnic Russians about new waves of mobilization. In such a way, the Kremlin continues the strategy of use as cannon meat inhabitants and less secured people as opposed to Muscovites.</text:p>
      <text:p text:style-name="P4">
News Source: <text:a xlink:type="simple" xlink:href="https://armyinform.com.ua/2023/04/23/rosiyany-planuyut-mobilizovuvaty-migrantiv-z-czentralnoyi-aziyi/" text:style-name="Internet_20_link" text:visited-style-name="Visited_20_Internet_20_Link">
https://armyinform.com.ua/2023/04/23/rosiyany-planuyut-mobilizovuvaty-migrantiv-z-czentralnoyi-aziyi/</text:a>
</text:p>
      <!--NEWS-->
      <text:h text:style-name="P10" text:outline-level="1">
<text:span text:style-name="T4">
"True peace is the restoration of internationally recognized borders of Ukraine" - Dmytro Kuleba</text:span>
</text:h>
      <text:p text:style-name="P4">
Author: ['АРМІЯINFORM']</text:p>
      <text:p text:style-name="P4">
Time: 2023-04-23T86:00:00-04:00</text:p>
      <text:p text:style-name="P4">
Description: Міністр закордонних справ України Дмитро Кулеба впевнений, що голоси за переговори мі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STOPRUSSIA', 'АГРЕСІЯ РФ', 'ВТОРГНЕННЯ РФ', 'ДМИТРО КУЛЕБА']</text:p>
      <text:p text:style-name="P4">
Category: News</text:p>
      <!--METADATA-->
      <text:p text:style-name="P4">
<draw:frame draw:style-name="fr1" draw:name="Image260" text:anchor-type="as-char" svg:width="6.9236in" svg:height="3.891564in" draw:z-index="0">
<draw:image xlink:href="../Images/AРМІЯINFORM/2023-04-23T86-00-00-04-00/kuleba.jpg" xlink:type="simple" xlink:show="embed" xlink:actuate="onLoad" draw:mime-type="image/jpeg"/>
</draw:frame>
Foreign Minister of Ukraine Dmitry Kuleba is convinced that the votes of the Debt between Ukraine and the Russian Federation, which are heard from different parts of the world, do not take into account the fact that Moscow does not demonstrate the slightest readiness for peace. About this <text:a xlink:type="simple" xlink:href="https://www.welt.de/debatte/kommentare/article244947038/Dmytro-Kuleba-Russland-hat-auch-Europa-den-Frieden-gestohlen.html" text:style-name="Internet_20_link" text:visited-style-name="Visited_20_Internet_20_Link">
it is referred</text:a>
in the column of the Ministry of Ministry of German edition Die Welt.</text:p>
      <text:p text:style-name="P4">
Kuleba emphasized that Russia continues to exert brutal attacks by the Ukrainian villages and cities in order to kill more people and seize more land, and it is not like the desire to negotiate, stop aggression and restore peace.</text:p>
      <text:p text:style-name="P4">
"There will be no real peace for Ukraine or the rest of the world, if Russia is not fully responsible for all its crimes, including crime against Ukraine and all subsequent war crimes, the crime of humanity and genocide," Kuleba emphasized.</text:p>
      <text:p text:style-name="P4">
According to him, the future of Euro -Atlantic security is decided on the battlefield of the in Ukraine.</text:p>
      <text:p text:style-name="P4">
“A true peace is the restoration of internationally recognized borders of Ukraine. A true peace is a safe homeland for the Crimean Tatar people in Ukrainian Crimea. True peace is grain ships, not military encryption in the Black Sea. A true peace is a world united by the rule of international law. This is what we fight for - not only for victory in the war, but also for a real, long -term peace, ”the Minister of Foreign Affairs of Ukraine explained.</text:p>
      <text:p text:style-name="P4">
News Source: <text:a xlink:type="simple" xlink:href="https://armyinform.com.ua/2023/04/23/spravzhnij-myr-cze-vidnovlennya-mizhnarodno-vyznanyh-kordoniv-ukrayiny-dmytro-kuleba/" text:style-name="Internet_20_link" text:visited-style-name="Visited_20_Internet_20_Link">
https://armyinform.com.ua/2023/04/23/spravzhnij-myr-cze-vidnovlennya-mizhnarodno-vyznanyh-kordoniv-ukrayiny-dmytro-kuleba/</text:a>
</text:p>
      <!--NEWS-->
      <text:h text:style-name="P10" text:outline-level="1">
<text:span text:style-name="T4">
International organizations continue to assist Ukrainians who have left their homes</text:span>
</text:h>
      <text:p text:style-name="P4">
Author: ['АРМІЯINFORM']</text:p>
      <text:p text:style-name="P4">
Time: 2023-04-23T87:00:00-04:00</text:p>
      <text:p text:style-name="P4">
Description: About the Tsm Ofitsa website, the Mini -Castle of Zwan Reintegrazi Timchasov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zentr-nadannya-dopomogy-scaled.jpg" text:style-name="Internet_20_link" text:visited-style-name="Visited_20_Internet_20_Link">
czentr-nadannya-dopomogy-scaled.jpg</text:a>
']</text:p>
      <text:p text:style-name="P4">
Tags: ['STOPRUSSIA', 'АГРЕСІЯ РФ', 'ВІЙНА', 'ВНУТРІШНЬО ПЕРЕМІЩЕНІ ОСОБИ', 'ВТОРГНЕННЯ РФ', 'ДОПОМОГА ВПО', 'ДОПОМОГА ПАРТНЕРІВ', 'СВІТ ПІДТРИМУЄ УКРАЇНУ']</text:p>
      <text:p text:style-name="P4">
Category: News</text:p>
      <!--METADATA-->
      <text:p text:style-name="P4">
<draw:frame draw:style-name="fr1" draw:name="Image261" text:anchor-type="as-char" svg:width="6.9236in" svg:height="4.621503in" draw:z-index="0">
<draw:image xlink:href="../Images/AРМІЯINFORM/2023-04-23T87-00-00-04-00/czentr-nadannya-dopomogy-scaled.jpg" xlink:type="simple" xlink:show="embed" xlink:actuate="onLoad" draw:mime-type="image/jpeg"/>
</draw:frame>
Photo from the site ukraine.unfpa.org</text:p>
      <text:p text:style-name="P4">
About it on your official site <text:a xlink:type="simple" xlink:href="https://minre.gov.ua/2023/04/23/czentry-soczialno-psyhologichnoyi-pidtrymky-unfpa/" text:style-name="Internet_20_link" text:visited-style-name="Visited_20_Internet_20_Link">
reports</text:a>
Ministry of Reintegration of the Temporarily Coopered Territories of Ukraine.</text:p>
      <text:p text:style-name="P4">
Among the organizations that help internally displaced persons, the Ministry of Reintegration called UNFPA(UN Population Fund in Ukraine). Йогофахівці здійснюють соціально-психологічну підтримку у спеціальних Центрахсоціально-психологічної підтримки.</text:p>
      <text:p text:style-name="P4">
Там можна отримати консультації з юридичних питань, щодо медичної тагуманітарної допомоги, державних виплат, тимчасового прихистку, а такожпсихологічну підтримку.</text:p>
      <text:p text:style-name="P4">
Центри працюють за адресами:</text:p>
      <ul>
        <li>
Полтава: вул. Соборності, 58, 2-й поверх, тел.: (097)944-96-01,(099)014-74-45, Monday-Friday from 09:00 to 3:30 pm. * Zaporozhye: ave. Cathedral, 106, tel.:(050)463-16-29, Monday-Saturday from 09:00 to 16:00. * Lviv: Lviv Palace of Arts, vul. Mykola Copernicus, 17, tel.:(067)600-32-69,(050)777-22-19, Monday-Friday from 10:00 to 18:00. * Dnipro: ave. Dmitry Yavornitsky, 68 B, tel.:(099)245-21-21, Monday-Friday from 09:00 to 16:00. * Kyiv: str. Rainbow, 6a, tel.:(066)170-48-90, Monday-Friday from 09:00 to 17:00, Saturday-from 09:00 to 15:00. * Chernivtsi: str. Home, 128, tel.:(098)090-39-97, Monday-Friday from 10:00 to 18:00. * Mukachevo: Sq. Dukhnovich, 2(in the premises of the CNAP), tel.:(050)815-90-49, Monday-Friday from 08:00 to 18:00. * Kherson: Mobile Center, Tel.:(050)626-13-79, Monday-Friday from 09:00 to 16:00. * Kharkiv: Mobile Center, Tel.:(068)577-79-13, Wednesday-Sunday from 09:00 to 18:00.</li>
      </ul>
      <text:p text:style-name="P4">
News Source: <text:a xlink:type="simple" xlink:href="https://armyinform.com.ua/2023/04/23/mizhnarodni-organizacziyi-prodovzhuyut-nadavaty-dopomogu-ukrayinczyam-yaki-vymusheno-pokynuly-svoyi-domivky/" text:style-name="Internet_20_link" text:visited-style-name="Visited_20_Internet_20_Link">
https://armyinform.com.ua/2023/04/23/mizhnarodni-organizacziyi-prodovzhuyut-nadavaty-dopomogu-ukrayinczyam-yaki-vymusheno-pokynuly-svoyi-domivky/</text:a>
</text:p>
      <!--NEWS-->
      <text:h text:style-name="P10" text:outline-level="1">
<text:span text:style-name="T4">
Aviation of Defense Forces per day struck 11 beats in the enemy's concentration areas</text:span>
</text:h>
      <text:p text:style-name="P4">
Author: ['АРМІЯINFORM']</text:p>
      <text:p text:style-name="P4">
Time: 2023-04-23T88:00:00-04:00</text:p>
      <text:p text:style-name="P4">
Description: Avіaatsіya defense forces for Dob took 11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vicziya_udar-2.jpg" text:style-name="Internet_20_link" text:visited-style-name="Visited_20_Internet_20_Link">
avicziya_udar-2.jpg</text:a>
']</text:p>
      <text:p text:style-name="P4">
Tags: ['STOPRUSSIA', 'АГРЕСІЯ РФ', 'ВТОРГНЕННЯ РФ', 'ВТРАТИ ВОРОГА', 'ГШ ЗСУ', 'ХРОНІКА ОБОРОНИ']</text:p>
      <text:p text:style-name="P4">
Category: News</text:p>
      <!--METADATA-->
      <text:p text:style-name="P4">
<draw:frame draw:style-name="fr1" draw:name="Image262" text:anchor-type="as-char" svg:width="6.9236in" svg:height="4.834981in" draw:z-index="0">
<draw:image xlink:href="../Images/AРМІЯINFORM/2023-04-23T88-00-00-04-00/avicziya_udar-2.jpg" xlink:type="simple" xlink:show="embed" xlink:actuate="onLoad" draw:mime-type="image/jpeg"/>
</draw:frame>
<text:span text:style-name="T4">
 🔥 Situation on Russian invasion </text:span>
</text:p>
      <text:p text:style-name="P4">
The aviation of the defense forces per day made 11 beats in the areas of concentration of personal staff and military equipment of the invaders. There were also 2 hostile exploration UAVs type "Merlin" and 1-"Orlan-10", <text:a xlink:type="simple" xlink:href="https://www.facebook.com/GeneralStaff.ua/posts/pfbid0NvLxNmEnT5P5eNBssoobkH2EBdLwrEd2sbq5JyDBAn9c8TuAsRbSTFBaL6szr9Qnl" text:style-name="Internet_20_link" text:visited-style-name="Visited_20_Internet_20_Link">
reports</text:a>
The General Staff of the Armed Forces of Ukraine.</text:p>
      <text:p text:style-name="P4">
News Source: <text:a xlink:type="simple" xlink:href="https://armyinform.com.ua/2023/04/23/aviacziya-syl-oborony-za-dobu-zavdala-11-udariv-po-rajonah-zoseredzhennya-protyvnyka/" text:style-name="Internet_20_link" text:visited-style-name="Visited_20_Internet_20_Link">
https://armyinform.com.ua/2023/04/23/aviacziya-syl-oborony-za-dobu-zavdala-11-udariv-po-rajonah-zoseredzhennya-protyvnyka/</text:a>
</text:p>
      <!--NEWS-->
      <text:h text:style-name="P10" text:outline-level="1">
<text:span text:style-name="T4">
The enemy concentrates offensive efforts on Bakhmut, Avdiiv and Mariinsky directions</text:span>
</text:h>
      <text:p text:style-name="P4">
Author: ['АРМІЯINFORM']</text:p>
      <text:p text:style-name="P4">
Time: 2023-04-23T89:00:00-04:00</text:p>
      <text:p text:style-name="P4">
Description: Yak Doldomlya General Staff of the ZS Ukrainian, Rosіyska Federalsia іignoruvat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axmut-1.jpg" text:style-name="Internet_20_link" text:visited-style-name="Visited_20_Internet_20_Link">
baxmut-1.jpg</text:a>
']</text:p>
      <text:p text:style-name="P4">
Tags: ['STOPRUSSIA', 'АГРЕСІЯ РФ', 'ВІЙНА', 'ВТОРГНЕННЯ РФ', 'ГШ ЗСУ', 'ХРОНІКА ОБОРОНИ']</text:p>
      <text:p text:style-name="P4">
Category: News</text:p>
      <!--METADATA-->
      <text:p text:style-name="P4">
<draw:frame draw:style-name="fr1" draw:name="Image263" text:anchor-type="as-char" svg:width="6.9236in" svg:height="4.615733in" draw:z-index="0">
<draw:image xlink:href="../Images/AРМІЯINFORM/2023-04-23T89-00-00-04-00/baxmut-1.jpg" xlink:type="simple" xlink:show="embed" xlink:actuate="onLoad" draw:mime-type="image/jpeg"/>
</draw:frame>
** 🔥I</text:p>
      <text:p text:style-name="P4">
As <text:a xlink:type="simple" xlink:href="https://www.facebook.com/GeneralStaff.ua/posts/pfbid0NvLxNmEnT5P5eNBssoobkH2EBdLwrEd2sbq5JyDBAn9c8TuAsRbSTFBaL6szr9Qnl" text:style-name="Internet_20_link" text:visited-style-name="Visited_20_Internet_20_Link">
reports</text:a>
The General Staff of the Armed Forces of Ukraine, the Russian Federation continues to ignore international humanitarian law, strikes, shells not only on the positions of our troops, but also on civil infrastructure of settlements, terrorizing civilians.</text:p>
      <text:p text:style-name="P4">
During the day, the enemy struck 28 aircraft strikes and made about 10 wadings from the rocket launchers on the positions of our tansseline troops. There are wounded among civilians, private dwellings and other civilian infrastructure are destroyed.</text:p>
      <text:p text:style-name="P4">
The likelihood of rocket and aviation strikes throughout Ukraine is high.</text:p>
      <text:p text:style-name="P4">
The main efforts of the enemy focuses on conducting the offensive actions of the Nabakhmut, Avdeev and Mariinsky directions. More than 45 enemy attacks were reflected during the day by the units of the Defense Ukraine forces during the day. The most fierce battles continue for Bakhmut and Marinka.</text:p>
      <text:p text:style-name="P4">
News Source: <text:a xlink:type="simple" xlink:href="https://armyinform.com.ua/2023/04/23/vorog-zoseredzhuye-nastupalni-osnovni-zusyllya-na-bahmutskomu-avdiyivskomu-ta-maryinskomu-napryamkah/" text:style-name="Internet_20_link" text:visited-style-name="Visited_20_Internet_20_Link">
https://armyinform.com.ua/2023/04/23/vorog-zoseredzhuye-nastupalni-osnovni-zusyllya-na-bahmutskomu-avdiyivskomu-ta-maryinskomu-napryamkah/</text:a>
</text:p>
      <!--NEWS-->
      <text:h text:style-name="P10" text:outline-level="1">
<text:span text:style-name="T4">
The Russian Federation uses up to 40 airports for air attacks in Ukraine - Yuri Ignat</text:span>
</text:h>
      <text:p text:style-name="P4">
Author: ['Володимир Скоростецький']</text:p>
      <text:p text:style-name="P4">
Time: 2023-04-23T90:00:00-04:00</text:p>
      <text:p text:style-name="P4">
Description: About the Group’s blow of the Rosіyski Litakiv on the Kherson region that Zachist of the Ukrainian sky in Eteri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КОМАНДУВАННЯ ПОВІТРЯНИХ СИЛ ЗСУ', 'ЮРІЙ ІГНАТ']</text:p>
      <text:p text:style-name="P4">
Category: News</text:p>
      <!--METADATA-->
      <text:p text:style-name="P4">
<draw:frame draw:style-name="fr1" draw:name="Image264" text:anchor-type="as-char" svg:width="6.9236in" svg:height="4.869599in" draw:z-index="0">
<draw:image xlink:href="../Images/AРМІЯINFORM/2023-04-23T90-00-00-04-00/ignat.jpg" xlink:type="simple" xlink:show="embed" xlink:actuate="onLoad" draw:mime-type="image/jpeg"/>
</draw:frame>
Colonel Yuri Ignat, a spokesman for the Air Force, told about the group strike of Russian aircraft in Kherson region and the protection of the Ukrainian non -ela "The only news.</text:p>
      <text:p text:style-name="P4">
According to him, the Armed Forces Command has been informed by the Armed Forces for almost a month, however, that we have new threats from enemy aviation. The enemy fighter-bombers Su-35, Su-34 are attacked by managed aircraft.</text:p>
      <text:p text:style-name="P4">
<text:span text:style-name="T4">
 - </text:span>
 This ammunition is not a new invention. This is that they use a miserable amount of rocket weapons. Therefore, they began to modernize the bombs. To make them with JDAM analogues, that is, planning high -precision ammunition. Examine them without entering the area of lesions of our air defense. That is, unpacked areas that they can affect up to 70 kilometers. Unfortunately it is a serious call. The bomb has 500 kilograms. Similar ammunition was dropped on their own Belgorod. And everyone saw what it had a consequence. The enemy does it to beat our frontline cities, in a residential area. It is difficult for him. But we will intensify by getting new systems to counteract these new threats, <text:span text:style-name="T4">
 - </text:span>
 Yuri Ignat.</text:p>
      <text:p text:style-name="P4">
He also noted that the Russian Federation uses up to 40 airports to attack Ukraine. This is the airfields in the occupied Crimea, and the airfields in the aggressor country in the near, far and medium approaches to our borders. And about 20 aircraft from cyaerodromes are in the air in the light of the day.</text:p>
      <text:p text:style-name="P4">
Colonel Yuri Ignat also showed a selfie with Patriot air defense system and said that one of the divisions, armed with this air defense system, has already receded for combat -fighting for the protection of Ukraine's airspace. According to him, the Commander of the Armed Forces personally visited the combat position of the division to thank the personnel warehouse, which was prepared early in Germany and returned faster to intercede for the protection of the air borders of Ukraine.</text:p>
      <text:p text:style-name="P4">
<text:span text:style-name="T4">
 - </text:span>
 Other samples of air defense systems that we promised to pass Western partners, are already a path to our combat positions. We will wait for positive results. In particular, against Rushist aircraft, <text:span text:style-name="T4">
 - </text:span>
 Yuri Ignat.</text:p>
      <text:p text:style-name="P4">
News Source: <text:a xlink:type="simple" xlink:href="https://armyinform.com.ua/2023/04/23/rf-vykorystovuye-do-40-letovyshh-dlya-povitryanyh-atak-po-ukrayini-yurij-ignat/" text:style-name="Internet_20_link" text:visited-style-name="Visited_20_Internet_20_Link">
https://armyinform.com.ua/2023/04/23/rf-vykorystovuye-do-40-letovyshh-dlya-povitryanyh-atak-po-ukrayini-yurij-ignat/</text:a>
</text:p>
      <!--NEWS-->
      <text:h text:style-name="P10" text:outline-level="1">
<text:span text:style-name="T4">
In the northern direction of signs of offensive groups of the Russians not revealed</text:span>
</text:h>
      <text:p text:style-name="P4">
Author: ['АРМІЯINFORM']</text:p>
      <text:p text:style-name="P4">
Time: 2023-04-23T91:00:00-04:00</text:p>
      <text:p text:style-name="P4">
Description: At Volinsky, the situation is promptly promptly flooded by Poliykiye Light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inchinyj-napryamok-1.jpg" text:style-name="Internet_20_link" text:visited-style-name="Visited_20_Internet_20_Link">
pinchinyj-napryamok-1.jpg</text:a>
']</text:p>
      <text:p text:style-name="P4">
Tags: ['STOPRUSSIA', 'АГРЕСІЯ РФ', 'ВІЙНА', 'ВТОРГНЕННЯ РФ', 'ГШ ЗСУ', 'ПІВНІЧНИЙ НАПРЯМОК']</text:p>
      <text:p text:style-name="P4">
Category: News</text:p>
      <!--METADATA-->
      <text:p text:style-name="P4">
<draw:frame draw:style-name="fr1" draw:name="Image265" text:anchor-type="as-char" svg:width="6.9236in" svg:height="4.61903in" draw:z-index="0">
<draw:image xlink:href="../Images/AРМІЯINFORM/2023-04-23T91-00-00-04-00/pinchinyj-napryamok-1.jpg" xlink:type="simple" xlink:show="embed" xlink:actuate="onLoad" draw:mime-type="image/jpeg"/>
</draw:frame>
<text:span text:style-name="T4">
 🔥 Situation on Russian invasion </text:span>
</text:p>
      <text:p text:style-name="P4">
In the Volyn and Polissya directions, the operational situation remains a steady. No signs of formation of offensive groups were detected. Defined units of the Armed Forces of the Republic of Belarus continue to fulfill the tasks of border areas with Ukraine. On the territory of the Republic of Belarus, some units of territorial troops of the Armed Forces of the Russian Federation continue to interpret, <text:a xlink:type="simple" xlink:href="https://www.facebook.com/GeneralStaff.ua/posts/pfbid0NvLxNmEnT5P5eNBssoobkH2EBdLwrEd2sbq5JyDBAn9c8TuAsRbSTFBaL6szr9Qnl" text:style-name="Internet_20_link" text:visited-style-name="Visited_20_Internet_20_Link">
reports</text:a>
The General Staff of the Armed Forces of Ukraine.</text:p>
      <text:p text:style-name="P4">
In the Siversky and Slobozhansky directions, the enemy continues to keep the districts with Ukraine with Ukraine, Kursk and Belgorod regions. During the day he fired in the inhabited pads of the Red Dawn of Sumy region, as well as Goptivka, green, non -adhesive, Budarki, Milove and Krasne first in Kharkiv region.</text:p>
      <text:p text:style-name="P4">
In the Kupyansk direction of artillery shelling of the enemy were the inhabitants of two -year -old, Gryanivka, Masutivka, Lyman first, Kislivka, Berestoveloharkiv region.</text:p>
      <text:p text:style-name="P4">
News Source: <text:a xlink:type="simple" xlink:href="https://armyinform.com.ua/2023/04/23/na-pivnichnomu-napryamku-oznak-nastupalnyh-ugrupovan-rosiyan-ne-vyyavleno/" text:style-name="Internet_20_link" text:visited-style-name="Visited_20_Internet_20_Link">
https://armyinform.com.ua/2023/04/23/na-pivnichnomu-napryamku-oznak-nastupalnyh-ugrupovan-rosiyan-ne-vyyavleno/</text:a>
</text:p>
      <!--NEWS-->
      <text:h text:style-name="P10" text:outline-level="1">
<text:span text:style-name="T4">
Medical institutions in the temporarily captured territories are overflowing with unarmed invaders</text:span>
</text:h>
      <text:p text:style-name="P4">
Author: ['АРМІЯINFORM']</text:p>
      <text:p text:style-name="P4">
Time: 2023-04-23T92:00:00-04:00</text:p>
      <text:p text:style-name="P4">
Description: Rosіyskіdi -bells of vіsyska to blame the greats for half a battle for half the battle. All -in Medic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poranenyj-ork-1.jpg" text:style-name="Internet_20_link" text:visited-style-name="Visited_20_Internet_20_Link">
poranenyj-ork-1.jpg</text:a>
']</text:p>
      <text:p text:style-name="P4">
Tags: []</text:p>
      <text:p text:style-name="P4">
Category: News</text:p>
      <!--METADATA-->
      <text:p text:style-name="P4">
<draw:frame draw:style-name="fr1" draw:name="Image266" text:anchor-type="as-char" svg:width="6.9236in" svg:height="3.742486in" draw:z-index="0">
<draw:image xlink:href="../Images/AРМІЯINFORM/2023-04-23T92-00-00-04-00/poranenyj-ork-1.jpg" xlink:type="simple" xlink:show="embed" xlink:actuate="onLoad" draw:mime-type="image/jpeg"/>
</draw:frame>
Russian occupation troops continue to suffer large losses on the battlefield. All medical establishments in the temporarily occupied territory are crowded with wounded. As a result, the enemy is forced to use the training institutions of temporarily occupied territories for their own purposes. Thus, in the inhabitant of the bridge of the Luhansk region, the invaders have arranged a local school of the sub -military hospital. There is a large number of wounded Russians. In addition, there are a major shortage of medicines and re -tying materials in all the occupiers, [reports] <text:a xlink:type="simple" xlink:href="https://www.facebook.com/GeneralStaff.ua/posts/pfbid0NvLxNmEnT5P5eNBssoobkH2EBdLwrEd2sbq5JyDBAn9c8TuAsRbSTFBaL6szr9Qnl" text:style-name="Internet_20_link" text:visited-style-name="Visited_20_Internet_20_Link">
reports</text:a>
The General Staff of the Armed Forces of Ukraine.</text:p>
      <text:p text:style-name="P4">
News Source: <text:a xlink:type="simple" xlink:href="https://armyinform.com.ua/2023/04/23/medzaklady-na-tymchasovo-zahoplenyh-terytoriyah-perepovneni-nedostrilyanymy-zagarbnykamy/" text:style-name="Internet_20_link" text:visited-style-name="Visited_20_Internet_20_Link">
https://armyinform.com.ua/2023/04/23/medzaklady-na-tymchasovo-zahoplenyh-terytoriyah-perepovneni-nedostrilyanymy-zagarbnykamy/</text:a>
</text:p>
      <!--NEWS-->
      <text:h text:style-name="P10" text:outline-level="1">
<text:span text:style-name="T4">
The Wagnerians have already started to find out relationships with Rashist soldiers</text:span>
</text:h>
      <text:p text:style-name="P4">
Author: ['АРМІЯINFORM']</text:p>
      <text:p text:style-name="P4">
Time: 2023-04-23T93:00:00-04:00</text:p>
      <text:p text:style-name="P4">
Description: Not hungry of the meaning of half the battle, VIISKOVOSKOVSKY OSR RF TA representers of PV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moby1.jpg" text:style-name="Internet_20_link" text:visited-style-name="Visited_20_Internet_20_Link">
chmoby1.jpg</text:a>
']</text:p>
      <text:p text:style-name="P4">
Tags: ['STOPRUSSIA', 'АГРЕСІЯ РФ', 'ВІЙНА', 'ВТОРГНЕННЯ РФ']</text:p>
      <text:p text:style-name="P4">
Category: News</text:p>
      <!--METADATA-->
      <text:p text:style-name="P4">
<draw:frame draw:style-name="fr1" draw:name="Image267" text:anchor-type="as-char" svg:width="6.9236in" svg:height="3.883237in" draw:z-index="0">
<draw:image xlink:href="../Images/AРМІЯINFORM/2023-04-23T93-00-00-04-00/chmoby1.jpg" xlink:type="simple" xlink:show="embed" xlink:actuate="onLoad" draw:mime-type="image/jpeg"/>
</draw:frame>
Not having significant achievements on the battlefield, the military personnel of the Armed Forces of the Russian Federation Tappoders of the Wagner PEC are increasingly trying to find the perpetrators of this. Responsibility for their own tactical miscalculations and the permitted losses translate one to one. As a result, a fight between the military personnel of the Armed Forces of the Armed Forces of the Russian Tavenant PVC "Wagner", which grew into a shootout, took place in the settlement of the Luhansk Luhansk Luhansk region. As a result of the conflict of Yezagyl on both sides, <text:a xlink:type="simple" xlink:href="https://www.facebook.com/GeneralStaff.ua/posts/pfbid0NvLxNmEnT5P5eNBssoobkH2EBdLwrEd2sbq5JyDBAn9c8TuAsRbSTFBaL6szr9Qnl" text:style-name="Internet_20_link" text:visited-style-name="Visited_20_Internet_20_Link">
reports</text:a>
The General Staff of the Armed Forces of Ukraine.</text:p>
      <text:p text:style-name="P4">
News Source: <text:a xlink:type="simple" xlink:href="https://armyinform.com.ua/2023/04/23/vagnerivczi-vzhe-pochaly-zyasovuvaty-stosunky-z-rashystskymy-voyakamy/" text:style-name="Internet_20_link" text:visited-style-name="Visited_20_Internet_20_Link">
https://armyinform.com.ua/2023/04/23/vagnerivczi-vzhe-pochaly-zyasovuvaty-stosunky-z-rashystskymy-voyakamy/</text:a>
</text:p>
      <!--NEWS-->
      <text:h text:style-name="P10" text:outline-level="1">
<text:span text:style-name="T4">
Our victory in this war will be common - everyone who was approaching it - President of Ukraine</text:span>
</text:h>
      <text:p text:style-name="P4">
Author: ['АРМІЯINFORM']</text:p>
      <text:p text:style-name="P4">
Time: 2023-04-23T94:00:00-04:00</text:p>
      <text:p text:style-name="P4">
Description: I am healthy, Shanovna Ukrainian!Sogodni I want to make sure in the words of Vednytsk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71c5bee862bd5df34ca767bbfc7a9b0d_1682273145_extra_large.jpeg" text:style-name="Internet_20_link" text:visited-style-name="Visited_20_Internet_20_Link">
71c5bee862bd5df34ca767bbfc7a9b0d_1682273145_extra_large.jpeg</text:a>
']</text:p>
      <text:p text:style-name="P4">
Tags: ['STOPRUSSIA', 'ВОЛОДИМИР ЗЕЛЕНСЬКИЙ', 'ЗВЕРНЕННЯ ПРЕЗИДЕНТА УКРАЇНИ']</text:p>
      <text:p text:style-name="P4">
Category: News</text:p>
      <!--METADATA-->
      <text:p text:style-name="P4">
<draw:frame draw:style-name="fr1" draw:name="Image268" text:anchor-type="as-char" svg:width="6.9236in" svg:height="3.894525in" draw:z-index="0">
<draw:image xlink:href="../Images/AРМІЯINFORM/2023-04-23T94-00-00-04-00/71c5bee862bd5df34ca767bbfc7a9b0d_1682273145_extra_large.jpeg" xlink:type="simple" xlink:show="embed" xlink:actuate="onLoad" draw:mime-type="image/jpeg"/>
</draw:frame>
<text:span text:style-name="T5">
 Because health, dear Ukrainians!</text:span>
</text:p>
      <text:p text:style-name="P4">
Today I want to focus on words of gratitude.</text:p>
      <text:p text:style-name="P4">
The first is the soldiers. To all who are now in battle, in positions, at combat missions.</text:p>
      <text:p text:style-name="P4">
35th Separate Brigade of the Marine Corps named after the Admiral of Ostrogradsky, 55th Separate Artillery Brigade "Zaporizhzhya Sich", paratroopers of our "Seventystyevyatka"-thank you, warriors!Conveniently brave and strong!</text:p>
      <text:p text:style-name="P4">
The 80th Brigade of the DShV-Thank you for the exemplary destruction of the enemy under Bakhmut. Well done guys!</text:p>
      <text:p text:style-name="P4">
54th separate mechanized brigade named after Hetman Mazepa-thank you for the stability, for protecting positions, and therefore, for the protection of Ukraine!</text:p>
      <text:p text:style-name="P4">
It is important to understand in every city of our city, in every village, everywhere, where it is too quiet. Everywhere where today was just a calm spring sunny ... Every day of such silence in the rear regions is acquired by our warriors on the front. In daily battles!Please ask that. Always help our soldiers when needed, always support the state defense as possible.</text:p>
      <text:p text:style-name="P4">
The second is the thanks to the rescuers, all our SES employees, who are involved in the consequences of hostile blows. Thank you all the SES team!And this week, it is worth noting our rescue firefighters, the consider of Roman Svitlychny, Sergeant Petro Bondarenko, Senior Sergeantaelexia of Ingulsky, commander Vasily Melnik and Lresen Colonel Viktor Kuzmenko from the Main Directorate of the SES in the Poltava Region. Thank you!</text:p>
      <text:p text:style-name="P4">
The third is our psychologists. Today, in our country, the Professional Day of Psychologists, and I thank everyone and everyone who has chosen this profession and devotes their lives to their own time to health and rest of others. Whatever you work, even if the bulls worked, at least under what conditions it happened, the meaning of the work of psychologically noble - to help. Thank you to those who help our people!And I thank everyone who helps spread our book in the world. Who realizes projects such as "Border Books". More than 280,000 books were published within this project. 20 countries have adopted. Or our other project is Ukrainian book shelves in almost 40 countries of the world. Thank you all who help!I thank all our Ukrainian publishers who continue their work. And, of course, thank you all who write Ukrainian and about Ukraine.</text:p>
      <text:p text:style-name="P4">
And finally, fifth. We continue to prepare several important international events that can give our country more strength, and our soldiers - more weapons. Also, every day - appropriate communication with partners, appropriate tasks for our diplomacy. Meetings, conversations, meetings.</text:p>
      <text:p text:style-name="P4">
And I thank everyone who is involved in such preparatory work. In absolute cases, it is an invisible work for the public. And so right. This is how it works. The result is based on preparation. Thank you to everyone who is preparing to result for Ukraine!Office, government, our diplomatic missions - thank you all, who are involved!</text:p>
      <text:p text:style-name="P4">
Our victory in this war will be common. Everyone who was approaching it. All who won and worked for the sake of victory. Glory to every Ukrainian hero!The glorious beautiful people!</text:p>
      <text:p text:style-name="P4">
<text:span text:style-name="T5">
<text:span text:style-name="T4">
Glory to Ukraine!</text:span>
</text:span>
</text:p>
      <text:p text:style-name="P4">
News Source: <text:a xlink:type="simple" xlink:href="https://armyinform.com.ua/2023/04/23/nasha-peremoga-v-czij-vijni-bude-spilnoyu-usih-hto-yiyi-nablyzhav-prezydent-ukrayiny/" text:style-name="Internet_20_link" text:visited-style-name="Visited_20_Internet_20_Link">
https://armyinform.com.ua/2023/04/23/nasha-peremoga-v-czij-vijni-bude-spilnoyu-usih-hto-yiyi-nablyzhav-prezydent-ukrayiny/</text:a>
</text:p>
      <!--NEWS-->
      <text:h text:style-name="P10" text:outline-level="1">
<text:span text:style-name="T4">
According to the online platform "Children of War" 19 393 Ukrainian children were deported by rashists</text:span>
</text:h>
      <text:p text:style-name="P4">
Author: ['АРМІЯINFORM']</text:p>
      <text:p text:style-name="P4">
Time: 2023-04-23T95:00:00-04:00</text:p>
      <text:p text:style-name="P4">
Description: 19 393 Ditini!For the OFITSIISIY Supreme for the sake of Ukrainian, Facebook Persha Persha Intercessor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eportacziya-ditej.jpg" text:style-name="Internet_20_link" text:visited-style-name="Visited_20_Internet_20_Link">
deportacziya-ditej.jpg</text:a>
']</text:p>
      <text:p text:style-name="P4">
Tags: ['STOPRUSSIA', 'АГРЕСІЯ РФ', 'ВЕРХОВНА РАДА УКРАЇНИ', 'ВІЙНА', 'ВТОРГНЕННЯ РФ', 'ДЕПОРТАЦІЯ УКРАЇНСЬКИХ ДІТЕЙ']</text:p>
      <text:p text:style-name="P4">
Category: News</text:p>
      <!--METADATA-->
      <text:p text:style-name="P4">
<draw:frame draw:style-name="fr1" draw:name="Image269" text:anchor-type="as-char" svg:width="6.9236in" svg:height="3.63489in" draw:z-index="0">
<draw:image xlink:href="../Images/AРМІЯINFORM/2023-04-23T95-00-00-04-00/deportacziya-ditej.jpg" xlink:type="simple" xlink:show="embed" xlink:actuate="onLoad" draw:mime-type="image/jpeg"/>
</draw:frame>
Collage from the official page of the Verkhovna Rada of Ukraine in FB</text:p>
      <text:p text:style-name="P4">
19 393 children!On the official page of the Verkhovna Rada of Ukraine on Facebook, the first -time chairman(https://www.facebook.com/verkhovna.rada.ukraine/posts/pfbid03SEpYnt3XEuRY7JNzJdfsLQBJXVakDvAw5oCUEfZ3sEew7E2uAyyLNqvGr4pmKaVl)Information of the online platform "Children of War" about the number of deported to the Russian Russian children.</text:p>
      <text:p text:style-name="P4">
-However, in fact, the invaders could take out about 200-300 thousand people. According to the data voiced in open sources, deported children are much more - over 700,000, - writes Irina Konstankevich.</text:p>
      <text:p text:style-name="P4">
The study of the Yale Laboratory of Humanitarian Studies refers to a majority of 70 camps for "re -education" of these children. It is a systematic state policy of the Russian Federation in order to re -educate Ukrainian children, destroying their identity.</text:p>
      <text:p text:style-name="P4">
They cynically kill all their native and expensive for our children, take away their benefits, deprive them of the past, violate their rights. They abduct our future. They do their best to make Ukrainian children find and return to their homeland.</text:p>
      <text:p text:style-name="P4">
News Source: <text:a xlink:type="simple" xlink:href="https://armyinform.com.ua/2023/04/23/za-danymy-onlajn-platformy-dity-vijny-19-393-ukrayinskyh-ditej-deportovano-rashystamy/" text:style-name="Internet_20_link" text:visited-style-name="Visited_20_Internet_20_Link">
https://armyinform.com.ua/2023/04/23/za-danymy-onlajn-platformy-dity-vijny-19-393-ukrayinskyh-ditej-deportovano-rashystamy/</text:a>
</text:p>
      <!--NEWS-->
      <text:h text:style-name="P10" text:outline-level="1">
<text:span text:style-name="T4">
Some aspects of social protection: Topical advice from the Cabinet of Ministers</text:span>
</text:h>
      <text:p text:style-name="P4">
Author: ['АРМІЯINFORM']</text:p>
      <text:p text:style-name="P4">
Time: 2023-04-23T96:00:00-04:00</text:p>
      <text:p text:style-name="P4">
Description: Office Telegram channel to the Cabinet Minstryv Ukrainian Industry ONLINE Having published Korisnі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uryad_on.jpg" text:style-name="Internet_20_link" text:visited-style-name="Visited_20_Internet_20_Link">
uryad_on.jpg</text:a>
']</text:p>
      <text:p text:style-name="P4">
Tags: []</text:p>
      <text:p text:style-name="P4">
Category: News</text:p>
      <!--METADATA-->
      <text:p text:style-name="P4">
<draw:frame draw:style-name="fr1" draw:name="Image270" text:anchor-type="as-char" svg:width="6.9236in" svg:height="6.9236in" draw:z-index="0">
<draw:image xlink:href="../Images/AРМІЯINFORM/2023-04-23T96-00-00-04-00/uryad_on.jpg" xlink:type="simple" xlink:show="embed" xlink:actuate="onLoad" draw:mime-type="image/jpeg"/>
</draw:frame>
Official Telegram-Channel of the Cabinet of Ministers of Ukraine [Government)(https://armyinform.com.ua/reformator/Уряд%20online)Publishing useful links that may come in handy.</text:p>
      <ul>
        <li>
State <text:a xlink:type="simple" xlink:href="https://t.me/uriad24/2134" text:style-name="Internet_20_link" text:visited-style-name="Visited_20_Internet_20_Link">
provides</text:a>
<text:span text:style-name="T4">
 free medical care </text:span>
 patients with hemophilia. * Is <text:a xlink:type="simple" xlink:href="https://t.me/uriad24/2154" text:style-name="Internet_20_link" text:visited-style-name="Visited_20_Internet_20_Link">
limit</text:a>
for free services under <text:span text:style-name="T4">
 Medical Guarantee Program? </text:span>
<text:span text:style-name="T5">
How <text:a xlink:type="simple" xlink:href="https://t.me/uriad24/2155" text:style-name="Internet_20_link" text:visited-style-name="Visited_20_Internet_20_Link">
Get</text:a>
</text:span>
<text:span text:style-name="T5">
 International </text:span>
<text:span text:style-name="T5">
 Driver's license? * As they charge <text:a xlink:type="simple" xlink:href="https://t.me/uriad24/2171" text:style-name="Internet_20_link" text:visited-style-name="Visited_20_Internet_20_Link">
insurance pension</text:a>
</text:span>
<text:span text:style-name="T5">
 On the loss of a breadwinner for three children? </text:span>
<text:span text:style-name="T4">
How to implement <text:a xlink:type="simple" xlink:href="https://t.me/uriad24/2183" text:style-name="Internet_20_link" text:visited-style-name="Visited_20_Internet_20_Link">
re -registration</text:a>
Auto </text:span>
 in 30 minutes? <text:span text:style-name="T4">
<text:span text:style-name="T5">
*</text:span>
 </text:span>
 The number of businesses <text:span text:style-name="T4">
 </text:span>
 <text:span text:style-name="T4">
, </text:span>
 which [can book] increased(https://t.me/uriad24/2200 "https://t.me/uriad24/2200")military personnel. * How to <text:a xlink:type="simple" xlink:href="https://t.me/uriad24/2207" text:style-name="Internet_20_link" text:visited-style-name="Visited_20_Internet_20_Link">
restore</text:a>
<text:span text:style-name="T4">
 damaged, lost or stolen license plates? </text:span>
</li>
      </ul>
      <text:p text:style-name="P4">
News Source: <text:a xlink:type="simple" xlink:href="https://armyinform.com.ua/2023/04/23/deyaki-aspekty-soczzahystu-aktualni-porady-vid-kabminu/" text:style-name="Internet_20_link" text:visited-style-name="Visited_20_Internet_20_Link">
https://armyinform.com.ua/2023/04/23/deyaki-aspekty-soczzahystu-aktualni-porady-vid-kabminu/</text:a>
</text:p>
      <!--NEWS-->
      <text:h text:style-name="P10" text:outline-level="1">
<text:span text:style-name="T4">
The Fighters of the Armed Forces found "Superbacteria", resistant to antibiotics - CPD about fakes of the Russian Federation</text:span>
</text:h>
      <text:p text:style-name="P4">
Author: ['АРМІЯINFORM']</text:p>
      <text:p text:style-name="P4">
Time: 2023-04-23T97:00:00-04:00</text:p>
      <text:p text:style-name="P4">
Description: The Center for the Wizin -Format on the Facebook by Facebook by Facebook, after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jky-czpd.jpg" text:style-name="Internet_20_link" text:visited-style-name="Visited_20_Internet_20_Link">
fejky-czpd.jpg</text:a>
']</text:p>
      <text:p text:style-name="P4">
Tags: ['STOPRUSSIA', 'ВІЙНА', 'ВТОРГНЕННЯ РФ', 'РОСІЙСЬКІ ФЕЙКИ', 'РОСФЕЙКИ', 'ЦПД РНБО']</text:p>
      <text:p text:style-name="P4">
Category: News</text:p>
      <!--METADATA-->
      <text:p text:style-name="P4">
<draw:frame draw:style-name="fr1" draw:name="Image271" text:anchor-type="as-char" svg:width="6.9236in" svg:height="6.9236in" draw:z-index="0">
<draw:image xlink:href="../Images/AРМІЯINFORM/2023-04-23T97-00-00-04-00/fejky-czpd.jpg" xlink:type="simple" xlink:show="embed" xlink:actuate="onLoad" draw:mime-type="image/jpeg"/>
</draw:frame>
The Center for Combating Misinformation on its Official Facebook page <text:a xlink:type="simple" xlink:href="https://www.facebook.com/protydiyadezinformatsiyi.cpd/posts/pfbid02PQQnHdJhcL3bL7GsWiFtLd1Xv1fwCj5Lu4Vq5uFsJ34YBjAodoarTXwdd22qomfpl" text:style-name="Internet_20_link" text:visited-style-name="Visited_20_Internet_20_Link">
Informed</text:a>
About the main fakes that promoted the Russian media this week:</text:p>
      <ul>
        <li>
The United States refused to explain the activity of the biolaboratories of the Pentagon, located along the borders of the Russian Federation; * Kiev regime plans to destroy several dozen more, perhaps hundreds of thousands of Slavic slaves in the planned counter -attack; * Superbacteria, resistant to antibiotics; * Washington declared a crusade against the legitimate interests of Russia, its culture and traditions; * The Armed Forces may lose almost all land forces when trying to break through Russian defense.</li>
      </ul>
      <text:p text:style-name="P4">
News Source: <text:a xlink:type="simple" xlink:href="https://armyinform.com.ua/2023/04/23/u-bijcziv-zsu-znajshly-superbakteriyi-stijki-do-antybiotykiv-czpd-pro-fejky-rf/" text:style-name="Internet_20_link" text:visited-style-name="Visited_20_Internet_20_Link">
https://armyinform.com.ua/2023/04/23/u-bijcziv-zsu-znajshly-superbakteriyi-stijki-do-antybiotykiv-czpd-pro-fejky-rf/</text:a>
</text:p>
      <!--NEWS-->
      <text:h text:style-name="P10" text:outline-level="1">
<text:span text:style-name="T4">
On the fact of today's shelling, Nikopol drones have started pre -trial reconciliation</text:span>
</text:h>
      <text:p text:style-name="P4">
Author: ['АРМІЯINFORM']</text:p>
      <text:p text:style-name="P4">
Time: 2023-04-23T98:00:00-04:00</text:p>
      <text:p text:style-name="P4">
Description: The agresor power attacked the nonsense m. Nikopol on the Dnipropetrovskiy-Rospocrat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Tags: ['STOPRUSSIA', 'АГРЕСІЯ РФ', 'ВІЙНА', 'ВОРОЖІ ОБСТРІЛИ', 'ВТОРГНЕННЯ РФ', 'НІКОПОЛЬ', 'ОФІС ГЕНЕРАЛЬНОГО ПРОКУРОРА']</text:p>
      <text:p text:style-name="P4">
Category: News</text:p>
      <!--METADATA-->
      <text:p text:style-name="P4">
<draw:frame draw:style-name="fr1" draw:name="Image272" text:anchor-type="as-char" svg:width="6.9236in" svg:height="3.894525in" draw:z-index="0">
<draw:image xlink:href="../Images/AРМІЯINFORM/2023-04-23T98-00-00-04-00/342793513_1780329332382311_3231938476983012356_n.jpg" xlink:type="simple" xlink:show="embed" xlink:actuate="onLoad" draw:mime-type="image/jpeg"/>
</draw:frame>
The aggressor state attacked the drones of Nikopol in Dnipropetrovsk-an investigation. About it <text:a xlink:type="simple" xlink:href="https://www.facebook.com/pgo.gov.ua/posts/pfbid0UL75B2bHf4ijrG6csPD41vqov9ZxqFGWhUsib5XEzm4J1tyoZMqu6ZYFcSv1Ew3Wl" text:style-name="Internet_20_link" text:visited-style-name="Visited_20_Internet_20_Link">
reports</text:a>
The Prosecutor General's Office on his Facebook official page.</text:p>
      <text:p text:style-name="P4">
Under the procedural guidance of the Dnipropetrovsk Regional Prosecutor's Office, a criminal investigation into criminal proceedings on violation of the laws of war(Part 1 of Art. 438 of the Criminal Code of Ukraine).</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News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Short. War. Day 424</text:span>
</text:h>
      <text:p text:style-name="P4">
Author: ['АРМІЯINFORM']</text:p>
      <text:p text:style-name="P4">
Time: 2023-04-23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videodaj23.jpg" text:style-name="Internet_20_link" text:visited-style-name="Visited_20_Internet_20_Link">
videodaj23.jpg</text:a>
']</text:p>
      <text:p text:style-name="P4">
Tags: ['STOPRUSSIA', 'АГРЕСІЯ РФ', 'ВІЙНА', 'ВТОРГНЕННЯ РФ', 'ГШ ЗСУ']</text:p>
      <text:p text:style-name="P4">
Category: News</text:p>
      <!--METADATA-->
      <text:p text:style-name="P4">
<draw:frame draw:style-name="fr1" draw:name="Image273" text:anchor-type="as-char" svg:width="6.9236in" svg:height="4.525933in" draw:z-index="0">
<draw:image xlink:href="../Images/AРМІЯINFORM/2023-04-23T99-00-00-04-00/videodaj23.jpg" xlink:type="simple" xlink:show="embed" xlink:actuate="onLoad" draw:mime-type="image/jpeg"/>
</draw:frame>
Source: <text:a xlink:type="simple" xlink:href="https://www.facebook.com/GeneralStaff.ua/posts/pfbid0Jysrz1yN9BRm88ywbAiPUDWQKPCwENxw6FRGuiACAo41qB1WX3FAUzxU3UFs2ovil" text:style-name="Internet_20_link" text:visited-style-name="Visited_20_Internet_20_Link">
General Staff of the UKRAINE</text:a>
</text:p>
      <text:p text:style-name="P4">
News Source: <text:a xlink:type="simple" xlink:href="https://armyinform.com.ua/2023/04/23/korotko-vijna-den-424/" text:style-name="Internet_20_link" text:visited-style-name="Visited_20_Internet_20_Link">
https://armyinform.com.ua/2023/04/23/korotko-vijna-den-424/</text:a>
</text:p>
      <!--NEWS-->
      <text:h text:style-name="P10" text:outline-level="1">
<text:span text:style-name="T4">
In Italy a day rescued over one hundred migrants</text:span>
</text:h>
      <text:p text:style-name="P4">
Authors: Ukrinform (Person)</text:p>
      <text:p text:style-name="P4">
Publisher: Укринформ (Organization)</text:p>
      <text:p text:style-name="P4">
Published Time: 2023-04-24T00:20:00+03:00</text:p>
      <text:p text:style-name="P4">
Modified Time: 2023-04-24T00:20:00+03:00</text:p>
      <text:p text:style-name="P4">
Description: The Italian coast service and a humanitarian-rescue vessel rescued 109 migrants during the day. - Ukrinform.</text:p>
      <text:p text:style-name="P4">
Images: ["<text:a xlink:type="simple" xlink:href="https://static.ukrinform.com/photos/2023_04/thumb_files/630_360_1682264739-937.jpg" text:style-name="Internet_20_link" text:visited-style-name="Visited_20_Internet_20_Link">
630_360_16822...</text:a>
"]</text:p>
      <text:p text:style-name="P4">
Tags: ['Італія', 'Мігранти']</text:p>
      <text:p text:style-name="P4">
Type: Article</text:p>
      <!--METADATA-->
      <text:p text:style-name="P4">
<draw:frame draw:style-name="fr1" draw:name="Image274" text:anchor-type="as-char" svg:width="6.9236in" svg:height="3.956343in" draw:z-index="0">
<draw:image xlink:href="../Images/yкринформ/2023-04-24T00-20-00-03-00/630_360_1682264739-937.jpg" xlink:type="simple" xlink:show="embed" xlink:actuate="onLoad" draw:mime-type="image/jpeg"/>
</draw:frame>
The Italian service and humanitarian-rescue ship rescued 109 migrants during the day.</text:p>
      <text:p text:style-name="P4">
As Ukrinform reports, it reports <text:a xlink:type="simple" xlink:href="https://www.ansa.it/english/news/2023/04/23/ocean-viking-arrives-with-29-migrants-in-bari_484992c0-4ec5-40cd-a8ae-b863651f78b2.html" text:style-name="Internet_20_link" text:visited-style-name="Visited_20_Internet_20_Link">
</text:a>
On Sunday, a humanitarian vessel Viking arrived in the port of Apulia Bari, with 29 migrants on board.</text:p>
      <text:p text:style-name="P4">
It is noted that the Sudan and Bangladesh group was rescued in the Malta search and rescue area. Among <text:span text:style-name="T4">
 <text:a xlink:type="simple" xlink:href="https://www.ukrinform.ua/tag-migranti" text:style-name="Internet_20_link" text:visited-style-name="Visited_20_Internet_20_Link">
</text:a>
</text:span>
 There were two non -accompanied minors, one of which needed medical assistance in the hospital. In general, the condition of the arrivals is estimated as a way.</text:p>
      <text:p text:style-name="P4">
On the eve of another group of about 90 people, mostly from Afghanistan, Pakistan Isyria, she went ashore in the Porta Porta Rochell-Jonika after which was rescued by Italian coasther.</text:p>
      <text:p text:style-name="P4">
<text:span text:style-name="T4">
 Read also: </text:span>
 _ <text:span text:style-name="T4">
 <text:a xlink:type="simple" xlink:href="https://www.ukrinform.ua/rubric-world/3695142-u-seredzemnomori-za-tri-misaci-zaginuli-ponad-440-migrantiv.html" text:style-name="Internet_20_link" text:visited-style-name="Visited_20_Internet_20_Link">
</text:a>
</text:span>
 _</text:p>
      <text:p text:style-name="P4">
They traveled to a 20-meter sailboat that came out of Turkey. Dogroups included 24 women and 14 minors, some of whom traveled to adults.</text:p>
      <text:p text:style-name="P4">
As reported by Ukrinform, <text:span text:style-name="T4">
 _ <text:a xlink:type="simple" xlink:href="https://www.ukrinform.ua/rubric-world/3696717-bila-uzberezza-italii-vratuvali-blizko-600-migrantiv.html" text:style-name="Internet_20_link" text:visited-style-name="Visited_20_Internet_20_Link">
</text:a>
_ </text:span>
 that was on the Mediterranean.</text:p>
      <text:p text:style-name="P4">
<text:span text:style-name="T5">
Foto: www.ansa.it</text:span>
</text:p>
      <text:p text:style-name="P4">
News Source: <text:a xlink:type="simple" xlink:href="https://www.ukrinform.ua/rubric-world/3699665-v-italii-za-dobu-vratuvali-ponad-sto-migrantiv.html" text:style-name="Internet_20_link" text:visited-style-name="Visited_20_Internet_20_Link">
https://www.ukrinform.ua/rubric-world/3699665-v-italii-za-dobu-vratuvali-ponad-sto-migrantiv.html</text:a>
</text:p>
      <!--NEWS-->
      <text:h text:style-name="P10" text:outline-level="1">
<text:span text:style-name="T4">
Humeniuk announced the "cotton" season in temporarily occupied Crimea</text:span>
</text:h>
      <text:p text:style-name="P4">
Authors: Ukrinform (Person)</text:p>
      <text:p text:style-name="P4">
Publisher: Укринформ (Organization)</text:p>
      <text:p text:style-name="P4">
Published Time: 2023-04-24T00:42:00+03:00</text:p>
      <text:p text:style-name="P4">
Modified Time: 2023-04-24T00:42:00+03:00</text:p>
      <text:p text:style-name="P4">
Description: The Russians who are accustomed to living and resting in the temporarily occupied Crimea should get used to the sounds of air anxiety, because the current warm period of the year on the peninsula is declared "the season of cotton". - Ukrinform.</text:p>
      <text:p text:style-name="P4">
Images: ["<text:a xlink:type="simple" xlink:href="https://static.ukrinform.com/photos/2022_08/thumb_files/630_360_1660188458-133.jpg" text:style-name="Internet_20_link" text:visited-style-name="Visited_20_Internet_20_Link">
630_360_16601...</text:a>
"]</text:p>
      <text:p text:style-name="P4">
Tags: ['Крим', 'Окупація Криму', 'ЗСУ', 'Війна з росією', 'Єдині новини', 'Наталія Гуменюк']</text:p>
      <text:p text:style-name="P4">
Type: Article</text:p>
      <!--METADATA-->
      <text:p text:style-name="P4">
<draw:frame draw:style-name="fr1" draw:name="Image275" text:anchor-type="as-char" svg:width="6.9236in" svg:height="3.956343in" draw:z-index="0">
<draw:image xlink:href="../Images/yкринформ/2023-04-24T00-42-00-03-00/630_360_1660188458-133.jpg" xlink:type="simple" xlink:show="embed" xlink:actuate="onLoad" draw:mime-type="image/jpeg"/>
</draw:frame>
The Russians who are accustomed to living and resting in the temporarily occupied Crimea should get used to air alarm, because the current warm period of the year on the Peninsula is "cotton".</text:p>
      <text:p text:style-name="P4">
On Sunday, April 23, 2023, Natalia Humeniuk, the head of the United Natural Coordination Press Center of Defense forces of South Ukraine, said on Sunday, April 23, 2023, Ukrinform reports <text:a xlink:type="simple" xlink:href="https://espreso.tv/zsu-pochinayut-sezon-bavovni-v-krimu-gumenyuk" text:style-name="Internet_20_link" text:visited-style-name="Visited_20_Internet_20_Link">
</text:a>
.</text:p>
      <text:p text:style-name="P4">
"I think they will simply not come to the beaches. Because they have already tamped in the sand.</text:p>
      <text:p text:style-name="P4">
<text:span text:style-name="T4">
 Read also: </text:span>
 <text:span text:style-name="T4">
 <text:a xlink:type="simple" xlink:href="https://www.ukrinform.ua/rubric-ato/3699682-gumenuk-poasnila-comu-vorog-posiliv-obstrili-pravoberezza-hersonsini.html" text:style-name="Internet_20_link" text:visited-style-name="Visited_20_Internet_20_Link">
</text:a>
</text:span>
</text:p>
      <text:p text:style-name="P4">
According to Humeniuk, in the temporarily occupied Crimea this season is declared "the season of cotton, not just a resort."</text:p>
      <text:p text:style-name="P4">
"Therefore, they need to get used to the sounds of air anxiety," she said.</text:p>
      <text:p text:style-name="P4">
<text:span text:style-name="T4">
 Read also: </text:span>
 <text:span text:style-name="T4">
 <text:a xlink:type="simple" xlink:href="https://www.ukrinform.ua/rubric-crimea/3699008-rosiani-stvoruut-u-krimu-kilka-rubeziv-oboroni-ta-vivozat-majno-do-rf-gumenuk.html" text:style-name="Internet_20_link" text:visited-style-name="Visited_20_Internet_20_Link">
</text:a>
</text:span>
</text:p>
      <text:p text:style-name="P4">
As it was reported, the occupying "authorities" of Crimea and Sevastopol _ <text:span text:style-name="T4">
 <text:a xlink:type="simple" xlink:href="https://www.ukrinform.ua/rubric-crimea/3694813-u-krimu-skasuvali-demonstracii-mars-bezsmertnogo-polku-ta-parad-na-9-travna.html" text:style-name="Internet_20_link" text:visited-style-name="Visited_20_Internet_20_Link">
</text:a>
</text:span>
 _, March of the Immortal Regiment and a military parade on May 9.</text:p>
      <text:p text:style-name="P4">
On April 21, Simferopol, Dzhankoy, other cities and areas of the temporarily occupied <text:span text:style-name="T4">
 <text:a xlink:type="simple" xlink:href="https://www.ukrinform.ua/rubric-crimea" text:style-name="Internet_20_link" text:visited-style-name="Visited_20_Internet_20_Link">
</text:a>
</text:span>
 Deconstructed. Sevastopolilo disappeared almost all over the city.</text:p>
      <text:p text:style-name="P4">
News Source: <text:a xlink:type="simple" xlink:href="https://www.ukrinform.ua/rubric-crimea/3699717-gumenuk-anonsuvala-sezon-bavovni-u-timcasovo-okupovanomu-krimu.html" text:style-name="Internet_20_link" text:visited-style-name="Visited_20_Internet_20_Link">
https://www.ukrinform.ua/rubric-crimea/3699717-gumenuk-anonsuvala-sezon-bavovni-u-timcasovo-okupovanomu-krimu.html</text:a>
</text:p>
      <!--NEWS-->
      <text:h text:style-name="P10" text:outline-level="1">
<text:span text:style-name="T4">
在乌克兰，北极光对于我们的纬度极为罕见</text:span>
</text:h>
      <text:p text:style-name="P4">
Authors: Ukrinform (Person)</text:p>
      <text:p text:style-name="P4">
Publisher: Укринформ (Organization)</text:p>
      <text:p text:style-name="P4">
Published Time: 2023-04-24T00:57:00+03:00</text:p>
      <text:p text:style-name="P4">
Modified Time: 2023-04-24T00:57:00+03:00</text:p>
      <text:p text:style-name="P4">
Description: 乌克兰人正在看着天空中惊人的光，让人想起北部的光芒。  - 乌克林。</text:p>
      <text:p text:style-name="P4">
Images: ["<text:a xlink:type="simple" xlink:href="https://static.ukrinform.com/photos/2023_04/thumb_files/630_360_1682287082-425.jpeg" text:style-name="Internet_20_link" text:visited-style-name="Visited_20_Internet_20_Link">
630_360_16822...</text:a>
"]</text:p>
      <text:p text:style-name="P4">
Tags: ['Погода', 'Україна', 'Полярне сяйво']</text:p>
      <text:p text:style-name="P4">
Type: Article</text:p>
      <!--METADATA-->
      <text:p text:style-name="P4">
<draw:frame draw:style-name="fr1" draw:name="Image276" text:anchor-type="as-char" svg:width="6.9236in" svg:height="3.956343in" draw:z-index="0">
<draw:image xlink:href="../Images/yкринформ/2023-04-24T00-57-00-03-00/630_360_1682287082-425.jpeg" xlink:type="simple" xlink:show="embed" xlink:actuate="onLoad" draw:mime-type="image/jpeg"/>
</draw:frame>
在天空中惊人的光线上观察到乌克兰人，让人联想到北极光。</text:p>
      <text:p text:style-name="P4">
关于它报告了乌克林福姆，参考了社交网络上的众多帖子。</text:p>
      <text:p text:style-name="P4">
乌克兰许多地区的居民注意到，天空中的一种异常现象让人联想起北部的光芒。</text:p>
      <text:p text:style-name="P4">
这是基辅地区的外观：</text:p>
      <text:p text:style-name="Quotations">

<text:p text:style-name="P4">
基辅地区的北极光<text:a xlink:type="simple" xlink:href="https://twitter.com/hashtag/%D0%BF%D1%96%D0%B2%D0%BD%D1%96%D1%87%D0%BD%D0%B5%D1%81%D1%8F%D0%B9%D0%B2%D0%BE" text:style-name="Internet_20_link" text:visited-style-name="Visited_20_Internet_20_Link">
&gt;
</text:a>
&gt;
 <text:a xlink:type="simple" xlink:href="https://twitter.com/hashtag/%D0%BA%D0%B8%D1%97%D0%B2%D1%89%D0%B8%D0%BD%D0%B0" text:style-name="Internet_20_link" text:visited-style-name="Visited_20_Internet_20_Link">
&gt;
 </text:a>
&gt;
 <text:a xlink:type="simple" xlink:href="https://twitter.com/hashtag/%D0%BA%D0%B8%D1%97%D0%B2%D1%81%D1%8C%D0%BA%D0%B0%D0%BE%D0%B1%D0%BB%D0%B0%D1%81%D1%82%D1%8C" text:style-name="Internet_20_link" text:visited-style-name="Visited_20_Internet_20_Link">
&gt;
 </text:a>
&gt;
 <text:a xlink:type="simple" xlink:href="https://twitter.com/hashtag/%D1%83%D0%BA%D1%80%D0%B0%D1%97%D0%BD%D0%B0" text:style-name="Internet_20_link" text:visited-style-name="Visited_20_Internet_20_Link">
&gt;
 </text:a>
&gt;
 <text:a xlink:type="simple" xlink:href="https://twitter.com/hashtag/%D0%BD%D0%BE%D0%B2%D0%B8%D0%BD%D0%B8%D1%83%D0%BA%D1%80%D0%B0%D1%97%D0%BD%D0%B8" text:style-name="Internet_20_link" text:visited-style-name="Visited_20_Internet_20_Link">
&gt;
 </text:a>
&gt;
 <text:a xlink:type="simple" xlink:href="https://twitter.com/hashtag/%D0%BD%D0%BE%D0%B2%D0%B8%D0%BD%D0%B8" text:style-name="Internet_20_link" text:visited-style-name="Visited_20_Internet_20_Link">
&gt;
 </text:a>
&gt;
 <text:a xlink:type="simple" xlink:href="https://t.co/xLqZGjk8SZ" text:style-name="Internet_20_link" text:visited-style-name="Visited_20_Internet_20_Link">
 </text:a>
&gt;
&gt;
  - 信息(@InFormuanews) <text:a xlink:type="simple" xlink:href="https://twitter.com/InformUAnews/status/1650248106972200961" text:style-name="Internet_20_link" text:visited-style-name="Visited_20_Internet_20_Link">
&gt;
 </text:a>
&gt;
切尔诺贝利上方的北灯<text:a xlink:type="simple" xlink:href="https://t.co/4JFgHsHjR1" text:style-name="Internet_20_link" text:visited-style-name="Visited_20_Internet_20_Link">
</text:a>
&gt;
&gt;
  - 荣耀与乌克兰克里米亚(@nvaiol22v3rq6og) <text:a xlink:type="simple" xlink:href="https://twitter.com/nvAiOL22V3rq6oG/status/1650236550549057537" text:style-name="Internet_20_link" text:visited-style-name="Visited_20_Internet_20_Link">
&gt;
 </text:a>
在Chernihiv和Cherkasy地区：</text:p>

</text:p>
      <text:p text:style-name="P4">
在Khmelnitsky：</text:p>
      <text:p text:style-name="Quotations">

<text:p text:style-name="P4">
是的，是的。 在乌克兰和他的祖国Khmelnitsky上的北部灯光。 &gt;
 photoscape_km <text:a xlink:type="simple" xlink:href="https://twitter.com/hashtag/NorthernLights" text:style-name="Internet_20_link" text:visited-style-name="Visited_20_Internet_20_Link">
&gt;
</text:a>
 <text:a xlink:type="simple" xlink:href="https://t.co/368jmzvbHw" text:style-name="Internet_20_link" text:visited-style-name="Visited_20_Internet_20_Link">
&gt;
 </text:a>
&gt;
&gt;
  -  Vasily Kaminsky(@Vasil_Kaminsky) <text:a xlink:type="simple" xlink:href="https://twitter.com/Vasyl_Kaminskiy/status/1650238426309095425" text:style-name="Internet_20_link" text:visited-style-name="Visited_20_Internet_20_Link">
&gt;
 </text:a>
在LVIV地区：</text:p>

<text:p text:style-name="P4">
LVIV地区Ivano-Frankivsk的北极光。 记录在22:04。 长&gt;
仅4分钟。 &gt;
&gt;
视频：Boikokyrylo <text:a xlink:type="simple" xlink:href="https://t.co/QzlJLsuvBS" text:style-name="Internet_20_link" text:visited-style-name="Visited_20_Internet_20_Link">
</text:a>
&gt;
&gt;
  - 如此爱LVIV(@lviv1256) <text:a xlink:type="simple" xlink:href="https://twitter.com/lviv1256/status/1650240304337899521" text:style-name="Internet_20_link" text:visited-style-name="Visited_20_Internet_20_Link">
&gt;
 </text:a>
天空中的一种不寻常的现象可能是由于太空天气生存于4月23日的强烈地磁风暴的结果。北光(这是 <text:span text:style-name="T4">
 <text:a xlink:type="simple" xlink:href="https://www.ukrinform.ua/tag-polarne-sajvo" text:style-name="Internet_20_link" text:visited-style-name="Visited_20_Internet_20_Link">
</text:a>
 </text:span>
 )是极地迅速变化的夜空各个区域光泽的光学现象。 它发生在行星的上层大气中，在带电颗粒的影响下，行星的磁场将其引导到极点。</text:p>

</text:p>
      <text:p text:style-name="P4">
通常，在地面上，在与地球磁极20-35°的距离上观察到这种光泽，同时又有不同的强度。 它在50°纬度上发现，因此对于该地区，这种现象极为罕见。</text:p>
      <text:p text:style-name="P4">
News Source: <text:a xlink:type="simple" xlink:href="https://www.ukrinform.ua/rubric-regions/3699718-v-ukraini-zafiksuvali-pivnicne-sajvo.html" text:style-name="Internet_20_link" text:visited-style-name="Visited_20_Internet_20_Link">
https://www.ukrinform.ua/rubric-regions/3699718-v-ukraini-zafiksuvali-pivnicne-sajvo.html</text:a>
</text:p>
      <!--NEWS-->
      <text:h text:style-name="P10" text:outline-level="1">
<text:span text:style-name="T4">
Minoreintegration has published algorithms of actions for families missing</text:span>
</text:h>
      <text:p text:style-name="P4">
Author: ['АРМІЯINFORM']</text:p>
      <text:p text:style-name="P4">
Time: 2023-04-24T99:00:00-04:00</text:p>
      <text:p text:style-name="P4">
Description: Rodini tsesklich often do not know, yak diyati that before the Yakik organized eating ’velig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277" text:anchor-type="as-char" svg:width="6.9236in" svg:height="5.1927in" draw:z-index="0">
<draw:image xlink:href="../Images/AРМІЯINFORM/2023-04-24T99-00-00-04-00/minre.jpeg" xlink:type="simple" xlink:show="embed" xlink:actuate="onLoad" draw:mime-type="image/jpeg"/>
</draw:frame>
The missing families often do not know how to act and to which bodies to call on issues that concern them.</text:p>
      <text:p text:style-name="P4">
Minreintegration <text:a xlink:type="simple" xlink:href="https://minre.gov.ua/2023/04/23/algorytmy-dij-dlya-rodyn-znyklyh-bezvisty/" text:style-name="Internet_20_link" text:visited-style-name="Visited_20_Internet_20_Link">
cite</text:a>
The most common questions:</text:p>
      <ul>
        <li>
Interaction of families disappeared with territorial centers of equipment and social support. * How to get information about the investigator who conducts criminal proceedings. * Registration of money of the missing person. * How to get an excerpt from the Unified Register of Pre -trial Investigations.</li>
      </ul>
      <text:p text:style-name="P4">
The Ministry of Reintegration has prepared algorithms for the most pressing issues. Algorithms were developed on the basis of requests received on the hot lines of the missing person. Answers to the most pressing questions are stamped on <text:a xlink:type="simple" xlink:href="https://minre.gov.ua/wp-content/uploads/2023/04/algorytm_dij_dlya_rodyn_znyklyh_bezvisty_04.pdf" text:style-name="Internet_20_link" text:visited-style-name="Visited_20_Internet_20_Link">
link</text:a>
.</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